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104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4n_o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4" calcext:value-type="float">
            <text:p>1012004</text:p>
          </table:table-cell>
          <table:table-cell office:value-type="float" office:value="25.01624" calcext:value-type="float">
            <text:p>25.01624</text:p>
          </table:table-cell>
          <table:table-cell office:value-type="float" office:value="449.4314" calcext:value-type="float">
            <text:p>449.4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36568" calcext:value-type="float">
            <text:p>0.05836568</text:p>
          </table:table-cell>
          <table:table-cell office:value-type="float" office:value="3.675129" calcext:value-type="float">
            <text:p>3.675129</text:p>
          </table:table-cell>
          <table:table-cell office:value-type="float" office:value="0" calcext:value-type="float">
            <text:p>0</text:p>
          </table:table-cell>
          <table:table-cell office:value-type="float" office:value="0.00003946318" calcext:value-type="float">
            <text:p>3.946318E-05</text:p>
          </table:table-cell>
          <table:table-cell office:value-type="float" office:value="0" calcext:value-type="float">
            <text:p>0</text:p>
          </table:table-cell>
          <table:table-cell office:value-type="float" office:value="0.001698263" calcext:value-type="float">
            <text:p>0.001698263</text:p>
          </table:table-cell>
          <table:table-cell office:value-type="float" office:value="-0.0001214656" calcext:value-type="float">
            <text:p>-0.0001214656</text:p>
          </table:table-cell>
          <table:table-cell office:value-type="float" office:value="-0.000005708616" calcext:value-type="float">
            <text:p>-5.708616E-06</text:p>
          </table:table-cell>
          <table:table-cell office:value-type="float" office:value="0.00000003342549" calcext:value-type="float">
            <text:p>3.342549E-08</text:p>
          </table:table-cell>
          <table:table-cell office:value-type="float" office:value="13.6733" calcext:value-type="float">
            <text:p>13.6733</text:p>
          </table:table-cell>
          <table:table-cell office:value-type="float" office:value="0.02266037" calcext:value-type="float">
            <text:p>0.02266037</text:p>
          </table:table-cell>
          <table:table-cell office:value-type="float" office:value="0.05322745" calcext:value-type="float">
            <text:p>0.05322745</text:p>
          </table:table-cell>
          <table:table-cell office:value-type="float" office:value="0.04540996" calcext:value-type="float">
            <text:p>0.04540996</text:p>
          </table:table-cell>
          <table:table-cell office:value-type="float" office:value="0.04283603" calcext:value-type="float">
            <text:p>0.04283603</text:p>
          </table:table-cell>
          <table:table-cell office:value-type="float" office:value="0.03681641" calcext:value-type="float">
            <text:p>0.03681641</text:p>
          </table:table-cell>
          <table:table-cell office:value-type="float" office:value="0.03348662" calcext:value-type="float">
            <text:p>0.03348662</text:p>
          </table:table-cell>
          <table:table-cell office:value-type="float" office:value="0.05629724" calcext:value-type="float">
            <text:p>0.05629724</text:p>
          </table:table-cell>
          <table:table-cell office:value-type="float" office:value="0.03061073" calcext:value-type="float">
            <text:p>0.03061073</text:p>
          </table:table-cell>
          <table:table-cell office:value-type="float" office:value="0.2392769" calcext:value-type="float">
            <text:p>0.2392769</text:p>
          </table:table-cell>
          <table:table-cell office:value-type="float" office:value="1.14589" calcext:value-type="float">
            <text:p>1.14589</text:p>
          </table:table-cell>
          <table:table-cell office:value-type="float" office:value="1.304699" calcext:value-type="float">
            <text:p>1.304699</text:p>
          </table:table-cell>
          <table:table-cell office:value-type="float" office:value="1.396433" calcext:value-type="float">
            <text:p>1.396433</text:p>
          </table:table-cell>
          <table:table-cell office:value-type="float" office:value="1.123575" calcext:value-type="float">
            <text:p>1.123575</text:p>
          </table:table-cell>
          <table:table-cell office:value-type="float" office:value="0.7862895" calcext:value-type="float">
            <text:p>0.7862895</text:p>
          </table:table-cell>
          <table:table-cell office:value-type="float" office:value="0.3326685" calcext:value-type="float">
            <text:p>0.3326685</text:p>
          </table:table-cell>
          <table:table-cell office:value-type="float" office:value="0.1863503" calcext:value-type="float">
            <text:p>0.1863503</text:p>
          </table:table-cell>
          <table:table-cell office:value-type="float" office:value="3.605156" calcext:value-type="float">
            <text:p>3.605156</text:p>
          </table:table-cell>
          <table:table-cell office:value-type="float" office:value="0" calcext:value-type="float">
            <text:p>0</text:p>
          </table:table-cell>
          <table:table-cell office:value-type="float" office:value="-0.00001699489" calcext:value-type="float">
            <text:p>-1.699489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4" calcext:value-type="float">
            <text:p>2012004</text:p>
          </table:table-cell>
          <table:table-cell office:value-type="float" office:value="25.00541" calcext:value-type="float">
            <text:p>25.00541</text:p>
          </table:table-cell>
          <table:table-cell office:value-type="float" office:value="449.4395" calcext:value-type="float">
            <text:p>449.4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17454" calcext:value-type="float">
            <text:p>0.06017454</text:p>
          </table:table-cell>
          <table:table-cell office:value-type="float" office:value="3.672994" calcext:value-type="float">
            <text:p>3.672994</text:p>
          </table:table-cell>
          <table:table-cell office:value-type="float" office:value="0" calcext:value-type="float">
            <text:p>0</text:p>
          </table:table-cell>
          <table:table-cell office:value-type="float" office:value="0.0000770452" calcext:value-type="float">
            <text:p>7.70452E-05</text:p>
          </table:table-cell>
          <table:table-cell office:value-type="float" office:value="0" calcext:value-type="float">
            <text:p>0</text:p>
          </table:table-cell>
          <table:table-cell office:value-type="float" office:value="0.003281038" calcext:value-type="float">
            <text:p>0.003281038</text:p>
          </table:table-cell>
          <table:table-cell office:value-type="float" office:value="-0.0002277439" calcext:value-type="float">
            <text:p>-0.0002277439</text:p>
          </table:table-cell>
          <table:table-cell office:value-type="float" office:value="-0.000002947412" calcext:value-type="float">
            <text:p>-2.947412E-06</text:p>
          </table:table-cell>
          <table:table-cell office:value-type="float" office:value="0.00000003373883" calcext:value-type="float">
            <text:p>3.373883E-08</text:p>
          </table:table-cell>
          <table:table-cell office:value-type="float" office:value="13.66634" calcext:value-type="float">
            <text:p>13.66634</text:p>
          </table:table-cell>
          <table:table-cell office:value-type="float" office:value="0.02467092" calcext:value-type="float">
            <text:p>0.02467092</text:p>
          </table:table-cell>
          <table:table-cell office:value-type="float" office:value="0.06189574" calcext:value-type="float">
            <text:p>0.06189574</text:p>
          </table:table-cell>
          <table:table-cell office:value-type="float" office:value="0.05092042" calcext:value-type="float">
            <text:p>0.05092042</text:p>
          </table:table-cell>
          <table:table-cell office:value-type="float" office:value="0.04624731" calcext:value-type="float">
            <text:p>0.04624731</text:p>
          </table:table-cell>
          <table:table-cell office:value-type="float" office:value="0.0384438" calcext:value-type="float">
            <text:p>0.0384438</text:p>
          </table:table-cell>
          <table:table-cell office:value-type="float" office:value="0.03487099" calcext:value-type="float">
            <text:p>0.03487099</text:p>
          </table:table-cell>
          <table:table-cell office:value-type="float" office:value="0.05640517" calcext:value-type="float">
            <text:p>0.05640517</text:p>
          </table:table-cell>
          <table:table-cell office:value-type="float" office:value="0.03069903" calcext:value-type="float">
            <text:p>0.03069903</text:p>
          </table:table-cell>
          <table:table-cell office:value-type="float" office:value="0.1511472" calcext:value-type="float">
            <text:p>0.1511472</text:p>
          </table:table-cell>
          <table:table-cell office:value-type="float" office:value="1.259738" calcext:value-type="float">
            <text:p>1.259738</text:p>
          </table:table-cell>
          <table:table-cell office:value-type="float" office:value="1.311486" calcext:value-type="float">
            <text:p>1.311486</text:p>
          </table:table-cell>
          <table:table-cell office:value-type="float" office:value="1.386198" calcext:value-type="float">
            <text:p>1.386198</text:p>
          </table:table-cell>
          <table:table-cell office:value-type="float" office:value="1.109935" calcext:value-type="float">
            <text:p>1.109935</text:p>
          </table:table-cell>
          <table:table-cell office:value-type="float" office:value="0.7735147" calcext:value-type="float">
            <text:p>0.7735147</text:p>
          </table:table-cell>
          <table:table-cell office:value-type="float" office:value="0.3312289" calcext:value-type="float">
            <text:p>0.3312289</text:p>
          </table:table-cell>
          <table:table-cell office:value-type="float" office:value="0.1865341" calcext:value-type="float">
            <text:p>0.1865341</text:p>
          </table:table-cell>
          <table:table-cell office:value-type="float" office:value="5.198339" calcext:value-type="float">
            <text:p>5.198339</text:p>
          </table:table-cell>
          <table:table-cell office:value-type="float" office:value="0" calcext:value-type="float">
            <text:p>0</text:p>
          </table:table-cell>
          <table:table-cell office:value-type="float" office:value="-0.00003152585" calcext:value-type="float">
            <text:p>-3.152585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4" calcext:value-type="float">
            <text:p>3012004</text:p>
          </table:table-cell>
          <table:table-cell office:value-type="float" office:value="24.98947" calcext:value-type="float">
            <text:p>24.98947</text:p>
          </table:table-cell>
          <table:table-cell office:value-type="float" office:value="449.4525" calcext:value-type="float">
            <text:p>449.4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04372" calcext:value-type="float">
            <text:p>0.06204372</text:p>
          </table:table-cell>
          <table:table-cell office:value-type="float" office:value="3.670767" calcext:value-type="float">
            <text:p>3.670767</text:p>
          </table:table-cell>
          <table:table-cell office:value-type="float" office:value="0" calcext:value-type="float">
            <text:p>0</text:p>
          </table:table-cell>
          <table:table-cell office:value-type="float" office:value="0.0001139079" calcext:value-type="float">
            <text:p>0.0001139079</text:p>
          </table:table-cell>
          <table:table-cell office:value-type="float" office:value="0" calcext:value-type="float">
            <text:p>0</text:p>
          </table:table-cell>
          <table:table-cell office:value-type="float" office:value="0.004869246" calcext:value-type="float">
            <text:p>0.004869246</text:p>
          </table:table-cell>
          <table:table-cell office:value-type="float" office:value="-0.0004306033" calcext:value-type="float">
            <text:p>-0.0004306033</text:p>
          </table:table-cell>
          <table:table-cell office:value-type="float" office:value="0.000001567144" calcext:value-type="float">
            <text:p>1.567144E-06</text:p>
          </table:table-cell>
          <table:table-cell office:value-type="float" office:value="0.00000003398583" calcext:value-type="float">
            <text:p>3.398583E-08</text:p>
          </table:table-cell>
          <table:table-cell office:value-type="float" office:value="13.66782" calcext:value-type="float">
            <text:p>13.66782</text:p>
          </table:table-cell>
          <table:table-cell office:value-type="float" office:value="0.02624022" calcext:value-type="float">
            <text:p>0.02624022</text:p>
          </table:table-cell>
          <table:table-cell office:value-type="float" office:value="0.06577138" calcext:value-type="float">
            <text:p>0.06577138</text:p>
          </table:table-cell>
          <table:table-cell office:value-type="float" office:value="0.05417762" calcext:value-type="float">
            <text:p>0.05417762</text:p>
          </table:table-cell>
          <table:table-cell office:value-type="float" office:value="0.04827132" calcext:value-type="float">
            <text:p>0.04827132</text:p>
          </table:table-cell>
          <table:table-cell office:value-type="float" office:value="0.03950436" calcext:value-type="float">
            <text:p>0.03950436</text:p>
          </table:table-cell>
          <table:table-cell office:value-type="float" office:value="0.03574756" calcext:value-type="float">
            <text:p>0.03574756</text:p>
          </table:table-cell>
          <table:table-cell office:value-type="float" office:value="0.05652437" calcext:value-type="float">
            <text:p>0.05652437</text:p>
          </table:table-cell>
          <table:table-cell office:value-type="float" office:value="0.03079048" calcext:value-type="float">
            <text:p>0.03079048</text:p>
          </table:table-cell>
          <table:table-cell office:value-type="float" office:value="0.08575806" calcext:value-type="float">
            <text:p>0.08575806</text:p>
          </table:table-cell>
          <table:table-cell office:value-type="float" office:value="1.259189" calcext:value-type="float">
            <text:p>1.259189</text:p>
          </table:table-cell>
          <table:table-cell office:value-type="float" office:value="1.340357" calcext:value-type="float">
            <text:p>1.340357</text:p>
          </table:table-cell>
          <table:table-cell office:value-type="float" office:value="1.378202" calcext:value-type="float">
            <text:p>1.378202</text:p>
          </table:table-cell>
          <table:table-cell office:value-type="float" office:value="1.099198" calcext:value-type="float">
            <text:p>1.099198</text:p>
          </table:table-cell>
          <table:table-cell office:value-type="float" office:value="0.7639165" calcext:value-type="float">
            <text:p>0.7639165</text:p>
          </table:table-cell>
          <table:table-cell office:value-type="float" office:value="0.3303096" calcext:value-type="float">
            <text:p>0.3303096</text:p>
          </table:table-cell>
          <table:table-cell office:value-type="float" office:value="0.1866447" calcext:value-type="float">
            <text:p>0.1866447</text:p>
          </table:table-cell>
          <table:table-cell office:value-type="float" office:value="7.740186" calcext:value-type="float">
            <text:p>7.740186</text:p>
          </table:table-cell>
          <table:table-cell office:value-type="float" office:value="0" calcext:value-type="float">
            <text:p>0</text:p>
          </table:table-cell>
          <table:table-cell office:value-type="float" office:value="-0.00006049669" calcext:value-type="float">
            <text:p>-6.049669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4" calcext:value-type="float">
            <text:p>4012004</text:p>
          </table:table-cell>
          <table:table-cell office:value-type="float" office:value="24.96828" calcext:value-type="float">
            <text:p>24.96828</text:p>
          </table:table-cell>
          <table:table-cell office:value-type="float" office:value="449.4689" calcext:value-type="float">
            <text:p>449.4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70763" calcext:value-type="float">
            <text:p>0.06270763</text:p>
          </table:table-cell>
          <table:table-cell office:value-type="float" office:value="3.671604" calcext:value-type="float">
            <text:p>3.671604</text:p>
          </table:table-cell>
          <table:table-cell office:value-type="float" office:value="0" calcext:value-type="float">
            <text:p>0</text:p>
          </table:table-cell>
          <table:table-cell office:value-type="float" office:value="0.0001502961" calcext:value-type="float">
            <text:p>0.0001502961</text:p>
          </table:table-cell>
          <table:table-cell office:value-type="float" office:value="0" calcext:value-type="float">
            <text:p>0</text:p>
          </table:table-cell>
          <table:table-cell office:value-type="float" office:value="0.006450234" calcext:value-type="float">
            <text:p>0.006450234</text:p>
          </table:table-cell>
          <table:table-cell office:value-type="float" office:value="-0.0006548606" calcext:value-type="float">
            <text:p>-0.0006548606</text:p>
          </table:table-cell>
          <table:table-cell office:value-type="float" office:value="0.000003480412" calcext:value-type="float">
            <text:p>3.480412E-06</text:p>
          </table:table-cell>
          <table:table-cell office:value-type="float" office:value="0.00000003422371" calcext:value-type="float">
            <text:p>3.422371E-08</text:p>
          </table:table-cell>
          <table:table-cell office:value-type="float" office:value="13.68567" calcext:value-type="float">
            <text:p>13.68567</text:p>
          </table:table-cell>
          <table:table-cell office:value-type="float" office:value="0.02820722" calcext:value-type="float">
            <text:p>0.02820722</text:p>
          </table:table-cell>
          <table:table-cell office:value-type="float" office:value="0.06670283" calcext:value-type="float">
            <text:p>0.06670283</text:p>
          </table:table-cell>
          <table:table-cell office:value-type="float" office:value="0.0565741" calcext:value-type="float">
            <text:p>0.0565741</text:p>
          </table:table-cell>
          <table:table-cell office:value-type="float" office:value="0.04980936" calcext:value-type="float">
            <text:p>0.04980936</text:p>
          </table:table-cell>
          <table:table-cell office:value-type="float" office:value="0.04035051" calcext:value-type="float">
            <text:p>0.04035051</text:p>
          </table:table-cell>
          <table:table-cell office:value-type="float" office:value="0.03642296" calcext:value-type="float">
            <text:p>0.03642296</text:p>
          </table:table-cell>
          <table:table-cell office:value-type="float" office:value="0.05662126" calcext:value-type="float">
            <text:p>0.05662126</text:p>
          </table:table-cell>
          <table:table-cell office:value-type="float" office:value="0.03087718" calcext:value-type="float">
            <text:p>0.03087718</text:p>
          </table:table-cell>
          <table:table-cell office:value-type="float" office:value="0.3739139" calcext:value-type="float">
            <text:p>0.3739139</text:p>
          </table:table-cell>
          <table:table-cell office:value-type="float" office:value="1.133146" calcext:value-type="float">
            <text:p>1.133146</text:p>
          </table:table-cell>
          <table:table-cell office:value-type="float" office:value="1.368711" calcext:value-type="float">
            <text:p>1.368711</text:p>
          </table:table-cell>
          <table:table-cell office:value-type="float" office:value="1.378199" calcext:value-type="float">
            <text:p>1.378199</text:p>
          </table:table-cell>
          <table:table-cell office:value-type="float" office:value="1.092609" calcext:value-type="float">
            <text:p>1.092609</text:p>
          </table:table-cell>
          <table:table-cell office:value-type="float" office:value="0.7561492" calcext:value-type="float">
            <text:p>0.7561492</text:p>
          </table:table-cell>
          <table:table-cell office:value-type="float" office:value="0.3295928" calcext:value-type="float">
            <text:p>0.3295928</text:p>
          </table:table-cell>
          <table:table-cell office:value-type="float" office:value="0.1867344" calcext:value-type="float">
            <text:p>0.1867344</text:p>
          </table:table-cell>
          <table:table-cell office:value-type="float" office:value="8.160736" calcext:value-type="float">
            <text:p>8.160736</text:p>
          </table:table-cell>
          <table:table-cell office:value-type="float" office:value="0" calcext:value-type="float">
            <text:p>0</text:p>
          </table:table-cell>
          <table:table-cell office:value-type="float" office:value="-0.0001100867" calcext:value-type="float">
            <text:p>-0.00011008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4" calcext:value-type="float">
            <text:p>5012004</text:p>
          </table:table-cell>
          <table:table-cell office:value-type="float" office:value="24.95059" calcext:value-type="float">
            <text:p>24.95059</text:p>
          </table:table-cell>
          <table:table-cell office:value-type="float" office:value="449.4868" calcext:value-type="float">
            <text:p>449.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84302" calcext:value-type="float">
            <text:p>0.06284302</text:p>
          </table:table-cell>
          <table:table-cell office:value-type="float" office:value="3.667792" calcext:value-type="float">
            <text:p>3.667792</text:p>
          </table:table-cell>
          <table:table-cell office:value-type="float" office:value="0" calcext:value-type="float">
            <text:p>0</text:p>
          </table:table-cell>
          <table:table-cell office:value-type="float" office:value="0.0001870971" calcext:value-type="float">
            <text:p>0.0001870971</text:p>
          </table:table-cell>
          <table:table-cell office:value-type="float" office:value="0" calcext:value-type="float">
            <text:p>0</text:p>
          </table:table-cell>
          <table:table-cell office:value-type="float" office:value="0.008008605" calcext:value-type="float">
            <text:p>0.008008605</text:p>
          </table:table-cell>
          <table:table-cell office:value-type="float" office:value="-0.000892013" calcext:value-type="float">
            <text:p>-0.000892013</text:p>
          </table:table-cell>
          <table:table-cell office:value-type="float" office:value="0.000005398297" calcext:value-type="float">
            <text:p>5.398297E-06</text:p>
          </table:table-cell>
          <table:table-cell office:value-type="float" office:value="0.00000003445309" calcext:value-type="float">
            <text:p>3.445309E-08</text:p>
          </table:table-cell>
          <table:table-cell office:value-type="float" office:value="13.72401" calcext:value-type="float">
            <text:p>13.72401</text:p>
          </table:table-cell>
          <table:table-cell office:value-type="float" office:value="0.02926984" calcext:value-type="float">
            <text:p>0.02926984</text:p>
          </table:table-cell>
          <table:table-cell office:value-type="float" office:value="0.06731478" calcext:value-type="float">
            <text:p>0.06731478</text:p>
          </table:table-cell>
          <table:table-cell office:value-type="float" office:value="0.05746757" calcext:value-type="float">
            <text:p>0.05746757</text:p>
          </table:table-cell>
          <table:table-cell office:value-type="float" office:value="0.05073593" calcext:value-type="float">
            <text:p>0.05073593</text:p>
          </table:table-cell>
          <table:table-cell office:value-type="float" office:value="0.04097978" calcext:value-type="float">
            <text:p>0.04097978</text:p>
          </table:table-cell>
          <table:table-cell office:value-type="float" office:value="0.0369993" calcext:value-type="float">
            <text:p>0.0369993</text:p>
          </table:table-cell>
          <table:table-cell office:value-type="float" office:value="0.05661331" calcext:value-type="float">
            <text:p>0.05661331</text:p>
          </table:table-cell>
          <table:table-cell office:value-type="float" office:value="0.03097227" calcext:value-type="float">
            <text:p>0.03097227</text:p>
          </table:table-cell>
          <table:table-cell office:value-type="float" office:value="0.3422749" calcext:value-type="float">
            <text:p>0.3422749</text:p>
          </table:table-cell>
          <table:table-cell office:value-type="float" office:value="1.101665" calcext:value-type="float">
            <text:p>1.101665</text:p>
          </table:table-cell>
          <table:table-cell office:value-type="float" office:value="1.357869" calcext:value-type="float">
            <text:p>1.357869</text:p>
          </table:table-cell>
          <table:table-cell office:value-type="float" office:value="1.376963" calcext:value-type="float">
            <text:p>1.376963</text:p>
          </table:table-cell>
          <table:table-cell office:value-type="float" office:value="1.087867" calcext:value-type="float">
            <text:p>1.087867</text:p>
          </table:table-cell>
          <table:table-cell office:value-type="float" office:value="0.74936" calcext:value-type="float">
            <text:p>0.74936</text:p>
          </table:table-cell>
          <table:table-cell office:value-type="float" office:value="0.3272564" calcext:value-type="float">
            <text:p>0.3272564</text:p>
          </table:table-cell>
          <table:table-cell office:value-type="float" office:value="0.1869982" calcext:value-type="float">
            <text:p>0.1869982</text:p>
          </table:table-cell>
          <table:table-cell office:value-type="float" office:value="7.866121" calcext:value-type="float">
            <text:p>7.866121</text:p>
          </table:table-cell>
          <table:table-cell office:value-type="float" office:value="0" calcext:value-type="float">
            <text:p>0</text:p>
          </table:table-cell>
          <table:table-cell office:value-type="float" office:value="-0.0001769962" calcext:value-type="float">
            <text:p>-0.00017699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4" calcext:value-type="float">
            <text:p>6012004</text:p>
          </table:table-cell>
          <table:table-cell office:value-type="float" office:value="24.93183" calcext:value-type="float">
            <text:p>24.93183</text:p>
          </table:table-cell>
          <table:table-cell office:value-type="float" office:value="449.5058" calcext:value-type="float">
            <text:p>449.5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83127" calcext:value-type="float">
            <text:p>0.06283127</text:p>
          </table:table-cell>
          <table:table-cell office:value-type="float" office:value="3.664176" calcext:value-type="float">
            <text:p>3.664176</text:p>
          </table:table-cell>
          <table:table-cell office:value-type="float" office:value="0" calcext:value-type="float">
            <text:p>0</text:p>
          </table:table-cell>
          <table:table-cell office:value-type="float" office:value="0.0002240908" calcext:value-type="float">
            <text:p>0.0002240908</text:p>
          </table:table-cell>
          <table:table-cell office:value-type="float" office:value="0" calcext:value-type="float">
            <text:p>0</text:p>
          </table:table-cell>
          <table:table-cell office:value-type="float" office:value="0.009565756" calcext:value-type="float">
            <text:p>0.009565756</text:p>
          </table:table-cell>
          <table:table-cell office:value-type="float" office:value="-0.001116399" calcext:value-type="float">
            <text:p>-0.001116399</text:p>
          </table:table-cell>
          <table:table-cell office:value-type="float" office:value="0.000009006188" calcext:value-type="float">
            <text:p>9.006188E-06</text:p>
          </table:table-cell>
          <table:table-cell office:value-type="float" office:value="0.00000003467456" calcext:value-type="float">
            <text:p>3.467456E-08</text:p>
          </table:table-cell>
          <table:table-cell office:value-type="float" office:value="13.77587" calcext:value-type="float">
            <text:p>13.77587</text:p>
          </table:table-cell>
          <table:table-cell office:value-type="float" office:value="0.03029886" calcext:value-type="float">
            <text:p>0.03029886</text:p>
          </table:table-cell>
          <table:table-cell office:value-type="float" office:value="0.06818289" calcext:value-type="float">
            <text:p>0.06818289</text:p>
          </table:table-cell>
          <table:table-cell office:value-type="float" office:value="0.05773111" calcext:value-type="float">
            <text:p>0.05773111</text:p>
          </table:table-cell>
          <table:table-cell office:value-type="float" office:value="0.05104455" calcext:value-type="float">
            <text:p>0.05104455</text:p>
          </table:table-cell>
          <table:table-cell office:value-type="float" office:value="0.04129686" calcext:value-type="float">
            <text:p>0.04129686</text:p>
          </table:table-cell>
          <table:table-cell office:value-type="float" office:value="0.03728906" calcext:value-type="float">
            <text:p>0.03728906</text:p>
          </table:table-cell>
          <table:table-cell office:value-type="float" office:value="0.0565584" calcext:value-type="float">
            <text:p>0.0565584</text:p>
          </table:table-cell>
          <table:table-cell office:value-type="float" office:value="0.03106523" calcext:value-type="float">
            <text:p>0.03106523</text:p>
          </table:table-cell>
          <table:table-cell office:value-type="float" office:value="0.2195462" calcext:value-type="float">
            <text:p>0.2195462</text:p>
          </table:table-cell>
          <table:table-cell office:value-type="float" office:value="1.134405" calcext:value-type="float">
            <text:p>1.134405</text:p>
          </table:table-cell>
          <table:table-cell office:value-type="float" office:value="1.357144" calcext:value-type="float">
            <text:p>1.357144</text:p>
          </table:table-cell>
          <table:table-cell office:value-type="float" office:value="1.371938" calcext:value-type="float">
            <text:p>1.371938</text:p>
          </table:table-cell>
          <table:table-cell office:value-type="float" office:value="1.08151" calcext:value-type="float">
            <text:p>1.08151</text:p>
          </table:table-cell>
          <table:table-cell office:value-type="float" office:value="0.7414088" calcext:value-type="float">
            <text:p>0.7414088</text:p>
          </table:table-cell>
          <table:table-cell office:value-type="float" office:value="0.3247133" calcext:value-type="float">
            <text:p>0.3247133</text:p>
          </table:table-cell>
          <table:table-cell office:value-type="float" office:value="0.1873529" calcext:value-type="float">
            <text:p>0.1873529</text:p>
          </table:table-cell>
          <table:table-cell office:value-type="float" office:value="7.513805" calcext:value-type="float">
            <text:p>7.513805</text:p>
          </table:table-cell>
          <table:table-cell office:value-type="float" office:value="0" calcext:value-type="float">
            <text:p>0</text:p>
          </table:table-cell>
          <table:table-cell office:value-type="float" office:value="-0.0002613628" calcext:value-type="float">
            <text:p>-0.00026136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4" calcext:value-type="float">
            <text:p>7012004</text:p>
          </table:table-cell>
          <table:table-cell office:value-type="float" office:value="24.90688" calcext:value-type="float">
            <text:p>24.90688</text:p>
          </table:table-cell>
          <table:table-cell office:value-type="float" office:value="449.5256" calcext:value-type="float">
            <text:p>449.5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74544" calcext:value-type="float">
            <text:p>0.06274544</text:p>
          </table:table-cell>
          <table:table-cell office:value-type="float" office:value="3.665967" calcext:value-type="float">
            <text:p>3.665967</text:p>
          </table:table-cell>
          <table:table-cell office:value-type="float" office:value="0" calcext:value-type="float">
            <text:p>0</text:p>
          </table:table-cell>
          <table:table-cell office:value-type="float" office:value="0.0002606203" calcext:value-type="float">
            <text:p>0.0002606203</text:p>
          </table:table-cell>
          <table:table-cell office:value-type="float" office:value="0" calcext:value-type="float">
            <text:p>0</text:p>
          </table:table-cell>
          <table:table-cell office:value-type="float" office:value="0.01109737" calcext:value-type="float">
            <text:p>0.01109737</text:p>
          </table:table-cell>
          <table:table-cell office:value-type="float" office:value="-0.00128472" calcext:value-type="float">
            <text:p>-0.00128472</text:p>
          </table:table-cell>
          <table:table-cell office:value-type="float" office:value="0.000011787" calcext:value-type="float">
            <text:p>1.1787E-05</text:p>
          </table:table-cell>
          <table:table-cell office:value-type="float" office:value="0.00000003488902" calcext:value-type="float">
            <text:p>3.488902E-08</text:p>
          </table:table-cell>
          <table:table-cell office:value-type="float" office:value="13.83556" calcext:value-type="float">
            <text:p>13.83556</text:p>
          </table:table-cell>
          <table:table-cell office:value-type="float" office:value="0.0312875" calcext:value-type="float">
            <text:p>0.0312875</text:p>
          </table:table-cell>
          <table:table-cell office:value-type="float" office:value="0.0692151" calcext:value-type="float">
            <text:p>0.0692151</text:p>
          </table:table-cell>
          <table:table-cell office:value-type="float" office:value="0.05783237" calcext:value-type="float">
            <text:p>0.05783237</text:p>
          </table:table-cell>
          <table:table-cell office:value-type="float" office:value="0.05111676" calcext:value-type="float">
            <text:p>0.05111676</text:p>
          </table:table-cell>
          <table:table-cell office:value-type="float" office:value="0.04142986" calcext:value-type="float">
            <text:p>0.04142986</text:p>
          </table:table-cell>
          <table:table-cell office:value-type="float" office:value="0.03737374" calcext:value-type="float">
            <text:p>0.03737374</text:p>
          </table:table-cell>
          <table:table-cell office:value-type="float" office:value="0.05654359" calcext:value-type="float">
            <text:p>0.05654359</text:p>
          </table:table-cell>
          <table:table-cell office:value-type="float" office:value="0.03114179" calcext:value-type="float">
            <text:p>0.03114179</text:p>
          </table:table-cell>
          <table:table-cell office:value-type="float" office:value="0.3839723" calcext:value-type="float">
            <text:p>0.3839723</text:p>
          </table:table-cell>
          <table:table-cell office:value-type="float" office:value="1.190404" calcext:value-type="float">
            <text:p>1.190404</text:p>
          </table:table-cell>
          <table:table-cell office:value-type="float" office:value="1.375584" calcext:value-type="float">
            <text:p>1.375584</text:p>
          </table:table-cell>
          <table:table-cell office:value-type="float" office:value="1.370669" calcext:value-type="float">
            <text:p>1.370669</text:p>
          </table:table-cell>
          <table:table-cell office:value-type="float" office:value="1.073444" calcext:value-type="float">
            <text:p>1.073444</text:p>
          </table:table-cell>
          <table:table-cell office:value-type="float" office:value="0.7328942" calcext:value-type="float">
            <text:p>0.7328942</text:p>
          </table:table-cell>
          <table:table-cell office:value-type="float" office:value="0.3234662" calcext:value-type="float">
            <text:p>0.3234662</text:p>
          </table:table-cell>
          <table:table-cell office:value-type="float" office:value="0.1875591" calcext:value-type="float">
            <text:p>0.1875591</text:p>
          </table:table-cell>
          <table:table-cell office:value-type="float" office:value="7.108227" calcext:value-type="float">
            <text:p>7.108227</text:p>
          </table:table-cell>
          <table:table-cell office:value-type="float" office:value="0" calcext:value-type="float">
            <text:p>0</text:p>
          </table:table-cell>
          <table:table-cell office:value-type="float" office:value="-0.0003578516" calcext:value-type="float">
            <text:p>-0.00035785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4" calcext:value-type="float">
            <text:p>8012004</text:p>
          </table:table-cell>
          <table:table-cell office:value-type="float" office:value="24.88107" calcext:value-type="float">
            <text:p>24.88107</text:p>
          </table:table-cell>
          <table:table-cell office:value-type="float" office:value="449.5463" calcext:value-type="float">
            <text:p>449.5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56797" calcext:value-type="float">
            <text:p>0.06256797</text:p>
          </table:table-cell>
          <table:table-cell office:value-type="float" office:value="3.668004" calcext:value-type="float">
            <text:p>3.668004</text:p>
          </table:table-cell>
          <table:table-cell office:value-type="float" office:value="0" calcext:value-type="float">
            <text:p>0</text:p>
          </table:table-cell>
          <table:table-cell office:value-type="float" office:value="0.0002962162" calcext:value-type="float">
            <text:p>0.0002962162</text:p>
          </table:table-cell>
          <table:table-cell office:value-type="float" office:value="0" calcext:value-type="float">
            <text:p>0</text:p>
          </table:table-cell>
          <table:table-cell office:value-type="float" office:value="0.01258979" calcext:value-type="float">
            <text:p>0.01258979</text:p>
          </table:table-cell>
          <table:table-cell office:value-type="float" office:value="-0.001372049" calcext:value-type="float">
            <text:p>-0.001372049</text:p>
          </table:table-cell>
          <table:table-cell office:value-type="float" office:value="0.00001556191" calcext:value-type="float">
            <text:p>1.556191E-05</text:p>
          </table:table-cell>
          <table:table-cell office:value-type="float" office:value="0.00000003509724" calcext:value-type="float">
            <text:p>3.509724E-08</text:p>
          </table:table-cell>
          <table:table-cell office:value-type="float" office:value="13.90721" calcext:value-type="float">
            <text:p>13.90721</text:p>
          </table:table-cell>
          <table:table-cell office:value-type="float" office:value="0.02906751" calcext:value-type="float">
            <text:p>0.02906751</text:p>
          </table:table-cell>
          <table:table-cell office:value-type="float" office:value="0.07040311" calcext:value-type="float">
            <text:p>0.07040311</text:p>
          </table:table-cell>
          <table:table-cell office:value-type="float" office:value="0.05791584" calcext:value-type="float">
            <text:p>0.05791584</text:p>
          </table:table-cell>
          <table:table-cell office:value-type="float" office:value="0.05099221" calcext:value-type="float">
            <text:p>0.05099221</text:p>
          </table:table-cell>
          <table:table-cell office:value-type="float" office:value="0.04137402" calcext:value-type="float">
            <text:p>0.04137402</text:p>
          </table:table-cell>
          <table:table-cell office:value-type="float" office:value="0.03723675" calcext:value-type="float">
            <text:p>0.03723675</text:p>
          </table:table-cell>
          <table:table-cell office:value-type="float" office:value="0.0566146" calcext:value-type="float">
            <text:p>0.0566146</text:p>
          </table:table-cell>
          <table:table-cell office:value-type="float" office:value="0.0312044" calcext:value-type="float">
            <text:p>0.0312044</text:p>
          </table:table-cell>
          <table:table-cell office:value-type="float" office:value="0.4029331" calcext:value-type="float">
            <text:p>0.4029331</text:p>
          </table:table-cell>
          <table:table-cell office:value-type="float" office:value="1.252449" calcext:value-type="float">
            <text:p>1.252449</text:p>
          </table:table-cell>
          <table:table-cell office:value-type="float" office:value="1.415788" calcext:value-type="float">
            <text:p>1.415788</text:p>
          </table:table-cell>
          <table:table-cell office:value-type="float" office:value="1.374067" calcext:value-type="float">
            <text:p>1.374067</text:p>
          </table:table-cell>
          <table:table-cell office:value-type="float" office:value="1.065314" calcext:value-type="float">
            <text:p>1.065314</text:p>
          </table:table-cell>
          <table:table-cell office:value-type="float" office:value="0.7261652" calcext:value-type="float">
            <text:p>0.7261652</text:p>
          </table:table-cell>
          <table:table-cell office:value-type="float" office:value="0.3243479" calcext:value-type="float">
            <text:p>0.3243479</text:p>
          </table:table-cell>
          <table:table-cell office:value-type="float" office:value="0.1876345" calcext:value-type="float">
            <text:p>0.1876345</text:p>
          </table:table-cell>
          <table:table-cell office:value-type="float" office:value="6.663125" calcext:value-type="float">
            <text:p>6.663125</text:p>
          </table:table-cell>
          <table:table-cell office:value-type="float" office:value="0" calcext:value-type="float">
            <text:p>0</text:p>
          </table:table-cell>
          <table:table-cell office:value-type="float" office:value="-0.0004625825" calcext:value-type="float">
            <text:p>-0.00046258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4" calcext:value-type="float">
            <text:p>9012004</text:p>
          </table:table-cell>
          <table:table-cell office:value-type="float" office:value="24.85607" calcext:value-type="float">
            <text:p>24.85607</text:p>
          </table:table-cell>
          <table:table-cell office:value-type="float" office:value="449.5674" calcext:value-type="float">
            <text:p>449.5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29834" calcext:value-type="float">
            <text:p>0.06229834</text:p>
          </table:table-cell>
          <table:table-cell office:value-type="float" office:value="3.668848" calcext:value-type="float">
            <text:p>3.668848</text:p>
          </table:table-cell>
          <table:table-cell office:value-type="float" office:value="0" calcext:value-type="float">
            <text:p>0</text:p>
          </table:table-cell>
          <table:table-cell office:value-type="float" office:value="0.0003311408" calcext:value-type="float">
            <text:p>0.0003311408</text:p>
          </table:table-cell>
          <table:table-cell office:value-type="float" office:value="0" calcext:value-type="float">
            <text:p>0</text:p>
          </table:table-cell>
          <table:table-cell office:value-type="float" office:value="0.01405307" calcext:value-type="float">
            <text:p>0.01405307</text:p>
          </table:table-cell>
          <table:table-cell office:value-type="float" office:value="-0.001399955" calcext:value-type="float">
            <text:p>-0.001399955</text:p>
          </table:table-cell>
          <table:table-cell office:value-type="float" office:value="0.00001920362" calcext:value-type="float">
            <text:p>1.920362E-05</text:p>
          </table:table-cell>
          <table:table-cell office:value-type="float" office:value="0.00000003529985" calcext:value-type="float">
            <text:p>3.529985E-08</text:p>
          </table:table-cell>
          <table:table-cell office:value-type="float" office:value="13.98654" calcext:value-type="float">
            <text:p>13.98654</text:p>
          </table:table-cell>
          <table:table-cell office:value-type="float" office:value="0.02347962" calcext:value-type="float">
            <text:p>0.02347962</text:p>
          </table:table-cell>
          <table:table-cell office:value-type="float" office:value="0.07057655" calcext:value-type="float">
            <text:p>0.07057655</text:p>
          </table:table-cell>
          <table:table-cell office:value-type="float" office:value="0.05785758" calcext:value-type="float">
            <text:p>0.05785758</text:p>
          </table:table-cell>
          <table:table-cell office:value-type="float" office:value="0.05073635" calcext:value-type="float">
            <text:p>0.05073635</text:p>
          </table:table-cell>
          <table:table-cell office:value-type="float" office:value="0.04122879" calcext:value-type="float">
            <text:p>0.04122879</text:p>
          </table:table-cell>
          <table:table-cell office:value-type="float" office:value="0.03703312" calcext:value-type="float">
            <text:p>0.03703312</text:p>
          </table:table-cell>
          <table:table-cell office:value-type="float" office:value="0.05665579" calcext:value-type="float">
            <text:p>0.05665579</text:p>
          </table:table-cell>
          <table:table-cell office:value-type="float" office:value="0.03125599" calcext:value-type="float">
            <text:p>0.03125599</text:p>
          </table:table-cell>
          <table:table-cell office:value-type="float" office:value="0.2726849" calcext:value-type="float">
            <text:p>0.2726849</text:p>
          </table:table-cell>
          <table:table-cell office:value-type="float" office:value="1.273464" calcext:value-type="float">
            <text:p>1.273464</text:p>
          </table:table-cell>
          <table:table-cell office:value-type="float" office:value="1.464953" calcext:value-type="float">
            <text:p>1.464953</text:p>
          </table:table-cell>
          <table:table-cell office:value-type="float" office:value="1.383259" calcext:value-type="float">
            <text:p>1.383259</text:p>
          </table:table-cell>
          <table:table-cell office:value-type="float" office:value="1.061412" calcext:value-type="float">
            <text:p>1.061412</text:p>
          </table:table-cell>
          <table:table-cell office:value-type="float" office:value="0.7219593" calcext:value-type="float">
            <text:p>0.7219593</text:p>
          </table:table-cell>
          <table:table-cell office:value-type="float" office:value="0.3257944" calcext:value-type="float">
            <text:p>0.3257944</text:p>
          </table:table-cell>
          <table:table-cell office:value-type="float" office:value="0.1876367" calcext:value-type="float">
            <text:p>0.1876367</text:p>
          </table:table-cell>
          <table:table-cell office:value-type="float" office:value="6.222684" calcext:value-type="float">
            <text:p>6.222684</text:p>
          </table:table-cell>
          <table:table-cell office:value-type="float" office:value="0" calcext:value-type="float">
            <text:p>0</text:p>
          </table:table-cell>
          <table:table-cell office:value-type="float" office:value="-0.0005672548" calcext:value-type="float">
            <text:p>-0.00056725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4" calcext:value-type="float">
            <text:p>10012004</text:p>
          </table:table-cell>
          <table:table-cell office:value-type="float" office:value="24.83065" calcext:value-type="float">
            <text:p>24.83065</text:p>
          </table:table-cell>
          <table:table-cell office:value-type="float" office:value="449.5887" calcext:value-type="float">
            <text:p>449.5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04875" calcext:value-type="float">
            <text:p>0.06204875</text:p>
          </table:table-cell>
          <table:table-cell office:value-type="float" office:value="3.670055" calcext:value-type="float">
            <text:p>3.670055</text:p>
          </table:table-cell>
          <table:table-cell office:value-type="float" office:value="0" calcext:value-type="float">
            <text:p>0</text:p>
          </table:table-cell>
          <table:table-cell office:value-type="float" office:value="0.0003658171" calcext:value-type="float">
            <text:p>0.0003658171</text:p>
          </table:table-cell>
          <table:table-cell office:value-type="float" office:value="0" calcext:value-type="float">
            <text:p>0</text:p>
          </table:table-cell>
          <table:table-cell office:value-type="float" office:value="0.01550397" calcext:value-type="float">
            <text:p>0.01550397</text:p>
          </table:table-cell>
          <table:table-cell office:value-type="float" office:value="-0.001398954" calcext:value-type="float">
            <text:p>-0.001398954</text:p>
          </table:table-cell>
          <table:table-cell office:value-type="float" office:value="0.00002280485" calcext:value-type="float">
            <text:p>2.280485E-05</text:p>
          </table:table-cell>
          <table:table-cell office:value-type="float" office:value="0.00000003549723" calcext:value-type="float">
            <text:p>3.549723E-08</text:p>
          </table:table-cell>
          <table:table-cell office:value-type="float" office:value="14.06545" calcext:value-type="float">
            <text:p>14.06545</text:p>
          </table:table-cell>
          <table:table-cell office:value-type="float" office:value="0.01988637" calcext:value-type="float">
            <text:p>0.01988637</text:p>
          </table:table-cell>
          <table:table-cell office:value-type="float" office:value="0.07026929" calcext:value-type="float">
            <text:p>0.07026929</text:p>
          </table:table-cell>
          <table:table-cell office:value-type="float" office:value="0.05773338" calcext:value-type="float">
            <text:p>0.05773338</text:p>
          </table:table-cell>
          <table:table-cell office:value-type="float" office:value="0.05047414" calcext:value-type="float">
            <text:p>0.05047414</text:p>
          </table:table-cell>
          <table:table-cell office:value-type="float" office:value="0.04103833" calcext:value-type="float">
            <text:p>0.04103833</text:p>
          </table:table-cell>
          <table:table-cell office:value-type="float" office:value="0.03678839" calcext:value-type="float">
            <text:p>0.03678839</text:p>
          </table:table-cell>
          <table:table-cell office:value-type="float" office:value="0.05669324" calcext:value-type="float">
            <text:p>0.05669324</text:p>
          </table:table-cell>
          <table:table-cell office:value-type="float" office:value="0.03129987" calcext:value-type="float">
            <text:p>0.03129987</text:p>
          </table:table-cell>
          <table:table-cell office:value-type="float" office:value="0.173954" calcext:value-type="float">
            <text:p>0.173954</text:p>
          </table:table-cell>
          <table:table-cell office:value-type="float" office:value="1.260321" calcext:value-type="float">
            <text:p>1.260321</text:p>
          </table:table-cell>
          <table:table-cell office:value-type="float" office:value="1.508052" calcext:value-type="float">
            <text:p>1.508052</text:p>
          </table:table-cell>
          <table:table-cell office:value-type="float" office:value="1.398247" calcext:value-type="float">
            <text:p>1.398247</text:p>
          </table:table-cell>
          <table:table-cell office:value-type="float" office:value="1.061744" calcext:value-type="float">
            <text:p>1.061744</text:p>
          </table:table-cell>
          <table:table-cell office:value-type="float" office:value="0.7216167" calcext:value-type="float">
            <text:p>0.7216167</text:p>
          </table:table-cell>
          <table:table-cell office:value-type="float" office:value="0.3278547" calcext:value-type="float">
            <text:p>0.3278547</text:p>
          </table:table-cell>
          <table:table-cell office:value-type="float" office:value="0.1876708" calcext:value-type="float">
            <text:p>0.1876708</text:p>
          </table:table-cell>
          <table:table-cell office:value-type="float" office:value="5.811275" calcext:value-type="float">
            <text:p>5.811275</text:p>
          </table:table-cell>
          <table:table-cell office:value-type="float" office:value="0" calcext:value-type="float">
            <text:p>0</text:p>
          </table:table-cell>
          <table:table-cell office:value-type="float" office:value="-0.0006683709" calcext:value-type="float">
            <text:p>-0.00066837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4" calcext:value-type="float">
            <text:p>11012004</text:p>
          </table:table-cell>
          <table:table-cell office:value-type="float" office:value="24.80248" calcext:value-type="float">
            <text:p>24.80248</text:p>
          </table:table-cell>
          <table:table-cell office:value-type="float" office:value="449.611" calcext:value-type="float">
            <text:p>449.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87099" calcext:value-type="float">
            <text:p>0.06187099</text:p>
          </table:table-cell>
          <table:table-cell office:value-type="float" office:value="3.672922" calcext:value-type="float">
            <text:p>3.672922</text:p>
          </table:table-cell>
          <table:table-cell office:value-type="float" office:value="0" calcext:value-type="float">
            <text:p>0</text:p>
          </table:table-cell>
          <table:table-cell office:value-type="float" office:value="0.000400283" calcext:value-type="float">
            <text:p>0.000400283</text:p>
          </table:table-cell>
          <table:table-cell office:value-type="float" office:value="0" calcext:value-type="float">
            <text:p>0</text:p>
          </table:table-cell>
          <table:table-cell office:value-type="float" office:value="0.01694353" calcext:value-type="float">
            <text:p>0.01694353</text:p>
          </table:table-cell>
          <table:table-cell office:value-type="float" office:value="-0.001396009" calcext:value-type="float">
            <text:p>-0.001396009</text:p>
          </table:table-cell>
          <table:table-cell office:value-type="float" office:value="0.00002239458" calcext:value-type="float">
            <text:p>2.239458E-05</text:p>
          </table:table-cell>
          <table:table-cell office:value-type="float" office:value="0.00000004031932" calcext:value-type="float">
            <text:p>4.031932E-08</text:p>
          </table:table-cell>
          <table:table-cell office:value-type="float" office:value="14.14549" calcext:value-type="float">
            <text:p>14.14549</text:p>
          </table:table-cell>
          <table:table-cell office:value-type="float" office:value="0.01948409" calcext:value-type="float">
            <text:p>0.01948409</text:p>
          </table:table-cell>
          <table:table-cell office:value-type="float" office:value="0.06997932" calcext:value-type="float">
            <text:p>0.06997932</text:p>
          </table:table-cell>
          <table:table-cell office:value-type="float" office:value="0.05761155" calcext:value-type="float">
            <text:p>0.05761155</text:p>
          </table:table-cell>
          <table:table-cell office:value-type="float" office:value="0.0503183" calcext:value-type="float">
            <text:p>0.0503183</text:p>
          </table:table-cell>
          <table:table-cell office:value-type="float" office:value="0.04089892" calcext:value-type="float">
            <text:p>0.04089892</text:p>
          </table:table-cell>
          <table:table-cell office:value-type="float" office:value="0.0365903" calcext:value-type="float">
            <text:p>0.0365903</text:p>
          </table:table-cell>
          <table:table-cell office:value-type="float" office:value="0.05672107" calcext:value-type="float">
            <text:p>0.05672107</text:p>
          </table:table-cell>
          <table:table-cell office:value-type="float" office:value="0.03133965" calcext:value-type="float">
            <text:p>0.03133965</text:p>
          </table:table-cell>
          <table:table-cell office:value-type="float" office:value="0.2113905" calcext:value-type="float">
            <text:p>0.2113905</text:p>
          </table:table-cell>
          <table:table-cell office:value-type="float" office:value="1.239664" calcext:value-type="float">
            <text:p>1.239664</text:p>
          </table:table-cell>
          <table:table-cell office:value-type="float" office:value="1.542132" calcext:value-type="float">
            <text:p>1.542132</text:p>
          </table:table-cell>
          <table:table-cell office:value-type="float" office:value="1.417495" calcext:value-type="float">
            <text:p>1.417495</text:p>
          </table:table-cell>
          <table:table-cell office:value-type="float" office:value="1.065259" calcext:value-type="float">
            <text:p>1.065259</text:p>
          </table:table-cell>
          <table:table-cell office:value-type="float" office:value="0.7231445" calcext:value-type="float">
            <text:p>0.7231445</text:p>
          </table:table-cell>
          <table:table-cell office:value-type="float" office:value="0.3302229" calcext:value-type="float">
            <text:p>0.3302229</text:p>
          </table:table-cell>
          <table:table-cell office:value-type="float" office:value="0.1877153" calcext:value-type="float">
            <text:p>0.1877153</text:p>
          </table:table-cell>
          <table:table-cell office:value-type="float" office:value="5.441967" calcext:value-type="float">
            <text:p>5.441967</text:p>
          </table:table-cell>
          <table:table-cell office:value-type="float" office:value="0" calcext:value-type="float">
            <text:p>0</text:p>
          </table:table-cell>
          <table:table-cell office:value-type="float" office:value="-0.0007601744" calcext:value-type="float">
            <text:p>-0.00076017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4" calcext:value-type="float">
            <text:p>12012004</text:p>
          </table:table-cell>
          <table:table-cell office:value-type="float" office:value="24.77528" calcext:value-type="float">
            <text:p>24.77528</text:p>
          </table:table-cell>
          <table:table-cell office:value-type="float" office:value="449.6344" calcext:value-type="float">
            <text:p>449.6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75439" calcext:value-type="float">
            <text:p>0.06175439</text:p>
          </table:table-cell>
          <table:table-cell office:value-type="float" office:value="3.673826" calcext:value-type="float">
            <text:p>3.673826</text:p>
          </table:table-cell>
          <table:table-cell office:value-type="float" office:value="0" calcext:value-type="float">
            <text:p>0</text:p>
          </table:table-cell>
          <table:table-cell office:value-type="float" office:value="0.0004345557" calcext:value-type="float">
            <text:p>0.0004345557</text:p>
          </table:table-cell>
          <table:table-cell office:value-type="float" office:value="0" calcext:value-type="float">
            <text:p>0</text:p>
          </table:table-cell>
          <table:table-cell office:value-type="float" office:value="0.01837402" calcext:value-type="float">
            <text:p>0.01837402</text:p>
          </table:table-cell>
          <table:table-cell office:value-type="float" office:value="-0.001393535" calcext:value-type="float">
            <text:p>-0.001393535</text:p>
          </table:table-cell>
          <table:table-cell office:value-type="float" office:value="0.00001814125" calcext:value-type="float">
            <text:p>1.814125E-05</text:p>
          </table:table-cell>
          <table:table-cell office:value-type="float" office:value="0.0000003293646" calcext:value-type="float">
            <text:p>3.293646E-07</text:p>
          </table:table-cell>
          <table:table-cell office:value-type="float" office:value="14.2297" calcext:value-type="float">
            <text:p>14.2297</text:p>
          </table:table-cell>
          <table:table-cell office:value-type="float" office:value="0.02165481" calcext:value-type="float">
            <text:p>0.02165481</text:p>
          </table:table-cell>
          <table:table-cell office:value-type="float" office:value="0.06989264" calcext:value-type="float">
            <text:p>0.06989264</text:p>
          </table:table-cell>
          <table:table-cell office:value-type="float" office:value="0.05740301" calcext:value-type="float">
            <text:p>0.05740301</text:p>
          </table:table-cell>
          <table:table-cell office:value-type="float" office:value="0.05018154" calcext:value-type="float">
            <text:p>0.05018154</text:p>
          </table:table-cell>
          <table:table-cell office:value-type="float" office:value="0.04081115" calcext:value-type="float">
            <text:p>0.04081115</text:p>
          </table:table-cell>
          <table:table-cell office:value-type="float" office:value="0.03644028" calcext:value-type="float">
            <text:p>0.03644028</text:p>
          </table:table-cell>
          <table:table-cell office:value-type="float" office:value="0.05674701" calcext:value-type="float">
            <text:p>0.05674701</text:p>
          </table:table-cell>
          <table:table-cell office:value-type="float" office:value="0.03137868" calcext:value-type="float">
            <text:p>0.03137868</text:p>
          </table:table-cell>
          <table:table-cell office:value-type="float" office:value="0.09523414" calcext:value-type="float">
            <text:p>0.09523414</text:p>
          </table:table-cell>
          <table:table-cell office:value-type="float" office:value="1.234376" calcext:value-type="float">
            <text:p>1.234376</text:p>
          </table:table-cell>
          <table:table-cell office:value-type="float" office:value="1.567972" calcext:value-type="float">
            <text:p>1.567972</text:p>
          </table:table-cell>
          <table:table-cell office:value-type="float" office:value="1.436273" calcext:value-type="float">
            <text:p>1.436273</text:p>
          </table:table-cell>
          <table:table-cell office:value-type="float" office:value="1.071053" calcext:value-type="float">
            <text:p>1.071053</text:p>
          </table:table-cell>
          <table:table-cell office:value-type="float" office:value="0.725702" calcext:value-type="float">
            <text:p>0.725702</text:p>
          </table:table-cell>
          <table:table-cell office:value-type="float" office:value="0.3327777" calcext:value-type="float">
            <text:p>0.3327777</text:p>
          </table:table-cell>
          <table:table-cell office:value-type="float" office:value="0.1877688" calcext:value-type="float">
            <text:p>0.1877688</text:p>
          </table:table-cell>
          <table:table-cell office:value-type="float" office:value="5.119021" calcext:value-type="float">
            <text:p>5.119021</text:p>
          </table:table-cell>
          <table:table-cell office:value-type="float" office:value="0" calcext:value-type="float">
            <text:p>0</text:p>
          </table:table-cell>
          <table:table-cell office:value-type="float" office:value="-0.0008465155" calcext:value-type="float">
            <text:p>-0.00084651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4" calcext:value-type="float">
            <text:p>13012004</text:p>
          </table:table-cell>
          <table:table-cell office:value-type="float" office:value="24.74652" calcext:value-type="float">
            <text:p>24.74652</text:p>
          </table:table-cell>
          <table:table-cell office:value-type="float" office:value="449.657" calcext:value-type="float">
            <text:p>449.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63354" calcext:value-type="float">
            <text:p>0.06163354</text:p>
          </table:table-cell>
          <table:table-cell office:value-type="float" office:value="3.677015" calcext:value-type="float">
            <text:p>3.677015</text:p>
          </table:table-cell>
          <table:table-cell office:value-type="float" office:value="0" calcext:value-type="float">
            <text:p>0</text:p>
          </table:table-cell>
          <table:table-cell office:value-type="float" office:value="0.0004686617" calcext:value-type="float">
            <text:p>0.0004686617</text:p>
          </table:table-cell>
          <table:table-cell office:value-type="float" office:value="0" calcext:value-type="float">
            <text:p>0</text:p>
          </table:table-cell>
          <table:table-cell office:value-type="float" office:value="0.01979116" calcext:value-type="float">
            <text:p>0.01979116</text:p>
          </table:table-cell>
          <table:table-cell office:value-type="float" office:value="-0.001384525" calcext:value-type="float">
            <text:p>-0.001384525</text:p>
          </table:table-cell>
          <table:table-cell office:value-type="float" office:value="0.00001928588" calcext:value-type="float">
            <text:p>1.928588E-05</text:p>
          </table:table-cell>
          <table:table-cell office:value-type="float" office:value="0.0000003295475" calcext:value-type="float">
            <text:p>3.295475E-07</text:p>
          </table:table-cell>
          <table:table-cell office:value-type="float" office:value="14.30333" calcext:value-type="float">
            <text:p>14.30333</text:p>
          </table:table-cell>
          <table:table-cell office:value-type="float" office:value="0.0232705" calcext:value-type="float">
            <text:p>0.0232705</text:p>
          </table:table-cell>
          <table:table-cell office:value-type="float" office:value="0.06973474" calcext:value-type="float">
            <text:p>0.06973474</text:p>
          </table:table-cell>
          <table:table-cell office:value-type="float" office:value="0.0571471" calcext:value-type="float">
            <text:p>0.0571471</text:p>
          </table:table-cell>
          <table:table-cell office:value-type="float" office:value="0.04995243" calcext:value-type="float">
            <text:p>0.04995243</text:p>
          </table:table-cell>
          <table:table-cell office:value-type="float" office:value="0.04066491" calcext:value-type="float">
            <text:p>0.04066491</text:p>
          </table:table-cell>
          <table:table-cell office:value-type="float" office:value="0.03625249" calcext:value-type="float">
            <text:p>0.03625249</text:p>
          </table:table-cell>
          <table:table-cell office:value-type="float" office:value="0.05676334" calcext:value-type="float">
            <text:p>0.05676334</text:p>
          </table:table-cell>
          <table:table-cell office:value-type="float" office:value="0.03141555" calcext:value-type="float">
            <text:p>0.03141555</text:p>
          </table:table-cell>
          <table:table-cell office:value-type="float" office:value="0.1597403" calcext:value-type="float">
            <text:p>0.1597403</text:p>
          </table:table-cell>
          <table:table-cell office:value-type="float" office:value="1.230917" calcext:value-type="float">
            <text:p>1.230917</text:p>
          </table:table-cell>
          <table:table-cell office:value-type="float" office:value="1.592304" calcext:value-type="float">
            <text:p>1.592304</text:p>
          </table:table-cell>
          <table:table-cell office:value-type="float" office:value="1.453365" calcext:value-type="float">
            <text:p>1.453365</text:p>
          </table:table-cell>
          <table:table-cell office:value-type="float" office:value="1.077507" calcext:value-type="float">
            <text:p>1.077507</text:p>
          </table:table-cell>
          <table:table-cell office:value-type="float" office:value="0.7295755" calcext:value-type="float">
            <text:p>0.7295755</text:p>
          </table:table-cell>
          <table:table-cell office:value-type="float" office:value="0.335541" calcext:value-type="float">
            <text:p>0.335541</text:p>
          </table:table-cell>
          <table:table-cell office:value-type="float" office:value="0.1878382" calcext:value-type="float">
            <text:p>0.1878382</text:p>
          </table:table-cell>
          <table:table-cell office:value-type="float" office:value="4.835912" calcext:value-type="float">
            <text:p>4.835912</text:p>
          </table:table-cell>
          <table:table-cell office:value-type="float" office:value="0" calcext:value-type="float">
            <text:p>0</text:p>
          </table:table-cell>
          <table:table-cell office:value-type="float" office:value="-0.0009270523" calcext:value-type="float">
            <text:p>-0.00092705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4" calcext:value-type="float">
            <text:p>14012004</text:p>
          </table:table-cell>
          <table:table-cell office:value-type="float" office:value="24.72007" calcext:value-type="float">
            <text:p>24.72007</text:p>
          </table:table-cell>
          <table:table-cell office:value-type="float" office:value="449.6793" calcext:value-type="float">
            <text:p>449.6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56909" calcext:value-type="float">
            <text:p>0.06156909</text:p>
          </table:table-cell>
          <table:table-cell office:value-type="float" office:value="3.678066" calcext:value-type="float">
            <text:p>3.678066</text:p>
          </table:table-cell>
          <table:table-cell office:value-type="float" office:value="0" calcext:value-type="float">
            <text:p>0</text:p>
          </table:table-cell>
          <table:table-cell office:value-type="float" office:value="0.0005026233" calcext:value-type="float">
            <text:p>0.0005026233</text:p>
          </table:table-cell>
          <table:table-cell office:value-type="float" office:value="0" calcext:value-type="float">
            <text:p>0</text:p>
          </table:table-cell>
          <table:table-cell office:value-type="float" office:value="0.02119903" calcext:value-type="float">
            <text:p>0.02119903</text:p>
          </table:table-cell>
          <table:table-cell office:value-type="float" office:value="-0.001384369" calcext:value-type="float">
            <text:p>-0.001384369</text:p>
          </table:table-cell>
          <table:table-cell office:value-type="float" office:value="0.00001264721" calcext:value-type="float">
            <text:p>1.264721E-05</text:p>
          </table:table-cell>
          <table:table-cell office:value-type="float" office:value="0.0000003297262" calcext:value-type="float">
            <text:p>3.297262E-07</text:p>
          </table:table-cell>
          <table:table-cell office:value-type="float" office:value="14.37398" calcext:value-type="float">
            <text:p>14.37398</text:p>
          </table:table-cell>
          <table:table-cell office:value-type="float" office:value="0.02451787" calcext:value-type="float">
            <text:p>0.02451787</text:p>
          </table:table-cell>
          <table:table-cell office:value-type="float" office:value="0.06979129" calcext:value-type="float">
            <text:p>0.06979129</text:p>
          </table:table-cell>
          <table:table-cell office:value-type="float" office:value="0.05713449" calcext:value-type="float">
            <text:p>0.05713449</text:p>
          </table:table-cell>
          <table:table-cell office:value-type="float" office:value="0.0499198" calcext:value-type="float">
            <text:p>0.0499198</text:p>
          </table:table-cell>
          <table:table-cell office:value-type="float" office:value="0.04062625" calcext:value-type="float">
            <text:p>0.04062625</text:p>
          </table:table-cell>
          <table:table-cell office:value-type="float" office:value="0.03616383" calcext:value-type="float">
            <text:p>0.03616383</text:p>
          </table:table-cell>
          <table:table-cell office:value-type="float" office:value="0.05677395" calcext:value-type="float">
            <text:p>0.05677395</text:p>
          </table:table-cell>
          <table:table-cell office:value-type="float" office:value="0.03145014" calcext:value-type="float">
            <text:p>0.03145014</text:p>
          </table:table-cell>
          <table:table-cell office:value-type="float" office:value="0.05854894" calcext:value-type="float">
            <text:p>0.05854894</text:p>
          </table:table-cell>
          <table:table-cell office:value-type="float" office:value="1.226359" calcext:value-type="float">
            <text:p>1.226359</text:p>
          </table:table-cell>
          <table:table-cell office:value-type="float" office:value="1.61497" calcext:value-type="float">
            <text:p>1.61497</text:p>
          </table:table-cell>
          <table:table-cell office:value-type="float" office:value="1.470349" calcext:value-type="float">
            <text:p>1.470349</text:p>
          </table:table-cell>
          <table:table-cell office:value-type="float" office:value="1.084409" calcext:value-type="float">
            <text:p>1.084409</text:p>
          </table:table-cell>
          <table:table-cell office:value-type="float" office:value="0.734085" calcext:value-type="float">
            <text:p>0.734085</text:p>
          </table:table-cell>
          <table:table-cell office:value-type="float" office:value="0.3384403" calcext:value-type="float">
            <text:p>0.3384403</text:p>
          </table:table-cell>
          <table:table-cell office:value-type="float" office:value="0.1879261" calcext:value-type="float">
            <text:p>0.1879261</text:p>
          </table:table-cell>
          <table:table-cell office:value-type="float" office:value="4.588693" calcext:value-type="float">
            <text:p>4.588693</text:p>
          </table:table-cell>
          <table:table-cell office:value-type="float" office:value="0" calcext:value-type="float">
            <text:p>0</text:p>
          </table:table-cell>
          <table:table-cell office:value-type="float" office:value="-0.00100162" calcext:value-type="float">
            <text:p>-0.00100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4" calcext:value-type="float">
            <text:p>15012004</text:p>
          </table:table-cell>
          <table:table-cell office:value-type="float" office:value="24.69246" calcext:value-type="float">
            <text:p>24.69246</text:p>
          </table:table-cell>
          <table:table-cell office:value-type="float" office:value="449.7009" calcext:value-type="float">
            <text:p>449.7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55796" calcext:value-type="float">
            <text:p>0.06155796</text:p>
          </table:table-cell>
          <table:table-cell office:value-type="float" office:value="3.681126" calcext:value-type="float">
            <text:p>3.681126</text:p>
          </table:table-cell>
          <table:table-cell office:value-type="float" office:value="0" calcext:value-type="float">
            <text:p>0</text:p>
          </table:table-cell>
          <table:table-cell office:value-type="float" office:value="0.0005364694" calcext:value-type="float">
            <text:p>0.0005364694</text:p>
          </table:table-cell>
          <table:table-cell office:value-type="float" office:value="0" calcext:value-type="float">
            <text:p>0</text:p>
          </table:table-cell>
          <table:table-cell office:value-type="float" office:value="0.02259504" calcext:value-type="float">
            <text:p>0.02259504</text:p>
          </table:table-cell>
          <table:table-cell office:value-type="float" office:value="-0.001379352" calcext:value-type="float">
            <text:p>-0.001379352</text:p>
          </table:table-cell>
          <table:table-cell office:value-type="float" office:value="0.000006124919" calcext:value-type="float">
            <text:p>6.124919E-06</text:p>
          </table:table-cell>
          <table:table-cell office:value-type="float" office:value="0.0000003299007" calcext:value-type="float">
            <text:p>3.299007E-07</text:p>
          </table:table-cell>
          <table:table-cell office:value-type="float" office:value="14.43449" calcext:value-type="float">
            <text:p>14.43449</text:p>
          </table:table-cell>
          <table:table-cell office:value-type="float" office:value="0.02550411" calcext:value-type="float">
            <text:p>0.02550411</text:p>
          </table:table-cell>
          <table:table-cell office:value-type="float" office:value="0.07004605" calcext:value-type="float">
            <text:p>0.07004605</text:p>
          </table:table-cell>
          <table:table-cell office:value-type="float" office:value="0.05730252" calcext:value-type="float">
            <text:p>0.05730252</text:p>
          </table:table-cell>
          <table:table-cell office:value-type="float" office:value="0.05002455" calcext:value-type="float">
            <text:p>0.05002455</text:p>
          </table:table-cell>
          <table:table-cell office:value-type="float" office:value="0.04067777" calcext:value-type="float">
            <text:p>0.04067777</text:p>
          </table:table-cell>
          <table:table-cell office:value-type="float" office:value="0.03616146" calcext:value-type="float">
            <text:p>0.03616146</text:p>
          </table:table-cell>
          <table:table-cell office:value-type="float" office:value="0.05681413" calcext:value-type="float">
            <text:p>0.05681413</text:p>
          </table:table-cell>
          <table:table-cell office:value-type="float" office:value="0.03148913" calcext:value-type="float">
            <text:p>0.03148913</text:p>
          </table:table-cell>
          <table:table-cell office:value-type="float" office:value="0.1210081" calcext:value-type="float">
            <text:p>0.1210081</text:p>
          </table:table-cell>
          <table:table-cell office:value-type="float" office:value="1.220953" calcext:value-type="float">
            <text:p>1.220953</text:p>
          </table:table-cell>
          <table:table-cell office:value-type="float" office:value="1.636158" calcext:value-type="float">
            <text:p>1.636158</text:p>
          </table:table-cell>
          <table:table-cell office:value-type="float" office:value="1.487006" calcext:value-type="float">
            <text:p>1.487006</text:p>
          </table:table-cell>
          <table:table-cell office:value-type="float" office:value="1.091616" calcext:value-type="float">
            <text:p>1.091616</text:p>
          </table:table-cell>
          <table:table-cell office:value-type="float" office:value="0.7389906" calcext:value-type="float">
            <text:p>0.7389906</text:p>
          </table:table-cell>
          <table:table-cell office:value-type="float" office:value="0.3414132" calcext:value-type="float">
            <text:p>0.3414132</text:p>
          </table:table-cell>
          <table:table-cell office:value-type="float" office:value="0.1880286" calcext:value-type="float">
            <text:p>0.1880286</text:p>
          </table:table-cell>
          <table:table-cell office:value-type="float" office:value="4.373749" calcext:value-type="float">
            <text:p>4.373749</text:p>
          </table:table-cell>
          <table:table-cell office:value-type="float" office:value="0" calcext:value-type="float">
            <text:p>0</text:p>
          </table:table-cell>
          <table:table-cell office:value-type="float" office:value="-0.001072556" calcext:value-type="float">
            <text:p>-0.001072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4" calcext:value-type="float">
            <text:p>16012004</text:p>
          </table:table-cell>
          <table:table-cell office:value-type="float" office:value="24.66588" calcext:value-type="float">
            <text:p>24.66588</text:p>
          </table:table-cell>
          <table:table-cell office:value-type="float" office:value="449.7214" calcext:value-type="float">
            <text:p>449.7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55447" calcext:value-type="float">
            <text:p>0.06155447</text:p>
          </table:table-cell>
          <table:table-cell office:value-type="float" office:value="3.684081" calcext:value-type="float">
            <text:p>3.684081</text:p>
          </table:table-cell>
          <table:table-cell office:value-type="float" office:value="0" calcext:value-type="float">
            <text:p>0</text:p>
          </table:table-cell>
          <table:table-cell office:value-type="float" office:value="0.0005702286" calcext:value-type="float">
            <text:p>0.0005702286</text:p>
          </table:table-cell>
          <table:table-cell office:value-type="float" office:value="0" calcext:value-type="float">
            <text:p>0</text:p>
          </table:table-cell>
          <table:table-cell office:value-type="float" office:value="0.02398164" calcext:value-type="float">
            <text:p>0.02398164</text:p>
          </table:table-cell>
          <table:table-cell office:value-type="float" office:value="-0.00136968" calcext:value-type="float">
            <text:p>-0.00136968</text:p>
          </table:table-cell>
          <table:table-cell office:value-type="float" office:value="0.000003971336" calcext:value-type="float">
            <text:p>3.971336E-06</text:p>
          </table:table-cell>
          <table:table-cell office:value-type="float" office:value="0.0000003300711" calcext:value-type="float">
            <text:p>3.300711E-07</text:p>
          </table:table-cell>
          <table:table-cell office:value-type="float" office:value="14.48725" calcext:value-type="float">
            <text:p>14.48725</text:p>
          </table:table-cell>
          <table:table-cell office:value-type="float" office:value="0.0263348" calcext:value-type="float">
            <text:p>0.0263348</text:p>
          </table:table-cell>
          <table:table-cell office:value-type="float" office:value="0.07020918" calcext:value-type="float">
            <text:p>0.07020918</text:p>
          </table:table-cell>
          <table:table-cell office:value-type="float" office:value="0.05745266" calcext:value-type="float">
            <text:p>0.05745266</text:p>
          </table:table-cell>
          <table:table-cell office:value-type="float" office:value="0.05010717" calcext:value-type="float">
            <text:p>0.05010717</text:p>
          </table:table-cell>
          <table:table-cell office:value-type="float" office:value="0.04070914" calcext:value-type="float">
            <text:p>0.04070914</text:p>
          </table:table-cell>
          <table:table-cell office:value-type="float" office:value="0.03614335" calcext:value-type="float">
            <text:p>0.03614335</text:p>
          </table:table-cell>
          <table:table-cell office:value-type="float" office:value="0.05685779" calcext:value-type="float">
            <text:p>0.05685779</text:p>
          </table:table-cell>
          <table:table-cell office:value-type="float" office:value="0.03152979" calcext:value-type="float">
            <text:p>0.03152979</text:p>
          </table:table-cell>
          <table:table-cell office:value-type="float" office:value="0.1913502" calcext:value-type="float">
            <text:p>0.1913502</text:p>
          </table:table-cell>
          <table:table-cell office:value-type="float" office:value="1.214254" calcext:value-type="float">
            <text:p>1.214254</text:p>
          </table:table-cell>
          <table:table-cell office:value-type="float" office:value="1.654673" calcext:value-type="float">
            <text:p>1.654673</text:p>
          </table:table-cell>
          <table:table-cell office:value-type="float" office:value="1.502914" calcext:value-type="float">
            <text:p>1.502914</text:p>
          </table:table-cell>
          <table:table-cell office:value-type="float" office:value="1.098802" calcext:value-type="float">
            <text:p>1.098802</text:p>
          </table:table-cell>
          <table:table-cell office:value-type="float" office:value="0.7441205" calcext:value-type="float">
            <text:p>0.7441205</text:p>
          </table:table-cell>
          <table:table-cell office:value-type="float" office:value="0.344449" calcext:value-type="float">
            <text:p>0.344449</text:p>
          </table:table-cell>
          <table:table-cell office:value-type="float" office:value="0.1881493" calcext:value-type="float">
            <text:p>0.1881493</text:p>
          </table:table-cell>
          <table:table-cell office:value-type="float" office:value="4.189555" calcext:value-type="float">
            <text:p>4.189555</text:p>
          </table:table-cell>
          <table:table-cell office:value-type="float" office:value="0" calcext:value-type="float">
            <text:p>0</text:p>
          </table:table-cell>
          <table:table-cell office:value-type="float" office:value="-0.001142344" calcext:value-type="float">
            <text:p>-0.0011423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4" calcext:value-type="float">
            <text:p>17012004</text:p>
          </table:table-cell>
          <table:table-cell office:value-type="float" office:value="24.64041" calcext:value-type="float">
            <text:p>24.64041</text:p>
          </table:table-cell>
          <table:table-cell office:value-type="float" office:value="449.7419" calcext:value-type="float">
            <text:p>449.7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5562" calcext:value-type="float">
            <text:p>0.0615562</text:p>
          </table:table-cell>
          <table:table-cell office:value-type="float" office:value="3.685945" calcext:value-type="float">
            <text:p>3.685945</text:p>
          </table:table-cell>
          <table:table-cell office:value-type="float" office:value="0" calcext:value-type="float">
            <text:p>0</text:p>
          </table:table-cell>
          <table:table-cell office:value-type="float" office:value="0.0006039274" calcext:value-type="float">
            <text:p>0.0006039274</text:p>
          </table:table-cell>
          <table:table-cell office:value-type="float" office:value="0" calcext:value-type="float">
            <text:p>0</text:p>
          </table:table-cell>
          <table:table-cell office:value-type="float" office:value="0.02536106" calcext:value-type="float">
            <text:p>0.02536106</text:p>
          </table:table-cell>
          <table:table-cell office:value-type="float" office:value="-0.001361731" calcext:value-type="float">
            <text:p>-0.001361731</text:p>
          </table:table-cell>
          <table:table-cell office:value-type="float" office:value="0.00000186965" calcext:value-type="float">
            <text:p>1.86965E-06</text:p>
          </table:table-cell>
          <table:table-cell office:value-type="float" office:value="0.0000003302371" calcext:value-type="float">
            <text:p>3.302371E-07</text:p>
          </table:table-cell>
          <table:table-cell office:value-type="float" office:value="14.53838" calcext:value-type="float">
            <text:p>14.53838</text:p>
          </table:table-cell>
          <table:table-cell office:value-type="float" office:value="0.02701832" calcext:value-type="float">
            <text:p>0.02701832</text:p>
          </table:table-cell>
          <table:table-cell office:value-type="float" office:value="0.07031376" calcext:value-type="float">
            <text:p>0.07031376</text:p>
          </table:table-cell>
          <table:table-cell office:value-type="float" office:value="0.05757014" calcext:value-type="float">
            <text:p>0.05757014</text:p>
          </table:table-cell>
          <table:table-cell office:value-type="float" office:value="0.05017725" calcext:value-type="float">
            <text:p>0.05017725</text:p>
          </table:table-cell>
          <table:table-cell office:value-type="float" office:value="0.04074185" calcext:value-type="float">
            <text:p>0.04074185</text:p>
          </table:table-cell>
          <table:table-cell office:value-type="float" office:value="0.03613079" calcext:value-type="float">
            <text:p>0.03613079</text:p>
          </table:table-cell>
          <table:table-cell office:value-type="float" office:value="0.05688919" calcext:value-type="float">
            <text:p>0.05688919</text:p>
          </table:table-cell>
          <table:table-cell office:value-type="float" office:value="0.03156948" calcext:value-type="float">
            <text:p>0.03156948</text:p>
          </table:table-cell>
          <table:table-cell office:value-type="float" office:value="0.1856674" calcext:value-type="float">
            <text:p>0.1856674</text:p>
          </table:table-cell>
          <table:table-cell office:value-type="float" office:value="1.21151" calcext:value-type="float">
            <text:p>1.21151</text:p>
          </table:table-cell>
          <table:table-cell office:value-type="float" office:value="1.671463" calcext:value-type="float">
            <text:p>1.671463</text:p>
          </table:table-cell>
          <table:table-cell office:value-type="float" office:value="1.517619" calcext:value-type="float">
            <text:p>1.517619</text:p>
          </table:table-cell>
          <table:table-cell office:value-type="float" office:value="1.105889" calcext:value-type="float">
            <text:p>1.105889</text:p>
          </table:table-cell>
          <table:table-cell office:value-type="float" office:value="0.74903" calcext:value-type="float">
            <text:p>0.74903</text:p>
          </table:table-cell>
          <table:table-cell office:value-type="float" office:value="0.3474463" calcext:value-type="float">
            <text:p>0.3474463</text:p>
          </table:table-cell>
          <table:table-cell office:value-type="float" office:value="0.1882856" calcext:value-type="float">
            <text:p>0.1882856</text:p>
          </table:table-cell>
          <table:table-cell office:value-type="float" office:value="4.031488" calcext:value-type="float">
            <text:p>4.031488</text:p>
          </table:table-cell>
          <table:table-cell office:value-type="float" office:value="0" calcext:value-type="float">
            <text:p>0</text:p>
          </table:table-cell>
          <table:table-cell office:value-type="float" office:value="-0.001213747" calcext:value-type="float">
            <text:p>-0.0012137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4" calcext:value-type="float">
            <text:p>18012004</text:p>
          </table:table-cell>
          <table:table-cell office:value-type="float" office:value="24.61586" calcext:value-type="float">
            <text:p>24.61586</text:p>
          </table:table-cell>
          <table:table-cell office:value-type="float" office:value="449.7627" calcext:value-type="float">
            <text:p>449.7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55995" calcext:value-type="float">
            <text:p>0.06155995</text:p>
          </table:table-cell>
          <table:table-cell office:value-type="float" office:value="3.68674" calcext:value-type="float">
            <text:p>3.68674</text:p>
          </table:table-cell>
          <table:table-cell office:value-type="float" office:value="0" calcext:value-type="float">
            <text:p>0</text:p>
          </table:table-cell>
          <table:table-cell office:value-type="float" office:value="0.0006375759" calcext:value-type="float">
            <text:p>0.0006375759</text:p>
          </table:table-cell>
          <table:table-cell office:value-type="float" office:value="0" calcext:value-type="float">
            <text:p>0</text:p>
          </table:table-cell>
          <table:table-cell office:value-type="float" office:value="0.02673058" calcext:value-type="float">
            <text:p>0.02673058</text:p>
          </table:table-cell>
          <table:table-cell office:value-type="float" office:value="-0.001352613" calcext:value-type="float">
            <text:p>-0.001352613</text:p>
          </table:table-cell>
          <table:table-cell office:value-type="float" office:value="0.000000980895" calcext:value-type="float">
            <text:p>9.80895E-07</text:p>
          </table:table-cell>
          <table:table-cell office:value-type="float" office:value="0.0000003303986" calcext:value-type="float">
            <text:p>3.303986E-07</text:p>
          </table:table-cell>
          <table:table-cell office:value-type="float" office:value="14.58864" calcext:value-type="float">
            <text:p>14.58864</text:p>
          </table:table-cell>
          <table:table-cell office:value-type="float" office:value="0.0275724" calcext:value-type="float">
            <text:p>0.0275724</text:p>
          </table:table-cell>
          <table:table-cell office:value-type="float" office:value="0.07035469" calcext:value-type="float">
            <text:p>0.07035469</text:p>
          </table:table-cell>
          <table:table-cell office:value-type="float" office:value="0.05763229" calcext:value-type="float">
            <text:p>0.05763229</text:p>
          </table:table-cell>
          <table:table-cell office:value-type="float" office:value="0.05021655" calcext:value-type="float">
            <text:p>0.05021655</text:p>
          </table:table-cell>
          <table:table-cell office:value-type="float" office:value="0.04076706" calcext:value-type="float">
            <text:p>0.04076706</text:p>
          </table:table-cell>
          <table:table-cell office:value-type="float" office:value="0.03612325" calcext:value-type="float">
            <text:p>0.03612325</text:p>
          </table:table-cell>
          <table:table-cell office:value-type="float" office:value="0.05692202" calcext:value-type="float">
            <text:p>0.05692202</text:p>
          </table:table-cell>
          <table:table-cell office:value-type="float" office:value="0.03160939" calcext:value-type="float">
            <text:p>0.03160939</text:p>
          </table:table-cell>
          <table:table-cell office:value-type="float" office:value="0.09260716" calcext:value-type="float">
            <text:p>0.09260716</text:p>
          </table:table-cell>
          <table:table-cell office:value-type="float" office:value="1.210456" calcext:value-type="float">
            <text:p>1.210456</text:p>
          </table:table-cell>
          <table:table-cell office:value-type="float" office:value="1.688425" calcext:value-type="float">
            <text:p>1.688425</text:p>
          </table:table-cell>
          <table:table-cell office:value-type="float" office:value="1.532014" calcext:value-type="float">
            <text:p>1.532014</text:p>
          </table:table-cell>
          <table:table-cell office:value-type="float" office:value="1.112856" calcext:value-type="float">
            <text:p>1.112856</text:p>
          </table:table-cell>
          <table:table-cell office:value-type="float" office:value="0.7541159" calcext:value-type="float">
            <text:p>0.7541159</text:p>
          </table:table-cell>
          <table:table-cell office:value-type="float" office:value="0.3504918" calcext:value-type="float">
            <text:p>0.3504918</text:p>
          </table:table-cell>
          <table:table-cell office:value-type="float" office:value="0.1884342" calcext:value-type="float">
            <text:p>0.1884342</text:p>
          </table:table-cell>
          <table:table-cell office:value-type="float" office:value="3.894974" calcext:value-type="float">
            <text:p>3.894974</text:p>
          </table:table-cell>
          <table:table-cell office:value-type="float" office:value="0" calcext:value-type="float">
            <text:p>0</text:p>
          </table:table-cell>
          <table:table-cell office:value-type="float" office:value="-0.001286324" calcext:value-type="float">
            <text:p>-0.0012863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4" calcext:value-type="float">
            <text:p>19012004</text:p>
          </table:table-cell>
          <table:table-cell office:value-type="float" office:value="24.5891" calcext:value-type="float">
            <text:p>24.5891</text:p>
          </table:table-cell>
          <table:table-cell office:value-type="float" office:value="449.7835" calcext:value-type="float">
            <text:p>449.7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54554" calcext:value-type="float">
            <text:p>0.06154554</text:p>
          </table:table-cell>
          <table:table-cell office:value-type="float" office:value="3.689653" calcext:value-type="float">
            <text:p>3.689653</text:p>
          </table:table-cell>
          <table:table-cell office:value-type="float" office:value="0" calcext:value-type="float">
            <text:p>0</text:p>
          </table:table-cell>
          <table:table-cell office:value-type="float" office:value="0.0006711917" calcext:value-type="float">
            <text:p>0.0006711917</text:p>
          </table:table-cell>
          <table:table-cell office:value-type="float" office:value="0" calcext:value-type="float">
            <text:p>0</text:p>
          </table:table-cell>
          <table:table-cell office:value-type="float" office:value="0.02809222" calcext:value-type="float">
            <text:p>0.02809222</text:p>
          </table:table-cell>
          <table:table-cell office:value-type="float" office:value="-0.00134157" calcext:value-type="float">
            <text:p>-0.00134157</text:p>
          </table:table-cell>
          <table:table-cell office:value-type="float" office:value="0.000003260772" calcext:value-type="float">
            <text:p>3.260772E-06</text:p>
          </table:table-cell>
          <table:table-cell office:value-type="float" office:value="0.0000003305553" calcext:value-type="float">
            <text:p>3.305553E-07</text:p>
          </table:table-cell>
          <table:table-cell office:value-type="float" office:value="14.63512" calcext:value-type="float">
            <text:p>14.63512</text:p>
          </table:table-cell>
          <table:table-cell office:value-type="float" office:value="0.02800202" calcext:value-type="float">
            <text:p>0.02800202</text:p>
          </table:table-cell>
          <table:table-cell office:value-type="float" office:value="0.07022861" calcext:value-type="float">
            <text:p>0.07022861</text:p>
          </table:table-cell>
          <table:table-cell office:value-type="float" office:value="0.0575554" calcext:value-type="float">
            <text:p>0.0575554</text:p>
          </table:table-cell>
          <table:table-cell office:value-type="float" office:value="0.05015854" calcext:value-type="float">
            <text:p>0.05015854</text:p>
          </table:table-cell>
          <table:table-cell office:value-type="float" office:value="0.04074264" calcext:value-type="float">
            <text:p>0.04074264</text:p>
          </table:table-cell>
          <table:table-cell office:value-type="float" office:value="0.03608025" calcext:value-type="float">
            <text:p>0.03608025</text:p>
          </table:table-cell>
          <table:table-cell office:value-type="float" office:value="0.05694343" calcext:value-type="float">
            <text:p>0.05694343</text:p>
          </table:table-cell>
          <table:table-cell office:value-type="float" office:value="0.03164797" calcext:value-type="float">
            <text:p>0.03164797</text:p>
          </table:table-cell>
          <table:table-cell office:value-type="float" office:value="0.1595094" calcext:value-type="float">
            <text:p>0.1595094</text:p>
          </table:table-cell>
          <table:table-cell office:value-type="float" office:value="1.210108" calcext:value-type="float">
            <text:p>1.210108</text:p>
          </table:table-cell>
          <table:table-cell office:value-type="float" office:value="1.705839" calcext:value-type="float">
            <text:p>1.705839</text:p>
          </table:table-cell>
          <table:table-cell office:value-type="float" office:value="1.54663" calcext:value-type="float">
            <text:p>1.54663</text:p>
          </table:table-cell>
          <table:table-cell office:value-type="float" office:value="1.120008" calcext:value-type="float">
            <text:p>1.120008</text:p>
          </table:table-cell>
          <table:table-cell office:value-type="float" office:value="0.7593682" calcext:value-type="float">
            <text:p>0.7593682</text:p>
          </table:table-cell>
          <table:table-cell office:value-type="float" office:value="0.3535868" calcext:value-type="float">
            <text:p>0.3535868</text:p>
          </table:table-cell>
          <table:table-cell office:value-type="float" office:value="0.1885964" calcext:value-type="float">
            <text:p>0.1885964</text:p>
          </table:table-cell>
          <table:table-cell office:value-type="float" office:value="3.777001" calcext:value-type="float">
            <text:p>3.777001</text:p>
          </table:table-cell>
          <table:table-cell office:value-type="float" office:value="0" calcext:value-type="float">
            <text:p>0</text:p>
          </table:table-cell>
          <table:table-cell office:value-type="float" office:value="-0.00135928" calcext:value-type="float">
            <text:p>-0.001359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4" calcext:value-type="float">
            <text:p>20012004</text:p>
          </table:table-cell>
          <table:table-cell office:value-type="float" office:value="24.56415" calcext:value-type="float">
            <text:p>24.56415</text:p>
          </table:table-cell>
          <table:table-cell office:value-type="float" office:value="449.8045" calcext:value-type="float">
            <text:p>449.8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51913" calcext:value-type="float">
            <text:p>0.06151913</text:p>
          </table:table-cell>
          <table:table-cell office:value-type="float" office:value="3.690562" calcext:value-type="float">
            <text:p>3.690562</text:p>
          </table:table-cell>
          <table:table-cell office:value-type="float" office:value="0" calcext:value-type="float">
            <text:p>0</text:p>
          </table:table-cell>
          <table:table-cell office:value-type="float" office:value="0.0007047947" calcext:value-type="float">
            <text:p>0.0007047947</text:p>
          </table:table-cell>
          <table:table-cell office:value-type="float" office:value="0" calcext:value-type="float">
            <text:p>0</text:p>
          </table:table-cell>
          <table:table-cell office:value-type="float" office:value="0.0294479" calcext:value-type="float">
            <text:p>0.0294479</text:p>
          </table:table-cell>
          <table:table-cell office:value-type="float" office:value="-0.001331551" calcext:value-type="float">
            <text:p>-0.001331551</text:p>
          </table:table-cell>
          <table:table-cell office:value-type="float" office:value="0.000006590437" calcext:value-type="float">
            <text:p>6.590437E-06</text:p>
          </table:table-cell>
          <table:table-cell office:value-type="float" office:value="0.0000003307073" calcext:value-type="float">
            <text:p>3.307073E-07</text:p>
          </table:table-cell>
          <table:table-cell office:value-type="float" office:value="14.68228" calcext:value-type="float">
            <text:p>14.68228</text:p>
          </table:table-cell>
          <table:table-cell office:value-type="float" office:value="0.02815522" calcext:value-type="float">
            <text:p>0.02815522</text:p>
          </table:table-cell>
          <table:table-cell office:value-type="float" office:value="0.07003388" calcext:value-type="float">
            <text:p>0.07003388</text:p>
          </table:table-cell>
          <table:table-cell office:value-type="float" office:value="0.05740757" calcext:value-type="float">
            <text:p>0.05740757</text:p>
          </table:table-cell>
          <table:table-cell office:value-type="float" office:value="0.05003985" calcext:value-type="float">
            <text:p>0.05003985</text:p>
          </table:table-cell>
          <table:table-cell office:value-type="float" office:value="0.04068432" calcext:value-type="float">
            <text:p>0.04068432</text:p>
          </table:table-cell>
          <table:table-cell office:value-type="float" office:value="0.03601339" calcext:value-type="float">
            <text:p>0.03601339</text:p>
          </table:table-cell>
          <table:table-cell office:value-type="float" office:value="0.05694855" calcext:value-type="float">
            <text:p>0.05694855</text:p>
          </table:table-cell>
          <table:table-cell office:value-type="float" office:value="0.03168416" calcext:value-type="float">
            <text:p>0.03168416</text:p>
          </table:table-cell>
          <table:table-cell office:value-type="float" office:value="0.05811486" calcext:value-type="float">
            <text:p>0.05811486</text:p>
          </table:table-cell>
          <table:table-cell office:value-type="float" office:value="1.209861" calcext:value-type="float">
            <text:p>1.209861</text:p>
          </table:table-cell>
          <table:table-cell office:value-type="float" office:value="1.724351" calcext:value-type="float">
            <text:p>1.724351</text:p>
          </table:table-cell>
          <table:table-cell office:value-type="float" office:value="1.561553" calcext:value-type="float">
            <text:p>1.561553</text:p>
          </table:table-cell>
          <table:table-cell office:value-type="float" office:value="1.127426" calcext:value-type="float">
            <text:p>1.127426</text:p>
          </table:table-cell>
          <table:table-cell office:value-type="float" office:value="0.764808" calcext:value-type="float">
            <text:p>0.764808</text:p>
          </table:table-cell>
          <table:table-cell office:value-type="float" office:value="0.3567285" calcext:value-type="float">
            <text:p>0.3567285</text:p>
          </table:table-cell>
          <table:table-cell office:value-type="float" office:value="0.1887721" calcext:value-type="float">
            <text:p>0.1887721</text:p>
          </table:table-cell>
          <table:table-cell office:value-type="float" office:value="3.674944" calcext:value-type="float">
            <text:p>3.674944</text:p>
          </table:table-cell>
          <table:table-cell office:value-type="float" office:value="0" calcext:value-type="float">
            <text:p>0</text:p>
          </table:table-cell>
          <table:table-cell office:value-type="float" office:value="-0.001431152" calcext:value-type="float">
            <text:p>-0.0014311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4" calcext:value-type="float">
            <text:p>21012004</text:p>
          </table:table-cell>
          <table:table-cell office:value-type="float" office:value="24.53698" calcext:value-type="float">
            <text:p>24.53698</text:p>
          </table:table-cell>
          <table:table-cell office:value-type="float" office:value="449.8257" calcext:value-type="float">
            <text:p>449.8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49861" calcext:value-type="float">
            <text:p>0.06149861</text:p>
          </table:table-cell>
          <table:table-cell office:value-type="float" office:value="3.693518" calcext:value-type="float">
            <text:p>3.693518</text:p>
          </table:table-cell>
          <table:table-cell office:value-type="float" office:value="0" calcext:value-type="float">
            <text:p>0</text:p>
          </table:table-cell>
          <table:table-cell office:value-type="float" office:value="0.0007383933" calcext:value-type="float">
            <text:p>0.0007383933</text:p>
          </table:table-cell>
          <table:table-cell office:value-type="float" office:value="0" calcext:value-type="float">
            <text:p>0</text:p>
          </table:table-cell>
          <table:table-cell office:value-type="float" office:value="0.03079799" calcext:value-type="float">
            <text:p>0.03079799</text:p>
          </table:table-cell>
          <table:table-cell office:value-type="float" office:value="-0.001325597" calcext:value-type="float">
            <text:p>-0.001325597</text:p>
          </table:table-cell>
          <table:table-cell office:value-type="float" office:value="0.000006114314" calcext:value-type="float">
            <text:p>6.114314E-06</text:p>
          </table:table-cell>
          <table:table-cell office:value-type="float" office:value="0.0000003308544" calcext:value-type="float">
            <text:p>3.308544E-07</text:p>
          </table:table-cell>
          <table:table-cell office:value-type="float" office:value="14.726" calcext:value-type="float">
            <text:p>14.726</text:p>
          </table:table-cell>
          <table:table-cell office:value-type="float" office:value="0.02754513" calcext:value-type="float">
            <text:p>0.02754513</text:p>
          </table:table-cell>
          <table:table-cell office:value-type="float" office:value="0.0698595" calcext:value-type="float">
            <text:p>0.0698595</text:p>
          </table:table-cell>
          <table:table-cell office:value-type="float" office:value="0.0573298" calcext:value-type="float">
            <text:p>0.0573298</text:p>
          </table:table-cell>
          <table:table-cell office:value-type="float" office:value="0.04996886" calcext:value-type="float">
            <text:p>0.04996886</text:p>
          </table:table-cell>
          <table:table-cell office:value-type="float" office:value="0.04065011" calcext:value-type="float">
            <text:p>0.04065011</text:p>
          </table:table-cell>
          <table:table-cell office:value-type="float" office:value="0.03596871" calcext:value-type="float">
            <text:p>0.03596871</text:p>
          </table:table-cell>
          <table:table-cell office:value-type="float" office:value="0.05694565" calcext:value-type="float">
            <text:p>0.05694565</text:p>
          </table:table-cell>
          <table:table-cell office:value-type="float" office:value="0.03171892" calcext:value-type="float">
            <text:p>0.03171892</text:p>
          </table:table-cell>
          <table:table-cell office:value-type="float" office:value="0.1146142" calcext:value-type="float">
            <text:p>0.1146142</text:p>
          </table:table-cell>
          <table:table-cell office:value-type="float" office:value="1.203775" calcext:value-type="float">
            <text:p>1.203775</text:p>
          </table:table-cell>
          <table:table-cell office:value-type="float" office:value="1.743535" calcext:value-type="float">
            <text:p>1.743535</text:p>
          </table:table-cell>
          <table:table-cell office:value-type="float" office:value="1.577474" calcext:value-type="float">
            <text:p>1.577474</text:p>
          </table:table-cell>
          <table:table-cell office:value-type="float" office:value="1.135263" calcext:value-type="float">
            <text:p>1.135263</text:p>
          </table:table-cell>
          <table:table-cell office:value-type="float" office:value="0.7704459" calcext:value-type="float">
            <text:p>0.7704459</text:p>
          </table:table-cell>
          <table:table-cell office:value-type="float" office:value="0.3599043" calcext:value-type="float">
            <text:p>0.3599043</text:p>
          </table:table-cell>
          <table:table-cell office:value-type="float" office:value="0.1889593" calcext:value-type="float">
            <text:p>0.1889593</text:p>
          </table:table-cell>
          <table:table-cell office:value-type="float" office:value="3.586914" calcext:value-type="float">
            <text:p>3.586914</text:p>
          </table:table-cell>
          <table:table-cell office:value-type="float" office:value="0" calcext:value-type="float">
            <text:p>0</text:p>
          </table:table-cell>
          <table:table-cell office:value-type="float" office:value="-0.001500648" calcext:value-type="float">
            <text:p>-0.0015006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24.50981" calcext:value-type="float">
            <text:p>24.50981</text:p>
          </table:table-cell>
          <table:table-cell office:value-type="float" office:value="449.8469" calcext:value-type="float">
            <text:p>449.8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51761" calcext:value-type="float">
            <text:p>0.06151761</text:p>
          </table:table-cell>
          <table:table-cell office:value-type="float" office:value="3.696453" calcext:value-type="float">
            <text:p>3.696453</text:p>
          </table:table-cell>
          <table:table-cell office:value-type="float" office:value="0" calcext:value-type="float">
            <text:p>0</text:p>
          </table:table-cell>
          <table:table-cell office:value-type="float" office:value="0.0007719824" calcext:value-type="float">
            <text:p>0.0007719824</text:p>
          </table:table-cell>
          <table:table-cell office:value-type="float" office:value="0" calcext:value-type="float">
            <text:p>0</text:p>
          </table:table-cell>
          <table:table-cell office:value-type="float" office:value="0.03213945" calcext:value-type="float">
            <text:p>0.03213945</text:p>
          </table:table-cell>
          <table:table-cell office:value-type="float" office:value="-0.001322874" calcext:value-type="float">
            <text:p>-0.001322874</text:p>
          </table:table-cell>
          <table:table-cell office:value-type="float" office:value="0.0000002571965" calcext:value-type="float">
            <text:p>2.571965E-07</text:p>
          </table:table-cell>
          <table:table-cell office:value-type="float" office:value="0.000000330997" calcext:value-type="float">
            <text:p>3.30997E-07</text:p>
          </table:table-cell>
          <table:table-cell office:value-type="float" office:value="14.76783" calcext:value-type="float">
            <text:p>14.76783</text:p>
          </table:table-cell>
          <table:table-cell office:value-type="float" office:value="0.02709153" calcext:value-type="float">
            <text:p>0.02709153</text:p>
          </table:table-cell>
          <table:table-cell office:value-type="float" office:value="0.06980976" calcext:value-type="float">
            <text:p>0.06980976</text:p>
          </table:table-cell>
          <table:table-cell office:value-type="float" office:value="0.05740443" calcext:value-type="float">
            <text:p>0.05740443</text:p>
          </table:table-cell>
          <table:table-cell office:value-type="float" office:value="0.0500317" calcext:value-type="float">
            <text:p>0.0500317</text:p>
          </table:table-cell>
          <table:table-cell office:value-type="float" office:value="0.0407014" calcext:value-type="float">
            <text:p>0.0407014</text:p>
          </table:table-cell>
          <table:table-cell office:value-type="float" office:value="0.03600061" calcext:value-type="float">
            <text:p>0.03600061</text:p>
          </table:table-cell>
          <table:table-cell office:value-type="float" office:value="0.05695119" calcext:value-type="float">
            <text:p>0.05695119</text:p>
          </table:table-cell>
          <table:table-cell office:value-type="float" office:value="0.03175514" calcext:value-type="float">
            <text:p>0.03175514</text:p>
          </table:table-cell>
          <table:table-cell office:value-type="float" office:value="0.1713938" calcext:value-type="float">
            <text:p>0.1713938</text:p>
          </table:table-cell>
          <table:table-cell office:value-type="float" office:value="1.195782" calcext:value-type="float">
            <text:p>1.195782</text:p>
          </table:table-cell>
          <table:table-cell office:value-type="float" office:value="1.761559" calcext:value-type="float">
            <text:p>1.761559</text:p>
          </table:table-cell>
          <table:table-cell office:value-type="float" office:value="1.593848" calcext:value-type="float">
            <text:p>1.593848</text:p>
          </table:table-cell>
          <table:table-cell office:value-type="float" office:value="1.143537" calcext:value-type="float">
            <text:p>1.143537</text:p>
          </table:table-cell>
          <table:table-cell office:value-type="float" office:value="0.7763188" calcext:value-type="float">
            <text:p>0.7763188</text:p>
          </table:table-cell>
          <table:table-cell office:value-type="float" office:value="0.3630966" calcext:value-type="float">
            <text:p>0.3630966</text:p>
          </table:table-cell>
          <table:table-cell office:value-type="float" office:value="0.1891548" calcext:value-type="float">
            <text:p>0.1891548</text:p>
          </table:table-cell>
          <table:table-cell office:value-type="float" office:value="3.511541" calcext:value-type="float">
            <text:p>3.511541</text:p>
          </table:table-cell>
          <table:table-cell office:value-type="float" office:value="0" calcext:value-type="float">
            <text:p>0</text:p>
          </table:table-cell>
          <table:table-cell office:value-type="float" office:value="-0.001567025" calcext:value-type="float">
            <text:p>-0.0015670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4" calcext:value-type="float">
            <text:p>23012004</text:p>
          </table:table-cell>
          <table:table-cell office:value-type="float" office:value="24.48394" calcext:value-type="float">
            <text:p>24.48394</text:p>
          </table:table-cell>
          <table:table-cell office:value-type="float" office:value="449.8678" calcext:value-type="float">
            <text:p>449.8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56601" calcext:value-type="float">
            <text:p>0.06156601</text:p>
          </table:table-cell>
          <table:table-cell office:value-type="float" office:value="3.698311" calcext:value-type="float">
            <text:p>3.698311</text:p>
          </table:table-cell>
          <table:table-cell office:value-type="float" office:value="0" calcext:value-type="float">
            <text:p>0</text:p>
          </table:table-cell>
          <table:table-cell office:value-type="float" office:value="0.0008055886" calcext:value-type="float">
            <text:p>0.0008055886</text:p>
          </table:table-cell>
          <table:table-cell office:value-type="float" office:value="0" calcext:value-type="float">
            <text:p>0</text:p>
          </table:table-cell>
          <table:table-cell office:value-type="float" office:value="0.03347598" calcext:value-type="float">
            <text:p>0.03347598</text:p>
          </table:table-cell>
          <table:table-cell office:value-type="float" office:value="-0.001315954" calcext:value-type="float">
            <text:p>-0.001315954</text:p>
          </table:table-cell>
          <table:table-cell office:value-type="float" office:value="-0.000004584359" calcext:value-type="float">
            <text:p>-4.584359E-06</text:p>
          </table:table-cell>
          <table:table-cell office:value-type="float" office:value="0.0000003311352" calcext:value-type="float">
            <text:p>3.311352E-07</text:p>
          </table:table-cell>
          <table:table-cell office:value-type="float" office:value="14.80785" calcext:value-type="float">
            <text:p>14.80785</text:p>
          </table:table-cell>
          <table:table-cell office:value-type="float" office:value="0.02758573" calcext:value-type="float">
            <text:p>0.02758573</text:p>
          </table:table-cell>
          <table:table-cell office:value-type="float" office:value="0.06984134" calcext:value-type="float">
            <text:p>0.06984134</text:p>
          </table:table-cell>
          <table:table-cell office:value-type="float" office:value="0.05749575" calcext:value-type="float">
            <text:p>0.05749575</text:p>
          </table:table-cell>
          <table:table-cell office:value-type="float" office:value="0.0501264" calcext:value-type="float">
            <text:p>0.0501264</text:p>
          </table:table-cell>
          <table:table-cell office:value-type="float" office:value="0.04078294" calcext:value-type="float">
            <text:p>0.04078294</text:p>
          </table:table-cell>
          <table:table-cell office:value-type="float" office:value="0.03605956" calcext:value-type="float">
            <text:p>0.03605956</text:p>
          </table:table-cell>
          <table:table-cell office:value-type="float" office:value="0.05697502" calcext:value-type="float">
            <text:p>0.05697502</text:p>
          </table:table-cell>
          <table:table-cell office:value-type="float" office:value="0.03179476" calcext:value-type="float">
            <text:p>0.03179476</text:p>
          </table:table-cell>
          <table:table-cell office:value-type="float" office:value="0.1503543" calcext:value-type="float">
            <text:p>0.1503543</text:p>
          </table:table-cell>
          <table:table-cell office:value-type="float" office:value="1.191838" calcext:value-type="float">
            <text:p>1.191838</text:p>
          </table:table-cell>
          <table:table-cell office:value-type="float" office:value="1.777163" calcext:value-type="float">
            <text:p>1.777163</text:p>
          </table:table-cell>
          <table:table-cell office:value-type="float" office:value="1.609637" calcext:value-type="float">
            <text:p>1.609637</text:p>
          </table:table-cell>
          <table:table-cell office:value-type="float" office:value="1.151926" calcext:value-type="float">
            <text:p>1.151926</text:p>
          </table:table-cell>
          <table:table-cell office:value-type="float" office:value="0.7822421" calcext:value-type="float">
            <text:p>0.7822421</text:p>
          </table:table-cell>
          <table:table-cell office:value-type="float" office:value="0.3663093" calcext:value-type="float">
            <text:p>0.3663093</text:p>
          </table:table-cell>
          <table:table-cell office:value-type="float" office:value="0.1893566" calcext:value-type="float">
            <text:p>0.1893566</text:p>
          </table:table-cell>
          <table:table-cell office:value-type="float" office:value="3.448684" calcext:value-type="float">
            <text:p>3.448684</text:p>
          </table:table-cell>
          <table:table-cell office:value-type="float" office:value="0" calcext:value-type="float">
            <text:p>0</text:p>
          </table:table-cell>
          <table:table-cell office:value-type="float" office:value="-0.001632762" calcext:value-type="float">
            <text:p>-0.0016327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4" calcext:value-type="float">
            <text:p>24012004</text:p>
          </table:table-cell>
          <table:table-cell office:value-type="float" office:value="24.45872" calcext:value-type="float">
            <text:p>24.45872</text:p>
          </table:table-cell>
          <table:table-cell office:value-type="float" office:value="449.8887" calcext:value-type="float">
            <text:p>449.8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57188" calcext:value-type="float">
            <text:p>0.06157188</text:p>
          </table:table-cell>
          <table:table-cell office:value-type="float" office:value="3.699831" calcext:value-type="float">
            <text:p>3.699831</text:p>
          </table:table-cell>
          <table:table-cell office:value-type="float" office:value="0" calcext:value-type="float">
            <text:p>0</text:p>
          </table:table-cell>
          <table:table-cell office:value-type="float" office:value="0.0008392117" calcext:value-type="float">
            <text:p>0.0008392117</text:p>
          </table:table-cell>
          <table:table-cell office:value-type="float" office:value="0" calcext:value-type="float">
            <text:p>0</text:p>
          </table:table-cell>
          <table:table-cell office:value-type="float" office:value="0.03480741" calcext:value-type="float">
            <text:p>0.03480741</text:p>
          </table:table-cell>
          <table:table-cell office:value-type="float" office:value="-0.001303705" calcext:value-type="float">
            <text:p>-0.001303705</text:p>
          </table:table-cell>
          <table:table-cell office:value-type="float" office:value="-0.000003206301" calcext:value-type="float">
            <text:p>-3.206301E-06</text:p>
          </table:table-cell>
          <table:table-cell office:value-type="float" office:value="0.0000003312689" calcext:value-type="float">
            <text:p>3.312689E-07</text:p>
          </table:table-cell>
          <table:table-cell office:value-type="float" office:value="14.84532" calcext:value-type="float">
            <text:p>14.84532</text:p>
          </table:table-cell>
          <table:table-cell office:value-type="float" office:value="0.02796837" calcext:value-type="float">
            <text:p>0.02796837</text:p>
          </table:table-cell>
          <table:table-cell office:value-type="float" office:value="0.06952836" calcext:value-type="float">
            <text:p>0.06952836</text:p>
          </table:table-cell>
          <table:table-cell office:value-type="float" office:value="0.05734156" calcext:value-type="float">
            <text:p>0.05734156</text:p>
          </table:table-cell>
          <table:table-cell office:value-type="float" office:value="0.05004241" calcext:value-type="float">
            <text:p>0.05004241</text:p>
          </table:table-cell>
          <table:table-cell office:value-type="float" office:value="0.04076413" calcext:value-type="float">
            <text:p>0.04076413</text:p>
          </table:table-cell>
          <table:table-cell office:value-type="float" office:value="0.03603787" calcext:value-type="float">
            <text:p>0.03603787</text:p>
          </table:table-cell>
          <table:table-cell office:value-type="float" office:value="0.05698641" calcext:value-type="float">
            <text:p>0.05698641</text:p>
          </table:table-cell>
          <table:table-cell office:value-type="float" office:value="0.0318337" calcext:value-type="float">
            <text:p>0.0318337</text:p>
          </table:table-cell>
          <table:table-cell office:value-type="float" office:value="0.1194064" calcext:value-type="float">
            <text:p>0.1194064</text:p>
          </table:table-cell>
          <table:table-cell office:value-type="float" office:value="1.193257" calcext:value-type="float">
            <text:p>1.193257</text:p>
          </table:table-cell>
          <table:table-cell office:value-type="float" office:value="1.789565" calcext:value-type="float">
            <text:p>1.789565</text:p>
          </table:table-cell>
          <table:table-cell office:value-type="float" office:value="1.62367" calcext:value-type="float">
            <text:p>1.62367</text:p>
          </table:table-cell>
          <table:table-cell office:value-type="float" office:value="1.159955" calcext:value-type="float">
            <text:p>1.159955</text:p>
          </table:table-cell>
          <table:table-cell office:value-type="float" office:value="0.788259" calcext:value-type="float">
            <text:p>0.788259</text:p>
          </table:table-cell>
          <table:table-cell office:value-type="float" office:value="0.3695603" calcext:value-type="float">
            <text:p>0.3695603</text:p>
          </table:table-cell>
          <table:table-cell office:value-type="float" office:value="0.189569" calcext:value-type="float">
            <text:p>0.189569</text:p>
          </table:table-cell>
          <table:table-cell office:value-type="float" office:value="3.397999" calcext:value-type="float">
            <text:p>3.397999</text:p>
          </table:table-cell>
          <table:table-cell office:value-type="float" office:value="0" calcext:value-type="float">
            <text:p>0</text:p>
          </table:table-cell>
          <table:table-cell office:value-type="float" office:value="-0.00170064" calcext:value-type="float">
            <text:p>-0.001700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4" calcext:value-type="float">
            <text:p>25012004</text:p>
          </table:table-cell>
          <table:table-cell office:value-type="float" office:value="24.43205" calcext:value-type="float">
            <text:p>24.43205</text:p>
          </table:table-cell>
          <table:table-cell office:value-type="float" office:value="449.9095" calcext:value-type="float">
            <text:p>449.9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57407" calcext:value-type="float">
            <text:p>0.06157407</text:p>
          </table:table-cell>
          <table:table-cell office:value-type="float" office:value="3.702697" calcext:value-type="float">
            <text:p>3.702697</text:p>
          </table:table-cell>
          <table:table-cell office:value-type="float" office:value="0" calcext:value-type="float">
            <text:p>0</text:p>
          </table:table-cell>
          <table:table-cell office:value-type="float" office:value="0.0008728464" calcext:value-type="float">
            <text:p>0.0008728464</text:p>
          </table:table-cell>
          <table:table-cell office:value-type="float" office:value="0" calcext:value-type="float">
            <text:p>0</text:p>
          </table:table-cell>
          <table:table-cell office:value-type="float" office:value="0.03613573" calcext:value-type="float">
            <text:p>0.03613573</text:p>
          </table:table-cell>
          <table:table-cell office:value-type="float" office:value="-0.001296027" calcext:value-type="float">
            <text:p>-0.001296027</text:p>
          </table:table-cell>
          <table:table-cell office:value-type="float" office:value="-0.000003572271" calcext:value-type="float">
            <text:p>-3.572271E-06</text:p>
          </table:table-cell>
          <table:table-cell office:value-type="float" office:value="0.0000003313984" calcext:value-type="float">
            <text:p>3.313984E-07</text:p>
          </table:table-cell>
          <table:table-cell office:value-type="float" office:value="14.8801" calcext:value-type="float">
            <text:p>14.8801</text:p>
          </table:table-cell>
          <table:table-cell office:value-type="float" office:value="0.02827663" calcext:value-type="float">
            <text:p>0.02827663</text:p>
          </table:table-cell>
          <table:table-cell office:value-type="float" office:value="0.06927218" calcext:value-type="float">
            <text:p>0.06927218</text:p>
          </table:table-cell>
          <table:table-cell office:value-type="float" office:value="0.05718873" calcext:value-type="float">
            <text:p>0.05718873</text:p>
          </table:table-cell>
          <table:table-cell office:value-type="float" office:value="0.04993418" calcext:value-type="float">
            <text:p>0.04993418</text:p>
          </table:table-cell>
          <table:table-cell office:value-type="float" office:value="0.04072056" calcext:value-type="float">
            <text:p>0.04072056</text:p>
          </table:table-cell>
          <table:table-cell office:value-type="float" office:value="0.03599681" calcext:value-type="float">
            <text:p>0.03599681</text:p>
          </table:table-cell>
          <table:table-cell office:value-type="float" office:value="0.05697788" calcext:value-type="float">
            <text:p>0.05697788</text:p>
          </table:table-cell>
          <table:table-cell office:value-type="float" office:value="0.0318694" calcext:value-type="float">
            <text:p>0.0318694</text:p>
          </table:table-cell>
          <table:table-cell office:value-type="float" office:value="0.1936642" calcext:value-type="float">
            <text:p>0.1936642</text:p>
          </table:table-cell>
          <table:table-cell office:value-type="float" office:value="1.198393" calcext:value-type="float">
            <text:p>1.198393</text:p>
          </table:table-cell>
          <table:table-cell office:value-type="float" office:value="1.802591" calcext:value-type="float">
            <text:p>1.802591</text:p>
          </table:table-cell>
          <table:table-cell office:value-type="float" office:value="1.636726" calcext:value-type="float">
            <text:p>1.636726</text:p>
          </table:table-cell>
          <table:table-cell office:value-type="float" office:value="1.167529" calcext:value-type="float">
            <text:p>1.167529</text:p>
          </table:table-cell>
          <table:table-cell office:value-type="float" office:value="0.7941559" calcext:value-type="float">
            <text:p>0.7941559</text:p>
          </table:table-cell>
          <table:table-cell office:value-type="float" office:value="0.3728287" calcext:value-type="float">
            <text:p>0.3728287</text:p>
          </table:table-cell>
          <table:table-cell office:value-type="float" office:value="0.1897926" calcext:value-type="float">
            <text:p>0.1897926</text:p>
          </table:table-cell>
          <table:table-cell office:value-type="float" office:value="3.355842" calcext:value-type="float">
            <text:p>3.355842</text:p>
          </table:table-cell>
          <table:table-cell office:value-type="float" office:value="0" calcext:value-type="float">
            <text:p>0</text:p>
          </table:table-cell>
          <table:table-cell office:value-type="float" office:value="-0.001769973" calcext:value-type="float">
            <text:p>-0.0017699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4" calcext:value-type="float">
            <text:p>26012004</text:p>
          </table:table-cell>
          <table:table-cell office:value-type="float" office:value="24.40641" calcext:value-type="float">
            <text:p>24.40641</text:p>
          </table:table-cell>
          <table:table-cell office:value-type="float" office:value="449.9305" calcext:value-type="float">
            <text:p>449.9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61325" calcext:value-type="float">
            <text:p>0.06161325</text:p>
          </table:table-cell>
          <table:table-cell office:value-type="float" office:value="3.704404" calcext:value-type="float">
            <text:p>3.704404</text:p>
          </table:table-cell>
          <table:table-cell office:value-type="float" office:value="0" calcext:value-type="float">
            <text:p>0</text:p>
          </table:table-cell>
          <table:table-cell office:value-type="float" office:value="0.0009065024" calcext:value-type="float">
            <text:p>0.0009065024</text:p>
          </table:table-cell>
          <table:table-cell office:value-type="float" office:value="0" calcext:value-type="float">
            <text:p>0</text:p>
          </table:table-cell>
          <table:table-cell office:value-type="float" office:value="0.03745786" calcext:value-type="float">
            <text:p>0.03745786</text:p>
          </table:table-cell>
          <table:table-cell office:value-type="float" office:value="-0.00129417" calcext:value-type="float">
            <text:p>-0.00129417</text:p>
          </table:table-cell>
          <table:table-cell office:value-type="float" office:value="-0.00001056247" calcext:value-type="float">
            <text:p>-1.056247E-05</text:p>
          </table:table-cell>
          <table:table-cell office:value-type="float" office:value="0.0000003315235" calcext:value-type="float">
            <text:p>3.315235E-07</text:p>
          </table:table-cell>
          <table:table-cell office:value-type="float" office:value="14.91479" calcext:value-type="float">
            <text:p>14.91479</text:p>
          </table:table-cell>
          <table:table-cell office:value-type="float" office:value="0.02854434" calcext:value-type="float">
            <text:p>0.02854434</text:p>
          </table:table-cell>
          <table:table-cell office:value-type="float" office:value="0.06921879" calcext:value-type="float">
            <text:p>0.06921879</text:p>
          </table:table-cell>
          <table:table-cell office:value-type="float" office:value="0.05721461" calcext:value-type="float">
            <text:p>0.05721461</text:p>
          </table:table-cell>
          <table:table-cell office:value-type="float" office:value="0.04997093" calcext:value-type="float">
            <text:p>0.04997093</text:p>
          </table:table-cell>
          <table:table-cell office:value-type="float" office:value="0.04076309" calcext:value-type="float">
            <text:p>0.04076309</text:p>
          </table:table-cell>
          <table:table-cell office:value-type="float" office:value="0.03603272" calcext:value-type="float">
            <text:p>0.03603272</text:p>
          </table:table-cell>
          <table:table-cell office:value-type="float" office:value="0.05697259" calcext:value-type="float">
            <text:p>0.05697259</text:p>
          </table:table-cell>
          <table:table-cell office:value-type="float" office:value="0.0319053" calcext:value-type="float">
            <text:p>0.0319053</text:p>
          </table:table-cell>
          <table:table-cell office:value-type="float" office:value="0.1732479" calcext:value-type="float">
            <text:p>0.1732479</text:p>
          </table:table-cell>
          <table:table-cell office:value-type="float" office:value="1.202813" calcext:value-type="float">
            <text:p>1.202813</text:p>
          </table:table-cell>
          <table:table-cell office:value-type="float" office:value="1.816615" calcext:value-type="float">
            <text:p>1.816615</text:p>
          </table:table-cell>
          <table:table-cell office:value-type="float" office:value="1.649899" calcext:value-type="float">
            <text:p>1.649899</text:p>
          </table:table-cell>
          <table:table-cell office:value-type="float" office:value="1.174969" calcext:value-type="float">
            <text:p>1.174969</text:p>
          </table:table-cell>
          <table:table-cell office:value-type="float" office:value="0.7998766" calcext:value-type="float">
            <text:p>0.7998766</text:p>
          </table:table-cell>
          <table:table-cell office:value-type="float" office:value="0.3760616" calcext:value-type="float">
            <text:p>0.3760616</text:p>
          </table:table-cell>
          <table:table-cell office:value-type="float" office:value="0.1900216" calcext:value-type="float">
            <text:p>0.1900216</text:p>
          </table:table-cell>
          <table:table-cell office:value-type="float" office:value="3.320758" calcext:value-type="float">
            <text:p>3.320758</text:p>
          </table:table-cell>
          <table:table-cell office:value-type="float" office:value="0" calcext:value-type="float">
            <text:p>0</text:p>
          </table:table-cell>
          <table:table-cell office:value-type="float" office:value="-0.001837768" calcext:value-type="float">
            <text:p>-0.0018377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4" calcext:value-type="float">
            <text:p>27012004</text:p>
          </table:table-cell>
          <table:table-cell office:value-type="float" office:value="24.38186" calcext:value-type="float">
            <text:p>24.38186</text:p>
          </table:table-cell>
          <table:table-cell office:value-type="float" office:value="449.9512" calcext:value-type="float">
            <text:p>449.9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678" calcext:value-type="float">
            <text:p>0.061678</text:p>
          </table:table-cell>
          <table:table-cell office:value-type="float" office:value="3.705098" calcext:value-type="float">
            <text:p>3.705098</text:p>
          </table:table-cell>
          <table:table-cell office:value-type="float" office:value="0" calcext:value-type="float">
            <text:p>0</text:p>
          </table:table-cell>
          <table:table-cell office:value-type="float" office:value="0.0009401899" calcext:value-type="float">
            <text:p>0.0009401899</text:p>
          </table:table-cell>
          <table:table-cell office:value-type="float" office:value="0" calcext:value-type="float">
            <text:p>0</text:p>
          </table:table-cell>
          <table:table-cell office:value-type="float" office:value="0.03877657" calcext:value-type="float">
            <text:p>0.03877657</text:p>
          </table:table-cell>
          <table:table-cell office:value-type="float" office:value="-0.00129033" calcext:value-type="float">
            <text:p>-0.00129033</text:p>
          </table:table-cell>
          <table:table-cell office:value-type="float" office:value="-0.00001846766" calcext:value-type="float">
            <text:p>-1.846766E-05</text:p>
          </table:table-cell>
          <table:table-cell office:value-type="float" office:value="0.0000003316445" calcext:value-type="float">
            <text:p>3.316445E-07</text:p>
          </table:table-cell>
          <table:table-cell office:value-type="float" office:value="14.94853" calcext:value-type="float">
            <text:p>14.94853</text:p>
          </table:table-cell>
          <table:table-cell office:value-type="float" office:value="0.02877271" calcext:value-type="float">
            <text:p>0.02877271</text:p>
          </table:table-cell>
          <table:table-cell office:value-type="float" office:value="0.06922372" calcext:value-type="float">
            <text:p>0.06922372</text:p>
          </table:table-cell>
          <table:table-cell office:value-type="float" office:value="0.05731813" calcext:value-type="float">
            <text:p>0.05731813</text:p>
          </table:table-cell>
          <table:table-cell office:value-type="float" office:value="0.05008651" calcext:value-type="float">
            <text:p>0.05008651</text:p>
          </table:table-cell>
          <table:table-cell office:value-type="float" office:value="0.0408663" calcext:value-type="float">
            <text:p>0.0408663</text:p>
          </table:table-cell>
          <table:table-cell office:value-type="float" office:value="0.03612671" calcext:value-type="float">
            <text:p>0.03612671</text:p>
          </table:table-cell>
          <table:table-cell office:value-type="float" office:value="0.05699157" calcext:value-type="float">
            <text:p>0.05699157</text:p>
          </table:table-cell>
          <table:table-cell office:value-type="float" office:value="0.03194556" calcext:value-type="float">
            <text:p>0.03194556</text:p>
          </table:table-cell>
          <table:table-cell office:value-type="float" office:value="0.08079711" calcext:value-type="float">
            <text:p>0.08079711</text:p>
          </table:table-cell>
          <table:table-cell office:value-type="float" office:value="1.206568" calcext:value-type="float">
            <text:p>1.206568</text:p>
          </table:table-cell>
          <table:table-cell office:value-type="float" office:value="1.829431" calcext:value-type="float">
            <text:p>1.829431</text:p>
          </table:table-cell>
          <table:table-cell office:value-type="float" office:value="1.662887" calcext:value-type="float">
            <text:p>1.662887</text:p>
          </table:table-cell>
          <table:table-cell office:value-type="float" office:value="1.182423" calcext:value-type="float">
            <text:p>1.182423</text:p>
          </table:table-cell>
          <table:table-cell office:value-type="float" office:value="0.8055434" calcext:value-type="float">
            <text:p>0.8055434</text:p>
          </table:table-cell>
          <table:table-cell office:value-type="float" office:value="0.3792585" calcext:value-type="float">
            <text:p>0.3792585</text:p>
          </table:table-cell>
          <table:table-cell office:value-type="float" office:value="0.1902506" calcext:value-type="float">
            <text:p>0.1902506</text:p>
          </table:table-cell>
          <table:table-cell office:value-type="float" office:value="3.292866" calcext:value-type="float">
            <text:p>3.292866</text:p>
          </table:table-cell>
          <table:table-cell office:value-type="float" office:value="0" calcext:value-type="float">
            <text:p>0</text:p>
          </table:table-cell>
          <table:table-cell office:value-type="float" office:value="-0.00190453" calcext:value-type="float">
            <text:p>-0.001904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4" calcext:value-type="float">
            <text:p>28012004</text:p>
          </table:table-cell>
          <table:table-cell office:value-type="float" office:value="24.35587" calcext:value-type="float">
            <text:p>24.35587</text:p>
          </table:table-cell>
          <table:table-cell office:value-type="float" office:value="449.9716" calcext:value-type="float">
            <text:p>449.9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67802" calcext:value-type="float">
            <text:p>0.06167802</text:p>
          </table:table-cell>
          <table:table-cell office:value-type="float" office:value="3.707531" calcext:value-type="float">
            <text:p>3.707531</text:p>
          </table:table-cell>
          <table:table-cell office:value-type="float" office:value="0" calcext:value-type="float">
            <text:p>0</text:p>
          </table:table-cell>
          <table:table-cell office:value-type="float" office:value="0.0009740022" calcext:value-type="float">
            <text:p>0.0009740022</text:p>
          </table:table-cell>
          <table:table-cell office:value-type="float" office:value="0" calcext:value-type="float">
            <text:p>0</text:p>
          </table:table-cell>
          <table:table-cell office:value-type="float" office:value="0.04009352" calcext:value-type="float">
            <text:p>0.04009352</text:p>
          </table:table-cell>
          <table:table-cell office:value-type="float" office:value="-0.001291444" calcext:value-type="float">
            <text:p>-0.001291444</text:p>
          </table:table-cell>
          <table:table-cell office:value-type="float" office:value="-0.00001954443" calcext:value-type="float">
            <text:p>-1.954443E-05</text:p>
          </table:table-cell>
          <table:table-cell office:value-type="float" office:value="0.0000003317613" calcext:value-type="float">
            <text:p>3.317613E-07</text:p>
          </table:table-cell>
          <table:table-cell office:value-type="float" office:value="14.97813" calcext:value-type="float">
            <text:p>14.97813</text:p>
          </table:table-cell>
          <table:table-cell office:value-type="float" office:value="0.02880243" calcext:value-type="float">
            <text:p>0.02880243</text:p>
          </table:table-cell>
          <table:table-cell office:value-type="float" office:value="0.06816483" calcext:value-type="float">
            <text:p>0.06816483</text:p>
          </table:table-cell>
          <table:table-cell office:value-type="float" office:value="0.05700868" calcext:value-type="float">
            <text:p>0.05700868</text:p>
          </table:table-cell>
          <table:table-cell office:value-type="float" office:value="0.04999033" calcext:value-type="float">
            <text:p>0.04999033</text:p>
          </table:table-cell>
          <table:table-cell office:value-type="float" office:value="0.04087769" calcext:value-type="float">
            <text:p>0.04087769</text:p>
          </table:table-cell>
          <table:table-cell office:value-type="float" office:value="0.03620341" calcext:value-type="float">
            <text:p>0.03620341</text:p>
          </table:table-cell>
          <table:table-cell office:value-type="float" office:value="0.05695373" calcext:value-type="float">
            <text:p>0.05695373</text:p>
          </table:table-cell>
          <table:table-cell office:value-type="float" office:value="0.03199036" calcext:value-type="float">
            <text:p>0.03199036</text:p>
          </table:table-cell>
          <table:table-cell office:value-type="float" office:value="0.2537736" calcext:value-type="float">
            <text:p>0.2537736</text:p>
          </table:table-cell>
          <table:table-cell office:value-type="float" office:value="1.212443" calcext:value-type="float">
            <text:p>1.212443</text:p>
          </table:table-cell>
          <table:table-cell office:value-type="float" office:value="1.821211" calcext:value-type="float">
            <text:p>1.821211</text:p>
          </table:table-cell>
          <table:table-cell office:value-type="float" office:value="1.670535" calcext:value-type="float">
            <text:p>1.670535</text:p>
          </table:table-cell>
          <table:table-cell office:value-type="float" office:value="1.189635" calcext:value-type="float">
            <text:p>1.189635</text:p>
          </table:table-cell>
          <table:table-cell office:value-type="float" office:value="0.8114336" calcext:value-type="float">
            <text:p>0.8114336</text:p>
          </table:table-cell>
          <table:table-cell office:value-type="float" office:value="0.3814173" calcext:value-type="float">
            <text:p>0.3814173</text:p>
          </table:table-cell>
          <table:table-cell office:value-type="float" office:value="0.1905412" calcext:value-type="float">
            <text:p>0.1905412</text:p>
          </table:table-cell>
          <table:table-cell office:value-type="float" office:value="3.28577" calcext:value-type="float">
            <text:p>3.28577</text:p>
          </table:table-cell>
          <table:table-cell office:value-type="float" office:value="0" calcext:value-type="float">
            <text:p>0</text:p>
          </table:table-cell>
          <table:table-cell office:value-type="float" office:value="-0.001971502" calcext:value-type="float">
            <text:p>-0.0019715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4" calcext:value-type="float">
            <text:p>29012004</text:p>
          </table:table-cell>
          <table:table-cell office:value-type="float" office:value="24.33353" calcext:value-type="float">
            <text:p>24.33353</text:p>
          </table:table-cell>
          <table:table-cell office:value-type="float" office:value="449.9918" calcext:value-type="float">
            <text:p>449.9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64154" calcext:value-type="float">
            <text:p>0.06164154</text:p>
          </table:table-cell>
          <table:table-cell office:value-type="float" office:value="3.706487" calcext:value-type="float">
            <text:p>3.706487</text:p>
          </table:table-cell>
          <table:table-cell office:value-type="float" office:value="0" calcext:value-type="float">
            <text:p>0</text:p>
          </table:table-cell>
          <table:table-cell office:value-type="float" office:value="0.001008827" calcext:value-type="float">
            <text:p>0.001008827</text:p>
          </table:table-cell>
          <table:table-cell office:value-type="float" office:value="0" calcext:value-type="float">
            <text:p>0</text:p>
          </table:table-cell>
          <table:table-cell office:value-type="float" office:value="0.04144483" calcext:value-type="float">
            <text:p>0.04144483</text:p>
          </table:table-cell>
          <table:table-cell office:value-type="float" office:value="-0.00132823" calcext:value-type="float">
            <text:p>-0.00132823</text:p>
          </table:table-cell>
          <table:table-cell office:value-type="float" office:value="-0.0000194513" calcext:value-type="float">
            <text:p>-1.94513E-05</text:p>
          </table:table-cell>
          <table:table-cell office:value-type="float" office:value="0.0000003318741" calcext:value-type="float">
            <text:p>3.318741E-07</text:p>
          </table:table-cell>
          <table:table-cell office:value-type="float" office:value="15.00741" calcext:value-type="float">
            <text:p>15.00741</text:p>
          </table:table-cell>
          <table:table-cell office:value-type="float" office:value="0.02880731" calcext:value-type="float">
            <text:p>0.02880731</text:p>
          </table:table-cell>
          <table:table-cell office:value-type="float" office:value="0.06676431" calcext:value-type="float">
            <text:p>0.06676431</text:p>
          </table:table-cell>
          <table:table-cell office:value-type="float" office:value="0.05644729" calcext:value-type="float">
            <text:p>0.05644729</text:p>
          </table:table-cell>
          <table:table-cell office:value-type="float" office:value="0.0497431" calcext:value-type="float">
            <text:p>0.0497431</text:p>
          </table:table-cell>
          <table:table-cell office:value-type="float" office:value="0.04085314" calcext:value-type="float">
            <text:p>0.04085314</text:p>
          </table:table-cell>
          <table:table-cell office:value-type="float" office:value="0.03633577" calcext:value-type="float">
            <text:p>0.03633577</text:p>
          </table:table-cell>
          <table:table-cell office:value-type="float" office:value="0.05675946" calcext:value-type="float">
            <text:p>0.05675946</text:p>
          </table:table-cell>
          <table:table-cell office:value-type="float" office:value="0.03204336" calcext:value-type="float">
            <text:p>0.03204336</text:p>
          </table:table-cell>
          <table:table-cell office:value-type="float" office:value="0.2823569" calcext:value-type="float">
            <text:p>0.2823569</text:p>
          </table:table-cell>
          <table:table-cell office:value-type="float" office:value="1.25064" calcext:value-type="float">
            <text:p>1.25064</text:p>
          </table:table-cell>
          <table:table-cell office:value-type="float" office:value="1.797439" calcext:value-type="float">
            <text:p>1.797439</text:p>
          </table:table-cell>
          <table:table-cell office:value-type="float" office:value="1.666907" calcext:value-type="float">
            <text:p>1.666907</text:p>
          </table:table-cell>
          <table:table-cell office:value-type="float" office:value="1.19426" calcext:value-type="float">
            <text:p>1.19426</text:p>
          </table:table-cell>
          <table:table-cell office:value-type="float" office:value="0.8142517" calcext:value-type="float">
            <text:p>0.8142517</text:p>
          </table:table-cell>
          <table:table-cell office:value-type="float" office:value="0.3805722" calcext:value-type="float">
            <text:p>0.3805722</text:p>
          </table:table-cell>
          <table:table-cell office:value-type="float" office:value="0.1910388" calcext:value-type="float">
            <text:p>0.1910388</text:p>
          </table:table-cell>
          <table:table-cell office:value-type="float" office:value="3.297213" calcext:value-type="float">
            <text:p>3.297213</text:p>
          </table:table-cell>
          <table:table-cell office:value-type="float" office:value="0" calcext:value-type="float">
            <text:p>0</text:p>
          </table:table-cell>
          <table:table-cell office:value-type="float" office:value="-0.002038304" calcext:value-type="float">
            <text:p>-0.0020383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4" calcext:value-type="float">
            <text:p>30012004</text:p>
          </table:table-cell>
          <table:table-cell office:value-type="float" office:value="24.51469" calcext:value-type="float">
            <text:p>24.51469</text:p>
          </table:table-cell>
          <table:table-cell office:value-type="float" office:value="450.0129" calcext:value-type="float">
            <text:p>450.0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23192" calcext:value-type="float">
            <text:p>0.5723192</text:p>
          </table:table-cell>
          <table:table-cell office:value-type="float" office:value="5.027793" calcext:value-type="float">
            <text:p>5.027793</text:p>
          </table:table-cell>
          <table:table-cell office:value-type="float" office:value="0" calcext:value-type="float">
            <text:p>0</text:p>
          </table:table-cell>
          <table:table-cell office:value-type="float" office:value="0.00104459" calcext:value-type="float">
            <text:p>0.00104459</text:p>
          </table:table-cell>
          <table:table-cell office:value-type="float" office:value="0" calcext:value-type="float">
            <text:p>0</text:p>
          </table:table-cell>
          <table:table-cell office:value-type="float" office:value="0.04282946" calcext:value-type="float">
            <text:p>0.04282946</text:p>
          </table:table-cell>
          <table:table-cell office:value-type="float" office:value="-0.002408572" calcext:value-type="float">
            <text:p>-0.002408572</text:p>
          </table:table-cell>
          <table:table-cell office:value-type="float" office:value="-0.0006260629" calcext:value-type="float">
            <text:p>-0.0006260629</text:p>
          </table:table-cell>
          <table:table-cell office:value-type="float" office:value="0.000000331983" calcext:value-type="float">
            <text:p>3.31983E-07</text:p>
          </table:table-cell>
          <table:table-cell office:value-type="float" office:value="15.23338" calcext:value-type="float">
            <text:p>15.23338</text:p>
          </table:table-cell>
          <table:table-cell office:value-type="float" office:value="10.83447" calcext:value-type="float">
            <text:p>10.83447</text:p>
          </table:table-cell>
          <table:table-cell office:value-type="float" office:value="0.315405" calcext:value-type="float">
            <text:p>0.315405</text:p>
          </table:table-cell>
          <table:table-cell office:value-type="float" office:value="0.05610616" calcext:value-type="float">
            <text:p>0.05610616</text:p>
          </table:table-cell>
          <table:table-cell office:value-type="float" office:value="0.04906119" calcext:value-type="float">
            <text:p>0.04906119</text:p>
          </table:table-cell>
          <table:table-cell office:value-type="float" office:value="0.04058478" calcext:value-type="float">
            <text:p>0.04058478</text:p>
          </table:table-cell>
          <table:table-cell office:value-type="float" office:value="0.03627519" calcext:value-type="float">
            <text:p>0.03627519</text:p>
          </table:table-cell>
          <table:table-cell office:value-type="float" office:value="0.05644257" calcext:value-type="float">
            <text:p>0.05644257</text:p>
          </table:table-cell>
          <table:table-cell office:value-type="float" office:value="0.03210235" calcext:value-type="float">
            <text:p>0.03210235</text:p>
          </table:table-cell>
          <table:table-cell office:value-type="float" office:value="27.35937" calcext:value-type="float">
            <text:p>27.35937</text:p>
          </table:table-cell>
          <table:table-cell office:value-type="float" office:value="2.467678" calcext:value-type="float">
            <text:p>2.467678</text:p>
          </table:table-cell>
          <table:table-cell office:value-type="float" office:value="1.785722" calcext:value-type="float">
            <text:p>1.785722</text:p>
          </table:table-cell>
          <table:table-cell office:value-type="float" office:value="1.659399" calcext:value-type="float">
            <text:p>1.659399</text:p>
          </table:table-cell>
          <table:table-cell office:value-type="float" office:value="1.19417" calcext:value-type="float">
            <text:p>1.19417</text:p>
          </table:table-cell>
          <table:table-cell office:value-type="float" office:value="0.8122945" calcext:value-type="float">
            <text:p>0.8122945</text:p>
          </table:table-cell>
          <table:table-cell office:value-type="float" office:value="0.3779225" calcext:value-type="float">
            <text:p>0.3779225</text:p>
          </table:table-cell>
          <table:table-cell office:value-type="float" office:value="0.1917705" calcext:value-type="float">
            <text:p>0.1917705</text:p>
          </table:table-cell>
          <table:table-cell office:value-type="float" office:value="892.3499" calcext:value-type="float">
            <text:p>892.3499</text:p>
          </table:table-cell>
          <table:table-cell office:value-type="float" office:value="0" calcext:value-type="float">
            <text:p>0</text:p>
          </table:table-cell>
          <table:table-cell office:value-type="float" office:value="-0.002078792" calcext:value-type="float">
            <text:p>-0.0020787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4" calcext:value-type="float">
            <text:p>31012004</text:p>
          </table:table-cell>
          <table:table-cell office:value-type="float" office:value="24.53732" calcext:value-type="float">
            <text:p>24.53732</text:p>
          </table:table-cell>
          <table:table-cell office:value-type="float" office:value="450.0351" calcext:value-type="float">
            <text:p>450.0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02765" calcext:value-type="float">
            <text:p>0.5802765</text:p>
          </table:table-cell>
          <table:table-cell office:value-type="float" office:value="4.974286" calcext:value-type="float">
            <text:p>4.974286</text:p>
          </table:table-cell>
          <table:table-cell office:value-type="float" office:value="0" calcext:value-type="float">
            <text:p>0</text:p>
          </table:table-cell>
          <table:table-cell office:value-type="float" office:value="0.001080726" calcext:value-type="float">
            <text:p>0.001080726</text:p>
          </table:table-cell>
          <table:table-cell office:value-type="float" office:value="0" calcext:value-type="float">
            <text:p>0</text:p>
          </table:table-cell>
          <table:table-cell office:value-type="float" office:value="0.04421906" calcext:value-type="float">
            <text:p>0.04421906</text:p>
          </table:table-cell>
          <table:table-cell office:value-type="float" office:value="-0.002449528" calcext:value-type="float">
            <text:p>-0.002449528</text:p>
          </table:table-cell>
          <table:table-cell office:value-type="float" office:value="-0.0006884856" calcext:value-type="float">
            <text:p>-0.0006884856</text:p>
          </table:table-cell>
          <table:table-cell office:value-type="float" office:value="0.0000003320878" calcext:value-type="float">
            <text:p>3.320878E-07</text:p>
          </table:table-cell>
          <table:table-cell office:value-type="float" office:value="15.29753" calcext:value-type="float">
            <text:p>15.29753</text:p>
          </table:table-cell>
          <table:table-cell office:value-type="float" office:value="9.121158" calcext:value-type="float">
            <text:p>9.121158</text:p>
          </table:table-cell>
          <table:table-cell office:value-type="float" office:value="0.4138345" calcext:value-type="float">
            <text:p>0.4138345</text:p>
          </table:table-cell>
          <table:table-cell office:value-type="float" office:value="0.05691735" calcext:value-type="float">
            <text:p>0.05691735</text:p>
          </table:table-cell>
          <table:table-cell office:value-type="float" office:value="0.04876594" calcext:value-type="float">
            <text:p>0.04876594</text:p>
          </table:table-cell>
          <table:table-cell office:value-type="float" office:value="0.04046123" calcext:value-type="float">
            <text:p>0.04046123</text:p>
          </table:table-cell>
          <table:table-cell office:value-type="float" office:value="0.03624711" calcext:value-type="float">
            <text:p>0.03624711</text:p>
          </table:table-cell>
          <table:table-cell office:value-type="float" office:value="0.05615137" calcext:value-type="float">
            <text:p>0.05615137</text:p>
          </table:table-cell>
          <table:table-cell office:value-type="float" office:value="0.03215388" calcext:value-type="float">
            <text:p>0.03215388</text:p>
          </table:table-cell>
          <table:table-cell office:value-type="float" office:value="30.26132" calcext:value-type="float">
            <text:p>30.26132</text:p>
          </table:table-cell>
          <table:table-cell office:value-type="float" office:value="4.281421" calcext:value-type="float">
            <text:p>4.281421</text:p>
          </table:table-cell>
          <table:table-cell office:value-type="float" office:value="1.814209" calcext:value-type="float">
            <text:p>1.814209</text:p>
          </table:table-cell>
          <table:table-cell office:value-type="float" office:value="1.652678" calcext:value-type="float">
            <text:p>1.652678</text:p>
          </table:table-cell>
          <table:table-cell office:value-type="float" office:value="1.192024" calcext:value-type="float">
            <text:p>1.192024</text:p>
          </table:table-cell>
          <table:table-cell office:value-type="float" office:value="0.8075411" calcext:value-type="float">
            <text:p>0.8075411</text:p>
          </table:table-cell>
          <table:table-cell office:value-type="float" office:value="0.3753207" calcext:value-type="float">
            <text:p>0.3753207</text:p>
          </table:table-cell>
          <table:table-cell office:value-type="float" office:value="0.1924818" calcext:value-type="float">
            <text:p>0.1924818</text:p>
          </table:table-cell>
          <table:table-cell office:value-type="float" office:value="964.3467" calcext:value-type="float">
            <text:p>964.3467</text:p>
          </table:table-cell>
          <table:table-cell office:value-type="float" office:value="0" calcext:value-type="float">
            <text:p>0</text:p>
          </table:table-cell>
          <table:table-cell office:value-type="float" office:value="-0.002087902" calcext:value-type="float">
            <text:p>-0.0020879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4" calcext:value-type="float">
            <text:p>1022004</text:p>
          </table:table-cell>
          <table:table-cell office:value-type="float" office:value="24.56124" calcext:value-type="float">
            <text:p>24.56124</text:p>
          </table:table-cell>
          <table:table-cell office:value-type="float" office:value="450.0578" calcext:value-type="float">
            <text:p>450.0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69075" calcext:value-type="float">
            <text:p>0.5869075</text:p>
          </table:table-cell>
          <table:table-cell office:value-type="float" office:value="4.917736" calcext:value-type="float">
            <text:p>4.917736</text:p>
          </table:table-cell>
          <table:table-cell office:value-type="float" office:value="0" calcext:value-type="float">
            <text:p>0</text:p>
          </table:table-cell>
          <table:table-cell office:value-type="float" office:value="0.001116672" calcext:value-type="float">
            <text:p>0.001116672</text:p>
          </table:table-cell>
          <table:table-cell office:value-type="float" office:value="0" calcext:value-type="float">
            <text:p>0</text:p>
          </table:table-cell>
          <table:table-cell office:value-type="float" office:value="0.04559728" calcext:value-type="float">
            <text:p>0.04559728</text:p>
          </table:table-cell>
          <table:table-cell office:value-type="float" office:value="-0.002481462" calcext:value-type="float">
            <text:p>-0.002481462</text:p>
          </table:table-cell>
          <table:table-cell office:value-type="float" office:value="-0.0007280074" calcext:value-type="float">
            <text:p>-0.0007280074</text:p>
          </table:table-cell>
          <table:table-cell office:value-type="float" office:value="0.0000003321888" calcext:value-type="float">
            <text:p>3.321888E-07</text:p>
          </table:table-cell>
          <table:table-cell office:value-type="float" office:value="15.36337" calcext:value-type="float">
            <text:p>15.36337</text:p>
          </table:table-cell>
          <table:table-cell office:value-type="float" office:value="8.209041" calcext:value-type="float">
            <text:p>8.209041</text:p>
          </table:table-cell>
          <table:table-cell office:value-type="float" office:value="0.4416152" calcext:value-type="float">
            <text:p>0.4416152</text:p>
          </table:table-cell>
          <table:table-cell office:value-type="float" office:value="0.05714914" calcext:value-type="float">
            <text:p>0.05714914</text:p>
          </table:table-cell>
          <table:table-cell office:value-type="float" office:value="0.04852213" calcext:value-type="float">
            <text:p>0.04852213</text:p>
          </table:table-cell>
          <table:table-cell office:value-type="float" office:value="0.04034285" calcext:value-type="float">
            <text:p>0.04034285</text:p>
          </table:table-cell>
          <table:table-cell office:value-type="float" office:value="0.03617675" calcext:value-type="float">
            <text:p>0.03617675</text:p>
          </table:table-cell>
          <table:table-cell office:value-type="float" office:value="0.05594707" calcext:value-type="float">
            <text:p>0.05594707</text:p>
          </table:table-cell>
          <table:table-cell office:value-type="float" office:value="0.03219412" calcext:value-type="float">
            <text:p>0.03219412</text:p>
          </table:table-cell>
          <table:table-cell office:value-type="float" office:value="32.79981" calcext:value-type="float">
            <text:p>32.79981</text:p>
          </table:table-cell>
          <table:table-cell office:value-type="float" office:value="5.901547" calcext:value-type="float">
            <text:p>5.901547</text:p>
          </table:table-cell>
          <table:table-cell office:value-type="float" office:value="1.8794" calcext:value-type="float">
            <text:p>1.8794</text:p>
          </table:table-cell>
          <table:table-cell office:value-type="float" office:value="1.6508" calcext:value-type="float">
            <text:p>1.6508</text:p>
          </table:table-cell>
          <table:table-cell office:value-type="float" office:value="1.188843" calcext:value-type="float">
            <text:p>1.188843</text:p>
          </table:table-cell>
          <table:table-cell office:value-type="float" office:value="0.8024571" calcext:value-type="float">
            <text:p>0.8024571</text:p>
          </table:table-cell>
          <table:table-cell office:value-type="float" office:value="0.374103" calcext:value-type="float">
            <text:p>0.374103</text:p>
          </table:table-cell>
          <table:table-cell office:value-type="float" office:value="0.1929693" calcext:value-type="float">
            <text:p>0.1929693</text:p>
          </table:table-cell>
          <table:table-cell office:value-type="float" office:value="1012.472" calcext:value-type="float">
            <text:p>1012.472</text:p>
          </table:table-cell>
          <table:table-cell office:value-type="float" office:value="0" calcext:value-type="float">
            <text:p>0</text:p>
          </table:table-cell>
          <table:table-cell office:value-type="float" office:value="-0.002096194" calcext:value-type="float">
            <text:p>-0.0020961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4" calcext:value-type="float">
            <text:p>2022004</text:p>
          </table:table-cell>
          <table:table-cell office:value-type="float" office:value="24.58763" calcext:value-type="float">
            <text:p>24.58763</text:p>
          </table:table-cell>
          <table:table-cell office:value-type="float" office:value="450.0812" calcext:value-type="float">
            <text:p>450.0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10839" calcext:value-type="float">
            <text:p>0.5910839</text:p>
          </table:table-cell>
          <table:table-cell office:value-type="float" office:value="4.860533" calcext:value-type="float">
            <text:p>4.860533</text:p>
          </table:table-cell>
          <table:table-cell office:value-type="float" office:value="0" calcext:value-type="float">
            <text:p>0</text:p>
          </table:table-cell>
          <table:table-cell office:value-type="float" office:value="0.001152055" calcext:value-type="float">
            <text:p>0.001152055</text:p>
          </table:table-cell>
          <table:table-cell office:value-type="float" office:value="0" calcext:value-type="float">
            <text:p>0</text:p>
          </table:table-cell>
          <table:table-cell office:value-type="float" office:value="0.04694684" calcext:value-type="float">
            <text:p>0.04694684</text:p>
          </table:table-cell>
          <table:table-cell office:value-type="float" office:value="-0.002516734" calcext:value-type="float">
            <text:p>-0.002516734</text:p>
          </table:table-cell>
          <table:table-cell office:value-type="float" office:value="-0.0007679038" calcext:value-type="float">
            <text:p>-0.0007679038</text:p>
          </table:table-cell>
          <table:table-cell office:value-type="float" office:value="0.000000332286" calcext:value-type="float">
            <text:p>3.32286E-07</text:p>
          </table:table-cell>
          <table:table-cell office:value-type="float" office:value="15.43368" calcext:value-type="float">
            <text:p>15.43368</text:p>
          </table:table-cell>
          <table:table-cell office:value-type="float" office:value="7.594359" calcext:value-type="float">
            <text:p>7.594359</text:p>
          </table:table-cell>
          <table:table-cell office:value-type="float" office:value="0.4521824" calcext:value-type="float">
            <text:p>0.4521824</text:p>
          </table:table-cell>
          <table:table-cell office:value-type="float" office:value="0.05715249" calcext:value-type="float">
            <text:p>0.05715249</text:p>
          </table:table-cell>
          <table:table-cell office:value-type="float" office:value="0.04826363" calcext:value-type="float">
            <text:p>0.04826363</text:p>
          </table:table-cell>
          <table:table-cell office:value-type="float" office:value="0.04017674" calcext:value-type="float">
            <text:p>0.04017674</text:p>
          </table:table-cell>
          <table:table-cell office:value-type="float" office:value="0.03601104" calcext:value-type="float">
            <text:p>0.03601104</text:p>
          </table:table-cell>
          <table:table-cell office:value-type="float" office:value="0.05582557" calcext:value-type="float">
            <text:p>0.05582557</text:p>
          </table:table-cell>
          <table:table-cell office:value-type="float" office:value="0.0322224" calcext:value-type="float">
            <text:p>0.0322224</text:p>
          </table:table-cell>
          <table:table-cell office:value-type="float" office:value="35.16168" calcext:value-type="float">
            <text:p>35.16168</text:p>
          </table:table-cell>
          <table:table-cell office:value-type="float" office:value="7.526308" calcext:value-type="float">
            <text:p>7.526308</text:p>
          </table:table-cell>
          <table:table-cell office:value-type="float" office:value="1.971396" calcext:value-type="float">
            <text:p>1.971396</text:p>
          </table:table-cell>
          <table:table-cell office:value-type="float" office:value="1.652893" calcext:value-type="float">
            <text:p>1.652893</text:p>
          </table:table-cell>
          <table:table-cell office:value-type="float" office:value="1.185279" calcext:value-type="float">
            <text:p>1.185279</text:p>
          </table:table-cell>
          <table:table-cell office:value-type="float" office:value="0.7981236" calcext:value-type="float">
            <text:p>0.7981236</text:p>
          </table:table-cell>
          <table:table-cell office:value-type="float" office:value="0.3747202" calcext:value-type="float">
            <text:p>0.3747202</text:p>
          </table:table-cell>
          <table:table-cell office:value-type="float" office:value="0.1932638" calcext:value-type="float">
            <text:p>0.1932638</text:p>
          </table:table-cell>
          <table:table-cell office:value-type="float" office:value="1046.903" calcext:value-type="float">
            <text:p>1046.903</text:p>
          </table:table-cell>
          <table:table-cell office:value-type="float" office:value="0" calcext:value-type="float">
            <text:p>0</text:p>
          </table:table-cell>
          <table:table-cell office:value-type="float" office:value="-0.002104311" calcext:value-type="float">
            <text:p>-0.0021043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4" calcext:value-type="float">
            <text:p>3022004</text:p>
          </table:table-cell>
          <table:table-cell office:value-type="float" office:value="24.61452" calcext:value-type="float">
            <text:p>24.61452</text:p>
          </table:table-cell>
          <table:table-cell office:value-type="float" office:value="450.1051" calcext:value-type="float">
            <text:p>450.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40287" calcext:value-type="float">
            <text:p>0.5940287</text:p>
          </table:table-cell>
          <table:table-cell office:value-type="float" office:value="4.803763" calcext:value-type="float">
            <text:p>4.803763</text:p>
          </table:table-cell>
          <table:table-cell office:value-type="float" office:value="0" calcext:value-type="float">
            <text:p>0</text:p>
          </table:table-cell>
          <table:table-cell office:value-type="float" office:value="0.001186808" calcext:value-type="float">
            <text:p>0.001186808</text:p>
          </table:table-cell>
          <table:table-cell office:value-type="float" office:value="0" calcext:value-type="float">
            <text:p>0</text:p>
          </table:table-cell>
          <table:table-cell office:value-type="float" office:value="0.04826902" calcext:value-type="float">
            <text:p>0.04826902</text:p>
          </table:table-cell>
          <table:table-cell office:value-type="float" office:value="-0.002553396" calcext:value-type="float">
            <text:p>-0.002553396</text:p>
          </table:table-cell>
          <table:table-cell office:value-type="float" office:value="-0.0008046193" calcext:value-type="float">
            <text:p>-0.0008046193</text:p>
          </table:table-cell>
          <table:table-cell office:value-type="float" office:value="0.0000003323797" calcext:value-type="float">
            <text:p>3.323797E-07</text:p>
          </table:table-cell>
          <table:table-cell office:value-type="float" office:value="15.50415" calcext:value-type="float">
            <text:p>15.50415</text:p>
          </table:table-cell>
          <table:table-cell office:value-type="float" office:value="7.077561" calcext:value-type="float">
            <text:p>7.077561</text:p>
          </table:table-cell>
          <table:table-cell office:value-type="float" office:value="0.4597423" calcext:value-type="float">
            <text:p>0.4597423</text:p>
          </table:table-cell>
          <table:table-cell office:value-type="float" office:value="0.05695966" calcext:value-type="float">
            <text:p>0.05695966</text:p>
          </table:table-cell>
          <table:table-cell office:value-type="float" office:value="0.04799269" calcext:value-type="float">
            <text:p>0.04799269</text:p>
          </table:table-cell>
          <table:table-cell office:value-type="float" office:value="0.03995581" calcext:value-type="float">
            <text:p>0.03995581</text:p>
          </table:table-cell>
          <table:table-cell office:value-type="float" office:value="0.0357992" calcext:value-type="float">
            <text:p>0.0357992</text:p>
          </table:table-cell>
          <table:table-cell office:value-type="float" office:value="0.05573836" calcext:value-type="float">
            <text:p>0.05573836</text:p>
          </table:table-cell>
          <table:table-cell office:value-type="float" office:value="0.03224261" calcext:value-type="float">
            <text:p>0.03224261</text:p>
          </table:table-cell>
          <table:table-cell office:value-type="float" office:value="36.44116" calcext:value-type="float">
            <text:p>36.44116</text:p>
          </table:table-cell>
          <table:table-cell office:value-type="float" office:value="9.355874" calcext:value-type="float">
            <text:p>9.355874</text:p>
          </table:table-cell>
          <table:table-cell office:value-type="float" office:value="2.082206" calcext:value-type="float">
            <text:p>2.082206</text:p>
          </table:table-cell>
          <table:table-cell office:value-type="float" office:value="1.664224" calcext:value-type="float">
            <text:p>1.664224</text:p>
          </table:table-cell>
          <table:table-cell office:value-type="float" office:value="1.184405" calcext:value-type="float">
            <text:p>1.184405</text:p>
          </table:table-cell>
          <table:table-cell office:value-type="float" office:value="0.7972987" calcext:value-type="float">
            <text:p>0.7972987</text:p>
          </table:table-cell>
          <table:table-cell office:value-type="float" office:value="0.376557" calcext:value-type="float">
            <text:p>0.376557</text:p>
          </table:table-cell>
          <table:table-cell office:value-type="float" office:value="0.1934793" calcext:value-type="float">
            <text:p>0.1934793</text:p>
          </table:table-cell>
          <table:table-cell office:value-type="float" office:value="1075.876" calcext:value-type="float">
            <text:p>1075.876</text:p>
          </table:table-cell>
          <table:table-cell office:value-type="float" office:value="0" calcext:value-type="float">
            <text:p>0</text:p>
          </table:table-cell>
          <table:table-cell office:value-type="float" office:value="-0.002112446" calcext:value-type="float">
            <text:p>-0.0021124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4" calcext:value-type="float">
            <text:p>4022004</text:p>
          </table:table-cell>
          <table:table-cell office:value-type="float" office:value="24.63966" calcext:value-type="float">
            <text:p>24.63966</text:p>
          </table:table-cell>
          <table:table-cell office:value-type="float" office:value="450.1287" calcext:value-type="float">
            <text:p>450.1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68543" calcext:value-type="float">
            <text:p>0.5968543</text:p>
          </table:table-cell>
          <table:table-cell office:value-type="float" office:value="4.748925" calcext:value-type="float">
            <text:p>4.748925</text:p>
          </table:table-cell>
          <table:table-cell office:value-type="float" office:value="0" calcext:value-type="float">
            <text:p>0</text:p>
          </table:table-cell>
          <table:table-cell office:value-type="float" office:value="0.001221286" calcext:value-type="float">
            <text:p>0.001221286</text:p>
          </table:table-cell>
          <table:table-cell office:value-type="float" office:value="0" calcext:value-type="float">
            <text:p>0</text:p>
          </table:table-cell>
          <table:table-cell office:value-type="float" office:value="0.04957747" calcext:value-type="float">
            <text:p>0.04957747</text:p>
          </table:table-cell>
          <table:table-cell office:value-type="float" office:value="-0.002595727" calcext:value-type="float">
            <text:p>-0.002595727</text:p>
          </table:table-cell>
          <table:table-cell office:value-type="float" office:value="-0.0008655917" calcext:value-type="float">
            <text:p>-0.0008655917</text:p>
          </table:table-cell>
          <table:table-cell office:value-type="float" office:value="0.00000033247" calcext:value-type="float">
            <text:p>3.3247E-07</text:p>
          </table:table-cell>
          <table:table-cell office:value-type="float" office:value="15.57028" calcext:value-type="float">
            <text:p>15.57028</text:p>
          </table:table-cell>
          <table:table-cell office:value-type="float" office:value="6.588356" calcext:value-type="float">
            <text:p>6.588356</text:p>
          </table:table-cell>
          <table:table-cell office:value-type="float" office:value="0.4601801" calcext:value-type="float">
            <text:p>0.4601801</text:p>
          </table:table-cell>
          <table:table-cell office:value-type="float" office:value="0.05694324" calcext:value-type="float">
            <text:p>0.05694324</text:p>
          </table:table-cell>
          <table:table-cell office:value-type="float" office:value="0.04790964" calcext:value-type="float">
            <text:p>0.04790964</text:p>
          </table:table-cell>
          <table:table-cell office:value-type="float" office:value="0.03985512" calcext:value-type="float">
            <text:p>0.03985512</text:p>
          </table:table-cell>
          <table:table-cell office:value-type="float" office:value="0.035675" calcext:value-type="float">
            <text:p>0.035675</text:p>
          </table:table-cell>
          <table:table-cell office:value-type="float" office:value="0.05566819" calcext:value-type="float">
            <text:p>0.05566819</text:p>
          </table:table-cell>
          <table:table-cell office:value-type="float" office:value="0.0322597" calcext:value-type="float">
            <text:p>0.0322597</text:p>
          </table:table-cell>
          <table:table-cell office:value-type="float" office:value="35.25442" calcext:value-type="float">
            <text:p>35.25442</text:p>
          </table:table-cell>
          <table:table-cell office:value-type="float" office:value="10.98884" calcext:value-type="float">
            <text:p>10.98884</text:p>
          </table:table-cell>
          <table:table-cell office:value-type="float" office:value="2.200959" calcext:value-type="float">
            <text:p>2.200959</text:p>
          </table:table-cell>
          <table:table-cell office:value-type="float" office:value="1.679671" calcext:value-type="float">
            <text:p>1.679671</text:p>
          </table:table-cell>
          <table:table-cell office:value-type="float" office:value="1.187935" calcext:value-type="float">
            <text:p>1.187935</text:p>
          </table:table-cell>
          <table:table-cell office:value-type="float" office:value="0.7988097" calcext:value-type="float">
            <text:p>0.7988097</text:p>
          </table:table-cell>
          <table:table-cell office:value-type="float" office:value="0.3788568" calcext:value-type="float">
            <text:p>0.3788568</text:p>
          </table:table-cell>
          <table:table-cell office:value-type="float" office:value="0.1936599" calcext:value-type="float">
            <text:p>0.1936599</text:p>
          </table:table-cell>
          <table:table-cell office:value-type="float" office:value="1104.123" calcext:value-type="float">
            <text:p>1104.123</text:p>
          </table:table-cell>
          <table:table-cell office:value-type="float" office:value="0" calcext:value-type="float">
            <text:p>0</text:p>
          </table:table-cell>
          <table:table-cell office:value-type="float" office:value="-0.002120169" calcext:value-type="float">
            <text:p>-0.0021201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4" calcext:value-type="float">
            <text:p>5022004</text:p>
          </table:table-cell>
          <table:table-cell office:value-type="float" office:value="24.6633" calcext:value-type="float">
            <text:p>24.6633</text:p>
          </table:table-cell>
          <table:table-cell office:value-type="float" office:value="450.1525" calcext:value-type="float">
            <text:p>450.1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90281" calcext:value-type="float">
            <text:p>0.5990281</text:p>
          </table:table-cell>
          <table:table-cell office:value-type="float" office:value="4.69626" calcext:value-type="float">
            <text:p>4.69626</text:p>
          </table:table-cell>
          <table:table-cell office:value-type="float" office:value="0" calcext:value-type="float">
            <text:p>0</text:p>
          </table:table-cell>
          <table:table-cell office:value-type="float" office:value="0.001255668" calcext:value-type="float">
            <text:p>0.001255668</text:p>
          </table:table-cell>
          <table:table-cell office:value-type="float" office:value="0" calcext:value-type="float">
            <text:p>0</text:p>
          </table:table-cell>
          <table:table-cell office:value-type="float" office:value="0.05087759" calcext:value-type="float">
            <text:p>0.05087759</text:p>
          </table:table-cell>
          <table:table-cell office:value-type="float" office:value="-0.002637913" calcext:value-type="float">
            <text:p>-0.002637913</text:p>
          </table:table-cell>
          <table:table-cell office:value-type="float" office:value="-0.0009168807" calcext:value-type="float">
            <text:p>-0.0009168807</text:p>
          </table:table-cell>
          <table:table-cell office:value-type="float" office:value="0.0000003325572" calcext:value-type="float">
            <text:p>3.325572E-07</text:p>
          </table:table-cell>
          <table:table-cell office:value-type="float" office:value="15.63279" calcext:value-type="float">
            <text:p>15.63279</text:p>
          </table:table-cell>
          <table:table-cell office:value-type="float" office:value="6.124856" calcext:value-type="float">
            <text:p>6.124856</text:p>
          </table:table-cell>
          <table:table-cell office:value-type="float" office:value="0.454274" calcext:value-type="float">
            <text:p>0.454274</text:p>
          </table:table-cell>
          <table:table-cell office:value-type="float" office:value="0.05691467" calcext:value-type="float">
            <text:p>0.05691467</text:p>
          </table:table-cell>
          <table:table-cell office:value-type="float" office:value="0.04785533" calcext:value-type="float">
            <text:p>0.04785533</text:p>
          </table:table-cell>
          <table:table-cell office:value-type="float" office:value="0.0397848" calcext:value-type="float">
            <text:p>0.0397848</text:p>
          </table:table-cell>
          <table:table-cell office:value-type="float" office:value="0.03556645" calcext:value-type="float">
            <text:p>0.03556645</text:p>
          </table:table-cell>
          <table:table-cell office:value-type="float" office:value="0.05561284" calcext:value-type="float">
            <text:p>0.05561284</text:p>
          </table:table-cell>
          <table:table-cell office:value-type="float" office:value="0.03227661" calcext:value-type="float">
            <text:p>0.03227661</text:p>
          </table:table-cell>
          <table:table-cell office:value-type="float" office:value="32.91845" calcext:value-type="float">
            <text:p>32.91845</text:p>
          </table:table-cell>
          <table:table-cell office:value-type="float" office:value="12.37096" calcext:value-type="float">
            <text:p>12.37096</text:p>
          </table:table-cell>
          <table:table-cell office:value-type="float" office:value="2.329713" calcext:value-type="float">
            <text:p>2.329713</text:p>
          </table:table-cell>
          <table:table-cell office:value-type="float" office:value="1.697802" calcext:value-type="float">
            <text:p>1.697802</text:p>
          </table:table-cell>
          <table:table-cell office:value-type="float" office:value="1.19395" calcext:value-type="float">
            <text:p>1.19395</text:p>
          </table:table-cell>
          <table:table-cell office:value-type="float" office:value="0.8016013" calcext:value-type="float">
            <text:p>0.8016013</text:p>
          </table:table-cell>
          <table:table-cell office:value-type="float" office:value="0.3814223" calcext:value-type="float">
            <text:p>0.3814223</text:p>
          </table:table-cell>
          <table:table-cell office:value-type="float" office:value="0.1938284" calcext:value-type="float">
            <text:p>0.1938284</text:p>
          </table:table-cell>
          <table:table-cell office:value-type="float" office:value="1130.442" calcext:value-type="float">
            <text:p>1130.442</text:p>
          </table:table-cell>
          <table:table-cell office:value-type="float" office:value="0" calcext:value-type="float">
            <text:p>0</text:p>
          </table:table-cell>
          <table:table-cell office:value-type="float" office:value="-0.002127767" calcext:value-type="float">
            <text:p>-0.0021277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4" calcext:value-type="float">
            <text:p>6022004</text:p>
          </table:table-cell>
          <table:table-cell office:value-type="float" office:value="24.68524" calcext:value-type="float">
            <text:p>24.68524</text:p>
          </table:table-cell>
          <table:table-cell office:value-type="float" office:value="450.1761" calcext:value-type="float">
            <text:p>450.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05782" calcext:value-type="float">
            <text:p>0.6005782</text:p>
          </table:table-cell>
          <table:table-cell office:value-type="float" office:value="4.646001" calcext:value-type="float">
            <text:p>4.646001</text:p>
          </table:table-cell>
          <table:table-cell office:value-type="float" office:value="0" calcext:value-type="float">
            <text:p>0</text:p>
          </table:table-cell>
          <table:table-cell office:value-type="float" office:value="0.001289952" calcext:value-type="float">
            <text:p>0.001289952</text:p>
          </table:table-cell>
          <table:table-cell office:value-type="float" office:value="0" calcext:value-type="float">
            <text:p>0</text:p>
          </table:table-cell>
          <table:table-cell office:value-type="float" office:value="0.05217029" calcext:value-type="float">
            <text:p>0.05217029</text:p>
          </table:table-cell>
          <table:table-cell office:value-type="float" office:value="-0.00268336" calcext:value-type="float">
            <text:p>-0.00268336</text:p>
          </table:table-cell>
          <table:table-cell office:value-type="float" office:value="-0.0009663174" calcext:value-type="float">
            <text:p>-0.0009663174</text:p>
          </table:table-cell>
          <table:table-cell office:value-type="float" office:value="0.0000003326414" calcext:value-type="float">
            <text:p>3.326414E-07</text:p>
          </table:table-cell>
          <table:table-cell office:value-type="float" office:value="15.69154" calcext:value-type="float">
            <text:p>15.69154</text:p>
          </table:table-cell>
          <table:table-cell office:value-type="float" office:value="5.695187" calcext:value-type="float">
            <text:p>5.695187</text:p>
          </table:table-cell>
          <table:table-cell office:value-type="float" office:value="0.4372075" calcext:value-type="float">
            <text:p>0.4372075</text:p>
          </table:table-cell>
          <table:table-cell office:value-type="float" office:value="0.05689246" calcext:value-type="float">
            <text:p>0.05689246</text:p>
          </table:table-cell>
          <table:table-cell office:value-type="float" office:value="0.04783632" calcext:value-type="float">
            <text:p>0.04783632</text:p>
          </table:table-cell>
          <table:table-cell office:value-type="float" office:value="0.03973994" calcext:value-type="float">
            <text:p>0.03973994</text:p>
          </table:table-cell>
          <table:table-cell office:value-type="float" office:value="0.0354758" calcext:value-type="float">
            <text:p>0.0354758</text:p>
          </table:table-cell>
          <table:table-cell office:value-type="float" office:value="0.05557411" calcext:value-type="float">
            <text:p>0.05557411</text:p>
          </table:table-cell>
          <table:table-cell office:value-type="float" office:value="0.03229465" calcext:value-type="float">
            <text:p>0.03229465</text:p>
          </table:table-cell>
          <table:table-cell office:value-type="float" office:value="30.09986" calcext:value-type="float">
            <text:p>30.09986</text:p>
          </table:table-cell>
          <table:table-cell office:value-type="float" office:value="13.3531" calcext:value-type="float">
            <text:p>13.3531</text:p>
          </table:table-cell>
          <table:table-cell office:value-type="float" office:value="2.466395" calcext:value-type="float">
            <text:p>2.466395</text:p>
          </table:table-cell>
          <table:table-cell office:value-type="float" office:value="1.716358" calcext:value-type="float">
            <text:p>1.716358</text:p>
          </table:table-cell>
          <table:table-cell office:value-type="float" office:value="1.200822" calcext:value-type="float">
            <text:p>1.200822</text:p>
          </table:table-cell>
          <table:table-cell office:value-type="float" office:value="0.8056589" calcext:value-type="float">
            <text:p>0.8056589</text:p>
          </table:table-cell>
          <table:table-cell office:value-type="float" office:value="0.3843379" calcext:value-type="float">
            <text:p>0.3843379</text:p>
          </table:table-cell>
          <table:table-cell office:value-type="float" office:value="0.1940212" calcext:value-type="float">
            <text:p>0.1940212</text:p>
          </table:table-cell>
          <table:table-cell office:value-type="float" office:value="1154.808" calcext:value-type="float">
            <text:p>1154.808</text:p>
          </table:table-cell>
          <table:table-cell office:value-type="float" office:value="0" calcext:value-type="float">
            <text:p>0</text:p>
          </table:table-cell>
          <table:table-cell office:value-type="float" office:value="-0.002135206" calcext:value-type="float">
            <text:p>-0.0021352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4" calcext:value-type="float">
            <text:p>7022004</text:p>
          </table:table-cell>
          <table:table-cell office:value-type="float" office:value="24.70548" calcext:value-type="float">
            <text:p>24.70548</text:p>
          </table:table-cell>
          <table:table-cell office:value-type="float" office:value="450.1996" calcext:value-type="float">
            <text:p>450.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362" calcext:value-type="float">
            <text:p>0.601362</text:p>
          </table:table-cell>
          <table:table-cell office:value-type="float" office:value="4.598258" calcext:value-type="float">
            <text:p>4.598258</text:p>
          </table:table-cell>
          <table:table-cell office:value-type="float" office:value="0" calcext:value-type="float">
            <text:p>0</text:p>
          </table:table-cell>
          <table:table-cell office:value-type="float" office:value="0.001324144" calcext:value-type="float">
            <text:p>0.001324144</text:p>
          </table:table-cell>
          <table:table-cell office:value-type="float" office:value="0" calcext:value-type="float">
            <text:p>0</text:p>
          </table:table-cell>
          <table:table-cell office:value-type="float" office:value="0.05345433" calcext:value-type="float">
            <text:p>0.05345433</text:p>
          </table:table-cell>
          <table:table-cell office:value-type="float" office:value="-0.002732149" calcext:value-type="float">
            <text:p>-0.002732149</text:p>
          </table:table-cell>
          <table:table-cell office:value-type="float" office:value="-0.00101124" calcext:value-type="float">
            <text:p>-0.00101124</text:p>
          </table:table-cell>
          <table:table-cell office:value-type="float" office:value="0.0000003327227" calcext:value-type="float">
            <text:p>3.327227E-07</text:p>
          </table:table-cell>
          <table:table-cell office:value-type="float" office:value="15.74673" calcext:value-type="float">
            <text:p>15.74673</text:p>
          </table:table-cell>
          <table:table-cell office:value-type="float" office:value="5.286688" calcext:value-type="float">
            <text:p>5.286688</text:p>
          </table:table-cell>
          <table:table-cell office:value-type="float" office:value="0.4160506" calcext:value-type="float">
            <text:p>0.4160506</text:p>
          </table:table-cell>
          <table:table-cell office:value-type="float" office:value="0.05681736" calcext:value-type="float">
            <text:p>0.05681736</text:p>
          </table:table-cell>
          <table:table-cell office:value-type="float" office:value="0.04780273" calcext:value-type="float">
            <text:p>0.04780273</text:p>
          </table:table-cell>
          <table:table-cell office:value-type="float" office:value="0.03969503" calcext:value-type="float">
            <text:p>0.03969503</text:p>
          </table:table-cell>
          <table:table-cell office:value-type="float" office:value="0.03539832" calcext:value-type="float">
            <text:p>0.03539832</text:p>
          </table:table-cell>
          <table:table-cell office:value-type="float" office:value="0.05553586" calcext:value-type="float">
            <text:p>0.05553586</text:p>
          </table:table-cell>
          <table:table-cell office:value-type="float" office:value="0.03231263" calcext:value-type="float">
            <text:p>0.03231263</text:p>
          </table:table-cell>
          <table:table-cell office:value-type="float" office:value="27.20522" calcext:value-type="float">
            <text:p>27.20522</text:p>
          </table:table-cell>
          <table:table-cell office:value-type="float" office:value="14.0139" calcext:value-type="float">
            <text:p>14.0139</text:p>
          </table:table-cell>
          <table:table-cell office:value-type="float" office:value="2.607584" calcext:value-type="float">
            <text:p>2.607584</text:p>
          </table:table-cell>
          <table:table-cell office:value-type="float" office:value="1.735178" calcext:value-type="float">
            <text:p>1.735178</text:p>
          </table:table-cell>
          <table:table-cell office:value-type="float" office:value="1.208486" calcext:value-type="float">
            <text:p>1.208486</text:p>
          </table:table-cell>
          <table:table-cell office:value-type="float" office:value="0.8108328" calcext:value-type="float">
            <text:p>0.8108328</text:p>
          </table:table-cell>
          <table:table-cell office:value-type="float" office:value="0.3873658" calcext:value-type="float">
            <text:p>0.3873658</text:p>
          </table:table-cell>
          <table:table-cell office:value-type="float" office:value="0.194224" calcext:value-type="float">
            <text:p>0.194224</text:p>
          </table:table-cell>
          <table:table-cell office:value-type="float" office:value="1176.935" calcext:value-type="float">
            <text:p>1176.935</text:p>
          </table:table-cell>
          <table:table-cell office:value-type="float" office:value="0" calcext:value-type="float">
            <text:p>0</text:p>
          </table:table-cell>
          <table:table-cell office:value-type="float" office:value="-0.002142598" calcext:value-type="float">
            <text:p>-0.0021425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4" calcext:value-type="float">
            <text:p>8022004</text:p>
          </table:table-cell>
          <table:table-cell office:value-type="float" office:value="24.72415" calcext:value-type="float">
            <text:p>24.72415</text:p>
          </table:table-cell>
          <table:table-cell office:value-type="float" office:value="450.2231" calcext:value-type="float">
            <text:p>450.2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03321" calcext:value-type="float">
            <text:p>0.6003321</text:p>
          </table:table-cell>
          <table:table-cell office:value-type="float" office:value="4.553934" calcext:value-type="float">
            <text:p>4.553934</text:p>
          </table:table-cell>
          <table:table-cell office:value-type="float" office:value="0" calcext:value-type="float">
            <text:p>0</text:p>
          </table:table-cell>
          <table:table-cell office:value-type="float" office:value="0.001358275" calcext:value-type="float">
            <text:p>0.001358275</text:p>
          </table:table-cell>
          <table:table-cell office:value-type="float" office:value="0" calcext:value-type="float">
            <text:p>0</text:p>
          </table:table-cell>
          <table:table-cell office:value-type="float" office:value="0.05473011" calcext:value-type="float">
            <text:p>0.05473011</text:p>
          </table:table-cell>
          <table:table-cell office:value-type="float" office:value="-0.00278486" calcext:value-type="float">
            <text:p>-0.00278486</text:p>
          </table:table-cell>
          <table:table-cell office:value-type="float" office:value="-0.00105251" calcext:value-type="float">
            <text:p>-0.00105251</text:p>
          </table:table-cell>
          <table:table-cell office:value-type="float" office:value="0.000000332801" calcext:value-type="float">
            <text:p>3.32801E-07</text:p>
          </table:table-cell>
          <table:table-cell office:value-type="float" office:value="15.79878" calcext:value-type="float">
            <text:p>15.79878</text:p>
          </table:table-cell>
          <table:table-cell office:value-type="float" office:value="4.895212" calcext:value-type="float">
            <text:p>4.895212</text:p>
          </table:table-cell>
          <table:table-cell office:value-type="float" office:value="0.3926563" calcext:value-type="float">
            <text:p>0.3926563</text:p>
          </table:table-cell>
          <table:table-cell office:value-type="float" office:value="0.05672682" calcext:value-type="float">
            <text:p>0.05672682</text:p>
          </table:table-cell>
          <table:table-cell office:value-type="float" office:value="0.04778274" calcext:value-type="float">
            <text:p>0.04778274</text:p>
          </table:table-cell>
          <table:table-cell office:value-type="float" office:value="0.0396666" calcext:value-type="float">
            <text:p>0.0396666</text:p>
          </table:table-cell>
          <table:table-cell office:value-type="float" office:value="0.0353419" calcext:value-type="float">
            <text:p>0.0353419</text:p>
          </table:table-cell>
          <table:table-cell office:value-type="float" office:value="0.05550199" calcext:value-type="float">
            <text:p>0.05550199</text:p>
          </table:table-cell>
          <table:table-cell office:value-type="float" office:value="0.03233083" calcext:value-type="float">
            <text:p>0.03233083</text:p>
          </table:table-cell>
          <table:table-cell office:value-type="float" office:value="24.53577" calcext:value-type="float">
            <text:p>24.53577</text:p>
          </table:table-cell>
          <table:table-cell office:value-type="float" office:value="14.41377" calcext:value-type="float">
            <text:p>14.41377</text:p>
          </table:table-cell>
          <table:table-cell office:value-type="float" office:value="2.750977" calcext:value-type="float">
            <text:p>2.750977</text:p>
          </table:table-cell>
          <table:table-cell office:value-type="float" office:value="1.754358" calcext:value-type="float">
            <text:p>1.754358</text:p>
          </table:table-cell>
          <table:table-cell office:value-type="float" office:value="1.216467" calcext:value-type="float">
            <text:p>1.216467</text:p>
          </table:table-cell>
          <table:table-cell office:value-type="float" office:value="0.8164525" calcext:value-type="float">
            <text:p>0.8164525</text:p>
          </table:table-cell>
          <table:table-cell office:value-type="float" office:value="0.3904923" calcext:value-type="float">
            <text:p>0.3904923</text:p>
          </table:table-cell>
          <table:table-cell office:value-type="float" office:value="0.1944373" calcext:value-type="float">
            <text:p>0.1944373</text:p>
          </table:table-cell>
          <table:table-cell office:value-type="float" office:value="1194.165" calcext:value-type="float">
            <text:p>1194.165</text:p>
          </table:table-cell>
          <table:table-cell office:value-type="float" office:value="0" calcext:value-type="float">
            <text:p>0</text:p>
          </table:table-cell>
          <table:table-cell office:value-type="float" office:value="-0.002149894" calcext:value-type="float">
            <text:p>-0.0021498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4" calcext:value-type="float">
            <text:p>9022004</text:p>
          </table:table-cell>
          <table:table-cell office:value-type="float" office:value="24.74124" calcext:value-type="float">
            <text:p>24.74124</text:p>
          </table:table-cell>
          <table:table-cell office:value-type="float" office:value="450.2467" calcext:value-type="float">
            <text:p>450.2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76517" calcext:value-type="float">
            <text:p>0.5976517</text:p>
          </table:table-cell>
          <table:table-cell office:value-type="float" office:value="4.512812" calcext:value-type="float">
            <text:p>4.512812</text:p>
          </table:table-cell>
          <table:table-cell office:value-type="float" office:value="0" calcext:value-type="float">
            <text:p>0</text:p>
          </table:table-cell>
          <table:table-cell office:value-type="float" office:value="0.001392361" calcext:value-type="float">
            <text:p>0.001392361</text:p>
          </table:table-cell>
          <table:table-cell office:value-type="float" office:value="0" calcext:value-type="float">
            <text:p>0</text:p>
          </table:table-cell>
          <table:table-cell office:value-type="float" office:value="0.05600122" calcext:value-type="float">
            <text:p>0.05600122</text:p>
          </table:table-cell>
          <table:table-cell office:value-type="float" office:value="-0.002842647" calcext:value-type="float">
            <text:p>-0.002842647</text:p>
          </table:table-cell>
          <table:table-cell office:value-type="float" office:value="-0.001091332" calcext:value-type="float">
            <text:p>-0.001091332</text:p>
          </table:table-cell>
          <table:table-cell office:value-type="float" office:value="0.0000003328763" calcext:value-type="float">
            <text:p>3.328763E-07</text:p>
          </table:table-cell>
          <table:table-cell office:value-type="float" office:value="15.8479" calcext:value-type="float">
            <text:p>15.8479</text:p>
          </table:table-cell>
          <table:table-cell office:value-type="float" office:value="4.521324" calcext:value-type="float">
            <text:p>4.521324</text:p>
          </table:table-cell>
          <table:table-cell office:value-type="float" office:value="0.367729" calcext:value-type="float">
            <text:p>0.367729</text:p>
          </table:table-cell>
          <table:table-cell office:value-type="float" office:value="0.056618" calcext:value-type="float">
            <text:p>0.056618</text:p>
          </table:table-cell>
          <table:table-cell office:value-type="float" office:value="0.04777276" calcext:value-type="float">
            <text:p>0.04777276</text:p>
          </table:table-cell>
          <table:table-cell office:value-type="float" office:value="0.03965142" calcext:value-type="float">
            <text:p>0.03965142</text:p>
          </table:table-cell>
          <table:table-cell office:value-type="float" office:value="0.03530331" calcext:value-type="float">
            <text:p>0.03530331</text:p>
          </table:table-cell>
          <table:table-cell office:value-type="float" office:value="0.05547078" calcext:value-type="float">
            <text:p>0.05547078</text:p>
          </table:table-cell>
          <table:table-cell office:value-type="float" office:value="0.03234954" calcext:value-type="float">
            <text:p>0.03234954</text:p>
          </table:table-cell>
          <table:table-cell office:value-type="float" office:value="22.13155" calcext:value-type="float">
            <text:p>22.13155</text:p>
          </table:table-cell>
          <table:table-cell office:value-type="float" office:value="14.59782" calcext:value-type="float">
            <text:p>14.59782</text:p>
          </table:table-cell>
          <table:table-cell office:value-type="float" office:value="2.894271" calcext:value-type="float">
            <text:p>2.894271</text:p>
          </table:table-cell>
          <table:table-cell office:value-type="float" office:value="1.77394" calcext:value-type="float">
            <text:p>1.77394</text:p>
          </table:table-cell>
          <table:table-cell office:value-type="float" office:value="1.224544" calcext:value-type="float">
            <text:p>1.224544</text:p>
          </table:table-cell>
          <table:table-cell office:value-type="float" office:value="0.8222862" calcext:value-type="float">
            <text:p>0.8222862</text:p>
          </table:table-cell>
          <table:table-cell office:value-type="float" office:value="0.3936862" calcext:value-type="float">
            <text:p>0.3936862</text:p>
          </table:table-cell>
          <table:table-cell office:value-type="float" office:value="0.1946623" calcext:value-type="float">
            <text:p>0.1946623</text:p>
          </table:table-cell>
          <table:table-cell office:value-type="float" office:value="1206.798" calcext:value-type="float">
            <text:p>1206.798</text:p>
          </table:table-cell>
          <table:table-cell office:value-type="float" office:value="0" calcext:value-type="float">
            <text:p>0</text:p>
          </table:table-cell>
          <table:table-cell office:value-type="float" office:value="-0.002157111" calcext:value-type="float">
            <text:p>-0.0021571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4" calcext:value-type="float">
            <text:p>10022004</text:p>
          </table:table-cell>
          <table:table-cell office:value-type="float" office:value="24.75687" calcext:value-type="float">
            <text:p>24.75687</text:p>
          </table:table-cell>
          <table:table-cell office:value-type="float" office:value="450.2702" calcext:value-type="float">
            <text:p>450.2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39829" calcext:value-type="float">
            <text:p>0.5939829</text:p>
          </table:table-cell>
          <table:table-cell office:value-type="float" office:value="4.47415" calcext:value-type="float">
            <text:p>4.47415</text:p>
          </table:table-cell>
          <table:table-cell office:value-type="float" office:value="0" calcext:value-type="float">
            <text:p>0</text:p>
          </table:table-cell>
          <table:table-cell office:value-type="float" office:value="0.001426408" calcext:value-type="float">
            <text:p>0.001426408</text:p>
          </table:table-cell>
          <table:table-cell office:value-type="float" office:value="0" calcext:value-type="float">
            <text:p>0</text:p>
          </table:table-cell>
          <table:table-cell office:value-type="float" office:value="0.05726372" calcext:value-type="float">
            <text:p>0.05726372</text:p>
          </table:table-cell>
          <table:table-cell office:value-type="float" office:value="-0.002905272" calcext:value-type="float">
            <text:p>-0.002905272</text:p>
          </table:table-cell>
          <table:table-cell office:value-type="float" office:value="-0.001121878" calcext:value-type="float">
            <text:p>-0.001121878</text:p>
          </table:table-cell>
          <table:table-cell office:value-type="float" office:value="0.0000003329486" calcext:value-type="float">
            <text:p>3.329486E-07</text:p>
          </table:table-cell>
          <table:table-cell office:value-type="float" office:value="15.89436" calcext:value-type="float">
            <text:p>15.89436</text:p>
          </table:table-cell>
          <table:table-cell office:value-type="float" office:value="4.162449" calcext:value-type="float">
            <text:p>4.162449</text:p>
          </table:table-cell>
          <table:table-cell office:value-type="float" office:value="0.3416678" calcext:value-type="float">
            <text:p>0.3416678</text:p>
          </table:table-cell>
          <table:table-cell office:value-type="float" office:value="0.05642672" calcext:value-type="float">
            <text:p>0.05642672</text:p>
          </table:table-cell>
          <table:table-cell office:value-type="float" office:value="0.04771684" calcext:value-type="float">
            <text:p>0.04771684</text:p>
          </table:table-cell>
          <table:table-cell office:value-type="float" office:value="0.03961319" calcext:value-type="float">
            <text:p>0.03961319</text:p>
          </table:table-cell>
          <table:table-cell office:value-type="float" office:value="0.03525012" calcext:value-type="float">
            <text:p>0.03525012</text:p>
          </table:table-cell>
          <table:table-cell office:value-type="float" office:value="0.05543646" calcext:value-type="float">
            <text:p>0.05543646</text:p>
          </table:table-cell>
          <table:table-cell office:value-type="float" office:value="0.03236808" calcext:value-type="float">
            <text:p>0.03236808</text:p>
          </table:table-cell>
          <table:table-cell office:value-type="float" office:value="19.98283" calcext:value-type="float">
            <text:p>19.98283</text:p>
          </table:table-cell>
          <table:table-cell office:value-type="float" office:value="14.61314" calcext:value-type="float">
            <text:p>14.61314</text:p>
          </table:table-cell>
          <table:table-cell office:value-type="float" office:value="3.035564" calcext:value-type="float">
            <text:p>3.035564</text:p>
          </table:table-cell>
          <table:table-cell office:value-type="float" office:value="1.794005" calcext:value-type="float">
            <text:p>1.794005</text:p>
          </table:table-cell>
          <table:table-cell office:value-type="float" office:value="1.232667" calcext:value-type="float">
            <text:p>1.232667</text:p>
          </table:table-cell>
          <table:table-cell office:value-type="float" office:value="0.8282451" calcext:value-type="float">
            <text:p>0.8282451</text:p>
          </table:table-cell>
          <table:table-cell office:value-type="float" office:value="0.3969338" calcext:value-type="float">
            <text:p>0.3969338</text:p>
          </table:table-cell>
          <table:table-cell office:value-type="float" office:value="0.1948996" calcext:value-type="float">
            <text:p>0.1948996</text:p>
          </table:table-cell>
          <table:table-cell office:value-type="float" office:value="1216.559" calcext:value-type="float">
            <text:p>1216.559</text:p>
          </table:table-cell>
          <table:table-cell office:value-type="float" office:value="0" calcext:value-type="float">
            <text:p>0</text:p>
          </table:table-cell>
          <table:table-cell office:value-type="float" office:value="-0.002164362" calcext:value-type="float">
            <text:p>-0.0021643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4" calcext:value-type="float">
            <text:p>11022004</text:p>
          </table:table-cell>
          <table:table-cell office:value-type="float" office:value="24.77109" calcext:value-type="float">
            <text:p>24.77109</text:p>
          </table:table-cell>
          <table:table-cell office:value-type="float" office:value="450.2937" calcext:value-type="float">
            <text:p>450.2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93722" calcext:value-type="float">
            <text:p>0.5893722</text:p>
          </table:table-cell>
          <table:table-cell office:value-type="float" office:value="4.437777" calcext:value-type="float">
            <text:p>4.437777</text:p>
          </table:table-cell>
          <table:table-cell office:value-type="float" office:value="0" calcext:value-type="float">
            <text:p>0</text:p>
          </table:table-cell>
          <table:table-cell office:value-type="float" office:value="0.001460436" calcext:value-type="float">
            <text:p>0.001460436</text:p>
          </table:table-cell>
          <table:table-cell office:value-type="float" office:value="0" calcext:value-type="float">
            <text:p>0</text:p>
          </table:table-cell>
          <table:table-cell office:value-type="float" office:value="0.05852092" calcext:value-type="float">
            <text:p>0.05852092</text:p>
          </table:table-cell>
          <table:table-cell office:value-type="float" office:value="-0.002976464" calcext:value-type="float">
            <text:p>-0.002976464</text:p>
          </table:table-cell>
          <table:table-cell office:value-type="float" office:value="-0.001148519" calcext:value-type="float">
            <text:p>-0.001148519</text:p>
          </table:table-cell>
          <table:table-cell office:value-type="float" office:value="0.0000003330181" calcext:value-type="float">
            <text:p>3.330181E-07</text:p>
          </table:table-cell>
          <table:table-cell office:value-type="float" office:value="15.93849" calcext:value-type="float">
            <text:p>15.93849</text:p>
          </table:table-cell>
          <table:table-cell office:value-type="float" office:value="3.748152" calcext:value-type="float">
            <text:p>3.748152</text:p>
          </table:table-cell>
          <table:table-cell office:value-type="float" office:value="0.3144706" calcext:value-type="float">
            <text:p>0.3144706</text:p>
          </table:table-cell>
          <table:table-cell office:value-type="float" office:value="0.05616583" calcext:value-type="float">
            <text:p>0.05616583</text:p>
          </table:table-cell>
          <table:table-cell office:value-type="float" office:value="0.04762631" calcext:value-type="float">
            <text:p>0.04762631</text:p>
          </table:table-cell>
          <table:table-cell office:value-type="float" office:value="0.03956874" calcext:value-type="float">
            <text:p>0.03956874</text:p>
          </table:table-cell>
          <table:table-cell office:value-type="float" office:value="0.0352223" calcext:value-type="float">
            <text:p>0.0352223</text:p>
          </table:table-cell>
          <table:table-cell office:value-type="float" office:value="0.05537685" calcext:value-type="float">
            <text:p>0.05537685</text:p>
          </table:table-cell>
          <table:table-cell office:value-type="float" office:value="0.03238656" calcext:value-type="float">
            <text:p>0.03238656</text:p>
          </table:table-cell>
          <table:table-cell office:value-type="float" office:value="17.77035" calcext:value-type="float">
            <text:p>17.77035</text:p>
          </table:table-cell>
          <table:table-cell office:value-type="float" office:value="14.16587" calcext:value-type="float">
            <text:p>14.16587</text:p>
          </table:table-cell>
          <table:table-cell office:value-type="float" office:value="3.16733" calcext:value-type="float">
            <text:p>3.16733</text:p>
          </table:table-cell>
          <table:table-cell office:value-type="float" office:value="1.813078" calcext:value-type="float">
            <text:p>1.813078</text:p>
          </table:table-cell>
          <table:table-cell office:value-type="float" office:value="1.240788" calcext:value-type="float">
            <text:p>1.240788</text:p>
          </table:table-cell>
          <table:table-cell office:value-type="float" office:value="0.8343823" calcext:value-type="float">
            <text:p>0.8343823</text:p>
          </table:table-cell>
          <table:table-cell office:value-type="float" office:value="0.3997809" calcext:value-type="float">
            <text:p>0.3997809</text:p>
          </table:table-cell>
          <table:table-cell office:value-type="float" office:value="0.1951584" calcext:value-type="float">
            <text:p>0.1951584</text:p>
          </table:table-cell>
          <table:table-cell office:value-type="float" office:value="1225.826" calcext:value-type="float">
            <text:p>1225.826</text:p>
          </table:table-cell>
          <table:table-cell office:value-type="float" office:value="0" calcext:value-type="float">
            <text:p>0</text:p>
          </table:table-cell>
          <table:table-cell office:value-type="float" office:value="-0.00217163" calcext:value-type="float">
            <text:p>-0.002171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4" calcext:value-type="float">
            <text:p>12022004</text:p>
          </table:table-cell>
          <table:table-cell office:value-type="float" office:value="24.78411" calcext:value-type="float">
            <text:p>24.78411</text:p>
          </table:table-cell>
          <table:table-cell office:value-type="float" office:value="450.3176" calcext:value-type="float">
            <text:p>450.3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39589" calcext:value-type="float">
            <text:p>0.5839589</text:p>
          </table:table-cell>
          <table:table-cell office:value-type="float" office:value="4.403141" calcext:value-type="float">
            <text:p>4.403141</text:p>
          </table:table-cell>
          <table:table-cell office:value-type="float" office:value="0" calcext:value-type="float">
            <text:p>0</text:p>
          </table:table-cell>
          <table:table-cell office:value-type="float" office:value="0.001494584" calcext:value-type="float">
            <text:p>0.001494584</text:p>
          </table:table-cell>
          <table:table-cell office:value-type="float" office:value="0" calcext:value-type="float">
            <text:p>0</text:p>
          </table:table-cell>
          <table:table-cell office:value-type="float" office:value="0.05977799" calcext:value-type="float">
            <text:p>0.05977799</text:p>
          </table:table-cell>
          <table:table-cell office:value-type="float" office:value="-0.003057003" calcext:value-type="float">
            <text:p>-0.003057003</text:p>
          </table:table-cell>
          <table:table-cell office:value-type="float" office:value="-0.001164995" calcext:value-type="float">
            <text:p>-0.001164995</text:p>
          </table:table-cell>
          <table:table-cell office:value-type="float" office:value="0.0000003330844" calcext:value-type="float">
            <text:p>3.330844E-07</text:p>
          </table:table-cell>
          <table:table-cell office:value-type="float" office:value="15.98098" calcext:value-type="float">
            <text:p>15.98098</text:p>
          </table:table-cell>
          <table:table-cell office:value-type="float" office:value="3.350033" calcext:value-type="float">
            <text:p>3.350033</text:p>
          </table:table-cell>
          <table:table-cell office:value-type="float" office:value="0.2848672" calcext:value-type="float">
            <text:p>0.2848672</text:p>
          </table:table-cell>
          <table:table-cell office:value-type="float" office:value="0.05573775" calcext:value-type="float">
            <text:p>0.05573775</text:p>
          </table:table-cell>
          <table:table-cell office:value-type="float" office:value="0.04741709" calcext:value-type="float">
            <text:p>0.04741709</text:p>
          </table:table-cell>
          <table:table-cell office:value-type="float" office:value="0.03947896" calcext:value-type="float">
            <text:p>0.03947896</text:p>
          </table:table-cell>
          <table:table-cell office:value-type="float" office:value="0.0351795" calcext:value-type="float">
            <text:p>0.0351795</text:p>
          </table:table-cell>
          <table:table-cell office:value-type="float" office:value="0.0552706" calcext:value-type="float">
            <text:p>0.0552706</text:p>
          </table:table-cell>
          <table:table-cell office:value-type="float" office:value="0.03240655" calcext:value-type="float">
            <text:p>0.03240655</text:p>
          </table:table-cell>
          <table:table-cell office:value-type="float" office:value="16.14247" calcext:value-type="float">
            <text:p>16.14247</text:p>
          </table:table-cell>
          <table:table-cell office:value-type="float" office:value="13.5202" calcext:value-type="float">
            <text:p>13.5202</text:p>
          </table:table-cell>
          <table:table-cell office:value-type="float" office:value="3.286516" calcext:value-type="float">
            <text:p>3.286516</text:p>
          </table:table-cell>
          <table:table-cell office:value-type="float" office:value="1.828932" calcext:value-type="float">
            <text:p>1.828932</text:p>
          </table:table-cell>
          <table:table-cell office:value-type="float" office:value="1.247977" calcext:value-type="float">
            <text:p>1.247977</text:p>
          </table:table-cell>
          <table:table-cell office:value-type="float" office:value="0.8392553" calcext:value-type="float">
            <text:p>0.8392553</text:p>
          </table:table-cell>
          <table:table-cell office:value-type="float" office:value="0.4017963" calcext:value-type="float">
            <text:p>0.4017963</text:p>
          </table:table-cell>
          <table:table-cell office:value-type="float" office:value="0.1954826" calcext:value-type="float">
            <text:p>0.1954826</text:p>
          </table:table-cell>
          <table:table-cell office:value-type="float" office:value="1232.773" calcext:value-type="float">
            <text:p>1232.773</text:p>
          </table:table-cell>
          <table:table-cell office:value-type="float" office:value="0" calcext:value-type="float">
            <text:p>0</text:p>
          </table:table-cell>
          <table:table-cell office:value-type="float" office:value="-0.002179027" calcext:value-type="float">
            <text:p>-0.0021790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4" calcext:value-type="float">
            <text:p>13022004</text:p>
          </table:table-cell>
          <table:table-cell office:value-type="float" office:value="24.79695" calcext:value-type="float">
            <text:p>24.79695</text:p>
          </table:table-cell>
          <table:table-cell office:value-type="float" office:value="450.342" calcext:value-type="float">
            <text:p>450.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99253" calcext:value-type="float">
            <text:p>0.5699253</text:p>
          </table:table-cell>
          <table:table-cell office:value-type="float" office:value="4.376677" calcext:value-type="float">
            <text:p>4.376677</text:p>
          </table:table-cell>
          <table:table-cell office:value-type="float" office:value="0" calcext:value-type="float">
            <text:p>0</text:p>
          </table:table-cell>
          <table:table-cell office:value-type="float" office:value="0.00152871" calcext:value-type="float">
            <text:p>0.00152871</text:p>
          </table:table-cell>
          <table:table-cell office:value-type="float" office:value="0" calcext:value-type="float">
            <text:p>0</text:p>
          </table:table-cell>
          <table:table-cell office:value-type="float" office:value="0.06102637" calcext:value-type="float">
            <text:p>0.06102637</text:p>
          </table:table-cell>
          <table:table-cell office:value-type="float" office:value="-0.003151131" calcext:value-type="float">
            <text:p>-0.003151131</text:p>
          </table:table-cell>
          <table:table-cell office:value-type="float" office:value="-0.001191073" calcext:value-type="float">
            <text:p>-0.001191073</text:p>
          </table:table-cell>
          <table:table-cell office:value-type="float" office:value="0.0000003331478" calcext:value-type="float">
            <text:p>3.331478E-07</text:p>
          </table:table-cell>
          <table:table-cell office:value-type="float" office:value="16.02426" calcext:value-type="float">
            <text:p>16.02426</text:p>
          </table:table-cell>
          <table:table-cell office:value-type="float" office:value="3.02681" calcext:value-type="float">
            <text:p>3.02681</text:p>
          </table:table-cell>
          <table:table-cell office:value-type="float" office:value="0.2634637" calcext:value-type="float">
            <text:p>0.2634637</text:p>
          </table:table-cell>
          <table:table-cell office:value-type="float" office:value="0.05535669" calcext:value-type="float">
            <text:p>0.05535669</text:p>
          </table:table-cell>
          <table:table-cell office:value-type="float" office:value="0.04723985" calcext:value-type="float">
            <text:p>0.04723985</text:p>
          </table:table-cell>
          <table:table-cell office:value-type="float" office:value="0.03938194" calcext:value-type="float">
            <text:p>0.03938194</text:p>
          </table:table-cell>
          <table:table-cell office:value-type="float" office:value="0.03510196" calcext:value-type="float">
            <text:p>0.03510196</text:p>
          </table:table-cell>
          <table:table-cell office:value-type="float" office:value="0.05517218" calcext:value-type="float">
            <text:p>0.05517218</text:p>
          </table:table-cell>
          <table:table-cell office:value-type="float" office:value="0.03242296" calcext:value-type="float">
            <text:p>0.03242296</text:p>
          </table:table-cell>
          <table:table-cell office:value-type="float" office:value="15.6007" calcext:value-type="float">
            <text:p>15.6007</text:p>
          </table:table-cell>
          <table:table-cell office:value-type="float" office:value="13.51919" calcext:value-type="float">
            <text:p>13.51919</text:p>
          </table:table-cell>
          <table:table-cell office:value-type="float" office:value="3.422611" calcext:value-type="float">
            <text:p>3.422611</text:p>
          </table:table-cell>
          <table:table-cell office:value-type="float" office:value="1.850061" calcext:value-type="float">
            <text:p>1.850061</text:p>
          </table:table-cell>
          <table:table-cell office:value-type="float" office:value="1.254259" calcext:value-type="float">
            <text:p>1.254259</text:p>
          </table:table-cell>
          <table:table-cell office:value-type="float" office:value="0.8428372" calcext:value-type="float">
            <text:p>0.8428372</text:p>
          </table:table-cell>
          <table:table-cell office:value-type="float" office:value="0.4042243" calcext:value-type="float">
            <text:p>0.4042243</text:p>
          </table:table-cell>
          <table:table-cell office:value-type="float" office:value="0.1957868" calcext:value-type="float">
            <text:p>0.1957868</text:p>
          </table:table-cell>
          <table:table-cell office:value-type="float" office:value="1214.692" calcext:value-type="float">
            <text:p>1214.692</text:p>
          </table:table-cell>
          <table:table-cell office:value-type="float" office:value="0" calcext:value-type="float">
            <text:p>0</text:p>
          </table:table-cell>
          <table:table-cell office:value-type="float" office:value="-0.002186472" calcext:value-type="float">
            <text:p>-0.0021864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4" calcext:value-type="float">
            <text:p>14022004</text:p>
          </table:table-cell>
          <table:table-cell office:value-type="float" office:value="24.80908" calcext:value-type="float">
            <text:p>24.80908</text:p>
          </table:table-cell>
          <table:table-cell office:value-type="float" office:value="450.3666" calcext:value-type="float">
            <text:p>450.3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48708" calcext:value-type="float">
            <text:p>0.5548708</text:p>
          </table:table-cell>
          <table:table-cell office:value-type="float" office:value="4.351487" calcext:value-type="float">
            <text:p>4.351487</text:p>
          </table:table-cell>
          <table:table-cell office:value-type="float" office:value="0" calcext:value-type="float">
            <text:p>0</text:p>
          </table:table-cell>
          <table:table-cell office:value-type="float" office:value="0.001562817" calcext:value-type="float">
            <text:p>0.001562817</text:p>
          </table:table-cell>
          <table:table-cell office:value-type="float" office:value="0" calcext:value-type="float">
            <text:p>0</text:p>
          </table:table-cell>
          <table:table-cell office:value-type="float" office:value="0.06227055" calcext:value-type="float">
            <text:p>0.06227055</text:p>
          </table:table-cell>
          <table:table-cell office:value-type="float" office:value="-0.00325743" calcext:value-type="float">
            <text:p>-0.00325743</text:p>
          </table:table-cell>
          <table:table-cell office:value-type="float" office:value="-0.001227638" calcext:value-type="float">
            <text:p>-0.001227638</text:p>
          </table:table-cell>
          <table:table-cell office:value-type="float" office:value="0.0000003332082" calcext:value-type="float">
            <text:p>3.332082E-07</text:p>
          </table:table-cell>
          <table:table-cell office:value-type="float" office:value="16.06728" calcext:value-type="float">
            <text:p>16.06728</text:p>
          </table:table-cell>
          <table:table-cell office:value-type="float" office:value="2.697184" calcext:value-type="float">
            <text:p>2.697184</text:p>
          </table:table-cell>
          <table:table-cell office:value-type="float" office:value="0.2519576" calcext:value-type="float">
            <text:p>0.2519576</text:p>
          </table:table-cell>
          <table:table-cell office:value-type="float" office:value="0.05537459" calcext:value-type="float">
            <text:p>0.05537459</text:p>
          </table:table-cell>
          <table:table-cell office:value-type="float" office:value="0.04717864" calcext:value-type="float">
            <text:p>0.04717864</text:p>
          </table:table-cell>
          <table:table-cell office:value-type="float" office:value="0.03934115" calcext:value-type="float">
            <text:p>0.03934115</text:p>
          </table:table-cell>
          <table:table-cell office:value-type="float" office:value="0.03506065" calcext:value-type="float">
            <text:p>0.03506065</text:p>
          </table:table-cell>
          <table:table-cell office:value-type="float" office:value="0.05509348" calcext:value-type="float">
            <text:p>0.05509348</text:p>
          </table:table-cell>
          <table:table-cell office:value-type="float" office:value="0.03243786" calcext:value-type="float">
            <text:p>0.03243786</text:p>
          </table:table-cell>
          <table:table-cell office:value-type="float" office:value="14.5978" calcext:value-type="float">
            <text:p>14.5978</text:p>
          </table:table-cell>
          <table:table-cell office:value-type="float" office:value="13.5332" calcext:value-type="float">
            <text:p>13.5332</text:p>
          </table:table-cell>
          <table:table-cell office:value-type="float" office:value="3.614583" calcext:value-type="float">
            <text:p>3.614583</text:p>
          </table:table-cell>
          <table:table-cell office:value-type="float" office:value="1.877463" calcext:value-type="float">
            <text:p>1.877463</text:p>
          </table:table-cell>
          <table:table-cell office:value-type="float" office:value="1.262203" calcext:value-type="float">
            <text:p>1.262203</text:p>
          </table:table-cell>
          <table:table-cell office:value-type="float" office:value="0.8473543" calcext:value-type="float">
            <text:p>0.8473543</text:p>
          </table:table-cell>
          <table:table-cell office:value-type="float" office:value="0.4070823" calcext:value-type="float">
            <text:p>0.4070823</text:p>
          </table:table-cell>
          <table:table-cell office:value-type="float" office:value="0.1960625" calcext:value-type="float">
            <text:p>0.1960625</text:p>
          </table:table-cell>
          <table:table-cell office:value-type="float" office:value="1193.44" calcext:value-type="float">
            <text:p>1193.44</text:p>
          </table:table-cell>
          <table:table-cell office:value-type="float" office:value="0" calcext:value-type="float">
            <text:p>0</text:p>
          </table:table-cell>
          <table:table-cell office:value-type="float" office:value="-0.002193892" calcext:value-type="float">
            <text:p>-0.0021938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4" calcext:value-type="float">
            <text:p>15022004</text:p>
          </table:table-cell>
          <table:table-cell office:value-type="float" office:value="24.82132" calcext:value-type="float">
            <text:p>24.82132</text:p>
          </table:table-cell>
          <table:table-cell office:value-type="float" office:value="450.3925" calcext:value-type="float">
            <text:p>450.3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94781" calcext:value-type="float">
            <text:p>0.5394781</text:p>
          </table:table-cell>
          <table:table-cell office:value-type="float" office:value="4.325472" calcext:value-type="float">
            <text:p>4.325472</text:p>
          </table:table-cell>
          <table:table-cell office:value-type="float" office:value="0" calcext:value-type="float">
            <text:p>0</text:p>
          </table:table-cell>
          <table:table-cell office:value-type="float" office:value="0.001596912" calcext:value-type="float">
            <text:p>0.001596912</text:p>
          </table:table-cell>
          <table:table-cell office:value-type="float" office:value="0" calcext:value-type="float">
            <text:p>0</text:p>
          </table:table-cell>
          <table:table-cell office:value-type="float" office:value="0.06350952" calcext:value-type="float">
            <text:p>0.06350952</text:p>
          </table:table-cell>
          <table:table-cell office:value-type="float" office:value="-0.0033808" calcext:value-type="float">
            <text:p>-0.0033808</text:p>
          </table:table-cell>
          <table:table-cell office:value-type="float" office:value="-0.001263549" calcext:value-type="float">
            <text:p>-0.001263549</text:p>
          </table:table-cell>
          <table:table-cell office:value-type="float" office:value="0.0000003332659" calcext:value-type="float">
            <text:p>3.332659E-07</text:p>
          </table:table-cell>
          <table:table-cell office:value-type="float" office:value="16.11224" calcext:value-type="float">
            <text:p>16.11224</text:p>
          </table:table-cell>
          <table:table-cell office:value-type="float" office:value="2.383708" calcext:value-type="float">
            <text:p>2.383708</text:p>
          </table:table-cell>
          <table:table-cell office:value-type="float" office:value="0.2293902" calcext:value-type="float">
            <text:p>0.2293902</text:p>
          </table:table-cell>
          <table:table-cell office:value-type="float" office:value="0.05522818" calcext:value-type="float">
            <text:p>0.05522818</text:p>
          </table:table-cell>
          <table:table-cell office:value-type="float" office:value="0.04713053" calcext:value-type="float">
            <text:p>0.04713053</text:p>
          </table:table-cell>
          <table:table-cell office:value-type="float" office:value="0.03932963" calcext:value-type="float">
            <text:p>0.03932963</text:p>
          </table:table-cell>
          <table:table-cell office:value-type="float" office:value="0.03504289" calcext:value-type="float">
            <text:p>0.03504289</text:p>
          </table:table-cell>
          <table:table-cell office:value-type="float" office:value="0.05503145" calcext:value-type="float">
            <text:p>0.05503145</text:p>
          </table:table-cell>
          <table:table-cell office:value-type="float" office:value="0.03245299" calcext:value-type="float">
            <text:p>0.03245299</text:p>
          </table:table-cell>
          <table:table-cell office:value-type="float" office:value="13.04608" calcext:value-type="float">
            <text:p>13.04608</text:p>
          </table:table-cell>
          <table:table-cell office:value-type="float" office:value="13.34071" calcext:value-type="float">
            <text:p>13.34071</text:p>
          </table:table-cell>
          <table:table-cell office:value-type="float" office:value="3.804298" calcext:value-type="float">
            <text:p>3.804298</text:p>
          </table:table-cell>
          <table:table-cell office:value-type="float" office:value="1.909383" calcext:value-type="float">
            <text:p>1.909383</text:p>
          </table:table-cell>
          <table:table-cell office:value-type="float" office:value="1.272574" calcext:value-type="float">
            <text:p>1.272574</text:p>
          </table:table-cell>
          <table:table-cell office:value-type="float" office:value="0.8534153" calcext:value-type="float">
            <text:p>0.8534153</text:p>
          </table:table-cell>
          <table:table-cell office:value-type="float" office:value="0.41022" calcext:value-type="float">
            <text:p>0.41022</text:p>
          </table:table-cell>
          <table:table-cell office:value-type="float" office:value="0.1963299" calcext:value-type="float">
            <text:p>0.1963299</text:p>
          </table:table-cell>
          <table:table-cell office:value-type="float" office:value="1171.325" calcext:value-type="float">
            <text:p>1171.325</text:p>
          </table:table-cell>
          <table:table-cell office:value-type="float" office:value="0" calcext:value-type="float">
            <text:p>0</text:p>
          </table:table-cell>
          <table:table-cell office:value-type="float" office:value="-0.002201535" calcext:value-type="float">
            <text:p>-0.0022015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4" calcext:value-type="float">
            <text:p>16022004</text:p>
          </table:table-cell>
          <table:table-cell office:value-type="float" office:value="24.83262" calcext:value-type="float">
            <text:p>24.83262</text:p>
          </table:table-cell>
          <table:table-cell office:value-type="float" office:value="450.4185" calcext:value-type="float">
            <text:p>450.4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46711" calcext:value-type="float">
            <text:p>0.5246711</text:p>
          </table:table-cell>
          <table:table-cell office:value-type="float" office:value="4.299646" calcext:value-type="float">
            <text:p>4.299646</text:p>
          </table:table-cell>
          <table:table-cell office:value-type="float" office:value="0" calcext:value-type="float">
            <text:p>0</text:p>
          </table:table-cell>
          <table:table-cell office:value-type="float" office:value="0.001630988" calcext:value-type="float">
            <text:p>0.001630988</text:p>
          </table:table-cell>
          <table:table-cell office:value-type="float" office:value="0" calcext:value-type="float">
            <text:p>0</text:p>
          </table:table-cell>
          <table:table-cell office:value-type="float" office:value="0.06474315" calcext:value-type="float">
            <text:p>0.06474315</text:p>
          </table:table-cell>
          <table:table-cell office:value-type="float" office:value="-0.003518589" calcext:value-type="float">
            <text:p>-0.003518589</text:p>
          </table:table-cell>
          <table:table-cell office:value-type="float" office:value="-0.001284474" calcext:value-type="float">
            <text:p>-0.001284474</text:p>
          </table:table-cell>
          <table:table-cell office:value-type="float" office:value="0.0000003333211" calcext:value-type="float">
            <text:p>3.333211E-07</text:p>
          </table:table-cell>
          <table:table-cell office:value-type="float" office:value="16.15604" calcext:value-type="float">
            <text:p>16.15604</text:p>
          </table:table-cell>
          <table:table-cell office:value-type="float" office:value="2.099288" calcext:value-type="float">
            <text:p>2.099288</text:p>
          </table:table-cell>
          <table:table-cell office:value-type="float" office:value="0.1988132" calcext:value-type="float">
            <text:p>0.1988132</text:p>
          </table:table-cell>
          <table:table-cell office:value-type="float" office:value="0.05453007" calcext:value-type="float">
            <text:p>0.05453007</text:p>
          </table:table-cell>
          <table:table-cell office:value-type="float" office:value="0.04689552" calcext:value-type="float">
            <text:p>0.04689552</text:p>
          </table:table-cell>
          <table:table-cell office:value-type="float" office:value="0.03922169" calcext:value-type="float">
            <text:p>0.03922169</text:p>
          </table:table-cell>
          <table:table-cell office:value-type="float" office:value="0.03494988" calcext:value-type="float">
            <text:p>0.03494988</text:p>
          </table:table-cell>
          <table:table-cell office:value-type="float" office:value="0.05496227" calcext:value-type="float">
            <text:p>0.05496227</text:p>
          </table:table-cell>
          <table:table-cell office:value-type="float" office:value="0.03246667" calcext:value-type="float">
            <text:p>0.03246667</text:p>
          </table:table-cell>
          <table:table-cell office:value-type="float" office:value="11.54245" calcext:value-type="float">
            <text:p>11.54245</text:p>
          </table:table-cell>
          <table:table-cell office:value-type="float" office:value="13.05744" calcext:value-type="float">
            <text:p>13.05744</text:p>
          </table:table-cell>
          <table:table-cell office:value-type="float" office:value="3.921158" calcext:value-type="float">
            <text:p>3.921158</text:p>
          </table:table-cell>
          <table:table-cell office:value-type="float" office:value="1.937649" calcext:value-type="float">
            <text:p>1.937649</text:p>
          </table:table-cell>
          <table:table-cell office:value-type="float" office:value="1.283296" calcext:value-type="float">
            <text:p>1.283296</text:p>
          </table:table-cell>
          <table:table-cell office:value-type="float" office:value="0.8605268" calcext:value-type="float">
            <text:p>0.8605268</text:p>
          </table:table-cell>
          <table:table-cell office:value-type="float" office:value="0.4136399" calcext:value-type="float">
            <text:p>0.4136399</text:p>
          </table:table-cell>
          <table:table-cell office:value-type="float" office:value="0.1966052" calcext:value-type="float">
            <text:p>0.1966052</text:p>
          </table:table-cell>
          <table:table-cell office:value-type="float" office:value="1150.071" calcext:value-type="float">
            <text:p>1150.071</text:p>
          </table:table-cell>
          <table:table-cell office:value-type="float" office:value="0" calcext:value-type="float">
            <text:p>0</text:p>
          </table:table-cell>
          <table:table-cell office:value-type="float" office:value="-0.00220961" calcext:value-type="float">
            <text:p>-0.002209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4" calcext:value-type="float">
            <text:p>17022004</text:p>
          </table:table-cell>
          <table:table-cell office:value-type="float" office:value="24.8403" calcext:value-type="float">
            <text:p>24.8403</text:p>
          </table:table-cell>
          <table:table-cell office:value-type="float" office:value="450.4434" calcext:value-type="float">
            <text:p>450.4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19435" calcext:value-type="float">
            <text:p>0.5119435</text:p>
          </table:table-cell>
          <table:table-cell office:value-type="float" office:value="4.27649" calcext:value-type="float">
            <text:p>4.27649</text:p>
          </table:table-cell>
          <table:table-cell office:value-type="float" office:value="0" calcext:value-type="float">
            <text:p>0</text:p>
          </table:table-cell>
          <table:table-cell office:value-type="float" office:value="0.001665063" calcext:value-type="float">
            <text:p>0.001665063</text:p>
          </table:table-cell>
          <table:table-cell office:value-type="float" office:value="0" calcext:value-type="float">
            <text:p>0</text:p>
          </table:table-cell>
          <table:table-cell office:value-type="float" office:value="0.06597042" calcext:value-type="float">
            <text:p>0.06597042</text:p>
          </table:table-cell>
          <table:table-cell office:value-type="float" office:value="-0.003668241" calcext:value-type="float">
            <text:p>-0.003668241</text:p>
          </table:table-cell>
          <table:table-cell office:value-type="float" office:value="-0.00129607" calcext:value-type="float">
            <text:p>-0.00129607</text:p>
          </table:table-cell>
          <table:table-cell office:value-type="float" office:value="0.000000333374" calcext:value-type="float">
            <text:p>3.33374E-07</text:p>
          </table:table-cell>
          <table:table-cell office:value-type="float" office:value="16.19232" calcext:value-type="float">
            <text:p>16.19232</text:p>
          </table:table-cell>
          <table:table-cell office:value-type="float" office:value="1.845295" calcext:value-type="float">
            <text:p>1.845295</text:p>
          </table:table-cell>
          <table:table-cell office:value-type="float" office:value="0.174154" calcext:value-type="float">
            <text:p>0.174154</text:p>
          </table:table-cell>
          <table:table-cell office:value-type="float" office:value="0.05395305" calcext:value-type="float">
            <text:p>0.05395305</text:p>
          </table:table-cell>
          <table:table-cell office:value-type="float" office:value="0.04664082" calcext:value-type="float">
            <text:p>0.04664082</text:p>
          </table:table-cell>
          <table:table-cell office:value-type="float" office:value="0.03906638" calcext:value-type="float">
            <text:p>0.03906638</text:p>
          </table:table-cell>
          <table:table-cell office:value-type="float" office:value="0.03480611" calcext:value-type="float">
            <text:p>0.03480611</text:p>
          </table:table-cell>
          <table:table-cell office:value-type="float" office:value="0.05487392" calcext:value-type="float">
            <text:p>0.05487392</text:p>
          </table:table-cell>
          <table:table-cell office:value-type="float" office:value="0.03247527" calcext:value-type="float">
            <text:p>0.03247527</text:p>
          </table:table-cell>
          <table:table-cell office:value-type="float" office:value="10.26466" calcext:value-type="float">
            <text:p>10.26466</text:p>
          </table:table-cell>
          <table:table-cell office:value-type="float" office:value="12.71985" calcext:value-type="float">
            <text:p>12.71985</text:p>
          </table:table-cell>
          <table:table-cell office:value-type="float" office:value="4.028085" calcext:value-type="float">
            <text:p>4.028085</text:p>
          </table:table-cell>
          <table:table-cell office:value-type="float" office:value="1.965317" calcext:value-type="float">
            <text:p>1.965317</text:p>
          </table:table-cell>
          <table:table-cell office:value-type="float" office:value="1.293683" calcext:value-type="float">
            <text:p>1.293683</text:p>
          </table:table-cell>
          <table:table-cell office:value-type="float" office:value="0.8678097" calcext:value-type="float">
            <text:p>0.8678097</text:p>
          </table:table-cell>
          <table:table-cell office:value-type="float" office:value="0.4172085" calcext:value-type="float">
            <text:p>0.4172085</text:p>
          </table:table-cell>
          <table:table-cell office:value-type="float" office:value="0.1968968" calcext:value-type="float">
            <text:p>0.1968968</text:p>
          </table:table-cell>
          <table:table-cell office:value-type="float" office:value="1132.366" calcext:value-type="float">
            <text:p>1132.366</text:p>
          </table:table-cell>
          <table:table-cell office:value-type="float" office:value="0" calcext:value-type="float">
            <text:p>0</text:p>
          </table:table-cell>
          <table:table-cell office:value-type="float" office:value="-0.002218063" calcext:value-type="float">
            <text:p>-0.0022180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4" calcext:value-type="float">
            <text:p>18022004</text:p>
          </table:table-cell>
          <table:table-cell office:value-type="float" office:value="24.84681" calcext:value-type="float">
            <text:p>24.84681</text:p>
          </table:table-cell>
          <table:table-cell office:value-type="float" office:value="450.4688" calcext:value-type="float">
            <text:p>450.4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96823" calcext:value-type="float">
            <text:p>0.4996823</text:p>
          </table:table-cell>
          <table:table-cell office:value-type="float" office:value="4.253513" calcext:value-type="float">
            <text:p>4.253513</text:p>
          </table:table-cell>
          <table:table-cell office:value-type="float" office:value="0" calcext:value-type="float">
            <text:p>0</text:p>
          </table:table-cell>
          <table:table-cell office:value-type="float" office:value="0.001699138" calcext:value-type="float">
            <text:p>0.001699138</text:p>
          </table:table-cell>
          <table:table-cell office:value-type="float" office:value="0" calcext:value-type="float">
            <text:p>0</text:p>
          </table:table-cell>
          <table:table-cell office:value-type="float" office:value="0.06719194" calcext:value-type="float">
            <text:p>0.06719194</text:p>
          </table:table-cell>
          <table:table-cell office:value-type="float" office:value="-0.003845321" calcext:value-type="float">
            <text:p>-0.003845321</text:p>
          </table:table-cell>
          <table:table-cell office:value-type="float" office:value="-0.001304422" calcext:value-type="float">
            <text:p>-0.001304422</text:p>
          </table:table-cell>
          <table:table-cell office:value-type="float" office:value="0.000000333425" calcext:value-type="float">
            <text:p>3.33425E-07</text:p>
          </table:table-cell>
          <table:table-cell office:value-type="float" office:value="16.2277" calcext:value-type="float">
            <text:p>16.2277</text:p>
          </table:table-cell>
          <table:table-cell office:value-type="float" office:value="1.608988" calcext:value-type="float">
            <text:p>1.608988</text:p>
          </table:table-cell>
          <table:table-cell office:value-type="float" office:value="0.1528541" calcext:value-type="float">
            <text:p>0.1528541</text:p>
          </table:table-cell>
          <table:table-cell office:value-type="float" office:value="0.05340346" calcext:value-type="float">
            <text:p>0.05340346</text:p>
          </table:table-cell>
          <table:table-cell office:value-type="float" office:value="0.04638827" calcext:value-type="float">
            <text:p>0.04638827</text:p>
          </table:table-cell>
          <table:table-cell office:value-type="float" office:value="0.03890639" calcext:value-type="float">
            <text:p>0.03890639</text:p>
          </table:table-cell>
          <table:table-cell office:value-type="float" office:value="0.03465892" calcext:value-type="float">
            <text:p>0.03465892</text:p>
          </table:table-cell>
          <table:table-cell office:value-type="float" office:value="0.05477558" calcext:value-type="float">
            <text:p>0.05477558</text:p>
          </table:table-cell>
          <table:table-cell office:value-type="float" office:value="0.0324803" calcext:value-type="float">
            <text:p>0.0324803</text:p>
          </table:table-cell>
          <table:table-cell office:value-type="float" office:value="9.042709" calcext:value-type="float">
            <text:p>9.042709</text:p>
          </table:table-cell>
          <table:table-cell office:value-type="float" office:value="12.33976" calcext:value-type="float">
            <text:p>12.33976</text:p>
          </table:table-cell>
          <table:table-cell office:value-type="float" office:value="4.129231" calcext:value-type="float">
            <text:p>4.129231</text:p>
          </table:table-cell>
          <table:table-cell office:value-type="float" office:value="1.993118" calcext:value-type="float">
            <text:p>1.993118</text:p>
          </table:table-cell>
          <table:table-cell office:value-type="float" office:value="1.304011" calcext:value-type="float">
            <text:p>1.304011</text:p>
          </table:table-cell>
          <table:table-cell office:value-type="float" office:value="0.8751029" calcext:value-type="float">
            <text:p>0.8751029</text:p>
          </table:table-cell>
          <table:table-cell office:value-type="float" office:value="0.4208309" calcext:value-type="float">
            <text:p>0.4208309</text:p>
          </table:table-cell>
          <table:table-cell office:value-type="float" office:value="0.1972037" calcext:value-type="float">
            <text:p>0.1972037</text:p>
          </table:table-cell>
          <table:table-cell office:value-type="float" office:value="1115.008" calcext:value-type="float">
            <text:p>1115.008</text:p>
          </table:table-cell>
          <table:table-cell office:value-type="float" office:value="0" calcext:value-type="float">
            <text:p>0</text:p>
          </table:table-cell>
          <table:table-cell office:value-type="float" office:value="-0.002227073" calcext:value-type="float">
            <text:p>-0.0022270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4" calcext:value-type="float">
            <text:p>19022004</text:p>
          </table:table-cell>
          <table:table-cell office:value-type="float" office:value="24.85507" calcext:value-type="float">
            <text:p>24.85507</text:p>
          </table:table-cell>
          <table:table-cell office:value-type="float" office:value="450.4963" calcext:value-type="float">
            <text:p>450.4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49423" calcext:value-type="float">
            <text:p>0.4849423</text:p>
          </table:table-cell>
          <table:table-cell office:value-type="float" office:value="4.229156" calcext:value-type="float">
            <text:p>4.229156</text:p>
          </table:table-cell>
          <table:table-cell office:value-type="float" office:value="0" calcext:value-type="float">
            <text:p>0</text:p>
          </table:table-cell>
          <table:table-cell office:value-type="float" office:value="0.001733213" calcext:value-type="float">
            <text:p>0.001733213</text:p>
          </table:table-cell>
          <table:table-cell office:value-type="float" office:value="0" calcext:value-type="float">
            <text:p>0</text:p>
          </table:table-cell>
          <table:table-cell office:value-type="float" office:value="0.06840855" calcext:value-type="float">
            <text:p>0.06840855</text:p>
          </table:table-cell>
          <table:table-cell office:value-type="float" office:value="-0.00407712" calcext:value-type="float">
            <text:p>-0.00407712</text:p>
          </table:table-cell>
          <table:table-cell office:value-type="float" office:value="-0.001311412" calcext:value-type="float">
            <text:p>-0.001311412</text:p>
          </table:table-cell>
          <table:table-cell office:value-type="float" office:value="0.000003635952" calcext:value-type="float">
            <text:p>3.635952E-06</text:p>
          </table:table-cell>
          <table:table-cell office:value-type="float" office:value="16.2699" calcext:value-type="float">
            <text:p>16.2699</text:p>
          </table:table-cell>
          <table:table-cell office:value-type="float" office:value="1.366382" calcext:value-type="float">
            <text:p>1.366382</text:p>
          </table:table-cell>
          <table:table-cell office:value-type="float" office:value="0.1982531" calcext:value-type="float">
            <text:p>0.1982531</text:p>
          </table:table-cell>
          <table:table-cell office:value-type="float" office:value="0.05649878" calcext:value-type="float">
            <text:p>0.05649878</text:p>
          </table:table-cell>
          <table:table-cell office:value-type="float" office:value="0.04619533" calcext:value-type="float">
            <text:p>0.04619533</text:p>
          </table:table-cell>
          <table:table-cell office:value-type="float" office:value="0.03869586" calcext:value-type="float">
            <text:p>0.03869586</text:p>
          </table:table-cell>
          <table:table-cell office:value-type="float" office:value="0.03445731" calcext:value-type="float">
            <text:p>0.03445731</text:p>
          </table:table-cell>
          <table:table-cell office:value-type="float" office:value="0.05465016" calcext:value-type="float">
            <text:p>0.05465016</text:p>
          </table:table-cell>
          <table:table-cell office:value-type="float" office:value="0.03248146" calcext:value-type="float">
            <text:p>0.03248146</text:p>
          </table:table-cell>
          <table:table-cell office:value-type="float" office:value="6.970049" calcext:value-type="float">
            <text:p>6.970049</text:p>
          </table:table-cell>
          <table:table-cell office:value-type="float" office:value="11.40302" calcext:value-type="float">
            <text:p>11.40302</text:p>
          </table:table-cell>
          <table:table-cell office:value-type="float" office:value="4.761847" calcext:value-type="float">
            <text:p>4.761847</text:p>
          </table:table-cell>
          <table:table-cell office:value-type="float" office:value="2.084306" calcext:value-type="float">
            <text:p>2.084306</text:p>
          </table:table-cell>
          <table:table-cell office:value-type="float" office:value="1.319607" calcext:value-type="float">
            <text:p>1.319607</text:p>
          </table:table-cell>
          <table:table-cell office:value-type="float" office:value="0.8829036" calcext:value-type="float">
            <text:p>0.8829036</text:p>
          </table:table-cell>
          <table:table-cell office:value-type="float" office:value="0.4245474" calcext:value-type="float">
            <text:p>0.4245474</text:p>
          </table:table-cell>
          <table:table-cell office:value-type="float" office:value="0.1975253" calcext:value-type="float">
            <text:p>0.1975253</text:p>
          </table:table-cell>
          <table:table-cell office:value-type="float" office:value="1087.639" calcext:value-type="float">
            <text:p>1087.639</text:p>
          </table:table-cell>
          <table:table-cell office:value-type="float" office:value="0" calcext:value-type="float">
            <text:p>0</text:p>
          </table:table-cell>
          <table:table-cell office:value-type="float" office:value="-0.002238507" calcext:value-type="float">
            <text:p>-0.0022385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4" calcext:value-type="float">
            <text:p>20022004</text:p>
          </table:table-cell>
          <table:table-cell office:value-type="float" office:value="24.86238" calcext:value-type="float">
            <text:p>24.86238</text:p>
          </table:table-cell>
          <table:table-cell office:value-type="float" office:value="450.5242" calcext:value-type="float">
            <text:p>450.5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97358" calcext:value-type="float">
            <text:p>0.4697358</text:p>
          </table:table-cell>
          <table:table-cell office:value-type="float" office:value="4.205726" calcext:value-type="float">
            <text:p>4.205726</text:p>
          </table:table-cell>
          <table:table-cell office:value-type="float" office:value="0" calcext:value-type="float">
            <text:p>0</text:p>
          </table:table-cell>
          <table:table-cell office:value-type="float" office:value="0.001767316" calcext:value-type="float">
            <text:p>0.001767316</text:p>
          </table:table-cell>
          <table:table-cell office:value-type="float" office:value="0" calcext:value-type="float">
            <text:p>0</text:p>
          </table:table-cell>
          <table:table-cell office:value-type="float" office:value="0.06962145" calcext:value-type="float">
            <text:p>0.06962145</text:p>
          </table:table-cell>
          <table:table-cell office:value-type="float" office:value="-0.00436607" calcext:value-type="float">
            <text:p>-0.00436607</text:p>
          </table:table-cell>
          <table:table-cell office:value-type="float" office:value="-0.001317288" calcext:value-type="float">
            <text:p>-0.001317288</text:p>
          </table:table-cell>
          <table:table-cell office:value-type="float" office:value="0.000008982044" calcext:value-type="float">
            <text:p>8.982044E-06</text:p>
          </table:table-cell>
          <table:table-cell office:value-type="float" office:value="16.31177" calcext:value-type="float">
            <text:p>16.31177</text:p>
          </table:table-cell>
          <table:table-cell office:value-type="float" office:value="1.165769" calcext:value-type="float">
            <text:p>1.165769</text:p>
          </table:table-cell>
          <table:table-cell office:value-type="float" office:value="0.2424445" calcext:value-type="float">
            <text:p>0.2424445</text:p>
          </table:table-cell>
          <table:table-cell office:value-type="float" office:value="0.06334453" calcext:value-type="float">
            <text:p>0.06334453</text:p>
          </table:table-cell>
          <table:table-cell office:value-type="float" office:value="0.04663756" calcext:value-type="float">
            <text:p>0.04663756</text:p>
          </table:table-cell>
          <table:table-cell office:value-type="float" office:value="0.03869438" calcext:value-type="float">
            <text:p>0.03869438</text:p>
          </table:table-cell>
          <table:table-cell office:value-type="float" office:value="0.03429721" calcext:value-type="float">
            <text:p>0.03429721</text:p>
          </table:table-cell>
          <table:table-cell office:value-type="float" office:value="0.05450892" calcext:value-type="float">
            <text:p>0.05450892</text:p>
          </table:table-cell>
          <table:table-cell office:value-type="float" office:value="0.03247667" calcext:value-type="float">
            <text:p>0.03247667</text:p>
          </table:table-cell>
          <table:table-cell office:value-type="float" office:value="4.138119" calcext:value-type="float">
            <text:p>4.138119</text:p>
          </table:table-cell>
          <table:table-cell office:value-type="float" office:value="9.165534" calcext:value-type="float">
            <text:p>9.165534</text:p>
          </table:table-cell>
          <table:table-cell office:value-type="float" office:value="5.58387" calcext:value-type="float">
            <text:p>5.58387</text:p>
          </table:table-cell>
          <table:table-cell office:value-type="float" office:value="2.381889" calcext:value-type="float">
            <text:p>2.381889</text:p>
          </table:table-cell>
          <table:table-cell office:value-type="float" office:value="1.377378" calcext:value-type="float">
            <text:p>1.377378</text:p>
          </table:table-cell>
          <table:table-cell office:value-type="float" office:value="0.9011697" calcext:value-type="float">
            <text:p>0.9011697</text:p>
          </table:table-cell>
          <table:table-cell office:value-type="float" office:value="0.4287798" calcext:value-type="float">
            <text:p>0.4287798</text:p>
          </table:table-cell>
          <table:table-cell office:value-type="float" office:value="0.1978685" calcext:value-type="float">
            <text:p>0.1978685</text:p>
          </table:table-cell>
          <table:table-cell office:value-type="float" office:value="1056.635" calcext:value-type="float">
            <text:p>1056.635</text:p>
          </table:table-cell>
          <table:table-cell office:value-type="float" office:value="0" calcext:value-type="float">
            <text:p>0</text:p>
          </table:table-cell>
          <table:table-cell office:value-type="float" office:value="-0.002257478" calcext:value-type="float">
            <text:p>-0.0022574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4" calcext:value-type="float">
            <text:p>21022004</text:p>
          </table:table-cell>
          <table:table-cell office:value-type="float" office:value="24.86852" calcext:value-type="float">
            <text:p>24.86852</text:p>
          </table:table-cell>
          <table:table-cell office:value-type="float" office:value="450.5522" calcext:value-type="float">
            <text:p>450.5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1975" calcext:value-type="float">
            <text:p>0.4521975</text:p>
          </table:table-cell>
          <table:table-cell office:value-type="float" office:value="4.180178" calcext:value-type="float">
            <text:p>4.180178</text:p>
          </table:table-cell>
          <table:table-cell office:value-type="float" office:value="0" calcext:value-type="float">
            <text:p>0</text:p>
          </table:table-cell>
          <table:table-cell office:value-type="float" office:value="0.001820908" calcext:value-type="float">
            <text:p>0.001820908</text:p>
          </table:table-cell>
          <table:table-cell office:value-type="float" office:value="0" calcext:value-type="float">
            <text:p>0</text:p>
          </table:table-cell>
          <table:table-cell office:value-type="float" office:value="0.07624061" calcext:value-type="float">
            <text:p>0.07624061</text:p>
          </table:table-cell>
          <table:table-cell office:value-type="float" office:value="-0.004767611" calcext:value-type="float">
            <text:p>-0.004767611</text:p>
          </table:table-cell>
          <table:table-cell office:value-type="float" office:value="-0.001322172" calcext:value-type="float">
            <text:p>-0.001322172</text:p>
          </table:table-cell>
          <table:table-cell office:value-type="float" office:value="0.00001237502" calcext:value-type="float">
            <text:p>1.237502E-05</text:p>
          </table:table-cell>
          <table:table-cell office:value-type="float" office:value="16.35226" calcext:value-type="float">
            <text:p>16.35226</text:p>
          </table:table-cell>
          <table:table-cell office:value-type="float" office:value="0.9636744" calcext:value-type="float">
            <text:p>0.9636744</text:p>
          </table:table-cell>
          <table:table-cell office:value-type="float" office:value="0.2351374" calcext:value-type="float">
            <text:p>0.2351374</text:p>
          </table:table-cell>
          <table:table-cell office:value-type="float" office:value="0.06449615" calcext:value-type="float">
            <text:p>0.06449615</text:p>
          </table:table-cell>
          <table:table-cell office:value-type="float" office:value="0.04678117" calcext:value-type="float">
            <text:p>0.04678117</text:p>
          </table:table-cell>
          <table:table-cell office:value-type="float" office:value="0.03879892" calcext:value-type="float">
            <text:p>0.03879892</text:p>
          </table:table-cell>
          <table:table-cell office:value-type="float" office:value="0.03428226" calcext:value-type="float">
            <text:p>0.03428226</text:p>
          </table:table-cell>
          <table:table-cell office:value-type="float" office:value="0.054394" calcext:value-type="float">
            <text:p>0.054394</text:p>
          </table:table-cell>
          <table:table-cell office:value-type="float" office:value="0.03246789" calcext:value-type="float">
            <text:p>0.03246789</text:p>
          </table:table-cell>
          <table:table-cell office:value-type="float" office:value="2.258708" calcext:value-type="float">
            <text:p>2.258708</text:p>
          </table:table-cell>
          <table:table-cell office:value-type="float" office:value="7.211926" calcext:value-type="float">
            <text:p>7.211926</text:p>
          </table:table-cell>
          <table:table-cell office:value-type="float" office:value="5.837373" calcext:value-type="float">
            <text:p>5.837373</text:p>
          </table:table-cell>
          <table:table-cell office:value-type="float" office:value="2.685463" calcext:value-type="float">
            <text:p>2.685463</text:p>
          </table:table-cell>
          <table:table-cell office:value-type="float" office:value="1.473646" calcext:value-type="float">
            <text:p>1.473646</text:p>
          </table:table-cell>
          <table:table-cell office:value-type="float" office:value="0.9388998" calcext:value-type="float">
            <text:p>0.9388998</text:p>
          </table:table-cell>
          <table:table-cell office:value-type="float" office:value="0.4366054" calcext:value-type="float">
            <text:p>0.4366054</text:p>
          </table:table-cell>
          <table:table-cell office:value-type="float" office:value="0.1982611" calcext:value-type="float">
            <text:p>0.1982611</text:p>
          </table:table-cell>
          <table:table-cell office:value-type="float" office:value="1022.547" calcext:value-type="float">
            <text:p>1022.547</text:p>
          </table:table-cell>
          <table:table-cell office:value-type="float" office:value="0" calcext:value-type="float">
            <text:p>0</text:p>
          </table:table-cell>
          <table:table-cell office:value-type="float" office:value="-0.002293447" calcext:value-type="float">
            <text:p>-0.0022934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4" calcext:value-type="float">
            <text:p>22022004</text:p>
          </table:table-cell>
          <table:table-cell office:value-type="float" office:value="24.87292" calcext:value-type="float">
            <text:p>24.87292</text:p>
          </table:table-cell>
          <table:table-cell office:value-type="float" office:value="450.5804" calcext:value-type="float">
            <text:p>450.5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06313" calcext:value-type="float">
            <text:p>0.4206313</text:p>
          </table:table-cell>
          <table:table-cell office:value-type="float" office:value="4.16194" calcext:value-type="float">
            <text:p>4.16194</text:p>
          </table:table-cell>
          <table:table-cell office:value-type="float" office:value="0" calcext:value-type="float">
            <text:p>0</text:p>
          </table:table-cell>
          <table:table-cell office:value-type="float" office:value="0.001908624" calcext:value-type="float">
            <text:p>0.001908624</text:p>
          </table:table-cell>
          <table:table-cell office:value-type="float" office:value="0" calcext:value-type="float">
            <text:p>0</text:p>
          </table:table-cell>
          <table:table-cell office:value-type="float" office:value="0.09119683" calcext:value-type="float">
            <text:p>0.09119683</text:p>
          </table:table-cell>
          <table:table-cell office:value-type="float" office:value="-0.005244225" calcext:value-type="float">
            <text:p>-0.005244225</text:p>
          </table:table-cell>
          <table:table-cell office:value-type="float" office:value="-0.001325228" calcext:value-type="float">
            <text:p>-0.001325228</text:p>
          </table:table-cell>
          <table:table-cell office:value-type="float" office:value="0.00001536493" calcext:value-type="float">
            <text:p>1.536493E-05</text:p>
          </table:table-cell>
          <table:table-cell office:value-type="float" office:value="16.39038" calcext:value-type="float">
            <text:p>16.39038</text:p>
          </table:table-cell>
          <table:table-cell office:value-type="float" office:value="0.7192314" calcext:value-type="float">
            <text:p>0.7192314</text:p>
          </table:table-cell>
          <table:table-cell office:value-type="float" office:value="0.2094321" calcext:value-type="float">
            <text:p>0.2094321</text:p>
          </table:table-cell>
          <table:table-cell office:value-type="float" office:value="0.06382632" calcext:value-type="float">
            <text:p>0.06382632</text:p>
          </table:table-cell>
          <table:table-cell office:value-type="float" office:value="0.04648453" calcext:value-type="float">
            <text:p>0.04648453</text:p>
          </table:table-cell>
          <table:table-cell office:value-type="float" office:value="0.03862305" calcext:value-type="float">
            <text:p>0.03862305</text:p>
          </table:table-cell>
          <table:table-cell office:value-type="float" office:value="0.0341379" calcext:value-type="float">
            <text:p>0.0341379</text:p>
          </table:table-cell>
          <table:table-cell office:value-type="float" office:value="0.05426001" calcext:value-type="float">
            <text:p>0.05426001</text:p>
          </table:table-cell>
          <table:table-cell office:value-type="float" office:value="0.03245744" calcext:value-type="float">
            <text:p>0.03245744</text:p>
          </table:table-cell>
          <table:table-cell office:value-type="float" office:value="1.548281" calcext:value-type="float">
            <text:p>1.548281</text:p>
          </table:table-cell>
          <table:table-cell office:value-type="float" office:value="5.679601" calcext:value-type="float">
            <text:p>5.679601</text:p>
          </table:table-cell>
          <table:table-cell office:value-type="float" office:value="5.894722" calcext:value-type="float">
            <text:p>5.894722</text:p>
          </table:table-cell>
          <table:table-cell office:value-type="float" office:value="2.886448" calcext:value-type="float">
            <text:p>2.886448</text:p>
          </table:table-cell>
          <table:table-cell office:value-type="float" office:value="1.537022" calcext:value-type="float">
            <text:p>1.537022</text:p>
          </table:table-cell>
          <table:table-cell office:value-type="float" office:value="0.9652447" calcext:value-type="float">
            <text:p>0.9652447</text:p>
          </table:table-cell>
          <table:table-cell office:value-type="float" office:value="0.4448373" calcext:value-type="float">
            <text:p>0.4448373</text:p>
          </table:table-cell>
          <table:table-cell office:value-type="float" office:value="0.1987118" calcext:value-type="float">
            <text:p>0.1987118</text:p>
          </table:table-cell>
          <table:table-cell office:value-type="float" office:value="952.5001" calcext:value-type="float">
            <text:p>952.5001</text:p>
          </table:table-cell>
          <table:table-cell office:value-type="float" office:value="0" calcext:value-type="float">
            <text:p>0</text:p>
          </table:table-cell>
          <table:table-cell office:value-type="float" office:value="-0.002352126" calcext:value-type="float">
            <text:p>-0.0023521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4" calcext:value-type="float">
            <text:p>23022004</text:p>
          </table:table-cell>
          <table:table-cell office:value-type="float" office:value="24.87544" calcext:value-type="float">
            <text:p>24.87544</text:p>
          </table:table-cell>
          <table:table-cell office:value-type="float" office:value="450.6084" calcext:value-type="float">
            <text:p>450.6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4318" calcext:value-type="float">
            <text:p>0.3864318</text:p>
          </table:table-cell>
          <table:table-cell office:value-type="float" office:value="4.149967" calcext:value-type="float">
            <text:p>4.149967</text:p>
          </table:table-cell>
          <table:table-cell office:value-type="float" office:value="0" calcext:value-type="float">
            <text:p>0</text:p>
          </table:table-cell>
          <table:table-cell office:value-type="float" office:value="0.00199241" calcext:value-type="float">
            <text:p>0.00199241</text:p>
          </table:table-cell>
          <table:table-cell office:value-type="float" office:value="0" calcext:value-type="float">
            <text:p>0</text:p>
          </table:table-cell>
          <table:table-cell office:value-type="float" office:value="0.1045079" calcext:value-type="float">
            <text:p>0.1045079</text:p>
          </table:table-cell>
          <table:table-cell office:value-type="float" office:value="-0.005660396" calcext:value-type="float">
            <text:p>-0.005660396</text:p>
          </table:table-cell>
          <table:table-cell office:value-type="float" office:value="-0.001327177" calcext:value-type="float">
            <text:p>-0.001327177</text:p>
          </table:table-cell>
          <table:table-cell office:value-type="float" office:value="0.0000183087" calcext:value-type="float">
            <text:p>1.83087E-05</text:p>
          </table:table-cell>
          <table:table-cell office:value-type="float" office:value="16.42589" calcext:value-type="float">
            <text:p>16.42589</text:p>
          </table:table-cell>
          <table:table-cell office:value-type="float" office:value="0.5089837" calcext:value-type="float">
            <text:p>0.5089837</text:p>
          </table:table-cell>
          <table:table-cell office:value-type="float" office:value="0.1753971" calcext:value-type="float">
            <text:p>0.1753971</text:p>
          </table:table-cell>
          <table:table-cell office:value-type="float" office:value="0.06257834" calcext:value-type="float">
            <text:p>0.06257834</text:p>
          </table:table-cell>
          <table:table-cell office:value-type="float" office:value="0.04622808" calcext:value-type="float">
            <text:p>0.04622808</text:p>
          </table:table-cell>
          <table:table-cell office:value-type="float" office:value="0.03844469" calcext:value-type="float">
            <text:p>0.03844469</text:p>
          </table:table-cell>
          <table:table-cell office:value-type="float" office:value="0.03396862" calcext:value-type="float">
            <text:p>0.03396862</text:p>
          </table:table-cell>
          <table:table-cell office:value-type="float" office:value="0.0540937" calcext:value-type="float">
            <text:p>0.0540937</text:p>
          </table:table-cell>
          <table:table-cell office:value-type="float" office:value="0.03244469" calcext:value-type="float">
            <text:p>0.03244469</text:p>
          </table:table-cell>
          <table:table-cell office:value-type="float" office:value="1.157519" calcext:value-type="float">
            <text:p>1.157519</text:p>
          </table:table-cell>
          <table:table-cell office:value-type="float" office:value="4.50153" calcext:value-type="float">
            <text:p>4.50153</text:p>
          </table:table-cell>
          <table:table-cell office:value-type="float" office:value="5.87286" calcext:value-type="float">
            <text:p>5.87286</text:p>
          </table:table-cell>
          <table:table-cell office:value-type="float" office:value="3.083985" calcext:value-type="float">
            <text:p>3.083985</text:p>
          </table:table-cell>
          <table:table-cell office:value-type="float" office:value="1.599004" calcext:value-type="float">
            <text:p>1.599004</text:p>
          </table:table-cell>
          <table:table-cell office:value-type="float" office:value="0.9870958" calcext:value-type="float">
            <text:p>0.9870958</text:p>
          </table:table-cell>
          <table:table-cell office:value-type="float" office:value="0.4511161" calcext:value-type="float">
            <text:p>0.4511161</text:p>
          </table:table-cell>
          <table:table-cell office:value-type="float" office:value="0.1991794" calcext:value-type="float">
            <text:p>0.1991794</text:p>
          </table:table-cell>
          <table:table-cell office:value-type="float" office:value="873.6347" calcext:value-type="float">
            <text:p>873.6347</text:p>
          </table:table-cell>
          <table:table-cell office:value-type="float" office:value="0" calcext:value-type="float">
            <text:p>0</text:p>
          </table:table-cell>
          <table:table-cell office:value-type="float" office:value="-0.002417333" calcext:value-type="float">
            <text:p>-0.002417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4" calcext:value-type="float">
            <text:p>24022004</text:p>
          </table:table-cell>
          <table:table-cell office:value-type="float" office:value="24.87678" calcext:value-type="float">
            <text:p>24.87678</text:p>
          </table:table-cell>
          <table:table-cell office:value-type="float" office:value="450.6364" calcext:value-type="float">
            <text:p>450.6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7986" calcext:value-type="float">
            <text:p>0.3527986</text:p>
          </table:table-cell>
          <table:table-cell office:value-type="float" office:value="4.140451" calcext:value-type="float">
            <text:p>4.140451</text:p>
          </table:table-cell>
          <table:table-cell office:value-type="float" office:value="0" calcext:value-type="float">
            <text:p>0</text:p>
          </table:table-cell>
          <table:table-cell office:value-type="float" office:value="0.002069323" calcext:value-type="float">
            <text:p>0.002069323</text:p>
          </table:table-cell>
          <table:table-cell office:value-type="float" office:value="0" calcext:value-type="float">
            <text:p>0</text:p>
          </table:table-cell>
          <table:table-cell office:value-type="float" office:value="0.1161649" calcext:value-type="float">
            <text:p>0.1161649</text:p>
          </table:table-cell>
          <table:table-cell office:value-type="float" office:value="-0.00602931" calcext:value-type="float">
            <text:p>-0.00602931</text:p>
          </table:table-cell>
          <table:table-cell office:value-type="float" office:value="-0.001327323" calcext:value-type="float">
            <text:p>-0.001327323</text:p>
          </table:table-cell>
          <table:table-cell office:value-type="float" office:value="0.00001881179" calcext:value-type="float">
            <text:p>1.881179E-05</text:p>
          </table:table-cell>
          <table:table-cell office:value-type="float" office:value="16.45945" calcext:value-type="float">
            <text:p>16.45945</text:p>
          </table:table-cell>
          <table:table-cell office:value-type="float" office:value="0.3542096" calcext:value-type="float">
            <text:p>0.3542096</text:p>
          </table:table-cell>
          <table:table-cell office:value-type="float" office:value="0.1351994" calcext:value-type="float">
            <text:p>0.1351994</text:p>
          </table:table-cell>
          <table:table-cell office:value-type="float" office:value="0.05932429" calcext:value-type="float">
            <text:p>0.05932429</text:p>
          </table:table-cell>
          <table:table-cell office:value-type="float" office:value="0.04570623" calcext:value-type="float">
            <text:p>0.04570623</text:p>
          </table:table-cell>
          <table:table-cell office:value-type="float" office:value="0.03821882" calcext:value-type="float">
            <text:p>0.03821882</text:p>
          </table:table-cell>
          <table:table-cell office:value-type="float" office:value="0.03379534" calcext:value-type="float">
            <text:p>0.03379534</text:p>
          </table:table-cell>
          <table:table-cell office:value-type="float" office:value="0.05391295" calcext:value-type="float">
            <text:p>0.05391295</text:p>
          </table:table-cell>
          <table:table-cell office:value-type="float" office:value="0.03242895" calcext:value-type="float">
            <text:p>0.03242895</text:p>
          </table:table-cell>
          <table:table-cell office:value-type="float" office:value="0.9788564" calcext:value-type="float">
            <text:p>0.9788564</text:p>
          </table:table-cell>
          <table:table-cell office:value-type="float" office:value="3.908364" calcext:value-type="float">
            <text:p>3.908364</text:p>
          </table:table-cell>
          <table:table-cell office:value-type="float" office:value="5.742997" calcext:value-type="float">
            <text:p>5.742997</text:p>
          </table:table-cell>
          <table:table-cell office:value-type="float" office:value="3.204426" calcext:value-type="float">
            <text:p>3.204426</text:p>
          </table:table-cell>
          <table:table-cell office:value-type="float" office:value="1.656353" calcext:value-type="float">
            <text:p>1.656353</text:p>
          </table:table-cell>
          <table:table-cell office:value-type="float" office:value="1.009084" calcext:value-type="float">
            <text:p>1.009084</text:p>
          </table:table-cell>
          <table:table-cell office:value-type="float" office:value="0.4567207" calcext:value-type="float">
            <text:p>0.4567207</text:p>
          </table:table-cell>
          <table:table-cell office:value-type="float" office:value="0.1996452" calcext:value-type="float">
            <text:p>0.1996452</text:p>
          </table:table-cell>
          <table:table-cell office:value-type="float" office:value="794.0496" calcext:value-type="float">
            <text:p>794.0496</text:p>
          </table:table-cell>
          <table:table-cell office:value-type="float" office:value="0" calcext:value-type="float">
            <text:p>0</text:p>
          </table:table-cell>
          <table:table-cell office:value-type="float" office:value="-0.002481937" calcext:value-type="float">
            <text:p>-0.0024819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4" calcext:value-type="float">
            <text:p>25022004</text:p>
          </table:table-cell>
          <table:table-cell office:value-type="float" office:value="24.8725" calcext:value-type="float">
            <text:p>24.8725</text:p>
          </table:table-cell>
          <table:table-cell office:value-type="float" office:value="450.6646" calcext:value-type="float">
            <text:p>450.6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50044" calcext:value-type="float">
            <text:p>0.3250044</text:p>
          </table:table-cell>
          <table:table-cell office:value-type="float" office:value="4.12564" calcext:value-type="float">
            <text:p>4.12564</text:p>
          </table:table-cell>
          <table:table-cell office:value-type="float" office:value="0" calcext:value-type="float">
            <text:p>0</text:p>
          </table:table-cell>
          <table:table-cell office:value-type="float" office:value="0.002189785" calcext:value-type="float">
            <text:p>0.002189785</text:p>
          </table:table-cell>
          <table:table-cell office:value-type="float" office:value="0" calcext:value-type="float">
            <text:p>0</text:p>
          </table:table-cell>
          <table:table-cell office:value-type="float" office:value="0.1326111" calcext:value-type="float">
            <text:p>0.1326111</text:p>
          </table:table-cell>
          <table:table-cell office:value-type="float" office:value="-0.006229708" calcext:value-type="float">
            <text:p>-0.006229708</text:p>
          </table:table-cell>
          <table:table-cell office:value-type="float" office:value="-0.001327263" calcext:value-type="float">
            <text:p>-0.001327263</text:p>
          </table:table-cell>
          <table:table-cell office:value-type="float" office:value="0.00002697928" calcext:value-type="float">
            <text:p>2.697928E-05</text:p>
          </table:table-cell>
          <table:table-cell office:value-type="float" office:value="16.48727" calcext:value-type="float">
            <text:p>16.48727</text:p>
          </table:table-cell>
          <table:table-cell office:value-type="float" office:value="0.3560971" calcext:value-type="float">
            <text:p>0.3560971</text:p>
          </table:table-cell>
          <table:table-cell office:value-type="float" office:value="0.17215" calcext:value-type="float">
            <text:p>0.17215</text:p>
          </table:table-cell>
          <table:table-cell office:value-type="float" office:value="0.07368153" calcext:value-type="float">
            <text:p>0.07368153</text:p>
          </table:table-cell>
          <table:table-cell office:value-type="float" office:value="0.04929932" calcext:value-type="float">
            <text:p>0.04929932</text:p>
          </table:table-cell>
          <table:table-cell office:value-type="float" office:value="0.0388782" calcext:value-type="float">
            <text:p>0.0388782</text:p>
          </table:table-cell>
          <table:table-cell office:value-type="float" office:value="0.0337932" calcext:value-type="float">
            <text:p>0.0337932</text:p>
          </table:table-cell>
          <table:table-cell office:value-type="float" office:value="0.05370208" calcext:value-type="float">
            <text:p>0.05370208</text:p>
          </table:table-cell>
          <table:table-cell office:value-type="float" office:value="0.0324126" calcext:value-type="float">
            <text:p>0.0324126</text:p>
          </table:table-cell>
          <table:table-cell office:value-type="float" office:value="0.3533279" calcext:value-type="float">
            <text:p>0.3533279</text:p>
          </table:table-cell>
          <table:table-cell office:value-type="float" office:value="1.974589" calcext:value-type="float">
            <text:p>1.974589</text:p>
          </table:table-cell>
          <table:table-cell office:value-type="float" office:value="5.200256" calcext:value-type="float">
            <text:p>5.200256</text:p>
          </table:table-cell>
          <table:table-cell office:value-type="float" office:value="3.948331" calcext:value-type="float">
            <text:p>3.948331</text:p>
          </table:table-cell>
          <table:table-cell office:value-type="float" office:value="1.911739" calcext:value-type="float">
            <text:p>1.911739</text:p>
          </table:table-cell>
          <table:table-cell office:value-type="float" office:value="1.052456" calcext:value-type="float">
            <text:p>1.052456</text:p>
          </table:table-cell>
          <table:table-cell office:value-type="float" office:value="0.4612308" calcext:value-type="float">
            <text:p>0.4612308</text:p>
          </table:table-cell>
          <table:table-cell office:value-type="float" office:value="0.2001469" calcext:value-type="float">
            <text:p>0.2001469</text:p>
          </table:table-cell>
          <table:table-cell office:value-type="float" office:value="716.3918" calcext:value-type="float">
            <text:p>716.3918</text:p>
          </table:table-cell>
          <table:table-cell office:value-type="float" office:value="0" calcext:value-type="float">
            <text:p>0</text:p>
          </table:table-cell>
          <table:table-cell office:value-type="float" office:value="-0.002605956" calcext:value-type="float">
            <text:p>-0.0026059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4" calcext:value-type="float">
            <text:p>26022004</text:p>
          </table:table-cell>
          <table:table-cell office:value-type="float" office:value="24.86911" calcext:value-type="float">
            <text:p>24.86911</text:p>
          </table:table-cell>
          <table:table-cell office:value-type="float" office:value="450.6922" calcext:value-type="float">
            <text:p>450.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39995" calcext:value-type="float">
            <text:p>0.2939995</text:p>
          </table:table-cell>
          <table:table-cell office:value-type="float" office:value="4.107627" calcext:value-type="float">
            <text:p>4.107627</text:p>
          </table:table-cell>
          <table:table-cell office:value-type="float" office:value="0" calcext:value-type="float">
            <text:p>0</text:p>
          </table:table-cell>
          <table:table-cell office:value-type="float" office:value="0.002333348" calcext:value-type="float">
            <text:p>0.002333348</text:p>
          </table:table-cell>
          <table:table-cell office:value-type="float" office:value="0" calcext:value-type="float">
            <text:p>0</text:p>
          </table:table-cell>
          <table:table-cell office:value-type="float" office:value="0.1552169" calcext:value-type="float">
            <text:p>0.1552169</text:p>
          </table:table-cell>
          <table:table-cell office:value-type="float" office:value="-0.006325373" calcext:value-type="float">
            <text:p>-0.006325373</text:p>
          </table:table-cell>
          <table:table-cell office:value-type="float" office:value="-0.0013265" calcext:value-type="float">
            <text:p>-0.0013265</text:p>
          </table:table-cell>
          <table:table-cell office:value-type="float" office:value="0.00003156904" calcext:value-type="float">
            <text:p>3.156904E-05</text:p>
          </table:table-cell>
          <table:table-cell office:value-type="float" office:value="16.51524" calcext:value-type="float">
            <text:p>16.51524</text:p>
          </table:table-cell>
          <table:table-cell office:value-type="float" office:value="0.2536331" calcext:value-type="float">
            <text:p>0.2536331</text:p>
          </table:table-cell>
          <table:table-cell office:value-type="float" office:value="0.140558" calcext:value-type="float">
            <text:p>0.140558</text:p>
          </table:table-cell>
          <table:table-cell office:value-type="float" office:value="0.07017836" calcext:value-type="float">
            <text:p>0.07017836</text:p>
          </table:table-cell>
          <table:table-cell office:value-type="float" office:value="0.0492747" calcext:value-type="float">
            <text:p>0.0492747</text:p>
          </table:table-cell>
          <table:table-cell office:value-type="float" office:value="0.03944416" calcext:value-type="float">
            <text:p>0.03944416</text:p>
          </table:table-cell>
          <table:table-cell office:value-type="float" office:value="0.03417366" calcext:value-type="float">
            <text:p>0.03417366</text:p>
          </table:table-cell>
          <table:table-cell office:value-type="float" office:value="0.05359377" calcext:value-type="float">
            <text:p>0.05359377</text:p>
          </table:table-cell>
          <table:table-cell office:value-type="float" office:value="0.03239797" calcext:value-type="float">
            <text:p>0.03239797</text:p>
          </table:table-cell>
          <table:table-cell office:value-type="float" office:value="0.2265437" calcext:value-type="float">
            <text:p>0.2265437</text:p>
          </table:table-cell>
          <table:table-cell office:value-type="float" office:value="1.391788" calcext:value-type="float">
            <text:p>1.391788</text:p>
          </table:table-cell>
          <table:table-cell office:value-type="float" office:value="4.454618" calcext:value-type="float">
            <text:p>4.454618</text:p>
          </table:table-cell>
          <table:table-cell office:value-type="float" office:value="4.108994" calcext:value-type="float">
            <text:p>4.108994</text:p>
          </table:table-cell>
          <table:table-cell office:value-type="float" office:value="2.267302" calcext:value-type="float">
            <text:p>2.267302</text:p>
          </table:table-cell>
          <table:table-cell office:value-type="float" office:value="1.184364" calcext:value-type="float">
            <text:p>1.184364</text:p>
          </table:table-cell>
          <table:table-cell office:value-type="float" office:value="0.4785685" calcext:value-type="float">
            <text:p>0.4785685</text:p>
          </table:table-cell>
          <table:table-cell office:value-type="float" office:value="0.2008078" calcext:value-type="float">
            <text:p>0.2008078</text:p>
          </table:table-cell>
          <table:table-cell office:value-type="float" office:value="639.6364" calcext:value-type="float">
            <text:p>639.6364</text:p>
          </table:table-cell>
          <table:table-cell office:value-type="float" office:value="0" calcext:value-type="float">
            <text:p>0</text:p>
          </table:table-cell>
          <table:table-cell office:value-type="float" office:value="-0.002688192" calcext:value-type="float">
            <text:p>-0.0026881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4" calcext:value-type="float">
            <text:p>27022004</text:p>
          </table:table-cell>
          <table:table-cell office:value-type="float" office:value="24.86508" calcext:value-type="float">
            <text:p>24.86508</text:p>
          </table:table-cell>
          <table:table-cell office:value-type="float" office:value="450.7197" calcext:value-type="float">
            <text:p>450.7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0924" calcext:value-type="float">
            <text:p>0.2640924</text:p>
          </table:table-cell>
          <table:table-cell office:value-type="float" office:value="4.091743" calcext:value-type="float">
            <text:p>4.091743</text:p>
          </table:table-cell>
          <table:table-cell office:value-type="float" office:value="0" calcext:value-type="float">
            <text:p>0</text:p>
          </table:table-cell>
          <table:table-cell office:value-type="float" office:value="0.002467398" calcext:value-type="float">
            <text:p>0.002467398</text:p>
          </table:table-cell>
          <table:table-cell office:value-type="float" office:value="0" calcext:value-type="float">
            <text:p>0</text:p>
          </table:table-cell>
          <table:table-cell office:value-type="float" office:value="0.1755799" calcext:value-type="float">
            <text:p>0.1755799</text:p>
          </table:table-cell>
          <table:table-cell office:value-type="float" office:value="-0.006400332" calcext:value-type="float">
            <text:p>-0.006400332</text:p>
          </table:table-cell>
          <table:table-cell office:value-type="float" office:value="-0.001324961" calcext:value-type="float">
            <text:p>-0.001324961</text:p>
          </table:table-cell>
          <table:table-cell office:value-type="float" office:value="0.00003405401" calcext:value-type="float">
            <text:p>3.405401E-05</text:p>
          </table:table-cell>
          <table:table-cell office:value-type="float" office:value="16.54173" calcext:value-type="float">
            <text:p>16.54173</text:p>
          </table:table-cell>
          <table:table-cell office:value-type="float" office:value="0.1763613" calcext:value-type="float">
            <text:p>0.1763613</text:p>
          </table:table-cell>
          <table:table-cell office:value-type="float" office:value="0.1095528" calcext:value-type="float">
            <text:p>0.1095528</text:p>
          </table:table-cell>
          <table:table-cell office:value-type="float" office:value="0.0654423" calcext:value-type="float">
            <text:p>0.0654423</text:p>
          </table:table-cell>
          <table:table-cell office:value-type="float" office:value="0.0484031" calcext:value-type="float">
            <text:p>0.0484031</text:p>
          </table:table-cell>
          <table:table-cell office:value-type="float" office:value="0.03926842" calcext:value-type="float">
            <text:p>0.03926842</text:p>
          </table:table-cell>
          <table:table-cell office:value-type="float" office:value="0.03418038" calcext:value-type="float">
            <text:p>0.03418038</text:p>
          </table:table-cell>
          <table:table-cell office:value-type="float" office:value="0.05348399" calcext:value-type="float">
            <text:p>0.05348399</text:p>
          </table:table-cell>
          <table:table-cell office:value-type="float" office:value="0.03239009" calcext:value-type="float">
            <text:p>0.03239009</text:p>
          </table:table-cell>
          <table:table-cell office:value-type="float" office:value="0.1764585" calcext:value-type="float">
            <text:p>0.1764585</text:p>
          </table:table-cell>
          <table:table-cell office:value-type="float" office:value="1.171783" calcext:value-type="float">
            <text:p>1.171783</text:p>
          </table:table-cell>
          <table:table-cell office:value-type="float" office:value="4.024313" calcext:value-type="float">
            <text:p>4.024313</text:p>
          </table:table-cell>
          <table:table-cell office:value-type="float" office:value="4.095895" calcext:value-type="float">
            <text:p>4.095895</text:p>
          </table:table-cell>
          <table:table-cell office:value-type="float" office:value="2.426152" calcext:value-type="float">
            <text:p>2.426152</text:p>
          </table:table-cell>
          <table:table-cell office:value-type="float" office:value="1.273306" calcext:value-type="float">
            <text:p>1.273306</text:p>
          </table:table-cell>
          <table:table-cell office:value-type="float" office:value="0.4993364" calcext:value-type="float">
            <text:p>0.4993364</text:p>
          </table:table-cell>
          <table:table-cell office:value-type="float" office:value="0.2017689" calcext:value-type="float">
            <text:p>0.2017689</text:p>
          </table:table-cell>
          <table:table-cell office:value-type="float" office:value="564.5392" calcext:value-type="float">
            <text:p>564.5392</text:p>
          </table:table-cell>
          <table:table-cell office:value-type="float" office:value="0" calcext:value-type="float">
            <text:p>0</text:p>
          </table:table-cell>
          <table:table-cell office:value-type="float" office:value="-0.002756993" calcext:value-type="float">
            <text:p>-0.00275699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4" calcext:value-type="float">
            <text:p>28022004</text:p>
          </table:table-cell>
          <table:table-cell office:value-type="float" office:value="24.85842" calcext:value-type="float">
            <text:p>24.85842</text:p>
          </table:table-cell>
          <table:table-cell office:value-type="float" office:value="450.7471" calcext:value-type="float">
            <text:p>450.7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3374" calcext:value-type="float">
            <text:p>0.2373374</text:p>
          </table:table-cell>
          <table:table-cell office:value-type="float" office:value="4.077375" calcext:value-type="float">
            <text:p>4.077375</text:p>
          </table:table-cell>
          <table:table-cell office:value-type="float" office:value="0" calcext:value-type="float">
            <text:p>0</text:p>
          </table:table-cell>
          <table:table-cell office:value-type="float" office:value="0.002600056" calcext:value-type="float">
            <text:p>0.002600056</text:p>
          </table:table-cell>
          <table:table-cell office:value-type="float" office:value="0" calcext:value-type="float">
            <text:p>0</text:p>
          </table:table-cell>
          <table:table-cell office:value-type="float" office:value="0.1940813" calcext:value-type="float">
            <text:p>0.1940813</text:p>
          </table:table-cell>
          <table:table-cell office:value-type="float" office:value="-0.006448768" calcext:value-type="float">
            <text:p>-0.006448768</text:p>
          </table:table-cell>
          <table:table-cell office:value-type="float" office:value="-0.001323034" calcext:value-type="float">
            <text:p>-0.001323034</text:p>
          </table:table-cell>
          <table:table-cell office:value-type="float" office:value="0.00003753953" calcext:value-type="float">
            <text:p>3.753953E-05</text:p>
          </table:table-cell>
          <table:table-cell office:value-type="float" office:value="16.5649" calcext:value-type="float">
            <text:p>16.5649</text:p>
          </table:table-cell>
          <table:table-cell office:value-type="float" office:value="0.1402303" calcext:value-type="float">
            <text:p>0.1402303</text:p>
          </table:table-cell>
          <table:table-cell office:value-type="float" office:value="0.09552612" calcext:value-type="float">
            <text:p>0.09552612</text:p>
          </table:table-cell>
          <table:table-cell office:value-type="float" office:value="0.06345812" calcext:value-type="float">
            <text:p>0.06345812</text:p>
          </table:table-cell>
          <table:table-cell office:value-type="float" office:value="0.04842608" calcext:value-type="float">
            <text:p>0.04842608</text:p>
          </table:table-cell>
          <table:table-cell office:value-type="float" office:value="0.03927534" calcext:value-type="float">
            <text:p>0.03927534</text:p>
          </table:table-cell>
          <table:table-cell office:value-type="float" office:value="0.03410205" calcext:value-type="float">
            <text:p>0.03410205</text:p>
          </table:table-cell>
          <table:table-cell office:value-type="float" office:value="0.05330127" calcext:value-type="float">
            <text:p>0.05330127</text:p>
          </table:table-cell>
          <table:table-cell office:value-type="float" office:value="0.0323842" calcext:value-type="float">
            <text:p>0.0323842</text:p>
          </table:table-cell>
          <table:table-cell office:value-type="float" office:value="0.1224776" calcext:value-type="float">
            <text:p>0.1224776</text:p>
          </table:table-cell>
          <table:table-cell office:value-type="float" office:value="0.9191732" calcext:value-type="float">
            <text:p>0.9191732</text:p>
          </table:table-cell>
          <table:table-cell office:value-type="float" office:value="3.570653" calcext:value-type="float">
            <text:p>3.570653</text:p>
          </table:table-cell>
          <table:table-cell office:value-type="float" office:value="4.156918" calcext:value-type="float">
            <text:p>4.156918</text:p>
          </table:table-cell>
          <table:table-cell office:value-type="float" office:value="2.599265" calcext:value-type="float">
            <text:p>2.599265</text:p>
          </table:table-cell>
          <table:table-cell office:value-type="float" office:value="1.344167" calcext:value-type="float">
            <text:p>1.344167</text:p>
          </table:table-cell>
          <table:table-cell office:value-type="float" office:value="0.5126557" calcext:value-type="float">
            <text:p>0.5126557</text:p>
          </table:table-cell>
          <table:table-cell office:value-type="float" office:value="0.2028408" calcext:value-type="float">
            <text:p>0.2028408</text:p>
          </table:table-cell>
          <table:table-cell office:value-type="float" office:value="494.4282" calcext:value-type="float">
            <text:p>494.4282</text:p>
          </table:table-cell>
          <table:table-cell office:value-type="float" office:value="0" calcext:value-type="float">
            <text:p>0</text:p>
          </table:table-cell>
          <table:table-cell office:value-type="float" office:value="-0.002829322" calcext:value-type="float">
            <text:p>-0.0028293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4" calcext:value-type="float">
            <text:p>29022004</text:p>
          </table:table-cell>
          <table:table-cell office:value-type="float" office:value="24.85038" calcext:value-type="float">
            <text:p>24.85038</text:p>
          </table:table-cell>
          <table:table-cell office:value-type="float" office:value="450.7742" calcext:value-type="float">
            <text:p>450.7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0933" calcext:value-type="float">
            <text:p>0.2120933</text:p>
          </table:table-cell>
          <table:table-cell office:value-type="float" office:value="4.062233" calcext:value-type="float">
            <text:p>4.062233</text:p>
          </table:table-cell>
          <table:table-cell office:value-type="float" office:value="0" calcext:value-type="float">
            <text:p>0</text:p>
          </table:table-cell>
          <table:table-cell office:value-type="float" office:value="0.002740949" calcext:value-type="float">
            <text:p>0.002740949</text:p>
          </table:table-cell>
          <table:table-cell office:value-type="float" office:value="0" calcext:value-type="float">
            <text:p>0</text:p>
          </table:table-cell>
          <table:table-cell office:value-type="float" office:value="0.2134649" calcext:value-type="float">
            <text:p>0.2134649</text:p>
          </table:table-cell>
          <table:table-cell office:value-type="float" office:value="-0.006470751" calcext:value-type="float">
            <text:p>-0.006470751</text:p>
          </table:table-cell>
          <table:table-cell office:value-type="float" office:value="-0.001320775" calcext:value-type="float">
            <text:p>-0.001320775</text:p>
          </table:table-cell>
          <table:table-cell office:value-type="float" office:value="0.00003994949" calcext:value-type="float">
            <text:p>3.994949E-05</text:p>
          </table:table-cell>
          <table:table-cell office:value-type="float" office:value="16.58611" calcext:value-type="float">
            <text:p>16.58611</text:p>
          </table:table-cell>
          <table:table-cell office:value-type="float" office:value="0.1076585" calcext:value-type="float">
            <text:p>0.1076585</text:p>
          </table:table-cell>
          <table:table-cell office:value-type="float" office:value="0.08043353" calcext:value-type="float">
            <text:p>0.08043353</text:p>
          </table:table-cell>
          <table:table-cell office:value-type="float" office:value="0.06080637" calcext:value-type="float">
            <text:p>0.06080637</text:p>
          </table:table-cell>
          <table:table-cell office:value-type="float" office:value="0.04829407" calcext:value-type="float">
            <text:p>0.04829407</text:p>
          </table:table-cell>
          <table:table-cell office:value-type="float" office:value="0.03949498" calcext:value-type="float">
            <text:p>0.03949498</text:p>
          </table:table-cell>
          <table:table-cell office:value-type="float" office:value="0.03419736" calcext:value-type="float">
            <text:p>0.03419736</text:p>
          </table:table-cell>
          <table:table-cell office:value-type="float" office:value="0.05313313" calcext:value-type="float">
            <text:p>0.05313313</text:p>
          </table:table-cell>
          <table:table-cell office:value-type="float" office:value="0.03238108" calcext:value-type="float">
            <text:p>0.03238108</text:p>
          </table:table-cell>
          <table:table-cell office:value-type="float" office:value="0.0900904" calcext:value-type="float">
            <text:p>0.0900904</text:p>
          </table:table-cell>
          <table:table-cell office:value-type="float" office:value="0.7461948" calcext:value-type="float">
            <text:p>0.7461948</text:p>
          </table:table-cell>
          <table:table-cell office:value-type="float" office:value="3.088266" calcext:value-type="float">
            <text:p>3.088266</text:p>
          </table:table-cell>
          <table:table-cell office:value-type="float" office:value="4.095854" calcext:value-type="float">
            <text:p>4.095854</text:p>
          </table:table-cell>
          <table:table-cell office:value-type="float" office:value="2.830051" calcext:value-type="float">
            <text:p>2.830051</text:p>
          </table:table-cell>
          <table:table-cell office:value-type="float" office:value="1.461514" calcext:value-type="float">
            <text:p>1.461514</text:p>
          </table:table-cell>
          <table:table-cell office:value-type="float" office:value="0.5291167" calcext:value-type="float">
            <text:p>0.5291167</text:p>
          </table:table-cell>
          <table:table-cell office:value-type="float" office:value="0.2039794" calcext:value-type="float">
            <text:p>0.2039794</text:p>
          </table:table-cell>
          <table:table-cell office:value-type="float" office:value="427.7457" calcext:value-type="float">
            <text:p>427.7457</text:p>
          </table:table-cell>
          <table:table-cell office:value-type="float" office:value="0" calcext:value-type="float">
            <text:p>0</text:p>
          </table:table-cell>
          <table:table-cell office:value-type="float" office:value="-0.002894941" calcext:value-type="float">
            <text:p>-0.0028949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4" calcext:value-type="float">
            <text:p>1032004</text:p>
          </table:table-cell>
          <table:table-cell office:value-type="float" office:value="24.84041" calcext:value-type="float">
            <text:p>24.84041</text:p>
          </table:table-cell>
          <table:table-cell office:value-type="float" office:value="450.8011" calcext:value-type="float">
            <text:p>450.8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1343" calcext:value-type="float">
            <text:p>0.1891343</text:p>
          </table:table-cell>
          <table:table-cell office:value-type="float" office:value="4.047541" calcext:value-type="float">
            <text:p>4.047541</text:p>
          </table:table-cell>
          <table:table-cell office:value-type="float" office:value="0" calcext:value-type="float">
            <text:p>0</text:p>
          </table:table-cell>
          <table:table-cell office:value-type="float" office:value="0.002881372" calcext:value-type="float">
            <text:p>0.002881372</text:p>
          </table:table-cell>
          <table:table-cell office:value-type="float" office:value="0" calcext:value-type="float">
            <text:p>0</text:p>
          </table:table-cell>
          <table:table-cell office:value-type="float" office:value="0.2323145" calcext:value-type="float">
            <text:p>0.2323145</text:p>
          </table:table-cell>
          <table:table-cell office:value-type="float" office:value="-0.006479556" calcext:value-type="float">
            <text:p>-0.006479556</text:p>
          </table:table-cell>
          <table:table-cell office:value-type="float" office:value="-0.001318183" calcext:value-type="float">
            <text:p>-0.001318183</text:p>
          </table:table-cell>
          <table:table-cell office:value-type="float" office:value="0.00004177807" calcext:value-type="float">
            <text:p>4.177807E-05</text:p>
          </table:table-cell>
          <table:table-cell office:value-type="float" office:value="16.6048" calcext:value-type="float">
            <text:p>16.6048</text:p>
          </table:table-cell>
          <table:table-cell office:value-type="float" office:value="0.07407316" calcext:value-type="float">
            <text:p>0.07407316</text:p>
          </table:table-cell>
          <table:table-cell office:value-type="float" office:value="0.06419456" calcext:value-type="float">
            <text:p>0.06419456</text:p>
          </table:table-cell>
          <table:table-cell office:value-type="float" office:value="0.05788477" calcext:value-type="float">
            <text:p>0.05788477</text:p>
          </table:table-cell>
          <table:table-cell office:value-type="float" office:value="0.04784725" calcext:value-type="float">
            <text:p>0.04784725</text:p>
          </table:table-cell>
          <table:table-cell office:value-type="float" office:value="0.03941337" calcext:value-type="float">
            <text:p>0.03941337</text:p>
          </table:table-cell>
          <table:table-cell office:value-type="float" office:value="0.03420522" calcext:value-type="float">
            <text:p>0.03420522</text:p>
          </table:table-cell>
          <table:table-cell office:value-type="float" office:value="0.05298859" calcext:value-type="float">
            <text:p>0.05298859</text:p>
          </table:table-cell>
          <table:table-cell office:value-type="float" office:value="0.03237727" calcext:value-type="float">
            <text:p>0.03237727</text:p>
          </table:table-cell>
          <table:table-cell office:value-type="float" office:value="0.06640822" calcext:value-type="float">
            <text:p>0.06640822</text:p>
          </table:table-cell>
          <table:table-cell office:value-type="float" office:value="0.6291248" calcext:value-type="float">
            <text:p>0.6291248</text:p>
          </table:table-cell>
          <table:table-cell office:value-type="float" office:value="2.731486" calcext:value-type="float">
            <text:p>2.731486</text:p>
          </table:table-cell>
          <table:table-cell office:value-type="float" office:value="3.983147" calcext:value-type="float">
            <text:p>3.983147</text:p>
          </table:table-cell>
          <table:table-cell office:value-type="float" office:value="2.97245" calcext:value-type="float">
            <text:p>2.97245</text:p>
          </table:table-cell>
          <table:table-cell office:value-type="float" office:value="1.574011" calcext:value-type="float">
            <text:p>1.574011</text:p>
          </table:table-cell>
          <table:table-cell office:value-type="float" office:value="0.5502863" calcext:value-type="float">
            <text:p>0.5502863</text:p>
          </table:table-cell>
          <table:table-cell office:value-type="float" office:value="0.2051884" calcext:value-type="float">
            <text:p>0.2051884</text:p>
          </table:table-cell>
          <table:table-cell office:value-type="float" office:value="367.0453" calcext:value-type="float">
            <text:p>367.0453</text:p>
          </table:table-cell>
          <table:table-cell office:value-type="float" office:value="0" calcext:value-type="float">
            <text:p>0</text:p>
          </table:table-cell>
          <table:table-cell office:value-type="float" office:value="-0.002954736" calcext:value-type="float">
            <text:p>-0.0029547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4" calcext:value-type="float">
            <text:p>2032004</text:p>
          </table:table-cell>
          <table:table-cell office:value-type="float" office:value="24.82728" calcext:value-type="float">
            <text:p>24.82728</text:p>
          </table:table-cell>
          <table:table-cell office:value-type="float" office:value="450.8276" calcext:value-type="float">
            <text:p>450.8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7388" calcext:value-type="float">
            <text:p>0.1697388</text:p>
          </table:table-cell>
          <table:table-cell office:value-type="float" office:value="4.034667" calcext:value-type="float">
            <text:p>4.034667</text:p>
          </table:table-cell>
          <table:table-cell office:value-type="float" office:value="0" calcext:value-type="float">
            <text:p>0</text:p>
          </table:table-cell>
          <table:table-cell office:value-type="float" office:value="0.003011253" calcext:value-type="float">
            <text:p>0.003011253</text:p>
          </table:table-cell>
          <table:table-cell office:value-type="float" office:value="0" calcext:value-type="float">
            <text:p>0</text:p>
          </table:table-cell>
          <table:table-cell office:value-type="float" office:value="0.2492725" calcext:value-type="float">
            <text:p>0.2492725</text:p>
          </table:table-cell>
          <table:table-cell office:value-type="float" office:value="-0.006481756" calcext:value-type="float">
            <text:p>-0.006481756</text:p>
          </table:table-cell>
          <table:table-cell office:value-type="float" office:value="-0.001315403" calcext:value-type="float">
            <text:p>-0.001315403</text:p>
          </table:table-cell>
          <table:table-cell office:value-type="float" office:value="0.0000430013" calcext:value-type="float">
            <text:p>4.30013E-05</text:p>
          </table:table-cell>
          <table:table-cell office:value-type="float" office:value="16.61974" calcext:value-type="float">
            <text:p>16.61974</text:p>
          </table:table-cell>
          <table:table-cell office:value-type="float" office:value="0.05494763" calcext:value-type="float">
            <text:p>0.05494763</text:p>
          </table:table-cell>
          <table:table-cell office:value-type="float" office:value="0.05302976" calcext:value-type="float">
            <text:p>0.05302976</text:p>
          </table:table-cell>
          <table:table-cell office:value-type="float" office:value="0.0553408" calcext:value-type="float">
            <text:p>0.0553408</text:p>
          </table:table-cell>
          <table:table-cell office:value-type="float" office:value="0.04712003" calcext:value-type="float">
            <text:p>0.04712003</text:p>
          </table:table-cell>
          <table:table-cell office:value-type="float" office:value="0.03915556" calcext:value-type="float">
            <text:p>0.03915556</text:p>
          </table:table-cell>
          <table:table-cell office:value-type="float" office:value="0.03409129" calcext:value-type="float">
            <text:p>0.03409129</text:p>
          </table:table-cell>
          <table:table-cell office:value-type="float" office:value="0.05281556" calcext:value-type="float">
            <text:p>0.05281556</text:p>
          </table:table-cell>
          <table:table-cell office:value-type="float" office:value="0.03237149" calcext:value-type="float">
            <text:p>0.03237149</text:p>
          </table:table-cell>
          <table:table-cell office:value-type="float" office:value="0.05126891" calcext:value-type="float">
            <text:p>0.05126891</text:p>
          </table:table-cell>
          <table:table-cell office:value-type="float" office:value="0.5684342" calcext:value-type="float">
            <text:p>0.5684342</text:p>
          </table:table-cell>
          <table:table-cell office:value-type="float" office:value="2.494639" calcext:value-type="float">
            <text:p>2.494639</text:p>
          </table:table-cell>
          <table:table-cell office:value-type="float" office:value="3.857526" calcext:value-type="float">
            <text:p>3.857526</text:p>
          </table:table-cell>
          <table:table-cell office:value-type="float" office:value="3.051893" calcext:value-type="float">
            <text:p>3.051893</text:p>
          </table:table-cell>
          <table:table-cell office:value-type="float" office:value="1.657923" calcext:value-type="float">
            <text:p>1.657923</text:p>
          </table:table-cell>
          <table:table-cell office:value-type="float" office:value="0.5677829" calcext:value-type="float">
            <text:p>0.5677829</text:p>
          </table:table-cell>
          <table:table-cell office:value-type="float" office:value="0.2064082" calcext:value-type="float">
            <text:p>0.2064082</text:p>
          </table:table-cell>
          <table:table-cell office:value-type="float" office:value="315.1048" calcext:value-type="float">
            <text:p>315.1048</text:p>
          </table:table-cell>
          <table:table-cell office:value-type="float" office:value="0" calcext:value-type="float">
            <text:p>0</text:p>
          </table:table-cell>
          <table:table-cell office:value-type="float" office:value="-0.003009254" calcext:value-type="float">
            <text:p>-0.0030092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4" calcext:value-type="float">
            <text:p>3032004</text:p>
          </table:table-cell>
          <table:table-cell office:value-type="float" office:value="24.81139" calcext:value-type="float">
            <text:p>24.81139</text:p>
          </table:table-cell>
          <table:table-cell office:value-type="float" office:value="450.854" calcext:value-type="float">
            <text:p>450.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5985" calcext:value-type="float">
            <text:p>0.1535985</text:p>
          </table:table-cell>
          <table:table-cell office:value-type="float" office:value="4.022618" calcext:value-type="float">
            <text:p>4.022618</text:p>
          </table:table-cell>
          <table:table-cell office:value-type="float" office:value="0" calcext:value-type="float">
            <text:p>0</text:p>
          </table:table-cell>
          <table:table-cell office:value-type="float" office:value="0.003141897" calcext:value-type="float">
            <text:p>0.003141897</text:p>
          </table:table-cell>
          <table:table-cell office:value-type="float" office:value="0" calcext:value-type="float">
            <text:p>0</text:p>
          </table:table-cell>
          <table:table-cell office:value-type="float" office:value="0.2651205" calcext:value-type="float">
            <text:p>0.2651205</text:p>
          </table:table-cell>
          <table:table-cell office:value-type="float" office:value="-0.006476798" calcext:value-type="float">
            <text:p>-0.006476798</text:p>
          </table:table-cell>
          <table:table-cell office:value-type="float" office:value="-0.001312522" calcext:value-type="float">
            <text:p>-0.001312522</text:p>
          </table:table-cell>
          <table:table-cell office:value-type="float" office:value="0.00004421496" calcext:value-type="float">
            <text:p>4.421496E-05</text:p>
          </table:table-cell>
          <table:table-cell office:value-type="float" office:value="16.6315" calcext:value-type="float">
            <text:p>16.6315</text:p>
          </table:table-cell>
          <table:table-cell office:value-type="float" office:value="0.0422369" calcext:value-type="float">
            <text:p>0.0422369</text:p>
          </table:table-cell>
          <table:table-cell office:value-type="float" office:value="0.04578092" calcext:value-type="float">
            <text:p>0.04578092</text:p>
          </table:table-cell>
          <table:table-cell office:value-type="float" office:value="0.05342627" calcext:value-type="float">
            <text:p>0.05342627</text:p>
          </table:table-cell>
          <table:table-cell office:value-type="float" office:value="0.04698821" calcext:value-type="float">
            <text:p>0.04698821</text:p>
          </table:table-cell>
          <table:table-cell office:value-type="float" office:value="0.03911311" calcext:value-type="float">
            <text:p>0.03911311</text:p>
          </table:table-cell>
          <table:table-cell office:value-type="float" office:value="0.03399014" calcext:value-type="float">
            <text:p>0.03399014</text:p>
          </table:table-cell>
          <table:table-cell office:value-type="float" office:value="0.05262603" calcext:value-type="float">
            <text:p>0.05262603</text:p>
          </table:table-cell>
          <table:table-cell office:value-type="float" office:value="0.03236064" calcext:value-type="float">
            <text:p>0.03236064</text:p>
          </table:table-cell>
          <table:table-cell office:value-type="float" office:value="0.03740747" calcext:value-type="float">
            <text:p>0.03740747</text:p>
          </table:table-cell>
          <table:table-cell office:value-type="float" office:value="0.4821087" calcext:value-type="float">
            <text:p>0.4821087</text:p>
          </table:table-cell>
          <table:table-cell office:value-type="float" office:value="2.226528" calcext:value-type="float">
            <text:p>2.226528</text:p>
          </table:table-cell>
          <table:table-cell office:value-type="float" office:value="3.763456" calcext:value-type="float">
            <text:p>3.763456</text:p>
          </table:table-cell>
          <table:table-cell office:value-type="float" office:value="3.160673" calcext:value-type="float">
            <text:p>3.160673</text:p>
          </table:table-cell>
          <table:table-cell office:value-type="float" office:value="1.739538" calcext:value-type="float">
            <text:p>1.739538</text:p>
          </table:table-cell>
          <table:table-cell office:value-type="float" office:value="0.5812396" calcext:value-type="float">
            <text:p>0.5812396</text:p>
          </table:table-cell>
          <table:table-cell office:value-type="float" office:value="0.2074964" calcext:value-type="float">
            <text:p>0.2074964</text:p>
          </table:table-cell>
          <table:table-cell office:value-type="float" office:value="271.3015" calcext:value-type="float">
            <text:p>271.3015</text:p>
          </table:table-cell>
          <table:table-cell office:value-type="float" office:value="0" calcext:value-type="float">
            <text:p>0</text:p>
          </table:table-cell>
          <table:table-cell office:value-type="float" office:value="-0.003059274" calcext:value-type="float">
            <text:p>-0.0030592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4" calcext:value-type="float">
            <text:p>4032004</text:p>
          </table:table-cell>
          <table:table-cell office:value-type="float" office:value="24.79224" calcext:value-type="float">
            <text:p>24.79224</text:p>
          </table:table-cell>
          <table:table-cell office:value-type="float" office:value="450.88" calcext:value-type="float">
            <text:p>45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05753" calcext:value-type="float">
            <text:p>0.1405753</text:p>
          </table:table-cell>
          <table:table-cell office:value-type="float" office:value="4.011969" calcext:value-type="float">
            <text:p>4.011969</text:p>
          </table:table-cell>
          <table:table-cell office:value-type="float" office:value="0" calcext:value-type="float">
            <text:p>0</text:p>
          </table:table-cell>
          <table:table-cell office:value-type="float" office:value="0.003259567" calcext:value-type="float">
            <text:p>0.003259567</text:p>
          </table:table-cell>
          <table:table-cell office:value-type="float" office:value="0" calcext:value-type="float">
            <text:p>0</text:p>
          </table:table-cell>
          <table:table-cell office:value-type="float" office:value="0.2801444" calcext:value-type="float">
            <text:p>0.2801444</text:p>
          </table:table-cell>
          <table:table-cell office:value-type="float" office:value="-0.006469683" calcext:value-type="float">
            <text:p>-0.006469683</text:p>
          </table:table-cell>
          <table:table-cell office:value-type="float" office:value="-0.001309631" calcext:value-type="float">
            <text:p>-0.001309631</text:p>
          </table:table-cell>
          <table:table-cell office:value-type="float" office:value="0.00004421496" calcext:value-type="float">
            <text:p>4.421496E-05</text:p>
          </table:table-cell>
          <table:table-cell office:value-type="float" office:value="16.63951" calcext:value-type="float">
            <text:p>16.63951</text:p>
          </table:table-cell>
          <table:table-cell office:value-type="float" office:value="0.03202239" calcext:value-type="float">
            <text:p>0.03202239</text:p>
          </table:table-cell>
          <table:table-cell office:value-type="float" office:value="0.0432321" calcext:value-type="float">
            <text:p>0.0432321</text:p>
          </table:table-cell>
          <table:table-cell office:value-type="float" office:value="0.05163447" calcext:value-type="float">
            <text:p>0.05163447</text:p>
          </table:table-cell>
          <table:table-cell office:value-type="float" office:value="0.04593484" calcext:value-type="float">
            <text:p>0.04593484</text:p>
          </table:table-cell>
          <table:table-cell office:value-type="float" office:value="0.03875436" calcext:value-type="float">
            <text:p>0.03875436</text:p>
          </table:table-cell>
          <table:table-cell office:value-type="float" office:value="0.03389154" calcext:value-type="float">
            <text:p>0.03389154</text:p>
          </table:table-cell>
          <table:table-cell office:value-type="float" office:value="0.0524658" calcext:value-type="float">
            <text:p>0.0524658</text:p>
          </table:table-cell>
          <table:table-cell office:value-type="float" office:value="0.03234668" calcext:value-type="float">
            <text:p>0.03234668</text:p>
          </table:table-cell>
          <table:table-cell office:value-type="float" office:value="0.03951781" calcext:value-type="float">
            <text:p>0.03951781</text:p>
          </table:table-cell>
          <table:table-cell office:value-type="float" office:value="0.4878103" calcext:value-type="float">
            <text:p>0.4878103</text:p>
          </table:table-cell>
          <table:table-cell office:value-type="float" office:value="2.089431" calcext:value-type="float">
            <text:p>2.089431</text:p>
          </table:table-cell>
          <table:table-cell office:value-type="float" office:value="3.596067" calcext:value-type="float">
            <text:p>3.596067</text:p>
          </table:table-cell>
          <table:table-cell office:value-type="float" office:value="3.190695" calcext:value-type="float">
            <text:p>3.190695</text:p>
          </table:table-cell>
          <table:table-cell office:value-type="float" office:value="1.826017" calcext:value-type="float">
            <text:p>1.826017</text:p>
          </table:table-cell>
          <table:table-cell office:value-type="float" office:value="0.598933" calcext:value-type="float">
            <text:p>0.598933</text:p>
          </table:table-cell>
          <table:table-cell office:value-type="float" office:value="0.2085145" calcext:value-type="float">
            <text:p>0.2085145</text:p>
          </table:table-cell>
          <table:table-cell office:value-type="float" office:value="235.876" calcext:value-type="float">
            <text:p>235.876</text:p>
          </table:table-cell>
          <table:table-cell office:value-type="float" office:value="0" calcext:value-type="float">
            <text:p>0</text:p>
          </table:table-cell>
          <table:table-cell office:value-type="float" office:value="-0.003103729" calcext:value-type="float">
            <text:p>-0.0031037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4" calcext:value-type="float">
            <text:p>5032004</text:p>
          </table:table-cell>
          <table:table-cell office:value-type="float" office:value="24.77153" calcext:value-type="float">
            <text:p>24.77153</text:p>
          </table:table-cell>
          <table:table-cell office:value-type="float" office:value="450.9057" calcext:value-type="float">
            <text:p>450.9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704" calcext:value-type="float">
            <text:p>0.129704</text:p>
          </table:table-cell>
          <table:table-cell office:value-type="float" office:value="4.00392" calcext:value-type="float">
            <text:p>4.00392</text:p>
          </table:table-cell>
          <table:table-cell office:value-type="float" office:value="0" calcext:value-type="float">
            <text:p>0</text:p>
          </table:table-cell>
          <table:table-cell office:value-type="float" office:value="0.003368881" calcext:value-type="float">
            <text:p>0.003368881</text:p>
          </table:table-cell>
          <table:table-cell office:value-type="float" office:value="0" calcext:value-type="float">
            <text:p>0</text:p>
          </table:table-cell>
          <table:table-cell office:value-type="float" office:value="0.2921716" calcext:value-type="float">
            <text:p>0.2921716</text:p>
          </table:table-cell>
          <table:table-cell office:value-type="float" office:value="-0.006461181" calcext:value-type="float">
            <text:p>-0.006461181</text:p>
          </table:table-cell>
          <table:table-cell office:value-type="float" office:value="-0.001306679" calcext:value-type="float">
            <text:p>-0.001306679</text:p>
          </table:table-cell>
          <table:table-cell office:value-type="float" office:value="0.00004468981" calcext:value-type="float">
            <text:p>4.468981E-05</text:p>
          </table:table-cell>
          <table:table-cell office:value-type="float" office:value="16.64572" calcext:value-type="float">
            <text:p>16.64572</text:p>
          </table:table-cell>
          <table:table-cell office:value-type="float" office:value="0.02522009" calcext:value-type="float">
            <text:p>0.02522009</text:p>
          </table:table-cell>
          <table:table-cell office:value-type="float" office:value="0.03935461" calcext:value-type="float">
            <text:p>0.03935461</text:p>
          </table:table-cell>
          <table:table-cell office:value-type="float" office:value="0.05072535" calcext:value-type="float">
            <text:p>0.05072535</text:p>
          </table:table-cell>
          <table:table-cell office:value-type="float" office:value="0.04568554" calcext:value-type="float">
            <text:p>0.04568554</text:p>
          </table:table-cell>
          <table:table-cell office:value-type="float" office:value="0.0384424" calcext:value-type="float">
            <text:p>0.0384424</text:p>
          </table:table-cell>
          <table:table-cell office:value-type="float" office:value="0.03364179" calcext:value-type="float">
            <text:p>0.03364179</text:p>
          </table:table-cell>
          <table:table-cell office:value-type="float" office:value="0.05226792" calcext:value-type="float">
            <text:p>0.05226792</text:p>
          </table:table-cell>
          <table:table-cell office:value-type="float" office:value="0.03232878" calcext:value-type="float">
            <text:p>0.03232878</text:p>
          </table:table-cell>
          <table:table-cell office:value-type="float" office:value="0.0326059" calcext:value-type="float">
            <text:p>0.0326059</text:p>
          </table:table-cell>
          <table:table-cell office:value-type="float" office:value="0.4383436" calcext:value-type="float">
            <text:p>0.4383436</text:p>
          </table:table-cell>
          <table:table-cell office:value-type="float" office:value="1.963482" calcext:value-type="float">
            <text:p>1.963482</text:p>
          </table:table-cell>
          <table:table-cell office:value-type="float" office:value="3.547314" calcext:value-type="float">
            <text:p>3.547314</text:p>
          </table:table-cell>
          <table:table-cell office:value-type="float" office:value="3.218316" calcext:value-type="float">
            <text:p>3.218316</text:p>
          </table:table-cell>
          <table:table-cell office:value-type="float" office:value="1.860435" calcext:value-type="float">
            <text:p>1.860435</text:p>
          </table:table-cell>
          <table:table-cell office:value-type="float" office:value="0.6073014" calcext:value-type="float">
            <text:p>0.6073014</text:p>
          </table:table-cell>
          <table:table-cell office:value-type="float" office:value="0.2093853" calcext:value-type="float">
            <text:p>0.2093853</text:p>
          </table:table-cell>
          <table:table-cell office:value-type="float" office:value="206.0525" calcext:value-type="float">
            <text:p>206.0525</text:p>
          </table:table-cell>
          <table:table-cell office:value-type="float" office:value="0" calcext:value-type="float">
            <text:p>0</text:p>
          </table:table-cell>
          <table:table-cell office:value-type="float" office:value="-0.003149568" calcext:value-type="float">
            <text:p>-0.0031495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4" calcext:value-type="float">
            <text:p>6032004</text:p>
          </table:table-cell>
          <table:table-cell office:value-type="float" office:value="24.74893" calcext:value-type="float">
            <text:p>24.74893</text:p>
          </table:table-cell>
          <table:table-cell office:value-type="float" office:value="450.9309" calcext:value-type="float">
            <text:p>450.9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81" calcext:value-type="float">
            <text:p>0.12081</text:p>
          </table:table-cell>
          <table:table-cell office:value-type="float" office:value="3.996581" calcext:value-type="float">
            <text:p>3.996581</text:p>
          </table:table-cell>
          <table:table-cell office:value-type="float" office:value="0" calcext:value-type="float">
            <text:p>0</text:p>
          </table:table-cell>
          <table:table-cell office:value-type="float" office:value="0.003471162" calcext:value-type="float">
            <text:p>0.003471162</text:p>
          </table:table-cell>
          <table:table-cell office:value-type="float" office:value="0" calcext:value-type="float">
            <text:p>0</text:p>
          </table:table-cell>
          <table:table-cell office:value-type="float" office:value="0.3037775" calcext:value-type="float">
            <text:p>0.3037775</text:p>
          </table:table-cell>
          <table:table-cell office:value-type="float" office:value="-0.006452122" calcext:value-type="float">
            <text:p>-0.006452122</text:p>
          </table:table-cell>
          <table:table-cell office:value-type="float" office:value="-0.001303712" calcext:value-type="float">
            <text:p>-0.001303712</text:p>
          </table:table-cell>
          <table:table-cell office:value-type="float" office:value="0.00004468981" calcext:value-type="float">
            <text:p>4.468981E-05</text:p>
          </table:table-cell>
          <table:table-cell office:value-type="float" office:value="16.6497" calcext:value-type="float">
            <text:p>16.6497</text:p>
          </table:table-cell>
          <table:table-cell office:value-type="float" office:value="0.02028897" calcext:value-type="float">
            <text:p>0.02028897</text:p>
          </table:table-cell>
          <table:table-cell office:value-type="float" office:value="0.03854294" calcext:value-type="float">
            <text:p>0.03854294</text:p>
          </table:table-cell>
          <table:table-cell office:value-type="float" office:value="0.04972404" calcext:value-type="float">
            <text:p>0.04972404</text:p>
          </table:table-cell>
          <table:table-cell office:value-type="float" office:value="0.04503218" calcext:value-type="float">
            <text:p>0.04503218</text:p>
          </table:table-cell>
          <table:table-cell office:value-type="float" office:value="0.03817089" calcext:value-type="float">
            <text:p>0.03817089</text:p>
          </table:table-cell>
          <table:table-cell office:value-type="float" office:value="0.03349726" calcext:value-type="float">
            <text:p>0.03349726</text:p>
          </table:table-cell>
          <table:table-cell office:value-type="float" office:value="0.05208986" calcext:value-type="float">
            <text:p>0.05208986</text:p>
          </table:table-cell>
          <table:table-cell office:value-type="float" office:value="0.03230509" calcext:value-type="float">
            <text:p>0.03230509</text:p>
          </table:table-cell>
          <table:table-cell office:value-type="float" office:value="0.03200638" calcext:value-type="float">
            <text:p>0.03200638</text:p>
          </table:table-cell>
          <table:table-cell office:value-type="float" office:value="0.4344254" calcext:value-type="float">
            <text:p>0.4344254</text:p>
          </table:table-cell>
          <table:table-cell office:value-type="float" office:value="1.865232" calcext:value-type="float">
            <text:p>1.865232</text:p>
          </table:table-cell>
          <table:table-cell office:value-type="float" office:value="3.442718" calcext:value-type="float">
            <text:p>3.442718</text:p>
          </table:table-cell>
          <table:table-cell office:value-type="float" office:value="3.246515" calcext:value-type="float">
            <text:p>3.246515</text:p>
          </table:table-cell>
          <table:table-cell office:value-type="float" office:value="1.917442" calcext:value-type="float">
            <text:p>1.917442</text:p>
          </table:table-cell>
          <table:table-cell office:value-type="float" office:value="0.6165344" calcext:value-type="float">
            <text:p>0.6165344</text:p>
          </table:table-cell>
          <table:table-cell office:value-type="float" office:value="0.2100276" calcext:value-type="float">
            <text:p>0.2100276</text:p>
          </table:table-cell>
          <table:table-cell office:value-type="float" office:value="181.5211" calcext:value-type="float">
            <text:p>181.5211</text:p>
          </table:table-cell>
          <table:table-cell office:value-type="float" office:value="0" calcext:value-type="float">
            <text:p>0</text:p>
          </table:table-cell>
          <table:table-cell office:value-type="float" office:value="-0.003190099" calcext:value-type="float">
            <text:p>-0.0031900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4" calcext:value-type="float">
            <text:p>7032004</text:p>
          </table:table-cell>
          <table:table-cell office:value-type="float" office:value="24.72504" calcext:value-type="float">
            <text:p>24.72504</text:p>
          </table:table-cell>
          <table:table-cell office:value-type="float" office:value="450.956" calcext:value-type="float">
            <text:p>450.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5039" calcext:value-type="float">
            <text:p>0.1135039</text:p>
          </table:table-cell>
          <table:table-cell office:value-type="float" office:value="3.991388" calcext:value-type="float">
            <text:p>3.991388</text:p>
          </table:table-cell>
          <table:table-cell office:value-type="float" office:value="0" calcext:value-type="float">
            <text:p>0</text:p>
          </table:table-cell>
          <table:table-cell office:value-type="float" office:value="0.00356205" calcext:value-type="float">
            <text:p>0.00356205</text:p>
          </table:table-cell>
          <table:table-cell office:value-type="float" office:value="0" calcext:value-type="float">
            <text:p>0</text:p>
          </table:table-cell>
          <table:table-cell office:value-type="float" office:value="0.3132328" calcext:value-type="float">
            <text:p>0.3132328</text:p>
          </table:table-cell>
          <table:table-cell office:value-type="float" office:value="-0.006443122" calcext:value-type="float">
            <text:p>-0.006443122</text:p>
          </table:table-cell>
          <table:table-cell office:value-type="float" office:value="-0.001300742" calcext:value-type="float">
            <text:p>-0.001300742</text:p>
          </table:table-cell>
          <table:table-cell office:value-type="float" office:value="0.00004468981" calcext:value-type="float">
            <text:p>4.468981E-05</text:p>
          </table:table-cell>
          <table:table-cell office:value-type="float" office:value="16.65206" calcext:value-type="float">
            <text:p>16.65206</text:p>
          </table:table-cell>
          <table:table-cell office:value-type="float" office:value="0.02038711" calcext:value-type="float">
            <text:p>0.02038711</text:p>
          </table:table-cell>
          <table:table-cell office:value-type="float" office:value="0.03793694" calcext:value-type="float">
            <text:p>0.03793694</text:p>
          </table:table-cell>
          <table:table-cell office:value-type="float" office:value="0.04910652" calcext:value-type="float">
            <text:p>0.04910652</text:p>
          </table:table-cell>
          <table:table-cell office:value-type="float" office:value="0.04454376" calcext:value-type="float">
            <text:p>0.04454376</text:p>
          </table:table-cell>
          <table:table-cell office:value-type="float" office:value="0.03784505" calcext:value-type="float">
            <text:p>0.03784505</text:p>
          </table:table-cell>
          <table:table-cell office:value-type="float" office:value="0.03329961" calcext:value-type="float">
            <text:p>0.03329961</text:p>
          </table:table-cell>
          <table:table-cell office:value-type="float" office:value="0.05191745" calcext:value-type="float">
            <text:p>0.05191745</text:p>
          </table:table-cell>
          <table:table-cell office:value-type="float" office:value="0.03227938" calcext:value-type="float">
            <text:p>0.03227938</text:p>
          </table:table-cell>
          <table:table-cell office:value-type="float" office:value="0.03461534" calcext:value-type="float">
            <text:p>0.03461534</text:p>
          </table:table-cell>
          <table:table-cell office:value-type="float" office:value="0.4284756" calcext:value-type="float">
            <text:p>0.4284756</text:p>
          </table:table-cell>
          <table:table-cell office:value-type="float" office:value="1.803333" calcext:value-type="float">
            <text:p>1.803333</text:p>
          </table:table-cell>
          <table:table-cell office:value-type="float" office:value="3.383436" calcext:value-type="float">
            <text:p>3.383436</text:p>
          </table:table-cell>
          <table:table-cell office:value-type="float" office:value="3.254324" calcext:value-type="float">
            <text:p>3.254324</text:p>
          </table:table-cell>
          <table:table-cell office:value-type="float" office:value="1.950424" calcext:value-type="float">
            <text:p>1.950424</text:p>
          </table:table-cell>
          <table:table-cell office:value-type="float" office:value="0.624025" calcext:value-type="float">
            <text:p>0.624025</text:p>
          </table:table-cell>
          <table:table-cell office:value-type="float" office:value="0.2105592" calcext:value-type="float">
            <text:p>0.2105592</text:p>
          </table:table-cell>
          <table:table-cell office:value-type="float" office:value="161.1432" calcext:value-type="float">
            <text:p>161.1432</text:p>
          </table:table-cell>
          <table:table-cell office:value-type="float" office:value="0" calcext:value-type="float">
            <text:p>0</text:p>
          </table:table-cell>
          <table:table-cell office:value-type="float" office:value="-0.003231375" calcext:value-type="float">
            <text:p>-0.0032313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4" calcext:value-type="float">
            <text:p>8032004</text:p>
          </table:table-cell>
          <table:table-cell office:value-type="float" office:value="24.70221" calcext:value-type="float">
            <text:p>24.70221</text:p>
          </table:table-cell>
          <table:table-cell office:value-type="float" office:value="450.982" calcext:value-type="float">
            <text:p>450.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1178" calcext:value-type="float">
            <text:p>0.1071178</text:p>
          </table:table-cell>
          <table:table-cell office:value-type="float" office:value="3.974073" calcext:value-type="float">
            <text:p>3.974073</text:p>
          </table:table-cell>
          <table:table-cell office:value-type="float" office:value="0" calcext:value-type="float">
            <text:p>0</text:p>
          </table:table-cell>
          <table:table-cell office:value-type="float" office:value="0.003783869" calcext:value-type="float">
            <text:p>0.003783869</text:p>
          </table:table-cell>
          <table:table-cell office:value-type="float" office:value="0" calcext:value-type="float">
            <text:p>0</text:p>
          </table:table-cell>
          <table:table-cell office:value-type="float" office:value="0.331875" calcext:value-type="float">
            <text:p>0.331875</text:p>
          </table:table-cell>
          <table:table-cell office:value-type="float" office:value="-0.006448334" calcext:value-type="float">
            <text:p>-0.006448334</text:p>
          </table:table-cell>
          <table:table-cell office:value-type="float" office:value="-0.001301629" calcext:value-type="float">
            <text:p>-0.001301629</text:p>
          </table:table-cell>
          <table:table-cell office:value-type="float" office:value="0.00004514905" calcext:value-type="float">
            <text:p>4.514905E-05</text:p>
          </table:table-cell>
          <table:table-cell office:value-type="float" office:value="16.65602" calcext:value-type="float">
            <text:p>16.65602</text:p>
          </table:table-cell>
          <table:table-cell office:value-type="float" office:value="0.02495898" calcext:value-type="float">
            <text:p>0.02495898</text:p>
          </table:table-cell>
          <table:table-cell office:value-type="float" office:value="0.03602038" calcext:value-type="float">
            <text:p>0.03602038</text:p>
          </table:table-cell>
          <table:table-cell office:value-type="float" office:value="0.04625249" calcext:value-type="float">
            <text:p>0.04625249</text:p>
          </table:table-cell>
          <table:table-cell office:value-type="float" office:value="0.04748515" calcext:value-type="float">
            <text:p>0.04748515</text:p>
          </table:table-cell>
          <table:table-cell office:value-type="float" office:value="0.0438905" calcext:value-type="float">
            <text:p>0.0438905</text:p>
          </table:table-cell>
          <table:table-cell office:value-type="float" office:value="0.03985861" calcext:value-type="float">
            <text:p>0.03985861</text:p>
          </table:table-cell>
          <table:table-cell office:value-type="float" office:value="0.05204214" calcext:value-type="float">
            <text:p>0.05204214</text:p>
          </table:table-cell>
          <table:table-cell office:value-type="float" office:value="0.03228769" calcext:value-type="float">
            <text:p>0.03228769</text:p>
          </table:table-cell>
          <table:table-cell office:value-type="float" office:value="0.01585029" calcext:value-type="float">
            <text:p>0.01585029</text:p>
          </table:table-cell>
          <table:table-cell office:value-type="float" office:value="0.1389653" calcext:value-type="float">
            <text:p>0.1389653</text:p>
          </table:table-cell>
          <table:table-cell office:value-type="float" office:value="0.8592355" calcext:value-type="float">
            <text:p>0.8592355</text:p>
          </table:table-cell>
          <table:table-cell office:value-type="float" office:value="2.28779" calcext:value-type="float">
            <text:p>2.28779</text:p>
          </table:table-cell>
          <table:table-cell office:value-type="float" office:value="3.588931" calcext:value-type="float">
            <text:p>3.588931</text:p>
          </table:table-cell>
          <table:table-cell office:value-type="float" office:value="3.351643" calcext:value-type="float">
            <text:p>3.351643</text:p>
          </table:table-cell>
          <table:table-cell office:value-type="float" office:value="0.7083393" calcext:value-type="float">
            <text:p>0.7083393</text:p>
          </table:table-cell>
          <table:table-cell office:value-type="float" office:value="0.2124369" calcext:value-type="float">
            <text:p>0.2124369</text:p>
          </table:table-cell>
          <table:table-cell office:value-type="float" office:value="140.5457" calcext:value-type="float">
            <text:p>140.5457</text:p>
          </table:table-cell>
          <table:table-cell office:value-type="float" office:value="0" calcext:value-type="float">
            <text:p>0</text:p>
          </table:table-cell>
          <table:table-cell office:value-type="float" office:value="-0.003280345" calcext:value-type="float">
            <text:p>-0.0032803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4" calcext:value-type="float">
            <text:p>9032004</text:p>
          </table:table-cell>
          <table:table-cell office:value-type="float" office:value="24.67769" calcext:value-type="float">
            <text:p>24.67769</text:p>
          </table:table-cell>
          <table:table-cell office:value-type="float" office:value="451.0066" calcext:value-type="float">
            <text:p>451.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6545" calcext:value-type="float">
            <text:p>0.1016545</text:p>
          </table:table-cell>
          <table:table-cell office:value-type="float" office:value="3.953923" calcext:value-type="float">
            <text:p>3.953923</text:p>
          </table:table-cell>
          <table:table-cell office:value-type="float" office:value="0" calcext:value-type="float">
            <text:p>0</text:p>
          </table:table-cell>
          <table:table-cell office:value-type="float" office:value="0.003989585" calcext:value-type="float">
            <text:p>0.003989585</text:p>
          </table:table-cell>
          <table:table-cell office:value-type="float" office:value="0" calcext:value-type="float">
            <text:p>0</text:p>
          </table:table-cell>
          <table:table-cell office:value-type="float" office:value="0.3554781" calcext:value-type="float">
            <text:p>0.3554781</text:p>
          </table:table-cell>
          <table:table-cell office:value-type="float" office:value="-0.006427045" calcext:value-type="float">
            <text:p>-0.006427045</text:p>
          </table:table-cell>
          <table:table-cell office:value-type="float" office:value="-0.001298401" calcext:value-type="float">
            <text:p>-0.001298401</text:p>
          </table:table-cell>
          <table:table-cell office:value-type="float" office:value="0.00004514908" calcext:value-type="float">
            <text:p>4.514908E-05</text:p>
          </table:table-cell>
          <table:table-cell office:value-type="float" office:value="16.65767" calcext:value-type="float">
            <text:p>16.65767</text:p>
          </table:table-cell>
          <table:table-cell office:value-type="float" office:value="0.01751431" calcext:value-type="float">
            <text:p>0.01751431</text:p>
          </table:table-cell>
          <table:table-cell office:value-type="float" office:value="0.03307634" calcext:value-type="float">
            <text:p>0.03307634</text:p>
          </table:table-cell>
          <table:table-cell office:value-type="float" office:value="0.04688532" calcext:value-type="float">
            <text:p>0.04688532</text:p>
          </table:table-cell>
          <table:table-cell office:value-type="float" office:value="0.04647639" calcext:value-type="float">
            <text:p>0.04647639</text:p>
          </table:table-cell>
          <table:table-cell office:value-type="float" office:value="0.04220315" calcext:value-type="float">
            <text:p>0.04220315</text:p>
          </table:table-cell>
          <table:table-cell office:value-type="float" office:value="0.03827219" calcext:value-type="float">
            <text:p>0.03827219</text:p>
          </table:table-cell>
          <table:table-cell office:value-type="float" office:value="0.05373055" calcext:value-type="float">
            <text:p>0.05373055</text:p>
          </table:table-cell>
          <table:table-cell office:value-type="float" office:value="0.03244837" calcext:value-type="float">
            <text:p>0.03244837</text:p>
          </table:table-cell>
          <table:table-cell office:value-type="float" office:value="0.02037597" calcext:value-type="float">
            <text:p>0.02037597</text:p>
          </table:table-cell>
          <table:table-cell office:value-type="float" office:value="0.1275936" calcext:value-type="float">
            <text:p>0.1275936</text:p>
          </table:table-cell>
          <table:table-cell office:value-type="float" office:value="0.8169311" calcext:value-type="float">
            <text:p>0.8169311</text:p>
          </table:table-cell>
          <table:table-cell office:value-type="float" office:value="2.075" calcext:value-type="float">
            <text:p>2.075</text:p>
          </table:table-cell>
          <table:table-cell office:value-type="float" office:value="3.166355" calcext:value-type="float">
            <text:p>3.166355</text:p>
          </table:table-cell>
          <table:table-cell office:value-type="float" office:value="2.987299" calcext:value-type="float">
            <text:p>2.987299</text:p>
          </table:table-cell>
          <table:table-cell office:value-type="float" office:value="1.163814" calcext:value-type="float">
            <text:p>1.163814</text:p>
          </table:table-cell>
          <table:table-cell office:value-type="float" office:value="0.2234437" calcext:value-type="float">
            <text:p>0.2234437</text:p>
          </table:table-cell>
          <table:table-cell office:value-type="float" office:value="125.3171" calcext:value-type="float">
            <text:p>125.3171</text:p>
          </table:table-cell>
          <table:table-cell office:value-type="float" office:value="0" calcext:value-type="float">
            <text:p>0</text:p>
          </table:table-cell>
          <table:table-cell office:value-type="float" office:value="-0.003308653" calcext:value-type="float">
            <text:p>-0.0033086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4" calcext:value-type="float">
            <text:p>10032004</text:p>
          </table:table-cell>
          <table:table-cell office:value-type="float" office:value="24.65102" calcext:value-type="float">
            <text:p>24.65102</text:p>
          </table:table-cell>
          <table:table-cell office:value-type="float" office:value="451.0309" calcext:value-type="float">
            <text:p>451.0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38024" calcext:value-type="float">
            <text:p>0.09738024</text:p>
          </table:table-cell>
          <table:table-cell office:value-type="float" office:value="3.937209" calcext:value-type="float">
            <text:p>3.937209</text:p>
          </table:table-cell>
          <table:table-cell office:value-type="float" office:value="0" calcext:value-type="float">
            <text:p>0</text:p>
          </table:table-cell>
          <table:table-cell office:value-type="float" office:value="0.004176288" calcext:value-type="float">
            <text:p>0.004176288</text:p>
          </table:table-cell>
          <table:table-cell office:value-type="float" office:value="0" calcext:value-type="float">
            <text:p>0</text:p>
          </table:table-cell>
          <table:table-cell office:value-type="float" office:value="0.3767795" calcext:value-type="float">
            <text:p>0.3767795</text:p>
          </table:table-cell>
          <table:table-cell office:value-type="float" office:value="-0.006407631" calcext:value-type="float">
            <text:p>-0.006407631</text:p>
          </table:table-cell>
          <table:table-cell office:value-type="float" office:value="-0.001295976" calcext:value-type="float">
            <text:p>-0.001295976</text:p>
          </table:table-cell>
          <table:table-cell office:value-type="float" office:value="0.00004514908" calcext:value-type="float">
            <text:p>4.514908E-05</text:p>
          </table:table-cell>
          <table:table-cell office:value-type="float" office:value="16.65727" calcext:value-type="float">
            <text:p>16.65727</text:p>
          </table:table-cell>
          <table:table-cell office:value-type="float" office:value="0.01432182" calcext:value-type="float">
            <text:p>0.01432182</text:p>
          </table:table-cell>
          <table:table-cell office:value-type="float" office:value="0.03675559" calcext:value-type="float">
            <text:p>0.03675559</text:p>
          </table:table-cell>
          <table:table-cell office:value-type="float" office:value="0.04752961" calcext:value-type="float">
            <text:p>0.04752961</text:p>
          </table:table-cell>
          <table:table-cell office:value-type="float" office:value="0.04599377" calcext:value-type="float">
            <text:p>0.04599377</text:p>
          </table:table-cell>
          <table:table-cell office:value-type="float" office:value="0.04132756" calcext:value-type="float">
            <text:p>0.04132756</text:p>
          </table:table-cell>
          <table:table-cell office:value-type="float" office:value="0.03747405" calcext:value-type="float">
            <text:p>0.03747405</text:p>
          </table:table-cell>
          <table:table-cell office:value-type="float" office:value="0.05294467" calcext:value-type="float">
            <text:p>0.05294467</text:p>
          </table:table-cell>
          <table:table-cell office:value-type="float" office:value="0.03263636" calcext:value-type="float">
            <text:p>0.03263636</text:p>
          </table:table-cell>
          <table:table-cell office:value-type="float" office:value="0.02451939" calcext:value-type="float">
            <text:p>0.02451939</text:p>
          </table:table-cell>
          <table:table-cell office:value-type="float" office:value="0.1639226" calcext:value-type="float">
            <text:p>0.1639226</text:p>
          </table:table-cell>
          <table:table-cell office:value-type="float" office:value="0.8209375" calcext:value-type="float">
            <text:p>0.8209375</text:p>
          </table:table-cell>
          <table:table-cell office:value-type="float" office:value="2.040775" calcext:value-type="float">
            <text:p>2.040775</text:p>
          </table:table-cell>
          <table:table-cell office:value-type="float" office:value="3.060391" calcext:value-type="float">
            <text:p>3.060391</text:p>
          </table:table-cell>
          <table:table-cell office:value-type="float" office:value="2.861793" calcext:value-type="float">
            <text:p>2.861793</text:p>
          </table:table-cell>
          <table:table-cell office:value-type="float" office:value="1.122198" calcext:value-type="float">
            <text:p>1.122198</text:p>
          </table:table-cell>
          <table:table-cell office:value-type="float" office:value="0.238669" calcext:value-type="float">
            <text:p>0.238669</text:p>
          </table:table-cell>
          <table:table-cell office:value-type="float" office:value="113.273" calcext:value-type="float">
            <text:p>113.273</text:p>
          </table:table-cell>
          <table:table-cell office:value-type="float" office:value="0" calcext:value-type="float">
            <text:p>0</text:p>
          </table:table-cell>
          <table:table-cell office:value-type="float" office:value="-0.003344641" calcext:value-type="float">
            <text:p>-0.0033446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4" calcext:value-type="float">
            <text:p>11032004</text:p>
          </table:table-cell>
          <table:table-cell office:value-type="float" office:value="24.62367" calcext:value-type="float">
            <text:p>24.62367</text:p>
          </table:table-cell>
          <table:table-cell office:value-type="float" office:value="451.0549" calcext:value-type="float">
            <text:p>451.0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96794" calcext:value-type="float">
            <text:p>0.09396794</text:p>
          </table:table-cell>
          <table:table-cell office:value-type="float" office:value="3.923588" calcext:value-type="float">
            <text:p>3.923588</text:p>
          </table:table-cell>
          <table:table-cell office:value-type="float" office:value="0" calcext:value-type="float">
            <text:p>0</text:p>
          </table:table-cell>
          <table:table-cell office:value-type="float" office:value="0.004336565" calcext:value-type="float">
            <text:p>0.004336565</text:p>
          </table:table-cell>
          <table:table-cell office:value-type="float" office:value="0" calcext:value-type="float">
            <text:p>0</text:p>
          </table:table-cell>
          <table:table-cell office:value-type="float" office:value="0.395059" calcext:value-type="float">
            <text:p>0.395059</text:p>
          </table:table-cell>
          <table:table-cell office:value-type="float" office:value="-0.006394129" calcext:value-type="float">
            <text:p>-0.006394129</text:p>
          </table:table-cell>
          <table:table-cell office:value-type="float" office:value="-0.001294895" calcext:value-type="float">
            <text:p>-0.001294895</text:p>
          </table:table-cell>
          <table:table-cell office:value-type="float" office:value="0.00004514908" calcext:value-type="float">
            <text:p>4.514908E-05</text:p>
          </table:table-cell>
          <table:table-cell office:value-type="float" office:value="16.65598" calcext:value-type="float">
            <text:p>16.65598</text:p>
          </table:table-cell>
          <table:table-cell office:value-type="float" office:value="0.01418245" calcext:value-type="float">
            <text:p>0.01418245</text:p>
          </table:table-cell>
          <table:table-cell office:value-type="float" office:value="0.03872498" calcext:value-type="float">
            <text:p>0.03872498</text:p>
          </table:table-cell>
          <table:table-cell office:value-type="float" office:value="0.04780152" calcext:value-type="float">
            <text:p>0.04780152</text:p>
          </table:table-cell>
          <table:table-cell office:value-type="float" office:value="0.04542612" calcext:value-type="float">
            <text:p>0.04542612</text:p>
          </table:table-cell>
          <table:table-cell office:value-type="float" office:value="0.04046012" calcext:value-type="float">
            <text:p>0.04046012</text:p>
          </table:table-cell>
          <table:table-cell office:value-type="float" office:value="0.03666181" calcext:value-type="float">
            <text:p>0.03666181</text:p>
          </table:table-cell>
          <table:table-cell office:value-type="float" office:value="0.05224257" calcext:value-type="float">
            <text:p>0.05224257</text:p>
          </table:table-cell>
          <table:table-cell office:value-type="float" office:value="0.03273934" calcext:value-type="float">
            <text:p>0.03273934</text:p>
          </table:table-cell>
          <table:table-cell office:value-type="float" office:value="0.02847692" calcext:value-type="float">
            <text:p>0.02847692</text:p>
          </table:table-cell>
          <table:table-cell office:value-type="float" office:value="0.1972144" calcext:value-type="float">
            <text:p>0.1972144</text:p>
          </table:table-cell>
          <table:table-cell office:value-type="float" office:value="0.83191" calcext:value-type="float">
            <text:p>0.83191</text:p>
          </table:table-cell>
          <table:table-cell office:value-type="float" office:value="2.024539" calcext:value-type="float">
            <text:p>2.024539</text:p>
          </table:table-cell>
          <table:table-cell office:value-type="float" office:value="2.976967" calcext:value-type="float">
            <text:p>2.976967</text:p>
          </table:table-cell>
          <table:table-cell office:value-type="float" office:value="2.747524" calcext:value-type="float">
            <text:p>2.747524</text:p>
          </table:table-cell>
          <table:table-cell office:value-type="float" office:value="1.088486" calcext:value-type="float">
            <text:p>1.088486</text:p>
          </table:table-cell>
          <table:table-cell office:value-type="float" office:value="0.2489197" calcext:value-type="float">
            <text:p>0.2489197</text:p>
          </table:table-cell>
          <table:table-cell office:value-type="float" office:value="103.8203" calcext:value-type="float">
            <text:p>103.8203</text:p>
          </table:table-cell>
          <table:table-cell office:value-type="float" office:value="0" calcext:value-type="float">
            <text:p>0</text:p>
          </table:table-cell>
          <table:table-cell office:value-type="float" office:value="-0.003384812" calcext:value-type="float">
            <text:p>-0.0033848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4" calcext:value-type="float">
            <text:p>12032004</text:p>
          </table:table-cell>
          <table:table-cell office:value-type="float" office:value="24.59588" calcext:value-type="float">
            <text:p>24.59588</text:p>
          </table:table-cell>
          <table:table-cell office:value-type="float" office:value="451.0786" calcext:value-type="float">
            <text:p>451.0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26677" calcext:value-type="float">
            <text:p>0.09126677</text:p>
          </table:table-cell>
          <table:table-cell office:value-type="float" office:value="3.913998" calcext:value-type="float">
            <text:p>3.913998</text:p>
          </table:table-cell>
          <table:table-cell office:value-type="float" office:value="0" calcext:value-type="float">
            <text:p>0</text:p>
          </table:table-cell>
          <table:table-cell office:value-type="float" office:value="0.004465086" calcext:value-type="float">
            <text:p>0.004465086</text:p>
          </table:table-cell>
          <table:table-cell office:value-type="float" office:value="0" calcext:value-type="float">
            <text:p>0</text:p>
          </table:table-cell>
          <table:table-cell office:value-type="float" office:value="0.4093297" calcext:value-type="float">
            <text:p>0.4093297</text:p>
          </table:table-cell>
          <table:table-cell office:value-type="float" office:value="-0.006382022" calcext:value-type="float">
            <text:p>-0.006382022</text:p>
          </table:table-cell>
          <table:table-cell office:value-type="float" office:value="-0.00129394" calcext:value-type="float">
            <text:p>-0.00129394</text:p>
          </table:table-cell>
          <table:table-cell office:value-type="float" office:value="0.00004514908" calcext:value-type="float">
            <text:p>4.514908E-05</text:p>
          </table:table-cell>
          <table:table-cell office:value-type="float" office:value="16.65384" calcext:value-type="float">
            <text:p>16.65384</text:p>
          </table:table-cell>
          <table:table-cell office:value-type="float" office:value="0.01374506" calcext:value-type="float">
            <text:p>0.01374506</text:p>
          </table:table-cell>
          <table:table-cell office:value-type="float" office:value="0.04006176" calcext:value-type="float">
            <text:p>0.04006176</text:p>
          </table:table-cell>
          <table:table-cell office:value-type="float" office:value="0.0477367" calcext:value-type="float">
            <text:p>0.0477367</text:p>
          </table:table-cell>
          <table:table-cell office:value-type="float" office:value="0.04479877" calcext:value-type="float">
            <text:p>0.04479877</text:p>
          </table:table-cell>
          <table:table-cell office:value-type="float" office:value="0.03965235" calcext:value-type="float">
            <text:p>0.03965235</text:p>
          </table:table-cell>
          <table:table-cell office:value-type="float" office:value="0.0359111" calcext:value-type="float">
            <text:p>0.0359111</text:p>
          </table:table-cell>
          <table:table-cell office:value-type="float" office:value="0.05173472" calcext:value-type="float">
            <text:p>0.05173472</text:p>
          </table:table-cell>
          <table:table-cell office:value-type="float" office:value="0.03277198" calcext:value-type="float">
            <text:p>0.03277198</text:p>
          </table:table-cell>
          <table:table-cell office:value-type="float" office:value="0.03290847" calcext:value-type="float">
            <text:p>0.03290847</text:p>
          </table:table-cell>
          <table:table-cell office:value-type="float" office:value="0.23024" calcext:value-type="float">
            <text:p>0.23024</text:p>
          </table:table-cell>
          <table:table-cell office:value-type="float" office:value="0.8469729" calcext:value-type="float">
            <text:p>0.8469729</text:p>
          </table:table-cell>
          <table:table-cell office:value-type="float" office:value="2.013103" calcext:value-type="float">
            <text:p>2.013103</text:p>
          </table:table-cell>
          <table:table-cell office:value-type="float" office:value="2.915938" calcext:value-type="float">
            <text:p>2.915938</text:p>
          </table:table-cell>
          <table:table-cell office:value-type="float" office:value="2.663098" calcext:value-type="float">
            <text:p>2.663098</text:p>
          </table:table-cell>
          <table:table-cell office:value-type="float" office:value="1.068728" calcext:value-type="float">
            <text:p>1.068728</text:p>
          </table:table-cell>
          <table:table-cell office:value-type="float" office:value="0.254602" calcext:value-type="float">
            <text:p>0.254602</text:p>
          </table:table-cell>
          <table:table-cell office:value-type="float" office:value="96.52974" calcext:value-type="float">
            <text:p>96.52974</text:p>
          </table:table-cell>
          <table:table-cell office:value-type="float" office:value="0" calcext:value-type="float">
            <text:p>0</text:p>
          </table:table-cell>
          <table:table-cell office:value-type="float" office:value="-0.00342885" calcext:value-type="float">
            <text:p>-0.003428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4" calcext:value-type="float">
            <text:p>13032004</text:p>
          </table:table-cell>
          <table:table-cell office:value-type="float" office:value="24.56776" calcext:value-type="float">
            <text:p>24.56776</text:p>
          </table:table-cell>
          <table:table-cell office:value-type="float" office:value="451.1023" calcext:value-type="float">
            <text:p>451.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11979" calcext:value-type="float">
            <text:p>0.08911979</text:p>
          </table:table-cell>
          <table:table-cell office:value-type="float" office:value="3.908508" calcext:value-type="float">
            <text:p>3.908508</text:p>
          </table:table-cell>
          <table:table-cell office:value-type="float" office:value="0" calcext:value-type="float">
            <text:p>0</text:p>
          </table:table-cell>
          <table:table-cell office:value-type="float" office:value="0.004563204" calcext:value-type="float">
            <text:p>0.004563204</text:p>
          </table:table-cell>
          <table:table-cell office:value-type="float" office:value="0" calcext:value-type="float">
            <text:p>0</text:p>
          </table:table-cell>
          <table:table-cell office:value-type="float" office:value="0.419488" calcext:value-type="float">
            <text:p>0.419488</text:p>
          </table:table-cell>
          <table:table-cell office:value-type="float" office:value="-0.00637174" calcext:value-type="float">
            <text:p>-0.00637174</text:p>
          </table:table-cell>
          <table:table-cell office:value-type="float" office:value="-0.001291048" calcext:value-type="float">
            <text:p>-0.001291048</text:p>
          </table:table-cell>
          <table:table-cell office:value-type="float" office:value="0.00004514908" calcext:value-type="float">
            <text:p>4.514908E-05</text:p>
          </table:table-cell>
          <table:table-cell office:value-type="float" office:value="16.65105" calcext:value-type="float">
            <text:p>16.65105</text:p>
          </table:table-cell>
          <table:table-cell office:value-type="float" office:value="0.01343444" calcext:value-type="float">
            <text:p>0.01343444</text:p>
          </table:table-cell>
          <table:table-cell office:value-type="float" office:value="0.04075019" calcext:value-type="float">
            <text:p>0.04075019</text:p>
          </table:table-cell>
          <table:table-cell office:value-type="float" office:value="0.04742056" calcext:value-type="float">
            <text:p>0.04742056</text:p>
          </table:table-cell>
          <table:table-cell office:value-type="float" office:value="0.04409455" calcext:value-type="float">
            <text:p>0.04409455</text:p>
          </table:table-cell>
          <table:table-cell office:value-type="float" office:value="0.03886667" calcext:value-type="float">
            <text:p>0.03886667</text:p>
          </table:table-cell>
          <table:table-cell office:value-type="float" office:value="0.03518561" calcext:value-type="float">
            <text:p>0.03518561</text:p>
          </table:table-cell>
          <table:table-cell office:value-type="float" office:value="0.05136656" calcext:value-type="float">
            <text:p>0.05136656</text:p>
          </table:table-cell>
          <table:table-cell office:value-type="float" office:value="0.03275595" calcext:value-type="float">
            <text:p>0.03275595</text:p>
          </table:table-cell>
          <table:table-cell office:value-type="float" office:value="0.03608648" calcext:value-type="float">
            <text:p>0.03608648</text:p>
          </table:table-cell>
          <table:table-cell office:value-type="float" office:value="0.2621657" calcext:value-type="float">
            <text:p>0.2621657</text:p>
          </table:table-cell>
          <table:table-cell office:value-type="float" office:value="0.8666732" calcext:value-type="float">
            <text:p>0.8666732</text:p>
          </table:table-cell>
          <table:table-cell office:value-type="float" office:value="2.011917" calcext:value-type="float">
            <text:p>2.011917</text:p>
          </table:table-cell>
          <table:table-cell office:value-type="float" office:value="2.876965" calcext:value-type="float">
            <text:p>2.876965</text:p>
          </table:table-cell>
          <table:table-cell office:value-type="float" office:value="2.60422" calcext:value-type="float">
            <text:p>2.60422</text:p>
          </table:table-cell>
          <table:table-cell office:value-type="float" office:value="1.059626" calcext:value-type="float">
            <text:p>1.059626</text:p>
          </table:table-cell>
          <table:table-cell office:value-type="float" office:value="0.2570263" calcext:value-type="float">
            <text:p>0.2570263</text:p>
          </table:table-cell>
          <table:table-cell office:value-type="float" office:value="90.94601" calcext:value-type="float">
            <text:p>90.94601</text:p>
          </table:table-cell>
          <table:table-cell office:value-type="float" office:value="0" calcext:value-type="float">
            <text:p>0</text:p>
          </table:table-cell>
          <table:table-cell office:value-type="float" office:value="-0.003474992" calcext:value-type="float">
            <text:p>-0.0034749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4" calcext:value-type="float">
            <text:p>14032004</text:p>
          </table:table-cell>
          <table:table-cell office:value-type="float" office:value="24.53947" calcext:value-type="float">
            <text:p>24.53947</text:p>
          </table:table-cell>
          <table:table-cell office:value-type="float" office:value="451.1256" calcext:value-type="float">
            <text:p>451.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42031" calcext:value-type="float">
            <text:p>0.08742031</text:p>
          </table:table-cell>
          <table:table-cell office:value-type="float" office:value="3.906219" calcext:value-type="float">
            <text:p>3.906219</text:p>
          </table:table-cell>
          <table:table-cell office:value-type="float" office:value="0" calcext:value-type="float">
            <text:p>0</text:p>
          </table:table-cell>
          <table:table-cell office:value-type="float" office:value="0.004638001" calcext:value-type="float">
            <text:p>0.004638001</text:p>
          </table:table-cell>
          <table:table-cell office:value-type="float" office:value="0" calcext:value-type="float">
            <text:p>0</text:p>
          </table:table-cell>
          <table:table-cell office:value-type="float" office:value="0.4263771" calcext:value-type="float">
            <text:p>0.4263771</text:p>
          </table:table-cell>
          <table:table-cell office:value-type="float" office:value="-0.006366669" calcext:value-type="float">
            <text:p>-0.006366669</text:p>
          </table:table-cell>
          <table:table-cell office:value-type="float" office:value="-0.001288193" calcext:value-type="float">
            <text:p>-0.001288193</text:p>
          </table:table-cell>
          <table:table-cell office:value-type="float" office:value="0.00004514908" calcext:value-type="float">
            <text:p>4.514908E-05</text:p>
          </table:table-cell>
          <table:table-cell office:value-type="float" office:value="16.64778" calcext:value-type="float">
            <text:p>16.64778</text:p>
          </table:table-cell>
          <table:table-cell office:value-type="float" office:value="0.01325736" calcext:value-type="float">
            <text:p>0.01325736</text:p>
          </table:table-cell>
          <table:table-cell office:value-type="float" office:value="0.04115181" calcext:value-type="float">
            <text:p>0.04115181</text:p>
          </table:table-cell>
          <table:table-cell office:value-type="float" office:value="0.04708672" calcext:value-type="float">
            <text:p>0.04708672</text:p>
          </table:table-cell>
          <table:table-cell office:value-type="float" office:value="0.04348264" calcext:value-type="float">
            <text:p>0.04348264</text:p>
          </table:table-cell>
          <table:table-cell office:value-type="float" office:value="0.03819085" calcext:value-type="float">
            <text:p>0.03819085</text:p>
          </table:table-cell>
          <table:table-cell office:value-type="float" office:value="0.03455317" calcext:value-type="float">
            <text:p>0.03455317</text:p>
          </table:table-cell>
          <table:table-cell office:value-type="float" office:value="0.05109116" calcext:value-type="float">
            <text:p>0.05109116</text:p>
          </table:table-cell>
          <table:table-cell office:value-type="float" office:value="0.03271364" calcext:value-type="float">
            <text:p>0.03271364</text:p>
          </table:table-cell>
          <table:table-cell office:value-type="float" office:value="0.03763469" calcext:value-type="float">
            <text:p>0.03763469</text:p>
          </table:table-cell>
          <table:table-cell office:value-type="float" office:value="0.2929262" calcext:value-type="float">
            <text:p>0.2929262</text:p>
          </table:table-cell>
          <table:table-cell office:value-type="float" office:value="0.8885307" calcext:value-type="float">
            <text:p>0.8885307</text:p>
          </table:table-cell>
          <table:table-cell office:value-type="float" office:value="2.019181" calcext:value-type="float">
            <text:p>2.019181</text:p>
          </table:table-cell>
          <table:table-cell office:value-type="float" office:value="2.855411" calcext:value-type="float">
            <text:p>2.855411</text:p>
          </table:table-cell>
          <table:table-cell office:value-type="float" office:value="2.565614" calcext:value-type="float">
            <text:p>2.565614</text:p>
          </table:table-cell>
          <table:table-cell office:value-type="float" office:value="1.057313" calcext:value-type="float">
            <text:p>1.057313</text:p>
          </table:table-cell>
          <table:table-cell office:value-type="float" office:value="0.2576545" calcext:value-type="float">
            <text:p>0.2576545</text:p>
          </table:table-cell>
          <table:table-cell office:value-type="float" office:value="86.63342" calcext:value-type="float">
            <text:p>86.63342</text:p>
          </table:table-cell>
          <table:table-cell office:value-type="float" office:value="0" calcext:value-type="float">
            <text:p>0</text:p>
          </table:table-cell>
          <table:table-cell office:value-type="float" office:value="-0.003520545" calcext:value-type="float">
            <text:p>-0.0035205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4" calcext:value-type="float">
            <text:p>15032004</text:p>
          </table:table-cell>
          <table:table-cell office:value-type="float" office:value="24.51101" calcext:value-type="float">
            <text:p>24.51101</text:p>
          </table:table-cell>
          <table:table-cell office:value-type="float" office:value="451.1489" calcext:value-type="float">
            <text:p>451.1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09948" calcext:value-type="float">
            <text:p>0.08609948</text:p>
          </table:table-cell>
          <table:table-cell office:value-type="float" office:value="3.906077" calcext:value-type="float">
            <text:p>3.906077</text:p>
          </table:table-cell>
          <table:table-cell office:value-type="float" office:value="0" calcext:value-type="float">
            <text:p>0</text:p>
          </table:table-cell>
          <table:table-cell office:value-type="float" office:value="0.004697597" calcext:value-type="float">
            <text:p>0.004697597</text:p>
          </table:table-cell>
          <table:table-cell office:value-type="float" office:value="0" calcext:value-type="float">
            <text:p>0</text:p>
          </table:table-cell>
          <table:table-cell office:value-type="float" office:value="0.4310992" calcext:value-type="float">
            <text:p>0.4310992</text:p>
          </table:table-cell>
          <table:table-cell office:value-type="float" office:value="-0.006366819" calcext:value-type="float">
            <text:p>-0.006366819</text:p>
          </table:table-cell>
          <table:table-cell office:value-type="float" office:value="-0.001286717" calcext:value-type="float">
            <text:p>-0.001286717</text:p>
          </table:table-cell>
          <table:table-cell office:value-type="float" office:value="0.00004514908" calcext:value-type="float">
            <text:p>4.514908E-05</text:p>
          </table:table-cell>
          <table:table-cell office:value-type="float" office:value="16.64407" calcext:value-type="float">
            <text:p>16.64407</text:p>
          </table:table-cell>
          <table:table-cell office:value-type="float" office:value="0.01530991" calcext:value-type="float">
            <text:p>0.01530991</text:p>
          </table:table-cell>
          <table:table-cell office:value-type="float" office:value="0.04147811" calcext:value-type="float">
            <text:p>0.04147811</text:p>
          </table:table-cell>
          <table:table-cell office:value-type="float" office:value="0.04683634" calcext:value-type="float">
            <text:p>0.04683634</text:p>
          </table:table-cell>
          <table:table-cell office:value-type="float" office:value="0.04301924" calcext:value-type="float">
            <text:p>0.04301924</text:p>
          </table:table-cell>
          <table:table-cell office:value-type="float" office:value="0.03765381" calcext:value-type="float">
            <text:p>0.03765381</text:p>
          </table:table-cell>
          <table:table-cell office:value-type="float" office:value="0.03403873" calcext:value-type="float">
            <text:p>0.03403873</text:p>
          </table:table-cell>
          <table:table-cell office:value-type="float" office:value="0.05086948" calcext:value-type="float">
            <text:p>0.05086948</text:p>
          </table:table-cell>
          <table:table-cell office:value-type="float" office:value="0.0326662" calcext:value-type="float">
            <text:p>0.0326662</text:p>
          </table:table-cell>
          <table:table-cell office:value-type="float" office:value="0.04249191" calcext:value-type="float">
            <text:p>0.04249191</text:p>
          </table:table-cell>
          <table:table-cell office:value-type="float" office:value="0.322624" calcext:value-type="float">
            <text:p>0.322624</text:p>
          </table:table-cell>
          <table:table-cell office:value-type="float" office:value="0.9118218" calcext:value-type="float">
            <text:p>0.9118218</text:p>
          </table:table-cell>
          <table:table-cell office:value-type="float" office:value="2.031645" calcext:value-type="float">
            <text:p>2.031645</text:p>
          </table:table-cell>
          <table:table-cell office:value-type="float" office:value="2.8446" calcext:value-type="float">
            <text:p>2.8446</text:p>
          </table:table-cell>
          <table:table-cell office:value-type="float" office:value="2.540447" calcext:value-type="float">
            <text:p>2.540447</text:p>
          </table:table-cell>
          <table:table-cell office:value-type="float" office:value="1.057454" calcext:value-type="float">
            <text:p>1.057454</text:p>
          </table:table-cell>
          <table:table-cell office:value-type="float" office:value="0.258039" calcext:value-type="float">
            <text:p>0.258039</text:p>
          </table:table-cell>
          <table:table-cell office:value-type="float" office:value="83.2569" calcext:value-type="float">
            <text:p>83.2569</text:p>
          </table:table-cell>
          <table:table-cell office:value-type="float" office:value="0" calcext:value-type="float">
            <text:p>0</text:p>
          </table:table-cell>
          <table:table-cell office:value-type="float" office:value="-0.003565368" calcext:value-type="float">
            <text:p>-0.0035653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4" calcext:value-type="float">
            <text:p>16032004</text:p>
          </table:table-cell>
          <table:table-cell office:value-type="float" office:value="24.48257" calcext:value-type="float">
            <text:p>24.48257</text:p>
          </table:table-cell>
          <table:table-cell office:value-type="float" office:value="451.1719" calcext:value-type="float">
            <text:p>451.1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05663" calcext:value-type="float">
            <text:p>0.08505663</text:p>
          </table:table-cell>
          <table:table-cell office:value-type="float" office:value="3.907166" calcext:value-type="float">
            <text:p>3.907166</text:p>
          </table:table-cell>
          <table:table-cell office:value-type="float" office:value="0" calcext:value-type="float">
            <text:p>0</text:p>
          </table:table-cell>
          <table:table-cell office:value-type="float" office:value="0.004748088" calcext:value-type="float">
            <text:p>0.004748088</text:p>
          </table:table-cell>
          <table:table-cell office:value-type="float" office:value="0" calcext:value-type="float">
            <text:p>0</text:p>
          </table:table-cell>
          <table:table-cell office:value-type="float" office:value="0.4345011" calcext:value-type="float">
            <text:p>0.4345011</text:p>
          </table:table-cell>
          <table:table-cell office:value-type="float" office:value="-0.006369337" calcext:value-type="float">
            <text:p>-0.006369337</text:p>
          </table:table-cell>
          <table:table-cell office:value-type="float" office:value="-0.001285465" calcext:value-type="float">
            <text:p>-0.001285465</text:p>
          </table:table-cell>
          <table:table-cell office:value-type="float" office:value="0.00004514908" calcext:value-type="float">
            <text:p>4.514908E-05</text:p>
          </table:table-cell>
          <table:table-cell office:value-type="float" office:value="16.6401" calcext:value-type="float">
            <text:p>16.6401</text:p>
          </table:table-cell>
          <table:table-cell office:value-type="float" office:value="0.01835261" calcext:value-type="float">
            <text:p>0.01835261</text:p>
          </table:table-cell>
          <table:table-cell office:value-type="float" office:value="0.04176852" calcext:value-type="float">
            <text:p>0.04176852</text:p>
          </table:table-cell>
          <table:table-cell office:value-type="float" office:value="0.04664138" calcext:value-type="float">
            <text:p>0.04664138</text:p>
          </table:table-cell>
          <table:table-cell office:value-type="float" office:value="0.04266329" calcext:value-type="float">
            <text:p>0.04266329</text:p>
          </table:table-cell>
          <table:table-cell office:value-type="float" office:value="0.03722707" calcext:value-type="float">
            <text:p>0.03722707</text:p>
          </table:table-cell>
          <table:table-cell office:value-type="float" office:value="0.03362494" calcext:value-type="float">
            <text:p>0.03362494</text:p>
          </table:table-cell>
          <table:table-cell office:value-type="float" office:value="0.05068298" calcext:value-type="float">
            <text:p>0.05068298</text:p>
          </table:table-cell>
          <table:table-cell office:value-type="float" office:value="0.03262012" calcext:value-type="float">
            <text:p>0.03262012</text:p>
          </table:table-cell>
          <table:table-cell office:value-type="float" office:value="0.04432333" calcext:value-type="float">
            <text:p>0.04432333</text:p>
          </table:table-cell>
          <table:table-cell office:value-type="float" office:value="0.3515646" calcext:value-type="float">
            <text:p>0.3515646</text:p>
          </table:table-cell>
          <table:table-cell office:value-type="float" office:value="0.9357103" calcext:value-type="float">
            <text:p>0.9357103</text:p>
          </table:table-cell>
          <table:table-cell office:value-type="float" office:value="2.046323" calcext:value-type="float">
            <text:p>2.046323</text:p>
          </table:table-cell>
          <table:table-cell office:value-type="float" office:value="2.839881" calcext:value-type="float">
            <text:p>2.839881</text:p>
          </table:table-cell>
          <table:table-cell office:value-type="float" office:value="2.52436" calcext:value-type="float">
            <text:p>2.52436</text:p>
          </table:table-cell>
          <table:table-cell office:value-type="float" office:value="1.05899" calcext:value-type="float">
            <text:p>1.05899</text:p>
          </table:table-cell>
          <table:table-cell office:value-type="float" office:value="0.2584461" calcext:value-type="float">
            <text:p>0.2584461</text:p>
          </table:table-cell>
          <table:table-cell office:value-type="float" office:value="80.58588" calcext:value-type="float">
            <text:p>80.58588</text:p>
          </table:table-cell>
          <table:table-cell office:value-type="float" office:value="0" calcext:value-type="float">
            <text:p>0</text:p>
          </table:table-cell>
          <table:table-cell office:value-type="float" office:value="-0.003609636" calcext:value-type="float">
            <text:p>-0.0036096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4" calcext:value-type="float">
            <text:p>17032004</text:p>
          </table:table-cell>
          <table:table-cell office:value-type="float" office:value="24.45396" calcext:value-type="float">
            <text:p>24.45396</text:p>
          </table:table-cell>
          <table:table-cell office:value-type="float" office:value="451.1948" calcext:value-type="float">
            <text:p>451.1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18781" calcext:value-type="float">
            <text:p>0.08418781</text:p>
          </table:table-cell>
          <table:table-cell office:value-type="float" office:value="3.909225" calcext:value-type="float">
            <text:p>3.909225</text:p>
          </table:table-cell>
          <table:table-cell office:value-type="float" office:value="0" calcext:value-type="float">
            <text:p>0</text:p>
          </table:table-cell>
          <table:table-cell office:value-type="float" office:value="0.004792814" calcext:value-type="float">
            <text:p>0.004792814</text:p>
          </table:table-cell>
          <table:table-cell office:value-type="float" office:value="0" calcext:value-type="float">
            <text:p>0</text:p>
          </table:table-cell>
          <table:table-cell office:value-type="float" office:value="0.4371422" calcext:value-type="float">
            <text:p>0.4371422</text:p>
          </table:table-cell>
          <table:table-cell office:value-type="float" office:value="-0.006374086" calcext:value-type="float">
            <text:p>-0.006374086</text:p>
          </table:table-cell>
          <table:table-cell office:value-type="float" office:value="-0.001282943" calcext:value-type="float">
            <text:p>-0.001282943</text:p>
          </table:table-cell>
          <table:table-cell office:value-type="float" office:value="0.00004514908" calcext:value-type="float">
            <text:p>4.514908E-05</text:p>
          </table:table-cell>
          <table:table-cell office:value-type="float" office:value="16.63565" calcext:value-type="float">
            <text:p>16.63565</text:p>
          </table:table-cell>
          <table:table-cell office:value-type="float" office:value="0.02021843" calcext:value-type="float">
            <text:p>0.02021843</text:p>
          </table:table-cell>
          <table:table-cell office:value-type="float" office:value="0.04192058" calcext:value-type="float">
            <text:p>0.04192058</text:p>
          </table:table-cell>
          <table:table-cell office:value-type="float" office:value="0.04642973" calcext:value-type="float">
            <text:p>0.04642973</text:p>
          </table:table-cell>
          <table:table-cell office:value-type="float" office:value="0.0423357" calcext:value-type="float">
            <text:p>0.0423357</text:p>
          </table:table-cell>
          <table:table-cell office:value-type="float" office:value="0.03685156" calcext:value-type="float">
            <text:p>0.03685156</text:p>
          </table:table-cell>
          <table:table-cell office:value-type="float" office:value="0.03326337" calcext:value-type="float">
            <text:p>0.03326337</text:p>
          </table:table-cell>
          <table:table-cell office:value-type="float" office:value="0.05051218" calcext:value-type="float">
            <text:p>0.05051218</text:p>
          </table:table-cell>
          <table:table-cell office:value-type="float" office:value="0.03257523" calcext:value-type="float">
            <text:p>0.03257523</text:p>
          </table:table-cell>
          <table:table-cell office:value-type="float" office:value="0.06467289" calcext:value-type="float">
            <text:p>0.06467289</text:p>
          </table:table-cell>
          <table:table-cell office:value-type="float" office:value="0.3799034" calcext:value-type="float">
            <text:p>0.3799034</text:p>
          </table:table-cell>
          <table:table-cell office:value-type="float" office:value="0.9599105" calcext:value-type="float">
            <text:p>0.9599105</text:p>
          </table:table-cell>
          <table:table-cell office:value-type="float" office:value="2.0621" calcext:value-type="float">
            <text:p>2.0621</text:p>
          </table:table-cell>
          <table:table-cell office:value-type="float" office:value="2.838275" calcext:value-type="float">
            <text:p>2.838275</text:p>
          </table:table-cell>
          <table:table-cell office:value-type="float" office:value="2.513829" calcext:value-type="float">
            <text:p>2.513829</text:p>
          </table:table-cell>
          <table:table-cell office:value-type="float" office:value="1.061488" calcext:value-type="float">
            <text:p>1.061488</text:p>
          </table:table-cell>
          <table:table-cell office:value-type="float" office:value="0.2588963" calcext:value-type="float">
            <text:p>0.2588963</text:p>
          </table:table-cell>
          <table:table-cell office:value-type="float" office:value="78.45521" calcext:value-type="float">
            <text:p>78.45521</text:p>
          </table:table-cell>
          <table:table-cell office:value-type="float" office:value="0" calcext:value-type="float">
            <text:p>0</text:p>
          </table:table-cell>
          <table:table-cell office:value-type="float" office:value="-0.003653662" calcext:value-type="float">
            <text:p>-0.0036536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4" calcext:value-type="float">
            <text:p>18032004</text:p>
          </table:table-cell>
          <table:table-cell office:value-type="float" office:value="24.42559" calcext:value-type="float">
            <text:p>24.42559</text:p>
          </table:table-cell>
          <table:table-cell office:value-type="float" office:value="451.2176" calcext:value-type="float">
            <text:p>451.2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46846" calcext:value-type="float">
            <text:p>0.08346846</text:p>
          </table:table-cell>
          <table:table-cell office:value-type="float" office:value="3.911491" calcext:value-type="float">
            <text:p>3.911491</text:p>
          </table:table-cell>
          <table:table-cell office:value-type="float" office:value="0" calcext:value-type="float">
            <text:p>0</text:p>
          </table:table-cell>
          <table:table-cell office:value-type="float" office:value="0.004833659" calcext:value-type="float">
            <text:p>0.004833659</text:p>
          </table:table-cell>
          <table:table-cell office:value-type="float" office:value="0" calcext:value-type="float">
            <text:p>0</text:p>
          </table:table-cell>
          <table:table-cell office:value-type="float" office:value="0.4393014" calcext:value-type="float">
            <text:p>0.4393014</text:p>
          </table:table-cell>
          <table:table-cell office:value-type="float" office:value="-0.006381103" calcext:value-type="float">
            <text:p>-0.006381103</text:p>
          </table:table-cell>
          <table:table-cell office:value-type="float" office:value="-0.001280291" calcext:value-type="float">
            <text:p>-0.001280291</text:p>
          </table:table-cell>
          <table:table-cell office:value-type="float" office:value="0.00004514908" calcext:value-type="float">
            <text:p>4.514908E-05</text:p>
          </table:table-cell>
          <table:table-cell office:value-type="float" office:value="16.63135" calcext:value-type="float">
            <text:p>16.63135</text:p>
          </table:table-cell>
          <table:table-cell office:value-type="float" office:value="0.02147373" calcext:value-type="float">
            <text:p>0.02147373</text:p>
          </table:table-cell>
          <table:table-cell office:value-type="float" office:value="0.04197952" calcext:value-type="float">
            <text:p>0.04197952</text:p>
          </table:table-cell>
          <table:table-cell office:value-type="float" office:value="0.04621603" calcext:value-type="float">
            <text:p>0.04621603</text:p>
          </table:table-cell>
          <table:table-cell office:value-type="float" office:value="0.04205325" calcext:value-type="float">
            <text:p>0.04205325</text:p>
          </table:table-cell>
          <table:table-cell office:value-type="float" office:value="0.036527" calcext:value-type="float">
            <text:p>0.036527</text:p>
          </table:table-cell>
          <table:table-cell office:value-type="float" office:value="0.03294674" calcext:value-type="float">
            <text:p>0.03294674</text:p>
          </table:table-cell>
          <table:table-cell office:value-type="float" office:value="0.05035228" calcext:value-type="float">
            <text:p>0.05035228</text:p>
          </table:table-cell>
          <table:table-cell office:value-type="float" office:value="0.03253219" calcext:value-type="float">
            <text:p>0.03253219</text:p>
          </table:table-cell>
          <table:table-cell office:value-type="float" office:value="0.06537785" calcext:value-type="float">
            <text:p>0.06537785</text:p>
          </table:table-cell>
          <table:table-cell office:value-type="float" office:value="0.4074621" calcext:value-type="float">
            <text:p>0.4074621</text:p>
          </table:table-cell>
          <table:table-cell office:value-type="float" office:value="0.9829975" calcext:value-type="float">
            <text:p>0.9829975</text:p>
          </table:table-cell>
          <table:table-cell office:value-type="float" office:value="2.079123" calcext:value-type="float">
            <text:p>2.079123</text:p>
          </table:table-cell>
          <table:table-cell office:value-type="float" office:value="2.839295" calcext:value-type="float">
            <text:p>2.839295</text:p>
          </table:table-cell>
          <table:table-cell office:value-type="float" office:value="2.506564" calcext:value-type="float">
            <text:p>2.506564</text:p>
          </table:table-cell>
          <table:table-cell office:value-type="float" office:value="1.064745" calcext:value-type="float">
            <text:p>1.064745</text:p>
          </table:table-cell>
          <table:table-cell office:value-type="float" office:value="0.259395" calcext:value-type="float">
            <text:p>0.259395</text:p>
          </table:table-cell>
          <table:table-cell office:value-type="float" office:value="76.76998" calcext:value-type="float">
            <text:p>76.76998</text:p>
          </table:table-cell>
          <table:table-cell office:value-type="float" office:value="0" calcext:value-type="float">
            <text:p>0</text:p>
          </table:table-cell>
          <table:table-cell office:value-type="float" office:value="-0.003697459" calcext:value-type="float">
            <text:p>-0.0036974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4" calcext:value-type="float">
            <text:p>19032004</text:p>
          </table:table-cell>
          <table:table-cell office:value-type="float" office:value="24.39708" calcext:value-type="float">
            <text:p>24.39708</text:p>
          </table:table-cell>
          <table:table-cell office:value-type="float" office:value="451.2404" calcext:value-type="float">
            <text:p>451.2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87501" calcext:value-type="float">
            <text:p>0.08287501</text:p>
          </table:table-cell>
          <table:table-cell office:value-type="float" office:value="3.914116" calcext:value-type="float">
            <text:p>3.914116</text:p>
          </table:table-cell>
          <table:table-cell office:value-type="float" office:value="0" calcext:value-type="float">
            <text:p>0</text:p>
          </table:table-cell>
          <table:table-cell office:value-type="float" office:value="0.0048726" calcext:value-type="float">
            <text:p>0.0048726</text:p>
          </table:table-cell>
          <table:table-cell office:value-type="float" office:value="0" calcext:value-type="float">
            <text:p>0</text:p>
          </table:table-cell>
          <table:table-cell office:value-type="float" office:value="0.4411483" calcext:value-type="float">
            <text:p>0.4411483</text:p>
          </table:table-cell>
          <table:table-cell office:value-type="float" office:value="-0.006391414" calcext:value-type="float">
            <text:p>-0.006391414</text:p>
          </table:table-cell>
          <table:table-cell office:value-type="float" office:value="-0.001277707" calcext:value-type="float">
            <text:p>-0.001277707</text:p>
          </table:table-cell>
          <table:table-cell office:value-type="float" office:value="0.00004514908" calcext:value-type="float">
            <text:p>4.514908E-05</text:p>
          </table:table-cell>
          <table:table-cell office:value-type="float" office:value="16.62703" calcext:value-type="float">
            <text:p>16.62703</text:p>
          </table:table-cell>
          <table:table-cell office:value-type="float" office:value="0.02231068" calcext:value-type="float">
            <text:p>0.02231068</text:p>
          </table:table-cell>
          <table:table-cell office:value-type="float" office:value="0.04194505" calcext:value-type="float">
            <text:p>0.04194505</text:p>
          </table:table-cell>
          <table:table-cell office:value-type="float" office:value="0.04598407" calcext:value-type="float">
            <text:p>0.04598407</text:p>
          </table:table-cell>
          <table:table-cell office:value-type="float" office:value="0.04178232" calcext:value-type="float">
            <text:p>0.04178232</text:p>
          </table:table-cell>
          <table:table-cell office:value-type="float" office:value="0.03624126" calcext:value-type="float">
            <text:p>0.03624126</text:p>
          </table:table-cell>
          <table:table-cell office:value-type="float" office:value="0.03266166" calcext:value-type="float">
            <text:p>0.03266166</text:p>
          </table:table-cell>
          <table:table-cell office:value-type="float" office:value="0.05020246" calcext:value-type="float">
            <text:p>0.05020246</text:p>
          </table:table-cell>
          <table:table-cell office:value-type="float" office:value="0.03249146" calcext:value-type="float">
            <text:p>0.03249146</text:p>
          </table:table-cell>
          <table:table-cell office:value-type="float" office:value="0.07106848" calcext:value-type="float">
            <text:p>0.07106848</text:p>
          </table:table-cell>
          <table:table-cell office:value-type="float" office:value="0.4341505" calcext:value-type="float">
            <text:p>0.4341505</text:p>
          </table:table-cell>
          <table:table-cell office:value-type="float" office:value="1.006289" calcext:value-type="float">
            <text:p>1.006289</text:p>
          </table:table-cell>
          <table:table-cell office:value-type="float" office:value="2.093905" calcext:value-type="float">
            <text:p>2.093905</text:p>
          </table:table-cell>
          <table:table-cell office:value-type="float" office:value="2.842178" calcext:value-type="float">
            <text:p>2.842178</text:p>
          </table:table-cell>
          <table:table-cell office:value-type="float" office:value="2.502654" calcext:value-type="float">
            <text:p>2.502654</text:p>
          </table:table-cell>
          <table:table-cell office:value-type="float" office:value="1.068942" calcext:value-type="float">
            <text:p>1.068942</text:p>
          </table:table-cell>
          <table:table-cell office:value-type="float" office:value="0.2599525" calcext:value-type="float">
            <text:p>0.2599525</text:p>
          </table:table-cell>
          <table:table-cell office:value-type="float" office:value="75.47047" calcext:value-type="float">
            <text:p>75.47047</text:p>
          </table:table-cell>
          <table:table-cell office:value-type="float" office:value="0" calcext:value-type="float">
            <text:p>0</text:p>
          </table:table-cell>
          <table:table-cell office:value-type="float" office:value="-0.003741179" calcext:value-type="float">
            <text:p>-0.0037411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4" calcext:value-type="float">
            <text:p>20032004</text:p>
          </table:table-cell>
          <table:table-cell office:value-type="float" office:value="24.36855" calcext:value-type="float">
            <text:p>24.36855</text:p>
          </table:table-cell>
          <table:table-cell office:value-type="float" office:value="451.263" calcext:value-type="float">
            <text:p>451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37415" calcext:value-type="float">
            <text:p>0.08237415</text:p>
          </table:table-cell>
          <table:table-cell office:value-type="float" office:value="3.916933" calcext:value-type="float">
            <text:p>3.916933</text:p>
          </table:table-cell>
          <table:table-cell office:value-type="float" office:value="0" calcext:value-type="float">
            <text:p>0</text:p>
          </table:table-cell>
          <table:table-cell office:value-type="float" office:value="0.004910792" calcext:value-type="float">
            <text:p>0.004910792</text:p>
          </table:table-cell>
          <table:table-cell office:value-type="float" office:value="0" calcext:value-type="float">
            <text:p>0</text:p>
          </table:table-cell>
          <table:table-cell office:value-type="float" office:value="0.4428416" calcext:value-type="float">
            <text:p>0.4428416</text:p>
          </table:table-cell>
          <table:table-cell office:value-type="float" office:value="-0.006403587" calcext:value-type="float">
            <text:p>-0.006403587</text:p>
          </table:table-cell>
          <table:table-cell office:value-type="float" office:value="-0.001275118" calcext:value-type="float">
            <text:p>-0.001275118</text:p>
          </table:table-cell>
          <table:table-cell office:value-type="float" office:value="0.00004514908" calcext:value-type="float">
            <text:p>4.514908E-05</text:p>
          </table:table-cell>
          <table:table-cell office:value-type="float" office:value="16.62257" calcext:value-type="float">
            <text:p>16.62257</text:p>
          </table:table-cell>
          <table:table-cell office:value-type="float" office:value="0.02249127" calcext:value-type="float">
            <text:p>0.02249127</text:p>
          </table:table-cell>
          <table:table-cell office:value-type="float" office:value="0.04187719" calcext:value-type="float">
            <text:p>0.04187719</text:p>
          </table:table-cell>
          <table:table-cell office:value-type="float" office:value="0.04578296" calcext:value-type="float">
            <text:p>0.04578296</text:p>
          </table:table-cell>
          <table:table-cell office:value-type="float" office:value="0.04154548" calcext:value-type="float">
            <text:p>0.04154548</text:p>
          </table:table-cell>
          <table:table-cell office:value-type="float" office:value="0.0359954" calcext:value-type="float">
            <text:p>0.0359954</text:p>
          </table:table-cell>
          <table:table-cell office:value-type="float" office:value="0.03241974" calcext:value-type="float">
            <text:p>0.03241974</text:p>
          </table:table-cell>
          <table:table-cell office:value-type="float" office:value="0.05005346" calcext:value-type="float">
            <text:p>0.05005346</text:p>
          </table:table-cell>
          <table:table-cell office:value-type="float" office:value="0.03245194" calcext:value-type="float">
            <text:p>0.03245194</text:p>
          </table:table-cell>
          <table:table-cell office:value-type="float" office:value="0.08163796" calcext:value-type="float">
            <text:p>0.08163796</text:p>
          </table:table-cell>
          <table:table-cell office:value-type="float" office:value="0.4586397" calcext:value-type="float">
            <text:p>0.4586397</text:p>
          </table:table-cell>
          <table:table-cell office:value-type="float" office:value="1.029633" calcext:value-type="float">
            <text:p>1.029633</text:p>
          </table:table-cell>
          <table:table-cell office:value-type="float" office:value="2.107835" calcext:value-type="float">
            <text:p>2.107835</text:p>
          </table:table-cell>
          <table:table-cell office:value-type="float" office:value="2.845392" calcext:value-type="float">
            <text:p>2.845392</text:p>
          </table:table-cell>
          <table:table-cell office:value-type="float" office:value="2.50076" calcext:value-type="float">
            <text:p>2.50076</text:p>
          </table:table-cell>
          <table:table-cell office:value-type="float" office:value="1.073422" calcext:value-type="float">
            <text:p>1.073422</text:p>
          </table:table-cell>
          <table:table-cell office:value-type="float" office:value="0.2605537" calcext:value-type="float">
            <text:p>0.2605537</text:p>
          </table:table-cell>
          <table:table-cell office:value-type="float" office:value="74.44817" calcext:value-type="float">
            <text:p>74.44817</text:p>
          </table:table-cell>
          <table:table-cell office:value-type="float" office:value="0" calcext:value-type="float">
            <text:p>0</text:p>
          </table:table-cell>
          <table:table-cell office:value-type="float" office:value="-0.003784401" calcext:value-type="float">
            <text:p>-0.0037844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4" calcext:value-type="float">
            <text:p>21032004</text:p>
          </table:table-cell>
          <table:table-cell office:value-type="float" office:value="24.34009" calcext:value-type="float">
            <text:p>24.34009</text:p>
          </table:table-cell>
          <table:table-cell office:value-type="float" office:value="451.2856" calcext:value-type="float">
            <text:p>451.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94917" calcext:value-type="float">
            <text:p>0.08194917</text:p>
          </table:table-cell>
          <table:table-cell office:value-type="float" office:value="3.919736" calcext:value-type="float">
            <text:p>3.919736</text:p>
          </table:table-cell>
          <table:table-cell office:value-type="float" office:value="0" calcext:value-type="float">
            <text:p>0</text:p>
          </table:table-cell>
          <table:table-cell office:value-type="float" office:value="0.004948548" calcext:value-type="float">
            <text:p>0.004948548</text:p>
          </table:table-cell>
          <table:table-cell office:value-type="float" office:value="0" calcext:value-type="float">
            <text:p>0</text:p>
          </table:table-cell>
          <table:table-cell office:value-type="float" office:value="0.4444783" calcext:value-type="float">
            <text:p>0.4444783</text:p>
          </table:table-cell>
          <table:table-cell office:value-type="float" office:value="-0.006416188" calcext:value-type="float">
            <text:p>-0.006416188</text:p>
          </table:table-cell>
          <table:table-cell office:value-type="float" office:value="-0.001272604" calcext:value-type="float">
            <text:p>-0.001272604</text:p>
          </table:table-cell>
          <table:table-cell office:value-type="float" office:value="0.00004514908" calcext:value-type="float">
            <text:p>4.514908E-05</text:p>
          </table:table-cell>
          <table:table-cell office:value-type="float" office:value="16.61816" calcext:value-type="float">
            <text:p>16.61816</text:p>
          </table:table-cell>
          <table:table-cell office:value-type="float" office:value="0.02270994" calcext:value-type="float">
            <text:p>0.02270994</text:p>
          </table:table-cell>
          <table:table-cell office:value-type="float" office:value="0.04172461" calcext:value-type="float">
            <text:p>0.04172461</text:p>
          </table:table-cell>
          <table:table-cell office:value-type="float" office:value="0.04560016" calcext:value-type="float">
            <text:p>0.04560016</text:p>
          </table:table-cell>
          <table:table-cell office:value-type="float" office:value="0.04135526" calcext:value-type="float">
            <text:p>0.04135526</text:p>
          </table:table-cell>
          <table:table-cell office:value-type="float" office:value="0.03578722" calcext:value-type="float">
            <text:p>0.03578722</text:p>
          </table:table-cell>
          <table:table-cell office:value-type="float" office:value="0.03221358" calcext:value-type="float">
            <text:p>0.03221358</text:p>
          </table:table-cell>
          <table:table-cell office:value-type="float" office:value="0.04990674" calcext:value-type="float">
            <text:p>0.04990674</text:p>
          </table:table-cell>
          <table:table-cell office:value-type="float" office:value="0.0324141" calcext:value-type="float">
            <text:p>0.0324141</text:p>
          </table:table-cell>
          <table:table-cell office:value-type="float" office:value="0.08759405" calcext:value-type="float">
            <text:p>0.08759405</text:p>
          </table:table-cell>
          <table:table-cell office:value-type="float" office:value="0.4782176" calcext:value-type="float">
            <text:p>0.4782176</text:p>
          </table:table-cell>
          <table:table-cell office:value-type="float" office:value="1.051953" calcext:value-type="float">
            <text:p>1.051953</text:p>
          </table:table-cell>
          <table:table-cell office:value-type="float" office:value="2.121735" calcext:value-type="float">
            <text:p>2.121735</text:p>
          </table:table-cell>
          <table:table-cell office:value-type="float" office:value="2.848945" calcext:value-type="float">
            <text:p>2.848945</text:p>
          </table:table-cell>
          <table:table-cell office:value-type="float" office:value="2.501021" calcext:value-type="float">
            <text:p>2.501021</text:p>
          </table:table-cell>
          <table:table-cell office:value-type="float" office:value="1.078195" calcext:value-type="float">
            <text:p>1.078195</text:p>
          </table:table-cell>
          <table:table-cell office:value-type="float" office:value="0.2611932" calcext:value-type="float">
            <text:p>0.2611932</text:p>
          </table:table-cell>
          <table:table-cell office:value-type="float" office:value="73.63134" calcext:value-type="float">
            <text:p>73.63134</text:p>
          </table:table-cell>
          <table:table-cell office:value-type="float" office:value="0" calcext:value-type="float">
            <text:p>0</text:p>
          </table:table-cell>
          <table:table-cell office:value-type="float" office:value="-0.003827319" calcext:value-type="float">
            <text:p>-0.0038273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4" calcext:value-type="float">
            <text:p>22032004</text:p>
          </table:table-cell>
          <table:table-cell office:value-type="float" office:value="24.31173" calcext:value-type="float">
            <text:p>24.31173</text:p>
          </table:table-cell>
          <table:table-cell office:value-type="float" office:value="451.3081" calcext:value-type="float">
            <text:p>451.3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62498" calcext:value-type="float">
            <text:p>0.08162498</text:p>
          </table:table-cell>
          <table:table-cell office:value-type="float" office:value="3.922391" calcext:value-type="float">
            <text:p>3.922391</text:p>
          </table:table-cell>
          <table:table-cell office:value-type="float" office:value="0" calcext:value-type="float">
            <text:p>0</text:p>
          </table:table-cell>
          <table:table-cell office:value-type="float" office:value="0.004986193" calcext:value-type="float">
            <text:p>0.004986193</text:p>
          </table:table-cell>
          <table:table-cell office:value-type="float" office:value="0" calcext:value-type="float">
            <text:p>0</text:p>
          </table:table-cell>
          <table:table-cell office:value-type="float" office:value="0.4461216" calcext:value-type="float">
            <text:p>0.4461216</text:p>
          </table:table-cell>
          <table:table-cell office:value-type="float" office:value="-0.006431787" calcext:value-type="float">
            <text:p>-0.006431787</text:p>
          </table:table-cell>
          <table:table-cell office:value-type="float" office:value="-0.001271095" calcext:value-type="float">
            <text:p>-0.001271095</text:p>
          </table:table-cell>
          <table:table-cell office:value-type="float" office:value="0.00004514908" calcext:value-type="float">
            <text:p>4.514908E-05</text:p>
          </table:table-cell>
          <table:table-cell office:value-type="float" office:value="16.61381" calcext:value-type="float">
            <text:p>16.61381</text:p>
          </table:table-cell>
          <table:table-cell office:value-type="float" office:value="0.0231413" calcext:value-type="float">
            <text:p>0.0231413</text:p>
          </table:table-cell>
          <table:table-cell office:value-type="float" office:value="0.04166282" calcext:value-type="float">
            <text:p>0.04166282</text:p>
          </table:table-cell>
          <table:table-cell office:value-type="float" office:value="0.04541699" calcext:value-type="float">
            <text:p>0.04541699</text:p>
          </table:table-cell>
          <table:table-cell office:value-type="float" office:value="0.04118066" calcext:value-type="float">
            <text:p>0.04118066</text:p>
          </table:table-cell>
          <table:table-cell office:value-type="float" office:value="0.03561811" calcext:value-type="float">
            <text:p>0.03561811</text:p>
          </table:table-cell>
          <table:table-cell office:value-type="float" office:value="0.03204761" calcext:value-type="float">
            <text:p>0.03204761</text:p>
          </table:table-cell>
          <table:table-cell office:value-type="float" office:value="0.04976434" calcext:value-type="float">
            <text:p>0.04976434</text:p>
          </table:table-cell>
          <table:table-cell office:value-type="float" office:value="0.03237814" calcext:value-type="float">
            <text:p>0.03237814</text:p>
          </table:table-cell>
          <table:table-cell office:value-type="float" office:value="0.08468363" calcext:value-type="float">
            <text:p>0.08468363</text:p>
          </table:table-cell>
          <table:table-cell office:value-type="float" office:value="0.5014468" calcext:value-type="float">
            <text:p>0.5014468</text:p>
          </table:table-cell>
          <table:table-cell office:value-type="float" office:value="1.07374" calcext:value-type="float">
            <text:p>1.07374</text:p>
          </table:table-cell>
          <table:table-cell office:value-type="float" office:value="2.133568" calcext:value-type="float">
            <text:p>2.133568</text:p>
          </table:table-cell>
          <table:table-cell office:value-type="float" office:value="2.852113" calcext:value-type="float">
            <text:p>2.852113</text:p>
          </table:table-cell>
          <table:table-cell office:value-type="float" office:value="2.502018" calcext:value-type="float">
            <text:p>2.502018</text:p>
          </table:table-cell>
          <table:table-cell office:value-type="float" office:value="1.083176" calcext:value-type="float">
            <text:p>1.083176</text:p>
          </table:table-cell>
          <table:table-cell office:value-type="float" office:value="0.2618647" calcext:value-type="float">
            <text:p>0.2618647</text:p>
          </table:table-cell>
          <table:table-cell office:value-type="float" office:value="73.09187" calcext:value-type="float">
            <text:p>73.09187</text:p>
          </table:table-cell>
          <table:table-cell office:value-type="float" office:value="0" calcext:value-type="float">
            <text:p>0</text:p>
          </table:table-cell>
          <table:table-cell office:value-type="float" office:value="-0.003869802" calcext:value-type="float">
            <text:p>-0.00386980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4" calcext:value-type="float">
            <text:p>23032004</text:p>
          </table:table-cell>
          <table:table-cell office:value-type="float" office:value="24.28337" calcext:value-type="float">
            <text:p>24.28337</text:p>
          </table:table-cell>
          <table:table-cell office:value-type="float" office:value="451.3305" calcext:value-type="float">
            <text:p>451.3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35532" calcext:value-type="float">
            <text:p>0.08135532</text:p>
          </table:table-cell>
          <table:table-cell office:value-type="float" office:value="3.925191" calcext:value-type="float">
            <text:p>3.925191</text:p>
          </table:table-cell>
          <table:table-cell office:value-type="float" office:value="0" calcext:value-type="float">
            <text:p>0</text:p>
          </table:table-cell>
          <table:table-cell office:value-type="float" office:value="0.005023896" calcext:value-type="float">
            <text:p>0.005023896</text:p>
          </table:table-cell>
          <table:table-cell office:value-type="float" office:value="0" calcext:value-type="float">
            <text:p>0</text:p>
          </table:table-cell>
          <table:table-cell office:value-type="float" office:value="0.4477037" calcext:value-type="float">
            <text:p>0.4477037</text:p>
          </table:table-cell>
          <table:table-cell office:value-type="float" office:value="-0.006448328" calcext:value-type="float">
            <text:p>-0.006448328</text:p>
          </table:table-cell>
          <table:table-cell office:value-type="float" office:value="-0.001269023" calcext:value-type="float">
            <text:p>-0.001269023</text:p>
          </table:table-cell>
          <table:table-cell office:value-type="float" office:value="0.00004514908" calcext:value-type="float">
            <text:p>4.514908E-05</text:p>
          </table:table-cell>
          <table:table-cell office:value-type="float" office:value="16.60924" calcext:value-type="float">
            <text:p>16.60924</text:p>
          </table:table-cell>
          <table:table-cell office:value-type="float" office:value="0.0233882" calcext:value-type="float">
            <text:p>0.0233882</text:p>
          </table:table-cell>
          <table:table-cell office:value-type="float" office:value="0.04155494" calcext:value-type="float">
            <text:p>0.04155494</text:p>
          </table:table-cell>
          <table:table-cell office:value-type="float" office:value="0.04521737" calcext:value-type="float">
            <text:p>0.04521737</text:p>
          </table:table-cell>
          <table:table-cell office:value-type="float" office:value="0.04099679" calcext:value-type="float">
            <text:p>0.04099679</text:p>
          </table:table-cell>
          <table:table-cell office:value-type="float" office:value="0.03544755" calcext:value-type="float">
            <text:p>0.03544755</text:p>
          </table:table-cell>
          <table:table-cell office:value-type="float" office:value="0.03189204" calcext:value-type="float">
            <text:p>0.03189204</text:p>
          </table:table-cell>
          <table:table-cell office:value-type="float" office:value="0.04962152" calcext:value-type="float">
            <text:p>0.04962152</text:p>
          </table:table-cell>
          <table:table-cell office:value-type="float" office:value="0.03234325" calcext:value-type="float">
            <text:p>0.03234325</text:p>
          </table:table-cell>
          <table:table-cell office:value-type="float" office:value="0.08940888" calcext:value-type="float">
            <text:p>0.08940888</text:p>
          </table:table-cell>
          <table:table-cell office:value-type="float" office:value="0.5240243" calcext:value-type="float">
            <text:p>0.5240243</text:p>
          </table:table-cell>
          <table:table-cell office:value-type="float" office:value="1.095725" calcext:value-type="float">
            <text:p>1.095725</text:p>
          </table:table-cell>
          <table:table-cell office:value-type="float" office:value="2.146076" calcext:value-type="float">
            <text:p>2.146076</text:p>
          </table:table-cell>
          <table:table-cell office:value-type="float" office:value="2.854414" calcext:value-type="float">
            <text:p>2.854414</text:p>
          </table:table-cell>
          <table:table-cell office:value-type="float" office:value="2.503594" calcext:value-type="float">
            <text:p>2.503594</text:p>
          </table:table-cell>
          <table:table-cell office:value-type="float" office:value="1.088293" calcext:value-type="float">
            <text:p>1.088293</text:p>
          </table:table-cell>
          <table:table-cell office:value-type="float" office:value="0.2625636" calcext:value-type="float">
            <text:p>0.2625636</text:p>
          </table:table-cell>
          <table:table-cell office:value-type="float" office:value="72.73431" calcext:value-type="float">
            <text:p>72.73431</text:p>
          </table:table-cell>
          <table:table-cell office:value-type="float" office:value="0" calcext:value-type="float">
            <text:p>0</text:p>
          </table:table-cell>
          <table:table-cell office:value-type="float" office:value="-0.003911988" calcext:value-type="float">
            <text:p>-0.0039119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4" calcext:value-type="float">
            <text:p>24032004</text:p>
          </table:table-cell>
          <table:table-cell office:value-type="float" office:value="24.25507" calcext:value-type="float">
            <text:p>24.25507</text:p>
          </table:table-cell>
          <table:table-cell office:value-type="float" office:value="451.3527" calcext:value-type="float">
            <text:p>451.3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14357" calcext:value-type="float">
            <text:p>0.08114357</text:p>
          </table:table-cell>
          <table:table-cell office:value-type="float" office:value="3.928148" calcext:value-type="float">
            <text:p>3.928148</text:p>
          </table:table-cell>
          <table:table-cell office:value-type="float" office:value="0" calcext:value-type="float">
            <text:p>0</text:p>
          </table:table-cell>
          <table:table-cell office:value-type="float" office:value="0.005060613" calcext:value-type="float">
            <text:p>0.005060613</text:p>
          </table:table-cell>
          <table:table-cell office:value-type="float" office:value="0" calcext:value-type="float">
            <text:p>0</text:p>
          </table:table-cell>
          <table:table-cell office:value-type="float" office:value="0.4491479" calcext:value-type="float">
            <text:p>0.4491479</text:p>
          </table:table-cell>
          <table:table-cell office:value-type="float" office:value="-0.006467538" calcext:value-type="float">
            <text:p>-0.006467538</text:p>
          </table:table-cell>
          <table:table-cell office:value-type="float" office:value="-0.001267775" calcext:value-type="float">
            <text:p>-0.001267775</text:p>
          </table:table-cell>
          <table:table-cell office:value-type="float" office:value="0.00004514908" calcext:value-type="float">
            <text:p>4.514908E-05</text:p>
          </table:table-cell>
          <table:table-cell office:value-type="float" office:value="16.60446" calcext:value-type="float">
            <text:p>16.60446</text:p>
          </table:table-cell>
          <table:table-cell office:value-type="float" office:value="0.02357709" calcext:value-type="float">
            <text:p>0.02357709</text:p>
          </table:table-cell>
          <table:table-cell office:value-type="float" office:value="0.04150981" calcext:value-type="float">
            <text:p>0.04150981</text:p>
          </table:table-cell>
          <table:table-cell office:value-type="float" office:value="0.04508346" calcext:value-type="float">
            <text:p>0.04508346</text:p>
          </table:table-cell>
          <table:table-cell office:value-type="float" office:value="0.04086416" calcext:value-type="float">
            <text:p>0.04086416</text:p>
          </table:table-cell>
          <table:table-cell office:value-type="float" office:value="0.03530947" calcext:value-type="float">
            <text:p>0.03530947</text:p>
          </table:table-cell>
          <table:table-cell office:value-type="float" office:value="0.03177006" calcext:value-type="float">
            <text:p>0.03177006</text:p>
          </table:table-cell>
          <table:table-cell office:value-type="float" office:value="0.04948222" calcext:value-type="float">
            <text:p>0.04948222</text:p>
          </table:table-cell>
          <table:table-cell office:value-type="float" office:value="0.03230948" calcext:value-type="float">
            <text:p>0.03230948</text:p>
          </table:table-cell>
          <table:table-cell office:value-type="float" office:value="0.0978418" calcext:value-type="float">
            <text:p>0.0978418</text:p>
          </table:table-cell>
          <table:table-cell office:value-type="float" office:value="0.5460747" calcext:value-type="float">
            <text:p>0.5460747</text:p>
          </table:table-cell>
          <table:table-cell office:value-type="float" office:value="1.118243" calcext:value-type="float">
            <text:p>1.118243</text:p>
          </table:table-cell>
          <table:table-cell office:value-type="float" office:value="2.159899" calcext:value-type="float">
            <text:p>2.159899</text:p>
          </table:table-cell>
          <table:table-cell office:value-type="float" office:value="2.855989" calcext:value-type="float">
            <text:p>2.855989</text:p>
          </table:table-cell>
          <table:table-cell office:value-type="float" office:value="2.505622" calcext:value-type="float">
            <text:p>2.505622</text:p>
          </table:table-cell>
          <table:table-cell office:value-type="float" office:value="1.093487" calcext:value-type="float">
            <text:p>1.093487</text:p>
          </table:table-cell>
          <table:table-cell office:value-type="float" office:value="0.2632838" calcext:value-type="float">
            <text:p>0.2632838</text:p>
          </table:table-cell>
          <table:table-cell office:value-type="float" office:value="72.51675" calcext:value-type="float">
            <text:p>72.51675</text:p>
          </table:table-cell>
          <table:table-cell office:value-type="float" office:value="0" calcext:value-type="float">
            <text:p>0</text:p>
          </table:table-cell>
          <table:table-cell office:value-type="float" office:value="-0.003953795" calcext:value-type="float">
            <text:p>-0.0039537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4" calcext:value-type="float">
            <text:p>25032004</text:p>
          </table:table-cell>
          <table:table-cell office:value-type="float" office:value="24.22824" calcext:value-type="float">
            <text:p>24.22824</text:p>
          </table:table-cell>
          <table:table-cell office:value-type="float" office:value="451.3752" calcext:value-type="float">
            <text:p>451.3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65365" calcext:value-type="float">
            <text:p>0.08065365</text:p>
          </table:table-cell>
          <table:table-cell office:value-type="float" office:value="3.926021" calcext:value-type="float">
            <text:p>3.926021</text:p>
          </table:table-cell>
          <table:table-cell office:value-type="float" office:value="0" calcext:value-type="float">
            <text:p>0</text:p>
          </table:table-cell>
          <table:table-cell office:value-type="float" office:value="0.005155082" calcext:value-type="float">
            <text:p>0.005155082</text:p>
          </table:table-cell>
          <table:table-cell office:value-type="float" office:value="0" calcext:value-type="float">
            <text:p>0</text:p>
          </table:table-cell>
          <table:table-cell office:value-type="float" office:value="0.4542177" calcext:value-type="float">
            <text:p>0.4542177</text:p>
          </table:table-cell>
          <table:table-cell office:value-type="float" office:value="-0.00647357" calcext:value-type="float">
            <text:p>-0.00647357</text:p>
          </table:table-cell>
          <table:table-cell office:value-type="float" office:value="-0.001265018" calcext:value-type="float">
            <text:p>-0.001265018</text:p>
          </table:table-cell>
          <table:table-cell office:value-type="float" office:value="0.00004514961" calcext:value-type="float">
            <text:p>4.514961E-05</text:p>
          </table:table-cell>
          <table:table-cell office:value-type="float" office:value="16.60156" calcext:value-type="float">
            <text:p>16.60156</text:p>
          </table:table-cell>
          <table:table-cell office:value-type="float" office:value="0.02125004" calcext:value-type="float">
            <text:p>0.02125004</text:p>
          </table:table-cell>
          <table:table-cell office:value-type="float" office:value="0.0364659" calcext:value-type="float">
            <text:p>0.0364659</text:p>
          </table:table-cell>
          <table:table-cell office:value-type="float" office:value="0.04583255" calcext:value-type="float">
            <text:p>0.04583255</text:p>
          </table:table-cell>
          <table:table-cell office:value-type="float" office:value="0.04340467" calcext:value-type="float">
            <text:p>0.04340467</text:p>
          </table:table-cell>
          <table:table-cell office:value-type="float" office:value="0.03625229" calcext:value-type="float">
            <text:p>0.03625229</text:p>
          </table:table-cell>
          <table:table-cell office:value-type="float" office:value="0.03187781" calcext:value-type="float">
            <text:p>0.03187781</text:p>
          </table:table-cell>
          <table:table-cell office:value-type="float" office:value="0.04928847" calcext:value-type="float">
            <text:p>0.04928847</text:p>
          </table:table-cell>
          <table:table-cell office:value-type="float" office:value="0.032278" calcext:value-type="float">
            <text:p>0.032278</text:p>
          </table:table-cell>
          <table:table-cell office:value-type="float" office:value="0.02721549" calcext:value-type="float">
            <text:p>0.02721549</text:p>
          </table:table-cell>
          <table:table-cell office:value-type="float" office:value="0.2550544" calcext:value-type="float">
            <text:p>0.2550544</text:p>
          </table:table-cell>
          <table:table-cell office:value-type="float" office:value="1.009281" calcext:value-type="float">
            <text:p>1.009281</text:p>
          </table:table-cell>
          <table:table-cell office:value-type="float" office:value="2.190232" calcext:value-type="float">
            <text:p>2.190232</text:p>
          </table:table-cell>
          <table:table-cell office:value-type="float" office:value="2.964428" calcext:value-type="float">
            <text:p>2.964428</text:p>
          </table:table-cell>
          <table:table-cell office:value-type="float" office:value="2.551533" calcext:value-type="float">
            <text:p>2.551533</text:p>
          </table:table-cell>
          <table:table-cell office:value-type="float" office:value="1.096252" calcext:value-type="float">
            <text:p>1.096252</text:p>
          </table:table-cell>
          <table:table-cell office:value-type="float" office:value="0.2641182" calcext:value-type="float">
            <text:p>0.2641182</text:p>
          </table:table-cell>
          <table:table-cell office:value-type="float" office:value="70.84931" calcext:value-type="float">
            <text:p>70.84931</text:p>
          </table:table-cell>
          <table:table-cell office:value-type="float" office:value="0" calcext:value-type="float">
            <text:p>0</text:p>
          </table:table-cell>
          <table:table-cell office:value-type="float" office:value="-0.004002707" calcext:value-type="float">
            <text:p>-0.0040027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4" calcext:value-type="float">
            <text:p>26032004</text:p>
          </table:table-cell>
          <table:table-cell office:value-type="float" office:value="24.20099" calcext:value-type="float">
            <text:p>24.20099</text:p>
          </table:table-cell>
          <table:table-cell office:value-type="float" office:value="451.3976" calcext:value-type="float">
            <text:p>451.3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05783" calcext:value-type="float">
            <text:p>0.08005783</text:p>
          </table:table-cell>
          <table:table-cell office:value-type="float" office:value="3.913109" calcext:value-type="float">
            <text:p>3.913109</text:p>
          </table:table-cell>
          <table:table-cell office:value-type="float" office:value="0" calcext:value-type="float">
            <text:p>0</text:p>
          </table:table-cell>
          <table:table-cell office:value-type="float" office:value="0.00534399" calcext:value-type="float">
            <text:p>0.00534399</text:p>
          </table:table-cell>
          <table:table-cell office:value-type="float" office:value="0" calcext:value-type="float">
            <text:p>0</text:p>
          </table:table-cell>
          <table:table-cell office:value-type="float" office:value="0.4707485" calcext:value-type="float">
            <text:p>0.4707485</text:p>
          </table:table-cell>
          <table:table-cell office:value-type="float" office:value="-0.006459094" calcext:value-type="float">
            <text:p>-0.006459094</text:p>
          </table:table-cell>
          <table:table-cell office:value-type="float" office:value="-0.001261957" calcext:value-type="float">
            <text:p>-0.001261957</text:p>
          </table:table-cell>
          <table:table-cell office:value-type="float" office:value="0.00004515055" calcext:value-type="float">
            <text:p>4.515055E-05</text:p>
          </table:table-cell>
          <table:table-cell office:value-type="float" office:value="16.59804" calcext:value-type="float">
            <text:p>16.59804</text:p>
          </table:table-cell>
          <table:table-cell office:value-type="float" office:value="0.02488915" calcext:value-type="float">
            <text:p>0.02488915</text:p>
          </table:table-cell>
          <table:table-cell office:value-type="float" office:value="0.03188193" calcext:value-type="float">
            <text:p>0.03188193</text:p>
          </table:table-cell>
          <table:table-cell office:value-type="float" office:value="0.04433272" calcext:value-type="float">
            <text:p>0.04433272</text:p>
          </table:table-cell>
          <table:table-cell office:value-type="float" office:value="0.04438386" calcext:value-type="float">
            <text:p>0.04438386</text:p>
          </table:table-cell>
          <table:table-cell office:value-type="float" office:value="0.03895368" calcext:value-type="float">
            <text:p>0.03895368</text:p>
          </table:table-cell>
          <table:table-cell office:value-type="float" office:value="0.03412193" calcext:value-type="float">
            <text:p>0.03412193</text:p>
          </table:table-cell>
          <table:table-cell office:value-type="float" office:value="0.04938601" calcext:value-type="float">
            <text:p>0.04938601</text:p>
          </table:table-cell>
          <table:table-cell office:value-type="float" office:value="0.03226411" calcext:value-type="float">
            <text:p>0.03226411</text:p>
          </table:table-cell>
          <table:table-cell office:value-type="float" office:value="0.01700973" calcext:value-type="float">
            <text:p>0.01700973</text:p>
          </table:table-cell>
          <table:table-cell office:value-type="float" office:value="0.1276453" calcext:value-type="float">
            <text:p>0.1276453</text:p>
          </table:table-cell>
          <table:table-cell office:value-type="float" office:value="0.717639" calcext:value-type="float">
            <text:p>0.717639</text:p>
          </table:table-cell>
          <table:table-cell office:value-type="float" office:value="1.787222" calcext:value-type="float">
            <text:p>1.787222</text:p>
          </table:table-cell>
          <table:table-cell office:value-type="float" office:value="2.933698" calcext:value-type="float">
            <text:p>2.933698</text:p>
          </table:table-cell>
          <table:table-cell office:value-type="float" office:value="3.004297" calcext:value-type="float">
            <text:p>3.004297</text:p>
          </table:table-cell>
          <table:table-cell office:value-type="float" office:value="1.170879" calcext:value-type="float">
            <text:p>1.170879</text:p>
          </table:table-cell>
          <table:table-cell office:value-type="float" office:value="0.2661035" calcext:value-type="float">
            <text:p>0.2661035</text:p>
          </table:table-cell>
          <table:table-cell office:value-type="float" office:value="68.42448" calcext:value-type="float">
            <text:p>68.42448</text:p>
          </table:table-cell>
          <table:table-cell office:value-type="float" office:value="0" calcext:value-type="float">
            <text:p>0</text:p>
          </table:table-cell>
          <table:table-cell office:value-type="float" office:value="-0.004036202" calcext:value-type="float">
            <text:p>-0.0040362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4" calcext:value-type="float">
            <text:p>27032004</text:p>
          </table:table-cell>
          <table:table-cell office:value-type="float" office:value="24.17323" calcext:value-type="float">
            <text:p>24.17323</text:p>
          </table:table-cell>
          <table:table-cell office:value-type="float" office:value="451.4199" calcext:value-type="float">
            <text:p>451.4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99892" calcext:value-type="float">
            <text:p>0.07999892</text:p>
          </table:table-cell>
          <table:table-cell office:value-type="float" office:value="3.896725" calcext:value-type="float">
            <text:p>3.896725</text:p>
          </table:table-cell>
          <table:table-cell office:value-type="float" office:value="0" calcext:value-type="float">
            <text:p>0</text:p>
          </table:table-cell>
          <table:table-cell office:value-type="float" office:value="0.005586654" calcext:value-type="float">
            <text:p>0.005586654</text:p>
          </table:table-cell>
          <table:table-cell office:value-type="float" office:value="0" calcext:value-type="float">
            <text:p>0</text:p>
          </table:table-cell>
          <table:table-cell office:value-type="float" office:value="0.4906956" calcext:value-type="float">
            <text:p>0.4906956</text:p>
          </table:table-cell>
          <table:table-cell office:value-type="float" office:value="-0.006449144" calcext:value-type="float">
            <text:p>-0.006449144</text:p>
          </table:table-cell>
          <table:table-cell office:value-type="float" office:value="-0.001259136" calcext:value-type="float">
            <text:p>-0.001259136</text:p>
          </table:table-cell>
          <table:table-cell office:value-type="float" office:value="0.00004515208" calcext:value-type="float">
            <text:p>4.515208E-05</text:p>
          </table:table-cell>
          <table:table-cell office:value-type="float" office:value="16.59328" calcext:value-type="float">
            <text:p>16.59328</text:p>
          </table:table-cell>
          <table:table-cell office:value-type="float" office:value="0.03213725" calcext:value-type="float">
            <text:p>0.03213725</text:p>
          </table:table-cell>
          <table:table-cell office:value-type="float" office:value="0.03337034" calcext:value-type="float">
            <text:p>0.03337034</text:p>
          </table:table-cell>
          <table:table-cell office:value-type="float" office:value="0.04226345" calcext:value-type="float">
            <text:p>0.04226345</text:p>
          </table:table-cell>
          <table:table-cell office:value-type="float" office:value="0.04538679" calcext:value-type="float">
            <text:p>0.04538679</text:p>
          </table:table-cell>
          <table:table-cell office:value-type="float" office:value="0.0428769" calcext:value-type="float">
            <text:p>0.0428769</text:p>
          </table:table-cell>
          <table:table-cell office:value-type="float" office:value="0.03926329" calcext:value-type="float">
            <text:p>0.03926329</text:p>
          </table:table-cell>
          <table:table-cell office:value-type="float" office:value="0.05153263" calcext:value-type="float">
            <text:p>0.05153263</text:p>
          </table:table-cell>
          <table:table-cell office:value-type="float" office:value="0.03233928" calcext:value-type="float">
            <text:p>0.03233928</text:p>
          </table:table-cell>
          <table:table-cell office:value-type="float" office:value="0.009460391" calcext:value-type="float">
            <text:p>0.009460391</text:p>
          </table:table-cell>
          <table:table-cell office:value-type="float" office:value="0.06140654" calcext:value-type="float">
            <text:p>0.06140654</text:p>
          </table:table-cell>
          <table:table-cell office:value-type="float" office:value="0.3722249" calcext:value-type="float">
            <text:p>0.3722249</text:p>
          </table:table-cell>
          <table:table-cell office:value-type="float" office:value="1.136429" calcext:value-type="float">
            <text:p>1.136429</text:p>
          </table:table-cell>
          <table:table-cell office:value-type="float" office:value="2.387627" calcext:value-type="float">
            <text:p>2.387627</text:p>
          </table:table-cell>
          <table:table-cell office:value-type="float" office:value="3.417305" calcext:value-type="float">
            <text:p>3.417305</text:p>
          </table:table-cell>
          <table:table-cell office:value-type="float" office:value="1.737463" calcext:value-type="float">
            <text:p>1.737463</text:p>
          </table:table-cell>
          <table:table-cell office:value-type="float" office:value="0.2761815" calcext:value-type="float">
            <text:p>0.2761815</text:p>
          </table:table-cell>
          <table:table-cell office:value-type="float" office:value="65.76247" calcext:value-type="float">
            <text:p>65.76247</text:p>
          </table:table-cell>
          <table:table-cell office:value-type="float" office:value="0" calcext:value-type="float">
            <text:p>0</text:p>
          </table:table-cell>
          <table:table-cell office:value-type="float" office:value="-0.004072464" calcext:value-type="float">
            <text:p>-0.0040724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4" calcext:value-type="float">
            <text:p>28032004</text:p>
          </table:table-cell>
          <table:table-cell office:value-type="float" office:value="24.14513" calcext:value-type="float">
            <text:p>24.14513</text:p>
          </table:table-cell>
          <table:table-cell office:value-type="float" office:value="451.4417" calcext:value-type="float">
            <text:p>451.4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54993" calcext:value-type="float">
            <text:p>0.08054993</text:p>
          </table:table-cell>
          <table:table-cell office:value-type="float" office:value="3.883961" calcext:value-type="float">
            <text:p>3.883961</text:p>
          </table:table-cell>
          <table:table-cell office:value-type="float" office:value="0" calcext:value-type="float">
            <text:p>0</text:p>
          </table:table-cell>
          <table:table-cell office:value-type="float" office:value="0.005834668" calcext:value-type="float">
            <text:p>0.005834668</text:p>
          </table:table-cell>
          <table:table-cell office:value-type="float" office:value="0" calcext:value-type="float">
            <text:p>0</text:p>
          </table:table-cell>
          <table:table-cell office:value-type="float" office:value="0.5072938" calcext:value-type="float">
            <text:p>0.5072938</text:p>
          </table:table-cell>
          <table:table-cell office:value-type="float" office:value="-0.006442509" calcext:value-type="float">
            <text:p>-0.006442509</text:p>
          </table:table-cell>
          <table:table-cell office:value-type="float" office:value="-0.001255955" calcext:value-type="float">
            <text:p>-0.001255955</text:p>
          </table:table-cell>
          <table:table-cell office:value-type="float" office:value="0.00004515394" calcext:value-type="float">
            <text:p>4.515394E-05</text:p>
          </table:table-cell>
          <table:table-cell office:value-type="float" office:value="16.58711" calcext:value-type="float">
            <text:p>16.58711</text:p>
          </table:table-cell>
          <table:table-cell office:value-type="float" office:value="0.02610223" calcext:value-type="float">
            <text:p>0.02610223</text:p>
          </table:table-cell>
          <table:table-cell office:value-type="float" office:value="0.03131041" calcext:value-type="float">
            <text:p>0.03131041</text:p>
          </table:table-cell>
          <table:table-cell office:value-type="float" office:value="0.04163841" calcext:value-type="float">
            <text:p>0.04163841</text:p>
          </table:table-cell>
          <table:table-cell office:value-type="float" office:value="0.0441962" calcext:value-type="float">
            <text:p>0.0441962</text:p>
          </table:table-cell>
          <table:table-cell office:value-type="float" office:value="0.04222514" calcext:value-type="float">
            <text:p>0.04222514</text:p>
          </table:table-cell>
          <table:table-cell office:value-type="float" office:value="0.03961263" calcext:value-type="float">
            <text:p>0.03961263</text:p>
          </table:table-cell>
          <table:table-cell office:value-type="float" office:value="0.0514961" calcext:value-type="float">
            <text:p>0.0514961</text:p>
          </table:table-cell>
          <table:table-cell office:value-type="float" office:value="0.03484552" calcext:value-type="float">
            <text:p>0.03484552</text:p>
          </table:table-cell>
          <table:table-cell office:value-type="float" office:value="0.01572124" calcext:value-type="float">
            <text:p>0.01572124</text:p>
          </table:table-cell>
          <table:table-cell office:value-type="float" office:value="0.04668243" calcext:value-type="float">
            <text:p>0.04668243</text:p>
          </table:table-cell>
          <table:table-cell office:value-type="float" office:value="0.2480041" calcext:value-type="float">
            <text:p>0.2480041</text:p>
          </table:table-cell>
          <table:table-cell office:value-type="float" office:value="0.7446604" calcext:value-type="float">
            <text:p>0.7446604</text:p>
          </table:table-cell>
          <table:table-cell office:value-type="float" office:value="1.622413" calcext:value-type="float">
            <text:p>1.622413</text:p>
          </table:table-cell>
          <table:table-cell office:value-type="float" office:value="2.558079" calcext:value-type="float">
            <text:p>2.558079</text:p>
          </table:table-cell>
          <table:table-cell office:value-type="float" office:value="2.177971" calcext:value-type="float">
            <text:p>2.177971</text:p>
          </table:table-cell>
          <table:table-cell office:value-type="float" office:value="0.5842312" calcext:value-type="float">
            <text:p>0.5842312</text:p>
          </table:table-cell>
          <table:table-cell office:value-type="float" office:value="66.44685" calcext:value-type="float">
            <text:p>66.44685</text:p>
          </table:table-cell>
          <table:table-cell office:value-type="float" office:value="0" calcext:value-type="float">
            <text:p>0</text:p>
          </table:table-cell>
          <table:table-cell office:value-type="float" office:value="-0.004104137" calcext:value-type="float">
            <text:p>-0.0041041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4" calcext:value-type="float">
            <text:p>29032004</text:p>
          </table:table-cell>
          <table:table-cell office:value-type="float" office:value="24.11523" calcext:value-type="float">
            <text:p>24.11523</text:p>
          </table:table-cell>
          <table:table-cell office:value-type="float" office:value="451.4631" calcext:value-type="float">
            <text:p>451.4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16255" calcext:value-type="float">
            <text:p>0.08316255</text:p>
          </table:table-cell>
          <table:table-cell office:value-type="float" office:value="3.873165" calcext:value-type="float">
            <text:p>3.873165</text:p>
          </table:table-cell>
          <table:table-cell office:value-type="float" office:value="0" calcext:value-type="float">
            <text:p>0</text:p>
          </table:table-cell>
          <table:table-cell office:value-type="float" office:value="0.006093786" calcext:value-type="float">
            <text:p>0.006093786</text:p>
          </table:table-cell>
          <table:table-cell office:value-type="float" office:value="0" calcext:value-type="float">
            <text:p>0</text:p>
          </table:table-cell>
          <table:table-cell office:value-type="float" office:value="0.5219575" calcext:value-type="float">
            <text:p>0.5219575</text:p>
          </table:table-cell>
          <table:table-cell office:value-type="float" office:value="-0.006427874" calcext:value-type="float">
            <text:p>-0.006427874</text:p>
          </table:table-cell>
          <table:table-cell office:value-type="float" office:value="-0.001253841" calcext:value-type="float">
            <text:p>-0.001253841</text:p>
          </table:table-cell>
          <table:table-cell office:value-type="float" office:value="0.00004515603" calcext:value-type="float">
            <text:p>4.515603E-05</text:p>
          </table:table-cell>
          <table:table-cell office:value-type="float" office:value="16.57825" calcext:value-type="float">
            <text:p>16.57825</text:p>
          </table:table-cell>
          <table:table-cell office:value-type="float" office:value="0.07484796" calcext:value-type="float">
            <text:p>0.07484796</text:p>
          </table:table-cell>
          <table:table-cell office:value-type="float" office:value="0.05674978" calcext:value-type="float">
            <text:p>0.05674978</text:p>
          </table:table-cell>
          <table:table-cell office:value-type="float" office:value="0.04718564" calcext:value-type="float">
            <text:p>0.04718564</text:p>
          </table:table-cell>
          <table:table-cell office:value-type="float" office:value="0.04632564" calcext:value-type="float">
            <text:p>0.04632564</text:p>
          </table:table-cell>
          <table:table-cell office:value-type="float" office:value="0.04487955" calcext:value-type="float">
            <text:p>0.04487955</text:p>
          </table:table-cell>
          <table:table-cell office:value-type="float" office:value="0.04299743" calcext:value-type="float">
            <text:p>0.04299743</text:p>
          </table:table-cell>
          <table:table-cell office:value-type="float" office:value="0.05110385" calcext:value-type="float">
            <text:p>0.05110385</text:p>
          </table:table-cell>
          <table:table-cell office:value-type="float" office:value="0.03670779" calcext:value-type="float">
            <text:p>0.03670779</text:p>
          </table:table-cell>
          <table:table-cell office:value-type="float" office:value="0.006228747" calcext:value-type="float">
            <text:p>0.006228747</text:p>
          </table:table-cell>
          <table:table-cell office:value-type="float" office:value="0.0277379" calcext:value-type="float">
            <text:p>0.0277379</text:p>
          </table:table-cell>
          <table:table-cell office:value-type="float" office:value="0.141522" calcext:value-type="float">
            <text:p>0.141522</text:p>
          </table:table-cell>
          <table:table-cell office:value-type="float" office:value="0.4690322" calcext:value-type="float">
            <text:p>0.4690322</text:p>
          </table:table-cell>
          <table:table-cell office:value-type="float" office:value="1.164916" calcext:value-type="float">
            <text:p>1.164916</text:p>
          </table:table-cell>
          <table:table-cell office:value-type="float" office:value="2.207731" calcext:value-type="float">
            <text:p>2.207731</text:p>
          </table:table-cell>
          <table:table-cell office:value-type="float" office:value="2.156239" calcext:value-type="float">
            <text:p>2.156239</text:p>
          </table:table-cell>
          <table:table-cell office:value-type="float" office:value="0.8338503" calcext:value-type="float">
            <text:p>0.8338503</text:p>
          </table:table-cell>
          <table:table-cell office:value-type="float" office:value="67.21683" calcext:value-type="float">
            <text:p>67.21683</text:p>
          </table:table-cell>
          <table:table-cell office:value-type="float" office:value="0" calcext:value-type="float">
            <text:p>0</text:p>
          </table:table-cell>
          <table:table-cell office:value-type="float" office:value="-0.004143127" calcext:value-type="float">
            <text:p>-0.0041431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4" calcext:value-type="float">
            <text:p>30032004</text:p>
          </table:table-cell>
          <table:table-cell office:value-type="float" office:value="24.08364" calcext:value-type="float">
            <text:p>24.08364</text:p>
          </table:table-cell>
          <table:table-cell office:value-type="float" office:value="451.4843" calcext:value-type="float">
            <text:p>451.4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49612" calcext:value-type="float">
            <text:p>0.08649612</text:p>
          </table:table-cell>
          <table:table-cell office:value-type="float" office:value="3.866999" calcext:value-type="float">
            <text:p>3.866999</text:p>
          </table:table-cell>
          <table:table-cell office:value-type="float" office:value="0" calcext:value-type="float">
            <text:p>0</text:p>
          </table:table-cell>
          <table:table-cell office:value-type="float" office:value="0.006402149" calcext:value-type="float">
            <text:p>0.006402149</text:p>
          </table:table-cell>
          <table:table-cell office:value-type="float" office:value="0" calcext:value-type="float">
            <text:p>0</text:p>
          </table:table-cell>
          <table:table-cell office:value-type="float" office:value="0.533189" calcext:value-type="float">
            <text:p>0.533189</text:p>
          </table:table-cell>
          <table:table-cell office:value-type="float" office:value="-0.006439934" calcext:value-type="float">
            <text:p>-0.006439934</text:p>
          </table:table-cell>
          <table:table-cell office:value-type="float" office:value="-0.00125637" calcext:value-type="float">
            <text:p>-0.00125637</text:p>
          </table:table-cell>
          <table:table-cell office:value-type="float" office:value="0.00004515825" calcext:value-type="float">
            <text:p>4.515825E-05</text:p>
          </table:table-cell>
          <table:table-cell office:value-type="float" office:value="16.56681" calcext:value-type="float">
            <text:p>16.56681</text:p>
          </table:table-cell>
          <table:table-cell office:value-type="float" office:value="0.06367728" calcext:value-type="float">
            <text:p>0.06367728</text:p>
          </table:table-cell>
          <table:table-cell office:value-type="float" office:value="0.05101827" calcext:value-type="float">
            <text:p>0.05101827</text:p>
          </table:table-cell>
          <table:table-cell office:value-type="float" office:value="0.05126546" calcext:value-type="float">
            <text:p>0.05126546</text:p>
          </table:table-cell>
          <table:table-cell office:value-type="float" office:value="0.04889457" calcext:value-type="float">
            <text:p>0.04889457</text:p>
          </table:table-cell>
          <table:table-cell office:value-type="float" office:value="0.04565723" calcext:value-type="float">
            <text:p>0.04565723</text:p>
          </table:table-cell>
          <table:table-cell office:value-type="float" office:value="0.04328162" calcext:value-type="float">
            <text:p>0.04328162</text:p>
          </table:table-cell>
          <table:table-cell office:value-type="float" office:value="0.05070601" calcext:value-type="float">
            <text:p>0.05070601</text:p>
          </table:table-cell>
          <table:table-cell office:value-type="float" office:value="0.03829329" calcext:value-type="float">
            <text:p>0.03829329</text:p>
          </table:table-cell>
          <table:table-cell office:value-type="float" office:value="0.01210526" calcext:value-type="float">
            <text:p>0.01210526</text:p>
          </table:table-cell>
          <table:table-cell office:value-type="float" office:value="0.0285201" calcext:value-type="float">
            <text:p>0.0285201</text:p>
          </table:table-cell>
          <table:table-cell office:value-type="float" office:value="0.08362457" calcext:value-type="float">
            <text:p>0.08362457</text:p>
          </table:table-cell>
          <table:table-cell office:value-type="float" office:value="0.2349577" calcext:value-type="float">
            <text:p>0.2349577</text:p>
          </table:table-cell>
          <table:table-cell office:value-type="float" office:value="0.5764797" calcext:value-type="float">
            <text:p>0.5764797</text:p>
          </table:table-cell>
          <table:table-cell office:value-type="float" office:value="1.151521" calcext:value-type="float">
            <text:p>1.151521</text:p>
          </table:table-cell>
          <table:table-cell office:value-type="float" office:value="1.662357" calcext:value-type="float">
            <text:p>1.662357</text:p>
          </table:table-cell>
          <table:table-cell office:value-type="float" office:value="1.142469" calcext:value-type="float">
            <text:p>1.142469</text:p>
          </table:table-cell>
          <table:table-cell office:value-type="float" office:value="73.1105" calcext:value-type="float">
            <text:p>73.1105</text:p>
          </table:table-cell>
          <table:table-cell office:value-type="float" office:value="0" calcext:value-type="float">
            <text:p>0</text:p>
          </table:table-cell>
          <table:table-cell office:value-type="float" office:value="-0.004184835" calcext:value-type="float">
            <text:p>-0.0041848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4" calcext:value-type="float">
            <text:p>31032004</text:p>
          </table:table-cell>
          <table:table-cell office:value-type="float" office:value="24.05532" calcext:value-type="float">
            <text:p>24.05532</text:p>
          </table:table-cell>
          <table:table-cell office:value-type="float" office:value="451.5049" calcext:value-type="float">
            <text:p>451.5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60881" calcext:value-type="float">
            <text:p>0.08760881</text:p>
          </table:table-cell>
          <table:table-cell office:value-type="float" office:value="3.861919" calcext:value-type="float">
            <text:p>3.861919</text:p>
          </table:table-cell>
          <table:table-cell office:value-type="float" office:value="0" calcext:value-type="float">
            <text:p>0</text:p>
          </table:table-cell>
          <table:table-cell office:value-type="float" office:value="0.006666402" calcext:value-type="float">
            <text:p>0.006666402</text:p>
          </table:table-cell>
          <table:table-cell office:value-type="float" office:value="0" calcext:value-type="float">
            <text:p>0</text:p>
          </table:table-cell>
          <table:table-cell office:value-type="float" office:value="0.5430436" calcext:value-type="float">
            <text:p>0.5430436</text:p>
          </table:table-cell>
          <table:table-cell office:value-type="float" office:value="-0.006421411" calcext:value-type="float">
            <text:p>-0.006421411</text:p>
          </table:table-cell>
          <table:table-cell office:value-type="float" office:value="-0.001253062" calcext:value-type="float">
            <text:p>-0.001253062</text:p>
          </table:table-cell>
          <table:table-cell office:value-type="float" office:value="0.00004515973" calcext:value-type="float">
            <text:p>4.515973E-05</text:p>
          </table:table-cell>
          <table:table-cell office:value-type="float" office:value="16.55764" calcext:value-type="float">
            <text:p>16.55764</text:p>
          </table:table-cell>
          <table:table-cell office:value-type="float" office:value="0.07795035" calcext:value-type="float">
            <text:p>0.07795035</text:p>
          </table:table-cell>
          <table:table-cell office:value-type="float" office:value="0.05605666" calcext:value-type="float">
            <text:p>0.05605666</text:p>
          </table:table-cell>
          <table:table-cell office:value-type="float" office:value="0.05044594" calcext:value-type="float">
            <text:p>0.05044594</text:p>
          </table:table-cell>
          <table:table-cell office:value-type="float" office:value="0.04900064" calcext:value-type="float">
            <text:p>0.04900064</text:p>
          </table:table-cell>
          <table:table-cell office:value-type="float" office:value="0.04640869" calcext:value-type="float">
            <text:p>0.04640869</text:p>
          </table:table-cell>
          <table:table-cell office:value-type="float" office:value="0.04397907" calcext:value-type="float">
            <text:p>0.04397907</text:p>
          </table:table-cell>
          <table:table-cell office:value-type="float" office:value="0.05052649" calcext:value-type="float">
            <text:p>0.05052649</text:p>
          </table:table-cell>
          <table:table-cell office:value-type="float" office:value="0.03850831" calcext:value-type="float">
            <text:p>0.03850831</text:p>
          </table:table-cell>
          <table:table-cell office:value-type="float" office:value="0.009557448" calcext:value-type="float">
            <text:p>0.009557448</text:p>
          </table:table-cell>
          <table:table-cell office:value-type="float" office:value="0.02274125" calcext:value-type="float">
            <text:p>0.02274125</text:p>
          </table:table-cell>
          <table:table-cell office:value-type="float" office:value="0.06933118" calcext:value-type="float">
            <text:p>0.06933118</text:p>
          </table:table-cell>
          <table:table-cell office:value-type="float" office:value="0.1814876" calcext:value-type="float">
            <text:p>0.1814876</text:p>
          </table:table-cell>
          <table:table-cell office:value-type="float" office:value="0.4359675" calcext:value-type="float">
            <text:p>0.4359675</text:p>
          </table:table-cell>
          <table:table-cell office:value-type="float" office:value="0.9121283" calcext:value-type="float">
            <text:p>0.9121283</text:p>
          </table:table-cell>
          <table:table-cell office:value-type="float" office:value="1.428408" calcext:value-type="float">
            <text:p>1.428408</text:p>
          </table:table-cell>
          <table:table-cell office:value-type="float" office:value="1.15618" calcext:value-type="float">
            <text:p>1.15618</text:p>
          </table:table-cell>
          <table:table-cell office:value-type="float" office:value="74.24258" calcext:value-type="float">
            <text:p>74.24258</text:p>
          </table:table-cell>
          <table:table-cell office:value-type="float" office:value="0" calcext:value-type="float">
            <text:p>0</text:p>
          </table:table-cell>
          <table:table-cell office:value-type="float" office:value="-0.004222214" calcext:value-type="float">
            <text:p>-0.0042222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4" calcext:value-type="float">
            <text:p>1042004</text:p>
          </table:table-cell>
          <table:table-cell office:value-type="float" office:value="24.02792" calcext:value-type="float">
            <text:p>24.02792</text:p>
          </table:table-cell>
          <table:table-cell office:value-type="float" office:value="451.5251" calcext:value-type="float">
            <text:p>451.5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04499" calcext:value-type="float">
            <text:p>0.08804499</text:p>
          </table:table-cell>
          <table:table-cell office:value-type="float" office:value="3.857355" calcext:value-type="float">
            <text:p>3.857355</text:p>
          </table:table-cell>
          <table:table-cell office:value-type="float" office:value="0" calcext:value-type="float">
            <text:p>0</text:p>
          </table:table-cell>
          <table:table-cell office:value-type="float" office:value="0.006928931" calcext:value-type="float">
            <text:p>0.006928931</text:p>
          </table:table-cell>
          <table:table-cell office:value-type="float" office:value="0" calcext:value-type="float">
            <text:p>0</text:p>
          </table:table-cell>
          <table:table-cell office:value-type="float" office:value="0.5524664" calcext:value-type="float">
            <text:p>0.5524664</text:p>
          </table:table-cell>
          <table:table-cell office:value-type="float" office:value="-0.00640058" calcext:value-type="float">
            <text:p>-0.00640058</text:p>
          </table:table-cell>
          <table:table-cell office:value-type="float" office:value="-0.001249809" calcext:value-type="float">
            <text:p>-0.001249809</text:p>
          </table:table-cell>
          <table:table-cell office:value-type="float" office:value="0.00004516148" calcext:value-type="float">
            <text:p>4.516148E-05</text:p>
          </table:table-cell>
          <table:table-cell office:value-type="float" office:value="16.54886" calcext:value-type="float">
            <text:p>16.54886</text:p>
          </table:table-cell>
          <table:table-cell office:value-type="float" office:value="0.06248005" calcext:value-type="float">
            <text:p>0.06248005</text:p>
          </table:table-cell>
          <table:table-cell office:value-type="float" office:value="0.04779281" calcext:value-type="float">
            <text:p>0.04779281</text:p>
          </table:table-cell>
          <table:table-cell office:value-type="float" office:value="0.0483349" calcext:value-type="float">
            <text:p>0.0483349</text:p>
          </table:table-cell>
          <table:table-cell office:value-type="float" office:value="0.04846955" calcext:value-type="float">
            <text:p>0.04846955</text:p>
          </table:table-cell>
          <table:table-cell office:value-type="float" office:value="0.04624852" calcext:value-type="float">
            <text:p>0.04624852</text:p>
          </table:table-cell>
          <table:table-cell office:value-type="float" office:value="0.04390202" calcext:value-type="float">
            <text:p>0.04390202</text:p>
          </table:table-cell>
          <table:table-cell office:value-type="float" office:value="0.05061652" calcext:value-type="float">
            <text:p>0.05061652</text:p>
          </table:table-cell>
          <table:table-cell office:value-type="float" office:value="0.03894744" calcext:value-type="float">
            <text:p>0.03894744</text:p>
          </table:table-cell>
          <table:table-cell office:value-type="float" office:value="0.01189832" calcext:value-type="float">
            <text:p>0.01189832</text:p>
          </table:table-cell>
          <table:table-cell office:value-type="float" office:value="0.02388169" calcext:value-type="float">
            <text:p>0.02388169</text:p>
          </table:table-cell>
          <table:table-cell office:value-type="float" office:value="0.06342714" calcext:value-type="float">
            <text:p>0.06342714</text:p>
          </table:table-cell>
          <table:table-cell office:value-type="float" office:value="0.148492" calcext:value-type="float">
            <text:p>0.148492</text:p>
          </table:table-cell>
          <table:table-cell office:value-type="float" office:value="0.3390072" calcext:value-type="float">
            <text:p>0.3390072</text:p>
          </table:table-cell>
          <table:table-cell office:value-type="float" office:value="0.7190958" calcext:value-type="float">
            <text:p>0.7190958</text:p>
          </table:table-cell>
          <table:table-cell office:value-type="float" office:value="1.236076" calcext:value-type="float">
            <text:p>1.236076</text:p>
          </table:table-cell>
          <table:table-cell office:value-type="float" office:value="1.160686" calcext:value-type="float">
            <text:p>1.160686</text:p>
          </table:table-cell>
          <table:table-cell office:value-type="float" office:value="76.03527" calcext:value-type="float">
            <text:p>76.03527</text:p>
          </table:table-cell>
          <table:table-cell office:value-type="float" office:value="0" calcext:value-type="float">
            <text:p>0</text:p>
          </table:table-cell>
          <table:table-cell office:value-type="float" office:value="-0.004258634" calcext:value-type="float">
            <text:p>-0.0042586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4" calcext:value-type="float">
            <text:p>2042004</text:p>
          </table:table-cell>
          <table:table-cell office:value-type="float" office:value="24.00299" calcext:value-type="float">
            <text:p>24.00299</text:p>
          </table:table-cell>
          <table:table-cell office:value-type="float" office:value="451.5449" calcext:value-type="float">
            <text:p>451.5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75526" calcext:value-type="float">
            <text:p>0.08675526</text:p>
          </table:table-cell>
          <table:table-cell office:value-type="float" office:value="3.852846" calcext:value-type="float">
            <text:p>3.852846</text:p>
          </table:table-cell>
          <table:table-cell office:value-type="float" office:value="0" calcext:value-type="float">
            <text:p>0</text:p>
          </table:table-cell>
          <table:table-cell office:value-type="float" office:value="0.007178365" calcext:value-type="float">
            <text:p>0.007178365</text:p>
          </table:table-cell>
          <table:table-cell office:value-type="float" office:value="0" calcext:value-type="float">
            <text:p>0</text:p>
          </table:table-cell>
          <table:table-cell office:value-type="float" office:value="0.5616475" calcext:value-type="float">
            <text:p>0.5616475</text:p>
          </table:table-cell>
          <table:table-cell office:value-type="float" office:value="-0.00637444" calcext:value-type="float">
            <text:p>-0.00637444</text:p>
          </table:table-cell>
          <table:table-cell office:value-type="float" office:value="-0.001246482" calcext:value-type="float">
            <text:p>-0.001246482</text:p>
          </table:table-cell>
          <table:table-cell office:value-type="float" office:value="0.00004516148" calcext:value-type="float">
            <text:p>4.516148E-05</text:p>
          </table:table-cell>
          <table:table-cell office:value-type="float" office:value="16.54188" calcext:value-type="float">
            <text:p>16.54188</text:p>
          </table:table-cell>
          <table:table-cell office:value-type="float" office:value="0.03431752" calcext:value-type="float">
            <text:p>0.03431752</text:p>
          </table:table-cell>
          <table:table-cell office:value-type="float" office:value="0.0369358" calcext:value-type="float">
            <text:p>0.0369358</text:p>
          </table:table-cell>
          <table:table-cell office:value-type="float" office:value="0.04688567" calcext:value-type="float">
            <text:p>0.04688567</text:p>
          </table:table-cell>
          <table:table-cell office:value-type="float" office:value="0.04755849" calcext:value-type="float">
            <text:p>0.04755849</text:p>
          </table:table-cell>
          <table:table-cell office:value-type="float" office:value="0.04510142" calcext:value-type="float">
            <text:p>0.04510142</text:p>
          </table:table-cell>
          <table:table-cell office:value-type="float" office:value="0.04258559" calcext:value-type="float">
            <text:p>0.04258559</text:p>
          </table:table-cell>
          <table:table-cell office:value-type="float" office:value="0.05012474" calcext:value-type="float">
            <text:p>0.05012474</text:p>
          </table:table-cell>
          <table:table-cell office:value-type="float" office:value="0.03893851" calcext:value-type="float">
            <text:p>0.03893851</text:p>
          </table:table-cell>
          <table:table-cell office:value-type="float" office:value="0.01430741" calcext:value-type="float">
            <text:p>0.01430741</text:p>
          </table:table-cell>
          <table:table-cell office:value-type="float" office:value="0.02922396" calcext:value-type="float">
            <text:p>0.02922396</text:p>
          </table:table-cell>
          <table:table-cell office:value-type="float" office:value="0.06953577" calcext:value-type="float">
            <text:p>0.06953577</text:p>
          </table:table-cell>
          <table:table-cell office:value-type="float" office:value="0.1429366" calcext:value-type="float">
            <text:p>0.1429366</text:p>
          </table:table-cell>
          <table:table-cell office:value-type="float" office:value="0.3025934" calcext:value-type="float">
            <text:p>0.3025934</text:p>
          </table:table-cell>
          <table:table-cell office:value-type="float" office:value="0.6272405" calcext:value-type="float">
            <text:p>0.6272405</text:p>
          </table:table-cell>
          <table:table-cell office:value-type="float" office:value="1.105868" calcext:value-type="float">
            <text:p>1.105868</text:p>
          </table:table-cell>
          <table:table-cell office:value-type="float" office:value="1.131218" calcext:value-type="float">
            <text:p>1.131218</text:p>
          </table:table-cell>
          <table:table-cell office:value-type="float" office:value="74.04961" calcext:value-type="float">
            <text:p>74.04961</text:p>
          </table:table-cell>
          <table:table-cell office:value-type="float" office:value="0" calcext:value-type="float">
            <text:p>0</text:p>
          </table:table-cell>
          <table:table-cell office:value-type="float" office:value="-0.00429174" calcext:value-type="float">
            <text:p>-0.004291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4" calcext:value-type="float">
            <text:p>3042004</text:p>
          </table:table-cell>
          <table:table-cell office:value-type="float" office:value="23.97863" calcext:value-type="float">
            <text:p>23.97863</text:p>
          </table:table-cell>
          <table:table-cell office:value-type="float" office:value="451.5643" calcext:value-type="float">
            <text:p>451.5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48802" calcext:value-type="float">
            <text:p>0.08548802</text:p>
          </table:table-cell>
          <table:table-cell office:value-type="float" office:value="3.848352" calcext:value-type="float">
            <text:p>3.848352</text:p>
          </table:table-cell>
          <table:table-cell office:value-type="float" office:value="0" calcext:value-type="float">
            <text:p>0</text:p>
          </table:table-cell>
          <table:table-cell office:value-type="float" office:value="0.007408672" calcext:value-type="float">
            <text:p>0.007408672</text:p>
          </table:table-cell>
          <table:table-cell office:value-type="float" office:value="0" calcext:value-type="float">
            <text:p>0</text:p>
          </table:table-cell>
          <table:table-cell office:value-type="float" office:value="0.5706803" calcext:value-type="float">
            <text:p>0.5706803</text:p>
          </table:table-cell>
          <table:table-cell office:value-type="float" office:value="-0.006349401" calcext:value-type="float">
            <text:p>-0.006349401</text:p>
          </table:table-cell>
          <table:table-cell office:value-type="float" office:value="-0.001243095" calcext:value-type="float">
            <text:p>-0.001243095</text:p>
          </table:table-cell>
          <table:table-cell office:value-type="float" office:value="0.00004516148" calcext:value-type="float">
            <text:p>4.516148E-05</text:p>
          </table:table-cell>
          <table:table-cell office:value-type="float" office:value="16.53484" calcext:value-type="float">
            <text:p>16.53484</text:p>
          </table:table-cell>
          <table:table-cell office:value-type="float" office:value="0.02731664" calcext:value-type="float">
            <text:p>0.02731664</text:p>
          </table:table-cell>
          <table:table-cell office:value-type="float" office:value="0.03227662" calcext:value-type="float">
            <text:p>0.03227662</text:p>
          </table:table-cell>
          <table:table-cell office:value-type="float" office:value="0.04690266" calcext:value-type="float">
            <text:p>0.04690266</text:p>
          </table:table-cell>
          <table:table-cell office:value-type="float" office:value="0.0466505" calcext:value-type="float">
            <text:p>0.0466505</text:p>
          </table:table-cell>
          <table:table-cell office:value-type="float" office:value="0.04357972" calcext:value-type="float">
            <text:p>0.04357972</text:p>
          </table:table-cell>
          <table:table-cell office:value-type="float" office:value="0.04084044" calcext:value-type="float">
            <text:p>0.04084044</text:p>
          </table:table-cell>
          <table:table-cell office:value-type="float" office:value="0.04959618" calcext:value-type="float">
            <text:p>0.04959618</text:p>
          </table:table-cell>
          <table:table-cell office:value-type="float" office:value="0.03865528" calcext:value-type="float">
            <text:p>0.03865528</text:p>
          </table:table-cell>
          <table:table-cell office:value-type="float" office:value="0.01982977" calcext:value-type="float">
            <text:p>0.01982977</text:p>
          </table:table-cell>
          <table:table-cell office:value-type="float" office:value="0.03797586" calcext:value-type="float">
            <text:p>0.03797586</text:p>
          </table:table-cell>
          <table:table-cell office:value-type="float" office:value="0.0831338" calcext:value-type="float">
            <text:p>0.0831338</text:p>
          </table:table-cell>
          <table:table-cell office:value-type="float" office:value="0.1514746" calcext:value-type="float">
            <text:p>0.1514746</text:p>
          </table:table-cell>
          <table:table-cell office:value-type="float" office:value="0.2967054" calcext:value-type="float">
            <text:p>0.2967054</text:p>
          </table:table-cell>
          <table:table-cell office:value-type="float" office:value="0.5989672" calcext:value-type="float">
            <text:p>0.5989672</text:p>
          </table:table-cell>
          <table:table-cell office:value-type="float" office:value="1.043629" calcext:value-type="float">
            <text:p>1.043629</text:p>
          </table:table-cell>
          <table:table-cell office:value-type="float" office:value="1.09954" calcext:value-type="float">
            <text:p>1.09954</text:p>
          </table:table-cell>
          <table:table-cell office:value-type="float" office:value="71.43339" calcext:value-type="float">
            <text:p>71.43339</text:p>
          </table:table-cell>
          <table:table-cell office:value-type="float" office:value="0" calcext:value-type="float">
            <text:p>0</text:p>
          </table:table-cell>
          <table:table-cell office:value-type="float" office:value="-0.004325677" calcext:value-type="float">
            <text:p>-0.0043256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4" calcext:value-type="float">
            <text:p>4042004</text:p>
          </table:table-cell>
          <table:table-cell office:value-type="float" office:value="23.95416" calcext:value-type="float">
            <text:p>23.95416</text:p>
          </table:table-cell>
          <table:table-cell office:value-type="float" office:value="451.5839" calcext:value-type="float">
            <text:p>451.5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47482" calcext:value-type="float">
            <text:p>0.08447482</text:p>
          </table:table-cell>
          <table:table-cell office:value-type="float" office:value="3.843996" calcext:value-type="float">
            <text:p>3.843996</text:p>
          </table:table-cell>
          <table:table-cell office:value-type="float" office:value="0" calcext:value-type="float">
            <text:p>0</text:p>
          </table:table-cell>
          <table:table-cell office:value-type="float" office:value="0.007638146" calcext:value-type="float">
            <text:p>0.007638146</text:p>
          </table:table-cell>
          <table:table-cell office:value-type="float" office:value="0" calcext:value-type="float">
            <text:p>0</text:p>
          </table:table-cell>
          <table:table-cell office:value-type="float" office:value="0.579499" calcext:value-type="float">
            <text:p>0.579499</text:p>
          </table:table-cell>
          <table:table-cell office:value-type="float" office:value="-0.006326703" calcext:value-type="float">
            <text:p>-0.006326703</text:p>
          </table:table-cell>
          <table:table-cell office:value-type="float" office:value="-0.001239667" calcext:value-type="float">
            <text:p>-0.001239667</text:p>
          </table:table-cell>
          <table:table-cell office:value-type="float" office:value="0.00004516148" calcext:value-type="float">
            <text:p>4.516148E-05</text:p>
          </table:table-cell>
          <table:table-cell office:value-type="float" office:value="16.52736" calcext:value-type="float">
            <text:p>16.52736</text:p>
          </table:table-cell>
          <table:table-cell office:value-type="float" office:value="0.02207045" calcext:value-type="float">
            <text:p>0.02207045</text:p>
          </table:table-cell>
          <table:table-cell office:value-type="float" office:value="0.02925482" calcext:value-type="float">
            <text:p>0.02925482</text:p>
          </table:table-cell>
          <table:table-cell office:value-type="float" office:value="0.04614369" calcext:value-type="float">
            <text:p>0.04614369</text:p>
          </table:table-cell>
          <table:table-cell office:value-type="float" office:value="0.04692817" calcext:value-type="float">
            <text:p>0.04692817</text:p>
          </table:table-cell>
          <table:table-cell office:value-type="float" office:value="0.04352134" calcext:value-type="float">
            <text:p>0.04352134</text:p>
          </table:table-cell>
          <table:table-cell office:value-type="float" office:value="0.04030393" calcext:value-type="float">
            <text:p>0.04030393</text:p>
          </table:table-cell>
          <table:table-cell office:value-type="float" office:value="0.04953712" calcext:value-type="float">
            <text:p>0.04953712</text:p>
          </table:table-cell>
          <table:table-cell office:value-type="float" office:value="0.0383151" calcext:value-type="float">
            <text:p>0.0383151</text:p>
          </table:table-cell>
          <table:table-cell office:value-type="float" office:value="0.01351309" calcext:value-type="float">
            <text:p>0.01351309</text:p>
          </table:table-cell>
          <table:table-cell office:value-type="float" office:value="0.03340637" calcext:value-type="float">
            <text:p>0.03340637</text:p>
          </table:table-cell>
          <table:table-cell office:value-type="float" office:value="0.08860003" calcext:value-type="float">
            <text:p>0.08860003</text:p>
          </table:table-cell>
          <table:table-cell office:value-type="float" office:value="0.1597437" calcext:value-type="float">
            <text:p>0.1597437</text:p>
          </table:table-cell>
          <table:table-cell office:value-type="float" office:value="0.2990688" calcext:value-type="float">
            <text:p>0.2990688</text:p>
          </table:table-cell>
          <table:table-cell office:value-type="float" office:value="0.6016887" calcext:value-type="float">
            <text:p>0.6016887</text:p>
          </table:table-cell>
          <table:table-cell office:value-type="float" office:value="1.023814" calcext:value-type="float">
            <text:p>1.023814</text:p>
          </table:table-cell>
          <table:table-cell office:value-type="float" office:value="1.07447" calcext:value-type="float">
            <text:p>1.07447</text:p>
          </table:table-cell>
          <table:table-cell office:value-type="float" office:value="69.01895" calcext:value-type="float">
            <text:p>69.01895</text:p>
          </table:table-cell>
          <table:table-cell office:value-type="float" office:value="0" calcext:value-type="float">
            <text:p>0</text:p>
          </table:table-cell>
          <table:table-cell office:value-type="float" office:value="-0.004362152" calcext:value-type="float">
            <text:p>-0.0043621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4" calcext:value-type="float">
            <text:p>5042004</text:p>
          </table:table-cell>
          <table:table-cell office:value-type="float" office:value="23.929" calcext:value-type="float">
            <text:p>23.929</text:p>
          </table:table-cell>
          <table:table-cell office:value-type="float" office:value="451.6032" calcext:value-type="float">
            <text:p>451.6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27715" calcext:value-type="float">
            <text:p>0.08427715</text:p>
          </table:table-cell>
          <table:table-cell office:value-type="float" office:value="3.839776" calcext:value-type="float">
            <text:p>3.839776</text:p>
          </table:table-cell>
          <table:table-cell office:value-type="float" office:value="0" calcext:value-type="float">
            <text:p>0</text:p>
          </table:table-cell>
          <table:table-cell office:value-type="float" office:value="0.00787103" calcext:value-type="float">
            <text:p>0.00787103</text:p>
          </table:table-cell>
          <table:table-cell office:value-type="float" office:value="0" calcext:value-type="float">
            <text:p>0</text:p>
          </table:table-cell>
          <table:table-cell office:value-type="float" office:value="0.5881662" calcext:value-type="float">
            <text:p>0.5881662</text:p>
          </table:table-cell>
          <table:table-cell office:value-type="float" office:value="-0.006304348" calcext:value-type="float">
            <text:p>-0.006304348</text:p>
          </table:table-cell>
          <table:table-cell office:value-type="float" office:value="-0.00123621" calcext:value-type="float">
            <text:p>-0.00123621</text:p>
          </table:table-cell>
          <table:table-cell office:value-type="float" office:value="0.0000451616" calcext:value-type="float">
            <text:p>4.51616E-05</text:p>
          </table:table-cell>
          <table:table-cell office:value-type="float" office:value="16.51895" calcext:value-type="float">
            <text:p>16.51895</text:p>
          </table:table-cell>
          <table:table-cell office:value-type="float" office:value="0.02406429" calcext:value-type="float">
            <text:p>0.02406429</text:p>
          </table:table-cell>
          <table:table-cell office:value-type="float" office:value="0.02939435" calcext:value-type="float">
            <text:p>0.02939435</text:p>
          </table:table-cell>
          <table:table-cell office:value-type="float" office:value="0.04536967" calcext:value-type="float">
            <text:p>0.04536967</text:p>
          </table:table-cell>
          <table:table-cell office:value-type="float" office:value="0.04704551" calcext:value-type="float">
            <text:p>0.04704551</text:p>
          </table:table-cell>
          <table:table-cell office:value-type="float" office:value="0.04379248" calcext:value-type="float">
            <text:p>0.04379248</text:p>
          </table:table-cell>
          <table:table-cell office:value-type="float" office:value="0.04040772" calcext:value-type="float">
            <text:p>0.04040772</text:p>
          </table:table-cell>
          <table:table-cell office:value-type="float" office:value="0.04979151" calcext:value-type="float">
            <text:p>0.04979151</text:p>
          </table:table-cell>
          <table:table-cell office:value-type="float" office:value="0.03814344" calcext:value-type="float">
            <text:p>0.03814344</text:p>
          </table:table-cell>
          <table:table-cell office:value-type="float" office:value="0.01270965" calcext:value-type="float">
            <text:p>0.01270965</text:p>
          </table:table-cell>
          <table:table-cell office:value-type="float" office:value="0.02917124" calcext:value-type="float">
            <text:p>0.02917124</text:p>
          </table:table-cell>
          <table:table-cell office:value-type="float" office:value="0.08632198" calcext:value-type="float">
            <text:p>0.08632198</text:p>
          </table:table-cell>
          <table:table-cell office:value-type="float" office:value="0.1611514" calcext:value-type="float">
            <text:p>0.1611514</text:p>
          </table:table-cell>
          <table:table-cell office:value-type="float" office:value="0.2954118" calcext:value-type="float">
            <text:p>0.2954118</text:p>
          </table:table-cell>
          <table:table-cell office:value-type="float" office:value="0.596157" calcext:value-type="float">
            <text:p>0.596157</text:p>
          </table:table-cell>
          <table:table-cell office:value-type="float" office:value="1.014835" calcext:value-type="float">
            <text:p>1.014835</text:p>
          </table:table-cell>
          <table:table-cell office:value-type="float" office:value="1.062855" calcext:value-type="float">
            <text:p>1.062855</text:p>
          </table:table-cell>
          <table:table-cell office:value-type="float" office:value="68.55965" calcext:value-type="float">
            <text:p>68.55965</text:p>
          </table:table-cell>
          <table:table-cell office:value-type="float" office:value="0" calcext:value-type="float">
            <text:p>0</text:p>
          </table:table-cell>
          <table:table-cell office:value-type="float" office:value="-0.004396679" calcext:value-type="float">
            <text:p>-0.0043966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4" calcext:value-type="float">
            <text:p>6042004</text:p>
          </table:table-cell>
          <table:table-cell office:value-type="float" office:value="23.90333" calcext:value-type="float">
            <text:p>23.90333</text:p>
          </table:table-cell>
          <table:table-cell office:value-type="float" office:value="451.6228" calcext:value-type="float">
            <text:p>451.6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3334" calcext:value-type="float">
            <text:p>0.0843334</text:p>
          </table:table-cell>
          <table:table-cell office:value-type="float" office:value="3.835781" calcext:value-type="float">
            <text:p>3.835781</text:p>
          </table:table-cell>
          <table:table-cell office:value-type="float" office:value="0" calcext:value-type="float">
            <text:p>0</text:p>
          </table:table-cell>
          <table:table-cell office:value-type="float" office:value="0.00810571" calcext:value-type="float">
            <text:p>0.00810571</text:p>
          </table:table-cell>
          <table:table-cell office:value-type="float" office:value="0" calcext:value-type="float">
            <text:p>0</text:p>
          </table:table-cell>
          <table:table-cell office:value-type="float" office:value="0.5966673" calcext:value-type="float">
            <text:p>0.5966673</text:p>
          </table:table-cell>
          <table:table-cell office:value-type="float" office:value="-0.006282281" calcext:value-type="float">
            <text:p>-0.006282281</text:p>
          </table:table-cell>
          <table:table-cell office:value-type="float" office:value="-0.001232711" calcext:value-type="float">
            <text:p>-0.001232711</text:p>
          </table:table-cell>
          <table:table-cell office:value-type="float" office:value="0.00004516182" calcext:value-type="float">
            <text:p>4.516182E-05</text:p>
          </table:table-cell>
          <table:table-cell office:value-type="float" office:value="16.5105" calcext:value-type="float">
            <text:p>16.5105</text:p>
          </table:table-cell>
          <table:table-cell office:value-type="float" office:value="0.0257381" calcext:value-type="float">
            <text:p>0.0257381</text:p>
          </table:table-cell>
          <table:table-cell office:value-type="float" office:value="0.03005525" calcext:value-type="float">
            <text:p>0.03005525</text:p>
          </table:table-cell>
          <table:table-cell office:value-type="float" office:value="0.04496033" calcext:value-type="float">
            <text:p>0.04496033</text:p>
          </table:table-cell>
          <table:table-cell office:value-type="float" office:value="0.04699964" calcext:value-type="float">
            <text:p>0.04699964</text:p>
          </table:table-cell>
          <table:table-cell office:value-type="float" office:value="0.0438875" calcext:value-type="float">
            <text:p>0.0438875</text:p>
          </table:table-cell>
          <table:table-cell office:value-type="float" office:value="0.04042728" calcext:value-type="float">
            <text:p>0.04042728</text:p>
          </table:table-cell>
          <table:table-cell office:value-type="float" office:value="0.05010933" calcext:value-type="float">
            <text:p>0.05010933</text:p>
          </table:table-cell>
          <table:table-cell office:value-type="float" office:value="0.03809923" calcext:value-type="float">
            <text:p>0.03809923</text:p>
          </table:table-cell>
          <table:table-cell office:value-type="float" office:value="0.01395676" calcext:value-type="float">
            <text:p>0.01395676</text:p>
          </table:table-cell>
          <table:table-cell office:value-type="float" office:value="0.02934263" calcext:value-type="float">
            <text:p>0.02934263</text:p>
          </table:table-cell>
          <table:table-cell office:value-type="float" office:value="0.08422805" calcext:value-type="float">
            <text:p>0.08422805</text:p>
          </table:table-cell>
          <table:table-cell office:value-type="float" office:value="0.1600624" calcext:value-type="float">
            <text:p>0.1600624</text:p>
          </table:table-cell>
          <table:table-cell office:value-type="float" office:value="0.2892547" calcext:value-type="float">
            <text:p>0.2892547</text:p>
          </table:table-cell>
          <table:table-cell office:value-type="float" office:value="0.5803108" calcext:value-type="float">
            <text:p>0.5803108</text:p>
          </table:table-cell>
          <table:table-cell office:value-type="float" office:value="1.003364" calcext:value-type="float">
            <text:p>1.003364</text:p>
          </table:table-cell>
          <table:table-cell office:value-type="float" office:value="1.05954" calcext:value-type="float">
            <text:p>1.05954</text:p>
          </table:table-cell>
          <table:table-cell office:value-type="float" office:value="68.87706" calcext:value-type="float">
            <text:p>68.87706</text:p>
          </table:table-cell>
          <table:table-cell office:value-type="float" office:value="0" calcext:value-type="float">
            <text:p>0</text:p>
          </table:table-cell>
          <table:table-cell office:value-type="float" office:value="-0.004431759" calcext:value-type="float">
            <text:p>-0.00443175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4" calcext:value-type="float">
            <text:p>7042004</text:p>
          </table:table-cell>
          <table:table-cell office:value-type="float" office:value="23.87729" calcext:value-type="float">
            <text:p>23.87729</text:p>
          </table:table-cell>
          <table:table-cell office:value-type="float" office:value="451.6425" calcext:value-type="float">
            <text:p>451.6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44786" calcext:value-type="float">
            <text:p>0.08444786</text:p>
          </table:table-cell>
          <table:table-cell office:value-type="float" office:value="3.832049" calcext:value-type="float">
            <text:p>3.832049</text:p>
          </table:table-cell>
          <table:table-cell office:value-type="float" office:value="0" calcext:value-type="float">
            <text:p>0</text:p>
          </table:table-cell>
          <table:table-cell office:value-type="float" office:value="0.008342427" calcext:value-type="float">
            <text:p>0.008342427</text:p>
          </table:table-cell>
          <table:table-cell office:value-type="float" office:value="0" calcext:value-type="float">
            <text:p>0</text:p>
          </table:table-cell>
          <table:table-cell office:value-type="float" office:value="0.6049836" calcext:value-type="float">
            <text:p>0.6049836</text:p>
          </table:table-cell>
          <table:table-cell office:value-type="float" office:value="-0.006261102" calcext:value-type="float">
            <text:p>-0.006261102</text:p>
          </table:table-cell>
          <table:table-cell office:value-type="float" office:value="-0.00122916" calcext:value-type="float">
            <text:p>-0.00122916</text:p>
          </table:table-cell>
          <table:table-cell office:value-type="float" office:value="0.00004516205" calcext:value-type="float">
            <text:p>4.516205E-05</text:p>
          </table:table-cell>
          <table:table-cell office:value-type="float" office:value="16.50241" calcext:value-type="float">
            <text:p>16.50241</text:p>
          </table:table-cell>
          <table:table-cell office:value-type="float" office:value="0.02760875" calcext:value-type="float">
            <text:p>0.02760875</text:p>
          </table:table-cell>
          <table:table-cell office:value-type="float" office:value="0.03034665" calcext:value-type="float">
            <text:p>0.03034665</text:p>
          </table:table-cell>
          <table:table-cell office:value-type="float" office:value="0.04457781" calcext:value-type="float">
            <text:p>0.04457781</text:p>
          </table:table-cell>
          <table:table-cell office:value-type="float" office:value="0.0469246" calcext:value-type="float">
            <text:p>0.0469246</text:p>
          </table:table-cell>
          <table:table-cell office:value-type="float" office:value="0.04396963" calcext:value-type="float">
            <text:p>0.04396963</text:p>
          </table:table-cell>
          <table:table-cell office:value-type="float" office:value="0.04049471" calcext:value-type="float">
            <text:p>0.04049471</text:p>
          </table:table-cell>
          <table:table-cell office:value-type="float" office:value="0.05035208" calcext:value-type="float">
            <text:p>0.05035208</text:p>
          </table:table-cell>
          <table:table-cell office:value-type="float" office:value="0.03812166" calcext:value-type="float">
            <text:p>0.03812166</text:p>
          </table:table-cell>
          <table:table-cell office:value-type="float" office:value="0.01416219" calcext:value-type="float">
            <text:p>0.01416219</text:p>
          </table:table-cell>
          <table:table-cell office:value-type="float" office:value="0.02928499" calcext:value-type="float">
            <text:p>0.02928499</text:p>
          </table:table-cell>
          <table:table-cell office:value-type="float" office:value="0.08250496" calcext:value-type="float">
            <text:p>0.08250496</text:p>
          </table:table-cell>
          <table:table-cell office:value-type="float" office:value="0.1581516" calcext:value-type="float">
            <text:p>0.1581516</text:p>
          </table:table-cell>
          <table:table-cell office:value-type="float" office:value="0.283035" calcext:value-type="float">
            <text:p>0.283035</text:p>
          </table:table-cell>
          <table:table-cell office:value-type="float" office:value="0.5639311" calcext:value-type="float">
            <text:p>0.5639311</text:p>
          </table:table-cell>
          <table:table-cell office:value-type="float" office:value="0.9868674" calcext:value-type="float">
            <text:p>0.9868674</text:p>
          </table:table-cell>
          <table:table-cell office:value-type="float" office:value="1.060096" calcext:value-type="float">
            <text:p>1.060096</text:p>
          </table:table-cell>
          <table:table-cell office:value-type="float" office:value="69.39211" calcext:value-type="float">
            <text:p>69.39211</text:p>
          </table:table-cell>
          <table:table-cell office:value-type="float" office:value="0" calcext:value-type="float">
            <text:p>0</text:p>
          </table:table-cell>
          <table:table-cell office:value-type="float" office:value="-0.00446778" calcext:value-type="float">
            <text:p>-0.004467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4" calcext:value-type="float">
            <text:p>8042004</text:p>
          </table:table-cell>
          <table:table-cell office:value-type="float" office:value="23.85172" calcext:value-type="float">
            <text:p>23.85172</text:p>
          </table:table-cell>
          <table:table-cell office:value-type="float" office:value="451.6619" calcext:value-type="float">
            <text:p>451.6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27463" calcext:value-type="float">
            <text:p>0.08427463</text:p>
          </table:table-cell>
          <table:table-cell office:value-type="float" office:value="3.828515" calcext:value-type="float">
            <text:p>3.828515</text:p>
          </table:table-cell>
          <table:table-cell office:value-type="float" office:value="0" calcext:value-type="float">
            <text:p>0</text:p>
          </table:table-cell>
          <table:table-cell office:value-type="float" office:value="0.008574732" calcext:value-type="float">
            <text:p>0.008574732</text:p>
          </table:table-cell>
          <table:table-cell office:value-type="float" office:value="0" calcext:value-type="float">
            <text:p>0</text:p>
          </table:table-cell>
          <table:table-cell office:value-type="float" office:value="0.6131085" calcext:value-type="float">
            <text:p>0.6131085</text:p>
          </table:table-cell>
          <table:table-cell office:value-type="float" office:value="-0.006240139" calcext:value-type="float">
            <text:p>-0.006240139</text:p>
          </table:table-cell>
          <table:table-cell office:value-type="float" office:value="-0.001225514" calcext:value-type="float">
            <text:p>-0.001225514</text:p>
          </table:table-cell>
          <table:table-cell office:value-type="float" office:value="0.00004516205" calcext:value-type="float">
            <text:p>4.516205E-05</text:p>
          </table:table-cell>
          <table:table-cell office:value-type="float" office:value="16.4945" calcext:value-type="float">
            <text:p>16.4945</text:p>
          </table:table-cell>
          <table:table-cell office:value-type="float" office:value="0.02600022" calcext:value-type="float">
            <text:p>0.02600022</text:p>
          </table:table-cell>
          <table:table-cell office:value-type="float" office:value="0.02937829" calcext:value-type="float">
            <text:p>0.02937829</text:p>
          </table:table-cell>
          <table:table-cell office:value-type="float" office:value="0.04447193" calcext:value-type="float">
            <text:p>0.04447193</text:p>
          </table:table-cell>
          <table:table-cell office:value-type="float" office:value="0.04662537" calcext:value-type="float">
            <text:p>0.04662537</text:p>
          </table:table-cell>
          <table:table-cell office:value-type="float" office:value="0.04357323" calcext:value-type="float">
            <text:p>0.04357323</text:p>
          </table:table-cell>
          <table:table-cell office:value-type="float" office:value="0.04005538" calcext:value-type="float">
            <text:p>0.04005538</text:p>
          </table:table-cell>
          <table:table-cell office:value-type="float" office:value="0.05039142" calcext:value-type="float">
            <text:p>0.05039142</text:p>
          </table:table-cell>
          <table:table-cell office:value-type="float" office:value="0.03817785" calcext:value-type="float">
            <text:p>0.03817785</text:p>
          </table:table-cell>
          <table:table-cell office:value-type="float" office:value="0.01536326" calcext:value-type="float">
            <text:p>0.01536326</text:p>
          </table:table-cell>
          <table:table-cell office:value-type="float" office:value="0.03152902" calcext:value-type="float">
            <text:p>0.03152902</text:p>
          </table:table-cell>
          <table:table-cell office:value-type="float" office:value="0.0851401" calcext:value-type="float">
            <text:p>0.0851401</text:p>
          </table:table-cell>
          <table:table-cell office:value-type="float" office:value="0.1589952" calcext:value-type="float">
            <text:p>0.1589952</text:p>
          </table:table-cell>
          <table:table-cell office:value-type="float" office:value="0.2779279" calcext:value-type="float">
            <text:p>0.2779279</text:p>
          </table:table-cell>
          <table:table-cell office:value-type="float" office:value="0.5448126" calcext:value-type="float">
            <text:p>0.5448126</text:p>
          </table:table-cell>
          <table:table-cell office:value-type="float" office:value="0.9633659" calcext:value-type="float">
            <text:p>0.9633659</text:p>
          </table:table-cell>
          <table:table-cell office:value-type="float" office:value="1.062368" calcext:value-type="float">
            <text:p>1.062368</text:p>
          </table:table-cell>
          <table:table-cell office:value-type="float" office:value="69.38432" calcext:value-type="float">
            <text:p>69.38432</text:p>
          </table:table-cell>
          <table:table-cell office:value-type="float" office:value="0" calcext:value-type="float">
            <text:p>0</text:p>
          </table:table-cell>
          <table:table-cell office:value-type="float" office:value="-0.004503199" calcext:value-type="float">
            <text:p>-0.0045031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4" calcext:value-type="float">
            <text:p>9042004</text:p>
          </table:table-cell>
          <table:table-cell office:value-type="float" office:value="23.82624" calcext:value-type="float">
            <text:p>23.82624</text:p>
          </table:table-cell>
          <table:table-cell office:value-type="float" office:value="451.6811" calcext:value-type="float">
            <text:p>451.6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18314" calcext:value-type="float">
            <text:p>0.08418314</text:p>
          </table:table-cell>
          <table:table-cell office:value-type="float" office:value="3.825212" calcext:value-type="float">
            <text:p>3.825212</text:p>
          </table:table-cell>
          <table:table-cell office:value-type="float" office:value="0" calcext:value-type="float">
            <text:p>0</text:p>
          </table:table-cell>
          <table:table-cell office:value-type="float" office:value="0.008801618" calcext:value-type="float">
            <text:p>0.008801618</text:p>
          </table:table-cell>
          <table:table-cell office:value-type="float" office:value="0" calcext:value-type="float">
            <text:p>0</text:p>
          </table:table-cell>
          <table:table-cell office:value-type="float" office:value="0.6210214" calcext:value-type="float">
            <text:p>0.6210214</text:p>
          </table:table-cell>
          <table:table-cell office:value-type="float" office:value="-0.006220161" calcext:value-type="float">
            <text:p>-0.006220161</text:p>
          </table:table-cell>
          <table:table-cell office:value-type="float" office:value="-0.001221776" calcext:value-type="float">
            <text:p>-0.001221776</text:p>
          </table:table-cell>
          <table:table-cell office:value-type="float" office:value="0.00004516205" calcext:value-type="float">
            <text:p>4.516205E-05</text:p>
          </table:table-cell>
          <table:table-cell office:value-type="float" office:value="16.48629" calcext:value-type="float">
            <text:p>16.48629</text:p>
          </table:table-cell>
          <table:table-cell office:value-type="float" office:value="0.02601146" calcext:value-type="float">
            <text:p>0.02601146</text:p>
          </table:table-cell>
          <table:table-cell office:value-type="float" office:value="0.02957587" calcext:value-type="float">
            <text:p>0.02957587</text:p>
          </table:table-cell>
          <table:table-cell office:value-type="float" office:value="0.04456447" calcext:value-type="float">
            <text:p>0.04456447</text:p>
          </table:table-cell>
          <table:table-cell office:value-type="float" office:value="0.04643782" calcext:value-type="float">
            <text:p>0.04643782</text:p>
          </table:table-cell>
          <table:table-cell office:value-type="float" office:value="0.04320195" calcext:value-type="float">
            <text:p>0.04320195</text:p>
          </table:table-cell>
          <table:table-cell office:value-type="float" office:value="0.03958655" calcext:value-type="float">
            <text:p>0.03958655</text:p>
          </table:table-cell>
          <table:table-cell office:value-type="float" office:value="0.05028678" calcext:value-type="float">
            <text:p>0.05028678</text:p>
          </table:table-cell>
          <table:table-cell office:value-type="float" office:value="0.03817287" calcext:value-type="float">
            <text:p>0.03817287</text:p>
          </table:table-cell>
          <table:table-cell office:value-type="float" office:value="0.01620082" calcext:value-type="float">
            <text:p>0.01620082</text:p>
          </table:table-cell>
          <table:table-cell office:value-type="float" office:value="0.03322888" calcext:value-type="float">
            <text:p>0.03322888</text:p>
          </table:table-cell>
          <table:table-cell office:value-type="float" office:value="0.08866753" calcext:value-type="float">
            <text:p>0.08866753</text:p>
          </table:table-cell>
          <table:table-cell office:value-type="float" office:value="0.1619844" calcext:value-type="float">
            <text:p>0.1619844</text:p>
          </table:table-cell>
          <table:table-cell office:value-type="float" office:value="0.2762612" calcext:value-type="float">
            <text:p>0.2762612</text:p>
          </table:table-cell>
          <table:table-cell office:value-type="float" office:value="0.5330886" calcext:value-type="float">
            <text:p>0.5330886</text:p>
          </table:table-cell>
          <table:table-cell office:value-type="float" office:value="0.940204" calcext:value-type="float">
            <text:p>0.940204</text:p>
          </table:table-cell>
          <table:table-cell office:value-type="float" office:value="1.061386" calcext:value-type="float">
            <text:p>1.061386</text:p>
          </table:table-cell>
          <table:table-cell office:value-type="float" office:value="69.54213" calcext:value-type="float">
            <text:p>69.54213</text:p>
          </table:table-cell>
          <table:table-cell office:value-type="float" office:value="0" calcext:value-type="float">
            <text:p>0</text:p>
          </table:table-cell>
          <table:table-cell office:value-type="float" office:value="-0.004539058" calcext:value-type="float">
            <text:p>-0.0045390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4" calcext:value-type="float">
            <text:p>10042004</text:p>
          </table:table-cell>
          <table:table-cell office:value-type="float" office:value="23.80058" calcext:value-type="float">
            <text:p>23.80058</text:p>
          </table:table-cell>
          <table:table-cell office:value-type="float" office:value="451.7001" calcext:value-type="float">
            <text:p>451.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44574" calcext:value-type="float">
            <text:p>0.08444574</text:p>
          </table:table-cell>
          <table:table-cell office:value-type="float" office:value="3.82214" calcext:value-type="float">
            <text:p>3.82214</text:p>
          </table:table-cell>
          <table:table-cell office:value-type="float" office:value="0" calcext:value-type="float">
            <text:p>0</text:p>
          </table:table-cell>
          <table:table-cell office:value-type="float" office:value="0.009026242" calcext:value-type="float">
            <text:p>0.009026242</text:p>
          </table:table-cell>
          <table:table-cell office:value-type="float" office:value="0" calcext:value-type="float">
            <text:p>0</text:p>
          </table:table-cell>
          <table:table-cell office:value-type="float" office:value="0.6287369" calcext:value-type="float">
            <text:p>0.6287369</text:p>
          </table:table-cell>
          <table:table-cell office:value-type="float" office:value="-0.006200968" calcext:value-type="float">
            <text:p>-0.006200968</text:p>
          </table:table-cell>
          <table:table-cell office:value-type="float" office:value="-0.001217988" calcext:value-type="float">
            <text:p>-0.001217988</text:p>
          </table:table-cell>
          <table:table-cell office:value-type="float" office:value="0.00004516205" calcext:value-type="float">
            <text:p>4.516205E-05</text:p>
          </table:table-cell>
          <table:table-cell office:value-type="float" office:value="16.47744" calcext:value-type="float">
            <text:p>16.47744</text:p>
          </table:table-cell>
          <table:table-cell office:value-type="float" office:value="0.02937735" calcext:value-type="float">
            <text:p>0.02937735</text:p>
          </table:table-cell>
          <table:table-cell office:value-type="float" office:value="0.03134716" calcext:value-type="float">
            <text:p>0.03134716</text:p>
          </table:table-cell>
          <table:table-cell office:value-type="float" office:value="0.04475816" calcext:value-type="float">
            <text:p>0.04475816</text:p>
          </table:table-cell>
          <table:table-cell office:value-type="float" office:value="0.0464293" calcext:value-type="float">
            <text:p>0.0464293</text:p>
          </table:table-cell>
          <table:table-cell office:value-type="float" office:value="0.04308726" calcext:value-type="float">
            <text:p>0.04308726</text:p>
          </table:table-cell>
          <table:table-cell office:value-type="float" office:value="0.03936673" calcext:value-type="float">
            <text:p>0.03936673</text:p>
          </table:table-cell>
          <table:table-cell office:value-type="float" office:value="0.05027072" calcext:value-type="float">
            <text:p>0.05027072</text:p>
          </table:table-cell>
          <table:table-cell office:value-type="float" office:value="0.03811582" calcext:value-type="float">
            <text:p>0.03811582</text:p>
          </table:table-cell>
          <table:table-cell office:value-type="float" office:value="0.0168642" calcext:value-type="float">
            <text:p>0.0168642</text:p>
          </table:table-cell>
          <table:table-cell office:value-type="float" office:value="0.03365269" calcext:value-type="float">
            <text:p>0.03365269</text:p>
          </table:table-cell>
          <table:table-cell office:value-type="float" office:value="0.09015723" calcext:value-type="float">
            <text:p>0.09015723</text:p>
          </table:table-cell>
          <table:table-cell office:value-type="float" office:value="0.1643022" calcext:value-type="float">
            <text:p>0.1643022</text:p>
          </table:table-cell>
          <table:table-cell office:value-type="float" office:value="0.276217" calcext:value-type="float">
            <text:p>0.276217</text:p>
          </table:table-cell>
          <table:table-cell office:value-type="float" office:value="0.5266722" calcext:value-type="float">
            <text:p>0.5266722</text:p>
          </table:table-cell>
          <table:table-cell office:value-type="float" office:value="0.9244896" calcext:value-type="float">
            <text:p>0.9244896</text:p>
          </table:table-cell>
          <table:table-cell office:value-type="float" office:value="1.0583" calcext:value-type="float">
            <text:p>1.0583</text:p>
          </table:table-cell>
          <table:table-cell office:value-type="float" office:value="70.5465" calcext:value-type="float">
            <text:p>70.5465</text:p>
          </table:table-cell>
          <table:table-cell office:value-type="float" office:value="0" calcext:value-type="float">
            <text:p>0</text:p>
          </table:table-cell>
          <table:table-cell office:value-type="float" office:value="-0.00457535" calcext:value-type="float">
            <text:p>-0.004575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4" calcext:value-type="float">
            <text:p>11042004</text:p>
          </table:table-cell>
          <table:table-cell office:value-type="float" office:value="23.77436" calcext:value-type="float">
            <text:p>23.77436</text:p>
          </table:table-cell>
          <table:table-cell office:value-type="float" office:value="451.719" calcext:value-type="float">
            <text:p>451.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36279" calcext:value-type="float">
            <text:p>0.08536279</text:p>
          </table:table-cell>
          <table:table-cell office:value-type="float" office:value="3.819279" calcext:value-type="float">
            <text:p>3.819279</text:p>
          </table:table-cell>
          <table:table-cell office:value-type="float" office:value="0" calcext:value-type="float">
            <text:p>0</text:p>
          </table:table-cell>
          <table:table-cell office:value-type="float" office:value="0.009254887" calcext:value-type="float">
            <text:p>0.009254887</text:p>
          </table:table-cell>
          <table:table-cell office:value-type="float" office:value="0" calcext:value-type="float">
            <text:p>0</text:p>
          </table:table-cell>
          <table:table-cell office:value-type="float" office:value="0.636315" calcext:value-type="float">
            <text:p>0.636315</text:p>
          </table:table-cell>
          <table:table-cell office:value-type="float" office:value="-0.006182493" calcext:value-type="float">
            <text:p>-0.006182493</text:p>
          </table:table-cell>
          <table:table-cell office:value-type="float" office:value="-0.0012142" calcext:value-type="float">
            <text:p>-0.0012142</text:p>
          </table:table-cell>
          <table:table-cell office:value-type="float" office:value="0.00004516233" calcext:value-type="float">
            <text:p>4.516233E-05</text:p>
          </table:table-cell>
          <table:table-cell office:value-type="float" office:value="16.46757" calcext:value-type="float">
            <text:p>16.46757</text:p>
          </table:table-cell>
          <table:table-cell office:value-type="float" office:value="0.03724463" calcext:value-type="float">
            <text:p>0.03724463</text:p>
          </table:table-cell>
          <table:table-cell office:value-type="float" office:value="0.03615804" calcext:value-type="float">
            <text:p>0.03615804</text:p>
          </table:table-cell>
          <table:table-cell office:value-type="float" office:value="0.04546493" calcext:value-type="float">
            <text:p>0.04546493</text:p>
          </table:table-cell>
          <table:table-cell office:value-type="float" office:value="0.04676884" calcext:value-type="float">
            <text:p>0.04676884</text:p>
          </table:table-cell>
          <table:table-cell office:value-type="float" office:value="0.04353304" calcext:value-type="float">
            <text:p>0.04353304</text:p>
          </table:table-cell>
          <table:table-cell office:value-type="float" office:value="0.03978887" calcext:value-type="float">
            <text:p>0.03978887</text:p>
          </table:table-cell>
          <table:table-cell office:value-type="float" office:value="0.05046618" calcext:value-type="float">
            <text:p>0.05046618</text:p>
          </table:table-cell>
          <table:table-cell office:value-type="float" office:value="0.03809338" calcext:value-type="float">
            <text:p>0.03809338</text:p>
          </table:table-cell>
          <table:table-cell office:value-type="float" office:value="0.01683796" calcext:value-type="float">
            <text:p>0.01683796</text:p>
          </table:table-cell>
          <table:table-cell office:value-type="float" office:value="0.03250929" calcext:value-type="float">
            <text:p>0.03250929</text:p>
          </table:table-cell>
          <table:table-cell office:value-type="float" office:value="0.0864223" calcext:value-type="float">
            <text:p>0.0864223</text:p>
          </table:table-cell>
          <table:table-cell office:value-type="float" office:value="0.1618263" calcext:value-type="float">
            <text:p>0.1618263</text:p>
          </table:table-cell>
          <table:table-cell office:value-type="float" office:value="0.2747981" calcext:value-type="float">
            <text:p>0.2747981</text:p>
          </table:table-cell>
          <table:table-cell office:value-type="float" office:value="0.5227281" calcext:value-type="float">
            <text:p>0.5227281</text:p>
          </table:table-cell>
          <table:table-cell office:value-type="float" office:value="0.914853" calcext:value-type="float">
            <text:p>0.914853</text:p>
          </table:table-cell>
          <table:table-cell office:value-type="float" office:value="1.057618" calcext:value-type="float">
            <text:p>1.057618</text:p>
          </table:table-cell>
          <table:table-cell office:value-type="float" office:value="72.92568" calcext:value-type="float">
            <text:p>72.92568</text:p>
          </table:table-cell>
          <table:table-cell office:value-type="float" office:value="0" calcext:value-type="float">
            <text:p>0</text:p>
          </table:table-cell>
          <table:table-cell office:value-type="float" office:value="-0.004612568" calcext:value-type="float">
            <text:p>-0.0046125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4" calcext:value-type="float">
            <text:p>12042004</text:p>
          </table:table-cell>
          <table:table-cell office:value-type="float" office:value="23.74791" calcext:value-type="float">
            <text:p>23.74791</text:p>
          </table:table-cell>
          <table:table-cell office:value-type="float" office:value="451.7377" calcext:value-type="float">
            <text:p>451.7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66982" calcext:value-type="float">
            <text:p>0.08666982</text:p>
          </table:table-cell>
          <table:table-cell office:value-type="float" office:value="3.816582" calcext:value-type="float">
            <text:p>3.816582</text:p>
          </table:table-cell>
          <table:table-cell office:value-type="float" office:value="0" calcext:value-type="float">
            <text:p>0</text:p>
          </table:table-cell>
          <table:table-cell office:value-type="float" office:value="0.009490279" calcext:value-type="float">
            <text:p>0.009490279</text:p>
          </table:table-cell>
          <table:table-cell office:value-type="float" office:value="0" calcext:value-type="float">
            <text:p>0</text:p>
          </table:table-cell>
          <table:table-cell office:value-type="float" office:value="0.6438142" calcext:value-type="float">
            <text:p>0.6438142</text:p>
          </table:table-cell>
          <table:table-cell office:value-type="float" office:value="-0.006164423" calcext:value-type="float">
            <text:p>-0.006164423</text:p>
          </table:table-cell>
          <table:table-cell office:value-type="float" office:value="-0.001210386" calcext:value-type="float">
            <text:p>-0.001210386</text:p>
          </table:table-cell>
          <table:table-cell office:value-type="float" office:value="0.0000451629" calcext:value-type="float">
            <text:p>4.51629E-05</text:p>
          </table:table-cell>
          <table:table-cell office:value-type="float" office:value="16.45692" calcext:value-type="float">
            <text:p>16.45692</text:p>
          </table:table-cell>
          <table:table-cell office:value-type="float" office:value="0.04695038" calcext:value-type="float">
            <text:p>0.04695038</text:p>
          </table:table-cell>
          <table:table-cell office:value-type="float" office:value="0.04172799" calcext:value-type="float">
            <text:p>0.04172799</text:p>
          </table:table-cell>
          <table:table-cell office:value-type="float" office:value="0.04678878" calcext:value-type="float">
            <text:p>0.04678878</text:p>
          </table:table-cell>
          <table:table-cell office:value-type="float" office:value="0.04731115" calcext:value-type="float">
            <text:p>0.04731115</text:p>
          </table:table-cell>
          <table:table-cell office:value-type="float" office:value="0.04420638" calcext:value-type="float">
            <text:p>0.04420638</text:p>
          </table:table-cell>
          <table:table-cell office:value-type="float" office:value="0.04056628" calcext:value-type="float">
            <text:p>0.04056628</text:p>
          </table:table-cell>
          <table:table-cell office:value-type="float" office:value="0.05102394" calcext:value-type="float">
            <text:p>0.05102394</text:p>
          </table:table-cell>
          <table:table-cell office:value-type="float" office:value="0.0381812" calcext:value-type="float">
            <text:p>0.0381812</text:p>
          </table:table-cell>
          <table:table-cell office:value-type="float" office:value="0.01687257" calcext:value-type="float">
            <text:p>0.01687257</text:p>
          </table:table-cell>
          <table:table-cell office:value-type="float" office:value="0.03167618" calcext:value-type="float">
            <text:p>0.03167618</text:p>
          </table:table-cell>
          <table:table-cell office:value-type="float" office:value="0.08041432" calcext:value-type="float">
            <text:p>0.08041432</text:p>
          </table:table-cell>
          <table:table-cell office:value-type="float" office:value="0.1538574" calcext:value-type="float">
            <text:p>0.1538574</text:p>
          </table:table-cell>
          <table:table-cell office:value-type="float" office:value="0.2669123" calcext:value-type="float">
            <text:p>0.2669123</text:p>
          </table:table-cell>
          <table:table-cell office:value-type="float" office:value="0.5085354" calcext:value-type="float">
            <text:p>0.5085354</text:p>
          </table:table-cell>
          <table:table-cell office:value-type="float" office:value="0.9085228" calcext:value-type="float">
            <text:p>0.9085228</text:p>
          </table:table-cell>
          <table:table-cell office:value-type="float" office:value="1.061586" calcext:value-type="float">
            <text:p>1.061586</text:p>
          </table:table-cell>
          <table:table-cell office:value-type="float" office:value="76.03051" calcext:value-type="float">
            <text:p>76.03051</text:p>
          </table:table-cell>
          <table:table-cell office:value-type="float" office:value="0" calcext:value-type="float">
            <text:p>0</text:p>
          </table:table-cell>
          <table:table-cell office:value-type="float" office:value="-0.004650253" calcext:value-type="float">
            <text:p>-0.00465025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4" calcext:value-type="float">
            <text:p>13042004</text:p>
          </table:table-cell>
          <table:table-cell office:value-type="float" office:value="23.72067" calcext:value-type="float">
            <text:p>23.72067</text:p>
          </table:table-cell>
          <table:table-cell office:value-type="float" office:value="451.7566" calcext:value-type="float">
            <text:p>451.7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48124" calcext:value-type="float">
            <text:p>0.08848124</text:p>
          </table:table-cell>
          <table:table-cell office:value-type="float" office:value="3.814153" calcext:value-type="float">
            <text:p>3.814153</text:p>
          </table:table-cell>
          <table:table-cell office:value-type="float" office:value="0" calcext:value-type="float">
            <text:p>0</text:p>
          </table:table-cell>
          <table:table-cell office:value-type="float" office:value="0.009734344" calcext:value-type="float">
            <text:p>0.009734344</text:p>
          </table:table-cell>
          <table:table-cell office:value-type="float" office:value="0" calcext:value-type="float">
            <text:p>0</text:p>
          </table:table-cell>
          <table:table-cell office:value-type="float" office:value="0.6512063" calcext:value-type="float">
            <text:p>0.6512063</text:p>
          </table:table-cell>
          <table:table-cell office:value-type="float" office:value="-0.006147549" calcext:value-type="float">
            <text:p>-0.006147549</text:p>
          </table:table-cell>
          <table:table-cell office:value-type="float" office:value="-0.001206563" calcext:value-type="float">
            <text:p>-0.001206563</text:p>
          </table:table-cell>
          <table:table-cell office:value-type="float" office:value="0.00004516392" calcext:value-type="float">
            <text:p>4.516392E-05</text:p>
          </table:table-cell>
          <table:table-cell office:value-type="float" office:value="16.44557" calcext:value-type="float">
            <text:p>16.44557</text:p>
          </table:table-cell>
          <table:table-cell office:value-type="float" office:value="0.06014321" calcext:value-type="float">
            <text:p>0.06014321</text:p>
          </table:table-cell>
          <table:table-cell office:value-type="float" office:value="0.0491374" calcext:value-type="float">
            <text:p>0.0491374</text:p>
          </table:table-cell>
          <table:table-cell office:value-type="float" office:value="0.04908147" calcext:value-type="float">
            <text:p>0.04908147</text:p>
          </table:table-cell>
          <table:table-cell office:value-type="float" office:value="0.04820774" calcext:value-type="float">
            <text:p>0.04820774</text:p>
          </table:table-cell>
          <table:table-cell office:value-type="float" office:value="0.04515509" calcext:value-type="float">
            <text:p>0.04515509</text:p>
          </table:table-cell>
          <table:table-cell office:value-type="float" office:value="0.04177977" calcext:value-type="float">
            <text:p>0.04177977</text:p>
          </table:table-cell>
          <table:table-cell office:value-type="float" office:value="0.05218517" calcext:value-type="float">
            <text:p>0.05218517</text:p>
          </table:table-cell>
          <table:table-cell office:value-type="float" office:value="0.0384201" calcext:value-type="float">
            <text:p>0.0384201</text:p>
          </table:table-cell>
          <table:table-cell office:value-type="float" office:value="0.01701839" calcext:value-type="float">
            <text:p>0.01701839</text:p>
          </table:table-cell>
          <table:table-cell office:value-type="float" office:value="0.03074283" calcext:value-type="float">
            <text:p>0.03074283</text:p>
          </table:table-cell>
          <table:table-cell office:value-type="float" office:value="0.07263765" calcext:value-type="float">
            <text:p>0.07263765</text:p>
          </table:table-cell>
          <table:table-cell office:value-type="float" office:value="0.140437" calcext:value-type="float">
            <text:p>0.140437</text:p>
          </table:table-cell>
          <table:table-cell office:value-type="float" office:value="0.2499164" calcext:value-type="float">
            <text:p>0.2499164</text:p>
          </table:table-cell>
          <table:table-cell office:value-type="float" office:value="0.480387" calcext:value-type="float">
            <text:p>0.480387</text:p>
          </table:table-cell>
          <table:table-cell office:value-type="float" office:value="0.9055996" calcext:value-type="float">
            <text:p>0.9055996</text:p>
          </table:table-cell>
          <table:table-cell office:value-type="float" office:value="1.07046" calcext:value-type="float">
            <text:p>1.07046</text:p>
          </table:table-cell>
          <table:table-cell office:value-type="float" office:value="79.85844" calcext:value-type="float">
            <text:p>79.85844</text:p>
          </table:table-cell>
          <table:table-cell office:value-type="float" office:value="0" calcext:value-type="float">
            <text:p>0</text:p>
          </table:table-cell>
          <table:table-cell office:value-type="float" office:value="-0.004689414" calcext:value-type="float">
            <text:p>-0.0046894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4" calcext:value-type="float">
            <text:p>14042004</text:p>
          </table:table-cell>
          <table:table-cell office:value-type="float" office:value="23.69421" calcext:value-type="float">
            <text:p>23.69421</text:p>
          </table:table-cell>
          <table:table-cell office:value-type="float" office:value="451.7754" calcext:value-type="float">
            <text:p>451.7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43608" calcext:value-type="float">
            <text:p>0.08943608</text:p>
          </table:table-cell>
          <table:table-cell office:value-type="float" office:value="3.811928" calcext:value-type="float">
            <text:p>3.811928</text:p>
          </table:table-cell>
          <table:table-cell office:value-type="float" office:value="0" calcext:value-type="float">
            <text:p>0</text:p>
          </table:table-cell>
          <table:table-cell office:value-type="float" office:value="0.009978056" calcext:value-type="float">
            <text:p>0.009978056</text:p>
          </table:table-cell>
          <table:table-cell office:value-type="float" office:value="0" calcext:value-type="float">
            <text:p>0</text:p>
          </table:table-cell>
          <table:table-cell office:value-type="float" office:value="0.6584758" calcext:value-type="float">
            <text:p>0.6584758</text:p>
          </table:table-cell>
          <table:table-cell office:value-type="float" office:value="-0.00612843" calcext:value-type="float">
            <text:p>-0.00612843</text:p>
          </table:table-cell>
          <table:table-cell office:value-type="float" office:value="-0.001202538" calcext:value-type="float">
            <text:p>-0.001202538</text:p>
          </table:table-cell>
          <table:table-cell office:value-type="float" office:value="0.00004516426" calcext:value-type="float">
            <text:p>4.516426E-05</text:p>
          </table:table-cell>
          <table:table-cell office:value-type="float" office:value="16.43538" calcext:value-type="float">
            <text:p>16.43538</text:p>
          </table:table-cell>
          <table:table-cell office:value-type="float" office:value="0.05952207" calcext:value-type="float">
            <text:p>0.05952207</text:p>
          </table:table-cell>
          <table:table-cell office:value-type="float" office:value="0.04692197" calcext:value-type="float">
            <text:p>0.04692197</text:p>
          </table:table-cell>
          <table:table-cell office:value-type="float" office:value="0.04902784" calcext:value-type="float">
            <text:p>0.04902784</text:p>
          </table:table-cell>
          <table:table-cell office:value-type="float" office:value="0.04830426" calcext:value-type="float">
            <text:p>0.04830426</text:p>
          </table:table-cell>
          <table:table-cell office:value-type="float" office:value="0.04521995" calcext:value-type="float">
            <text:p>0.04521995</text:p>
          </table:table-cell>
          <table:table-cell office:value-type="float" office:value="0.04194926" calcext:value-type="float">
            <text:p>0.04194926</text:p>
          </table:table-cell>
          <table:table-cell office:value-type="float" office:value="0.05229222" calcext:value-type="float">
            <text:p>0.05229222</text:p>
          </table:table-cell>
          <table:table-cell office:value-type="float" office:value="0.03884097" calcext:value-type="float">
            <text:p>0.03884097</text:p>
          </table:table-cell>
          <table:table-cell office:value-type="float" office:value="0.01870049" calcext:value-type="float">
            <text:p>0.01870049</text:p>
          </table:table-cell>
          <table:table-cell office:value-type="float" office:value="0.0337193" calcext:value-type="float">
            <text:p>0.0337193</text:p>
          </table:table-cell>
          <table:table-cell office:value-type="float" office:value="0.07458111" calcext:value-type="float">
            <text:p>0.07458111</text:p>
          </table:table-cell>
          <table:table-cell office:value-type="float" office:value="0.136231" calcext:value-type="float">
            <text:p>0.136231</text:p>
          </table:table-cell>
          <table:table-cell office:value-type="float" office:value="0.2377108" calcext:value-type="float">
            <text:p>0.2377108</text:p>
          </table:table-cell>
          <table:table-cell office:value-type="float" office:value="0.453216" calcext:value-type="float">
            <text:p>0.453216</text:p>
          </table:table-cell>
          <table:table-cell office:value-type="float" office:value="0.8635997" calcext:value-type="float">
            <text:p>0.8635997</text:p>
          </table:table-cell>
          <table:table-cell office:value-type="float" office:value="1.083171" calcext:value-type="float">
            <text:p>1.083171</text:p>
          </table:table-cell>
          <table:table-cell office:value-type="float" office:value="83.22018" calcext:value-type="float">
            <text:p>83.22018</text:p>
          </table:table-cell>
          <table:table-cell office:value-type="float" office:value="0" calcext:value-type="float">
            <text:p>0</text:p>
          </table:table-cell>
          <table:table-cell office:value-type="float" office:value="-0.004727289" calcext:value-type="float">
            <text:p>-0.00472728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4" calcext:value-type="float">
            <text:p>15042004</text:p>
          </table:table-cell>
          <table:table-cell office:value-type="float" office:value="23.66541" calcext:value-type="float">
            <text:p>23.66541</text:p>
          </table:table-cell>
          <table:table-cell office:value-type="float" office:value="451.7944" calcext:value-type="float">
            <text:p>451.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17508" calcext:value-type="float">
            <text:p>0.09217508</text:p>
          </table:table-cell>
          <table:table-cell office:value-type="float" office:value="3.809438" calcext:value-type="float">
            <text:p>3.809438</text:p>
          </table:table-cell>
          <table:table-cell office:value-type="float" office:value="0" calcext:value-type="float">
            <text:p>0</text:p>
          </table:table-cell>
          <table:table-cell office:value-type="float" office:value="0.01024605" calcext:value-type="float">
            <text:p>0.01024605</text:p>
          </table:table-cell>
          <table:table-cell office:value-type="float" office:value="0" calcext:value-type="float">
            <text:p>0</text:p>
          </table:table-cell>
          <table:table-cell office:value-type="float" office:value="0.666191" calcext:value-type="float">
            <text:p>0.666191</text:p>
          </table:table-cell>
          <table:table-cell office:value-type="float" office:value="-0.006123119" calcext:value-type="float">
            <text:p>-0.006123119</text:p>
          </table:table-cell>
          <table:table-cell office:value-type="float" office:value="-0.001200295" calcext:value-type="float">
            <text:p>-0.001200295</text:p>
          </table:table-cell>
          <table:table-cell office:value-type="float" office:value="0.00004516578" calcext:value-type="float">
            <text:p>4.516578E-05</text:p>
          </table:table-cell>
          <table:table-cell office:value-type="float" office:value="16.42375" calcext:value-type="float">
            <text:p>16.42375</text:p>
          </table:table-cell>
          <table:table-cell office:value-type="float" office:value="0.08100569" calcext:value-type="float">
            <text:p>0.08100569</text:p>
          </table:table-cell>
          <table:table-cell office:value-type="float" office:value="0.06012183" calcext:value-type="float">
            <text:p>0.06012183</text:p>
          </table:table-cell>
          <table:table-cell office:value-type="float" office:value="0.054005" calcext:value-type="float">
            <text:p>0.054005</text:p>
          </table:table-cell>
          <table:table-cell office:value-type="float" office:value="0.05086989" calcext:value-type="float">
            <text:p>0.05086989</text:p>
          </table:table-cell>
          <table:table-cell office:value-type="float" office:value="0.04730973" calcext:value-type="float">
            <text:p>0.04730973</text:p>
          </table:table-cell>
          <table:table-cell office:value-type="float" office:value="0.04415335" calcext:value-type="float">
            <text:p>0.04415335</text:p>
          </table:table-cell>
          <table:table-cell office:value-type="float" office:value="0.05196923" calcext:value-type="float">
            <text:p>0.05196923</text:p>
          </table:table-cell>
          <table:table-cell office:value-type="float" office:value="0.04109921" calcext:value-type="float">
            <text:p>0.04109921</text:p>
          </table:table-cell>
          <table:table-cell office:value-type="float" office:value="0.0119947" calcext:value-type="float">
            <text:p>0.0119947</text:p>
          </table:table-cell>
          <table:table-cell office:value-type="float" office:value="0.02182919" calcext:value-type="float">
            <text:p>0.02182919</text:p>
          </table:table-cell>
          <table:table-cell office:value-type="float" office:value="0.05425286" calcext:value-type="float">
            <text:p>0.05425286</text:p>
          </table:table-cell>
          <table:table-cell office:value-type="float" office:value="0.1074236" calcext:value-type="float">
            <text:p>0.1074236</text:p>
          </table:table-cell>
          <table:table-cell office:value-type="float" office:value="0.1952841" calcext:value-type="float">
            <text:p>0.1952841</text:p>
          </table:table-cell>
          <table:table-cell office:value-type="float" office:value="0.3750339" calcext:value-type="float">
            <text:p>0.3750339</text:p>
          </table:table-cell>
          <table:table-cell office:value-type="float" office:value="0.7153874" calcext:value-type="float">
            <text:p>0.7153874</text:p>
          </table:table-cell>
          <table:table-cell office:value-type="float" office:value="1.147397" calcext:value-type="float">
            <text:p>1.147397</text:p>
          </table:table-cell>
          <table:table-cell office:value-type="float" office:value="86.57046" calcext:value-type="float">
            <text:p>86.57046</text:p>
          </table:table-cell>
          <table:table-cell office:value-type="float" office:value="0" calcext:value-type="float">
            <text:p>0</text:p>
          </table:table-cell>
          <table:table-cell office:value-type="float" office:value="-0.004769658" calcext:value-type="float">
            <text:p>-0.0047696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4" calcext:value-type="float">
            <text:p>16042004</text:p>
          </table:table-cell>
          <table:table-cell office:value-type="float" office:value="23.59949" calcext:value-type="float">
            <text:p>23.59949</text:p>
          </table:table-cell>
          <table:table-cell office:value-type="float" office:value="451.8493" calcext:value-type="float">
            <text:p>451.8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89099" calcext:value-type="float">
            <text:p>0.09289099</text:p>
          </table:table-cell>
          <table:table-cell office:value-type="float" office:value="3.809078" calcext:value-type="float">
            <text:p>3.809078</text:p>
          </table:table-cell>
          <table:table-cell office:value-type="float" office:value="0" calcext:value-type="float">
            <text:p>0</text:p>
          </table:table-cell>
          <table:table-cell office:value-type="float" office:value="0.01098022" calcext:value-type="float">
            <text:p>0.01098022</text:p>
          </table:table-cell>
          <table:table-cell office:value-type="float" office:value="0" calcext:value-type="float">
            <text:p>0</text:p>
          </table:table-cell>
          <table:table-cell office:value-type="float" office:value="0.6732161" calcext:value-type="float">
            <text:p>0.6732161</text:p>
          </table:table-cell>
          <table:table-cell office:value-type="float" office:value="-0.006146309" calcext:value-type="float">
            <text:p>-0.006146309</text:p>
          </table:table-cell>
          <table:table-cell office:value-type="float" office:value="-0.001196373" calcext:value-type="float">
            <text:p>-0.001196373</text:p>
          </table:table-cell>
          <table:table-cell office:value-type="float" office:value="0.00004516652" calcext:value-type="float">
            <text:p>4.516652E-05</text:p>
          </table:table-cell>
          <table:table-cell office:value-type="float" office:value="16.48031" calcext:value-type="float">
            <text:p>16.48031</text:p>
          </table:table-cell>
          <table:table-cell office:value-type="float" office:value="0.04768591" calcext:value-type="float">
            <text:p>0.04768591</text:p>
          </table:table-cell>
          <table:table-cell office:value-type="float" office:value="0.04000316" calcext:value-type="float">
            <text:p>0.04000316</text:p>
          </table:table-cell>
          <table:table-cell office:value-type="float" office:value="0.04027158" calcext:value-type="float">
            <text:p>0.04027158</text:p>
          </table:table-cell>
          <table:table-cell office:value-type="float" office:value="0.04519184" calcext:value-type="float">
            <text:p>0.04519184</text:p>
          </table:table-cell>
          <table:table-cell office:value-type="float" office:value="0.04471446" calcext:value-type="float">
            <text:p>0.04471446</text:p>
          </table:table-cell>
          <table:table-cell office:value-type="float" office:value="0.0428136" calcext:value-type="float">
            <text:p>0.0428136</text:p>
          </table:table-cell>
          <table:table-cell office:value-type="float" office:value="0.05114827" calcext:value-type="float">
            <text:p>0.05114827</text:p>
          </table:table-cell>
          <table:table-cell office:value-type="float" office:value="0.04167579" calcext:value-type="float">
            <text:p>0.04167579</text:p>
          </table:table-cell>
          <table:table-cell office:value-type="float" office:value="0.004647298" calcext:value-type="float">
            <text:p>0.004647298</text:p>
          </table:table-cell>
          <table:table-cell office:value-type="float" office:value="0.01763383" calcext:value-type="float">
            <text:p>0.01763383</text:p>
          </table:table-cell>
          <table:table-cell office:value-type="float" office:value="0.05407331" calcext:value-type="float">
            <text:p>0.05407331</text:p>
          </table:table-cell>
          <table:table-cell office:value-type="float" office:value="0.09840113" calcext:value-type="float">
            <text:p>0.09840113</text:p>
          </table:table-cell>
          <table:table-cell office:value-type="float" office:value="0.1581279" calcext:value-type="float">
            <text:p>0.1581279</text:p>
          </table:table-cell>
          <table:table-cell office:value-type="float" office:value="0.2880806" calcext:value-type="float">
            <text:p>0.2880806</text:p>
          </table:table-cell>
          <table:table-cell office:value-type="float" office:value="0.5705242" calcext:value-type="float">
            <text:p>0.5705242</text:p>
          </table:table-cell>
          <table:table-cell office:value-type="float" office:value="1.03875" calcext:value-type="float">
            <text:p>1.03875</text:p>
          </table:table-cell>
          <table:table-cell office:value-type="float" office:value="96.18055" calcext:value-type="float">
            <text:p>96.18055</text:p>
          </table:table-cell>
          <table:table-cell office:value-type="float" office:value="0" calcext:value-type="float">
            <text:p>0</text:p>
          </table:table-cell>
          <table:table-cell office:value-type="float" office:value="-0.005387524" calcext:value-type="float">
            <text:p>-0.0053875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4" calcext:value-type="float">
            <text:p>17042004</text:p>
          </table:table-cell>
          <table:table-cell office:value-type="float" office:value="23.50969" calcext:value-type="float">
            <text:p>23.50969</text:p>
          </table:table-cell>
          <table:table-cell office:value-type="float" office:value="451.925" calcext:value-type="float">
            <text:p>451.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60431" calcext:value-type="float">
            <text:p>0.09360431</text:p>
          </table:table-cell>
          <table:table-cell office:value-type="float" office:value="3.811839" calcext:value-type="float">
            <text:p>3.811839</text:p>
          </table:table-cell>
          <table:table-cell office:value-type="float" office:value="0" calcext:value-type="float">
            <text:p>0</text:p>
          </table:table-cell>
          <table:table-cell office:value-type="float" office:value="0.01129072" calcext:value-type="float">
            <text:p>0.01129072</text:p>
          </table:table-cell>
          <table:table-cell office:value-type="float" office:value="0" calcext:value-type="float">
            <text:p>0</text:p>
          </table:table-cell>
          <table:table-cell office:value-type="float" office:value="0.6803126" calcext:value-type="float">
            <text:p>0.6803126</text:p>
          </table:table-cell>
          <table:table-cell office:value-type="float" office:value="-0.006139495" calcext:value-type="float">
            <text:p>-0.006139495</text:p>
          </table:table-cell>
          <table:table-cell office:value-type="float" office:value="-0.001189835" calcext:value-type="float">
            <text:p>-0.001189835</text:p>
          </table:table-cell>
          <table:table-cell office:value-type="float" office:value="0.00004545978" calcext:value-type="float">
            <text:p>4.545978E-05</text:p>
          </table:table-cell>
          <table:table-cell office:value-type="float" office:value="16.63449" calcext:value-type="float">
            <text:p>16.63449</text:p>
          </table:table-cell>
          <table:table-cell office:value-type="float" office:value="0.04242269" calcext:value-type="float">
            <text:p>0.04242269</text:p>
          </table:table-cell>
          <table:table-cell office:value-type="float" office:value="0.03474697" calcext:value-type="float">
            <text:p>0.03474697</text:p>
          </table:table-cell>
          <table:table-cell office:value-type="float" office:value="0.03649057" calcext:value-type="float">
            <text:p>0.03649057</text:p>
          </table:table-cell>
          <table:table-cell office:value-type="float" office:value="0.03828377" calcext:value-type="float">
            <text:p>0.03828377</text:p>
          </table:table-cell>
          <table:table-cell office:value-type="float" office:value="0.03864589" calcext:value-type="float">
            <text:p>0.03864589</text:p>
          </table:table-cell>
          <table:table-cell office:value-type="float" office:value="0.03755695" calcext:value-type="float">
            <text:p>0.03755695</text:p>
          </table:table-cell>
          <table:table-cell office:value-type="float" office:value="0.04927847" calcext:value-type="float">
            <text:p>0.04927847</text:p>
          </table:table-cell>
          <table:table-cell office:value-type="float" office:value="0.04088486" calcext:value-type="float">
            <text:p>0.04088486</text:p>
          </table:table-cell>
          <table:table-cell office:value-type="float" office:value="0.03512304" calcext:value-type="float">
            <text:p>0.03512304</text:p>
          </table:table-cell>
          <table:table-cell office:value-type="float" office:value="0.05555379" calcext:value-type="float">
            <text:p>0.05555379</text:p>
          </table:table-cell>
          <table:table-cell office:value-type="float" office:value="0.09845543" calcext:value-type="float">
            <text:p>0.09845543</text:p>
          </table:table-cell>
          <table:table-cell office:value-type="float" office:value="0.1285283" calcext:value-type="float">
            <text:p>0.1285283</text:p>
          </table:table-cell>
          <table:table-cell office:value-type="float" office:value="0.167963" calcext:value-type="float">
            <text:p>0.167963</text:p>
          </table:table-cell>
          <table:table-cell office:value-type="float" office:value="0.2800427" calcext:value-type="float">
            <text:p>0.2800427</text:p>
          </table:table-cell>
          <table:table-cell office:value-type="float" office:value="0.5272213" calcext:value-type="float">
            <text:p>0.5272213</text:p>
          </table:table-cell>
          <table:table-cell office:value-type="float" office:value="0.9619906" calcext:value-type="float">
            <text:p>0.9619906</text:p>
          </table:table-cell>
          <table:table-cell office:value-type="float" office:value="107.2683" calcext:value-type="float">
            <text:p>107.2683</text:p>
          </table:table-cell>
          <table:table-cell office:value-type="float" office:value="0" calcext:value-type="float">
            <text:p>0</text:p>
          </table:table-cell>
          <table:table-cell office:value-type="float" office:value="-0.005549469" calcext:value-type="float">
            <text:p>-0.0055494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4" calcext:value-type="float">
            <text:p>18042004</text:p>
          </table:table-cell>
          <table:table-cell office:value-type="float" office:value="23.42908" calcext:value-type="float">
            <text:p>23.42908</text:p>
          </table:table-cell>
          <table:table-cell office:value-type="float" office:value="451.9899" calcext:value-type="float">
            <text:p>451.9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66155" calcext:value-type="float">
            <text:p>0.09366155</text:p>
          </table:table-cell>
          <table:table-cell office:value-type="float" office:value="3.81651" calcext:value-type="float">
            <text:p>3.81651</text:p>
          </table:table-cell>
          <table:table-cell office:value-type="float" office:value="0" calcext:value-type="float">
            <text:p>0</text:p>
          </table:table-cell>
          <table:table-cell office:value-type="float" office:value="0.01153959" calcext:value-type="float">
            <text:p>0.01153959</text:p>
          </table:table-cell>
          <table:table-cell office:value-type="float" office:value="0" calcext:value-type="float">
            <text:p>0</text:p>
          </table:table-cell>
          <table:table-cell office:value-type="float" office:value="0.6874703" calcext:value-type="float">
            <text:p>0.6874703</text:p>
          </table:table-cell>
          <table:table-cell office:value-type="float" office:value="-0.006232745" calcext:value-type="float">
            <text:p>-0.006232745</text:p>
          </table:table-cell>
          <table:table-cell office:value-type="float" office:value="-0.001181143" calcext:value-type="float">
            <text:p>-0.001181143</text:p>
          </table:table-cell>
          <table:table-cell office:value-type="float" office:value="0.00004545978" calcext:value-type="float">
            <text:p>4.545978E-05</text:p>
          </table:table-cell>
          <table:table-cell office:value-type="float" office:value="16.72256" calcext:value-type="float">
            <text:p>16.72256</text:p>
          </table:table-cell>
          <table:table-cell office:value-type="float" office:value="0.03861452" calcext:value-type="float">
            <text:p>0.03861452</text:p>
          </table:table-cell>
          <table:table-cell office:value-type="float" office:value="0.03746045" calcext:value-type="float">
            <text:p>0.03746045</text:p>
          </table:table-cell>
          <table:table-cell office:value-type="float" office:value="0.03376867" calcext:value-type="float">
            <text:p>0.03376867</text:p>
          </table:table-cell>
          <table:table-cell office:value-type="float" office:value="0.03394299" calcext:value-type="float">
            <text:p>0.03394299</text:p>
          </table:table-cell>
          <table:table-cell office:value-type="float" office:value="0.03401389" calcext:value-type="float">
            <text:p>0.03401389</text:p>
          </table:table-cell>
          <table:table-cell office:value-type="float" office:value="0.03308422" calcext:value-type="float">
            <text:p>0.03308422</text:p>
          </table:table-cell>
          <table:table-cell office:value-type="float" office:value="0.04740484" calcext:value-type="float">
            <text:p>0.04740484</text:p>
          </table:table-cell>
          <table:table-cell office:value-type="float" office:value="0.03995843" calcext:value-type="float">
            <text:p>0.03995843</text:p>
          </table:table-cell>
          <table:table-cell office:value-type="float" office:value="0.07498779" calcext:value-type="float">
            <text:p>0.07498779</text:p>
          </table:table-cell>
          <table:table-cell office:value-type="float" office:value="0.1501597" calcext:value-type="float">
            <text:p>0.1501597</text:p>
          </table:table-cell>
          <table:table-cell office:value-type="float" office:value="0.1486117" calcext:value-type="float">
            <text:p>0.1486117</text:p>
          </table:table-cell>
          <table:table-cell office:value-type="float" office:value="0.1655813" calcext:value-type="float">
            <text:p>0.1655813</text:p>
          </table:table-cell>
          <table:table-cell office:value-type="float" office:value="0.1913481" calcext:value-type="float">
            <text:p>0.1913481</text:p>
          </table:table-cell>
          <table:table-cell office:value-type="float" office:value="0.2997713" calcext:value-type="float">
            <text:p>0.2997713</text:p>
          </table:table-cell>
          <table:table-cell office:value-type="float" office:value="0.5124066" calcext:value-type="float">
            <text:p>0.5124066</text:p>
          </table:table-cell>
          <table:table-cell office:value-type="float" office:value="0.9242371" calcext:value-type="float">
            <text:p>0.9242371</text:p>
          </table:table-cell>
          <table:table-cell office:value-type="float" office:value="114.7208" calcext:value-type="float">
            <text:p>114.7208</text:p>
          </table:table-cell>
          <table:table-cell office:value-type="float" office:value="0" calcext:value-type="float">
            <text:p>0</text:p>
          </table:table-cell>
          <table:table-cell office:value-type="float" office:value="-0.005706198" calcext:value-type="float">
            <text:p>-0.0057061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4" calcext:value-type="float">
            <text:p>19042004</text:p>
          </table:table-cell>
          <table:table-cell office:value-type="float" office:value="23.3287" calcext:value-type="float">
            <text:p>23.3287</text:p>
          </table:table-cell>
          <table:table-cell office:value-type="float" office:value="452.0728" calcext:value-type="float">
            <text:p>452.0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75411" calcext:value-type="float">
            <text:p>0.09475411</text:p>
          </table:table-cell>
          <table:table-cell office:value-type="float" office:value="3.822779" calcext:value-type="float">
            <text:p>3.822779</text:p>
          </table:table-cell>
          <table:table-cell office:value-type="float" office:value="0" calcext:value-type="float">
            <text:p>0</text:p>
          </table:table-cell>
          <table:table-cell office:value-type="float" office:value="0.01173917" calcext:value-type="float">
            <text:p>0.01173917</text:p>
          </table:table-cell>
          <table:table-cell office:value-type="float" office:value="0" calcext:value-type="float">
            <text:p>0</text:p>
          </table:table-cell>
          <table:table-cell office:value-type="float" office:value="0.6942932" calcext:value-type="float">
            <text:p>0.6942932</text:p>
          </table:table-cell>
          <table:table-cell office:value-type="float" office:value="-0.006417152" calcext:value-type="float">
            <text:p>-0.006417152</text:p>
          </table:table-cell>
          <table:table-cell office:value-type="float" office:value="-0.001170944" calcext:value-type="float">
            <text:p>-0.001170944</text:p>
          </table:table-cell>
          <table:table-cell office:value-type="float" office:value="0.00004546028" calcext:value-type="float">
            <text:p>4.546028E-05</text:p>
          </table:table-cell>
          <table:table-cell office:value-type="float" office:value="16.83217" calcext:value-type="float">
            <text:p>16.83217</text:p>
          </table:table-cell>
          <table:table-cell office:value-type="float" office:value="0.03498921" calcext:value-type="float">
            <text:p>0.03498921</text:p>
          </table:table-cell>
          <table:table-cell office:value-type="float" office:value="0.03651376" calcext:value-type="float">
            <text:p>0.03651376</text:p>
          </table:table-cell>
          <table:table-cell office:value-type="float" office:value="0.03132961" calcext:value-type="float">
            <text:p>0.03132961</text:p>
          </table:table-cell>
          <table:table-cell office:value-type="float" office:value="0.03067075" calcext:value-type="float">
            <text:p>0.03067075</text:p>
          </table:table-cell>
          <table:table-cell office:value-type="float" office:value="0.0305196" calcext:value-type="float">
            <text:p>0.0305196</text:p>
          </table:table-cell>
          <table:table-cell office:value-type="float" office:value="0.02966917" calcext:value-type="float">
            <text:p>0.02966917</text:p>
          </table:table-cell>
          <table:table-cell office:value-type="float" office:value="0.04535505" calcext:value-type="float">
            <text:p>0.04535505</text:p>
          </table:table-cell>
          <table:table-cell office:value-type="float" office:value="0.03908683" calcext:value-type="float">
            <text:p>0.03908683</text:p>
          </table:table-cell>
          <table:table-cell office:value-type="float" office:value="0.1088263" calcext:value-type="float">
            <text:p>0.1088263</text:p>
          </table:table-cell>
          <table:table-cell office:value-type="float" office:value="0.2471572" calcext:value-type="float">
            <text:p>0.2471572</text:p>
          </table:table-cell>
          <table:table-cell office:value-type="float" office:value="0.2080423" calcext:value-type="float">
            <text:p>0.2080423</text:p>
          </table:table-cell>
          <table:table-cell office:value-type="float" office:value="0.2087304" calcext:value-type="float">
            <text:p>0.2087304</text:p>
          </table:table-cell>
          <table:table-cell office:value-type="float" office:value="0.2196394" calcext:value-type="float">
            <text:p>0.2196394</text:p>
          </table:table-cell>
          <table:table-cell office:value-type="float" office:value="0.3258444" calcext:value-type="float">
            <text:p>0.3258444</text:p>
          </table:table-cell>
          <table:table-cell office:value-type="float" office:value="0.5100685" calcext:value-type="float">
            <text:p>0.5100685</text:p>
          </table:table-cell>
          <table:table-cell office:value-type="float" office:value="0.9025347" calcext:value-type="float">
            <text:p>0.9025347</text:p>
          </table:table-cell>
          <table:table-cell office:value-type="float" office:value="126.9352" calcext:value-type="float">
            <text:p>126.9352</text:p>
          </table:table-cell>
          <table:table-cell office:value-type="float" office:value="0" calcext:value-type="float">
            <text:p>0</text:p>
          </table:table-cell>
          <table:table-cell office:value-type="float" office:value="-0.005929794" calcext:value-type="float">
            <text:p>-0.00592979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4" calcext:value-type="float">
            <text:p>20042004</text:p>
          </table:table-cell>
          <table:table-cell office:value-type="float" office:value="23.2289" calcext:value-type="float">
            <text:p>23.2289</text:p>
          </table:table-cell>
          <table:table-cell office:value-type="float" office:value="452.1354" calcext:value-type="float">
            <text:p>452.1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3147" calcext:value-type="float">
            <text:p>0.1123147</text:p>
          </table:table-cell>
          <table:table-cell office:value-type="float" office:value="3.831935" calcext:value-type="float">
            <text:p>3.831935</text:p>
          </table:table-cell>
          <table:table-cell office:value-type="float" office:value="0" calcext:value-type="float">
            <text:p>0</text:p>
          </table:table-cell>
          <table:table-cell office:value-type="float" office:value="0.01188606" calcext:value-type="float">
            <text:p>0.01188606</text:p>
          </table:table-cell>
          <table:table-cell office:value-type="float" office:value="0" calcext:value-type="float">
            <text:p>0</text:p>
          </table:table-cell>
          <table:table-cell office:value-type="float" office:value="0.7004865" calcext:value-type="float">
            <text:p>0.7004865</text:p>
          </table:table-cell>
          <table:table-cell office:value-type="float" office:value="-0.006702981" calcext:value-type="float">
            <text:p>-0.006702981</text:p>
          </table:table-cell>
          <table:table-cell office:value-type="float" office:value="-0.001156273" calcext:value-type="float">
            <text:p>-0.001156273</text:p>
          </table:table-cell>
          <table:table-cell office:value-type="float" office:value="0.00004546049" calcext:value-type="float">
            <text:p>4.546049E-05</text:p>
          </table:table-cell>
          <table:table-cell office:value-type="float" office:value="16.84501" calcext:value-type="float">
            <text:p>16.84501</text:p>
          </table:table-cell>
          <table:table-cell office:value-type="float" office:value="0.09572026" calcext:value-type="float">
            <text:p>0.09572026</text:p>
          </table:table-cell>
          <table:table-cell office:value-type="float" office:value="0.03650186" calcext:value-type="float">
            <text:p>0.03650186</text:p>
          </table:table-cell>
          <table:table-cell office:value-type="float" office:value="0.02976984" calcext:value-type="float">
            <text:p>0.02976984</text:p>
          </table:table-cell>
          <table:table-cell office:value-type="float" office:value="0.02845672" calcext:value-type="float">
            <text:p>0.02845672</text:p>
          </table:table-cell>
          <table:table-cell office:value-type="float" office:value="0.02793668" calcext:value-type="float">
            <text:p>0.02793668</text:p>
          </table:table-cell>
          <table:table-cell office:value-type="float" office:value="0.02708756" calcext:value-type="float">
            <text:p>0.02708756</text:p>
          </table:table-cell>
          <table:table-cell office:value-type="float" office:value="0.04310751" calcext:value-type="float">
            <text:p>0.04310751</text:p>
          </table:table-cell>
          <table:table-cell office:value-type="float" office:value="0.03817209" calcext:value-type="float">
            <text:p>0.03817209</text:p>
          </table:table-cell>
          <table:table-cell office:value-type="float" office:value="0.1617381" calcext:value-type="float">
            <text:p>0.1617381</text:p>
          </table:table-cell>
          <table:table-cell office:value-type="float" office:value="0.3659964" calcext:value-type="float">
            <text:p>0.3659964</text:p>
          </table:table-cell>
          <table:table-cell office:value-type="float" office:value="0.2778197" calcext:value-type="float">
            <text:p>0.2778197</text:p>
          </table:table-cell>
          <table:table-cell office:value-type="float" office:value="0.2577812" calcext:value-type="float">
            <text:p>0.2577812</text:p>
          </table:table-cell>
          <table:table-cell office:value-type="float" office:value="0.2509836" calcext:value-type="float">
            <text:p>0.2509836</text:p>
          </table:table-cell>
          <table:table-cell office:value-type="float" office:value="0.3540289" calcext:value-type="float">
            <text:p>0.3540289</text:p>
          </table:table-cell>
          <table:table-cell office:value-type="float" office:value="0.5141943" calcext:value-type="float">
            <text:p>0.5141943</text:p>
          </table:table-cell>
          <table:table-cell office:value-type="float" office:value="0.8878144" calcext:value-type="float">
            <text:p>0.8878144</text:p>
          </table:table-cell>
          <table:table-cell office:value-type="float" office:value="200.6122" calcext:value-type="float">
            <text:p>200.6122</text:p>
          </table:table-cell>
          <table:table-cell office:value-type="float" office:value="0" calcext:value-type="float">
            <text:p>0</text:p>
          </table:table-cell>
          <table:table-cell office:value-type="float" office:value="-0.006237176" calcext:value-type="float">
            <text:p>-0.0062371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4" calcext:value-type="float">
            <text:p>21042004</text:p>
          </table:table-cell>
          <table:table-cell office:value-type="float" office:value="22.8755" calcext:value-type="float">
            <text:p>22.8755</text:p>
          </table:table-cell>
          <table:table-cell office:value-type="float" office:value="452.2128" calcext:value-type="float">
            <text:p>452.2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7496" calcext:value-type="float">
            <text:p>0.3637496</text:p>
          </table:table-cell>
          <table:table-cell office:value-type="float" office:value="3.846417" calcext:value-type="float">
            <text:p>3.846417</text:p>
          </table:table-cell>
          <table:table-cell office:value-type="float" office:value="0" calcext:value-type="float">
            <text:p>0</text:p>
          </table:table-cell>
          <table:table-cell office:value-type="float" office:value="0.01201075" calcext:value-type="float">
            <text:p>0.01201075</text:p>
          </table:table-cell>
          <table:table-cell office:value-type="float" office:value="0" calcext:value-type="float">
            <text:p>0</text:p>
          </table:table-cell>
          <table:table-cell office:value-type="float" office:value="0.7061473" calcext:value-type="float">
            <text:p>0.7061473</text:p>
          </table:table-cell>
          <table:table-cell office:value-type="float" office:value="-0.006797533" calcext:value-type="float">
            <text:p>-0.006797533</text:p>
          </table:table-cell>
          <table:table-cell office:value-type="float" office:value="-0.001301115" calcext:value-type="float">
            <text:p>-0.001301115</text:p>
          </table:table-cell>
          <table:table-cell office:value-type="float" office:value="0.00004546049" calcext:value-type="float">
            <text:p>4.546049E-05</text:p>
          </table:table-cell>
          <table:table-cell office:value-type="float" office:value="16.27992" calcext:value-type="float">
            <text:p>16.27992</text:p>
          </table:table-cell>
          <table:table-cell office:value-type="float" office:value="1.669636" calcext:value-type="float">
            <text:p>1.669636</text:p>
          </table:table-cell>
          <table:table-cell office:value-type="float" office:value="0.05621796" calcext:value-type="float">
            <text:p>0.05621796</text:p>
          </table:table-cell>
          <table:table-cell office:value-type="float" office:value="0.02861746" calcext:value-type="float">
            <text:p>0.02861746</text:p>
          </table:table-cell>
          <table:table-cell office:value-type="float" office:value="0.0268734" calcext:value-type="float">
            <text:p>0.0268734</text:p>
          </table:table-cell>
          <table:table-cell office:value-type="float" office:value="0.02601394" calcext:value-type="float">
            <text:p>0.02601394</text:p>
          </table:table-cell>
          <table:table-cell office:value-type="float" office:value="0.02511203" calcext:value-type="float">
            <text:p>0.02511203</text:p>
          </table:table-cell>
          <table:table-cell office:value-type="float" office:value="0.04075858" calcext:value-type="float">
            <text:p>0.04075858</text:p>
          </table:table-cell>
          <table:table-cell office:value-type="float" office:value="0.03720291" calcext:value-type="float">
            <text:p>0.03720291</text:p>
          </table:table-cell>
          <table:table-cell office:value-type="float" office:value="0.2080916" calcext:value-type="float">
            <text:p>0.2080916</text:p>
          </table:table-cell>
          <table:table-cell office:value-type="float" office:value="0.6176335" calcext:value-type="float">
            <text:p>0.6176335</text:p>
          </table:table-cell>
          <table:table-cell office:value-type="float" office:value="0.3649369" calcext:value-type="float">
            <text:p>0.3649369</text:p>
          </table:table-cell>
          <table:table-cell office:value-type="float" office:value="0.3164636" calcext:value-type="float">
            <text:p>0.3164636</text:p>
          </table:table-cell>
          <table:table-cell office:value-type="float" office:value="0.2865406" calcext:value-type="float">
            <text:p>0.2865406</text:p>
          </table:table-cell>
          <table:table-cell office:value-type="float" office:value="0.385038" calcext:value-type="float">
            <text:p>0.385038</text:p>
          </table:table-cell>
          <table:table-cell office:value-type="float" office:value="0.522161" calcext:value-type="float">
            <text:p>0.522161</text:p>
          </table:table-cell>
          <table:table-cell office:value-type="float" office:value="0.877472" calcext:value-type="float">
            <text:p>0.877472</text:p>
          </table:table-cell>
          <table:table-cell office:value-type="float" office:value="1141.742" calcext:value-type="float">
            <text:p>1141.742</text:p>
          </table:table-cell>
          <table:table-cell office:value-type="float" office:value="0" calcext:value-type="float">
            <text:p>0</text:p>
          </table:table-cell>
          <table:table-cell office:value-type="float" office:value="-0.00629787" calcext:value-type="float">
            <text:p>-0.0062978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4" calcext:value-type="float">
            <text:p>22042004</text:p>
          </table:table-cell>
          <table:table-cell office:value-type="float" office:value="22.55426" calcext:value-type="float">
            <text:p>22.55426</text:p>
          </table:table-cell>
          <table:table-cell office:value-type="float" office:value="452.2771" calcext:value-type="float">
            <text:p>452.2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95244" calcext:value-type="float">
            <text:p>0.5895244</text:p>
          </table:table-cell>
          <table:table-cell office:value-type="float" office:value="3.867484" calcext:value-type="float">
            <text:p>3.867484</text:p>
          </table:table-cell>
          <table:table-cell office:value-type="float" office:value="0" calcext:value-type="float">
            <text:p>0</text:p>
          </table:table-cell>
          <table:table-cell office:value-type="float" office:value="0.01212641" calcext:value-type="float">
            <text:p>0.01212641</text:p>
          </table:table-cell>
          <table:table-cell office:value-type="float" office:value="0" calcext:value-type="float">
            <text:p>0</text:p>
          </table:table-cell>
          <table:table-cell office:value-type="float" office:value="0.7114132" calcext:value-type="float">
            <text:p>0.7114132</text:p>
          </table:table-cell>
          <table:table-cell office:value-type="float" office:value="-0.006877841" calcext:value-type="float">
            <text:p>-0.006877841</text:p>
          </table:table-cell>
          <table:table-cell office:value-type="float" office:value="-0.001434024" calcext:value-type="float">
            <text:p>-0.001434024</text:p>
          </table:table-cell>
          <table:table-cell office:value-type="float" office:value="0.00004546049" calcext:value-type="float">
            <text:p>4.546049E-05</text:p>
          </table:table-cell>
          <table:table-cell office:value-type="float" office:value="15.78272" calcext:value-type="float">
            <text:p>15.78272</text:p>
          </table:table-cell>
          <table:table-cell office:value-type="float" office:value="3.393073" calcext:value-type="float">
            <text:p>3.393073</text:p>
          </table:table-cell>
          <table:table-cell office:value-type="float" office:value="0.07232519" calcext:value-type="float">
            <text:p>0.07232519</text:p>
          </table:table-cell>
          <table:table-cell office:value-type="float" office:value="0.0275371" calcext:value-type="float">
            <text:p>0.0275371</text:p>
          </table:table-cell>
          <table:table-cell office:value-type="float" office:value="0.0255663" calcext:value-type="float">
            <text:p>0.0255663</text:p>
          </table:table-cell>
          <table:table-cell office:value-type="float" office:value="0.02432793" calcext:value-type="float">
            <text:p>0.02432793</text:p>
          </table:table-cell>
          <table:table-cell office:value-type="float" office:value="0.02339781" calcext:value-type="float">
            <text:p>0.02339781</text:p>
          </table:table-cell>
          <table:table-cell office:value-type="float" office:value="0.03814504" calcext:value-type="float">
            <text:p>0.03814504</text:p>
          </table:table-cell>
          <table:table-cell office:value-type="float" office:value="0.03614471" calcext:value-type="float">
            <text:p>0.03614471</text:p>
          </table:table-cell>
          <table:table-cell office:value-type="float" office:value="0.2073056" calcext:value-type="float">
            <text:p>0.2073056</text:p>
          </table:table-cell>
          <table:table-cell office:value-type="float" office:value="1.041324" calcext:value-type="float">
            <text:p>1.041324</text:p>
          </table:table-cell>
          <table:table-cell office:value-type="float" office:value="0.4763581" calcext:value-type="float">
            <text:p>0.4763581</text:p>
          </table:table-cell>
          <table:table-cell office:value-type="float" office:value="0.3905868" calcext:value-type="float">
            <text:p>0.3905868</text:p>
          </table:table-cell>
          <table:table-cell office:value-type="float" office:value="0.3292295" calcext:value-type="float">
            <text:p>0.3292295</text:p>
          </table:table-cell>
          <table:table-cell office:value-type="float" office:value="0.4214103" calcext:value-type="float">
            <text:p>0.4214103</text:p>
          </table:table-cell>
          <table:table-cell office:value-type="float" office:value="0.5326421" calcext:value-type="float">
            <text:p>0.5326421</text:p>
          </table:table-cell>
          <table:table-cell office:value-type="float" office:value="0.8702934" calcext:value-type="float">
            <text:p>0.8702934</text:p>
          </table:table-cell>
          <table:table-cell office:value-type="float" office:value="1987.772" calcext:value-type="float">
            <text:p>1987.772</text:p>
          </table:table-cell>
          <table:table-cell office:value-type="float" office:value="0" calcext:value-type="float">
            <text:p>0</text:p>
          </table:table-cell>
          <table:table-cell office:value-type="float" office:value="-0.006368241" calcext:value-type="float">
            <text:p>-0.0063682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4" calcext:value-type="float">
            <text:p>23042004</text:p>
          </table:table-cell>
          <table:table-cell office:value-type="float" office:value="22.3268" calcext:value-type="float">
            <text:p>22.3268</text:p>
          </table:table-cell>
          <table:table-cell office:value-type="float" office:value="452.3322" calcext:value-type="float">
            <text:p>452.3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4289" calcext:value-type="float">
            <text:p>0.7174289</text:p>
          </table:table-cell>
          <table:table-cell office:value-type="float" office:value="3.908418" calcext:value-type="float">
            <text:p>3.908418</text:p>
          </table:table-cell>
          <table:table-cell office:value-type="float" office:value="0" calcext:value-type="float">
            <text:p>0</text:p>
          </table:table-cell>
          <table:table-cell office:value-type="float" office:value="0.0123817" calcext:value-type="float">
            <text:p>0.0123817</text:p>
          </table:table-cell>
          <table:table-cell office:value-type="float" office:value="0" calcext:value-type="float">
            <text:p>0</text:p>
          </table:table-cell>
          <table:table-cell office:value-type="float" office:value="0.7177481" calcext:value-type="float">
            <text:p>0.7177481</text:p>
          </table:table-cell>
          <table:table-cell office:value-type="float" office:value="-0.007123306" calcext:value-type="float">
            <text:p>-0.007123306</text:p>
          </table:table-cell>
          <table:table-cell office:value-type="float" office:value="-0.00148462" calcext:value-type="float">
            <text:p>-0.00148462</text:p>
          </table:table-cell>
          <table:table-cell office:value-type="float" office:value="0.00004546049" calcext:value-type="float">
            <text:p>4.546049E-05</text:p>
          </table:table-cell>
          <table:table-cell office:value-type="float" office:value="15.53189" calcext:value-type="float">
            <text:p>15.53189</text:p>
          </table:table-cell>
          <table:table-cell office:value-type="float" office:value="3.880273" calcext:value-type="float">
            <text:p>3.880273</text:p>
          </table:table-cell>
          <table:table-cell office:value-type="float" office:value="1.128241" calcext:value-type="float">
            <text:p>1.128241</text:p>
          </table:table-cell>
          <table:table-cell office:value-type="float" office:value="0.1653777" calcext:value-type="float">
            <text:p>0.1653777</text:p>
          </table:table-cell>
          <table:table-cell office:value-type="float" office:value="0.02881216" calcext:value-type="float">
            <text:p>0.02881216</text:p>
          </table:table-cell>
          <table:table-cell office:value-type="float" office:value="0.02326841" calcext:value-type="float">
            <text:p>0.02326841</text:p>
          </table:table-cell>
          <table:table-cell office:value-type="float" office:value="0.02219777" calcext:value-type="float">
            <text:p>0.02219777</text:p>
          </table:table-cell>
          <table:table-cell office:value-type="float" office:value="0.03561855" calcext:value-type="float">
            <text:p>0.03561855</text:p>
          </table:table-cell>
          <table:table-cell office:value-type="float" office:value="0.03498409" calcext:value-type="float">
            <text:p>0.03498409</text:p>
          </table:table-cell>
          <table:table-cell office:value-type="float" office:value="0.3457521" calcext:value-type="float">
            <text:p>0.3457521</text:p>
          </table:table-cell>
          <table:table-cell office:value-type="float" office:value="0.982328" calcext:value-type="float">
            <text:p>0.982328</text:p>
          </table:table-cell>
          <table:table-cell office:value-type="float" office:value="0.9425764" calcext:value-type="float">
            <text:p>0.9425764</text:p>
          </table:table-cell>
          <table:table-cell office:value-type="float" office:value="0.5109257" calcext:value-type="float">
            <text:p>0.5109257</text:p>
          </table:table-cell>
          <table:table-cell office:value-type="float" office:value="0.3781541" calcext:value-type="float">
            <text:p>0.3781541</text:p>
          </table:table-cell>
          <table:table-cell office:value-type="float" office:value="0.4618512" calcext:value-type="float">
            <text:p>0.4618512</text:p>
          </table:table-cell>
          <table:table-cell office:value-type="float" office:value="0.5439897" calcext:value-type="float">
            <text:p>0.5439897</text:p>
          </table:table-cell>
          <table:table-cell office:value-type="float" office:value="0.8650688" calcext:value-type="float">
            <text:p>0.8650688</text:p>
          </table:table-cell>
          <table:table-cell office:value-type="float" office:value="2398.049" calcext:value-type="float">
            <text:p>2398.049</text:p>
          </table:table-cell>
          <table:table-cell office:value-type="float" office:value="0" calcext:value-type="float">
            <text:p>0</text:p>
          </table:table-cell>
          <table:table-cell office:value-type="float" office:value="-0.008913385" calcext:value-type="float">
            <text:p>-0.0089133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4" calcext:value-type="float">
            <text:p>24042004</text:p>
          </table:table-cell>
          <table:table-cell office:value-type="float" office:value="22.26492" calcext:value-type="float">
            <text:p>22.26492</text:p>
          </table:table-cell>
          <table:table-cell office:value-type="float" office:value="452.3851" calcext:value-type="float">
            <text:p>452.3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76381" calcext:value-type="float">
            <text:p>0.6676381</text:p>
          </table:table-cell>
          <table:table-cell office:value-type="float" office:value="3.953308" calcext:value-type="float">
            <text:p>3.953308</text:p>
          </table:table-cell>
          <table:table-cell office:value-type="float" office:value="0" calcext:value-type="float">
            <text:p>0</text:p>
          </table:table-cell>
          <table:table-cell office:value-type="float" office:value="0.01258183" calcext:value-type="float">
            <text:p>0.01258183</text:p>
          </table:table-cell>
          <table:table-cell office:value-type="float" office:value="0" calcext:value-type="float">
            <text:p>0</text:p>
          </table:table-cell>
          <table:table-cell office:value-type="float" office:value="0.7259801" calcext:value-type="float">
            <text:p>0.7259801</text:p>
          </table:table-cell>
          <table:table-cell office:value-type="float" office:value="-0.008679457" calcext:value-type="float">
            <text:p>-0.008679457</text:p>
          </table:table-cell>
          <table:table-cell office:value-type="float" office:value="-0.001492091" calcext:value-type="float">
            <text:p>-0.001492091</text:p>
          </table:table-cell>
          <table:table-cell office:value-type="float" office:value="0.00004546076" calcext:value-type="float">
            <text:p>4.546076E-05</text:p>
          </table:table-cell>
          <table:table-cell office:value-type="float" office:value="15.73384" calcext:value-type="float">
            <text:p>15.73384</text:p>
          </table:table-cell>
          <table:table-cell office:value-type="float" office:value="2.121458" calcext:value-type="float">
            <text:p>2.121458</text:p>
          </table:table-cell>
          <table:table-cell office:value-type="float" office:value="0.3507315" calcext:value-type="float">
            <text:p>0.3507315</text:p>
          </table:table-cell>
          <table:table-cell office:value-type="float" office:value="0.05257475" calcext:value-type="float">
            <text:p>0.05257475</text:p>
          </table:table-cell>
          <table:table-cell office:value-type="float" office:value="0.02660265" calcext:value-type="float">
            <text:p>0.02660265</text:p>
          </table:table-cell>
          <table:table-cell office:value-type="float" office:value="0.02343391" calcext:value-type="float">
            <text:p>0.02343391</text:p>
          </table:table-cell>
          <table:table-cell office:value-type="float" office:value="0.02195078" calcext:value-type="float">
            <text:p>0.02195078</text:p>
          </table:table-cell>
          <table:table-cell office:value-type="float" office:value="0.03403753" calcext:value-type="float">
            <text:p>0.03403753</text:p>
          </table:table-cell>
          <table:table-cell office:value-type="float" office:value="0.03387582" calcext:value-type="float">
            <text:p>0.03387582</text:p>
          </table:table-cell>
          <table:table-cell office:value-type="float" office:value="1.541164" calcext:value-type="float">
            <text:p>1.541164</text:p>
          </table:table-cell>
          <table:table-cell office:value-type="float" office:value="1.300667" calcext:value-type="float">
            <text:p>1.300667</text:p>
          </table:table-cell>
          <table:table-cell office:value-type="float" office:value="0.9664831" calcext:value-type="float">
            <text:p>0.9664831</text:p>
          </table:table-cell>
          <table:table-cell office:value-type="float" office:value="0.634107" calcext:value-type="float">
            <text:p>0.634107</text:p>
          </table:table-cell>
          <table:table-cell office:value-type="float" office:value="0.4503492" calcext:value-type="float">
            <text:p>0.4503492</text:p>
          </table:table-cell>
          <table:table-cell office:value-type="float" office:value="0.5083534" calcext:value-type="float">
            <text:p>0.5083534</text:p>
          </table:table-cell>
          <table:table-cell office:value-type="float" office:value="0.5576344" calcext:value-type="float">
            <text:p>0.5576344</text:p>
          </table:table-cell>
          <table:table-cell office:value-type="float" office:value="0.8619878" calcext:value-type="float">
            <text:p>0.8619878</text:p>
          </table:table-cell>
          <table:table-cell office:value-type="float" office:value="2423.871" calcext:value-type="float">
            <text:p>2423.871</text:p>
          </table:table-cell>
          <table:table-cell office:value-type="float" office:value="0" calcext:value-type="float">
            <text:p>0</text:p>
          </table:table-cell>
          <table:table-cell office:value-type="float" office:value="-0.00949148" calcext:value-type="float">
            <text:p>-0.009491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4" calcext:value-type="float">
            <text:p>25042004</text:p>
          </table:table-cell>
          <table:table-cell office:value-type="float" office:value="22.20304" calcext:value-type="float">
            <text:p>22.20304</text:p>
          </table:table-cell>
          <table:table-cell office:value-type="float" office:value="452.4174" calcext:value-type="float">
            <text:p>452.4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8046" calcext:value-type="float">
            <text:p>0.6698046</text:p>
          </table:table-cell>
          <table:table-cell office:value-type="float" office:value="3.971162" calcext:value-type="float">
            <text:p>3.971162</text:p>
          </table:table-cell>
          <table:table-cell office:value-type="float" office:value="0" calcext:value-type="float">
            <text:p>0</text:p>
          </table:table-cell>
          <table:table-cell office:value-type="float" office:value="0.0126732" calcext:value-type="float">
            <text:p>0.0126732</text:p>
          </table:table-cell>
          <table:table-cell office:value-type="float" office:value="0" calcext:value-type="float">
            <text:p>0</text:p>
          </table:table-cell>
          <table:table-cell office:value-type="float" office:value="0.7307134" calcext:value-type="float">
            <text:p>0.7307134</text:p>
          </table:table-cell>
          <table:table-cell office:value-type="float" office:value="-0.009600739" calcext:value-type="float">
            <text:p>-0.009600739</text:p>
          </table:table-cell>
          <table:table-cell office:value-type="float" office:value="-0.001483897" calcext:value-type="float">
            <text:p>-0.001483897</text:p>
          </table:table-cell>
          <table:table-cell office:value-type="float" office:value="0.00004546111" calcext:value-type="float">
            <text:p>4.546111E-05</text:p>
          </table:table-cell>
          <table:table-cell office:value-type="float" office:value="15.79549" calcext:value-type="float">
            <text:p>15.79549</text:p>
          </table:table-cell>
          <table:table-cell office:value-type="float" office:value="1.693072" calcext:value-type="float">
            <text:p>1.693072</text:p>
          </table:table-cell>
          <table:table-cell office:value-type="float" office:value="0.2699659" calcext:value-type="float">
            <text:p>0.2699659</text:p>
          </table:table-cell>
          <table:table-cell office:value-type="float" office:value="0.04344418" calcext:value-type="float">
            <text:p>0.04344418</text:p>
          </table:table-cell>
          <table:table-cell office:value-type="float" office:value="0.02605267" calcext:value-type="float">
            <text:p>0.02605267</text:p>
          </table:table-cell>
          <table:table-cell office:value-type="float" office:value="0.02338784" calcext:value-type="float">
            <text:p>0.02338784</text:p>
          </table:table-cell>
          <table:table-cell office:value-type="float" office:value="0.02187671" calcext:value-type="float">
            <text:p>0.02187671</text:p>
          </table:table-cell>
          <table:table-cell office:value-type="float" office:value="0.03309806" calcext:value-type="float">
            <text:p>0.03309806</text:p>
          </table:table-cell>
          <table:table-cell office:value-type="float" office:value="0.0329353" calcext:value-type="float">
            <text:p>0.0329353</text:p>
          </table:table-cell>
          <table:table-cell office:value-type="float" office:value="1.502899" calcext:value-type="float">
            <text:p>1.502899</text:p>
          </table:table-cell>
          <table:table-cell office:value-type="float" office:value="1.475482" calcext:value-type="float">
            <text:p>1.475482</text:p>
          </table:table-cell>
          <table:table-cell office:value-type="float" office:value="1.019639" calcext:value-type="float">
            <text:p>1.019639</text:p>
          </table:table-cell>
          <table:table-cell office:value-type="float" office:value="0.6747666" calcext:value-type="float">
            <text:p>0.6747666</text:p>
          </table:table-cell>
          <table:table-cell office:value-type="float" office:value="0.478746" calcext:value-type="float">
            <text:p>0.478746</text:p>
          </table:table-cell>
          <table:table-cell office:value-type="float" office:value="0.5348375" calcext:value-type="float">
            <text:p>0.5348375</text:p>
          </table:table-cell>
          <table:table-cell office:value-type="float" office:value="0.5670476" calcext:value-type="float">
            <text:p>0.5670476</text:p>
          </table:table-cell>
          <table:table-cell office:value-type="float" office:value="0.8600472" calcext:value-type="float">
            <text:p>0.8600472</text:p>
          </table:table-cell>
          <table:table-cell office:value-type="float" office:value="2494.114" calcext:value-type="float">
            <text:p>2494.114</text:p>
          </table:table-cell>
          <table:table-cell office:value-type="float" office:value="0" calcext:value-type="float">
            <text:p>0</text:p>
          </table:table-cell>
          <table:table-cell office:value-type="float" office:value="-0.009624833" calcext:value-type="float">
            <text:p>-0.0096248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4" calcext:value-type="float">
            <text:p>26042004</text:p>
          </table:table-cell>
          <table:table-cell office:value-type="float" office:value="22.10897" calcext:value-type="float">
            <text:p>22.10897</text:p>
          </table:table-cell>
          <table:table-cell office:value-type="float" office:value="452.4319" calcext:value-type="float">
            <text:p>452.4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71183" calcext:value-type="float">
            <text:p>0.7271183</text:p>
          </table:table-cell>
          <table:table-cell office:value-type="float" office:value="3.985556" calcext:value-type="float">
            <text:p>3.985556</text:p>
          </table:table-cell>
          <table:table-cell office:value-type="float" office:value="0" calcext:value-type="float">
            <text:p>0</text:p>
          </table:table-cell>
          <table:table-cell office:value-type="float" office:value="0.01274097" calcext:value-type="float">
            <text:p>0.01274097</text:p>
          </table:table-cell>
          <table:table-cell office:value-type="float" office:value="0" calcext:value-type="float">
            <text:p>0</text:p>
          </table:table-cell>
          <table:table-cell office:value-type="float" office:value="0.7346051" calcext:value-type="float">
            <text:p>0.7346051</text:p>
          </table:table-cell>
          <table:table-cell office:value-type="float" office:value="-0.009664144" calcext:value-type="float">
            <text:p>-0.009664144</text:p>
          </table:table-cell>
          <table:table-cell office:value-type="float" office:value="-0.001479066" calcext:value-type="float">
            <text:p>-0.001479066</text:p>
          </table:table-cell>
          <table:table-cell office:value-type="float" office:value="0.00004546118" calcext:value-type="float">
            <text:p>4.546118E-05</text:p>
          </table:table-cell>
          <table:table-cell office:value-type="float" office:value="15.67416" calcext:value-type="float">
            <text:p>15.67416</text:p>
          </table:table-cell>
          <table:table-cell office:value-type="float" office:value="2.09463" calcext:value-type="float">
            <text:p>2.09463</text:p>
          </table:table-cell>
          <table:table-cell office:value-type="float" office:value="0.2161061" calcext:value-type="float">
            <text:p>0.2161061</text:p>
          </table:table-cell>
          <table:table-cell office:value-type="float" office:value="0.03727875" calcext:value-type="float">
            <text:p>0.03727875</text:p>
          </table:table-cell>
          <table:table-cell office:value-type="float" office:value="0.02617049" calcext:value-type="float">
            <text:p>0.02617049</text:p>
          </table:table-cell>
          <table:table-cell office:value-type="float" office:value="0.0236021" calcext:value-type="float">
            <text:p>0.0236021</text:p>
          </table:table-cell>
          <table:table-cell office:value-type="float" office:value="0.02198245" calcext:value-type="float">
            <text:p>0.02198245</text:p>
          </table:table-cell>
          <table:table-cell office:value-type="float" office:value="0.03248844" calcext:value-type="float">
            <text:p>0.03248844</text:p>
          </table:table-cell>
          <table:table-cell office:value-type="float" office:value="0.03211869" calcext:value-type="float">
            <text:p>0.03211869</text:p>
          </table:table-cell>
          <table:table-cell office:value-type="float" office:value="1.519316" calcext:value-type="float">
            <text:p>1.519316</text:p>
          </table:table-cell>
          <table:table-cell office:value-type="float" office:value="1.849835" calcext:value-type="float">
            <text:p>1.849835</text:p>
          </table:table-cell>
          <table:table-cell office:value-type="float" office:value="1.10055" calcext:value-type="float">
            <text:p>1.10055</text:p>
          </table:table-cell>
          <table:table-cell office:value-type="float" office:value="0.7243154" calcext:value-type="float">
            <text:p>0.7243154</text:p>
          </table:table-cell>
          <table:table-cell office:value-type="float" office:value="0.5107938" calcext:value-type="float">
            <text:p>0.5107938</text:p>
          </table:table-cell>
          <table:table-cell office:value-type="float" office:value="0.5604747" calcext:value-type="float">
            <text:p>0.5604747</text:p>
          </table:table-cell>
          <table:table-cell office:value-type="float" office:value="0.5748845" calcext:value-type="float">
            <text:p>0.5748845</text:p>
          </table:table-cell>
          <table:table-cell office:value-type="float" office:value="0.8582545" calcext:value-type="float">
            <text:p>0.8582545</text:p>
          </table:table-cell>
          <table:table-cell office:value-type="float" office:value="2731.006" calcext:value-type="float">
            <text:p>2731.006</text:p>
          </table:table-cell>
          <table:table-cell office:value-type="float" office:value="0" calcext:value-type="float">
            <text:p>0</text:p>
          </table:table-cell>
          <table:table-cell office:value-type="float" office:value="-0.009655906" calcext:value-type="float">
            <text:p>-0.0096559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4" calcext:value-type="float">
            <text:p>27042004</text:p>
          </table:table-cell>
          <table:table-cell office:value-type="float" office:value="21.8803" calcext:value-type="float">
            <text:p>21.8803</text:p>
          </table:table-cell>
          <table:table-cell office:value-type="float" office:value="452.4739" calcext:value-type="float">
            <text:p>452.4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29976" calcext:value-type="float">
            <text:p>0.8829976</text:p>
          </table:table-cell>
          <table:table-cell office:value-type="float" office:value="4.008065" calcext:value-type="float">
            <text:p>4.008065</text:p>
          </table:table-cell>
          <table:table-cell office:value-type="float" office:value="0" calcext:value-type="float">
            <text:p>0</text:p>
          </table:table-cell>
          <table:table-cell office:value-type="float" office:value="0.01280244" calcext:value-type="float">
            <text:p>0.01280244</text:p>
          </table:table-cell>
          <table:table-cell office:value-type="float" office:value="0" calcext:value-type="float">
            <text:p>0</text:p>
          </table:table-cell>
          <table:table-cell office:value-type="float" office:value="0.7381289" calcext:value-type="float">
            <text:p>0.7381289</text:p>
          </table:table-cell>
          <table:table-cell office:value-type="float" office:value="-0.009737157" calcext:value-type="float">
            <text:p>-0.009737157</text:p>
          </table:table-cell>
          <table:table-cell office:value-type="float" office:value="-0.001549625" calcext:value-type="float">
            <text:p>-0.001549625</text:p>
          </table:table-cell>
          <table:table-cell office:value-type="float" office:value="0.00004546135" calcext:value-type="float">
            <text:p>4.546135E-05</text:p>
          </table:table-cell>
          <table:table-cell office:value-type="float" office:value="15.33044" calcext:value-type="float">
            <text:p>15.33044</text:p>
          </table:table-cell>
          <table:table-cell office:value-type="float" office:value="3.346369" calcext:value-type="float">
            <text:p>3.346369</text:p>
          </table:table-cell>
          <table:table-cell office:value-type="float" office:value="0.1729223" calcext:value-type="float">
            <text:p>0.1729223</text:p>
          </table:table-cell>
          <table:table-cell office:value-type="float" office:value="0.03151466" calcext:value-type="float">
            <text:p>0.03151466</text:p>
          </table:table-cell>
          <table:table-cell office:value-type="float" office:value="0.02527075" calcext:value-type="float">
            <text:p>0.02527075</text:p>
          </table:table-cell>
          <table:table-cell office:value-type="float" office:value="0.02299696" calcext:value-type="float">
            <text:p>0.02299696</text:p>
          </table:table-cell>
          <table:table-cell office:value-type="float" office:value="0.02157345" calcext:value-type="float">
            <text:p>0.02157345</text:p>
          </table:table-cell>
          <table:table-cell office:value-type="float" office:value="0.03176244" calcext:value-type="float">
            <text:p>0.03176244</text:p>
          </table:table-cell>
          <table:table-cell office:value-type="float" office:value="0.03137545" calcext:value-type="float">
            <text:p>0.03137545</text:p>
          </table:table-cell>
          <table:table-cell office:value-type="float" office:value="1.414745" calcext:value-type="float">
            <text:p>1.414745</text:p>
          </table:table-cell>
          <table:table-cell office:value-type="float" office:value="2.454244" calcext:value-type="float">
            <text:p>2.454244</text:p>
          </table:table-cell>
          <table:table-cell office:value-type="float" office:value="1.220971" calcext:value-type="float">
            <text:p>1.220971</text:p>
          </table:table-cell>
          <table:table-cell office:value-type="float" office:value="0.7968004" calcext:value-type="float">
            <text:p>0.7968004</text:p>
          </table:table-cell>
          <table:table-cell office:value-type="float" office:value="0.5528421" calcext:value-type="float">
            <text:p>0.5528421</text:p>
          </table:table-cell>
          <table:table-cell office:value-type="float" office:value="0.5924072" calcext:value-type="float">
            <text:p>0.5924072</text:p>
          </table:table-cell>
          <table:table-cell office:value-type="float" office:value="0.5848959" calcext:value-type="float">
            <text:p>0.5848959</text:p>
          </table:table-cell>
          <table:table-cell office:value-type="float" office:value="0.8568723" calcext:value-type="float">
            <text:p>0.8568723</text:p>
          </table:table-cell>
          <table:table-cell office:value-type="float" office:value="3357.849" calcext:value-type="float">
            <text:p>3357.849</text:p>
          </table:table-cell>
          <table:table-cell office:value-type="float" office:value="0" calcext:value-type="float">
            <text:p>0</text:p>
          </table:table-cell>
          <table:table-cell office:value-type="float" office:value="-0.009696137" calcext:value-type="float">
            <text:p>-0.0096961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4" calcext:value-type="float">
            <text:p>28042004</text:p>
          </table:table-cell>
          <table:table-cell office:value-type="float" office:value="21.65792" calcext:value-type="float">
            <text:p>21.65792</text:p>
          </table:table-cell>
          <table:table-cell office:value-type="float" office:value="452.5118" calcext:value-type="float">
            <text:p>452.5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893" calcext:value-type="float">
            <text:p>1.02893</text:p>
          </table:table-cell>
          <table:table-cell office:value-type="float" office:value="4.038318" calcext:value-type="float">
            <text:p>4.038318</text:p>
          </table:table-cell>
          <table:table-cell office:value-type="float" office:value="0" calcext:value-type="float">
            <text:p>0</text:p>
          </table:table-cell>
          <table:table-cell office:value-type="float" office:value="0.01286152" calcext:value-type="float">
            <text:p>0.01286152</text:p>
          </table:table-cell>
          <table:table-cell office:value-type="float" office:value="0" calcext:value-type="float">
            <text:p>0</text:p>
          </table:table-cell>
          <table:table-cell office:value-type="float" office:value="0.7414045" calcext:value-type="float">
            <text:p>0.7414045</text:p>
          </table:table-cell>
          <table:table-cell office:value-type="float" office:value="-0.009817734" calcext:value-type="float">
            <text:p>-0.009817734</text:p>
          </table:table-cell>
          <table:table-cell office:value-type="float" office:value="-0.0016265" calcext:value-type="float">
            <text:p>-0.0016265</text:p>
          </table:table-cell>
          <table:table-cell office:value-type="float" office:value="0.00004546153" calcext:value-type="float">
            <text:p>4.546153E-05</text:p>
          </table:table-cell>
          <table:table-cell office:value-type="float" office:value="15.01484" calcext:value-type="float">
            <text:p>15.01484</text:p>
          </table:table-cell>
          <table:table-cell office:value-type="float" office:value="4.539831" calcext:value-type="float">
            <text:p>4.539831</text:p>
          </table:table-cell>
          <table:table-cell office:value-type="float" office:value="0.1390372" calcext:value-type="float">
            <text:p>0.1390372</text:p>
          </table:table-cell>
          <table:table-cell office:value-type="float" office:value="0.0282867" calcext:value-type="float">
            <text:p>0.0282867</text:p>
          </table:table-cell>
          <table:table-cell office:value-type="float" office:value="0.02453914" calcext:value-type="float">
            <text:p>0.02453914</text:p>
          </table:table-cell>
          <table:table-cell office:value-type="float" office:value="0.02219674" calcext:value-type="float">
            <text:p>0.02219674</text:p>
          </table:table-cell>
          <table:table-cell office:value-type="float" office:value="0.02091174" calcext:value-type="float">
            <text:p>0.02091174</text:p>
          </table:table-cell>
          <table:table-cell office:value-type="float" office:value="0.03059967" calcext:value-type="float">
            <text:p>0.03059967</text:p>
          </table:table-cell>
          <table:table-cell office:value-type="float" office:value="0.03053992" calcext:value-type="float">
            <text:p>0.03053992</text:p>
          </table:table-cell>
          <table:table-cell office:value-type="float" office:value="1.351348" calcext:value-type="float">
            <text:p>1.351348</text:p>
          </table:table-cell>
          <table:table-cell office:value-type="float" office:value="3.137669" calcext:value-type="float">
            <text:p>3.137669</text:p>
          </table:table-cell>
          <table:table-cell office:value-type="float" office:value="1.37428" calcext:value-type="float">
            <text:p>1.37428</text:p>
          </table:table-cell>
          <table:table-cell office:value-type="float" office:value="0.8898937" calcext:value-type="float">
            <text:p>0.8898937</text:p>
          </table:table-cell>
          <table:table-cell office:value-type="float" office:value="0.605682" calcext:value-type="float">
            <text:p>0.605682</text:p>
          </table:table-cell>
          <table:table-cell office:value-type="float" office:value="0.6334096" calcext:value-type="float">
            <text:p>0.6334096</text:p>
          </table:table-cell>
          <table:table-cell office:value-type="float" office:value="0.5971134" calcext:value-type="float">
            <text:p>0.5971134</text:p>
          </table:table-cell>
          <table:table-cell office:value-type="float" office:value="0.8561831" calcext:value-type="float">
            <text:p>0.8561831</text:p>
          </table:table-cell>
          <table:table-cell office:value-type="float" office:value="3950.493" calcext:value-type="float">
            <text:p>3950.493</text:p>
          </table:table-cell>
          <table:table-cell office:value-type="float" office:value="0" calcext:value-type="float">
            <text:p>0</text:p>
          </table:table-cell>
          <table:table-cell office:value-type="float" office:value="-0.009748694" calcext:value-type="float">
            <text:p>-0.0097486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4" calcext:value-type="float">
            <text:p>29042004</text:p>
          </table:table-cell>
          <table:table-cell office:value-type="float" office:value="21.50089" calcext:value-type="float">
            <text:p>21.50089</text:p>
          </table:table-cell>
          <table:table-cell office:value-type="float" office:value="452.5315" calcext:value-type="float">
            <text:p>452.5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1291" calcext:value-type="float">
            <text:p>1.121291</text:p>
          </table:table-cell>
          <table:table-cell office:value-type="float" office:value="4.074631" calcext:value-type="float">
            <text:p>4.074631</text:p>
          </table:table-cell>
          <table:table-cell office:value-type="float" office:value="0" calcext:value-type="float">
            <text:p>0</text:p>
          </table:table-cell>
          <table:table-cell office:value-type="float" office:value="0.01291883" calcext:value-type="float">
            <text:p>0.01291883</text:p>
          </table:table-cell>
          <table:table-cell office:value-type="float" office:value="0" calcext:value-type="float">
            <text:p>0</text:p>
          </table:table-cell>
          <table:table-cell office:value-type="float" office:value="0.7444722" calcext:value-type="float">
            <text:p>0.7444722</text:p>
          </table:table-cell>
          <table:table-cell office:value-type="float" office:value="-0.009903357" calcext:value-type="float">
            <text:p>-0.009903357</text:p>
          </table:table-cell>
          <table:table-cell office:value-type="float" office:value="-0.001666223" calcext:value-type="float">
            <text:p>-0.001666223</text:p>
          </table:table-cell>
          <table:table-cell office:value-type="float" office:value="0.00004546176" calcext:value-type="float">
            <text:p>4.546176E-05</text:p>
          </table:table-cell>
          <table:table-cell office:value-type="float" office:value="14.82691" calcext:value-type="float">
            <text:p>14.82691</text:p>
          </table:table-cell>
          <table:table-cell office:value-type="float" office:value="5.379061" calcext:value-type="float">
            <text:p>5.379061</text:p>
          </table:table-cell>
          <table:table-cell office:value-type="float" office:value="0.11245" calcext:value-type="float">
            <text:p>0.11245</text:p>
          </table:table-cell>
          <table:table-cell office:value-type="float" office:value="0.02662209" calcext:value-type="float">
            <text:p>0.02662209</text:p>
          </table:table-cell>
          <table:table-cell office:value-type="float" office:value="0.02397152" calcext:value-type="float">
            <text:p>0.02397152</text:p>
          </table:table-cell>
          <table:table-cell office:value-type="float" office:value="0.02152813" calcext:value-type="float">
            <text:p>0.02152813</text:p>
          </table:table-cell>
          <table:table-cell office:value-type="float" office:value="0.02029133" calcext:value-type="float">
            <text:p>0.02029133</text:p>
          </table:table-cell>
          <table:table-cell office:value-type="float" office:value="0.02930361" calcext:value-type="float">
            <text:p>0.02930361</text:p>
          </table:table-cell>
          <table:table-cell office:value-type="float" office:value="0.02959593" calcext:value-type="float">
            <text:p>0.02959593</text:p>
          </table:table-cell>
          <table:table-cell office:value-type="float" office:value="1.348253" calcext:value-type="float">
            <text:p>1.348253</text:p>
          </table:table-cell>
          <table:table-cell office:value-type="float" office:value="3.823593" calcext:value-type="float">
            <text:p>3.823593</text:p>
          </table:table-cell>
          <table:table-cell office:value-type="float" office:value="1.55939" calcext:value-type="float">
            <text:p>1.55939</text:p>
          </table:table-cell>
          <table:table-cell office:value-type="float" office:value="1.000976" calcext:value-type="float">
            <text:p>1.000976</text:p>
          </table:table-cell>
          <table:table-cell office:value-type="float" office:value="0.6684087" calcext:value-type="float">
            <text:p>0.6684087</text:p>
          </table:table-cell>
          <table:table-cell office:value-type="float" office:value="0.6820699" calcext:value-type="float">
            <text:p>0.6820699</text:p>
          </table:table-cell>
          <table:table-cell office:value-type="float" office:value="0.6116455" calcext:value-type="float">
            <text:p>0.6116455</text:p>
          </table:table-cell>
          <table:table-cell office:value-type="float" office:value="0.8562824" calcext:value-type="float">
            <text:p>0.8562824</text:p>
          </table:table-cell>
          <table:table-cell office:value-type="float" office:value="4325.801" calcext:value-type="float">
            <text:p>4325.801</text:p>
          </table:table-cell>
          <table:table-cell office:value-type="float" office:value="0" calcext:value-type="float">
            <text:p>0</text:p>
          </table:table-cell>
          <table:table-cell office:value-type="float" office:value="-0.009811168" calcext:value-type="float">
            <text:p>-0.0098111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4" calcext:value-type="float">
            <text:p>30042004</text:p>
          </table:table-cell>
          <table:table-cell office:value-type="float" office:value="21.39381" calcext:value-type="float">
            <text:p>21.39381</text:p>
          </table:table-cell>
          <table:table-cell office:value-type="float" office:value="452.5389" calcext:value-type="float">
            <text:p>452.5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2326" calcext:value-type="float">
            <text:p>1.172326</text:p>
          </table:table-cell>
          <table:table-cell office:value-type="float" office:value="4.115054" calcext:value-type="float">
            <text:p>4.115054</text:p>
          </table:table-cell>
          <table:table-cell office:value-type="float" office:value="0" calcext:value-type="float">
            <text:p>0</text:p>
          </table:table-cell>
          <table:table-cell office:value-type="float" office:value="0.01297387" calcext:value-type="float">
            <text:p>0.01297387</text:p>
          </table:table-cell>
          <table:table-cell office:value-type="float" office:value="0" calcext:value-type="float">
            <text:p>0</text:p>
          </table:table-cell>
          <table:table-cell office:value-type="float" office:value="0.7473474" calcext:value-type="float">
            <text:p>0.7473474</text:p>
          </table:table-cell>
          <table:table-cell office:value-type="float" office:value="-0.009985288" calcext:value-type="float">
            <text:p>-0.009985288</text:p>
          </table:table-cell>
          <table:table-cell office:value-type="float" office:value="-0.001677836" calcext:value-type="float">
            <text:p>-0.001677836</text:p>
          </table:table-cell>
          <table:table-cell office:value-type="float" office:value="0.00004546203" calcext:value-type="float">
            <text:p>4.546203E-05</text:p>
          </table:table-cell>
          <table:table-cell office:value-type="float" office:value="14.73795" calcext:value-type="float">
            <text:p>14.73795</text:p>
          </table:table-cell>
          <table:table-cell office:value-type="float" office:value="5.867172" calcext:value-type="float">
            <text:p>5.867172</text:p>
          </table:table-cell>
          <table:table-cell office:value-type="float" office:value="0.0938296" calcext:value-type="float">
            <text:p>0.0938296</text:p>
          </table:table-cell>
          <table:table-cell office:value-type="float" office:value="0.0260017" calcext:value-type="float">
            <text:p>0.0260017</text:p>
          </table:table-cell>
          <table:table-cell office:value-type="float" office:value="0.0236687" calcext:value-type="float">
            <text:p>0.0236687</text:p>
          </table:table-cell>
          <table:table-cell office:value-type="float" office:value="0.0211121" calcext:value-type="float">
            <text:p>0.0211121</text:p>
          </table:table-cell>
          <table:table-cell office:value-type="float" office:value="0.0198204" calcext:value-type="float">
            <text:p>0.0198204</text:p>
          </table:table-cell>
          <table:table-cell office:value-type="float" office:value="0.0280799" calcext:value-type="float">
            <text:p>0.0280799</text:p>
          </table:table-cell>
          <table:table-cell office:value-type="float" office:value="0.02858518" calcext:value-type="float">
            <text:p>0.02858518</text:p>
          </table:table-cell>
          <table:table-cell office:value-type="float" office:value="1.417476" calcext:value-type="float">
            <text:p>1.417476</text:p>
          </table:table-cell>
          <table:table-cell office:value-type="float" office:value="4.446263" calcext:value-type="float">
            <text:p>4.446263</text:p>
          </table:table-cell>
          <table:table-cell office:value-type="float" office:value="1.769843" calcext:value-type="float">
            <text:p>1.769843</text:p>
          </table:table-cell>
          <table:table-cell office:value-type="float" office:value="1.126717" calcext:value-type="float">
            <text:p>1.126717</text:p>
          </table:table-cell>
          <table:table-cell office:value-type="float" office:value="0.7402132" calcext:value-type="float">
            <text:p>0.7402132</text:p>
          </table:table-cell>
          <table:table-cell office:value-type="float" office:value="0.7375122" calcext:value-type="float">
            <text:p>0.7375122</text:p>
          </table:table-cell>
          <table:table-cell office:value-type="float" office:value="0.6280343" calcext:value-type="float">
            <text:p>0.6280343</text:p>
          </table:table-cell>
          <table:table-cell office:value-type="float" office:value="0.8571386" calcext:value-type="float">
            <text:p>0.8571386</text:p>
          </table:table-cell>
          <table:table-cell office:value-type="float" office:value="4535.032" calcext:value-type="float">
            <text:p>4535.032</text:p>
          </table:table-cell>
          <table:table-cell office:value-type="float" office:value="0" calcext:value-type="float">
            <text:p>0</text:p>
          </table:table-cell>
          <table:table-cell office:value-type="float" office:value="-0.00987602" calcext:value-type="float">
            <text:p>-0.0098760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4" calcext:value-type="float">
            <text:p>1052004</text:p>
          </table:table-cell>
          <table:table-cell office:value-type="float" office:value="21.31446" calcext:value-type="float">
            <text:p>21.31446</text:p>
          </table:table-cell>
          <table:table-cell office:value-type="float" office:value="452.5719" calcext:value-type="float">
            <text:p>452.5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6842" calcext:value-type="float">
            <text:p>1.126842</text:p>
          </table:table-cell>
          <table:table-cell office:value-type="float" office:value="4.198632" calcext:value-type="float">
            <text:p>4.198632</text:p>
          </table:table-cell>
          <table:table-cell office:value-type="float" office:value="0" calcext:value-type="float">
            <text:p>0</text:p>
          </table:table-cell>
          <table:table-cell office:value-type="float" office:value="0.0131669" calcext:value-type="float">
            <text:p>0.0131669</text:p>
          </table:table-cell>
          <table:table-cell office:value-type="float" office:value="0" calcext:value-type="float">
            <text:p>0</text:p>
          </table:table-cell>
          <table:table-cell office:value-type="float" office:value="0.7569406" calcext:value-type="float">
            <text:p>0.7569406</text:p>
          </table:table-cell>
          <table:table-cell office:value-type="float" office:value="-0.01155134" calcext:value-type="float">
            <text:p>-0.01155134</text:p>
          </table:table-cell>
          <table:table-cell office:value-type="float" office:value="-0.001693587" calcext:value-type="float">
            <text:p>-0.001693587</text:p>
          </table:table-cell>
          <table:table-cell office:value-type="float" office:value="0.00004546301" calcext:value-type="float">
            <text:p>4.546301E-05</text:p>
          </table:table-cell>
          <table:table-cell office:value-type="float" office:value="14.86761" calcext:value-type="float">
            <text:p>14.86761</text:p>
          </table:table-cell>
          <table:table-cell office:value-type="float" office:value="3.903417" calcext:value-type="float">
            <text:p>3.903417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03128562" calcext:value-type="float">
            <text:p>0.03128562</text:p>
          </table:table-cell>
          <table:table-cell office:value-type="float" office:value="0.02421559" calcext:value-type="float">
            <text:p>0.02421559</text:p>
          </table:table-cell>
          <table:table-cell office:value-type="float" office:value="0.02112511" calcext:value-type="float">
            <text:p>0.02112511</text:p>
          </table:table-cell>
          <table:table-cell office:value-type="float" office:value="0.01972906" calcext:value-type="float">
            <text:p>0.01972906</text:p>
          </table:table-cell>
          <table:table-cell office:value-type="float" office:value="0.02725909" calcext:value-type="float">
            <text:p>0.02725909</text:p>
          </table:table-cell>
          <table:table-cell office:value-type="float" office:value="0.02758328" calcext:value-type="float">
            <text:p>0.02758328</text:p>
          </table:table-cell>
          <table:table-cell office:value-type="float" office:value="2.631809" calcext:value-type="float">
            <text:p>2.631809</text:p>
          </table:table-cell>
          <table:table-cell office:value-type="float" office:value="3.756576" calcext:value-type="float">
            <text:p>3.756576</text:p>
          </table:table-cell>
          <table:table-cell office:value-type="float" office:value="2.593301" calcext:value-type="float">
            <text:p>2.593301</text:p>
          </table:table-cell>
          <table:table-cell office:value-type="float" office:value="1.433554" calcext:value-type="float">
            <text:p>1.433554</text:p>
          </table:table-cell>
          <table:table-cell office:value-type="float" office:value="0.8513575" calcext:value-type="float">
            <text:p>0.8513575</text:p>
          </table:table-cell>
          <table:table-cell office:value-type="float" office:value="0.8001888" calcext:value-type="float">
            <text:p>0.8001888</text:p>
          </table:table-cell>
          <table:table-cell office:value-type="float" office:value="0.643834" calcext:value-type="float">
            <text:p>0.643834</text:p>
          </table:table-cell>
          <table:table-cell office:value-type="float" office:value="0.8586997" calcext:value-type="float">
            <text:p>0.8586997</text:p>
          </table:table-cell>
          <table:table-cell office:value-type="float" office:value="4495.868" calcext:value-type="float">
            <text:p>4495.868</text:p>
          </table:table-cell>
          <table:table-cell office:value-type="float" office:value="0" calcext:value-type="float">
            <text:p>0</text:p>
          </table:table-cell>
          <table:table-cell office:value-type="float" office:value="-0.01125444" calcext:value-type="float">
            <text:p>-0.0112544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4" calcext:value-type="float">
            <text:p>2052004</text:p>
          </table:table-cell>
          <table:table-cell office:value-type="float" office:value="21.24553" calcext:value-type="float">
            <text:p>21.24553</text:p>
          </table:table-cell>
          <table:table-cell office:value-type="float" office:value="452.6195" calcext:value-type="float">
            <text:p>452.6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9035" calcext:value-type="float">
            <text:p>1.089035</text:p>
          </table:table-cell>
          <table:table-cell office:value-type="float" office:value="4.240606" calcext:value-type="float">
            <text:p>4.240606</text:p>
          </table:table-cell>
          <table:table-cell office:value-type="float" office:value="0" calcext:value-type="float">
            <text:p>0</text:p>
          </table:table-cell>
          <table:table-cell office:value-type="float" office:value="0.01336773" calcext:value-type="float">
            <text:p>0.01336773</text:p>
          </table:table-cell>
          <table:table-cell office:value-type="float" office:value="0" calcext:value-type="float">
            <text:p>0</text:p>
          </table:table-cell>
          <table:table-cell office:value-type="float" office:value="0.7691317" calcext:value-type="float">
            <text:p>0.7691317</text:p>
          </table:table-cell>
          <table:table-cell office:value-type="float" office:value="-0.01305161" calcext:value-type="float">
            <text:p>-0.01305161</text:p>
          </table:table-cell>
          <table:table-cell office:value-type="float" office:value="-0.001701256" calcext:value-type="float">
            <text:p>-0.001701256</text:p>
          </table:table-cell>
          <table:table-cell office:value-type="float" office:value="0.00004546405" calcext:value-type="float">
            <text:p>4.546405E-05</text:p>
          </table:table-cell>
          <table:table-cell office:value-type="float" office:value="15.0564" calcext:value-type="float">
            <text:p>15.0564</text:p>
          </table:table-cell>
          <table:table-cell office:value-type="float" office:value="2.318926" calcext:value-type="float">
            <text:p>2.318926</text:p>
          </table:table-cell>
          <table:table-cell office:value-type="float" office:value="0.1169187" calcext:value-type="float">
            <text:p>0.1169187</text:p>
          </table:table-cell>
          <table:table-cell office:value-type="float" office:value="0.02864054" calcext:value-type="float">
            <text:p>0.02864054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02157985" calcext:value-type="float">
            <text:p>0.02157985</text:p>
          </table:table-cell>
          <table:table-cell office:value-type="float" office:value="0.02005532" calcext:value-type="float">
            <text:p>0.02005532</text:p>
          </table:table-cell>
          <table:table-cell office:value-type="float" office:value="0.02704984" calcext:value-type="float">
            <text:p>0.02704984</text:p>
          </table:table-cell>
          <table:table-cell office:value-type="float" office:value="0.02677719" calcext:value-type="float">
            <text:p>0.02677719</text:p>
          </table:table-cell>
          <table:table-cell office:value-type="float" office:value="3.214256" calcext:value-type="float">
            <text:p>3.214256</text:p>
          </table:table-cell>
          <table:table-cell office:value-type="float" office:value="3.258051" calcext:value-type="float">
            <text:p>3.258051</text:p>
          </table:table-cell>
          <table:table-cell office:value-type="float" office:value="2.676734" calcext:value-type="float">
            <text:p>2.676734</text:p>
          </table:table-cell>
          <table:table-cell office:value-type="float" office:value="1.63682" calcext:value-type="float">
            <text:p>1.63682</text:p>
          </table:table-cell>
          <table:table-cell office:value-type="float" office:value="0.9781148" calcext:value-type="float">
            <text:p>0.9781148</text:p>
          </table:table-cell>
          <table:table-cell office:value-type="float" office:value="0.8704908" calcext:value-type="float">
            <text:p>0.8704908</text:p>
          </table:table-cell>
          <table:table-cell office:value-type="float" office:value="0.663278" calcext:value-type="float">
            <text:p>0.663278</text:p>
          </table:table-cell>
          <table:table-cell office:value-type="float" office:value="0.8605021" calcext:value-type="float">
            <text:p>0.8605021</text:p>
          </table:table-cell>
          <table:table-cell office:value-type="float" office:value="4513.77" calcext:value-type="float">
            <text:p>4513.77</text:p>
          </table:table-cell>
          <table:table-cell office:value-type="float" office:value="0" calcext:value-type="float">
            <text:p>0</text:p>
          </table:table-cell>
          <table:table-cell office:value-type="float" office:value="-0.01146869" calcext:value-type="float">
            <text:p>-0.0114686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4" calcext:value-type="float">
            <text:p>3052004</text:p>
          </table:table-cell>
          <table:table-cell office:value-type="float" office:value="21.18107" calcext:value-type="float">
            <text:p>21.18107</text:p>
          </table:table-cell>
          <table:table-cell office:value-type="float" office:value="452.6804" calcext:value-type="float">
            <text:p>452.6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5589" calcext:value-type="float">
            <text:p>1.045589</text:p>
          </table:table-cell>
          <table:table-cell office:value-type="float" office:value="4.272827" calcext:value-type="float">
            <text:p>4.272827</text:p>
          </table:table-cell>
          <table:table-cell office:value-type="float" office:value="0" calcext:value-type="float">
            <text:p>0</text:p>
          </table:table-cell>
          <table:table-cell office:value-type="float" office:value="0.01354126" calcext:value-type="float">
            <text:p>0.01354126</text:p>
          </table:table-cell>
          <table:table-cell office:value-type="float" office:value="0" calcext:value-type="float">
            <text:p>0</text:p>
          </table:table-cell>
          <table:table-cell office:value-type="float" office:value="0.7774216" calcext:value-type="float">
            <text:p>0.7774216</text:p>
          </table:table-cell>
          <table:table-cell office:value-type="float" office:value="-0.01557515" calcext:value-type="float">
            <text:p>-0.01557515</text:p>
          </table:table-cell>
          <table:table-cell office:value-type="float" office:value="-0.001702357" calcext:value-type="float">
            <text:p>-0.001702357</text:p>
          </table:table-cell>
          <table:table-cell office:value-type="float" office:value="0.0000454654" calcext:value-type="float">
            <text:p>4.54654E-05</text:p>
          </table:table-cell>
          <table:table-cell office:value-type="float" office:value="15.26545" calcext:value-type="float">
            <text:p>15.26545</text:p>
          </table:table-cell>
          <table:table-cell office:value-type="float" office:value="1.731638" calcext:value-type="float">
            <text:p>1.731638</text:p>
          </table:table-cell>
          <table:table-cell office:value-type="float" office:value="0.09072207" calcext:value-type="float">
            <text:p>0.09072207</text:p>
          </table:table-cell>
          <table:table-cell office:value-type="float" office:value="0.02790734" calcext:value-type="float">
            <text:p>0.02790734</text:p>
          </table:table-cell>
          <table:table-cell office:value-type="float" office:value="0.02476464" calcext:value-type="float">
            <text:p>0.02476464</text:p>
          </table:table-cell>
          <table:table-cell office:value-type="float" office:value="0.02167947" calcext:value-type="float">
            <text:p>0.02167947</text:p>
          </table:table-cell>
          <table:table-cell office:value-type="float" office:value="0.02021954" calcext:value-type="float">
            <text:p>0.02021954</text:p>
          </table:table-cell>
          <table:table-cell office:value-type="float" office:value="0.02694544" calcext:value-type="float">
            <text:p>0.02694544</text:p>
          </table:table-cell>
          <table:table-cell office:value-type="float" office:value="0.02612118" calcext:value-type="float">
            <text:p>0.02612118</text:p>
          </table:table-cell>
          <table:table-cell office:value-type="float" office:value="3.01176" calcext:value-type="float">
            <text:p>3.01176</text:p>
          </table:table-cell>
          <table:table-cell office:value-type="float" office:value="3.388259" calcext:value-type="float">
            <text:p>3.388259</text:p>
          </table:table-cell>
          <table:table-cell office:value-type="float" office:value="2.918663" calcext:value-type="float">
            <text:p>2.918663</text:p>
          </table:table-cell>
          <table:table-cell office:value-type="float" office:value="1.762954" calcext:value-type="float">
            <text:p>1.762954</text:p>
          </table:table-cell>
          <table:table-cell office:value-type="float" office:value="1.041598" calcext:value-type="float">
            <text:p>1.041598</text:p>
          </table:table-cell>
          <table:table-cell office:value-type="float" office:value="0.9189061" calcext:value-type="float">
            <text:p>0.9189061</text:p>
          </table:table-cell>
          <table:table-cell office:value-type="float" office:value="0.6801577" calcext:value-type="float">
            <text:p>0.6801577</text:p>
          </table:table-cell>
          <table:table-cell office:value-type="float" office:value="0.8626979" calcext:value-type="float">
            <text:p>0.8626979</text:p>
          </table:table-cell>
          <table:table-cell office:value-type="float" office:value="4462.245" calcext:value-type="float">
            <text:p>4462.245</text:p>
          </table:table-cell>
          <table:table-cell office:value-type="float" office:value="0" calcext:value-type="float">
            <text:p>0</text:p>
          </table:table-cell>
          <table:table-cell office:value-type="float" office:value="-0.01310675" calcext:value-type="float">
            <text:p>-0.013106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4" calcext:value-type="float">
            <text:p>4052004</text:p>
          </table:table-cell>
          <table:table-cell office:value-type="float" office:value="21.11175" calcext:value-type="float">
            <text:p>21.11175</text:p>
          </table:table-cell>
          <table:table-cell office:value-type="float" office:value="452.7581" calcext:value-type="float">
            <text:p>452.7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87777" calcext:value-type="float">
            <text:p>0.9787777</text:p>
          </table:table-cell>
          <table:table-cell office:value-type="float" office:value="4.317173" calcext:value-type="float">
            <text:p>4.317173</text:p>
          </table:table-cell>
          <table:table-cell office:value-type="float" office:value="0" calcext:value-type="float">
            <text:p>0</text:p>
          </table:table-cell>
          <table:table-cell office:value-type="float" office:value="0.01366061" calcext:value-type="float">
            <text:p>0.01366061</text:p>
          </table:table-cell>
          <table:table-cell office:value-type="float" office:value="0" calcext:value-type="float">
            <text:p>0</text:p>
          </table:table-cell>
          <table:table-cell office:value-type="float" office:value="0.7847167" calcext:value-type="float">
            <text:p>0.7847167</text:p>
          </table:table-cell>
          <table:table-cell office:value-type="float" office:value="-0.01820863" calcext:value-type="float">
            <text:p>-0.01820863</text:p>
          </table:table-cell>
          <table:table-cell office:value-type="float" office:value="-0.001699475" calcext:value-type="float">
            <text:p>-0.001699475</text:p>
          </table:table-cell>
          <table:table-cell office:value-type="float" office:value="0.00004546611" calcext:value-type="float">
            <text:p>4.546611E-05</text:p>
          </table:table-cell>
          <table:table-cell office:value-type="float" office:value="15.48886" calcext:value-type="float">
            <text:p>15.48886</text:p>
          </table:table-cell>
          <table:table-cell office:value-type="float" office:value="1.267907" calcext:value-type="float">
            <text:p>1.267907</text:p>
          </table:table-cell>
          <table:table-cell office:value-type="float" office:value="0.06965466" calcext:value-type="float">
            <text:p>0.06965466</text:p>
          </table:table-cell>
          <table:table-cell office:value-type="float" office:value="0.02696511" calcext:value-type="float">
            <text:p>0.02696511</text:p>
          </table:table-cell>
          <table:table-cell office:value-type="float" office:value="0.02472741" calcext:value-type="float">
            <text:p>0.02472741</text:p>
          </table:table-cell>
          <table:table-cell office:value-type="float" office:value="0.02173984" calcext:value-type="float">
            <text:p>0.02173984</text:p>
          </table:table-cell>
          <table:table-cell office:value-type="float" office:value="0.02036476" calcext:value-type="float">
            <text:p>0.02036476</text:p>
          </table:table-cell>
          <table:table-cell office:value-type="float" office:value="0.02686934" calcext:value-type="float">
            <text:p>0.02686934</text:p>
          </table:table-cell>
          <table:table-cell office:value-type="float" office:value="0.02555299" calcext:value-type="float">
            <text:p>0.02555299</text:p>
          </table:table-cell>
          <table:table-cell office:value-type="float" office:value="3.114306" calcext:value-type="float">
            <text:p>3.114306</text:p>
          </table:table-cell>
          <table:table-cell office:value-type="float" office:value="3.263261" calcext:value-type="float">
            <text:p>3.263261</text:p>
          </table:table-cell>
          <table:table-cell office:value-type="float" office:value="2.945287" calcext:value-type="float">
            <text:p>2.945287</text:p>
          </table:table-cell>
          <table:table-cell office:value-type="float" office:value="1.88659" calcext:value-type="float">
            <text:p>1.88659</text:p>
          </table:table-cell>
          <table:table-cell office:value-type="float" office:value="1.124828" calcext:value-type="float">
            <text:p>1.124828</text:p>
          </table:table-cell>
          <table:table-cell office:value-type="float" office:value="0.9737005" calcext:value-type="float">
            <text:p>0.9737005</text:p>
          </table:table-cell>
          <table:table-cell office:value-type="float" office:value="0.6962738" calcext:value-type="float">
            <text:p>0.6962738</text:p>
          </table:table-cell>
          <table:table-cell office:value-type="float" office:value="0.8649852" calcext:value-type="float">
            <text:p>0.8649852</text:p>
          </table:table-cell>
          <table:table-cell office:value-type="float" office:value="4310.529" calcext:value-type="float">
            <text:p>4310.529</text:p>
          </table:table-cell>
          <table:table-cell office:value-type="float" office:value="0" calcext:value-type="float">
            <text:p>0</text:p>
          </table:table-cell>
          <table:table-cell office:value-type="float" office:value="-0.01356303" calcext:value-type="float">
            <text:p>-0.0135630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4" calcext:value-type="float">
            <text:p>5052004</text:p>
          </table:table-cell>
          <table:table-cell office:value-type="float" office:value="21.01418" calcext:value-type="float">
            <text:p>21.01418</text:p>
          </table:table-cell>
          <table:table-cell office:value-type="float" office:value="452.8387" calcext:value-type="float">
            <text:p>452.8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6199" calcext:value-type="float">
            <text:p>0.9286199</text:p>
          </table:table-cell>
          <table:table-cell office:value-type="float" office:value="4.369234" calcext:value-type="float">
            <text:p>4.369234</text:p>
          </table:table-cell>
          <table:table-cell office:value-type="float" office:value="0" calcext:value-type="float">
            <text:p>0</text:p>
          </table:table-cell>
          <table:table-cell office:value-type="float" office:value="0.01373028" calcext:value-type="float">
            <text:p>0.01373028</text:p>
          </table:table-cell>
          <table:table-cell office:value-type="float" office:value="0" calcext:value-type="float">
            <text:p>0</text:p>
          </table:table-cell>
          <table:table-cell office:value-type="float" office:value="0.7884024" calcext:value-type="float">
            <text:p>0.7884024</text:p>
          </table:table-cell>
          <table:table-cell office:value-type="float" office:value="-0.02338804" calcext:value-type="float">
            <text:p>-0.02338804</text:p>
          </table:table-cell>
          <table:table-cell office:value-type="float" office:value="-0.001692751" calcext:value-type="float">
            <text:p>-0.001692751</text:p>
          </table:table-cell>
          <table:table-cell office:value-type="float" office:value="0.00004546702" calcext:value-type="float">
            <text:p>4.546702E-05</text:p>
          </table:table-cell>
          <table:table-cell office:value-type="float" office:value="15.62302" calcext:value-type="float">
            <text:p>15.62302</text:p>
          </table:table-cell>
          <table:table-cell office:value-type="float" office:value="0.9968454" calcext:value-type="float">
            <text:p>0.9968454</text:p>
          </table:table-cell>
          <table:table-cell office:value-type="float" office:value="0.05638833" calcext:value-type="float">
            <text:p>0.05638833</text:p>
          </table:table-cell>
          <table:table-cell office:value-type="float" office:value="0.02643547" calcext:value-type="float">
            <text:p>0.02643547</text:p>
          </table:table-cell>
          <table:table-cell office:value-type="float" office:value="0.02461887" calcext:value-type="float">
            <text:p>0.02461887</text:p>
          </table:table-cell>
          <table:table-cell office:value-type="float" office:value="0.02172443" calcext:value-type="float">
            <text:p>0.02172443</text:p>
          </table:table-cell>
          <table:table-cell office:value-type="float" office:value="0.0204103" calcext:value-type="float">
            <text:p>0.0204103</text:p>
          </table:table-cell>
          <table:table-cell office:value-type="float" office:value="0.02670179" calcext:value-type="float">
            <text:p>0.02670179</text:p>
          </table:table-cell>
          <table:table-cell office:value-type="float" office:value="0.02502299" calcext:value-type="float">
            <text:p>0.02502299</text:p>
          </table:table-cell>
          <table:table-cell office:value-type="float" office:value="3.915864" calcext:value-type="float">
            <text:p>3.915864</text:p>
          </table:table-cell>
          <table:table-cell office:value-type="float" office:value="3.368309" calcext:value-type="float">
            <text:p>3.368309</text:p>
          </table:table-cell>
          <table:table-cell office:value-type="float" office:value="3.026205" calcext:value-type="float">
            <text:p>3.026205</text:p>
          </table:table-cell>
          <table:table-cell office:value-type="float" office:value="1.98453" calcext:value-type="float">
            <text:p>1.98453</text:p>
          </table:table-cell>
          <table:table-cell office:value-type="float" office:value="1.191987" calcext:value-type="float">
            <text:p>1.191987</text:p>
          </table:table-cell>
          <table:table-cell office:value-type="float" office:value="1.026243" calcext:value-type="float">
            <text:p>1.026243</text:p>
          </table:table-cell>
          <table:table-cell office:value-type="float" office:value="0.7134354" calcext:value-type="float">
            <text:p>0.7134354</text:p>
          </table:table-cell>
          <table:table-cell office:value-type="float" office:value="0.8674133" calcext:value-type="float">
            <text:p>0.8674133</text:p>
          </table:table-cell>
          <table:table-cell office:value-type="float" office:value="4210.42" calcext:value-type="float">
            <text:p>4210.42</text:p>
          </table:table-cell>
          <table:table-cell office:value-type="float" office:value="0" calcext:value-type="float">
            <text:p>0</text:p>
          </table:table-cell>
          <table:table-cell office:value-type="float" office:value="-0.01541371" calcext:value-type="float">
            <text:p>-0.0154137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4" calcext:value-type="float">
            <text:p>6052004</text:p>
          </table:table-cell>
          <table:table-cell office:value-type="float" office:value="20.8574" calcext:value-type="float">
            <text:p>20.8574</text:p>
          </table:table-cell>
          <table:table-cell office:value-type="float" office:value="452.8984" calcext:value-type="float">
            <text:p>452.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24515" calcext:value-type="float">
            <text:p>0.9624515</text:p>
          </table:table-cell>
          <table:table-cell office:value-type="float" office:value="4.415732" calcext:value-type="float">
            <text:p>4.415732</text:p>
          </table:table-cell>
          <table:table-cell office:value-type="float" office:value="0" calcext:value-type="float">
            <text:p>0</text:p>
          </table:table-cell>
          <table:table-cell office:value-type="float" office:value="0.01377485" calcext:value-type="float">
            <text:p>0.01377485</text:p>
          </table:table-cell>
          <table:table-cell office:value-type="float" office:value="0" calcext:value-type="float">
            <text:p>0</text:p>
          </table:table-cell>
          <table:table-cell office:value-type="float" office:value="0.790509" calcext:value-type="float">
            <text:p>0.790509</text:p>
          </table:table-cell>
          <table:table-cell office:value-type="float" office:value="-0.03013101" calcext:value-type="float">
            <text:p>-0.03013101</text:p>
          </table:table-cell>
          <table:table-cell office:value-type="float" office:value="-0.001694345" calcext:value-type="float">
            <text:p>-0.001694345</text:p>
          </table:table-cell>
          <table:table-cell office:value-type="float" office:value="0.00004546743" calcext:value-type="float">
            <text:p>4.546743E-05</text:p>
          </table:table-cell>
          <table:table-cell office:value-type="float" office:value="15.56275" calcext:value-type="float">
            <text:p>15.56275</text:p>
          </table:table-cell>
          <table:table-cell office:value-type="float" office:value="1.244383" calcext:value-type="float">
            <text:p>1.244383</text:p>
          </table:table-cell>
          <table:table-cell office:value-type="float" office:value="0.04921605" calcext:value-type="float">
            <text:p>0.04921605</text:p>
          </table:table-cell>
          <table:table-cell office:value-type="float" office:value="0.02602967" calcext:value-type="float">
            <text:p>0.02602967</text:p>
          </table:table-cell>
          <table:table-cell office:value-type="float" office:value="0.02447571" calcext:value-type="float">
            <text:p>0.02447571</text:p>
          </table:table-cell>
          <table:table-cell office:value-type="float" office:value="0.02179559" calcext:value-type="float">
            <text:p>0.02179559</text:p>
          </table:table-cell>
          <table:table-cell office:value-type="float" office:value="0.02044028" calcext:value-type="float">
            <text:p>0.02044028</text:p>
          </table:table-cell>
          <table:table-cell office:value-type="float" office:value="0.02649392" calcext:value-type="float">
            <text:p>0.02649392</text:p>
          </table:table-cell>
          <table:table-cell office:value-type="float" office:value="0.02451926" calcext:value-type="float">
            <text:p>0.02451926</text:p>
          </table:table-cell>
          <table:table-cell office:value-type="float" office:value="4.577211" calcext:value-type="float">
            <text:p>4.577211</text:p>
          </table:table-cell>
          <table:table-cell office:value-type="float" office:value="3.825204" calcext:value-type="float">
            <text:p>3.825204</text:p>
          </table:table-cell>
          <table:table-cell office:value-type="float" office:value="3.081464" calcext:value-type="float">
            <text:p>3.081464</text:p>
          </table:table-cell>
          <table:table-cell office:value-type="float" office:value="2.061469" calcext:value-type="float">
            <text:p>2.061469</text:p>
          </table:table-cell>
          <table:table-cell office:value-type="float" office:value="1.259346" calcext:value-type="float">
            <text:p>1.259346</text:p>
          </table:table-cell>
          <table:table-cell office:value-type="float" office:value="1.079548" calcext:value-type="float">
            <text:p>1.079548</text:p>
          </table:table-cell>
          <table:table-cell office:value-type="float" office:value="0.7317944" calcext:value-type="float">
            <text:p>0.7317944</text:p>
          </table:table-cell>
          <table:table-cell office:value-type="float" office:value="0.870011" calcext:value-type="float">
            <text:p>0.870011</text:p>
          </table:table-cell>
          <table:table-cell office:value-type="float" office:value="4445.838" calcext:value-type="float">
            <text:p>4445.838</text:p>
          </table:table-cell>
          <table:table-cell office:value-type="float" office:value="0" calcext:value-type="float">
            <text:p>0</text:p>
          </table:table-cell>
          <table:table-cell office:value-type="float" office:value="-0.01786328" calcext:value-type="float">
            <text:p>-0.017863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4" calcext:value-type="float">
            <text:p>7052004</text:p>
          </table:table-cell>
          <table:table-cell office:value-type="float" office:value="20.52078" calcext:value-type="float">
            <text:p>20.52078</text:p>
          </table:table-cell>
          <table:table-cell office:value-type="float" office:value="452.9645" calcext:value-type="float">
            <text:p>452.9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6196" calcext:value-type="float">
            <text:p>1.176196</text:p>
          </table:table-cell>
          <table:table-cell office:value-type="float" office:value="4.460696" calcext:value-type="float">
            <text:p>4.460696</text:p>
          </table:table-cell>
          <table:table-cell office:value-type="float" office:value="0" calcext:value-type="float">
            <text:p>0</text:p>
          </table:table-cell>
          <table:table-cell office:value-type="float" office:value="0.0138148" calcext:value-type="float">
            <text:p>0.0138148</text:p>
          </table:table-cell>
          <table:table-cell office:value-type="float" office:value="0" calcext:value-type="float">
            <text:p>0</text:p>
          </table:table-cell>
          <table:table-cell office:value-type="float" office:value="0.7923248" calcext:value-type="float">
            <text:p>0.7923248</text:p>
          </table:table-cell>
          <table:table-cell office:value-type="float" office:value="-0.03355736" calcext:value-type="float">
            <text:p>-0.03355736</text:p>
          </table:table-cell>
          <table:table-cell office:value-type="float" office:value="-0.001814677" calcext:value-type="float">
            <text:p>-0.001814677</text:p>
          </table:table-cell>
          <table:table-cell office:value-type="float" office:value="0.00004546778" calcext:value-type="float">
            <text:p>4.546778E-05</text:p>
          </table:table-cell>
          <table:table-cell office:value-type="float" office:value="15.08008" calcext:value-type="float">
            <text:p>15.08008</text:p>
          </table:table-cell>
          <table:table-cell office:value-type="float" office:value="2.799804" calcext:value-type="float">
            <text:p>2.799804</text:p>
          </table:table-cell>
          <table:table-cell office:value-type="float" office:value="0.05681513" calcext:value-type="float">
            <text:p>0.05681513</text:p>
          </table:table-cell>
          <table:table-cell office:value-type="float" office:value="0.02624849" calcext:value-type="float">
            <text:p>0.02624849</text:p>
          </table:table-cell>
          <table:table-cell office:value-type="float" office:value="0.02424586" calcext:value-type="float">
            <text:p>0.02424586</text:p>
          </table:table-cell>
          <table:table-cell office:value-type="float" office:value="0.02187356" calcext:value-type="float">
            <text:p>0.02187356</text:p>
          </table:table-cell>
          <table:table-cell office:value-type="float" office:value="0.02043304" calcext:value-type="float">
            <text:p>0.02043304</text:p>
          </table:table-cell>
          <table:table-cell office:value-type="float" office:value="0.02619389" calcext:value-type="float">
            <text:p>0.02619389</text:p>
          </table:table-cell>
          <table:table-cell office:value-type="float" office:value="0.02403304" calcext:value-type="float">
            <text:p>0.02403304</text:p>
          </table:table-cell>
          <table:table-cell office:value-type="float" office:value="5.162162" calcext:value-type="float">
            <text:p>5.162162</text:p>
          </table:table-cell>
          <table:table-cell office:value-type="float" office:value="5.151089" calcext:value-type="float">
            <text:p>5.151089</text:p>
          </table:table-cell>
          <table:table-cell office:value-type="float" office:value="3.306943" calcext:value-type="float">
            <text:p>3.306943</text:p>
          </table:table-cell>
          <table:table-cell office:value-type="float" office:value="2.187207" calcext:value-type="float">
            <text:p>2.187207</text:p>
          </table:table-cell>
          <table:table-cell office:value-type="float" office:value="1.341298" calcext:value-type="float">
            <text:p>1.341298</text:p>
          </table:table-cell>
          <table:table-cell office:value-type="float" office:value="1.138091" calcext:value-type="float">
            <text:p>1.138091</text:p>
          </table:table-cell>
          <table:table-cell office:value-type="float" office:value="0.7520121" calcext:value-type="float">
            <text:p>0.7520121</text:p>
          </table:table-cell>
          <table:table-cell office:value-type="float" office:value="0.8728585" calcext:value-type="float">
            <text:p>0.8728585</text:p>
          </table:table-cell>
          <table:table-cell office:value-type="float" office:value="5479.722" calcext:value-type="float">
            <text:p>5479.722</text:p>
          </table:table-cell>
          <table:table-cell office:value-type="float" office:value="0" calcext:value-type="float">
            <text:p>0</text:p>
          </table:table-cell>
          <table:table-cell office:value-type="float" office:value="-0.01881875" calcext:value-type="float">
            <text:p>-0.018818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4" calcext:value-type="float">
            <text:p>8052004</text:p>
          </table:table-cell>
          <table:table-cell office:value-type="float" office:value="20.40667" calcext:value-type="float">
            <text:p>20.40667</text:p>
          </table:table-cell>
          <table:table-cell office:value-type="float" office:value="452.9739" calcext:value-type="float">
            <text:p>452.9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0763" calcext:value-type="float">
            <text:p>1.230763</text:p>
          </table:table-cell>
          <table:table-cell office:value-type="float" office:value="4.503292" calcext:value-type="float">
            <text:p>4.503292</text:p>
          </table:table-cell>
          <table:table-cell office:value-type="float" office:value="0" calcext:value-type="float">
            <text:p>0</text:p>
          </table:table-cell>
          <table:table-cell office:value-type="float" office:value="0.01385363" calcext:value-type="float">
            <text:p>0.01385363</text:p>
          </table:table-cell>
          <table:table-cell office:value-type="float" office:value="0" calcext:value-type="float">
            <text:p>0</text:p>
          </table:table-cell>
          <table:table-cell office:value-type="float" office:value="0.7938548" calcext:value-type="float">
            <text:p>0.7938548</text:p>
          </table:table-cell>
          <table:table-cell office:value-type="float" office:value="-0.03371352" calcext:value-type="float">
            <text:p>-0.03371352</text:p>
          </table:table-cell>
          <table:table-cell office:value-type="float" office:value="-0.001806096" calcext:value-type="float">
            <text:p>-0.001806096</text:p>
          </table:table-cell>
          <table:table-cell office:value-type="float" office:value="0.00004546813" calcext:value-type="float">
            <text:p>4.546813E-05</text:p>
          </table:table-cell>
          <table:table-cell office:value-type="float" office:value="14.97671" calcext:value-type="float">
            <text:p>14.97671</text:p>
          </table:table-cell>
          <table:table-cell office:value-type="float" office:value="3.153097" calcext:value-type="float">
            <text:p>3.153097</text:p>
          </table:table-cell>
          <table:table-cell office:value-type="float" office:value="0.04826425" calcext:value-type="float">
            <text:p>0.04826425</text:p>
          </table:table-cell>
          <table:table-cell office:value-type="float" office:value="0.02659366" calcext:value-type="float">
            <text:p>0.02659366</text:p>
          </table:table-cell>
          <table:table-cell office:value-type="float" office:value="0.02452784" calcext:value-type="float">
            <text:p>0.02452784</text:p>
          </table:table-cell>
          <table:table-cell office:value-type="float" office:value="0.02203905" calcext:value-type="float">
            <text:p>0.02203905</text:p>
          </table:table-cell>
          <table:table-cell office:value-type="float" office:value="0.02045471" calcext:value-type="float">
            <text:p>0.02045471</text:p>
          </table:table-cell>
          <table:table-cell office:value-type="float" office:value="0.02592837" calcext:value-type="float">
            <text:p>0.02592837</text:p>
          </table:table-cell>
          <table:table-cell office:value-type="float" office:value="0.02354383" calcext:value-type="float">
            <text:p>0.02354383</text:p>
          </table:table-cell>
          <table:table-cell office:value-type="float" office:value="5.244174" calcext:value-type="float">
            <text:p>5.244174</text:p>
          </table:table-cell>
          <table:table-cell office:value-type="float" office:value="6.267617" calcext:value-type="float">
            <text:p>6.267617</text:p>
          </table:table-cell>
          <table:table-cell office:value-type="float" office:value="3.520853" calcext:value-type="float">
            <text:p>3.520853</text:p>
          </table:table-cell>
          <table:table-cell office:value-type="float" office:value="2.320503" calcext:value-type="float">
            <text:p>2.320503</text:p>
          </table:table-cell>
          <table:table-cell office:value-type="float" office:value="1.429528" calcext:value-type="float">
            <text:p>1.429528</text:p>
          </table:table-cell>
          <table:table-cell office:value-type="float" office:value="1.200923" calcext:value-type="float">
            <text:p>1.200923</text:p>
          </table:table-cell>
          <table:table-cell office:value-type="float" office:value="0.773858" calcext:value-type="float">
            <text:p>0.773858</text:p>
          </table:table-cell>
          <table:table-cell office:value-type="float" office:value="0.8759992" calcext:value-type="float">
            <text:p>0.8759992</text:p>
          </table:table-cell>
          <table:table-cell office:value-type="float" office:value="5753.581" calcext:value-type="float">
            <text:p>5753.581</text:p>
          </table:table-cell>
          <table:table-cell office:value-type="float" office:value="0" calcext:value-type="float">
            <text:p>0</text:p>
          </table:table-cell>
          <table:table-cell office:value-type="float" office:value="-0.01886465" calcext:value-type="float">
            <text:p>-0.018864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4" calcext:value-type="float">
            <text:p>9052004</text:p>
          </table:table-cell>
          <table:table-cell office:value-type="float" office:value="20.27952" calcext:value-type="float">
            <text:p>20.27952</text:p>
          </table:table-cell>
          <table:table-cell office:value-type="float" office:value="452.9921" calcext:value-type="float">
            <text:p>452.9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1827" calcext:value-type="float">
            <text:p>1.281827</text:p>
          </table:table-cell>
          <table:table-cell office:value-type="float" office:value="4.553992" calcext:value-type="float">
            <text:p>4.553992</text:p>
          </table:table-cell>
          <table:table-cell office:value-type="float" office:value="0" calcext:value-type="float">
            <text:p>0</text:p>
          </table:table-cell>
          <table:table-cell office:value-type="float" office:value="0.01389178" calcext:value-type="float">
            <text:p>0.01389178</text:p>
          </table:table-cell>
          <table:table-cell office:value-type="float" office:value="0" calcext:value-type="float">
            <text:p>0</text:p>
          </table:table-cell>
          <table:table-cell office:value-type="float" office:value="0.794996" calcext:value-type="float">
            <text:p>0.794996</text:p>
          </table:table-cell>
          <table:table-cell office:value-type="float" office:value="-0.03436806" calcext:value-type="float">
            <text:p>-0.03436806</text:p>
          </table:table-cell>
          <table:table-cell office:value-type="float" office:value="-0.001800028" calcext:value-type="float">
            <text:p>-0.001800028</text:p>
          </table:table-cell>
          <table:table-cell office:value-type="float" office:value="0.00004546848" calcext:value-type="float">
            <text:p>4.546848E-05</text:p>
          </table:table-cell>
          <table:table-cell office:value-type="float" office:value="14.86692" calcext:value-type="float">
            <text:p>14.86692</text:p>
          </table:table-cell>
          <table:table-cell office:value-type="float" office:value="3.26086" calcext:value-type="float">
            <text:p>3.26086</text:p>
          </table:table-cell>
          <table:table-cell office:value-type="float" office:value="0.04455007" calcext:value-type="float">
            <text:p>0.04455007</text:p>
          </table:table-cell>
          <table:table-cell office:value-type="float" office:value="0.02670847" calcext:value-type="float">
            <text:p>0.02670847</text:p>
          </table:table-cell>
          <table:table-cell office:value-type="float" office:value="0.02474993" calcext:value-type="float">
            <text:p>0.02474993</text:p>
          </table:table-cell>
          <table:table-cell office:value-type="float" office:value="0.02237196" calcext:value-type="float">
            <text:p>0.02237196</text:p>
          </table:table-cell>
          <table:table-cell office:value-type="float" office:value="0.02071155" calcext:value-type="float">
            <text:p>0.02071155</text:p>
          </table:table-cell>
          <table:table-cell office:value-type="float" office:value="0.02604434" calcext:value-type="float">
            <text:p>0.02604434</text:p>
          </table:table-cell>
          <table:table-cell office:value-type="float" office:value="0.02316009" calcext:value-type="float">
            <text:p>0.02316009</text:p>
          </table:table-cell>
          <table:table-cell office:value-type="float" office:value="5.665359" calcext:value-type="float">
            <text:p>5.665359</text:p>
          </table:table-cell>
          <table:table-cell office:value-type="float" office:value="7.115778" calcext:value-type="float">
            <text:p>7.115778</text:p>
          </table:table-cell>
          <table:table-cell office:value-type="float" office:value="3.728406" calcext:value-type="float">
            <text:p>3.728406</text:p>
          </table:table-cell>
          <table:table-cell office:value-type="float" office:value="2.447218" calcext:value-type="float">
            <text:p>2.447218</text:p>
          </table:table-cell>
          <table:table-cell office:value-type="float" office:value="1.514391" calcext:value-type="float">
            <text:p>1.514391</text:p>
          </table:table-cell>
          <table:table-cell office:value-type="float" office:value="1.261396" calcext:value-type="float">
            <text:p>1.261396</text:p>
          </table:table-cell>
          <table:table-cell office:value-type="float" office:value="0.7956732" calcext:value-type="float">
            <text:p>0.7956732</text:p>
          </table:table-cell>
          <table:table-cell office:value-type="float" office:value="0.8791309" calcext:value-type="float">
            <text:p>0.8791309</text:p>
          </table:table-cell>
          <table:table-cell office:value-type="float" office:value="6041.876" calcext:value-type="float">
            <text:p>6041.876</text:p>
          </table:table-cell>
          <table:table-cell office:value-type="float" office:value="0" calcext:value-type="float">
            <text:p>0</text:p>
          </table:table-cell>
          <table:table-cell office:value-type="float" office:value="-0.01897403" calcext:value-type="float">
            <text:p>-0.0189740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4" calcext:value-type="float">
            <text:p>10052004</text:p>
          </table:table-cell>
          <table:table-cell office:value-type="float" office:value="20.13695" calcext:value-type="float">
            <text:p>20.13695</text:p>
          </table:table-cell>
          <table:table-cell office:value-type="float" office:value="453.0166" calcext:value-type="float">
            <text:p>453.0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337" calcext:value-type="float">
            <text:p>1.33337</text:p>
          </table:table-cell>
          <table:table-cell office:value-type="float" office:value="4.613066" calcext:value-type="float">
            <text:p>4.613066</text:p>
          </table:table-cell>
          <table:table-cell office:value-type="float" office:value="0" calcext:value-type="float">
            <text:p>0</text:p>
          </table:table-cell>
          <table:table-cell office:value-type="float" office:value="0.01392942" calcext:value-type="float">
            <text:p>0.01392942</text:p>
          </table:table-cell>
          <table:table-cell office:value-type="float" office:value="0" calcext:value-type="float">
            <text:p>0</text:p>
          </table:table-cell>
          <table:table-cell office:value-type="float" office:value="0.7960535" calcext:value-type="float">
            <text:p>0.7960535</text:p>
          </table:table-cell>
          <table:table-cell office:value-type="float" office:value="-0.03485518" calcext:value-type="float">
            <text:p>-0.03485518</text:p>
          </table:table-cell>
          <table:table-cell office:value-type="float" office:value="-0.001809954" calcext:value-type="float">
            <text:p>-0.001809954</text:p>
          </table:table-cell>
          <table:table-cell office:value-type="float" office:value="0.00004546883" calcext:value-type="float">
            <text:p>4.546883E-05</text:p>
          </table:table-cell>
          <table:table-cell office:value-type="float" office:value="14.75972" calcext:value-type="float">
            <text:p>14.75972</text:p>
          </table:table-cell>
          <table:table-cell office:value-type="float" office:value="2.752943" calcext:value-type="float">
            <text:p>2.752943</text:p>
          </table:table-cell>
          <table:table-cell office:value-type="float" office:value="0.04240246" calcext:value-type="float">
            <text:p>0.04240246</text:p>
          </table:table-cell>
          <table:table-cell office:value-type="float" office:value="0.0267022" calcext:value-type="float">
            <text:p>0.0267022</text:p>
          </table:table-cell>
          <table:table-cell office:value-type="float" office:value="0.02482243" calcext:value-type="float">
            <text:p>0.02482243</text:p>
          </table:table-cell>
          <table:table-cell office:value-type="float" office:value="0.0226286" calcext:value-type="float">
            <text:p>0.0226286</text:p>
          </table:table-cell>
          <table:table-cell office:value-type="float" office:value="0.0208766" calcext:value-type="float">
            <text:p>0.0208766</text:p>
          </table:table-cell>
          <table:table-cell office:value-type="float" office:value="0.02613701" calcext:value-type="float">
            <text:p>0.02613701</text:p>
          </table:table-cell>
          <table:table-cell office:value-type="float" office:value="0.02284434" calcext:value-type="float">
            <text:p>0.02284434</text:p>
          </table:table-cell>
          <table:table-cell office:value-type="float" office:value="6.237398" calcext:value-type="float">
            <text:p>6.237398</text:p>
          </table:table-cell>
          <table:table-cell office:value-type="float" office:value="7.999309" calcext:value-type="float">
            <text:p>7.999309</text:p>
          </table:table-cell>
          <table:table-cell office:value-type="float" office:value="3.948315" calcext:value-type="float">
            <text:p>3.948315</text:p>
          </table:table-cell>
          <table:table-cell office:value-type="float" office:value="2.578873" calcext:value-type="float">
            <text:p>2.578873</text:p>
          </table:table-cell>
          <table:table-cell office:value-type="float" office:value="1.603518" calcext:value-type="float">
            <text:p>1.603518</text:p>
          </table:table-cell>
          <table:table-cell office:value-type="float" office:value="1.325033" calcext:value-type="float">
            <text:p>1.325033</text:p>
          </table:table-cell>
          <table:table-cell office:value-type="float" office:value="0.8188063" calcext:value-type="float">
            <text:p>0.8188063</text:p>
          </table:table-cell>
          <table:table-cell office:value-type="float" office:value="0.8823916" calcext:value-type="float">
            <text:p>0.8823916</text:p>
          </table:table-cell>
          <table:table-cell office:value-type="float" office:value="6392.646" calcext:value-type="float">
            <text:p>6392.646</text:p>
          </table:table-cell>
          <table:table-cell office:value-type="float" office:value="0" calcext:value-type="float">
            <text:p>0</text:p>
          </table:table-cell>
          <table:table-cell office:value-type="float" office:value="-0.01901694" calcext:value-type="float">
            <text:p>-0.019016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4" calcext:value-type="float">
            <text:p>11052004</text:p>
          </table:table-cell>
          <table:table-cell office:value-type="float" office:value="19.98941" calcext:value-type="float">
            <text:p>19.98941</text:p>
          </table:table-cell>
          <table:table-cell office:value-type="float" office:value="453.0271" calcext:value-type="float">
            <text:p>453.0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3658" calcext:value-type="float">
            <text:p>1.413658</text:p>
          </table:table-cell>
          <table:table-cell office:value-type="float" office:value="4.662667" calcext:value-type="float">
            <text:p>4.662667</text:p>
          </table:table-cell>
          <table:table-cell office:value-type="float" office:value="0" calcext:value-type="float">
            <text:p>0</text:p>
          </table:table-cell>
          <table:table-cell office:value-type="float" office:value="0.01396659" calcext:value-type="float">
            <text:p>0.01396659</text:p>
          </table:table-cell>
          <table:table-cell office:value-type="float" office:value="0" calcext:value-type="float">
            <text:p>0</text:p>
          </table:table-cell>
          <table:table-cell office:value-type="float" office:value="0.7970473" calcext:value-type="float">
            <text:p>0.7970473</text:p>
          </table:table-cell>
          <table:table-cell office:value-type="float" office:value="-0.0349357" calcext:value-type="float">
            <text:p>-0.0349357</text:p>
          </table:table-cell>
          <table:table-cell office:value-type="float" office:value="-0.001819122" calcext:value-type="float">
            <text:p>-0.001819122</text:p>
          </table:table-cell>
          <table:table-cell office:value-type="float" office:value="0.00004546918" calcext:value-type="float">
            <text:p>4.546918E-05</text:p>
          </table:table-cell>
          <table:table-cell office:value-type="float" office:value="14.5984" calcext:value-type="float">
            <text:p>14.5984</text:p>
          </table:table-cell>
          <table:table-cell office:value-type="float" office:value="3.457214" calcext:value-type="float">
            <text:p>3.457214</text:p>
          </table:table-cell>
          <table:table-cell office:value-type="float" office:value="0.05281138" calcext:value-type="float">
            <text:p>0.05281138</text:p>
          </table:table-cell>
          <table:table-cell office:value-type="float" office:value="0.02742851" calcext:value-type="float">
            <text:p>0.02742851</text:p>
          </table:table-cell>
          <table:table-cell office:value-type="float" office:value="0.0246228" calcext:value-type="float">
            <text:p>0.0246228</text:p>
          </table:table-cell>
          <table:table-cell office:value-type="float" office:value="0.02268967" calcext:value-type="float">
            <text:p>0.02268967</text:p>
          </table:table-cell>
          <table:table-cell office:value-type="float" office:value="0.02100462" calcext:value-type="float">
            <text:p>0.02100462</text:p>
          </table:table-cell>
          <table:table-cell office:value-type="float" office:value="0.02610997" calcext:value-type="float">
            <text:p>0.02610997</text:p>
          </table:table-cell>
          <table:table-cell office:value-type="float" office:value="0.02254252" calcext:value-type="float">
            <text:p>0.02254252</text:p>
          </table:table-cell>
          <table:table-cell office:value-type="float" office:value="5.581529" calcext:value-type="float">
            <text:p>5.581529</text:p>
          </table:table-cell>
          <table:table-cell office:value-type="float" office:value="9.267556" calcext:value-type="float">
            <text:p>9.267556</text:p>
          </table:table-cell>
          <table:table-cell office:value-type="float" office:value="4.24425" calcext:value-type="float">
            <text:p>4.24425</text:p>
          </table:table-cell>
          <table:table-cell office:value-type="float" office:value="2.74291" calcext:value-type="float">
            <text:p>2.74291</text:p>
          </table:table-cell>
          <table:table-cell office:value-type="float" office:value="1.708773" calcext:value-type="float">
            <text:p>1.708773</text:p>
          </table:table-cell>
          <table:table-cell office:value-type="float" office:value="1.39858" calcext:value-type="float">
            <text:p>1.39858</text:p>
          </table:table-cell>
          <table:table-cell office:value-type="float" office:value="0.8445749" calcext:value-type="float">
            <text:p>0.8445749</text:p>
          </table:table-cell>
          <table:table-cell office:value-type="float" office:value="0.8860065" calcext:value-type="float">
            <text:p>0.8860065</text:p>
          </table:table-cell>
          <table:table-cell office:value-type="float" office:value="6785.104" calcext:value-type="float">
            <text:p>6785.104</text:p>
          </table:table-cell>
          <table:table-cell office:value-type="float" office:value="0" calcext:value-type="float">
            <text:p>0</text:p>
          </table:table-cell>
          <table:table-cell office:value-type="float" office:value="-0.01906408" calcext:value-type="float">
            <text:p>-0.0190640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4" calcext:value-type="float">
            <text:p>12052004</text:p>
          </table:table-cell>
          <table:table-cell office:value-type="float" office:value="19.88809" calcext:value-type="float">
            <text:p>19.88809</text:p>
          </table:table-cell>
          <table:table-cell office:value-type="float" office:value="453.0245" calcext:value-type="float">
            <text:p>453.0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453" calcext:value-type="float">
            <text:p>1.45453</text:p>
          </table:table-cell>
          <table:table-cell office:value-type="float" office:value="4.718361" calcext:value-type="float">
            <text:p>4.718361</text:p>
          </table:table-cell>
          <table:table-cell office:value-type="float" office:value="0" calcext:value-type="float">
            <text:p>0</text:p>
          </table:table-cell>
          <table:table-cell office:value-type="float" office:value="0.01400354" calcext:value-type="float">
            <text:p>0.01400354</text:p>
          </table:table-cell>
          <table:table-cell office:value-type="float" office:value="0" calcext:value-type="float">
            <text:p>0</text:p>
          </table:table-cell>
          <table:table-cell office:value-type="float" office:value="0.7979833" calcext:value-type="float">
            <text:p>0.7979833</text:p>
          </table:table-cell>
          <table:table-cell office:value-type="float" office:value="-0.03501368" calcext:value-type="float">
            <text:p>-0.03501368</text:p>
          </table:table-cell>
          <table:table-cell office:value-type="float" office:value="-0.001811682" calcext:value-type="float">
            <text:p>-0.001811682</text:p>
          </table:table-cell>
          <table:table-cell office:value-type="float" office:value="0.00004546959" calcext:value-type="float">
            <text:p>4.546959E-05</text:p>
          </table:table-cell>
          <table:table-cell office:value-type="float" office:value="14.52522" calcext:value-type="float">
            <text:p>14.52522</text:p>
          </table:table-cell>
          <table:table-cell office:value-type="float" office:value="3.810263" calcext:value-type="float">
            <text:p>3.810263</text:p>
          </table:table-cell>
          <table:table-cell office:value-type="float" office:value="0.05885465" calcext:value-type="float">
            <text:p>0.05885465</text:p>
          </table:table-cell>
          <table:table-cell office:value-type="float" office:value="0.02843612" calcext:value-type="float">
            <text:p>0.02843612</text:p>
          </table:table-cell>
          <table:table-cell office:value-type="float" office:value="0.02464753" calcext:value-type="float">
            <text:p>0.02464753</text:p>
          </table:table-cell>
          <table:table-cell office:value-type="float" office:value="0.02282763" calcext:value-type="float">
            <text:p>0.02282763</text:p>
          </table:table-cell>
          <table:table-cell office:value-type="float" office:value="0.02109059" calcext:value-type="float">
            <text:p>0.02109059</text:p>
          </table:table-cell>
          <table:table-cell office:value-type="float" office:value="0.02605709" calcext:value-type="float">
            <text:p>0.02605709</text:p>
          </table:table-cell>
          <table:table-cell office:value-type="float" office:value="0.02221579" calcext:value-type="float">
            <text:p>0.02221579</text:p>
          </table:table-cell>
          <table:table-cell office:value-type="float" office:value="5.007136" calcext:value-type="float">
            <text:p>5.007136</text:p>
          </table:table-cell>
          <table:table-cell office:value-type="float" office:value="10.36238" calcext:value-type="float">
            <text:p>10.36238</text:p>
          </table:table-cell>
          <table:table-cell office:value-type="float" office:value="4.575037" calcext:value-type="float">
            <text:p>4.575037</text:p>
          </table:table-cell>
          <table:table-cell office:value-type="float" office:value="2.926383" calcext:value-type="float">
            <text:p>2.926383</text:p>
          </table:table-cell>
          <table:table-cell office:value-type="float" office:value="1.827469" calcext:value-type="float">
            <text:p>1.827469</text:p>
          </table:table-cell>
          <table:table-cell office:value-type="float" office:value="1.482422" calcext:value-type="float">
            <text:p>1.482422</text:p>
          </table:table-cell>
          <table:table-cell office:value-type="float" office:value="0.8729996" calcext:value-type="float">
            <text:p>0.8729996</text:p>
          </table:table-cell>
          <table:table-cell office:value-type="float" office:value="0.8900753" calcext:value-type="float">
            <text:p>0.8900753</text:p>
          </table:table-cell>
          <table:table-cell office:value-type="float" office:value="6986.727" calcext:value-type="float">
            <text:p>6986.727</text:p>
          </table:table-cell>
          <table:table-cell office:value-type="float" office:value="0" calcext:value-type="float">
            <text:p>0</text:p>
          </table:table-cell>
          <table:table-cell office:value-type="float" office:value="-0.01911353" calcext:value-type="float">
            <text:p>-0.019113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4" calcext:value-type="float">
            <text:p>13052004</text:p>
          </table:table-cell>
          <table:table-cell office:value-type="float" office:value="19.80095" calcext:value-type="float">
            <text:p>19.80095</text:p>
          </table:table-cell>
          <table:table-cell office:value-type="float" office:value="453.0166" calcext:value-type="float">
            <text:p>453.0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1619" calcext:value-type="float">
            <text:p>1.481619</text:p>
          </table:table-cell>
          <table:table-cell office:value-type="float" office:value="4.77893" calcext:value-type="float">
            <text:p>4.77893</text:p>
          </table:table-cell>
          <table:table-cell office:value-type="float" office:value="0" calcext:value-type="float">
            <text:p>0</text:p>
          </table:table-cell>
          <table:table-cell office:value-type="float" office:value="0.0140402" calcext:value-type="float">
            <text:p>0.0140402</text:p>
          </table:table-cell>
          <table:table-cell office:value-type="float" office:value="0" calcext:value-type="float">
            <text:p>0</text:p>
          </table:table-cell>
          <table:table-cell office:value-type="float" office:value="0.7988659" calcext:value-type="float">
            <text:p>0.7988659</text:p>
          </table:table-cell>
          <table:table-cell office:value-type="float" office:value="-0.03509749" calcext:value-type="float">
            <text:p>-0.03509749</text:p>
          </table:table-cell>
          <table:table-cell office:value-type="float" office:value="-0.001802621" calcext:value-type="float">
            <text:p>-0.001802621</text:p>
          </table:table-cell>
          <table:table-cell office:value-type="float" office:value="0.00004547071" calcext:value-type="float">
            <text:p>4.547071E-05</text:p>
          </table:table-cell>
          <table:table-cell office:value-type="float" office:value="14.48211" calcext:value-type="float">
            <text:p>14.48211</text:p>
          </table:table-cell>
          <table:table-cell office:value-type="float" office:value="4.042578" calcext:value-type="float">
            <text:p>4.042578</text:p>
          </table:table-cell>
          <table:table-cell office:value-type="float" office:value="0.06612579" calcext:value-type="float">
            <text:p>0.06612579</text:p>
          </table:table-cell>
          <table:table-cell office:value-type="float" office:value="0.03092453" calcext:value-type="float">
            <text:p>0.03092453</text:p>
          </table:table-cell>
          <table:table-cell office:value-type="float" office:value="0.02506747" calcext:value-type="float">
            <text:p>0.02506747</text:p>
          </table:table-cell>
          <table:table-cell office:value-type="float" office:value="0.02309996" calcext:value-type="float">
            <text:p>0.02309996</text:p>
          </table:table-cell>
          <table:table-cell office:value-type="float" office:value="0.02125434" calcext:value-type="float">
            <text:p>0.02125434</text:p>
          </table:table-cell>
          <table:table-cell office:value-type="float" office:value="0.0261413" calcext:value-type="float">
            <text:p>0.0261413</text:p>
          </table:table-cell>
          <table:table-cell office:value-type="float" office:value="0.02189439" calcext:value-type="float">
            <text:p>0.02189439</text:p>
          </table:table-cell>
          <table:table-cell office:value-type="float" office:value="4.701002" calcext:value-type="float">
            <text:p>4.701002</text:p>
          </table:table-cell>
          <table:table-cell office:value-type="float" office:value="11.2023" calcext:value-type="float">
            <text:p>11.2023</text:p>
          </table:table-cell>
          <table:table-cell office:value-type="float" office:value="4.938888" calcext:value-type="float">
            <text:p>4.938888</text:p>
          </table:table-cell>
          <table:table-cell office:value-type="float" office:value="3.126259" calcext:value-type="float">
            <text:p>3.126259</text:p>
          </table:table-cell>
          <table:table-cell office:value-type="float" office:value="1.956753" calcext:value-type="float">
            <text:p>1.956753</text:p>
          </table:table-cell>
          <table:table-cell office:value-type="float" office:value="1.574191" calcext:value-type="float">
            <text:p>1.574191</text:p>
          </table:table-cell>
          <table:table-cell office:value-type="float" office:value="0.9040245" calcext:value-type="float">
            <text:p>0.9040245</text:p>
          </table:table-cell>
          <table:table-cell office:value-type="float" office:value="0.8946893" calcext:value-type="float">
            <text:p>0.8946893</text:p>
          </table:table-cell>
          <table:table-cell office:value-type="float" office:value="7120.518" calcext:value-type="float">
            <text:p>7120.518</text:p>
          </table:table-cell>
          <table:table-cell office:value-type="float" office:value="0" calcext:value-type="float">
            <text:p>0</text:p>
          </table:table-cell>
          <table:table-cell office:value-type="float" office:value="-0.01916731" calcext:value-type="float">
            <text:p>-0.019167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4" calcext:value-type="float">
            <text:p>14052004</text:p>
          </table:table-cell>
          <table:table-cell office:value-type="float" office:value="19.71723" calcext:value-type="float">
            <text:p>19.71723</text:p>
          </table:table-cell>
          <table:table-cell office:value-type="float" office:value="453.0031" calcext:value-type="float">
            <text:p>453.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9491" calcext:value-type="float">
            <text:p>1.499491</text:p>
          </table:table-cell>
          <table:table-cell office:value-type="float" office:value="4.850416" calcext:value-type="float">
            <text:p>4.850416</text:p>
          </table:table-cell>
          <table:table-cell office:value-type="float" office:value="0" calcext:value-type="float">
            <text:p>0</text:p>
          </table:table-cell>
          <table:table-cell office:value-type="float" office:value="0.01407669" calcext:value-type="float">
            <text:p>0.01407669</text:p>
          </table:table-cell>
          <table:table-cell office:value-type="float" office:value="0" calcext:value-type="float">
            <text:p>0</text:p>
          </table:table-cell>
          <table:table-cell office:value-type="float" office:value="0.7996932" calcext:value-type="float">
            <text:p>0.7996932</text:p>
          </table:table-cell>
          <table:table-cell office:value-type="float" office:value="-0.03517969" calcext:value-type="float">
            <text:p>-0.03517969</text:p>
          </table:table-cell>
          <table:table-cell office:value-type="float" office:value="-0.001782412" calcext:value-type="float">
            <text:p>-0.001782412</text:p>
          </table:table-cell>
          <table:table-cell office:value-type="float" office:value="0.00004547236" calcext:value-type="float">
            <text:p>4.547236E-05</text:p>
          </table:table-cell>
          <table:table-cell office:value-type="float" office:value="14.45954" calcext:value-type="float">
            <text:p>14.45954</text:p>
          </table:table-cell>
          <table:table-cell office:value-type="float" office:value="4.171888" calcext:value-type="float">
            <text:p>4.171888</text:p>
          </table:table-cell>
          <table:table-cell office:value-type="float" office:value="0.07332192" calcext:value-type="float">
            <text:p>0.07332192</text:p>
          </table:table-cell>
          <table:table-cell office:value-type="float" office:value="0.03452912" calcext:value-type="float">
            <text:p>0.03452912</text:p>
          </table:table-cell>
          <table:table-cell office:value-type="float" office:value="0.02674652" calcext:value-type="float">
            <text:p>0.02674652</text:p>
          </table:table-cell>
          <table:table-cell office:value-type="float" office:value="0.023375" calcext:value-type="float">
            <text:p>0.023375</text:p>
          </table:table-cell>
          <table:table-cell office:value-type="float" office:value="0.02145255" calcext:value-type="float">
            <text:p>0.02145255</text:p>
          </table:table-cell>
          <table:table-cell office:value-type="float" office:value="0.02620779" calcext:value-type="float">
            <text:p>0.02620779</text:p>
          </table:table-cell>
          <table:table-cell office:value-type="float" office:value="0.02155917" calcext:value-type="float">
            <text:p>0.02155917</text:p>
          </table:table-cell>
          <table:table-cell office:value-type="float" office:value="4.490491" calcext:value-type="float">
            <text:p>4.490491</text:p>
          </table:table-cell>
          <table:table-cell office:value-type="float" office:value="11.97729" calcext:value-type="float">
            <text:p>11.97729</text:p>
          </table:table-cell>
          <table:table-cell office:value-type="float" office:value="5.366618" calcext:value-type="float">
            <text:p>5.366618</text:p>
          </table:table-cell>
          <table:table-cell office:value-type="float" office:value="3.362586" calcext:value-type="float">
            <text:p>3.362586</text:p>
          </table:table-cell>
          <table:table-cell office:value-type="float" office:value="2.108857" calcext:value-type="float">
            <text:p>2.108857</text:p>
          </table:table-cell>
          <table:table-cell office:value-type="float" office:value="1.681646" calcext:value-type="float">
            <text:p>1.681646</text:p>
          </table:table-cell>
          <table:table-cell office:value-type="float" office:value="0.9394325" calcext:value-type="float">
            <text:p>0.9394325</text:p>
          </table:table-cell>
          <table:table-cell office:value-type="float" office:value="0.8999904" calcext:value-type="float">
            <text:p>0.8999904</text:p>
          </table:table-cell>
          <table:table-cell office:value-type="float" office:value="7210.205" calcext:value-type="float">
            <text:p>7210.205</text:p>
          </table:table-cell>
          <table:table-cell office:value-type="float" office:value="0" calcext:value-type="float">
            <text:p>0</text:p>
          </table:table-cell>
          <table:table-cell office:value-type="float" office:value="-0.01922655" calcext:value-type="float">
            <text:p>-0.019226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4" calcext:value-type="float">
            <text:p>15052004</text:p>
          </table:table-cell>
          <table:table-cell office:value-type="float" office:value="19.62029" calcext:value-type="float">
            <text:p>19.62029</text:p>
          </table:table-cell>
          <table:table-cell office:value-type="float" office:value="452.9998" calcext:value-type="float">
            <text:p>452.9998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1.436275" calcext:value-type="float">
            <text:p>1.436275</text:p>
          </table:table-cell>
          <table:table-cell office:value-type="float" office:value="5.006156" calcext:value-type="float">
            <text:p>5.006156</text:p>
          </table:table-cell>
          <table:table-cell office:value-type="float" office:value="0" calcext:value-type="float">
            <text:p>0</text:p>
          </table:table-cell>
          <table:table-cell office:value-type="float" office:value="0.0141131" calcext:value-type="float">
            <text:p>0.0141131</text:p>
          </table:table-cell>
          <table:table-cell office:value-type="float" office:value="0" calcext:value-type="float">
            <text:p>0</text:p>
          </table:table-cell>
          <table:table-cell office:value-type="float" office:value="0.800493" calcext:value-type="float">
            <text:p>0.800493</text:p>
          </table:table-cell>
          <table:table-cell office:value-type="float" office:value="-0.03591137" calcext:value-type="float">
            <text:p>-0.03591137</text:p>
          </table:table-cell>
          <table:table-cell office:value-type="float" office:value="-0.001756652" calcext:value-type="float">
            <text:p>-0.001756652</text:p>
          </table:table-cell>
          <table:table-cell office:value-type="float" office:value="0.00004547426" calcext:value-type="float">
            <text:p>4.547426E-05</text:p>
          </table:table-cell>
          <table:table-cell office:value-type="float" office:value="14.43994" calcext:value-type="float">
            <text:p>14.43994</text:p>
          </table:table-cell>
          <table:table-cell office:value-type="float" office:value="14.14061" calcext:value-type="float">
            <text:p>14.14061</text:p>
          </table:table-cell>
          <table:table-cell office:value-type="float" office:value="9.973163" calcext:value-type="float">
            <text:p>9.973163</text:p>
          </table:table-cell>
          <table:table-cell office:value-type="float" office:value="4.980195" calcext:value-type="float">
            <text:p>4.980195</text:p>
          </table:table-cell>
          <table:table-cell office:value-type="float" office:value="0.02781445" calcext:value-type="float">
            <text:p>0.02781445</text:p>
          </table:table-cell>
          <table:table-cell office:value-type="float" office:value="0.0235953" calcext:value-type="float">
            <text:p>0.0235953</text:p>
          </table:table-cell>
          <table:table-cell office:value-type="float" office:value="0.02164486" calcext:value-type="float">
            <text:p>0.02164486</text:p>
          </table:table-cell>
          <table:table-cell office:value-type="float" office:value="0.02638471" calcext:value-type="float">
            <text:p>0.02638471</text:p>
          </table:table-cell>
          <table:table-cell office:value-type="float" office:value="0.02121859" calcext:value-type="float">
            <text:p>0.02121859</text:p>
          </table:table-cell>
          <table:table-cell office:value-type="float" office:value="5.599394" calcext:value-type="float">
            <text:p>5.599394</text:p>
          </table:table-cell>
          <table:table-cell office:value-type="float" office:value="12.2467" calcext:value-type="float">
            <text:p>12.2467</text:p>
          </table:table-cell>
          <table:table-cell office:value-type="float" office:value="7.064214" calcext:value-type="float">
            <text:p>7.064214</text:p>
          </table:table-cell>
          <table:table-cell office:value-type="float" office:value="3.575876" calcext:value-type="float">
            <text:p>3.575876</text:p>
          </table:table-cell>
          <table:table-cell office:value-type="float" office:value="2.265771" calcext:value-type="float">
            <text:p>2.265771</text:p>
          </table:table-cell>
          <table:table-cell office:value-type="float" office:value="1.799065" calcext:value-type="float">
            <text:p>1.799065</text:p>
          </table:table-cell>
          <table:table-cell office:value-type="float" office:value="0.9787591" calcext:value-type="float">
            <text:p>0.9787591</text:p>
          </table:table-cell>
          <table:table-cell office:value-type="float" office:value="0.9060711" calcext:value-type="float">
            <text:p>0.9060711</text:p>
          </table:table-cell>
          <table:table-cell office:value-type="float" office:value="7279.539" calcext:value-type="float">
            <text:p>7279.539</text:p>
          </table:table-cell>
          <table:table-cell office:value-type="float" office:value="0" calcext:value-type="float">
            <text:p>0</text:p>
          </table:table-cell>
          <table:table-cell office:value-type="float" office:value="-0.0194108" calcext:value-type="float">
            <text:p>-0.01941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4" calcext:value-type="float">
            <text:p>16052004</text:p>
          </table:table-cell>
          <table:table-cell office:value-type="float" office:value="19.50724" calcext:value-type="float">
            <text:p>19.50724</text:p>
          </table:table-cell>
          <table:table-cell office:value-type="float" office:value="453.0014" calcext:value-type="float">
            <text:p>453.001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939338" calcext:value-type="float">
            <text:p>2.939338</text:p>
          </table:table-cell>
          <table:table-cell office:value-type="float" office:value="5.2253" calcext:value-type="float">
            <text:p>5.2253</text:p>
          </table:table-cell>
          <table:table-cell office:value-type="float" office:value="0" calcext:value-type="float">
            <text:p>0</text:p>
          </table:table-cell>
          <table:table-cell office:value-type="float" office:value="0.01414944" calcext:value-type="float">
            <text:p>0.01414944</text:p>
          </table:table-cell>
          <table:table-cell office:value-type="float" office:value="0" calcext:value-type="float">
            <text:p>0</text:p>
          </table:table-cell>
          <table:table-cell office:value-type="float" office:value="0.8013534" calcext:value-type="float">
            <text:p>0.8013534</text:p>
          </table:table-cell>
          <table:table-cell office:value-type="float" office:value="-0.03697766" calcext:value-type="float">
            <text:p>-0.03697766</text:p>
          </table:table-cell>
          <table:table-cell office:value-type="float" office:value="-0.001725985" calcext:value-type="float">
            <text:p>-0.001725985</text:p>
          </table:table-cell>
          <table:table-cell office:value-type="float" office:value="0.00004547566" calcext:value-type="float">
            <text:p>4.547566E-05</text:p>
          </table:table-cell>
          <table:table-cell office:value-type="float" office:value="14.41447" calcext:value-type="float">
            <text:p>14.41447</text:p>
          </table:table-cell>
          <table:table-cell office:value-type="float" office:value="14.21632" calcext:value-type="float">
            <text:p>14.21632</text:p>
          </table:table-cell>
          <table:table-cell office:value-type="float" office:value="7.747282" calcext:value-type="float">
            <text:p>7.747282</text:p>
          </table:table-cell>
          <table:table-cell office:value-type="float" office:value="29.21461" calcext:value-type="float">
            <text:p>29.21461</text:p>
          </table:table-cell>
          <table:table-cell office:value-type="float" office:value="0.0295798" calcext:value-type="float">
            <text:p>0.0295798</text:p>
          </table:table-cell>
          <table:table-cell office:value-type="float" office:value="0.0238572" calcext:value-type="float">
            <text:p>0.0238572</text:p>
          </table:table-cell>
          <table:table-cell office:value-type="float" office:value="0.02183901" calcext:value-type="float">
            <text:p>0.02183901</text:p>
          </table:table-cell>
          <table:table-cell office:value-type="float" office:value="0.02668506" calcext:value-type="float">
            <text:p>0.02668506</text:p>
          </table:table-cell>
          <table:table-cell office:value-type="float" office:value="0.0209308" calcext:value-type="float">
            <text:p>0.0209308</text:p>
          </table:table-cell>
          <table:table-cell office:value-type="float" office:value="4.947944" calcext:value-type="float">
            <text:p>4.947944</text:p>
          </table:table-cell>
          <table:table-cell office:value-type="float" office:value="16.10992" calcext:value-type="float">
            <text:p>16.10992</text:p>
          </table:table-cell>
          <table:table-cell office:value-type="float" office:value="8.840028" calcext:value-type="float">
            <text:p>8.840028</text:p>
          </table:table-cell>
          <table:table-cell office:value-type="float" office:value="3.863858" calcext:value-type="float">
            <text:p>3.863858</text:p>
          </table:table-cell>
          <table:table-cell office:value-type="float" office:value="2.437079" calcext:value-type="float">
            <text:p>2.437079</text:p>
          </table:table-cell>
          <table:table-cell office:value-type="float" office:value="1.920111" calcext:value-type="float">
            <text:p>1.920111</text:p>
          </table:table-cell>
          <table:table-cell office:value-type="float" office:value="1.022632" calcext:value-type="float">
            <text:p>1.022632</text:p>
          </table:table-cell>
          <table:table-cell office:value-type="float" office:value="0.9123582" calcext:value-type="float">
            <text:p>0.9123582</text:p>
          </table:table-cell>
          <table:table-cell office:value-type="float" office:value="7362.861" calcext:value-type="float">
            <text:p>7362.861</text:p>
          </table:table-cell>
          <table:table-cell office:value-type="float" office:value="0" calcext:value-type="float">
            <text:p>0</text:p>
          </table:table-cell>
          <table:table-cell office:value-type="float" office:value="-0.01985651" calcext:value-type="float">
            <text:p>-0.0198565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4" calcext:value-type="float">
            <text:p>17052004</text:p>
          </table:table-cell>
          <table:table-cell office:value-type="float" office:value="19.40697" calcext:value-type="float">
            <text:p>19.40697</text:p>
          </table:table-cell>
          <table:table-cell office:value-type="float" office:value="452.9991" calcext:value-type="float">
            <text:p>452.999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865467" calcext:value-type="float">
            <text:p>2.865467</text:p>
          </table:table-cell>
          <table:table-cell office:value-type="float" office:value="5.428114" calcext:value-type="float">
            <text:p>5.428114</text:p>
          </table:table-cell>
          <table:table-cell office:value-type="float" office:value="0" calcext:value-type="float">
            <text:p>0</text:p>
          </table:table-cell>
          <table:table-cell office:value-type="float" office:value="0.01418578" calcext:value-type="float">
            <text:p>0.01418578</text:p>
          </table:table-cell>
          <table:table-cell office:value-type="float" office:value="0" calcext:value-type="float">
            <text:p>0</text:p>
          </table:table-cell>
          <table:table-cell office:value-type="float" office:value="0.8022576" calcext:value-type="float">
            <text:p>0.8022576</text:p>
          </table:table-cell>
          <table:table-cell office:value-type="float" office:value="-0.03756203" calcext:value-type="float">
            <text:p>-0.03756203</text:p>
          </table:table-cell>
          <table:table-cell office:value-type="float" office:value="-0.001691091" calcext:value-type="float">
            <text:p>-0.001691091</text:p>
          </table:table-cell>
          <table:table-cell office:value-type="float" office:value="0.00004547703" calcext:value-type="float">
            <text:p>4.547703E-05</text:p>
          </table:table-cell>
          <table:table-cell office:value-type="float" office:value="14.40617" calcext:value-type="float">
            <text:p>14.40617</text:p>
          </table:table-cell>
          <table:table-cell office:value-type="float" office:value="13.56039" calcext:value-type="float">
            <text:p>13.56039</text:p>
          </table:table-cell>
          <table:table-cell office:value-type="float" office:value="6.132116" calcext:value-type="float">
            <text:p>6.132116</text:p>
          </table:table-cell>
          <table:table-cell office:value-type="float" office:value="28.63555" calcext:value-type="float">
            <text:p>28.63555</text:p>
          </table:table-cell>
          <table:table-cell office:value-type="float" office:value="0.03000995" calcext:value-type="float">
            <text:p>0.03000995</text:p>
          </table:table-cell>
          <table:table-cell office:value-type="float" office:value="0.02397629" calcext:value-type="float">
            <text:p>0.02397629</text:p>
          </table:table-cell>
          <table:table-cell office:value-type="float" office:value="0.02195927" calcext:value-type="float">
            <text:p>0.02195927</text:p>
          </table:table-cell>
          <table:table-cell office:value-type="float" office:value="0.02709478" calcext:value-type="float">
            <text:p>0.02709478</text:p>
          </table:table-cell>
          <table:table-cell office:value-type="float" office:value="0.02075726" calcext:value-type="float">
            <text:p>0.02075726</text:p>
          </table:table-cell>
          <table:table-cell office:value-type="float" office:value="4.672565" calcext:value-type="float">
            <text:p>4.672565</text:p>
          </table:table-cell>
          <table:table-cell office:value-type="float" office:value="19.23777" calcext:value-type="float">
            <text:p>19.23777</text:p>
          </table:table-cell>
          <table:table-cell office:value-type="float" office:value="10.4405" calcext:value-type="float">
            <text:p>10.4405</text:p>
          </table:table-cell>
          <table:table-cell office:value-type="float" office:value="4.182441" calcext:value-type="float">
            <text:p>4.182441</text:p>
          </table:table-cell>
          <table:table-cell office:value-type="float" office:value="2.619754" calcext:value-type="float">
            <text:p>2.619754</text:p>
          </table:table-cell>
          <table:table-cell office:value-type="float" office:value="2.04523" calcext:value-type="float">
            <text:p>2.04523</text:p>
          </table:table-cell>
          <table:table-cell office:value-type="float" office:value="1.069976" calcext:value-type="float">
            <text:p>1.069976</text:p>
          </table:table-cell>
          <table:table-cell office:value-type="float" office:value="0.9188194" calcext:value-type="float">
            <text:p>0.9188194</text:p>
          </table:table-cell>
          <table:table-cell office:value-type="float" office:value="7389.292" calcext:value-type="float">
            <text:p>7389.292</text:p>
          </table:table-cell>
          <table:table-cell office:value-type="float" office:value="0" calcext:value-type="float">
            <text:p>0</text:p>
          </table:table-cell>
          <table:table-cell office:value-type="float" office:value="-0.02016754" calcext:value-type="float">
            <text:p>-0.0201675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4" calcext:value-type="float">
            <text:p>18052004</text:p>
          </table:table-cell>
          <table:table-cell office:value-type="float" office:value="19.31763" calcext:value-type="float">
            <text:p>19.31763</text:p>
          </table:table-cell>
          <table:table-cell office:value-type="float" office:value="452.9972" calcext:value-type="float">
            <text:p>452.997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775993" calcext:value-type="float">
            <text:p>2.775993</text:p>
          </table:table-cell>
          <table:table-cell office:value-type="float" office:value="5.605422" calcext:value-type="float">
            <text:p>5.605422</text:p>
          </table:table-cell>
          <table:table-cell office:value-type="float" office:value="0" calcext:value-type="float">
            <text:p>0</text:p>
          </table:table-cell>
          <table:table-cell office:value-type="float" office:value="0.01422197" calcext:value-type="float">
            <text:p>0.01422197</text:p>
          </table:table-cell>
          <table:table-cell office:value-type="float" office:value="0" calcext:value-type="float">
            <text:p>0</text:p>
          </table:table-cell>
          <table:table-cell office:value-type="float" office:value="0.8031201" calcext:value-type="float">
            <text:p>0.8031201</text:p>
          </table:table-cell>
          <table:table-cell office:value-type="float" office:value="-0.03788132" calcext:value-type="float">
            <text:p>-0.03788132</text:p>
          </table:table-cell>
          <table:table-cell office:value-type="float" office:value="-0.00165586" calcext:value-type="float">
            <text:p>-0.00165586</text:p>
          </table:table-cell>
          <table:table-cell office:value-type="float" office:value="0.00004547818" calcext:value-type="float">
            <text:p>4.547818E-05</text:p>
          </table:table-cell>
          <table:table-cell office:value-type="float" office:value="14.40522" calcext:value-type="float">
            <text:p>14.40522</text:p>
          </table:table-cell>
          <table:table-cell office:value-type="float" office:value="12.71093" calcext:value-type="float">
            <text:p>12.71093</text:p>
          </table:table-cell>
          <table:table-cell office:value-type="float" office:value="4.912359" calcext:value-type="float">
            <text:p>4.912359</text:p>
          </table:table-cell>
          <table:table-cell office:value-type="float" office:value="27.74119" calcext:value-type="float">
            <text:p>27.74119</text:p>
          </table:table-cell>
          <table:table-cell office:value-type="float" office:value="0.02842249" calcext:value-type="float">
            <text:p>0.02842249</text:p>
          </table:table-cell>
          <table:table-cell office:value-type="float" office:value="0.02386222" calcext:value-type="float">
            <text:p>0.02386222</text:p>
          </table:table-cell>
          <table:table-cell office:value-type="float" office:value="0.02195826" calcext:value-type="float">
            <text:p>0.02195826</text:p>
          </table:table-cell>
          <table:table-cell office:value-type="float" office:value="0.02757795" calcext:value-type="float">
            <text:p>0.02757795</text:p>
          </table:table-cell>
          <table:table-cell office:value-type="float" office:value="0.02077306" calcext:value-type="float">
            <text:p>0.02077306</text:p>
          </table:table-cell>
          <table:table-cell office:value-type="float" office:value="4.923355" calcext:value-type="float">
            <text:p>4.923355</text:p>
          </table:table-cell>
          <table:table-cell office:value-type="float" office:value="21.43095" calcext:value-type="float">
            <text:p>21.43095</text:p>
          </table:table-cell>
          <table:table-cell office:value-type="float" office:value="11.81995" calcext:value-type="float">
            <text:p>11.81995</text:p>
          </table:table-cell>
          <table:table-cell office:value-type="float" office:value="4.490115" calcext:value-type="float">
            <text:p>4.490115</text:p>
          </table:table-cell>
          <table:table-cell office:value-type="float" office:value="2.79588" calcext:value-type="float">
            <text:p>2.79588</text:p>
          </table:table-cell>
          <table:table-cell office:value-type="float" office:value="2.167624" calcext:value-type="float">
            <text:p>2.167624</text:p>
          </table:table-cell>
          <table:table-cell office:value-type="float" office:value="1.118307" calcext:value-type="float">
            <text:p>1.118307</text:p>
          </table:table-cell>
          <table:table-cell office:value-type="float" office:value="0.9256018" calcext:value-type="float">
            <text:p>0.9256018</text:p>
          </table:table-cell>
          <table:table-cell office:value-type="float" office:value="7403.937" calcext:value-type="float">
            <text:p>7403.937</text:p>
          </table:table-cell>
          <table:table-cell office:value-type="float" office:value="0" calcext:value-type="float">
            <text:p>0</text:p>
          </table:table-cell>
          <table:table-cell office:value-type="float" office:value="-0.02027878" calcext:value-type="float">
            <text:p>-0.020278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4" calcext:value-type="float">
            <text:p>19052004</text:p>
          </table:table-cell>
          <table:table-cell office:value-type="float" office:value="19.22247" calcext:value-type="float">
            <text:p>19.22247</text:p>
          </table:table-cell>
          <table:table-cell office:value-type="float" office:value="452.993" calcext:value-type="float">
            <text:p>452.99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702171" calcext:value-type="float">
            <text:p>2.702171</text:p>
          </table:table-cell>
          <table:table-cell office:value-type="float" office:value="5.777305" calcext:value-type="float">
            <text:p>5.777305</text:p>
          </table:table-cell>
          <table:table-cell office:value-type="float" office:value="0" calcext:value-type="float">
            <text:p>0</text:p>
          </table:table-cell>
          <table:table-cell office:value-type="float" office:value="0.01425804" calcext:value-type="float">
            <text:p>0.01425804</text:p>
          </table:table-cell>
          <table:table-cell office:value-type="float" office:value="0" calcext:value-type="float">
            <text:p>0</text:p>
          </table:table-cell>
          <table:table-cell office:value-type="float" office:value="0.8039374" calcext:value-type="float">
            <text:p>0.8039374</text:p>
          </table:table-cell>
          <table:table-cell office:value-type="float" office:value="-0.038169" calcext:value-type="float">
            <text:p>-0.038169</text:p>
          </table:table-cell>
          <table:table-cell office:value-type="float" office:value="-0.001622232" calcext:value-type="float">
            <text:p>-0.001622232</text:p>
          </table:table-cell>
          <table:table-cell office:value-type="float" office:value="0.00004547938" calcext:value-type="float">
            <text:p>4.547938E-05</text:p>
          </table:table-cell>
          <table:table-cell office:value-type="float" office:value="14.39218" calcext:value-type="float">
            <text:p>14.39218</text:p>
          </table:table-cell>
          <table:table-cell office:value-type="float" office:value="11.90329" calcext:value-type="float">
            <text:p>11.90329</text:p>
          </table:table-cell>
          <table:table-cell office:value-type="float" office:value="4.024044" calcext:value-type="float">
            <text:p>4.024044</text:p>
          </table:table-cell>
          <table:table-cell office:value-type="float" office:value="26.97254" calcext:value-type="float">
            <text:p>26.97254</text:p>
          </table:table-cell>
          <table:table-cell office:value-type="float" office:value="0.03009377" calcext:value-type="float">
            <text:p>0.03009377</text:p>
          </table:table-cell>
          <table:table-cell office:value-type="float" office:value="0.02405798" calcext:value-type="float">
            <text:p>0.02405798</text:p>
          </table:table-cell>
          <table:table-cell office:value-type="float" office:value="0.02208715" calcext:value-type="float">
            <text:p>0.02208715</text:p>
          </table:table-cell>
          <table:table-cell office:value-type="float" office:value="0.02810662" calcext:value-type="float">
            <text:p>0.02810662</text:p>
          </table:table-cell>
          <table:table-cell office:value-type="float" office:value="0.02095976" calcext:value-type="float">
            <text:p>0.02095976</text:p>
          </table:table-cell>
          <table:table-cell office:value-type="float" office:value="5.260722" calcext:value-type="float">
            <text:p>5.260722</text:p>
          </table:table-cell>
          <table:table-cell office:value-type="float" office:value="23.33214" calcext:value-type="float">
            <text:p>23.33214</text:p>
          </table:table-cell>
          <table:table-cell office:value-type="float" office:value="13.1438" calcext:value-type="float">
            <text:p>13.1438</text:p>
          </table:table-cell>
          <table:table-cell office:value-type="float" office:value="4.818781" calcext:value-type="float">
            <text:p>4.818781</text:p>
          </table:table-cell>
          <table:table-cell office:value-type="float" office:value="2.980055" calcext:value-type="float">
            <text:p>2.980055</text:p>
          </table:table-cell>
          <table:table-cell office:value-type="float" office:value="2.293108" calcext:value-type="float">
            <text:p>2.293108</text:p>
          </table:table-cell>
          <table:table-cell office:value-type="float" office:value="1.168131" calcext:value-type="float">
            <text:p>1.168131</text:p>
          </table:table-cell>
          <table:table-cell office:value-type="float" office:value="0.9325541" calcext:value-type="float">
            <text:p>0.9325541</text:p>
          </table:table-cell>
          <table:table-cell office:value-type="float" office:value="7422.936" calcext:value-type="float">
            <text:p>7422.936</text:p>
          </table:table-cell>
          <table:table-cell office:value-type="float" office:value="0" calcext:value-type="float">
            <text:p>0</text:p>
          </table:table-cell>
          <table:table-cell office:value-type="float" office:value="-0.02040355" calcext:value-type="float">
            <text:p>-0.020403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4" calcext:value-type="float">
            <text:p>20052004</text:p>
          </table:table-cell>
          <table:table-cell office:value-type="float" office:value="19.14483" calcext:value-type="float">
            <text:p>19.14483</text:p>
          </table:table-cell>
          <table:table-cell office:value-type="float" office:value="452.9901" calcext:value-type="float">
            <text:p>452.990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637521" calcext:value-type="float">
            <text:p>2.637521</text:p>
          </table:table-cell>
          <table:table-cell office:value-type="float" office:value="5.92165" calcext:value-type="float">
            <text:p>5.92165</text:p>
          </table:table-cell>
          <table:table-cell office:value-type="float" office:value="0" calcext:value-type="float">
            <text:p>0</text:p>
          </table:table-cell>
          <table:table-cell office:value-type="float" office:value="0.01429412" calcext:value-type="float">
            <text:p>0.01429412</text:p>
          </table:table-cell>
          <table:table-cell office:value-type="float" office:value="0" calcext:value-type="float">
            <text:p>0</text:p>
          </table:table-cell>
          <table:table-cell office:value-type="float" office:value="0.8047239" calcext:value-type="float">
            <text:p>0.8047239</text:p>
          </table:table-cell>
          <table:table-cell office:value-type="float" office:value="-0.03832928" calcext:value-type="float">
            <text:p>-0.03832928</text:p>
          </table:table-cell>
          <table:table-cell office:value-type="float" office:value="-0.001608274" calcext:value-type="float">
            <text:p>-0.001608274</text:p>
          </table:table-cell>
          <table:table-cell office:value-type="float" office:value="0.00004548026" calcext:value-type="float">
            <text:p>4.548026E-05</text:p>
          </table:table-cell>
          <table:table-cell office:value-type="float" office:value="14.39009" calcext:value-type="float">
            <text:p>14.39009</text:p>
          </table:table-cell>
          <table:table-cell office:value-type="float" office:value="11.05474" calcext:value-type="float">
            <text:p>11.05474</text:p>
          </table:table-cell>
          <table:table-cell office:value-type="float" office:value="3.351108" calcext:value-type="float">
            <text:p>3.351108</text:p>
          </table:table-cell>
          <table:table-cell office:value-type="float" office:value="26.31465" calcext:value-type="float">
            <text:p>26.31465</text:p>
          </table:table-cell>
          <table:table-cell office:value-type="float" office:value="0.02665515" calcext:value-type="float">
            <text:p>0.02665515</text:p>
          </table:table-cell>
          <table:table-cell office:value-type="float" office:value="0.02371103" calcext:value-type="float">
            <text:p>0.02371103</text:p>
          </table:table-cell>
          <table:table-cell office:value-type="float" office:value="0.02189858" calcext:value-type="float">
            <text:p>0.02189858</text:p>
          </table:table-cell>
          <table:table-cell office:value-type="float" office:value="0.02844291" calcext:value-type="float">
            <text:p>0.02844291</text:p>
          </table:table-cell>
          <table:table-cell office:value-type="float" office:value="0.02121762" calcext:value-type="float">
            <text:p>0.02121762</text:p>
          </table:table-cell>
          <table:table-cell office:value-type="float" office:value="5.680458" calcext:value-type="float">
            <text:p>5.680458</text:p>
          </table:table-cell>
          <table:table-cell office:value-type="float" office:value="24.62901" calcext:value-type="float">
            <text:p>24.62901</text:p>
          </table:table-cell>
          <table:table-cell office:value-type="float" office:value="14.23913" calcext:value-type="float">
            <text:p>14.23913</text:p>
          </table:table-cell>
          <table:table-cell office:value-type="float" office:value="5.114552" calcext:value-type="float">
            <text:p>5.114552</text:p>
          </table:table-cell>
          <table:table-cell office:value-type="float" office:value="3.150917" calcext:value-type="float">
            <text:p>3.150917</text:p>
          </table:table-cell>
          <table:table-cell office:value-type="float" office:value="2.414576" calcext:value-type="float">
            <text:p>2.414576</text:p>
          </table:table-cell>
          <table:table-cell office:value-type="float" office:value="1.219221" calcext:value-type="float">
            <text:p>1.219221</text:p>
          </table:table-cell>
          <table:table-cell office:value-type="float" office:value="0.9399977" calcext:value-type="float">
            <text:p>0.9399977</text:p>
          </table:table-cell>
          <table:table-cell office:value-type="float" office:value="7434.067" calcext:value-type="float">
            <text:p>7434.067</text:p>
          </table:table-cell>
          <table:table-cell office:value-type="float" office:value="0" calcext:value-type="float">
            <text:p>0</text:p>
          </table:table-cell>
          <table:table-cell office:value-type="float" office:value="-0.02045979" calcext:value-type="float">
            <text:p>-0.020459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4" calcext:value-type="float">
            <text:p>21052004</text:p>
          </table:table-cell>
          <table:table-cell office:value-type="float" office:value="19.07295" calcext:value-type="float">
            <text:p>19.07295</text:p>
          </table:table-cell>
          <table:table-cell office:value-type="float" office:value="452.9873" calcext:value-type="float">
            <text:p>452.987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584211" calcext:value-type="float">
            <text:p>2.584211</text:p>
          </table:table-cell>
          <table:table-cell office:value-type="float" office:value="6.050653" calcext:value-type="float">
            <text:p>6.050653</text:p>
          </table:table-cell>
          <table:table-cell office:value-type="float" office:value="0" calcext:value-type="float">
            <text:p>0</text:p>
          </table:table-cell>
          <table:table-cell office:value-type="float" office:value="0.01432995" calcext:value-type="float">
            <text:p>0.01432995</text:p>
          </table:table-cell>
          <table:table-cell office:value-type="float" office:value="0" calcext:value-type="float">
            <text:p>0</text:p>
          </table:table-cell>
          <table:table-cell office:value-type="float" office:value="0.8054844" calcext:value-type="float">
            <text:p>0.8054844</text:p>
          </table:table-cell>
          <table:table-cell office:value-type="float" office:value="-0.0384674" calcext:value-type="float">
            <text:p>-0.0384674</text:p>
          </table:table-cell>
          <table:table-cell office:value-type="float" office:value="-0.001609781" calcext:value-type="float">
            <text:p>-0.001609781</text:p>
          </table:table-cell>
          <table:table-cell office:value-type="float" office:value="0.00004548096" calcext:value-type="float">
            <text:p>4.548096E-05</text:p>
          </table:table-cell>
          <table:table-cell office:value-type="float" office:value="14.37633" calcext:value-type="float">
            <text:p>14.37633</text:p>
          </table:table-cell>
          <table:table-cell office:value-type="float" office:value="10.29616" calcext:value-type="float">
            <text:p>10.29616</text:p>
          </table:table-cell>
          <table:table-cell office:value-type="float" office:value="2.85949" calcext:value-type="float">
            <text:p>2.85949</text:p>
          </table:table-cell>
          <table:table-cell office:value-type="float" office:value="25.75317" calcext:value-type="float">
            <text:p>25.75317</text:p>
          </table:table-cell>
          <table:table-cell office:value-type="float" office:value="0.02597557" calcext:value-type="float">
            <text:p>0.02597557</text:p>
          </table:table-cell>
          <table:table-cell office:value-type="float" office:value="0.02376132" calcext:value-type="float">
            <text:p>0.02376132</text:p>
          </table:table-cell>
          <table:table-cell office:value-type="float" office:value="0.02197629" calcext:value-type="float">
            <text:p>0.02197629</text:p>
          </table:table-cell>
          <table:table-cell office:value-type="float" office:value="0.02918361" calcext:value-type="float">
            <text:p>0.02918361</text:p>
          </table:table-cell>
          <table:table-cell office:value-type="float" office:value="0.02160537" calcext:value-type="float">
            <text:p>0.02160537</text:p>
          </table:table-cell>
          <table:table-cell office:value-type="float" office:value="5.897722" calcext:value-type="float">
            <text:p>5.897722</text:p>
          </table:table-cell>
          <table:table-cell office:value-type="float" office:value="25.89498" calcext:value-type="float">
            <text:p>25.89498</text:p>
          </table:table-cell>
          <table:table-cell office:value-type="float" office:value="15.22886" calcext:value-type="float">
            <text:p>15.22886</text:p>
          </table:table-cell>
          <table:table-cell office:value-type="float" office:value="5.381579" calcext:value-type="float">
            <text:p>5.381579</text:p>
          </table:table-cell>
          <table:table-cell office:value-type="float" office:value="3.297034" calcext:value-type="float">
            <text:p>3.297034</text:p>
          </table:table-cell>
          <table:table-cell office:value-type="float" office:value="2.514268" calcext:value-type="float">
            <text:p>2.514268</text:p>
          </table:table-cell>
          <table:table-cell office:value-type="float" office:value="1.264643" calcext:value-type="float">
            <text:p>1.264643</text:p>
          </table:table-cell>
          <table:table-cell office:value-type="float" office:value="0.9469154" calcext:value-type="float">
            <text:p>0.9469154</text:p>
          </table:table-cell>
          <table:table-cell office:value-type="float" office:value="7444.793" calcext:value-type="float">
            <text:p>7444.793</text:p>
          </table:table-cell>
          <table:table-cell office:value-type="float" office:value="0" calcext:value-type="float">
            <text:p>0</text:p>
          </table:table-cell>
          <table:table-cell office:value-type="float" office:value="-0.02051177" calcext:value-type="float">
            <text:p>-0.0205117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4" calcext:value-type="float">
            <text:p>22052004</text:p>
          </table:table-cell>
          <table:table-cell office:value-type="float" office:value="18.99433" calcext:value-type="float">
            <text:p>18.99433</text:p>
          </table:table-cell>
          <table:table-cell office:value-type="float" office:value="452.9823" calcext:value-type="float">
            <text:p>452.982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535081" calcext:value-type="float">
            <text:p>2.535081</text:p>
          </table:table-cell>
          <table:table-cell office:value-type="float" office:value="6.187847" calcext:value-type="float">
            <text:p>6.187847</text:p>
          </table:table-cell>
          <table:table-cell office:value-type="float" office:value="0" calcext:value-type="float">
            <text:p>0</text:p>
          </table:table-cell>
          <table:table-cell office:value-type="float" office:value="0.01436556" calcext:value-type="float">
            <text:p>0.01436556</text:p>
          </table:table-cell>
          <table:table-cell office:value-type="float" office:value="0" calcext:value-type="float">
            <text:p>0</text:p>
          </table:table-cell>
          <table:table-cell office:value-type="float" office:value="0.8062171" calcext:value-type="float">
            <text:p>0.8062171</text:p>
          </table:table-cell>
          <table:table-cell office:value-type="float" office:value="-0.03862823" calcext:value-type="float">
            <text:p>-0.03862823</text:p>
          </table:table-cell>
          <table:table-cell office:value-type="float" office:value="-0.001618583" calcext:value-type="float">
            <text:p>-0.001618583</text:p>
          </table:table-cell>
          <table:table-cell office:value-type="float" office:value="0.00004548241" calcext:value-type="float">
            <text:p>4.548241E-05</text:p>
          </table:table-cell>
          <table:table-cell office:value-type="float" office:value="14.35856" calcext:value-type="float">
            <text:p>14.35856</text:p>
          </table:table-cell>
          <table:table-cell office:value-type="float" office:value="9.600017" calcext:value-type="float">
            <text:p>9.600017</text:p>
          </table:table-cell>
          <table:table-cell office:value-type="float" office:value="2.470278" calcext:value-type="float">
            <text:p>2.470278</text:p>
          </table:table-cell>
          <table:table-cell office:value-type="float" office:value="25.2151" calcext:value-type="float">
            <text:p>25.2151</text:p>
          </table:table-cell>
          <table:table-cell office:value-type="float" office:value="0.02625323" calcext:value-type="float">
            <text:p>0.02625323</text:p>
          </table:table-cell>
          <table:table-cell office:value-type="float" office:value="0.02373801" calcext:value-type="float">
            <text:p>0.02373801</text:p>
          </table:table-cell>
          <table:table-cell office:value-type="float" office:value="0.02200567" calcext:value-type="float">
            <text:p>0.02200567</text:p>
          </table:table-cell>
          <table:table-cell office:value-type="float" office:value="0.02957133" calcext:value-type="float">
            <text:p>0.02957133</text:p>
          </table:table-cell>
          <table:table-cell office:value-type="float" office:value="0.02204507" calcext:value-type="float">
            <text:p>0.02204507</text:p>
          </table:table-cell>
          <table:table-cell office:value-type="float" office:value="6.018576" calcext:value-type="float">
            <text:p>6.018576</text:p>
          </table:table-cell>
          <table:table-cell office:value-type="float" office:value="27.23997" calcext:value-type="float">
            <text:p>27.23997</text:p>
          </table:table-cell>
          <table:table-cell office:value-type="float" office:value="16.29741" calcext:value-type="float">
            <text:p>16.29741</text:p>
          </table:table-cell>
          <table:table-cell office:value-type="float" office:value="5.67539" calcext:value-type="float">
            <text:p>5.67539</text:p>
          </table:table-cell>
          <table:table-cell office:value-type="float" office:value="3.455135" calcext:value-type="float">
            <text:p>3.455135</text:p>
          </table:table-cell>
          <table:table-cell office:value-type="float" office:value="2.620059" calcext:value-type="float">
            <text:p>2.620059</text:p>
          </table:table-cell>
          <table:table-cell office:value-type="float" office:value="1.311732" calcext:value-type="float">
            <text:p>1.311732</text:p>
          </table:table-cell>
          <table:table-cell office:value-type="float" office:value="0.9538444" calcext:value-type="float">
            <text:p>0.9538444</text:p>
          </table:table-cell>
          <table:table-cell office:value-type="float" office:value="7453.341" calcext:value-type="float">
            <text:p>7453.341</text:p>
          </table:table-cell>
          <table:table-cell office:value-type="float" office:value="0" calcext:value-type="float">
            <text:p>0</text:p>
          </table:table-cell>
          <table:table-cell office:value-type="float" office:value="-0.02058357" calcext:value-type="float">
            <text:p>-0.0205835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4" calcext:value-type="float">
            <text:p>23052004</text:p>
          </table:table-cell>
          <table:table-cell office:value-type="float" office:value="18.90923" calcext:value-type="float">
            <text:p>18.90923</text:p>
          </table:table-cell>
          <table:table-cell office:value-type="float" office:value="452.9753" calcext:value-type="float">
            <text:p>452.975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487109" calcext:value-type="float">
            <text:p>2.487109</text:p>
          </table:table-cell>
          <table:table-cell office:value-type="float" office:value="6.337116" calcext:value-type="float">
            <text:p>6.337116</text:p>
          </table:table-cell>
          <table:table-cell office:value-type="float" office:value="0" calcext:value-type="float">
            <text:p>0</text:p>
          </table:table-cell>
          <table:table-cell office:value-type="float" office:value="0.01440114" calcext:value-type="float">
            <text:p>0.01440114</text:p>
          </table:table-cell>
          <table:table-cell office:value-type="float" office:value="0" calcext:value-type="float">
            <text:p>0</text:p>
          </table:table-cell>
          <table:table-cell office:value-type="float" office:value="0.806937" calcext:value-type="float">
            <text:p>0.806937</text:p>
          </table:table-cell>
          <table:table-cell office:value-type="float" office:value="-0.03880864" calcext:value-type="float">
            <text:p>-0.03880864</text:p>
          </table:table-cell>
          <table:table-cell office:value-type="float" office:value="-0.0016053" calcext:value-type="float">
            <text:p>-0.0016053</text:p>
          </table:table-cell>
          <table:table-cell office:value-type="float" office:value="0.00004548376" calcext:value-type="float">
            <text:p>4.548376E-05</text:p>
          </table:table-cell>
          <table:table-cell office:value-type="float" office:value="14.33987" calcext:value-type="float">
            <text:p>14.33987</text:p>
          </table:table-cell>
          <table:table-cell office:value-type="float" office:value="8.939393" calcext:value-type="float">
            <text:p>8.939393</text:p>
          </table:table-cell>
          <table:table-cell office:value-type="float" office:value="2.136535" calcext:value-type="float">
            <text:p>2.136535</text:p>
          </table:table-cell>
          <table:table-cell office:value-type="float" office:value="24.67489" calcext:value-type="float">
            <text:p>24.67489</text:p>
          </table:table-cell>
          <table:table-cell office:value-type="float" office:value="0.0274259" calcext:value-type="float">
            <text:p>0.0274259</text:p>
          </table:table-cell>
          <table:table-cell office:value-type="float" office:value="0.02372507" calcext:value-type="float">
            <text:p>0.02372507</text:p>
          </table:table-cell>
          <table:table-cell office:value-type="float" office:value="0.02201589" calcext:value-type="float">
            <text:p>0.02201589</text:p>
          </table:table-cell>
          <table:table-cell office:value-type="float" office:value="0.02967999" calcext:value-type="float">
            <text:p>0.02967999</text:p>
          </table:table-cell>
          <table:table-cell office:value-type="float" office:value="0.02245568" calcext:value-type="float">
            <text:p>0.02245568</text:p>
          </table:table-cell>
          <table:table-cell office:value-type="float" office:value="6.165582" calcext:value-type="float">
            <text:p>6.165582</text:p>
          </table:table-cell>
          <table:table-cell office:value-type="float" office:value="28.58864" calcext:value-type="float">
            <text:p>28.58864</text:p>
          </table:table-cell>
          <table:table-cell office:value-type="float" office:value="17.48107" calcext:value-type="float">
            <text:p>17.48107</text:p>
          </table:table-cell>
          <table:table-cell office:value-type="float" office:value="6.000488" calcext:value-type="float">
            <text:p>6.000488</text:p>
          </table:table-cell>
          <table:table-cell office:value-type="float" office:value="3.630728" calcext:value-type="float">
            <text:p>3.630728</text:p>
          </table:table-cell>
          <table:table-cell office:value-type="float" office:value="2.737624" calcext:value-type="float">
            <text:p>2.737624</text:p>
          </table:table-cell>
          <table:table-cell office:value-type="float" office:value="1.362588" calcext:value-type="float">
            <text:p>1.362588</text:p>
          </table:table-cell>
          <table:table-cell office:value-type="float" office:value="0.9613326" calcext:value-type="float">
            <text:p>0.9613326</text:p>
          </table:table-cell>
          <table:table-cell office:value-type="float" office:value="7458.299" calcext:value-type="float">
            <text:p>7458.299</text:p>
          </table:table-cell>
          <table:table-cell office:value-type="float" office:value="0" calcext:value-type="float">
            <text:p>0</text:p>
          </table:table-cell>
          <table:table-cell office:value-type="float" office:value="-0.02066858" calcext:value-type="float">
            <text:p>-0.020668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4" calcext:value-type="float">
            <text:p>24052004</text:p>
          </table:table-cell>
          <table:table-cell office:value-type="float" office:value="18.82052" calcext:value-type="float">
            <text:p>18.82052</text:p>
          </table:table-cell>
          <table:table-cell office:value-type="float" office:value="452.9673" calcext:value-type="float">
            <text:p>452.967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439792" calcext:value-type="float">
            <text:p>2.439792</text:p>
          </table:table-cell>
          <table:table-cell office:value-type="float" office:value="6.496222" calcext:value-type="float">
            <text:p>6.496222</text:p>
          </table:table-cell>
          <table:table-cell office:value-type="float" office:value="0" calcext:value-type="float">
            <text:p>0</text:p>
          </table:table-cell>
          <table:table-cell office:value-type="float" office:value="0.01443673" calcext:value-type="float">
            <text:p>0.01443673</text:p>
          </table:table-cell>
          <table:table-cell office:value-type="float" office:value="0" calcext:value-type="float">
            <text:p>0</text:p>
          </table:table-cell>
          <table:table-cell office:value-type="float" office:value="0.8076052" calcext:value-type="float">
            <text:p>0.8076052</text:p>
          </table:table-cell>
          <table:table-cell office:value-type="float" office:value="-0.03902319" calcext:value-type="float">
            <text:p>-0.03902319</text:p>
          </table:table-cell>
          <table:table-cell office:value-type="float" office:value="-0.001582962" calcext:value-type="float">
            <text:p>-0.001582962</text:p>
          </table:table-cell>
          <table:table-cell office:value-type="float" office:value="0.00004548545" calcext:value-type="float">
            <text:p>4.548545E-05</text:p>
          </table:table-cell>
          <table:table-cell office:value-type="float" office:value="14.32016" calcext:value-type="float">
            <text:p>14.32016</text:p>
          </table:table-cell>
          <table:table-cell office:value-type="float" office:value="8.336834" calcext:value-type="float">
            <text:p>8.336834</text:p>
          </table:table-cell>
          <table:table-cell office:value-type="float" office:value="1.847301" calcext:value-type="float">
            <text:p>1.847301</text:p>
          </table:table-cell>
          <table:table-cell office:value-type="float" office:value="24.12135" calcext:value-type="float">
            <text:p>24.12135</text:p>
          </table:table-cell>
          <table:table-cell office:value-type="float" office:value="0.02840101" calcext:value-type="float">
            <text:p>0.02840101</text:p>
          </table:table-cell>
          <table:table-cell office:value-type="float" office:value="0.02368718" calcext:value-type="float">
            <text:p>0.02368718</text:p>
          </table:table-cell>
          <table:table-cell office:value-type="float" office:value="0.02198656" calcext:value-type="float">
            <text:p>0.02198656</text:p>
          </table:table-cell>
          <table:table-cell office:value-type="float" office:value="0.02966554" calcext:value-type="float">
            <text:p>0.02966554</text:p>
          </table:table-cell>
          <table:table-cell office:value-type="float" office:value="0.02282325" calcext:value-type="float">
            <text:p>0.02282325</text:p>
          </table:table-cell>
          <table:table-cell office:value-type="float" office:value="6.437412" calcext:value-type="float">
            <text:p>6.437412</text:p>
          </table:table-cell>
          <table:table-cell office:value-type="float" office:value="29.87017" calcext:value-type="float">
            <text:p>29.87017</text:p>
          </table:table-cell>
          <table:table-cell office:value-type="float" office:value="18.76163" calcext:value-type="float">
            <text:p>18.76163</text:p>
          </table:table-cell>
          <table:table-cell office:value-type="float" office:value="6.346501" calcext:value-type="float">
            <text:p>6.346501</text:p>
          </table:table-cell>
          <table:table-cell office:value-type="float" office:value="3.818764" calcext:value-type="float">
            <text:p>3.818764</text:p>
          </table:table-cell>
          <table:table-cell office:value-type="float" office:value="2.864441" calcext:value-type="float">
            <text:p>2.864441</text:p>
          </table:table-cell>
          <table:table-cell office:value-type="float" office:value="1.41694" calcext:value-type="float">
            <text:p>1.41694</text:p>
          </table:table-cell>
          <table:table-cell office:value-type="float" office:value="0.9695405" calcext:value-type="float">
            <text:p>0.9695405</text:p>
          </table:table-cell>
          <table:table-cell office:value-type="float" office:value="7461.989" calcext:value-type="float">
            <text:p>7461.989</text:p>
          </table:table-cell>
          <table:table-cell office:value-type="float" office:value="0" calcext:value-type="float">
            <text:p>0</text:p>
          </table:table-cell>
          <table:table-cell office:value-type="float" office:value="-0.02078937" calcext:value-type="float">
            <text:p>-0.020789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4" calcext:value-type="float">
            <text:p>25052004</text:p>
          </table:table-cell>
          <table:table-cell office:value-type="float" office:value="18.73807" calcext:value-type="float">
            <text:p>18.73807</text:p>
          </table:table-cell>
          <table:table-cell office:value-type="float" office:value="452.9599" calcext:value-type="float">
            <text:p>452.959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392402" calcext:value-type="float">
            <text:p>2.392402</text:p>
          </table:table-cell>
          <table:table-cell office:value-type="float" office:value="6.652643" calcext:value-type="float">
            <text:p>6.652643</text:p>
          </table:table-cell>
          <table:table-cell office:value-type="float" office:value="0" calcext:value-type="float">
            <text:p>0</text:p>
          </table:table-cell>
          <table:table-cell office:value-type="float" office:value="0.01447233" calcext:value-type="float">
            <text:p>0.01447233</text:p>
          </table:table-cell>
          <table:table-cell office:value-type="float" office:value="0" calcext:value-type="float">
            <text:p>0</text:p>
          </table:table-cell>
          <table:table-cell office:value-type="float" office:value="0.8082468" calcext:value-type="float">
            <text:p>0.8082468</text:p>
          </table:table-cell>
          <table:table-cell office:value-type="float" office:value="-0.03917305" calcext:value-type="float">
            <text:p>-0.03917305</text:p>
          </table:table-cell>
          <table:table-cell office:value-type="float" office:value="-0.001549377" calcext:value-type="float">
            <text:p>-0.001549377</text:p>
          </table:table-cell>
          <table:table-cell office:value-type="float" office:value="0.00004548703" calcext:value-type="float">
            <text:p>4.548703E-05</text:p>
          </table:table-cell>
          <table:table-cell office:value-type="float" office:value="14.30483" calcext:value-type="float">
            <text:p>14.30483</text:p>
          </table:table-cell>
          <table:table-cell office:value-type="float" office:value="7.757254" calcext:value-type="float">
            <text:p>7.757254</text:p>
          </table:table-cell>
          <table:table-cell office:value-type="float" office:value="1.575327" calcext:value-type="float">
            <text:p>1.575327</text:p>
          </table:table-cell>
          <table:table-cell office:value-type="float" office:value="23.56879" calcext:value-type="float">
            <text:p>23.56879</text:p>
          </table:table-cell>
          <table:table-cell office:value-type="float" office:value="0.02681019" calcext:value-type="float">
            <text:p>0.02681019</text:p>
          </table:table-cell>
          <table:table-cell office:value-type="float" office:value="0.02348849" calcext:value-type="float">
            <text:p>0.02348849</text:p>
          </table:table-cell>
          <table:table-cell office:value-type="float" office:value="0.02189108" calcext:value-type="float">
            <text:p>0.02189108</text:p>
          </table:table-cell>
          <table:table-cell office:value-type="float" office:value="0.02966107" calcext:value-type="float">
            <text:p>0.02966107</text:p>
          </table:table-cell>
          <table:table-cell office:value-type="float" office:value="0.023157" calcext:value-type="float">
            <text:p>0.023157</text:p>
          </table:table-cell>
          <table:table-cell office:value-type="float" office:value="6.635079" calcext:value-type="float">
            <text:p>6.635079</text:p>
          </table:table-cell>
          <table:table-cell office:value-type="float" office:value="31.11662" calcext:value-type="float">
            <text:p>31.11662</text:p>
          </table:table-cell>
          <table:table-cell office:value-type="float" office:value="20.03204" calcext:value-type="float">
            <text:p>20.03204</text:p>
          </table:table-cell>
          <table:table-cell office:value-type="float" office:value="6.683074" calcext:value-type="float">
            <text:p>6.683074</text:p>
          </table:table-cell>
          <table:table-cell office:value-type="float" office:value="4.003713" calcext:value-type="float">
            <text:p>4.003713</text:p>
          </table:table-cell>
          <table:table-cell office:value-type="float" office:value="2.991073" calcext:value-type="float">
            <text:p>2.991073</text:p>
          </table:table-cell>
          <table:table-cell office:value-type="float" office:value="1.472681" calcext:value-type="float">
            <text:p>1.472681</text:p>
          </table:table-cell>
          <table:table-cell office:value-type="float" office:value="0.9783592" calcext:value-type="float">
            <text:p>0.9783592</text:p>
          </table:table-cell>
          <table:table-cell office:value-type="float" office:value="7464.049" calcext:value-type="float">
            <text:p>7464.049</text:p>
          </table:table-cell>
          <table:table-cell office:value-type="float" office:value="0" calcext:value-type="float">
            <text:p>0</text:p>
          </table:table-cell>
          <table:table-cell office:value-type="float" office:value="-0.02085064" calcext:value-type="float">
            <text:p>-0.020850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4" calcext:value-type="float">
            <text:p>26052004</text:p>
          </table:table-cell>
          <table:table-cell office:value-type="float" office:value="18.65795" calcext:value-type="float">
            <text:p>18.65795</text:p>
          </table:table-cell>
          <table:table-cell office:value-type="float" office:value="452.9525" calcext:value-type="float">
            <text:p>452.952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348451" calcext:value-type="float">
            <text:p>2.348451</text:p>
          </table:table-cell>
          <table:table-cell office:value-type="float" office:value="6.810086" calcext:value-type="float">
            <text:p>6.810086</text:p>
          </table:table-cell>
          <table:table-cell office:value-type="float" office:value="0" calcext:value-type="float">
            <text:p>0</text:p>
          </table:table-cell>
          <table:table-cell office:value-type="float" office:value="0.014508" calcext:value-type="float">
            <text:p>0.014508</text:p>
          </table:table-cell>
          <table:table-cell office:value-type="float" office:value="0" calcext:value-type="float">
            <text:p>0</text:p>
          </table:table-cell>
          <table:table-cell office:value-type="float" office:value="0.8088915" calcext:value-type="float">
            <text:p>0.8088915</text:p>
          </table:table-cell>
          <table:table-cell office:value-type="float" office:value="-0.03934779" calcext:value-type="float">
            <text:p>-0.03934779</text:p>
          </table:table-cell>
          <table:table-cell office:value-type="float" office:value="-0.001549793" calcext:value-type="float">
            <text:p>-0.001549793</text:p>
          </table:table-cell>
          <table:table-cell office:value-type="float" office:value="0.0000454882" calcext:value-type="float">
            <text:p>4.54882E-05</text:p>
          </table:table-cell>
          <table:table-cell office:value-type="float" office:value="14.28366" calcext:value-type="float">
            <text:p>14.28366</text:p>
          </table:table-cell>
          <table:table-cell office:value-type="float" office:value="7.261626" calcext:value-type="float">
            <text:p>7.261626</text:p>
          </table:table-cell>
          <table:table-cell office:value-type="float" office:value="1.33672" calcext:value-type="float">
            <text:p>1.33672</text:p>
          </table:table-cell>
          <table:table-cell office:value-type="float" office:value="23.02569" calcext:value-type="float">
            <text:p>23.02569</text:p>
          </table:table-cell>
          <table:table-cell office:value-type="float" office:value="0.02744845" calcext:value-type="float">
            <text:p>0.02744845</text:p>
          </table:table-cell>
          <table:table-cell office:value-type="float" office:value="0.02345525" calcext:value-type="float">
            <text:p>0.02345525</text:p>
          </table:table-cell>
          <table:table-cell office:value-type="float" office:value="0.0218595" calcext:value-type="float">
            <text:p>0.0218595</text:p>
          </table:table-cell>
          <table:table-cell office:value-type="float" office:value="0.02980717" calcext:value-type="float">
            <text:p>0.02980717</text:p>
          </table:table-cell>
          <table:table-cell office:value-type="float" office:value="0.02350565" calcext:value-type="float">
            <text:p>0.02350565</text:p>
          </table:table-cell>
          <table:table-cell office:value-type="float" office:value="6.902019" calcext:value-type="float">
            <text:p>6.902019</text:p>
          </table:table-cell>
          <table:table-cell office:value-type="float" office:value="32.35394" calcext:value-type="float">
            <text:p>32.35394</text:p>
          </table:table-cell>
          <table:table-cell office:value-type="float" office:value="21.34321" calcext:value-type="float">
            <text:p>21.34321</text:p>
          </table:table-cell>
          <table:table-cell office:value-type="float" office:value="7.007063" calcext:value-type="float">
            <text:p>7.007063</text:p>
          </table:table-cell>
          <table:table-cell office:value-type="float" office:value="4.17764" calcext:value-type="float">
            <text:p>4.17764</text:p>
          </table:table-cell>
          <table:table-cell office:value-type="float" office:value="3.107771" calcext:value-type="float">
            <text:p>3.107771</text:p>
          </table:table-cell>
          <table:table-cell office:value-type="float" office:value="1.526222" calcext:value-type="float">
            <text:p>1.526222</text:p>
          </table:table-cell>
          <table:table-cell office:value-type="float" office:value="0.9871786" calcext:value-type="float">
            <text:p>0.9871786</text:p>
          </table:table-cell>
          <table:table-cell office:value-type="float" office:value="7466.571" calcext:value-type="float">
            <text:p>7466.571</text:p>
          </table:table-cell>
          <table:table-cell office:value-type="float" office:value="0" calcext:value-type="float">
            <text:p>0</text:p>
          </table:table-cell>
          <table:table-cell office:value-type="float" office:value="-0.02092384" calcext:value-type="float">
            <text:p>-0.020923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4" calcext:value-type="float">
            <text:p>27052004</text:p>
          </table:table-cell>
          <table:table-cell office:value-type="float" office:value="18.56349" calcext:value-type="float">
            <text:p>18.56349</text:p>
          </table:table-cell>
          <table:table-cell office:value-type="float" office:value="452.9423" calcext:value-type="float">
            <text:p>452.942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299736" calcext:value-type="float">
            <text:p>2.299736</text:p>
          </table:table-cell>
          <table:table-cell office:value-type="float" office:value="7.005192" calcext:value-type="float">
            <text:p>7.005192</text:p>
          </table:table-cell>
          <table:table-cell office:value-type="float" office:value="0" calcext:value-type="float">
            <text:p>0</text:p>
          </table:table-cell>
          <table:table-cell office:value-type="float" office:value="0.01454368" calcext:value-type="float">
            <text:p>0.01454368</text:p>
          </table:table-cell>
          <table:table-cell office:value-type="float" office:value="0" calcext:value-type="float">
            <text:p>0</text:p>
          </table:table-cell>
          <table:table-cell office:value-type="float" office:value="0.8095303" calcext:value-type="float">
            <text:p>0.8095303</text:p>
          </table:table-cell>
          <table:table-cell office:value-type="float" office:value="-0.03962301" calcext:value-type="float">
            <text:p>-0.03962301</text:p>
          </table:table-cell>
          <table:table-cell office:value-type="float" office:value="-0.001529949" calcext:value-type="float">
            <text:p>-0.001529949</text:p>
          </table:table-cell>
          <table:table-cell office:value-type="float" office:value="0.00004548959" calcext:value-type="float">
            <text:p>4.548959E-05</text:p>
          </table:table-cell>
          <table:table-cell office:value-type="float" office:value="14.25322" calcext:value-type="float">
            <text:p>14.25322</text:p>
          </table:table-cell>
          <table:table-cell office:value-type="float" office:value="6.808195" calcext:value-type="float">
            <text:p>6.808195</text:p>
          </table:table-cell>
          <table:table-cell office:value-type="float" office:value="1.074328" calcext:value-type="float">
            <text:p>1.074328</text:p>
          </table:table-cell>
          <table:table-cell office:value-type="float" office:value="22.39009" calcext:value-type="float">
            <text:p>22.39009</text:p>
          </table:table-cell>
          <table:table-cell office:value-type="float" office:value="0.0301478" calcext:value-type="float">
            <text:p>0.0301478</text:p>
          </table:table-cell>
          <table:table-cell office:value-type="float" office:value="0.02356316" calcext:value-type="float">
            <text:p>0.02356316</text:p>
          </table:table-cell>
          <table:table-cell office:value-type="float" office:value="0.02186931" calcext:value-type="float">
            <text:p>0.02186931</text:p>
          </table:table-cell>
          <table:table-cell office:value-type="float" office:value="0.02968385" calcext:value-type="float">
            <text:p>0.02968385</text:p>
          </table:table-cell>
          <table:table-cell office:value-type="float" office:value="0.02383294" calcext:value-type="float">
            <text:p>0.02383294</text:p>
          </table:table-cell>
          <table:table-cell office:value-type="float" office:value="7.265282" calcext:value-type="float">
            <text:p>7.265282</text:p>
          </table:table-cell>
          <table:table-cell office:value-type="float" office:value="33.92696" calcext:value-type="float">
            <text:p>33.92696</text:p>
          </table:table-cell>
          <table:table-cell office:value-type="float" office:value="23.02004" calcext:value-type="float">
            <text:p>23.02004</text:p>
          </table:table-cell>
          <table:table-cell office:value-type="float" office:value="7.385576" calcext:value-type="float">
            <text:p>7.385576</text:p>
          </table:table-cell>
          <table:table-cell office:value-type="float" office:value="4.379286" calcext:value-type="float">
            <text:p>4.379286</text:p>
          </table:table-cell>
          <table:table-cell office:value-type="float" office:value="3.240635" calcext:value-type="float">
            <text:p>3.240635</text:p>
          </table:table-cell>
          <table:table-cell office:value-type="float" office:value="1.584328" calcext:value-type="float">
            <text:p>1.584328</text:p>
          </table:table-cell>
          <table:table-cell office:value-type="float" office:value="0.9964802" calcext:value-type="float">
            <text:p>0.9964802</text:p>
          </table:table-cell>
          <table:table-cell office:value-type="float" office:value="7474.542" calcext:value-type="float">
            <text:p>7474.542</text:p>
          </table:table-cell>
          <table:table-cell office:value-type="float" office:value="0" calcext:value-type="float">
            <text:p>0</text:p>
          </table:table-cell>
          <table:table-cell office:value-type="float" office:value="-0.02104534" calcext:value-type="float">
            <text:p>-0.021045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4" calcext:value-type="float">
            <text:p>28052004</text:p>
          </table:table-cell>
          <table:table-cell office:value-type="float" office:value="18.46105" calcext:value-type="float">
            <text:p>18.46105</text:p>
          </table:table-cell>
          <table:table-cell office:value-type="float" office:value="452.9465" calcext:value-type="float">
            <text:p>452.946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241252" calcext:value-type="float">
            <text:p>2.241252</text:p>
          </table:table-cell>
          <table:table-cell office:value-type="float" office:value="7.210152" calcext:value-type="float">
            <text:p>7.210152</text:p>
          </table:table-cell>
          <table:table-cell office:value-type="float" office:value="0" calcext:value-type="float">
            <text:p>0</text:p>
          </table:table-cell>
          <table:table-cell office:value-type="float" office:value="0.01457943" calcext:value-type="float">
            <text:p>0.01457943</text:p>
          </table:table-cell>
          <table:table-cell office:value-type="float" office:value="0" calcext:value-type="float">
            <text:p>0</text:p>
          </table:table-cell>
          <table:table-cell office:value-type="float" office:value="0.8101786" calcext:value-type="float">
            <text:p>0.8101786</text:p>
          </table:table-cell>
          <table:table-cell office:value-type="float" office:value="-0.03988692" calcext:value-type="float">
            <text:p>-0.03988692</text:p>
          </table:table-cell>
          <table:table-cell office:value-type="float" office:value="-0.001589894" calcext:value-type="float">
            <text:p>-0.001589894</text:p>
          </table:table-cell>
          <table:table-cell office:value-type="float" office:value="0.00004549204" calcext:value-type="float">
            <text:p>4.549204E-05</text:p>
          </table:table-cell>
          <table:table-cell office:value-type="float" office:value="14.21739" calcext:value-type="float">
            <text:p>14.21739</text:p>
          </table:table-cell>
          <table:table-cell office:value-type="float" office:value="5.739719" calcext:value-type="float">
            <text:p>5.739719</text:p>
          </table:table-cell>
          <table:table-cell office:value-type="float" office:value="1.280662" calcext:value-type="float">
            <text:p>1.280662</text:p>
          </table:table-cell>
          <table:table-cell office:value-type="float" office:value="21.58049" calcext:value-type="float">
            <text:p>21.58049</text:p>
          </table:table-cell>
          <table:table-cell office:value-type="float" office:value="0.02658654" calcext:value-type="float">
            <text:p>0.02658654</text:p>
          </table:table-cell>
          <table:table-cell office:value-type="float" office:value="0.02318273" calcext:value-type="float">
            <text:p>0.02318273</text:p>
          </table:table-cell>
          <table:table-cell office:value-type="float" office:value="0.02166062" calcext:value-type="float">
            <text:p>0.02166062</text:p>
          </table:table-cell>
          <table:table-cell office:value-type="float" office:value="0.02951642" calcext:value-type="float">
            <text:p>0.02951642</text:p>
          </table:table-cell>
          <table:table-cell office:value-type="float" office:value="0.0240763" calcext:value-type="float">
            <text:p>0.0240763</text:p>
          </table:table-cell>
          <table:table-cell office:value-type="float" office:value="14.71744" calcext:value-type="float">
            <text:p>14.71744</text:p>
          </table:table-cell>
          <table:table-cell office:value-type="float" office:value="32.50868" calcext:value-type="float">
            <text:p>32.50868</text:p>
          </table:table-cell>
          <table:table-cell office:value-type="float" office:value="24.2558" calcext:value-type="float">
            <text:p>24.2558</text:p>
          </table:table-cell>
          <table:table-cell office:value-type="float" office:value="7.721135" calcext:value-type="float">
            <text:p>7.721135</text:p>
          </table:table-cell>
          <table:table-cell office:value-type="float" office:value="4.570512" calcext:value-type="float">
            <text:p>4.570512</text:p>
          </table:table-cell>
          <table:table-cell office:value-type="float" office:value="3.373685" calcext:value-type="float">
            <text:p>3.373685</text:p>
          </table:table-cell>
          <table:table-cell office:value-type="float" office:value="1.644671" calcext:value-type="float">
            <text:p>1.644671</text:p>
          </table:table-cell>
          <table:table-cell office:value-type="float" office:value="1.00669" calcext:value-type="float">
            <text:p>1.00669</text:p>
          </table:table-cell>
          <table:table-cell office:value-type="float" office:value="7542.644" calcext:value-type="float">
            <text:p>7542.644</text:p>
          </table:table-cell>
          <table:table-cell office:value-type="float" office:value="0" calcext:value-type="float">
            <text:p>0</text:p>
          </table:table-cell>
          <table:table-cell office:value-type="float" office:value="-0.02110417" calcext:value-type="float">
            <text:p>-0.021104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4" calcext:value-type="float">
            <text:p>29052004</text:p>
          </table:table-cell>
          <table:table-cell office:value-type="float" office:value="18.36547" calcext:value-type="float">
            <text:p>18.36547</text:p>
          </table:table-cell>
          <table:table-cell office:value-type="float" office:value="452.9462" calcext:value-type="float">
            <text:p>452.946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199176" calcext:value-type="float">
            <text:p>2.199176</text:p>
          </table:table-cell>
          <table:table-cell office:value-type="float" office:value="7.403524" calcext:value-type="float">
            <text:p>7.403524</text:p>
          </table:table-cell>
          <table:table-cell office:value-type="float" office:value="0" calcext:value-type="float">
            <text:p>0</text:p>
          </table:table-cell>
          <table:table-cell office:value-type="float" office:value="0.01461512" calcext:value-type="float">
            <text:p>0.01461512</text:p>
          </table:table-cell>
          <table:table-cell office:value-type="float" office:value="0" calcext:value-type="float">
            <text:p>0</text:p>
          </table:table-cell>
          <table:table-cell office:value-type="float" office:value="0.8108196" calcext:value-type="float">
            <text:p>0.8108196</text:p>
          </table:table-cell>
          <table:table-cell office:value-type="float" office:value="-0.04014506" calcext:value-type="float">
            <text:p>-0.04014506</text:p>
          </table:table-cell>
          <table:table-cell office:value-type="float" office:value="-0.001629336" calcext:value-type="float">
            <text:p>-0.001629336</text:p>
          </table:table-cell>
          <table:table-cell office:value-type="float" office:value="0.00004549376" calcext:value-type="float">
            <text:p>4.549376E-05</text:p>
          </table:table-cell>
          <table:table-cell office:value-type="float" office:value="14.16937" calcext:value-type="float">
            <text:p>14.16937</text:p>
          </table:table-cell>
          <table:table-cell office:value-type="float" office:value="5.196175" calcext:value-type="float">
            <text:p>5.196175</text:p>
          </table:table-cell>
          <table:table-cell office:value-type="float" office:value="1.432396" calcext:value-type="float">
            <text:p>1.432396</text:p>
          </table:table-cell>
          <table:table-cell office:value-type="float" office:value="20.82056" calcext:value-type="float">
            <text:p>20.82056</text:p>
          </table:table-cell>
          <table:table-cell office:value-type="float" office:value="0.0261434" calcext:value-type="float">
            <text:p>0.0261434</text:p>
          </table:table-cell>
          <table:table-cell office:value-type="float" office:value="0.02302904" calcext:value-type="float">
            <text:p>0.02302904</text:p>
          </table:table-cell>
          <table:table-cell office:value-type="float" office:value="0.02158702" calcext:value-type="float">
            <text:p>0.02158702</text:p>
          </table:table-cell>
          <table:table-cell office:value-type="float" office:value="0.02965311" calcext:value-type="float">
            <text:p>0.02965311</text:p>
          </table:table-cell>
          <table:table-cell office:value-type="float" office:value="0.02435797" calcext:value-type="float">
            <text:p>0.02435797</text:p>
          </table:table-cell>
          <table:table-cell office:value-type="float" office:value="14.25974" calcext:value-type="float">
            <text:p>14.25974</text:p>
          </table:table-cell>
          <table:table-cell office:value-type="float" office:value="35.94083" calcext:value-type="float">
            <text:p>35.94083</text:p>
          </table:table-cell>
          <table:table-cell office:value-type="float" office:value="25.5968" calcext:value-type="float">
            <text:p>25.5968</text:p>
          </table:table-cell>
          <table:table-cell office:value-type="float" office:value="8.000825" calcext:value-type="float">
            <text:p>8.000825</text:p>
          </table:table-cell>
          <table:table-cell office:value-type="float" office:value="4.72541" calcext:value-type="float">
            <text:p>4.72541</text:p>
          </table:table-cell>
          <table:table-cell office:value-type="float" office:value="3.481737" calcext:value-type="float">
            <text:p>3.481737</text:p>
          </table:table-cell>
          <table:table-cell office:value-type="float" office:value="1.699647" calcext:value-type="float">
            <text:p>1.699647</text:p>
          </table:table-cell>
          <table:table-cell office:value-type="float" office:value="1.016513" calcext:value-type="float">
            <text:p>1.016513</text:p>
          </table:table-cell>
          <table:table-cell office:value-type="float" office:value="7653.382" calcext:value-type="float">
            <text:p>7653.382</text:p>
          </table:table-cell>
          <table:table-cell office:value-type="float" office:value="0" calcext:value-type="float">
            <text:p>0</text:p>
          </table:table-cell>
          <table:table-cell office:value-type="float" office:value="-0.02116655" calcext:value-type="float">
            <text:p>-0.021166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4" calcext:value-type="float">
            <text:p>30052004</text:p>
          </table:table-cell>
          <table:table-cell office:value-type="float" office:value="18.27856" calcext:value-type="float">
            <text:p>18.27856</text:p>
          </table:table-cell>
          <table:table-cell office:value-type="float" office:value="452.9608" calcext:value-type="float">
            <text:p>452.960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2.037422" calcext:value-type="float">
            <text:p>2.037422</text:p>
          </table:table-cell>
          <table:table-cell office:value-type="float" office:value="7.634736" calcext:value-type="float">
            <text:p>7.634736</text:p>
          </table:table-cell>
          <table:table-cell office:value-type="float" office:value="0" calcext:value-type="float">
            <text:p>0</text:p>
          </table:table-cell>
          <table:table-cell office:value-type="float" office:value="0.01482071" calcext:value-type="float">
            <text:p>0.01482071</text:p>
          </table:table-cell>
          <table:table-cell office:value-type="float" office:value="0" calcext:value-type="float">
            <text:p>0</text:p>
          </table:table-cell>
          <table:table-cell office:value-type="float" office:value="0.8835833" calcext:value-type="float">
            <text:p>0.8835833</text:p>
          </table:table-cell>
          <table:table-cell office:value-type="float" office:value="-0.04449917" calcext:value-type="float">
            <text:p>-0.04449917</text:p>
          </table:table-cell>
          <table:table-cell office:value-type="float" office:value="-0.002716955" calcext:value-type="float">
            <text:p>-0.002716955</text:p>
          </table:table-cell>
          <table:table-cell office:value-type="float" office:value="0.00004549732" calcext:value-type="float">
            <text:p>4.549732E-05</text:p>
          </table:table-cell>
          <table:table-cell office:value-type="float" office:value="14.16716" calcext:value-type="float">
            <text:p>14.16716</text:p>
          </table:table-cell>
          <table:table-cell office:value-type="float" office:value="6.551336" calcext:value-type="float">
            <text:p>6.551336</text:p>
          </table:table-cell>
          <table:table-cell office:value-type="float" office:value="2.165007" calcext:value-type="float">
            <text:p>2.165007</text:p>
          </table:table-cell>
          <table:table-cell office:value-type="float" office:value="18.59317" calcext:value-type="float">
            <text:p>18.59317</text:p>
          </table:table-cell>
          <table:table-cell office:value-type="float" office:value="0.4718674" calcext:value-type="float">
            <text:p>0.4718674</text:p>
          </table:table-cell>
          <table:table-cell office:value-type="float" office:value="0.02816991" calcext:value-type="float">
            <text:p>0.02816991</text:p>
          </table:table-cell>
          <table:table-cell office:value-type="float" office:value="0.02166138" calcext:value-type="float">
            <text:p>0.02166138</text:p>
          </table:table-cell>
          <table:table-cell office:value-type="float" office:value="0.03207511" calcext:value-type="float">
            <text:p>0.03207511</text:p>
          </table:table-cell>
          <table:table-cell office:value-type="float" office:value="0.024642" calcext:value-type="float">
            <text:p>0.024642</text:p>
          </table:table-cell>
          <table:table-cell office:value-type="float" office:value="12.49175" calcext:value-type="float">
            <text:p>12.49175</text:p>
          </table:table-cell>
          <table:table-cell office:value-type="float" office:value="17.41269" calcext:value-type="float">
            <text:p>17.41269</text:p>
          </table:table-cell>
          <table:table-cell office:value-type="float" office:value="27.53219" calcext:value-type="float">
            <text:p>27.53219</text:p>
          </table:table-cell>
          <table:table-cell office:value-type="float" office:value="14.01078" calcext:value-type="float">
            <text:p>14.01078</text:p>
          </table:table-cell>
          <table:table-cell office:value-type="float" office:value="5.947771" calcext:value-type="float">
            <text:p>5.947771</text:p>
          </table:table-cell>
          <table:table-cell office:value-type="float" office:value="3.67718" calcext:value-type="float">
            <text:p>3.67718</text:p>
          </table:table-cell>
          <table:table-cell office:value-type="float" office:value="1.75823" calcext:value-type="float">
            <text:p>1.75823</text:p>
          </table:table-cell>
          <table:table-cell office:value-type="float" office:value="1.029453" calcext:value-type="float">
            <text:p>1.029453</text:p>
          </table:table-cell>
          <table:table-cell office:value-type="float" office:value="6863.286" calcext:value-type="float">
            <text:p>6863.286</text:p>
          </table:table-cell>
          <table:table-cell office:value-type="float" office:value="0" calcext:value-type="float">
            <text:p>0</text:p>
          </table:table-cell>
          <table:table-cell office:value-type="float" office:value="-0.03028833" calcext:value-type="float">
            <text:p>-0.030288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4" calcext:value-type="float">
            <text:p>31052004</text:p>
          </table:table-cell>
          <table:table-cell office:value-type="float" office:value="18.19496" calcext:value-type="float">
            <text:p>18.19496</text:p>
          </table:table-cell>
          <table:table-cell office:value-type="float" office:value="452.9728" calcext:value-type="float">
            <text:p>452.972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963003" calcext:value-type="float">
            <text:p>1.963003</text:p>
          </table:table-cell>
          <table:table-cell office:value-type="float" office:value="7.737863" calcext:value-type="float">
            <text:p>7.737863</text:p>
          </table:table-cell>
          <table:table-cell office:value-type="float" office:value="0" calcext:value-type="float">
            <text:p>0</text:p>
          </table:table-cell>
          <table:table-cell office:value-type="float" office:value="0.01502016" calcext:value-type="float">
            <text:p>0.01502016</text:p>
          </table:table-cell>
          <table:table-cell office:value-type="float" office:value="0" calcext:value-type="float">
            <text:p>0</text:p>
          </table:table-cell>
          <table:table-cell office:value-type="float" office:value="0.9948594" calcext:value-type="float">
            <text:p>0.9948594</text:p>
          </table:table-cell>
          <table:table-cell office:value-type="float" office:value="-0.04813663" calcext:value-type="float">
            <text:p>-0.04813663</text:p>
          </table:table-cell>
          <table:table-cell office:value-type="float" office:value="-0.002849333" calcext:value-type="float">
            <text:p>-0.002849333</text:p>
          </table:table-cell>
          <table:table-cell office:value-type="float" office:value="0.00004549923" calcext:value-type="float">
            <text:p>4.549923E-05</text:p>
          </table:table-cell>
          <table:table-cell office:value-type="float" office:value="14.15848" calcext:value-type="float">
            <text:p>14.15848</text:p>
          </table:table-cell>
          <table:table-cell office:value-type="float" office:value="4.975402" calcext:value-type="float">
            <text:p>4.975402</text:p>
          </table:table-cell>
          <table:table-cell office:value-type="float" office:value="2.745522" calcext:value-type="float">
            <text:p>2.745522</text:p>
          </table:table-cell>
          <table:table-cell office:value-type="float" office:value="17.41783" calcext:value-type="float">
            <text:p>17.41783</text:p>
          </table:table-cell>
          <table:table-cell office:value-type="float" office:value="0.5570226" calcext:value-type="float">
            <text:p>0.5570226</text:p>
          </table:table-cell>
          <table:table-cell office:value-type="float" office:value="0.02455949" calcext:value-type="float">
            <text:p>0.02455949</text:p>
          </table:table-cell>
          <table:table-cell office:value-type="float" office:value="0.02176523" calcext:value-type="float">
            <text:p>0.02176523</text:p>
          </table:table-cell>
          <table:table-cell office:value-type="float" office:value="0.03133588" calcext:value-type="float">
            <text:p>0.03133588</text:p>
          </table:table-cell>
          <table:table-cell office:value-type="float" office:value="0.02493967" calcext:value-type="float">
            <text:p>0.02493967</text:p>
          </table:table-cell>
          <table:table-cell office:value-type="float" office:value="16.16915" calcext:value-type="float">
            <text:p>16.16915</text:p>
          </table:table-cell>
          <table:table-cell office:value-type="float" office:value="21.76547" calcext:value-type="float">
            <text:p>21.76547</text:p>
          </table:table-cell>
          <table:table-cell office:value-type="float" office:value="26.38305" calcext:value-type="float">
            <text:p>26.38305</text:p>
          </table:table-cell>
          <table:table-cell office:value-type="float" office:value="13.57794" calcext:value-type="float">
            <text:p>13.57794</text:p>
          </table:table-cell>
          <table:table-cell office:value-type="float" office:value="6.343416" calcext:value-type="float">
            <text:p>6.343416</text:p>
          </table:table-cell>
          <table:table-cell office:value-type="float" office:value="3.883579" calcext:value-type="float">
            <text:p>3.883579</text:p>
          </table:table-cell>
          <table:table-cell office:value-type="float" office:value="1.798435" calcext:value-type="float">
            <text:p>1.798435</text:p>
          </table:table-cell>
          <table:table-cell office:value-type="float" office:value="1.041789" calcext:value-type="float">
            <text:p>1.041789</text:p>
          </table:table-cell>
          <table:table-cell office:value-type="float" office:value="6968.681" calcext:value-type="float">
            <text:p>6968.681</text:p>
          </table:table-cell>
          <table:table-cell office:value-type="float" office:value="0" calcext:value-type="float">
            <text:p>0</text:p>
          </table:table-cell>
          <table:table-cell office:value-type="float" office:value="-0.03085653" calcext:value-type="float">
            <text:p>-0.0308565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4" calcext:value-type="float">
            <text:p>1062004</text:p>
          </table:table-cell>
          <table:table-cell office:value-type="float" office:value="18.10468" calcext:value-type="float">
            <text:p>18.10468</text:p>
          </table:table-cell>
          <table:table-cell office:value-type="float" office:value="452.9785" calcext:value-type="float">
            <text:p>452.978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910791" calcext:value-type="float">
            <text:p>1.910791</text:p>
          </table:table-cell>
          <table:table-cell office:value-type="float" office:value="7.914347" calcext:value-type="float">
            <text:p>7.914347</text:p>
          </table:table-cell>
          <table:table-cell office:value-type="float" office:value="0" calcext:value-type="float">
            <text:p>0</text:p>
          </table:table-cell>
          <table:table-cell office:value-type="float" office:value="0.01515738" calcext:value-type="float">
            <text:p>0.01515738</text:p>
          </table:table-cell>
          <table:table-cell office:value-type="float" office:value="0" calcext:value-type="float">
            <text:p>0</text:p>
          </table:table-cell>
          <table:table-cell office:value-type="float" office:value="1.054757" calcext:value-type="float">
            <text:p>1.054757</text:p>
          </table:table-cell>
          <table:table-cell office:value-type="float" office:value="-0.04857609" calcext:value-type="float">
            <text:p>-0.04857609</text:p>
          </table:table-cell>
          <table:table-cell office:value-type="float" office:value="-0.002870525" calcext:value-type="float">
            <text:p>-0.002870525</text:p>
          </table:table-cell>
          <table:table-cell office:value-type="float" office:value="0.00004550051" calcext:value-type="float">
            <text:p>4.550051E-05</text:p>
          </table:table-cell>
          <table:table-cell office:value-type="float" office:value="14.10456" calcext:value-type="float">
            <text:p>14.10456</text:p>
          </table:table-cell>
          <table:table-cell office:value-type="float" office:value="4.475104" calcext:value-type="float">
            <text:p>4.475104</text:p>
          </table:table-cell>
          <table:table-cell office:value-type="float" office:value="2.323279" calcext:value-type="float">
            <text:p>2.323279</text:p>
          </table:table-cell>
          <table:table-cell office:value-type="float" office:value="16.69396" calcext:value-type="float">
            <text:p>16.69396</text:p>
          </table:table-cell>
          <table:table-cell office:value-type="float" office:value="0.5429219" calcext:value-type="float">
            <text:p>0.5429219</text:p>
          </table:table-cell>
          <table:table-cell office:value-type="float" office:value="0.0236767" calcext:value-type="float">
            <text:p>0.0236767</text:p>
          </table:table-cell>
          <table:table-cell office:value-type="float" office:value="0.0216529" calcext:value-type="float">
            <text:p>0.0216529</text:p>
          </table:table-cell>
          <table:table-cell office:value-type="float" office:value="0.03099823" calcext:value-type="float">
            <text:p>0.03099823</text:p>
          </table:table-cell>
          <table:table-cell office:value-type="float" office:value="0.02524041" calcext:value-type="float">
            <text:p>0.02524041</text:p>
          </table:table-cell>
          <table:table-cell office:value-type="float" office:value="14.00775" calcext:value-type="float">
            <text:p>14.00775</text:p>
          </table:table-cell>
          <table:table-cell office:value-type="float" office:value="26.12381" calcext:value-type="float">
            <text:p>26.12381</text:p>
          </table:table-cell>
          <table:table-cell office:value-type="float" office:value="28.52126" calcext:value-type="float">
            <text:p>28.52126</text:p>
          </table:table-cell>
          <table:table-cell office:value-type="float" office:value="13.69491" calcext:value-type="float">
            <text:p>13.69491</text:p>
          </table:table-cell>
          <table:table-cell office:value-type="float" office:value="6.388122" calcext:value-type="float">
            <text:p>6.388122</text:p>
          </table:table-cell>
          <table:table-cell office:value-type="float" office:value="3.918019" calcext:value-type="float">
            <text:p>3.918019</text:p>
          </table:table-cell>
          <table:table-cell office:value-type="float" office:value="1.835372" calcext:value-type="float">
            <text:p>1.835372</text:p>
          </table:table-cell>
          <table:table-cell office:value-type="float" office:value="1.052086" calcext:value-type="float">
            <text:p>1.052086</text:p>
          </table:table-cell>
          <table:table-cell office:value-type="float" office:value="7075.223" calcext:value-type="float">
            <text:p>7075.223</text:p>
          </table:table-cell>
          <table:table-cell office:value-type="float" office:value="0" calcext:value-type="float">
            <text:p>0</text:p>
          </table:table-cell>
          <table:table-cell office:value-type="float" office:value="-0.03090712" calcext:value-type="float">
            <text:p>-0.030907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4" calcext:value-type="float">
            <text:p>2062004</text:p>
          </table:table-cell>
          <table:table-cell office:value-type="float" office:value="18.02752" calcext:value-type="float">
            <text:p>18.02752</text:p>
          </table:table-cell>
          <table:table-cell office:value-type="float" office:value="452.9978" calcext:value-type="float">
            <text:p>452.997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82153" calcext:value-type="float">
            <text:p>1.82153</text:p>
          </table:table-cell>
          <table:table-cell office:value-type="float" office:value="8.107579" calcext:value-type="float">
            <text:p>8.107579</text:p>
          </table:table-cell>
          <table:table-cell office:value-type="float" office:value="0" calcext:value-type="float">
            <text:p>0</text:p>
          </table:table-cell>
          <table:table-cell office:value-type="float" office:value="0.01526989" calcext:value-type="float">
            <text:p>0.01526989</text:p>
          </table:table-cell>
          <table:table-cell office:value-type="float" office:value="0" calcext:value-type="float">
            <text:p>0</text:p>
          </table:table-cell>
          <table:table-cell office:value-type="float" office:value="1.107161" calcext:value-type="float">
            <text:p>1.107161</text:p>
          </table:table-cell>
          <table:table-cell office:value-type="float" office:value="-0.04976868" calcext:value-type="float">
            <text:p>-0.04976868</text:p>
          </table:table-cell>
          <table:table-cell office:value-type="float" office:value="-0.003155036" calcext:value-type="float">
            <text:p>-0.003155036</text:p>
          </table:table-cell>
          <table:table-cell office:value-type="float" office:value="0.00004550134" calcext:value-type="float">
            <text:p>4.550134E-05</text:p>
          </table:table-cell>
          <table:table-cell office:value-type="float" office:value="14.12843" calcext:value-type="float">
            <text:p>14.12843</text:p>
          </table:table-cell>
          <table:table-cell office:value-type="float" office:value="3.258628" calcext:value-type="float">
            <text:p>3.258628</text:p>
          </table:table-cell>
          <table:table-cell office:value-type="float" office:value="2.696748" calcext:value-type="float">
            <text:p>2.696748</text:p>
          </table:table-cell>
          <table:table-cell office:value-type="float" office:value="15.60779" calcext:value-type="float">
            <text:p>15.60779</text:p>
          </table:table-cell>
          <table:table-cell office:value-type="float" office:value="0.593889" calcext:value-type="float">
            <text:p>0.593889</text:p>
          </table:table-cell>
          <table:table-cell office:value-type="float" office:value="0.02325785" calcext:value-type="float">
            <text:p>0.02325785</text:p>
          </table:table-cell>
          <table:table-cell office:value-type="float" office:value="0.02151191" calcext:value-type="float">
            <text:p>0.02151191</text:p>
          </table:table-cell>
          <table:table-cell office:value-type="float" office:value="0.03075073" calcext:value-type="float">
            <text:p>0.03075073</text:p>
          </table:table-cell>
          <table:table-cell office:value-type="float" office:value="0.02548677" calcext:value-type="float">
            <text:p>0.02548677</text:p>
          </table:table-cell>
          <table:table-cell office:value-type="float" office:value="24.34229" calcext:value-type="float">
            <text:p>24.34229</text:p>
          </table:table-cell>
          <table:table-cell office:value-type="float" office:value="24.14262" calcext:value-type="float">
            <text:p>24.14262</text:p>
          </table:table-cell>
          <table:table-cell office:value-type="float" office:value="28.8891" calcext:value-type="float">
            <text:p>28.8891</text:p>
          </table:table-cell>
          <table:table-cell office:value-type="float" office:value="14.07075" calcext:value-type="float">
            <text:p>14.07075</text:p>
          </table:table-cell>
          <table:table-cell office:value-type="float" office:value="6.553463" calcext:value-type="float">
            <text:p>6.553463</text:p>
          </table:table-cell>
          <table:table-cell office:value-type="float" office:value="3.980078" calcext:value-type="float">
            <text:p>3.980078</text:p>
          </table:table-cell>
          <table:table-cell office:value-type="float" office:value="1.873711" calcext:value-type="float">
            <text:p>1.873711</text:p>
          </table:table-cell>
          <table:table-cell office:value-type="float" office:value="1.060992" calcext:value-type="float">
            <text:p>1.060992</text:p>
          </table:table-cell>
          <table:table-cell office:value-type="float" office:value="7025.906" calcext:value-type="float">
            <text:p>7025.906</text:p>
          </table:table-cell>
          <table:table-cell office:value-type="float" office:value="0" calcext:value-type="float">
            <text:p>0</text:p>
          </table:table-cell>
          <table:table-cell office:value-type="float" office:value="-0.03100051" calcext:value-type="float">
            <text:p>-0.031000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4" calcext:value-type="float">
            <text:p>3062004</text:p>
          </table:table-cell>
          <table:table-cell office:value-type="float" office:value="17.94447" calcext:value-type="float">
            <text:p>17.94447</text:p>
          </table:table-cell>
          <table:table-cell office:value-type="float" office:value="453.0114" calcext:value-type="float">
            <text:p>453.011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778314" calcext:value-type="float">
            <text:p>1.778314</text:p>
          </table:table-cell>
          <table:table-cell office:value-type="float" office:value="8.322981" calcext:value-type="float">
            <text:p>8.322981</text:p>
          </table:table-cell>
          <table:table-cell office:value-type="float" office:value="0" calcext:value-type="float">
            <text:p>0</text:p>
          </table:table-cell>
          <table:table-cell office:value-type="float" office:value="0.01531533" calcext:value-type="float">
            <text:p>0.01531533</text:p>
          </table:table-cell>
          <table:table-cell office:value-type="float" office:value="0" calcext:value-type="float">
            <text:p>0</text:p>
          </table:table-cell>
          <table:table-cell office:value-type="float" office:value="1.113677" calcext:value-type="float">
            <text:p>1.113677</text:p>
          </table:table-cell>
          <table:table-cell office:value-type="float" office:value="-0.05215269" calcext:value-type="float">
            <text:p>-0.05215269</text:p>
          </table:table-cell>
          <table:table-cell office:value-type="float" office:value="-0.003316459" calcext:value-type="float">
            <text:p>-0.003316459</text:p>
          </table:table-cell>
          <table:table-cell office:value-type="float" office:value="0.00004550187" calcext:value-type="float">
            <text:p>4.550187E-05</text:p>
          </table:table-cell>
          <table:table-cell office:value-type="float" office:value="14.09391" calcext:value-type="float">
            <text:p>14.09391</text:p>
          </table:table-cell>
          <table:table-cell office:value-type="float" office:value="3.21872" calcext:value-type="float">
            <text:p>3.21872</text:p>
          </table:table-cell>
          <table:table-cell office:value-type="float" office:value="2.986534" calcext:value-type="float">
            <text:p>2.986534</text:p>
          </table:table-cell>
          <table:table-cell office:value-type="float" office:value="14.71998" calcext:value-type="float">
            <text:p>14.71998</text:p>
          </table:table-cell>
          <table:table-cell office:value-type="float" office:value="0.5500087" calcext:value-type="float">
            <text:p>0.5500087</text:p>
          </table:table-cell>
          <table:table-cell office:value-type="float" office:value="0.02298575" calcext:value-type="float">
            <text:p>0.02298575</text:p>
          </table:table-cell>
          <table:table-cell office:value-type="float" office:value="0.02146854" calcext:value-type="float">
            <text:p>0.02146854</text:p>
          </table:table-cell>
          <table:table-cell office:value-type="float" office:value="0.0307104" calcext:value-type="float">
            <text:p>0.0307104</text:p>
          </table:table-cell>
          <table:table-cell office:value-type="float" office:value="0.02573621" calcext:value-type="float">
            <text:p>0.02573621</text:p>
          </table:table-cell>
          <table:table-cell office:value-type="float" office:value="24.11697" calcext:value-type="float">
            <text:p>24.11697</text:p>
          </table:table-cell>
          <table:table-cell office:value-type="float" office:value="30.82851" calcext:value-type="float">
            <text:p>30.82851</text:p>
          </table:table-cell>
          <table:table-cell office:value-type="float" office:value="29.90117" calcext:value-type="float">
            <text:p>29.90117</text:p>
          </table:table-cell>
          <table:table-cell office:value-type="float" office:value="14.00531" calcext:value-type="float">
            <text:p>14.00531</text:p>
          </table:table-cell>
          <table:table-cell office:value-type="float" office:value="6.615186" calcext:value-type="float">
            <text:p>6.615186</text:p>
          </table:table-cell>
          <table:table-cell office:value-type="float" office:value="4.030842" calcext:value-type="float">
            <text:p>4.030842</text:p>
          </table:table-cell>
          <table:table-cell office:value-type="float" office:value="1.911632" calcext:value-type="float">
            <text:p>1.911632</text:p>
          </table:table-cell>
          <table:table-cell office:value-type="float" office:value="1.06875" calcext:value-type="float">
            <text:p>1.06875</text:p>
          </table:table-cell>
          <table:table-cell office:value-type="float" office:value="7179.167" calcext:value-type="float">
            <text:p>7179.167</text:p>
          </table:table-cell>
          <table:table-cell office:value-type="float" office:value="0" calcext:value-type="float">
            <text:p>0</text:p>
          </table:table-cell>
          <table:table-cell office:value-type="float" office:value="-0.0314736" calcext:value-type="float">
            <text:p>-0.03147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4" calcext:value-type="float">
            <text:p>4062004</text:p>
          </table:table-cell>
          <table:table-cell office:value-type="float" office:value="17.82581" calcext:value-type="float">
            <text:p>17.82581</text:p>
          </table:table-cell>
          <table:table-cell office:value-type="float" office:value="453.0219" calcext:value-type="float">
            <text:p>453.021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763123" calcext:value-type="float">
            <text:p>1.763123</text:p>
          </table:table-cell>
          <table:table-cell office:value-type="float" office:value="8.646345" calcext:value-type="float">
            <text:p>8.646345</text:p>
          </table:table-cell>
          <table:table-cell office:value-type="float" office:value="0" calcext:value-type="float">
            <text:p>0</text:p>
          </table:table-cell>
          <table:table-cell office:value-type="float" office:value="0.01535393" calcext:value-type="float">
            <text:p>0.01535393</text:p>
          </table:table-cell>
          <table:table-cell office:value-type="float" office:value="0" calcext:value-type="float">
            <text:p>0</text:p>
          </table:table-cell>
          <table:table-cell office:value-type="float" office:value="1.115535" calcext:value-type="float">
            <text:p>1.115535</text:p>
          </table:table-cell>
          <table:table-cell office:value-type="float" office:value="-0.05295467" calcext:value-type="float">
            <text:p>-0.05295467</text:p>
          </table:table-cell>
          <table:table-cell office:value-type="float" office:value="-0.003315563" calcext:value-type="float">
            <text:p>-0.003315563</text:p>
          </table:table-cell>
          <table:table-cell office:value-type="float" office:value="0.00004550265" calcext:value-type="float">
            <text:p>4.550265E-05</text:p>
          </table:table-cell>
          <table:table-cell office:value-type="float" office:value="13.97777" calcext:value-type="float">
            <text:p>13.97777</text:p>
          </table:table-cell>
          <table:table-cell office:value-type="float" office:value="3.632687" calcext:value-type="float">
            <text:p>3.632687</text:p>
          </table:table-cell>
          <table:table-cell office:value-type="float" office:value="2.6319" calcext:value-type="float">
            <text:p>2.6319</text:p>
          </table:table-cell>
          <table:table-cell office:value-type="float" office:value="13.92873" calcext:value-type="float">
            <text:p>13.92873</text:p>
          </table:table-cell>
          <table:table-cell office:value-type="float" office:value="0.4936217" calcext:value-type="float">
            <text:p>0.4936217</text:p>
          </table:table-cell>
          <table:table-cell office:value-type="float" office:value="0.02275942" calcext:value-type="float">
            <text:p>0.02275942</text:p>
          </table:table-cell>
          <table:table-cell office:value-type="float" office:value="0.02138337" calcext:value-type="float">
            <text:p>0.02138337</text:p>
          </table:table-cell>
          <table:table-cell office:value-type="float" office:value="0.03043484" calcext:value-type="float">
            <text:p>0.03043484</text:p>
          </table:table-cell>
          <table:table-cell office:value-type="float" office:value="0.02595368" calcext:value-type="float">
            <text:p>0.02595368</text:p>
          </table:table-cell>
          <table:table-cell office:value-type="float" office:value="18.6215" calcext:value-type="float">
            <text:p>18.6215</text:p>
          </table:table-cell>
          <table:table-cell office:value-type="float" office:value="40.47232" calcext:value-type="float">
            <text:p>40.47232</text:p>
          </table:table-cell>
          <table:table-cell office:value-type="float" office:value="33.12504" calcext:value-type="float">
            <text:p>33.12504</text:p>
          </table:table-cell>
          <table:table-cell office:value-type="float" office:value="14.22466" calcext:value-type="float">
            <text:p>14.22466</text:p>
          </table:table-cell>
          <table:table-cell office:value-type="float" office:value="6.733632" calcext:value-type="float">
            <text:p>6.733632</text:p>
          </table:table-cell>
          <table:table-cell office:value-type="float" office:value="4.103335" calcext:value-type="float">
            <text:p>4.103335</text:p>
          </table:table-cell>
          <table:table-cell office:value-type="float" office:value="1.953629" calcext:value-type="float">
            <text:p>1.953629</text:p>
          </table:table-cell>
          <table:table-cell office:value-type="float" office:value="1.076295" calcext:value-type="float">
            <text:p>1.076295</text:p>
          </table:table-cell>
          <table:table-cell office:value-type="float" office:value="7576.553" calcext:value-type="float">
            <text:p>7576.553</text:p>
          </table:table-cell>
          <table:table-cell office:value-type="float" office:value="0" calcext:value-type="float">
            <text:p>0</text:p>
          </table:table-cell>
          <table:table-cell office:value-type="float" office:value="-0.03168916" calcext:value-type="float">
            <text:p>-0.031689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4" calcext:value-type="float">
            <text:p>5062004</text:p>
          </table:table-cell>
          <table:table-cell office:value-type="float" office:value="17.74922" calcext:value-type="float">
            <text:p>17.74922</text:p>
          </table:table-cell>
          <table:table-cell office:value-type="float" office:value="453.024" calcext:value-type="float">
            <text:p>453.02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702991" calcext:value-type="float">
            <text:p>1.702991</text:p>
          </table:table-cell>
          <table:table-cell office:value-type="float" office:value="9.002325" calcext:value-type="float">
            <text:p>9.002325</text:p>
          </table:table-cell>
          <table:table-cell office:value-type="float" office:value="0" calcext:value-type="float">
            <text:p>0</text:p>
          </table:table-cell>
          <table:table-cell office:value-type="float" office:value="0.01539086" calcext:value-type="float">
            <text:p>0.01539086</text:p>
          </table:table-cell>
          <table:table-cell office:value-type="float" office:value="0" calcext:value-type="float">
            <text:p>0</text:p>
          </table:table-cell>
          <table:table-cell office:value-type="float" office:value="1.116665" calcext:value-type="float">
            <text:p>1.116665</text:p>
          </table:table-cell>
          <table:table-cell office:value-type="float" office:value="-0.05346932" calcext:value-type="float">
            <text:p>-0.05346932</text:p>
          </table:table-cell>
          <table:table-cell office:value-type="float" office:value="-0.003291714" calcext:value-type="float">
            <text:p>-0.003291714</text:p>
          </table:table-cell>
          <table:table-cell office:value-type="float" office:value="0.00004550349" calcext:value-type="float">
            <text:p>4.550349E-05</text:p>
          </table:table-cell>
          <table:table-cell office:value-type="float" office:value="13.93348" calcext:value-type="float">
            <text:p>13.93348</text:p>
          </table:table-cell>
          <table:table-cell office:value-type="float" office:value="3.546304" calcext:value-type="float">
            <text:p>3.546304</text:p>
          </table:table-cell>
          <table:table-cell office:value-type="float" office:value="2.107022" calcext:value-type="float">
            <text:p>2.107022</text:p>
          </table:table-cell>
          <table:table-cell office:value-type="float" office:value="13.05601" calcext:value-type="float">
            <text:p>13.05601</text:p>
          </table:table-cell>
          <table:table-cell office:value-type="float" office:value="0.4297996" calcext:value-type="float">
            <text:p>0.4297996</text:p>
          </table:table-cell>
          <table:table-cell office:value-type="float" office:value="0.02256007" calcext:value-type="float">
            <text:p>0.02256007</text:p>
          </table:table-cell>
          <table:table-cell office:value-type="float" office:value="0.02125194" calcext:value-type="float">
            <text:p>0.02125194</text:p>
          </table:table-cell>
          <table:table-cell office:value-type="float" office:value="0.03000932" calcext:value-type="float">
            <text:p>0.03000932</text:p>
          </table:table-cell>
          <table:table-cell office:value-type="float" office:value="0.02604368" calcext:value-type="float">
            <text:p>0.02604368</text:p>
          </table:table-cell>
          <table:table-cell office:value-type="float" office:value="15.99638" calcext:value-type="float">
            <text:p>15.99638</text:p>
          </table:table-cell>
          <table:table-cell office:value-type="float" office:value="47.327" calcext:value-type="float">
            <text:p>47.327</text:p>
          </table:table-cell>
          <table:table-cell office:value-type="float" office:value="36.74578" calcext:value-type="float">
            <text:p>36.74578</text:p>
          </table:table-cell>
          <table:table-cell office:value-type="float" office:value="14.54112" calcext:value-type="float">
            <text:p>14.54112</text:p>
          </table:table-cell>
          <table:table-cell office:value-type="float" office:value="6.879436" calcext:value-type="float">
            <text:p>6.879436</text:p>
          </table:table-cell>
          <table:table-cell office:value-type="float" office:value="4.195571" calcext:value-type="float">
            <text:p>4.195571</text:p>
          </table:table-cell>
          <table:table-cell office:value-type="float" office:value="2.000257" calcext:value-type="float">
            <text:p>2.000257</text:p>
          </table:table-cell>
          <table:table-cell office:value-type="float" office:value="1.084497" calcext:value-type="float">
            <text:p>1.084497</text:p>
          </table:table-cell>
          <table:table-cell office:value-type="float" office:value="7689.098" calcext:value-type="float">
            <text:p>7689.098</text:p>
          </table:table-cell>
          <table:table-cell office:value-type="float" office:value="0" calcext:value-type="float">
            <text:p>0</text:p>
          </table:table-cell>
          <table:table-cell office:value-type="float" office:value="-0.03173564" calcext:value-type="float">
            <text:p>-0.031735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4" calcext:value-type="float">
            <text:p>6062004</text:p>
          </table:table-cell>
          <table:table-cell office:value-type="float" office:value="17.6839" calcext:value-type="float">
            <text:p>17.6839</text:p>
          </table:table-cell>
          <table:table-cell office:value-type="float" office:value="453.0266" calcext:value-type="float">
            <text:p>453.026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638833" calcext:value-type="float">
            <text:p>1.638833</text:p>
          </table:table-cell>
          <table:table-cell office:value-type="float" office:value="9.354967" calcext:value-type="float">
            <text:p>9.354967</text:p>
          </table:table-cell>
          <table:table-cell office:value-type="float" office:value="0" calcext:value-type="float">
            <text:p>0</text:p>
          </table:table-cell>
          <table:table-cell office:value-type="float" office:value="0.01542724" calcext:value-type="float">
            <text:p>0.01542724</text:p>
          </table:table-cell>
          <table:table-cell office:value-type="float" office:value="0" calcext:value-type="float">
            <text:p>0</text:p>
          </table:table-cell>
          <table:table-cell office:value-type="float" office:value="1.11763" calcext:value-type="float">
            <text:p>1.11763</text:p>
          </table:table-cell>
          <table:table-cell office:value-type="float" office:value="-0.05407569" calcext:value-type="float">
            <text:p>-0.05407569</text:p>
          </table:table-cell>
          <table:table-cell office:value-type="float" office:value="-0.003268176" calcext:value-type="float">
            <text:p>-0.003268176</text:p>
          </table:table-cell>
          <table:table-cell office:value-type="float" office:value="0.00004550408" calcext:value-type="float">
            <text:p>4.550408E-05</text:p>
          </table:table-cell>
          <table:table-cell office:value-type="float" office:value="13.90073" calcext:value-type="float">
            <text:p>13.90073</text:p>
          </table:table-cell>
          <table:table-cell office:value-type="float" office:value="3.442641" calcext:value-type="float">
            <text:p>3.442641</text:p>
          </table:table-cell>
          <table:table-cell office:value-type="float" office:value="1.588838" calcext:value-type="float">
            <text:p>1.588838</text:p>
          </table:table-cell>
          <table:table-cell office:value-type="float" office:value="12.19257" calcext:value-type="float">
            <text:p>12.19257</text:p>
          </table:table-cell>
          <table:table-cell office:value-type="float" office:value="0.3649234" calcext:value-type="float">
            <text:p>0.3649234</text:p>
          </table:table-cell>
          <table:table-cell office:value-type="float" office:value="0.02246706" calcext:value-type="float">
            <text:p>0.02246706</text:p>
          </table:table-cell>
          <table:table-cell office:value-type="float" office:value="0.02117903" calcext:value-type="float">
            <text:p>0.02117903</text:p>
          </table:table-cell>
          <table:table-cell office:value-type="float" office:value="0.02979545" calcext:value-type="float">
            <text:p>0.02979545</text:p>
          </table:table-cell>
          <table:table-cell office:value-type="float" office:value="0.02609863" calcext:value-type="float">
            <text:p>0.02609863</text:p>
          </table:table-cell>
          <table:table-cell office:value-type="float" office:value="15.66354" calcext:value-type="float">
            <text:p>15.66354</text:p>
          </table:table-cell>
          <table:table-cell office:value-type="float" office:value="52.11573" calcext:value-type="float">
            <text:p>52.11573</text:p>
          </table:table-cell>
          <table:table-cell office:value-type="float" office:value="40.33963" calcext:value-type="float">
            <text:p>40.33963</text:p>
          </table:table-cell>
          <table:table-cell office:value-type="float" office:value="14.8775" calcext:value-type="float">
            <text:p>14.8775</text:p>
          </table:table-cell>
          <table:table-cell office:value-type="float" office:value="7.021001" calcext:value-type="float">
            <text:p>7.021001</text:p>
          </table:table-cell>
          <table:table-cell office:value-type="float" office:value="4.285692" calcext:value-type="float">
            <text:p>4.285692</text:p>
          </table:table-cell>
          <table:table-cell office:value-type="float" office:value="2.046284" calcext:value-type="float">
            <text:p>2.046284</text:p>
          </table:table-cell>
          <table:table-cell office:value-type="float" office:value="1.092776" calcext:value-type="float">
            <text:p>1.092776</text:p>
          </table:table-cell>
          <table:table-cell office:value-type="float" office:value="7758.642" calcext:value-type="float">
            <text:p>7758.642</text:p>
          </table:table-cell>
          <table:table-cell office:value-type="float" office:value="0" calcext:value-type="float">
            <text:p>0</text:p>
          </table:table-cell>
          <table:table-cell office:value-type="float" office:value="-0.03178038" calcext:value-type="float">
            <text:p>-0.0317803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4" calcext:value-type="float">
            <text:p>7062004</text:p>
          </table:table-cell>
          <table:table-cell office:value-type="float" office:value="17.59916" calcext:value-type="float">
            <text:p>17.59916</text:p>
          </table:table-cell>
          <table:table-cell office:value-type="float" office:value="453.0373" calcext:value-type="float">
            <text:p>453.037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588442" calcext:value-type="float">
            <text:p>1.588442</text:p>
          </table:table-cell>
          <table:table-cell office:value-type="float" office:value="9.794137" calcext:value-type="float">
            <text:p>9.794137</text:p>
          </table:table-cell>
          <table:table-cell office:value-type="float" office:value="0" calcext:value-type="float">
            <text:p>0</text:p>
          </table:table-cell>
          <table:table-cell office:value-type="float" office:value="0.0154634" calcext:value-type="float">
            <text:p>0.0154634</text:p>
          </table:table-cell>
          <table:table-cell office:value-type="float" office:value="0" calcext:value-type="float">
            <text:p>0</text:p>
          </table:table-cell>
          <table:table-cell office:value-type="float" office:value="1.118524" calcext:value-type="float">
            <text:p>1.118524</text:p>
          </table:table-cell>
          <table:table-cell office:value-type="float" office:value="-0.05738177" calcext:value-type="float">
            <text:p>-0.05738177</text:p>
          </table:table-cell>
          <table:table-cell office:value-type="float" office:value="-0.003898418" calcext:value-type="float">
            <text:p>-0.003898418</text:p>
          </table:table-cell>
          <table:table-cell office:value-type="float" office:value="0.00004550541" calcext:value-type="float">
            <text:p>4.550541E-05</text:p>
          </table:table-cell>
          <table:table-cell office:value-type="float" office:value="13.85074" calcext:value-type="float">
            <text:p>13.85074</text:p>
          </table:table-cell>
          <table:table-cell office:value-type="float" office:value="3.549846" calcext:value-type="float">
            <text:p>3.549846</text:p>
          </table:table-cell>
          <table:table-cell office:value-type="float" office:value="1.264423" calcext:value-type="float">
            <text:p>1.264423</text:p>
          </table:table-cell>
          <table:table-cell office:value-type="float" office:value="11.27079" calcext:value-type="float">
            <text:p>11.27079</text:p>
          </table:table-cell>
          <table:table-cell office:value-type="float" office:value="0.2876639" calcext:value-type="float">
            <text:p>0.2876639</text:p>
          </table:table-cell>
          <table:table-cell office:value-type="float" office:value="0.02246428" calcext:value-type="float">
            <text:p>0.02246428</text:p>
          </table:table-cell>
          <table:table-cell office:value-type="float" office:value="0.02115909" calcext:value-type="float">
            <text:p>0.02115909</text:p>
          </table:table-cell>
          <table:table-cell office:value-type="float" office:value="0.02968801" calcext:value-type="float">
            <text:p>0.02968801</text:p>
          </table:table-cell>
          <table:table-cell office:value-type="float" office:value="0.02617112" calcext:value-type="float">
            <text:p>0.02617112</text:p>
          </table:table-cell>
          <table:table-cell office:value-type="float" office:value="16.79049" calcext:value-type="float">
            <text:p>16.79049</text:p>
          </table:table-cell>
          <table:table-cell office:value-type="float" office:value="57.71944" calcext:value-type="float">
            <text:p>57.71944</text:p>
          </table:table-cell>
          <table:table-cell office:value-type="float" office:value="44.64163" calcext:value-type="float">
            <text:p>44.64163</text:p>
          </table:table-cell>
          <table:table-cell office:value-type="float" office:value="15.24984" calcext:value-type="float">
            <text:p>15.24984</text:p>
          </table:table-cell>
          <table:table-cell office:value-type="float" office:value="7.162671" calcext:value-type="float">
            <text:p>7.162671</text:p>
          </table:table-cell>
          <table:table-cell office:value-type="float" office:value="4.375932" calcext:value-type="float">
            <text:p>4.375932</text:p>
          </table:table-cell>
          <table:table-cell office:value-type="float" office:value="2.091986" calcext:value-type="float">
            <text:p>2.091986</text:p>
          </table:table-cell>
          <table:table-cell office:value-type="float" office:value="1.10086" calcext:value-type="float">
            <text:p>1.10086</text:p>
          </table:table-cell>
          <table:table-cell office:value-type="float" office:value="7902.703" calcext:value-type="float">
            <text:p>7902.703</text:p>
          </table:table-cell>
          <table:table-cell office:value-type="float" office:value="0" calcext:value-type="float">
            <text:p>0</text:p>
          </table:table-cell>
          <table:table-cell office:value-type="float" office:value="-0.03232896" calcext:value-type="float">
            <text:p>-0.032328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4" calcext:value-type="float">
            <text:p>8062004</text:p>
          </table:table-cell>
          <table:table-cell office:value-type="float" office:value="17.50129" calcext:value-type="float">
            <text:p>17.50129</text:p>
          </table:table-cell>
          <table:table-cell office:value-type="float" office:value="453.0462" calcext:value-type="float">
            <text:p>453.046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555118" calcext:value-type="float">
            <text:p>1.555118</text:p>
          </table:table-cell>
          <table:table-cell office:value-type="float" office:value="10.42411" calcext:value-type="float">
            <text:p>10.42411</text:p>
          </table:table-cell>
          <table:table-cell office:value-type="float" office:value="0" calcext:value-type="float">
            <text:p>0</text:p>
          </table:table-cell>
          <table:table-cell office:value-type="float" office:value="0.01549946" calcext:value-type="float">
            <text:p>0.01549946</text:p>
          </table:table-cell>
          <table:table-cell office:value-type="float" office:value="0" calcext:value-type="float">
            <text:p>0</text:p>
          </table:table-cell>
          <table:table-cell office:value-type="float" office:value="1.119393" calcext:value-type="float">
            <text:p>1.119393</text:p>
          </table:table-cell>
          <table:table-cell office:value-type="float" office:value="-0.06266367" calcext:value-type="float">
            <text:p>-0.06266367</text:p>
          </table:table-cell>
          <table:table-cell office:value-type="float" office:value="-0.008934977" calcext:value-type="float">
            <text:p>-0.008934977</text:p>
          </table:table-cell>
          <table:table-cell office:value-type="float" office:value="0.00004550756" calcext:value-type="float">
            <text:p>4.550756E-05</text:p>
          </table:table-cell>
          <table:table-cell office:value-type="float" office:value="13.78688" calcext:value-type="float">
            <text:p>13.78688</text:p>
          </table:table-cell>
          <table:table-cell office:value-type="float" office:value="3.631355" calcext:value-type="float">
            <text:p>3.631355</text:p>
          </table:table-cell>
          <table:table-cell office:value-type="float" office:value="1.46611" calcext:value-type="float">
            <text:p>1.46611</text:p>
          </table:table-cell>
          <table:table-cell office:value-type="float" office:value="10.27091" calcext:value-type="float">
            <text:p>10.27091</text:p>
          </table:table-cell>
          <table:table-cell office:value-type="float" office:value="0.1869161" calcext:value-type="float">
            <text:p>0.1869161</text:p>
          </table:table-cell>
          <table:table-cell office:value-type="float" office:value="0.02253295" calcext:value-type="float">
            <text:p>0.02253295</text:p>
          </table:table-cell>
          <table:table-cell office:value-type="float" office:value="0.02125649" calcext:value-type="float">
            <text:p>0.02125649</text:p>
          </table:table-cell>
          <table:table-cell office:value-type="float" office:value="0.02941187" calcext:value-type="float">
            <text:p>0.02941187</text:p>
          </table:table-cell>
          <table:table-cell office:value-type="float" office:value="0.02620286" calcext:value-type="float">
            <text:p>0.02620286</text:p>
          </table:table-cell>
          <table:table-cell office:value-type="float" office:value="15.77101" calcext:value-type="float">
            <text:p>15.77101</text:p>
          </table:table-cell>
          <table:table-cell office:value-type="float" office:value="66.60013" calcext:value-type="float">
            <text:p>66.60013</text:p>
          </table:table-cell>
          <table:table-cell office:value-type="float" office:value="51.25343" calcext:value-type="float">
            <text:p>51.25343</text:p>
          </table:table-cell>
          <table:table-cell office:value-type="float" office:value="15.77384" calcext:value-type="float">
            <text:p>15.77384</text:p>
          </table:table-cell>
          <table:table-cell office:value-type="float" office:value="7.333617" calcext:value-type="float">
            <text:p>7.333617</text:p>
          </table:table-cell>
          <table:table-cell office:value-type="float" office:value="4.482381" calcext:value-type="float">
            <text:p>4.482381</text:p>
          </table:table-cell>
          <table:table-cell office:value-type="float" office:value="2.142108" calcext:value-type="float">
            <text:p>2.142108</text:p>
          </table:table-cell>
          <table:table-cell office:value-type="float" office:value="1.109404" calcext:value-type="float">
            <text:p>1.109404</text:p>
          </table:table-cell>
          <table:table-cell office:value-type="float" office:value="8079.423" calcext:value-type="float">
            <text:p>8079.423</text:p>
          </table:table-cell>
          <table:table-cell office:value-type="float" office:value="0" calcext:value-type="float">
            <text:p>0</text:p>
          </table:table-cell>
          <table:table-cell office:value-type="float" office:value="-0.03357914" calcext:value-type="float">
            <text:p>-0.0335791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4" calcext:value-type="float">
            <text:p>9062004</text:p>
          </table:table-cell>
          <table:table-cell office:value-type="float" office:value="17.3979" calcext:value-type="float">
            <text:p>17.3979</text:p>
          </table:table-cell>
          <table:table-cell office:value-type="float" office:value="453.0543" calcext:value-type="float">
            <text:p>453.054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495354" calcext:value-type="float">
            <text:p>1.495354</text:p>
          </table:table-cell>
          <table:table-cell office:value-type="float" office:value="11.2454" calcext:value-type="float">
            <text:p>11.2454</text:p>
          </table:table-cell>
          <table:table-cell office:value-type="float" office:value="0" calcext:value-type="float">
            <text:p>0</text:p>
          </table:table-cell>
          <table:table-cell office:value-type="float" office:value="0.01553552" calcext:value-type="float">
            <text:p>0.01553552</text:p>
          </table:table-cell>
          <table:table-cell office:value-type="float" office:value="0" calcext:value-type="float">
            <text:p>0</text:p>
          </table:table-cell>
          <table:table-cell office:value-type="float" office:value="1.120246" calcext:value-type="float">
            <text:p>1.120246</text:p>
          </table:table-cell>
          <table:table-cell office:value-type="float" office:value="-0.07168602" calcext:value-type="float">
            <text:p>-0.07168602</text:p>
          </table:table-cell>
          <table:table-cell office:value-type="float" office:value="-0.01500086" calcext:value-type="float">
            <text:p>-0.01500086</text:p>
          </table:table-cell>
          <table:table-cell office:value-type="float" office:value="0.00004551054" calcext:value-type="float">
            <text:p>4.551054E-05</text:p>
          </table:table-cell>
          <table:table-cell office:value-type="float" office:value="13.73159" calcext:value-type="float">
            <text:p>13.73159</text:p>
          </table:table-cell>
          <table:table-cell office:value-type="float" office:value="3.436166" calcext:value-type="float">
            <text:p>3.436166</text:p>
          </table:table-cell>
          <table:table-cell office:value-type="float" office:value="2.318256" calcext:value-type="float">
            <text:p>2.318256</text:p>
          </table:table-cell>
          <table:table-cell office:value-type="float" office:value="9.027458" calcext:value-type="float">
            <text:p>9.027458</text:p>
          </table:table-cell>
          <table:table-cell office:value-type="float" office:value="0.1499335" calcext:value-type="float">
            <text:p>0.1499335</text:p>
          </table:table-cell>
          <table:table-cell office:value-type="float" office:value="0.02251682" calcext:value-type="float">
            <text:p>0.02251682</text:p>
          </table:table-cell>
          <table:table-cell office:value-type="float" office:value="0.02124153" calcext:value-type="float">
            <text:p>0.02124153</text:p>
          </table:table-cell>
          <table:table-cell office:value-type="float" office:value="0.02889395" calcext:value-type="float">
            <text:p>0.02889395</text:p>
          </table:table-cell>
          <table:table-cell office:value-type="float" office:value="0.02610986" calcext:value-type="float">
            <text:p>0.02610986</text:p>
          </table:table-cell>
          <table:table-cell office:value-type="float" office:value="16.63302" calcext:value-type="float">
            <text:p>16.63302</text:p>
          </table:table-cell>
          <table:table-cell office:value-type="float" office:value="65.62586" calcext:value-type="float">
            <text:p>65.62586</text:p>
          </table:table-cell>
          <table:table-cell office:value-type="float" office:value="62.84113" calcext:value-type="float">
            <text:p>62.84113</text:p>
          </table:table-cell>
          <table:table-cell office:value-type="float" office:value="16.80873" calcext:value-type="float">
            <text:p>16.80873</text:p>
          </table:table-cell>
          <table:table-cell office:value-type="float" office:value="7.550108" calcext:value-type="float">
            <text:p>7.550108</text:p>
          </table:table-cell>
          <table:table-cell office:value-type="float" office:value="4.615963" calcext:value-type="float">
            <text:p>4.615963</text:p>
          </table:table-cell>
          <table:table-cell office:value-type="float" office:value="2.19986" calcext:value-type="float">
            <text:p>2.19986</text:p>
          </table:table-cell>
          <table:table-cell office:value-type="float" office:value="1.119257" calcext:value-type="float">
            <text:p>1.119257</text:p>
          </table:table-cell>
          <table:table-cell office:value-type="float" office:value="8078.047" calcext:value-type="float">
            <text:p>8078.047</text:p>
          </table:table-cell>
          <table:table-cell office:value-type="float" office:value="0" calcext:value-type="float">
            <text:p>0</text:p>
          </table:table-cell>
          <table:table-cell office:value-type="float" office:value="-0.03704336" calcext:value-type="float">
            <text:p>-0.0370433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4" calcext:value-type="float">
            <text:p>10062004</text:p>
          </table:table-cell>
          <table:table-cell office:value-type="float" office:value="17.29765" calcext:value-type="float">
            <text:p>17.29765</text:p>
          </table:table-cell>
          <table:table-cell office:value-type="float" office:value="453.0738" calcext:value-type="float">
            <text:p>453.073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36477" calcext:value-type="float">
            <text:p>1.36477</text:p>
          </table:table-cell>
          <table:table-cell office:value-type="float" office:value="12.09759" calcext:value-type="float">
            <text:p>12.09759</text:p>
          </table:table-cell>
          <table:table-cell office:value-type="float" office:value="0" calcext:value-type="float">
            <text:p>0</text:p>
          </table:table-cell>
          <table:table-cell office:value-type="float" office:value="0.01559064" calcext:value-type="float">
            <text:p>0.01559064</text:p>
          </table:table-cell>
          <table:table-cell office:value-type="float" office:value="0" calcext:value-type="float">
            <text:p>0</text:p>
          </table:table-cell>
          <table:table-cell office:value-type="float" office:value="1.138276" calcext:value-type="float">
            <text:p>1.138276</text:p>
          </table:table-cell>
          <table:table-cell office:value-type="float" office:value="-0.08227365" calcext:value-type="float">
            <text:p>-0.08227365</text:p>
          </table:table-cell>
          <table:table-cell office:value-type="float" office:value="-0.0226339" calcext:value-type="float">
            <text:p>-0.0226339</text:p>
          </table:table-cell>
          <table:table-cell office:value-type="float" office:value="0.00004551389" calcext:value-type="float">
            <text:p>4.551389E-05</text:p>
          </table:table-cell>
          <table:table-cell office:value-type="float" office:value="13.70819" calcext:value-type="float">
            <text:p>13.70819</text:p>
          </table:table-cell>
          <table:table-cell office:value-type="float" office:value="2.979221" calcext:value-type="float">
            <text:p>2.979221</text:p>
          </table:table-cell>
          <table:table-cell office:value-type="float" office:value="1.560777" calcext:value-type="float">
            <text:p>1.560777</text:p>
          </table:table-cell>
          <table:table-cell office:value-type="float" office:value="7.369865" calcext:value-type="float">
            <text:p>7.369865</text:p>
          </table:table-cell>
          <table:table-cell office:value-type="float" office:value="0.1126218" calcext:value-type="float">
            <text:p>0.1126218</text:p>
          </table:table-cell>
          <table:table-cell office:value-type="float" office:value="0.02236736" calcext:value-type="float">
            <text:p>0.02236736</text:p>
          </table:table-cell>
          <table:table-cell office:value-type="float" office:value="0.02108285" calcext:value-type="float">
            <text:p>0.02108285</text:p>
          </table:table-cell>
          <table:table-cell office:value-type="float" office:value="0.02846455" calcext:value-type="float">
            <text:p>0.02846455</text:p>
          </table:table-cell>
          <table:table-cell office:value-type="float" office:value="0.02591332" calcext:value-type="float">
            <text:p>0.02591332</text:p>
          </table:table-cell>
          <table:table-cell office:value-type="float" office:value="26.9881" calcext:value-type="float">
            <text:p>26.9881</text:p>
          </table:table-cell>
          <table:table-cell office:value-type="float" office:value="68.99442" calcext:value-type="float">
            <text:p>68.99442</text:p>
          </table:table-cell>
          <table:table-cell office:value-type="float" office:value="69.06177" calcext:value-type="float">
            <text:p>69.06177</text:p>
          </table:table-cell>
          <table:table-cell office:value-type="float" office:value="19.44884" calcext:value-type="float">
            <text:p>19.44884</text:p>
          </table:table-cell>
          <table:table-cell office:value-type="float" office:value="8.096382" calcext:value-type="float">
            <text:p>8.096382</text:p>
          </table:table-cell>
          <table:table-cell office:value-type="float" office:value="4.809863" calcext:value-type="float">
            <text:p>4.809863</text:p>
          </table:table-cell>
          <table:table-cell office:value-type="float" office:value="2.260939" calcext:value-type="float">
            <text:p>2.260939</text:p>
          </table:table-cell>
          <table:table-cell office:value-type="float" office:value="1.130235" calcext:value-type="float">
            <text:p>1.130235</text:p>
          </table:table-cell>
          <table:table-cell office:value-type="float" office:value="8135.046" calcext:value-type="float">
            <text:p>8135.046</text:p>
          </table:table-cell>
          <table:table-cell office:value-type="float" office:value="0" calcext:value-type="float">
            <text:p>0</text:p>
          </table:table-cell>
          <table:table-cell office:value-type="float" office:value="-0.03901441" calcext:value-type="float">
            <text:p>-0.0390144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4" calcext:value-type="float">
            <text:p>11062004</text:p>
          </table:table-cell>
          <table:table-cell office:value-type="float" office:value="17.21022" calcext:value-type="float">
            <text:p>17.21022</text:p>
          </table:table-cell>
          <table:table-cell office:value-type="float" office:value="453.0939" calcext:value-type="float">
            <text:p>453.093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226696" calcext:value-type="float">
            <text:p>1.226696</text:p>
          </table:table-cell>
          <table:table-cell office:value-type="float" office:value="12.66245" calcext:value-type="float">
            <text:p>12.66245</text:p>
          </table:table-cell>
          <table:table-cell office:value-type="float" office:value="0" calcext:value-type="float">
            <text:p>0</text:p>
          </table:table-cell>
          <table:table-cell office:value-type="float" office:value="0.01581332" calcext:value-type="float">
            <text:p>0.01581332</text:p>
          </table:table-cell>
          <table:table-cell office:value-type="float" office:value="0" calcext:value-type="float">
            <text:p>0</text:p>
          </table:table-cell>
          <table:table-cell office:value-type="float" office:value="1.323173" calcext:value-type="float">
            <text:p>1.323173</text:p>
          </table:table-cell>
          <table:table-cell office:value-type="float" office:value="-0.09381007" calcext:value-type="float">
            <text:p>-0.09381007</text:p>
          </table:table-cell>
          <table:table-cell office:value-type="float" office:value="-0.02621737" calcext:value-type="float">
            <text:p>-0.02621737</text:p>
          </table:table-cell>
          <table:table-cell office:value-type="float" office:value="0.00004551548" calcext:value-type="float">
            <text:p>4.551548E-05</text:p>
          </table:table-cell>
          <table:table-cell office:value-type="float" office:value="13.70537" calcext:value-type="float">
            <text:p>13.70537</text:p>
          </table:table-cell>
          <table:table-cell office:value-type="float" office:value="2.653658" calcext:value-type="float">
            <text:p>2.653658</text:p>
          </table:table-cell>
          <table:table-cell office:value-type="float" office:value="2.055385" calcext:value-type="float">
            <text:p>2.055385</text:p>
          </table:table-cell>
          <table:table-cell office:value-type="float" office:value="5.593749" calcext:value-type="float">
            <text:p>5.593749</text:p>
          </table:table-cell>
          <table:table-cell office:value-type="float" office:value="0.1785652" calcext:value-type="float">
            <text:p>0.1785652</text:p>
          </table:table-cell>
          <table:table-cell office:value-type="float" office:value="0.02252609" calcext:value-type="float">
            <text:p>0.02252609</text:p>
          </table:table-cell>
          <table:table-cell office:value-type="float" office:value="0.02069199" calcext:value-type="float">
            <text:p>0.02069199</text:p>
          </table:table-cell>
          <table:table-cell office:value-type="float" office:value="0.02814618" calcext:value-type="float">
            <text:p>0.02814618</text:p>
          </table:table-cell>
          <table:table-cell office:value-type="float" office:value="0.02573744" calcext:value-type="float">
            <text:p>0.02573744</text:p>
          </table:table-cell>
          <table:table-cell office:value-type="float" office:value="23.1343" calcext:value-type="float">
            <text:p>23.1343</text:p>
          </table:table-cell>
          <table:table-cell office:value-type="float" office:value="49.68639" calcext:value-type="float">
            <text:p>49.68639</text:p>
          </table:table-cell>
          <table:table-cell office:value-type="float" office:value="76.71143" calcext:value-type="float">
            <text:p>76.71143</text:p>
          </table:table-cell>
          <table:table-cell office:value-type="float" office:value="26.47504" calcext:value-type="float">
            <text:p>26.47504</text:p>
          </table:table-cell>
          <table:table-cell office:value-type="float" office:value="8.898854" calcext:value-type="float">
            <text:p>8.898854</text:p>
          </table:table-cell>
          <table:table-cell office:value-type="float" office:value="4.987388" calcext:value-type="float">
            <text:p>4.987388</text:p>
          </table:table-cell>
          <table:table-cell office:value-type="float" office:value="2.319733" calcext:value-type="float">
            <text:p>2.319733</text:p>
          </table:table-cell>
          <table:table-cell office:value-type="float" office:value="1.141457" calcext:value-type="float">
            <text:p>1.141457</text:p>
          </table:table-cell>
          <table:table-cell office:value-type="float" office:value="7895.989" calcext:value-type="float">
            <text:p>7895.989</text:p>
          </table:table-cell>
          <table:table-cell office:value-type="float" office:value="0" calcext:value-type="float">
            <text:p>0</text:p>
          </table:table-cell>
          <table:table-cell office:value-type="float" office:value="-0.04828388" calcext:value-type="float">
            <text:p>-0.048283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4" calcext:value-type="float">
            <text:p>12062004</text:p>
          </table:table-cell>
          <table:table-cell office:value-type="float" office:value="17.10413" calcext:value-type="float">
            <text:p>17.10413</text:p>
          </table:table-cell>
          <table:table-cell office:value-type="float" office:value="453.1213" calcext:value-type="float">
            <text:p>453.121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20181" calcext:value-type="float">
            <text:p>1.20181</text:p>
          </table:table-cell>
          <table:table-cell office:value-type="float" office:value="12.72818" calcext:value-type="float">
            <text:p>12.72818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1662406" calcext:value-type="float">
            <text:p>0.01662406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1.795019" calcext:value-type="float">
            <text:p>1.795019</text:p>
          </table:table-cell>
          <table:table-cell office:value-type="float" office:value="-0.1383203" calcext:value-type="float">
            <text:p>-0.1383203</text:p>
          </table:table-cell>
          <table:table-cell office:value-type="float" office:value="-0.03234839" calcext:value-type="float">
            <text:p>-0.03234839</text:p>
          </table:table-cell>
          <table:table-cell office:value-type="float" office:value="0.00004551852" calcext:value-type="float">
            <text:p>4.551852E-05</text:p>
          </table:table-cell>
          <table:table-cell office:value-type="float" office:value="13.7111" calcext:value-type="float">
            <text:p>13.7111</text:p>
          </table:table-cell>
          <table:table-cell office:value-type="float" office:value="6.946266" calcext:value-type="float">
            <text:p>6.946266</text:p>
          </table:table-cell>
          <table:table-cell office:value-type="float" office:value="7.68188" calcext:value-type="float">
            <text:p>7.68188</text:p>
          </table:table-cell>
          <table:table-cell office:value-type="float" office:value="5.106665" calcext:value-type="float">
            <text:p>5.106665</text:p>
          </table:table-cell>
          <table:table-cell office:value-type="float" office:value="0.459058" calcext:value-type="float">
            <text:p>0.459058</text:p>
          </table:table-cell>
          <table:table-cell office:value-type="float" office:value="0.03414138" calcext:value-type="float">
            <text:p>0.03414138</text:p>
          </table:table-cell>
          <table:table-cell office:value-type="float" office:value="0.0223872" calcext:value-type="float">
            <text:p>0.0223872</text:p>
          </table:table-cell>
          <table:table-cell office:value-type="float" office:value="0.03143639" calcext:value-type="float">
            <text:p>0.03143639</text:p>
          </table:table-cell>
          <table:table-cell office:value-type="float" office:value="0.02567872" calcext:value-type="float">
            <text:p>0.02567872</text:p>
          </table:table-cell>
          <table:table-cell office:value-type="float" office:value="10.93277" calcext:value-type="float">
            <text:p>10.93277</text:p>
          </table:table-cell>
          <table:table-cell office:value-type="float" office:value="20.22359" calcext:value-type="float">
            <text:p>20.22359</text:p>
          </table:table-cell>
          <table:table-cell office:value-type="float" office:value="54.10246" calcext:value-type="float">
            <text:p>54.10246</text:p>
          </table:table-cell>
          <table:table-cell office:value-type="float" office:value="43.73442" calcext:value-type="float">
            <text:p>43.73442</text:p>
          </table:table-cell>
          <table:table-cell office:value-type="float" office:value="22.13768" calcext:value-type="float">
            <text:p>22.13768</text:p>
          </table:table-cell>
          <table:table-cell office:value-type="float" office:value="8.980211" calcext:value-type="float">
            <text:p>8.980211</text:p>
          </table:table-cell>
          <table:table-cell office:value-type="float" office:value="2.632301" calcext:value-type="float">
            <text:p>2.632301</text:p>
          </table:table-cell>
          <table:table-cell office:value-type="float" office:value="1.162719" calcext:value-type="float">
            <text:p>1.162719</text:p>
          </table:table-cell>
          <table:table-cell office:value-type="float" office:value="6126.162" calcext:value-type="float">
            <text:p>6126.162</text:p>
          </table:table-cell>
          <table:table-cell office:value-type="float" office:value="0" calcext:value-type="float">
            <text:p>0</text:p>
          </table:table-cell>
          <table:table-cell office:value-type="float" office:value="-0.1330174" calcext:value-type="float">
            <text:p>-0.13301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4" calcext:value-type="float">
            <text:p>13062004</text:p>
          </table:table-cell>
          <table:table-cell office:value-type="float" office:value="17.00374" calcext:value-type="float">
            <text:p>17.00374</text:p>
          </table:table-cell>
          <table:table-cell office:value-type="float" office:value="453.1548" calcext:value-type="float">
            <text:p>453.154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1.022554" calcext:value-type="float">
            <text:p>1.022554</text:p>
          </table:table-cell>
          <table:table-cell office:value-type="float" office:value="12.82332" calcext:value-type="float">
            <text:p>12.82332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1735807" calcext:value-type="float">
            <text:p>0.01735807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2.282407" calcext:value-type="float">
            <text:p>2.282407</text:p>
          </table:table-cell>
          <table:table-cell office:value-type="float" office:value="-0.1770195" calcext:value-type="float">
            <text:p>-0.1770195</text:p>
          </table:table-cell>
          <table:table-cell office:value-type="float" office:value="-0.0372399" calcext:value-type="float">
            <text:p>-0.0372399</text:p>
          </table:table-cell>
          <table:table-cell office:value-type="float" office:value="0.00004552166" calcext:value-type="float">
            <text:p>4.552166E-05</text:p>
          </table:table-cell>
          <table:table-cell office:value-type="float" office:value="13.72872" calcext:value-type="float">
            <text:p>13.72872</text:p>
          </table:table-cell>
          <table:table-cell office:value-type="float" office:value="4.677863" calcext:value-type="float">
            <text:p>4.677863</text:p>
          </table:table-cell>
          <table:table-cell office:value-type="float" office:value="6.155306" calcext:value-type="float">
            <text:p>6.155306</text:p>
          </table:table-cell>
          <table:table-cell office:value-type="float" office:value="4.272194" calcext:value-type="float">
            <text:p>4.272194</text:p>
          </table:table-cell>
          <table:table-cell office:value-type="float" office:value="0.5027419" calcext:value-type="float">
            <text:p>0.5027419</text:p>
          </table:table-cell>
          <table:table-cell office:value-type="float" office:value="0.06031589" calcext:value-type="float">
            <text:p>0.06031589</text:p>
          </table:table-cell>
          <table:table-cell office:value-type="float" office:value="0.02631948" calcext:value-type="float">
            <text:p>0.02631948</text:p>
          </table:table-cell>
          <table:table-cell office:value-type="float" office:value="0.0334413" calcext:value-type="float">
            <text:p>0.0334413</text:p>
          </table:table-cell>
          <table:table-cell office:value-type="float" office:value="0.02568063" calcext:value-type="float">
            <text:p>0.02568063</text:p>
          </table:table-cell>
          <table:table-cell office:value-type="float" office:value="3.165685" calcext:value-type="float">
            <text:p>3.165685</text:p>
          </table:table-cell>
          <table:table-cell office:value-type="float" office:value="10.72254" calcext:value-type="float">
            <text:p>10.72254</text:p>
          </table:table-cell>
          <table:table-cell office:value-type="float" office:value="38.36501" calcext:value-type="float">
            <text:p>38.36501</text:p>
          </table:table-cell>
          <table:table-cell office:value-type="float" office:value="47.68932" calcext:value-type="float">
            <text:p>47.68932</text:p>
          </table:table-cell>
          <table:table-cell office:value-type="float" office:value="32.95085" calcext:value-type="float">
            <text:p>32.95085</text:p>
          </table:table-cell>
          <table:table-cell office:value-type="float" office:value="15.01965" calcext:value-type="float">
            <text:p>15.01965</text:p>
          </table:table-cell>
          <table:table-cell office:value-type="float" office:value="3.216697" calcext:value-type="float">
            <text:p>3.216697</text:p>
          </table:table-cell>
          <table:table-cell office:value-type="float" office:value="1.196626" calcext:value-type="float">
            <text:p>1.196626</text:p>
          </table:table-cell>
          <table:table-cell office:value-type="float" office:value="5515.225" calcext:value-type="float">
            <text:p>5515.225</text:p>
          </table:table-cell>
          <table:table-cell office:value-type="float" office:value="0" calcext:value-type="float">
            <text:p>0</text:p>
          </table:table-cell>
          <table:table-cell office:value-type="float" office:value="-0.1915162" calcext:value-type="float">
            <text:p>-0.191516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4" calcext:value-type="float">
            <text:p>14062004</text:p>
          </table:table-cell>
          <table:table-cell office:value-type="float" office:value="16.89137" calcext:value-type="float">
            <text:p>16.89137</text:p>
          </table:table-cell>
          <table:table-cell office:value-type="float" office:value="453.1958" calcext:value-type="float">
            <text:p>453.195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9147401" calcext:value-type="float">
            <text:p>0.9147401</text:p>
          </table:table-cell>
          <table:table-cell office:value-type="float" office:value="12.69962" calcext:value-type="float">
            <text:p>12.69962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1824931" calcext:value-type="float">
            <text:p>0.01824931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2.796203" calcext:value-type="float">
            <text:p>2.796203</text:p>
          </table:table-cell>
          <table:table-cell office:value-type="float" office:value="-0.2439301" calcext:value-type="float">
            <text:p>-0.2439301</text:p>
          </table:table-cell>
          <table:table-cell office:value-type="float" office:value="-0.04728569" calcext:value-type="float">
            <text:p>-0.04728569</text:p>
          </table:table-cell>
          <table:table-cell office:value-type="float" office:value="0.0000455359" calcext:value-type="float">
            <text:p>4.55359E-05</text:p>
          </table:table-cell>
          <table:table-cell office:value-type="float" office:value="13.78354" calcext:value-type="float">
            <text:p>13.78354</text:p>
          </table:table-cell>
          <table:table-cell office:value-type="float" office:value="9.616429" calcext:value-type="float">
            <text:p>9.616429</text:p>
          </table:table-cell>
          <table:table-cell office:value-type="float" office:value="6.870701" calcext:value-type="float">
            <text:p>6.870701</text:p>
          </table:table-cell>
          <table:table-cell office:value-type="float" office:value="2.212915" calcext:value-type="float">
            <text:p>2.212915</text:p>
          </table:table-cell>
          <table:table-cell office:value-type="float" office:value="0.2248705" calcext:value-type="float">
            <text:p>0.2248705</text:p>
          </table:table-cell>
          <table:table-cell office:value-type="float" office:value="0.0324674" calcext:value-type="float">
            <text:p>0.0324674</text:p>
          </table:table-cell>
          <table:table-cell office:value-type="float" office:value="0.02401769" calcext:value-type="float">
            <text:p>0.02401769</text:p>
          </table:table-cell>
          <table:table-cell office:value-type="float" office:value="0.03253633" calcext:value-type="float">
            <text:p>0.03253633</text:p>
          </table:table-cell>
          <table:table-cell office:value-type="float" office:value="0.02574248" calcext:value-type="float">
            <text:p>0.02574248</text:p>
          </table:table-cell>
          <table:table-cell office:value-type="float" office:value="13.45643" calcext:value-type="float">
            <text:p>13.45643</text:p>
          </table:table-cell>
          <table:table-cell office:value-type="float" office:value="18.27654" calcext:value-type="float">
            <text:p>18.27654</text:p>
          </table:table-cell>
          <table:table-cell office:value-type="float" office:value="31.181" calcext:value-type="float">
            <text:p>31.181</text:p>
          </table:table-cell>
          <table:table-cell office:value-type="float" office:value="41.20951" calcext:value-type="float">
            <text:p>41.20951</text:p>
          </table:table-cell>
          <table:table-cell office:value-type="float" office:value="33.08723" calcext:value-type="float">
            <text:p>33.08723</text:p>
          </table:table-cell>
          <table:table-cell office:value-type="float" office:value="18.26836" calcext:value-type="float">
            <text:p>18.26836</text:p>
          </table:table-cell>
          <table:table-cell office:value-type="float" office:value="5.382173" calcext:value-type="float">
            <text:p>5.382173</text:p>
          </table:table-cell>
          <table:table-cell office:value-type="float" office:value="1.269595" calcext:value-type="float">
            <text:p>1.269595</text:p>
          </table:table-cell>
          <table:table-cell office:value-type="float" office:value="5398.447" calcext:value-type="float">
            <text:p>5398.447</text:p>
          </table:table-cell>
          <table:table-cell office:value-type="float" office:value="0" calcext:value-type="float">
            <text:p>0</text:p>
          </table:table-cell>
          <table:table-cell office:value-type="float" office:value="-0.3033374" calcext:value-type="float">
            <text:p>-0.30333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4" calcext:value-type="float">
            <text:p>15062004</text:p>
          </table:table-cell>
          <table:table-cell office:value-type="float" office:value="16.78769" calcext:value-type="float">
            <text:p>16.78769</text:p>
          </table:table-cell>
          <table:table-cell office:value-type="float" office:value="453.2303" calcext:value-type="float">
            <text:p>453.230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7555735" calcext:value-type="float">
            <text:p>0.7555735</text:p>
          </table:table-cell>
          <table:table-cell office:value-type="float" office:value="12.64868" calcext:value-type="float">
            <text:p>12.64868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1876395" calcext:value-type="float">
            <text:p>0.01876395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3.255148" calcext:value-type="float">
            <text:p>3.255148</text:p>
          </table:table-cell>
          <table:table-cell office:value-type="float" office:value="-0.2836662" calcext:value-type="float">
            <text:p>-0.2836662</text:p>
          </table:table-cell>
          <table:table-cell office:value-type="float" office:value="-0.05766614" calcext:value-type="float">
            <text:p>-0.05766614</text:p>
          </table:table-cell>
          <table:table-cell office:value-type="float" office:value="0.00004553984" calcext:value-type="float">
            <text:p>4.553984E-05</text:p>
          </table:table-cell>
          <table:table-cell office:value-type="float" office:value="13.83112" calcext:value-type="float">
            <text:p>13.83112</text:p>
          </table:table-cell>
          <table:table-cell office:value-type="float" office:value="7.865179" calcext:value-type="float">
            <text:p>7.865179</text:p>
          </table:table-cell>
          <table:table-cell office:value-type="float" office:value="3.314551" calcext:value-type="float">
            <text:p>3.314551</text:p>
          </table:table-cell>
          <table:table-cell office:value-type="float" office:value="1.541502" calcext:value-type="float">
            <text:p>1.541502</text:p>
          </table:table-cell>
          <table:table-cell office:value-type="float" office:value="0.1617922" calcext:value-type="float">
            <text:p>0.1617922</text:p>
          </table:table-cell>
          <table:table-cell office:value-type="float" office:value="0.02689368" calcext:value-type="float">
            <text:p>0.02689368</text:p>
          </table:table-cell>
          <table:table-cell office:value-type="float" office:value="0.02297845" calcext:value-type="float">
            <text:p>0.02297845</text:p>
          </table:table-cell>
          <table:table-cell office:value-type="float" office:value="0.0314661" calcext:value-type="float">
            <text:p>0.0314661</text:p>
          </table:table-cell>
          <table:table-cell office:value-type="float" office:value="0.02576237" calcext:value-type="float">
            <text:p>0.02576237</text:p>
          </table:table-cell>
          <table:table-cell office:value-type="float" office:value="23.34833" calcext:value-type="float">
            <text:p>23.34833</text:p>
          </table:table-cell>
          <table:table-cell office:value-type="float" office:value="27.22845" calcext:value-type="float">
            <text:p>27.22845</text:p>
          </table:table-cell>
          <table:table-cell office:value-type="float" office:value="32.23233" calcext:value-type="float">
            <text:p>32.23233</text:p>
          </table:table-cell>
          <table:table-cell office:value-type="float" office:value="39.25426" calcext:value-type="float">
            <text:p>39.25426</text:p>
          </table:table-cell>
          <table:table-cell office:value-type="float" office:value="30.22004" calcext:value-type="float">
            <text:p>30.22004</text:p>
          </table:table-cell>
          <table:table-cell office:value-type="float" office:value="16.46598" calcext:value-type="float">
            <text:p>16.46598</text:p>
          </table:table-cell>
          <table:table-cell office:value-type="float" office:value="5.184366" calcext:value-type="float">
            <text:p>5.184366</text:p>
          </table:table-cell>
          <table:table-cell office:value-type="float" office:value="1.343958" calcext:value-type="float">
            <text:p>1.343958</text:p>
          </table:table-cell>
          <table:table-cell office:value-type="float" office:value="5397.686" calcext:value-type="float">
            <text:p>5397.686</text:p>
          </table:table-cell>
          <table:table-cell office:value-type="float" office:value="0" calcext:value-type="float">
            <text:p>0</text:p>
          </table:table-cell>
          <table:table-cell office:value-type="float" office:value="-0.321465" calcext:value-type="float">
            <text:p>-0.32146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4" calcext:value-type="float">
            <text:p>16062004</text:p>
          </table:table-cell>
          <table:table-cell office:value-type="float" office:value="16.6743" calcext:value-type="float">
            <text:p>16.6743</text:p>
          </table:table-cell>
          <table:table-cell office:value-type="float" office:value="453.2628" calcext:value-type="float">
            <text:p>453.262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697989" calcext:value-type="float">
            <text:p>0.697989</text:p>
          </table:table-cell>
          <table:table-cell office:value-type="float" office:value="12.56774" calcext:value-type="float">
            <text:p>12.56774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1921226" calcext:value-type="float">
            <text:p>0.01921226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3.643379" calcext:value-type="float">
            <text:p>3.643379</text:p>
          </table:table-cell>
          <table:table-cell office:value-type="float" office:value="-0.3084742" calcext:value-type="float">
            <text:p>-0.3084742</text:p>
          </table:table-cell>
          <table:table-cell office:value-type="float" office:value="-0.07046298" calcext:value-type="float">
            <text:p>-0.07046298</text:p>
          </table:table-cell>
          <table:table-cell office:value-type="float" office:value="0.00004554176" calcext:value-type="float">
            <text:p>4.554176E-05</text:p>
          </table:table-cell>
          <table:table-cell office:value-type="float" office:value="13.85351" calcext:value-type="float">
            <text:p>13.85351</text:p>
          </table:table-cell>
          <table:table-cell office:value-type="float" office:value="8.331278" calcext:value-type="float">
            <text:p>8.331278</text:p>
          </table:table-cell>
          <table:table-cell office:value-type="float" office:value="2.296096" calcext:value-type="float">
            <text:p>2.296096</text:p>
          </table:table-cell>
          <table:table-cell office:value-type="float" office:value="1.118675" calcext:value-type="float">
            <text:p>1.118675</text:p>
          </table:table-cell>
          <table:table-cell office:value-type="float" office:value="0.1191862" calcext:value-type="float">
            <text:p>0.1191862</text:p>
          </table:table-cell>
          <table:table-cell office:value-type="float" office:value="0.02392" calcext:value-type="float">
            <text:p>0.02392</text:p>
          </table:table-cell>
          <table:table-cell office:value-type="float" office:value="0.02209462" calcext:value-type="float">
            <text:p>0.02209462</text:p>
          </table:table-cell>
          <table:table-cell office:value-type="float" office:value="0.03038965" calcext:value-type="float">
            <text:p>0.03038965</text:p>
          </table:table-cell>
          <table:table-cell office:value-type="float" office:value="0.02576288" calcext:value-type="float">
            <text:p>0.02576288</text:p>
          </table:table-cell>
          <table:table-cell office:value-type="float" office:value="32.29638" calcext:value-type="float">
            <text:p>32.29638</text:p>
          </table:table-cell>
          <table:table-cell office:value-type="float" office:value="30.3505" calcext:value-type="float">
            <text:p>30.3505</text:p>
          </table:table-cell>
          <table:table-cell office:value-type="float" office:value="31.94429" calcext:value-type="float">
            <text:p>31.94429</text:p>
          </table:table-cell>
          <table:table-cell office:value-type="float" office:value="37.84621" calcext:value-type="float">
            <text:p>37.84621</text:p>
          </table:table-cell>
          <table:table-cell office:value-type="float" office:value="28.59566" calcext:value-type="float">
            <text:p>28.59566</text:p>
          </table:table-cell>
          <table:table-cell office:value-type="float" office:value="15.42688" calcext:value-type="float">
            <text:p>15.42688</text:p>
          </table:table-cell>
          <table:table-cell office:value-type="float" office:value="5.058152" calcext:value-type="float">
            <text:p>5.058152</text:p>
          </table:table-cell>
          <table:table-cell office:value-type="float" office:value="1.405488" calcext:value-type="float">
            <text:p>1.405488</text:p>
          </table:table-cell>
          <table:table-cell office:value-type="float" office:value="5433.021" calcext:value-type="float">
            <text:p>5433.021</text:p>
          </table:table-cell>
          <table:table-cell office:value-type="float" office:value="0" calcext:value-type="float">
            <text:p>0</text:p>
          </table:table-cell>
          <table:table-cell office:value-type="float" office:value="-0.3332397" calcext:value-type="float">
            <text:p>-0.333239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4" calcext:value-type="float">
            <text:p>17062004</text:p>
          </table:table-cell>
          <table:table-cell office:value-type="float" office:value="16.53047" calcext:value-type="float">
            <text:p>16.53047</text:p>
          </table:table-cell>
          <table:table-cell office:value-type="float" office:value="453.301" calcext:value-type="float">
            <text:p>453.30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7268052" calcext:value-type="float">
            <text:p>0.7268052</text:p>
          </table:table-cell>
          <table:table-cell office:value-type="float" office:value="12.41732" calcext:value-type="float">
            <text:p>12.41732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005262" calcext:value-type="float">
            <text:p>0.02005262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4.069359" calcext:value-type="float">
            <text:p>4.069359</text:p>
          </table:table-cell>
          <table:table-cell office:value-type="float" office:value="-0.3349929" calcext:value-type="float">
            <text:p>-0.3349929</text:p>
          </table:table-cell>
          <table:table-cell office:value-type="float" office:value="-0.09081247" calcext:value-type="float">
            <text:p>-0.09081247</text:p>
          </table:table-cell>
          <table:table-cell office:value-type="float" office:value="0.00004554732" calcext:value-type="float">
            <text:p>4.554732E-05</text:p>
          </table:table-cell>
          <table:table-cell office:value-type="float" office:value="13.8379" calcext:value-type="float">
            <text:p>13.8379</text:p>
          </table:table-cell>
          <table:table-cell office:value-type="float" office:value="16.42236" calcext:value-type="float">
            <text:p>16.42236</text:p>
          </table:table-cell>
          <table:table-cell office:value-type="float" office:value="1.95099" calcext:value-type="float">
            <text:p>1.95099</text:p>
          </table:table-cell>
          <table:table-cell office:value-type="float" office:value="0.8029323" calcext:value-type="float">
            <text:p>0.8029323</text:p>
          </table:table-cell>
          <table:table-cell office:value-type="float" office:value="0.08951476" calcext:value-type="float">
            <text:p>0.08951476</text:p>
          </table:table-cell>
          <table:table-cell office:value-type="float" office:value="0.02312367" calcext:value-type="float">
            <text:p>0.02312367</text:p>
          </table:table-cell>
          <table:table-cell office:value-type="float" office:value="0.02210122" calcext:value-type="float">
            <text:p>0.02210122</text:p>
          </table:table-cell>
          <table:table-cell office:value-type="float" office:value="0.03113753" calcext:value-type="float">
            <text:p>0.03113753</text:p>
          </table:table-cell>
          <table:table-cell office:value-type="float" office:value="0.02573324" calcext:value-type="float">
            <text:p>0.02573324</text:p>
          </table:table-cell>
          <table:table-cell office:value-type="float" office:value="15.73805" calcext:value-type="float">
            <text:p>15.73805</text:p>
          </table:table-cell>
          <table:table-cell office:value-type="float" office:value="19.74502" calcext:value-type="float">
            <text:p>19.74502</text:p>
          </table:table-cell>
          <table:table-cell office:value-type="float" office:value="30.76054" calcext:value-type="float">
            <text:p>30.76054</text:p>
          </table:table-cell>
          <table:table-cell office:value-type="float" office:value="37.89939" calcext:value-type="float">
            <text:p>37.89939</text:p>
          </table:table-cell>
          <table:table-cell office:value-type="float" office:value="31.6052" calcext:value-type="float">
            <text:p>31.6052</text:p>
          </table:table-cell>
          <table:table-cell office:value-type="float" office:value="17.36522" calcext:value-type="float">
            <text:p>17.36522</text:p>
          </table:table-cell>
          <table:table-cell office:value-type="float" office:value="5.308165" calcext:value-type="float">
            <text:p>5.308165</text:p>
          </table:table-cell>
          <table:table-cell office:value-type="float" office:value="1.458636" calcext:value-type="float">
            <text:p>1.458636</text:p>
          </table:table-cell>
          <table:table-cell office:value-type="float" office:value="5003.586" calcext:value-type="float">
            <text:p>5003.586</text:p>
          </table:table-cell>
          <table:table-cell office:value-type="float" office:value="0" calcext:value-type="float">
            <text:p>0</text:p>
          </table:table-cell>
          <table:table-cell office:value-type="float" office:value="-0.3941143" calcext:value-type="float">
            <text:p>-0.39411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4" calcext:value-type="float">
            <text:p>18062004</text:p>
          </table:table-cell>
          <table:table-cell office:value-type="float" office:value="16.34523" calcext:value-type="float">
            <text:p>16.34523</text:p>
          </table:table-cell>
          <table:table-cell office:value-type="float" office:value="453.3178" calcext:value-type="float">
            <text:p>453.317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7498801" calcext:value-type="float">
            <text:p>0.7498801</text:p>
          </table:table-cell>
          <table:table-cell office:value-type="float" office:value="12.33131" calcext:value-type="float">
            <text:p>12.33131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044965" calcext:value-type="float">
            <text:p>0.02044965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4.403592" calcext:value-type="float">
            <text:p>4.403592</text:p>
          </table:table-cell>
          <table:table-cell office:value-type="float" office:value="-0.3528236" calcext:value-type="float">
            <text:p>-0.3528236</text:p>
          </table:table-cell>
          <table:table-cell office:value-type="float" office:value="-0.1236148" calcext:value-type="float">
            <text:p>-0.1236148</text:p>
          </table:table-cell>
          <table:table-cell office:value-type="float" office:value="0.00004555006" calcext:value-type="float">
            <text:p>4.555006E-05</text:p>
          </table:table-cell>
          <table:table-cell office:value-type="float" office:value="13.66343" calcext:value-type="float">
            <text:p>13.66343</text:p>
          </table:table-cell>
          <table:table-cell office:value-type="float" office:value="17.30406" calcext:value-type="float">
            <text:p>17.30406</text:p>
          </table:table-cell>
          <table:table-cell office:value-type="float" office:value="1.470571" calcext:value-type="float">
            <text:p>1.470571</text:p>
          </table:table-cell>
          <table:table-cell office:value-type="float" office:value="0.5943949" calcext:value-type="float">
            <text:p>0.5943949</text:p>
          </table:table-cell>
          <table:table-cell office:value-type="float" office:value="0.07089964" calcext:value-type="float">
            <text:p>0.07089964</text:p>
          </table:table-cell>
          <table:table-cell office:value-type="float" office:value="0.02220469" calcext:value-type="float">
            <text:p>0.02220469</text:p>
          </table:table-cell>
          <table:table-cell office:value-type="float" office:value="0.02162889" calcext:value-type="float">
            <text:p>0.02162889</text:p>
          </table:table-cell>
          <table:table-cell office:value-type="float" office:value="0.02983008" calcext:value-type="float">
            <text:p>0.02983008</text:p>
          </table:table-cell>
          <table:table-cell office:value-type="float" office:value="0.02565638" calcext:value-type="float">
            <text:p>0.02565638</text:p>
          </table:table-cell>
          <table:table-cell office:value-type="float" office:value="22.2241" calcext:value-type="float">
            <text:p>22.2241</text:p>
          </table:table-cell>
          <table:table-cell office:value-type="float" office:value="26.70518" calcext:value-type="float">
            <text:p>26.70518</text:p>
          </table:table-cell>
          <table:table-cell office:value-type="float" office:value="29.91608" calcext:value-type="float">
            <text:p>29.91608</text:p>
          </table:table-cell>
          <table:table-cell office:value-type="float" office:value="36.06245" calcext:value-type="float">
            <text:p>36.06245</text:p>
          </table:table-cell>
          <table:table-cell office:value-type="float" office:value="29.96444" calcext:value-type="float">
            <text:p>29.96444</text:p>
          </table:table-cell>
          <table:table-cell office:value-type="float" office:value="16.54197" calcext:value-type="float">
            <text:p>16.54197</text:p>
          </table:table-cell>
          <table:table-cell office:value-type="float" office:value="5.34601" calcext:value-type="float">
            <text:p>5.34601</text:p>
          </table:table-cell>
          <table:table-cell office:value-type="float" office:value="1.50396" calcext:value-type="float">
            <text:p>1.50396</text:p>
          </table:table-cell>
          <table:table-cell office:value-type="float" office:value="5864.161" calcext:value-type="float">
            <text:p>5864.161</text:p>
          </table:table-cell>
          <table:table-cell office:value-type="float" office:value="0" calcext:value-type="float">
            <text:p>0</text:p>
          </table:table-cell>
          <table:table-cell office:value-type="float" office:value="-0.4021681" calcext:value-type="float">
            <text:p>-0.402168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4" calcext:value-type="float">
            <text:p>19062004</text:p>
          </table:table-cell>
          <table:table-cell office:value-type="float" office:value="16.07816" calcext:value-type="float">
            <text:p>16.07816</text:p>
          </table:table-cell>
          <table:table-cell office:value-type="float" office:value="453.315" calcext:value-type="float">
            <text:p>453.31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8366124" calcext:value-type="float">
            <text:p>0.8366124</text:p>
          </table:table-cell>
          <table:table-cell office:value-type="float" office:value="12.27661" calcext:value-type="float">
            <text:p>12.27661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078437" calcext:value-type="float">
            <text:p>0.02078437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4.631993" calcext:value-type="float">
            <text:p>4.631993</text:p>
          </table:table-cell>
          <table:table-cell office:value-type="float" office:value="-0.3549181" calcext:value-type="float">
            <text:p>-0.3549181</text:p>
          </table:table-cell>
          <table:table-cell office:value-type="float" office:value="-0.1255553" calcext:value-type="float">
            <text:p>-0.1255553</text:p>
          </table:table-cell>
          <table:table-cell office:value-type="float" office:value="0.00004555151" calcext:value-type="float">
            <text:p>4.555151E-05</text:p>
          </table:table-cell>
          <table:table-cell office:value-type="float" office:value="13.25968" calcext:value-type="float">
            <text:p>13.25968</text:p>
          </table:table-cell>
          <table:table-cell office:value-type="float" office:value="17.841" calcext:value-type="float">
            <text:p>17.841</text:p>
          </table:table-cell>
          <table:table-cell office:value-type="float" office:value="1.122658" calcext:value-type="float">
            <text:p>1.122658</text:p>
          </table:table-cell>
          <table:table-cell office:value-type="float" office:value="0.4520626" calcext:value-type="float">
            <text:p>0.4520626</text:p>
          </table:table-cell>
          <table:table-cell office:value-type="float" office:value="0.0639194" calcext:value-type="float">
            <text:p>0.0639194</text:p>
          </table:table-cell>
          <table:table-cell office:value-type="float" office:value="0.0235356" calcext:value-type="float">
            <text:p>0.0235356</text:p>
          </table:table-cell>
          <table:table-cell office:value-type="float" office:value="0.02138943" calcext:value-type="float">
            <text:p>0.02138943</text:p>
          </table:table-cell>
          <table:table-cell office:value-type="float" office:value="0.02851801" calcext:value-type="float">
            <text:p>0.02851801</text:p>
          </table:table-cell>
          <table:table-cell office:value-type="float" office:value="0.02546112" calcext:value-type="float">
            <text:p>0.02546112</text:p>
          </table:table-cell>
          <table:table-cell office:value-type="float" office:value="15.78298" calcext:value-type="float">
            <text:p>15.78298</text:p>
          </table:table-cell>
          <table:table-cell office:value-type="float" office:value="35.01168" calcext:value-type="float">
            <text:p>35.01168</text:p>
          </table:table-cell>
          <table:table-cell office:value-type="float" office:value="30.36815" calcext:value-type="float">
            <text:p>30.36815</text:p>
          </table:table-cell>
          <table:table-cell office:value-type="float" office:value="35.40742" calcext:value-type="float">
            <text:p>35.40742</text:p>
          </table:table-cell>
          <table:table-cell office:value-type="float" office:value="28.99661" calcext:value-type="float">
            <text:p>28.99661</text:p>
          </table:table-cell>
          <table:table-cell office:value-type="float" office:value="15.85045" calcext:value-type="float">
            <text:p>15.85045</text:p>
          </table:table-cell>
          <table:table-cell office:value-type="float" office:value="5.347076" calcext:value-type="float">
            <text:p>5.347076</text:p>
          </table:table-cell>
          <table:table-cell office:value-type="float" office:value="1.52882" calcext:value-type="float">
            <text:p>1.52882</text:p>
          </table:table-cell>
          <table:table-cell office:value-type="float" office:value="7365" calcext:value-type="float">
            <text:p>7365</text:p>
          </table:table-cell>
          <table:table-cell office:value-type="float" office:value="0" calcext:value-type="float">
            <text:p>0</text:p>
          </table:table-cell>
          <table:table-cell office:value-type="float" office:value="-0.4028025" calcext:value-type="float">
            <text:p>-0.40280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4" calcext:value-type="float">
            <text:p>20062004</text:p>
          </table:table-cell>
          <table:table-cell office:value-type="float" office:value="15.91468" calcext:value-type="float">
            <text:p>15.91468</text:p>
          </table:table-cell>
          <table:table-cell office:value-type="float" office:value="453.2841" calcext:value-type="float">
            <text:p>453.284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8467985" calcext:value-type="float">
            <text:p>0.8467985</text:p>
          </table:table-cell>
          <table:table-cell office:value-type="float" office:value="12.30401" calcext:value-type="float">
            <text:p>12.30401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103549" calcext:value-type="float">
            <text:p>0.02103549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4.780771" calcext:value-type="float">
            <text:p>4.780771</text:p>
          </table:table-cell>
          <table:table-cell office:value-type="float" office:value="-0.3559091" calcext:value-type="float">
            <text:p>-0.3559091</text:p>
          </table:table-cell>
          <table:table-cell office:value-type="float" office:value="-0.1268576" calcext:value-type="float">
            <text:p>-0.1268576</text:p>
          </table:table-cell>
          <table:table-cell office:value-type="float" office:value="0.00004555585" calcext:value-type="float">
            <text:p>4.555585E-05</text:p>
          </table:table-cell>
          <table:table-cell office:value-type="float" office:value="13.06454" calcext:value-type="float">
            <text:p>13.06454</text:p>
          </table:table-cell>
          <table:table-cell office:value-type="float" office:value="16.68021" calcext:value-type="float">
            <text:p>16.68021</text:p>
          </table:table-cell>
          <table:table-cell office:value-type="float" office:value="0.8520409" calcext:value-type="float">
            <text:p>0.8520409</text:p>
          </table:table-cell>
          <table:table-cell office:value-type="float" office:value="0.3448871" calcext:value-type="float">
            <text:p>0.3448871</text:p>
          </table:table-cell>
          <table:table-cell office:value-type="float" office:value="0.05850475" calcext:value-type="float">
            <text:p>0.05850475</text:p>
          </table:table-cell>
          <table:table-cell office:value-type="float" office:value="0.0250422" calcext:value-type="float">
            <text:p>0.0250422</text:p>
          </table:table-cell>
          <table:table-cell office:value-type="float" office:value="0.02170083" calcext:value-type="float">
            <text:p>0.02170083</text:p>
          </table:table-cell>
          <table:table-cell office:value-type="float" office:value="0.0274436" calcext:value-type="float">
            <text:p>0.0274436</text:p>
          </table:table-cell>
          <table:table-cell office:value-type="float" office:value="0.02513517" calcext:value-type="float">
            <text:p>0.02513517</text:p>
          </table:table-cell>
          <table:table-cell office:value-type="float" office:value="12.81188" calcext:value-type="float">
            <text:p>12.81188</text:p>
          </table:table-cell>
          <table:table-cell office:value-type="float" office:value="39.57237" calcext:value-type="float">
            <text:p>39.57237</text:p>
          </table:table-cell>
          <table:table-cell office:value-type="float" office:value="31.11323" calcext:value-type="float">
            <text:p>31.11323</text:p>
          </table:table-cell>
          <table:table-cell office:value-type="float" office:value="35.15484" calcext:value-type="float">
            <text:p>35.15484</text:p>
          </table:table-cell>
          <table:table-cell office:value-type="float" office:value="28.50067" calcext:value-type="float">
            <text:p>28.50067</text:p>
          </table:table-cell>
          <table:table-cell office:value-type="float" office:value="15.45986" calcext:value-type="float">
            <text:p>15.45986</text:p>
          </table:table-cell>
          <table:table-cell office:value-type="float" office:value="5.404895" calcext:value-type="float">
            <text:p>5.404895</text:p>
          </table:table-cell>
          <table:table-cell office:value-type="float" office:value="1.541469" calcext:value-type="float">
            <text:p>1.541469</text:p>
          </table:table-cell>
          <table:table-cell office:value-type="float" office:value="7960.165" calcext:value-type="float">
            <text:p>7960.165</text:p>
          </table:table-cell>
          <table:table-cell office:value-type="float" office:value="0" calcext:value-type="float">
            <text:p>0</text:p>
          </table:table-cell>
          <table:table-cell office:value-type="float" office:value="-0.4031155" calcext:value-type="float">
            <text:p>-0.40311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4" calcext:value-type="float">
            <text:p>21062004</text:p>
          </table:table-cell>
          <table:table-cell office:value-type="float" office:value="15.78368" calcext:value-type="float">
            <text:p>15.78368</text:p>
          </table:table-cell>
          <table:table-cell office:value-type="float" office:value="453.246" calcext:value-type="float">
            <text:p>453.24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8364222" calcext:value-type="float">
            <text:p>0.8364222</text:p>
          </table:table-cell>
          <table:table-cell office:value-type="float" office:value="12.38472" calcext:value-type="float">
            <text:p>12.38472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120539" calcext:value-type="float">
            <text:p>0.02120539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4.872142" calcext:value-type="float">
            <text:p>4.872142</text:p>
          </table:table-cell>
          <table:table-cell office:value-type="float" office:value="-0.3566338" calcext:value-type="float">
            <text:p>-0.3566338</text:p>
          </table:table-cell>
          <table:table-cell office:value-type="float" office:value="-0.1278559" calcext:value-type="float">
            <text:p>-0.1278559</text:p>
          </table:table-cell>
          <table:table-cell office:value-type="float" office:value="0.00004556005" calcext:value-type="float">
            <text:p>4.556005E-05</text:p>
          </table:table-cell>
          <table:table-cell office:value-type="float" office:value="12.9338" calcext:value-type="float">
            <text:p>12.9338</text:p>
          </table:table-cell>
          <table:table-cell office:value-type="float" office:value="15.23512" calcext:value-type="float">
            <text:p>15.23512</text:p>
          </table:table-cell>
          <table:table-cell office:value-type="float" office:value="0.6536857" calcext:value-type="float">
            <text:p>0.6536857</text:p>
          </table:table-cell>
          <table:table-cell office:value-type="float" office:value="0.2672744" calcext:value-type="float">
            <text:p>0.2672744</text:p>
          </table:table-cell>
          <table:table-cell office:value-type="float" office:value="0.05453392" calcext:value-type="float">
            <text:p>0.05453392</text:p>
          </table:table-cell>
          <table:table-cell office:value-type="float" office:value="0.02643726" calcext:value-type="float">
            <text:p>0.02643726</text:p>
          </table:table-cell>
          <table:table-cell office:value-type="float" office:value="0.02237745" calcext:value-type="float">
            <text:p>0.02237745</text:p>
          </table:table-cell>
          <table:table-cell office:value-type="float" office:value="0.02670407" calcext:value-type="float">
            <text:p>0.02670407</text:p>
          </table:table-cell>
          <table:table-cell office:value-type="float" office:value="0.02477162" calcext:value-type="float">
            <text:p>0.02477162</text:p>
          </table:table-cell>
          <table:table-cell office:value-type="float" office:value="11.56058" calcext:value-type="float">
            <text:p>11.56058</text:p>
          </table:table-cell>
          <table:table-cell office:value-type="float" office:value="42.35863" calcext:value-type="float">
            <text:p>42.35863</text:p>
          </table:table-cell>
          <table:table-cell office:value-type="float" office:value="32.05036" calcext:value-type="float">
            <text:p>32.05036</text:p>
          </table:table-cell>
          <table:table-cell office:value-type="float" office:value="35.14946" calcext:value-type="float">
            <text:p>35.14946</text:p>
          </table:table-cell>
          <table:table-cell office:value-type="float" office:value="28.2831" calcext:value-type="float">
            <text:p>28.2831</text:p>
          </table:table-cell>
          <table:table-cell office:value-type="float" office:value="15.27375" calcext:value-type="float">
            <text:p>15.27375</text:p>
          </table:table-cell>
          <table:table-cell office:value-type="float" office:value="5.487378" calcext:value-type="float">
            <text:p>5.487378</text:p>
          </table:table-cell>
          <table:table-cell office:value-type="float" office:value="1.552864" calcext:value-type="float">
            <text:p>1.552864</text:p>
          </table:table-cell>
          <table:table-cell office:value-type="float" office:value="8232.729" calcext:value-type="float">
            <text:p>8232.729</text:p>
          </table:table-cell>
          <table:table-cell office:value-type="float" office:value="0" calcext:value-type="float">
            <text:p>0</text:p>
          </table:table-cell>
          <table:table-cell office:value-type="float" office:value="-0.4033357" calcext:value-type="float">
            <text:p>-0.40333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4" calcext:value-type="float">
            <text:p>22062004</text:p>
          </table:table-cell>
          <table:table-cell office:value-type="float" office:value="15.6712" calcext:value-type="float">
            <text:p>15.6712</text:p>
          </table:table-cell>
          <table:table-cell office:value-type="float" office:value="453.2076" calcext:value-type="float">
            <text:p>453.207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8196747" calcext:value-type="float">
            <text:p>0.8196747</text:p>
          </table:table-cell>
          <table:table-cell office:value-type="float" office:value="12.48907" calcext:value-type="float">
            <text:p>12.48907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132177" calcext:value-type="float">
            <text:p>0.02132177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4.927958" calcext:value-type="float">
            <text:p>4.927958</text:p>
          </table:table-cell>
          <table:table-cell office:value-type="float" office:value="-0.3572" calcext:value-type="float">
            <text:p>-0.3572</text:p>
          </table:table-cell>
          <table:table-cell office:value-type="float" office:value="-0.1287024" calcext:value-type="float">
            <text:p>-0.1287024</text:p>
          </table:table-cell>
          <table:table-cell office:value-type="float" office:value="0.00004556255" calcext:value-type="float">
            <text:p>4.556255E-05</text:p>
          </table:table-cell>
          <table:table-cell office:value-type="float" office:value="12.84945" calcext:value-type="float">
            <text:p>12.84945</text:p>
          </table:table-cell>
          <table:table-cell office:value-type="float" office:value="13.78654" calcext:value-type="float">
            <text:p>13.78654</text:p>
          </table:table-cell>
          <table:table-cell office:value-type="float" office:value="0.4992774" calcext:value-type="float">
            <text:p>0.4992774</text:p>
          </table:table-cell>
          <table:table-cell office:value-type="float" office:value="0.2087981" calcext:value-type="float">
            <text:p>0.2087981</text:p>
          </table:table-cell>
          <table:table-cell office:value-type="float" office:value="0.04981473" calcext:value-type="float">
            <text:p>0.04981473</text:p>
          </table:table-cell>
          <table:table-cell office:value-type="float" office:value="0.02653373" calcext:value-type="float">
            <text:p>0.02653373</text:p>
          </table:table-cell>
          <table:table-cell office:value-type="float" office:value="0.02244668" calcext:value-type="float">
            <text:p>0.02244668</text:p>
          </table:table-cell>
          <table:table-cell office:value-type="float" office:value="0.02616551" calcext:value-type="float">
            <text:p>0.02616551</text:p>
          </table:table-cell>
          <table:table-cell office:value-type="float" office:value="0.02442393" calcext:value-type="float">
            <text:p>0.02442393</text:p>
          </table:table-cell>
          <table:table-cell office:value-type="float" office:value="11.19859" calcext:value-type="float">
            <text:p>11.19859</text:p>
          </table:table-cell>
          <table:table-cell office:value-type="float" office:value="44.10275" calcext:value-type="float">
            <text:p>44.10275</text:p>
          </table:table-cell>
          <table:table-cell office:value-type="float" office:value="33.01734" calcext:value-type="float">
            <text:p>33.01734</text:p>
          </table:table-cell>
          <table:table-cell office:value-type="float" office:value="35.27684" calcext:value-type="float">
            <text:p>35.27684</text:p>
          </table:table-cell>
          <table:table-cell office:value-type="float" office:value="28.22753" calcext:value-type="float">
            <text:p>28.22753</text:p>
          </table:table-cell>
          <table:table-cell office:value-type="float" office:value="15.21172" calcext:value-type="float">
            <text:p>15.21172</text:p>
          </table:table-cell>
          <table:table-cell office:value-type="float" office:value="5.582817" calcext:value-type="float">
            <text:p>5.582817</text:p>
          </table:table-cell>
          <table:table-cell office:value-type="float" office:value="1.566045" calcext:value-type="float">
            <text:p>1.566045</text:p>
          </table:table-cell>
          <table:table-cell office:value-type="float" office:value="8375.042" calcext:value-type="float">
            <text:p>8375.042</text:p>
          </table:table-cell>
          <table:table-cell office:value-type="float" office:value="0" calcext:value-type="float">
            <text:p>0</text:p>
          </table:table-cell>
          <table:table-cell office:value-type="float" office:value="-0.4035264" calcext:value-type="float">
            <text:p>-0.40352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4" calcext:value-type="float">
            <text:p>23062004</text:p>
          </table:table-cell>
          <table:table-cell office:value-type="float" office:value="15.55772" calcext:value-type="float">
            <text:p>15.55772</text:p>
          </table:table-cell>
          <table:table-cell office:value-type="float" office:value="453.168" calcext:value-type="float">
            <text:p>453.16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8060314" calcext:value-type="float">
            <text:p>0.8060314</text:p>
          </table:table-cell>
          <table:table-cell office:value-type="float" office:value="12.61332" calcext:value-type="float">
            <text:p>12.61332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140687" calcext:value-type="float">
            <text:p>0.02140687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4.963113" calcext:value-type="float">
            <text:p>4.963113</text:p>
          </table:table-cell>
          <table:table-cell office:value-type="float" office:value="-0.3577028" calcext:value-type="float">
            <text:p>-0.3577028</text:p>
          </table:table-cell>
          <table:table-cell office:value-type="float" office:value="-0.1294622" calcext:value-type="float">
            <text:p>-0.1294622</text:p>
          </table:table-cell>
          <table:table-cell office:value-type="float" office:value="0.00004556616" calcext:value-type="float">
            <text:p>4.556616E-05</text:p>
          </table:table-cell>
          <table:table-cell office:value-type="float" office:value="12.75749" calcext:value-type="float">
            <text:p>12.75749</text:p>
          </table:table-cell>
          <table:table-cell office:value-type="float" office:value="12.52763" calcext:value-type="float">
            <text:p>12.52763</text:p>
          </table:table-cell>
          <table:table-cell office:value-type="float" office:value="0.39003" calcext:value-type="float">
            <text:p>0.39003</text:p>
          </table:table-cell>
          <table:table-cell office:value-type="float" office:value="0.171475" calcext:value-type="float">
            <text:p>0.171475</text:p>
          </table:table-cell>
          <table:table-cell office:value-type="float" office:value="0.04767427" calcext:value-type="float">
            <text:p>0.04767427</text:p>
          </table:table-cell>
          <table:table-cell office:value-type="float" office:value="0.02747368" calcext:value-type="float">
            <text:p>0.02747368</text:p>
          </table:table-cell>
          <table:table-cell office:value-type="float" office:value="0.02307802" calcext:value-type="float">
            <text:p>0.02307802</text:p>
          </table:table-cell>
          <table:table-cell office:value-type="float" office:value="0.02583228" calcext:value-type="float">
            <text:p>0.02583228</text:p>
          </table:table-cell>
          <table:table-cell office:value-type="float" office:value="0.02411654" calcext:value-type="float">
            <text:p>0.02411654</text:p>
          </table:table-cell>
          <table:table-cell office:value-type="float" office:value="11.10844" calcext:value-type="float">
            <text:p>11.10844</text:p>
          </table:table-cell>
          <table:table-cell office:value-type="float" office:value="45.55793" calcext:value-type="float">
            <text:p>45.55793</text:p>
          </table:table-cell>
          <table:table-cell office:value-type="float" office:value="34.04657" calcext:value-type="float">
            <text:p>34.04657</text:p>
          </table:table-cell>
          <table:table-cell office:value-type="float" office:value="35.48639" calcext:value-type="float">
            <text:p>35.48639</text:p>
          </table:table-cell>
          <table:table-cell office:value-type="float" office:value="28.27113" calcext:value-type="float">
            <text:p>28.27113</text:p>
          </table:table-cell>
          <table:table-cell office:value-type="float" office:value="15.22926" calcext:value-type="float">
            <text:p>15.22926</text:p>
          </table:table-cell>
          <table:table-cell office:value-type="float" office:value="5.685096" calcext:value-type="float">
            <text:p>5.685096</text:p>
          </table:table-cell>
          <table:table-cell office:value-type="float" office:value="1.580661" calcext:value-type="float">
            <text:p>1.580661</text:p>
          </table:table-cell>
          <table:table-cell office:value-type="float" office:value="8488.955" calcext:value-type="float">
            <text:p>8488.955</text:p>
          </table:table-cell>
          <table:table-cell office:value-type="float" office:value="0" calcext:value-type="float">
            <text:p>0</text:p>
          </table:table-cell>
          <table:table-cell office:value-type="float" office:value="-0.4036994" calcext:value-type="float">
            <text:p>-0.403699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4" calcext:value-type="float">
            <text:p>24062004</text:p>
          </table:table-cell>
          <table:table-cell office:value-type="float" office:value="15.45121" calcext:value-type="float">
            <text:p>15.45121</text:p>
          </table:table-cell>
          <table:table-cell office:value-type="float" office:value="453.1468" calcext:value-type="float">
            <text:p>453.146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7836025" calcext:value-type="float">
            <text:p>0.7836025</text:p>
          </table:table-cell>
          <table:table-cell office:value-type="float" office:value="12.75889" calcext:value-type="float">
            <text:p>12.75889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148139" calcext:value-type="float">
            <text:p>0.02148139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4.991794" calcext:value-type="float">
            <text:p>4.991794</text:p>
          </table:table-cell>
          <table:table-cell office:value-type="float" office:value="-0.3608158" calcext:value-type="float">
            <text:p>-0.3608158</text:p>
          </table:table-cell>
          <table:table-cell office:value-type="float" office:value="-0.1321224" calcext:value-type="float">
            <text:p>-0.1321224</text:p>
          </table:table-cell>
          <table:table-cell office:value-type="float" office:value="0.00004556778" calcext:value-type="float">
            <text:p>4.556778E-05</text:p>
          </table:table-cell>
          <table:table-cell office:value-type="float" office:value="12.72165" calcext:value-type="float">
            <text:p>12.72165</text:p>
          </table:table-cell>
          <table:table-cell office:value-type="float" office:value="11.02728" calcext:value-type="float">
            <text:p>11.02728</text:p>
          </table:table-cell>
          <table:table-cell office:value-type="float" office:value="0.2872493" calcext:value-type="float">
            <text:p>0.2872493</text:p>
          </table:table-cell>
          <table:table-cell office:value-type="float" office:value="0.1298191" calcext:value-type="float">
            <text:p>0.1298191</text:p>
          </table:table-cell>
          <table:table-cell office:value-type="float" office:value="0.03845687" calcext:value-type="float">
            <text:p>0.03845687</text:p>
          </table:table-cell>
          <table:table-cell office:value-type="float" office:value="0.02356981" calcext:value-type="float">
            <text:p>0.02356981</text:p>
          </table:table-cell>
          <table:table-cell office:value-type="float" office:value="0.02075049" calcext:value-type="float">
            <text:p>0.02075049</text:p>
          </table:table-cell>
          <table:table-cell office:value-type="float" office:value="0.02536423" calcext:value-type="float">
            <text:p>0.02536423</text:p>
          </table:table-cell>
          <table:table-cell office:value-type="float" office:value="0.02383306" calcext:value-type="float">
            <text:p>0.02383306</text:p>
          </table:table-cell>
          <table:table-cell office:value-type="float" office:value="18.42564" calcext:value-type="float">
            <text:p>18.42564</text:p>
          </table:table-cell>
          <table:table-cell office:value-type="float" office:value="40.92828" calcext:value-type="float">
            <text:p>40.92828</text:p>
          </table:table-cell>
          <table:table-cell office:value-type="float" office:value="35.37172" calcext:value-type="float">
            <text:p>35.37172</text:p>
          </table:table-cell>
          <table:table-cell office:value-type="float" office:value="35.81321" calcext:value-type="float">
            <text:p>35.81321</text:p>
          </table:table-cell>
          <table:table-cell office:value-type="float" office:value="28.3701" calcext:value-type="float">
            <text:p>28.3701</text:p>
          </table:table-cell>
          <table:table-cell office:value-type="float" office:value="15.27851" calcext:value-type="float">
            <text:p>15.27851</text:p>
          </table:table-cell>
          <table:table-cell office:value-type="float" office:value="5.789694" calcext:value-type="float">
            <text:p>5.789694</text:p>
          </table:table-cell>
          <table:table-cell office:value-type="float" office:value="1.59661" calcext:value-type="float">
            <text:p>1.59661</text:p>
          </table:table-cell>
          <table:table-cell office:value-type="float" office:value="8518.944" calcext:value-type="float">
            <text:p>8518.944</text:p>
          </table:table-cell>
          <table:table-cell office:value-type="float" office:value="0" calcext:value-type="float">
            <text:p>0</text:p>
          </table:table-cell>
          <table:table-cell office:value-type="float" office:value="-0.404272" calcext:value-type="float">
            <text:p>-0.40427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4" calcext:value-type="float">
            <text:p>25062004</text:p>
          </table:table-cell>
          <table:table-cell office:value-type="float" office:value="15.32664" calcext:value-type="float">
            <text:p>15.32664</text:p>
          </table:table-cell>
          <table:table-cell office:value-type="float" office:value="453.1496" calcext:value-type="float">
            <text:p>453.149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7524527" calcext:value-type="float">
            <text:p>0.7524527</text:p>
          </table:table-cell>
          <table:table-cell office:value-type="float" office:value="12.87451" calcext:value-type="float">
            <text:p>12.87451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188446" calcext:value-type="float">
            <text:p>0.02188446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5.121192" calcext:value-type="float">
            <text:p>5.121192</text:p>
          </table:table-cell>
          <table:table-cell office:value-type="float" office:value="-0.3686507" calcext:value-type="float">
            <text:p>-0.3686507</text:p>
          </table:table-cell>
          <table:table-cell office:value-type="float" office:value="-0.1406142" calcext:value-type="float">
            <text:p>-0.1406142</text:p>
          </table:table-cell>
          <table:table-cell office:value-type="float" office:value="0.00004557226" calcext:value-type="float">
            <text:p>4.557226E-05</text:p>
          </table:table-cell>
          <table:table-cell office:value-type="float" office:value="12.71012" calcext:value-type="float">
            <text:p>12.71012</text:p>
          </table:table-cell>
          <table:table-cell office:value-type="float" office:value="8.986753" calcext:value-type="float">
            <text:p>8.986753</text:p>
          </table:table-cell>
          <table:table-cell office:value-type="float" office:value="3.088737" calcext:value-type="float">
            <text:p>3.088737</text:p>
          </table:table-cell>
          <table:table-cell office:value-type="float" office:value="0.8436115" calcext:value-type="float">
            <text:p>0.8436115</text:p>
          </table:table-cell>
          <table:table-cell office:value-type="float" office:value="0.09483363" calcext:value-type="float">
            <text:p>0.09483363</text:p>
          </table:table-cell>
          <table:table-cell office:value-type="float" office:value="0.02167586" calcext:value-type="float">
            <text:p>0.02167586</text:p>
          </table:table-cell>
          <table:table-cell office:value-type="float" office:value="0.0199343" calcext:value-type="float">
            <text:p>0.0199343</text:p>
          </table:table-cell>
          <table:table-cell office:value-type="float" office:value="0.03355228" calcext:value-type="float">
            <text:p>0.03355228</text:p>
          </table:table-cell>
          <table:table-cell office:value-type="float" office:value="0.02361244" calcext:value-type="float">
            <text:p>0.02361244</text:p>
          </table:table-cell>
          <table:table-cell office:value-type="float" office:value="4.316101" calcext:value-type="float">
            <text:p>4.316101</text:p>
          </table:table-cell>
          <table:table-cell office:value-type="float" office:value="14.05391" calcext:value-type="float">
            <text:p>14.05391</text:p>
          </table:table-cell>
          <table:table-cell office:value-type="float" office:value="39.6033" calcext:value-type="float">
            <text:p>39.6033</text:p>
          </table:table-cell>
          <table:table-cell office:value-type="float" office:value="42.89864" calcext:value-type="float">
            <text:p>42.89864</text:p>
          </table:table-cell>
          <table:table-cell office:value-type="float" office:value="29.62229" calcext:value-type="float">
            <text:p>29.62229</text:p>
          </table:table-cell>
          <table:table-cell office:value-type="float" office:value="15.39578" calcext:value-type="float">
            <text:p>15.39578</text:p>
          </table:table-cell>
          <table:table-cell office:value-type="float" office:value="5.879818" calcext:value-type="float">
            <text:p>5.879818</text:p>
          </table:table-cell>
          <table:table-cell office:value-type="float" office:value="1.616363" calcext:value-type="float">
            <text:p>1.616363</text:p>
          </table:table-cell>
          <table:table-cell office:value-type="float" office:value="7014.069" calcext:value-type="float">
            <text:p>7014.069</text:p>
          </table:table-cell>
          <table:table-cell office:value-type="float" office:value="0" calcext:value-type="float">
            <text:p>0</text:p>
          </table:table-cell>
          <table:table-cell office:value-type="float" office:value="-0.421456" calcext:value-type="float">
            <text:p>-0.42145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4" calcext:value-type="float">
            <text:p>26062004</text:p>
          </table:table-cell>
          <table:table-cell office:value-type="float" office:value="15.19605" calcext:value-type="float">
            <text:p>15.19605</text:p>
          </table:table-cell>
          <table:table-cell office:value-type="float" office:value="453.157" calcext:value-type="float">
            <text:p>453.15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6714333" calcext:value-type="float">
            <text:p>0.6714333</text:p>
          </table:table-cell>
          <table:table-cell office:value-type="float" office:value="12.73207" calcext:value-type="float">
            <text:p>12.73207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269555" calcext:value-type="float">
            <text:p>0.02269555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5.527643" calcext:value-type="float">
            <text:p>5.527643</text:p>
          </table:table-cell>
          <table:table-cell office:value-type="float" office:value="-0.3831023" calcext:value-type="float">
            <text:p>-0.3831023</text:p>
          </table:table-cell>
          <table:table-cell office:value-type="float" office:value="-0.1620176" calcext:value-type="float">
            <text:p>-0.1620176</text:p>
          </table:table-cell>
          <table:table-cell office:value-type="float" office:value="0.0000455738" calcext:value-type="float">
            <text:p>4.55738E-05</text:p>
          </table:table-cell>
          <table:table-cell office:value-type="float" office:value="12.70303" calcext:value-type="float">
            <text:p>12.70303</text:p>
          </table:table-cell>
          <table:table-cell office:value-type="float" office:value="8.430725" calcext:value-type="float">
            <text:p>8.430725</text:p>
          </table:table-cell>
          <table:table-cell office:value-type="float" office:value="1.751316" calcext:value-type="float">
            <text:p>1.751316</text:p>
          </table:table-cell>
          <table:table-cell office:value-type="float" office:value="0.2506057" calcext:value-type="float">
            <text:p>0.2506057</text:p>
          </table:table-cell>
          <table:table-cell office:value-type="float" office:value="0.03743118" calcext:value-type="float">
            <text:p>0.03743118</text:p>
          </table:table-cell>
          <table:table-cell office:value-type="float" office:value="0.02210314" calcext:value-type="float">
            <text:p>0.02210314</text:p>
          </table:table-cell>
          <table:table-cell office:value-type="float" office:value="0.02075228" calcext:value-type="float">
            <text:p>0.02075228</text:p>
          </table:table-cell>
          <table:table-cell office:value-type="float" office:value="0.02742977" calcext:value-type="float">
            <text:p>0.02742977</text:p>
          </table:table-cell>
          <table:table-cell office:value-type="float" office:value="0.02348758" calcext:value-type="float">
            <text:p>0.02348758</text:p>
          </table:table-cell>
          <table:table-cell office:value-type="float" office:value="7.351925" calcext:value-type="float">
            <text:p>7.351925</text:p>
          </table:table-cell>
          <table:table-cell office:value-type="float" office:value="13.86997" calcext:value-type="float">
            <text:p>13.86997</text:p>
          </table:table-cell>
          <table:table-cell office:value-type="float" office:value="28.91257" calcext:value-type="float">
            <text:p>28.91257</text:p>
          </table:table-cell>
          <table:table-cell office:value-type="float" office:value="38.56873" calcext:value-type="float">
            <text:p>38.56873</text:p>
          </table:table-cell>
          <table:table-cell office:value-type="float" office:value="35.59228" calcext:value-type="float">
            <text:p>35.59228</text:p>
          </table:table-cell>
          <table:table-cell office:value-type="float" office:value="20.39773" calcext:value-type="float">
            <text:p>20.39773</text:p>
          </table:table-cell>
          <table:table-cell office:value-type="float" office:value="6.488225" calcext:value-type="float">
            <text:p>6.488225</text:p>
          </table:table-cell>
          <table:table-cell office:value-type="float" office:value="1.665004" calcext:value-type="float">
            <text:p>1.665004</text:p>
          </table:table-cell>
          <table:table-cell office:value-type="float" office:value="7077.37" calcext:value-type="float">
            <text:p>7077.37</text:p>
          </table:table-cell>
          <table:table-cell office:value-type="float" office:value="0" calcext:value-type="float">
            <text:p>0</text:p>
          </table:table-cell>
          <table:table-cell office:value-type="float" office:value="-0.4750438" calcext:value-type="float">
            <text:p>-0.47504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4" calcext:value-type="float">
            <text:p>27062004</text:p>
          </table:table-cell>
          <table:table-cell office:value-type="float" office:value="15.08899" calcext:value-type="float">
            <text:p>15.08899</text:p>
          </table:table-cell>
          <table:table-cell office:value-type="float" office:value="453.158" calcext:value-type="float">
            <text:p>453.15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6060002" calcext:value-type="float">
            <text:p>0.6060002</text:p>
          </table:table-cell>
          <table:table-cell office:value-type="float" office:value="12.62555" calcext:value-type="float">
            <text:p>12.62555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315356" calcext:value-type="float">
            <text:p>0.02315356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5.897509" calcext:value-type="float">
            <text:p>5.897509</text:p>
          </table:table-cell>
          <table:table-cell office:value-type="float" office:value="-0.3937726" calcext:value-type="float">
            <text:p>-0.3937726</text:p>
          </table:table-cell>
          <table:table-cell office:value-type="float" office:value="-0.1895268" calcext:value-type="float">
            <text:p>-0.1895268</text:p>
          </table:table-cell>
          <table:table-cell office:value-type="float" office:value="0.0000455771" calcext:value-type="float">
            <text:p>4.55771E-05</text:p>
          </table:table-cell>
          <table:table-cell office:value-type="float" office:value="12.70045" calcext:value-type="float">
            <text:p>12.70045</text:p>
          </table:table-cell>
          <table:table-cell office:value-type="float" office:value="5.956401" calcext:value-type="float">
            <text:p>5.956401</text:p>
          </table:table-cell>
          <table:table-cell office:value-type="float" office:value="0.8098267" calcext:value-type="float">
            <text:p>0.8098267</text:p>
          </table:table-cell>
          <table:table-cell office:value-type="float" office:value="0.1731471" calcext:value-type="float">
            <text:p>0.1731471</text:p>
          </table:table-cell>
          <table:table-cell office:value-type="float" office:value="0.02974317" calcext:value-type="float">
            <text:p>0.02974317</text:p>
          </table:table-cell>
          <table:table-cell office:value-type="float" office:value="0.02132489" calcext:value-type="float">
            <text:p>0.02132489</text:p>
          </table:table-cell>
          <table:table-cell office:value-type="float" office:value="0.02054006" calcext:value-type="float">
            <text:p>0.02054006</text:p>
          </table:table-cell>
          <table:table-cell office:value-type="float" office:value="0.02690568" calcext:value-type="float">
            <text:p>0.02690568</text:p>
          </table:table-cell>
          <table:table-cell office:value-type="float" office:value="0.02341585" calcext:value-type="float">
            <text:p>0.02341585</text:p>
          </table:table-cell>
          <table:table-cell office:value-type="float" office:value="18.28665" calcext:value-type="float">
            <text:p>18.28665</text:p>
          </table:table-cell>
          <table:table-cell office:value-type="float" office:value="17.24297" calcext:value-type="float">
            <text:p>17.24297</text:p>
          </table:table-cell>
          <table:table-cell office:value-type="float" office:value="26.33893" calcext:value-type="float">
            <text:p>26.33893</text:p>
          </table:table-cell>
          <table:table-cell office:value-type="float" office:value="35.4362" calcext:value-type="float">
            <text:p>35.4362</text:p>
          </table:table-cell>
          <table:table-cell office:value-type="float" office:value="34.67175" calcext:value-type="float">
            <text:p>34.67175</text:p>
          </table:table-cell>
          <table:table-cell office:value-type="float" office:value="20.85934" calcext:value-type="float">
            <text:p>20.85934</text:p>
          </table:table-cell>
          <table:table-cell office:value-type="float" office:value="6.992187" calcext:value-type="float">
            <text:p>6.992187</text:p>
          </table:table-cell>
          <table:table-cell office:value-type="float" office:value="1.727682" calcext:value-type="float">
            <text:p>1.727682</text:p>
          </table:table-cell>
          <table:table-cell office:value-type="float" office:value="7191.734" calcext:value-type="float">
            <text:p>7191.734</text:p>
          </table:table-cell>
          <table:table-cell office:value-type="float" office:value="0" calcext:value-type="float">
            <text:p>0</text:p>
          </table:table-cell>
          <table:table-cell office:value-type="float" office:value="-0.4791358" calcext:value-type="float">
            <text:p>-0.47913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4" calcext:value-type="float">
            <text:p>28062004</text:p>
          </table:table-cell>
          <table:table-cell office:value-type="float" office:value="14.96651" calcext:value-type="float">
            <text:p>14.96651</text:p>
          </table:table-cell>
          <table:table-cell office:value-type="float" office:value="453.1409" calcext:value-type="float">
            <text:p>453.140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631021" calcext:value-type="float">
            <text:p>0.631021</text:p>
          </table:table-cell>
          <table:table-cell office:value-type="float" office:value="12.47052" calcext:value-type="float">
            <text:p>12.47052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348431" calcext:value-type="float">
            <text:p>0.02348431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6.161621" calcext:value-type="float">
            <text:p>6.161621</text:p>
          </table:table-cell>
          <table:table-cell office:value-type="float" office:value="-0.3942783" calcext:value-type="float">
            <text:p>-0.3942783</text:p>
          </table:table-cell>
          <table:table-cell office:value-type="float" office:value="-0.1922705" calcext:value-type="float">
            <text:p>-0.1922705</text:p>
          </table:table-cell>
          <table:table-cell office:value-type="float" office:value="0.00004557864" calcext:value-type="float">
            <text:p>4.557864E-05</text:p>
          </table:table-cell>
          <table:table-cell office:value-type="float" office:value="12.58057" calcext:value-type="float">
            <text:p>12.58057</text:p>
          </table:table-cell>
          <table:table-cell office:value-type="float" office:value="6.183228" calcext:value-type="float">
            <text:p>6.183228</text:p>
          </table:table-cell>
          <table:table-cell office:value-type="float" office:value="0.6158198" calcext:value-type="float">
            <text:p>0.6158198</text:p>
          </table:table-cell>
          <table:table-cell office:value-type="float" office:value="0.1348728" calcext:value-type="float">
            <text:p>0.1348728</text:p>
          </table:table-cell>
          <table:table-cell office:value-type="float" office:value="0.02871769" calcext:value-type="float">
            <text:p>0.02871769</text:p>
          </table:table-cell>
          <table:table-cell office:value-type="float" office:value="0.02076127" calcext:value-type="float">
            <text:p>0.02076127</text:p>
          </table:table-cell>
          <table:table-cell office:value-type="float" office:value="0.02010178" calcext:value-type="float">
            <text:p>0.02010178</text:p>
          </table:table-cell>
          <table:table-cell office:value-type="float" office:value="0.02630989" calcext:value-type="float">
            <text:p>0.02630989</text:p>
          </table:table-cell>
          <table:table-cell office:value-type="float" office:value="0.02335622" calcext:value-type="float">
            <text:p>0.02335622</text:p>
          </table:table-cell>
          <table:table-cell office:value-type="float" office:value="13.40064" calcext:value-type="float">
            <text:p>13.40064</text:p>
          </table:table-cell>
          <table:table-cell office:value-type="float" office:value="22.49502" calcext:value-type="float">
            <text:p>22.49502</text:p>
          </table:table-cell>
          <table:table-cell office:value-type="float" office:value="26.11596" calcext:value-type="float">
            <text:p>26.11596</text:p>
          </table:table-cell>
          <table:table-cell office:value-type="float" office:value="34.51629" calcext:value-type="float">
            <text:p>34.51629</text:p>
          </table:table-cell>
          <table:table-cell office:value-type="float" office:value="33.6687" calcext:value-type="float">
            <text:p>33.6687</text:p>
          </table:table-cell>
          <table:table-cell office:value-type="float" office:value="19.91702" calcext:value-type="float">
            <text:p>19.91702</text:p>
          </table:table-cell>
          <table:table-cell office:value-type="float" office:value="6.959277" calcext:value-type="float">
            <text:p>6.959277</text:p>
          </table:table-cell>
          <table:table-cell office:value-type="float" office:value="1.779841" calcext:value-type="float">
            <text:p>1.779841</text:p>
          </table:table-cell>
          <table:table-cell office:value-type="float" office:value="7700.163" calcext:value-type="float">
            <text:p>7700.163</text:p>
          </table:table-cell>
          <table:table-cell office:value-type="float" office:value="0" calcext:value-type="float">
            <text:p>0</text:p>
          </table:table-cell>
          <table:table-cell office:value-type="float" office:value="-0.4792541" calcext:value-type="float">
            <text:p>-0.479254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4" calcext:value-type="float">
            <text:p>29062004</text:p>
          </table:table-cell>
          <table:table-cell office:value-type="float" office:value="14.873" calcext:value-type="float">
            <text:p>14.873</text:p>
          </table:table-cell>
          <table:table-cell office:value-type="float" office:value="453.1175" calcext:value-type="float">
            <text:p>453.117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6363316" calcext:value-type="float">
            <text:p>0.6363316</text:p>
          </table:table-cell>
          <table:table-cell office:value-type="float" office:value="12.40264" calcext:value-type="float">
            <text:p>12.40264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371756" calcext:value-type="float">
            <text:p>0.02371756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6.336253" calcext:value-type="float">
            <text:p>6.336253</text:p>
          </table:table-cell>
          <table:table-cell office:value-type="float" office:value="-0.3946394" calcext:value-type="float">
            <text:p>-0.3946394</text:p>
          </table:table-cell>
          <table:table-cell office:value-type="float" office:value="-0.1930898" calcext:value-type="float">
            <text:p>-0.1930898</text:p>
          </table:table-cell>
          <table:table-cell office:value-type="float" office:value="0.00004558164" calcext:value-type="float">
            <text:p>4.558164E-05</text:p>
          </table:table-cell>
          <table:table-cell office:value-type="float" office:value="12.51406" calcext:value-type="float">
            <text:p>12.51406</text:p>
          </table:table-cell>
          <table:table-cell office:value-type="float" office:value="5.930798" calcext:value-type="float">
            <text:p>5.930798</text:p>
          </table:table-cell>
          <table:table-cell office:value-type="float" office:value="0.4598465" calcext:value-type="float">
            <text:p>0.4598465</text:p>
          </table:table-cell>
          <table:table-cell office:value-type="float" office:value="0.1026798" calcext:value-type="float">
            <text:p>0.1026798</text:p>
          </table:table-cell>
          <table:table-cell office:value-type="float" office:value="0.02648724" calcext:value-type="float">
            <text:p>0.02648724</text:p>
          </table:table-cell>
          <table:table-cell office:value-type="float" office:value="0.02019329" calcext:value-type="float">
            <text:p>0.02019329</text:p>
          </table:table-cell>
          <table:table-cell office:value-type="float" office:value="0.01964535" calcext:value-type="float">
            <text:p>0.01964535</text:p>
          </table:table-cell>
          <table:table-cell office:value-type="float" office:value="0.02569393" calcext:value-type="float">
            <text:p>0.02569393</text:p>
          </table:table-cell>
          <table:table-cell office:value-type="float" office:value="0.0232469" calcext:value-type="float">
            <text:p>0.0232469</text:p>
          </table:table-cell>
          <table:table-cell office:value-type="float" office:value="10.99066" calcext:value-type="float">
            <text:p>10.99066</text:p>
          </table:table-cell>
          <table:table-cell office:value-type="float" office:value="25.36313" calcext:value-type="float">
            <text:p>25.36313</text:p>
          </table:table-cell>
          <table:table-cell office:value-type="float" office:value="26.25721" calcext:value-type="float">
            <text:p>26.25721</text:p>
          </table:table-cell>
          <table:table-cell office:value-type="float" office:value="34.04382" calcext:value-type="float">
            <text:p>34.04382</text:p>
          </table:table-cell>
          <table:table-cell office:value-type="float" office:value="33.06701" calcext:value-type="float">
            <text:p>33.06701</text:p>
          </table:table-cell>
          <table:table-cell office:value-type="float" office:value="19.25096" calcext:value-type="float">
            <text:p>19.25096</text:p>
          </table:table-cell>
          <table:table-cell office:value-type="float" office:value="6.973159" calcext:value-type="float">
            <text:p>6.973159</text:p>
          </table:table-cell>
          <table:table-cell office:value-type="float" office:value="1.809887" calcext:value-type="float">
            <text:p>1.809887</text:p>
          </table:table-cell>
          <table:table-cell office:value-type="float" office:value="7936.158" calcext:value-type="float">
            <text:p>7936.158</text:p>
          </table:table-cell>
          <table:table-cell office:value-type="float" office:value="0" calcext:value-type="float">
            <text:p>0</text:p>
          </table:table-cell>
          <table:table-cell office:value-type="float" office:value="-0.4793505" calcext:value-type="float">
            <text:p>-0.47935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4" calcext:value-type="float">
            <text:p>30062004</text:p>
          </table:table-cell>
          <table:table-cell office:value-type="float" office:value="14.782" calcext:value-type="float">
            <text:p>14.782</text:p>
          </table:table-cell>
          <table:table-cell office:value-type="float" office:value="453.12" calcext:value-type="float">
            <text:p>453.1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842536" calcext:value-type="float">
            <text:p>0.5842536</text:p>
          </table:table-cell>
          <table:table-cell office:value-type="float" office:value="12.44269" calcext:value-type="float">
            <text:p>12.44269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403553" calcext:value-type="float">
            <text:p>0.02403553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6.542271" calcext:value-type="float">
            <text:p>6.542271</text:p>
          </table:table-cell>
          <table:table-cell office:value-type="float" office:value="-0.4016012" calcext:value-type="float">
            <text:p>-0.4016012</text:p>
          </table:table-cell>
          <table:table-cell office:value-type="float" office:value="-0.2006626" calcext:value-type="float">
            <text:p>-0.2006626</text:p>
          </table:table-cell>
          <table:table-cell office:value-type="float" office:value="0.0000455831" calcext:value-type="float">
            <text:p>4.55831E-05</text:p>
          </table:table-cell>
          <table:table-cell office:value-type="float" office:value="12.51535" calcext:value-type="float">
            <text:p>12.51535</text:p>
          </table:table-cell>
          <table:table-cell office:value-type="float" office:value="4.176962" calcext:value-type="float">
            <text:p>4.176962</text:p>
          </table:table-cell>
          <table:table-cell office:value-type="float" office:value="0.3845007" calcext:value-type="float">
            <text:p>0.3845007</text:p>
          </table:table-cell>
          <table:table-cell office:value-type="float" office:value="0.07655703" calcext:value-type="float">
            <text:p>0.07655703</text:p>
          </table:table-cell>
          <table:table-cell office:value-type="float" office:value="0.02322719" calcext:value-type="float">
            <text:p>0.02322719</text:p>
          </table:table-cell>
          <table:table-cell office:value-type="float" office:value="0.01985556" calcext:value-type="float">
            <text:p>0.01985556</text:p>
          </table:table-cell>
          <table:table-cell office:value-type="float" office:value="0.01920743" calcext:value-type="float">
            <text:p>0.01920743</text:p>
          </table:table-cell>
          <table:table-cell office:value-type="float" office:value="0.0253104" calcext:value-type="float">
            <text:p>0.0253104</text:p>
          </table:table-cell>
          <table:table-cell office:value-type="float" office:value="0.02312526" calcext:value-type="float">
            <text:p>0.02312526</text:p>
          </table:table-cell>
          <table:table-cell office:value-type="float" office:value="15.92134" calcext:value-type="float">
            <text:p>15.92134</text:p>
          </table:table-cell>
          <table:table-cell office:value-type="float" office:value="16.6103" calcext:value-type="float">
            <text:p>16.6103</text:p>
          </table:table-cell>
          <table:table-cell office:value-type="float" office:value="26.26525" calcext:value-type="float">
            <text:p>26.26525</text:p>
          </table:table-cell>
          <table:table-cell office:value-type="float" office:value="34.64622" calcext:value-type="float">
            <text:p>34.64622</text:p>
          </table:table-cell>
          <table:table-cell office:value-type="float" office:value="34.13518" calcext:value-type="float">
            <text:p>34.13518</text:p>
          </table:table-cell>
          <table:table-cell office:value-type="float" office:value="19.50122" calcext:value-type="float">
            <text:p>19.50122</text:p>
          </table:table-cell>
          <table:table-cell office:value-type="float" office:value="7.030483" calcext:value-type="float">
            <text:p>7.030483</text:p>
          </table:table-cell>
          <table:table-cell office:value-type="float" office:value="1.827055" calcext:value-type="float">
            <text:p>1.827055</text:p>
          </table:table-cell>
          <table:table-cell office:value-type="float" office:value="7557.24" calcext:value-type="float">
            <text:p>7557.24</text:p>
          </table:table-cell>
          <table:table-cell office:value-type="float" office:value="0" calcext:value-type="float">
            <text:p>0</text:p>
          </table:table-cell>
          <table:table-cell office:value-type="float" office:value="-0.4858121" calcext:value-type="float">
            <text:p>-0.48581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4" calcext:value-type="float">
            <text:p>1072004</text:p>
          </table:table-cell>
          <table:table-cell office:value-type="float" office:value="14.65822" calcext:value-type="float">
            <text:p>14.65822</text:p>
          </table:table-cell>
          <table:table-cell office:value-type="float" office:value="453.1136" calcext:value-type="float">
            <text:p>453.113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90557" calcext:value-type="float">
            <text:p>0.590557</text:p>
          </table:table-cell>
          <table:table-cell office:value-type="float" office:value="12.44445" calcext:value-type="float">
            <text:p>12.44445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425945" calcext:value-type="float">
            <text:p>0.02425945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6.713339" calcext:value-type="float">
            <text:p>6.713339</text:p>
          </table:table-cell>
          <table:table-cell office:value-type="float" office:value="-0.4024401" calcext:value-type="float">
            <text:p>-0.4024401</text:p>
          </table:table-cell>
          <table:table-cell office:value-type="float" office:value="-0.2187156" calcext:value-type="float">
            <text:p>-0.2187156</text:p>
          </table:table-cell>
          <table:table-cell office:value-type="float" office:value="0.00004558495" calcext:value-type="float">
            <text:p>4.558495E-05</text:p>
          </table:table-cell>
          <table:table-cell office:value-type="float" office:value="12.4204" calcext:value-type="float">
            <text:p>12.4204</text:p>
          </table:table-cell>
          <table:table-cell office:value-type="float" office:value="4.088709" calcext:value-type="float">
            <text:p>4.088709</text:p>
          </table:table-cell>
          <table:table-cell office:value-type="float" office:value="0.3044354" calcext:value-type="float">
            <text:p>0.3044354</text:p>
          </table:table-cell>
          <table:table-cell office:value-type="float" office:value="0.06857059" calcext:value-type="float">
            <text:p>0.06857059</text:p>
          </table:table-cell>
          <table:table-cell office:value-type="float" office:value="0.02543322" calcext:value-type="float">
            <text:p>0.02543322</text:p>
          </table:table-cell>
          <table:table-cell office:value-type="float" office:value="0.01983586" calcext:value-type="float">
            <text:p>0.01983586</text:p>
          </table:table-cell>
          <table:table-cell office:value-type="float" office:value="0.01916159" calcext:value-type="float">
            <text:p>0.01916159</text:p>
          </table:table-cell>
          <table:table-cell office:value-type="float" office:value="0.025114" calcext:value-type="float">
            <text:p>0.025114</text:p>
          </table:table-cell>
          <table:table-cell office:value-type="float" office:value="0.02305702" calcext:value-type="float">
            <text:p>0.02305702</text:p>
          </table:table-cell>
          <table:table-cell office:value-type="float" office:value="17.81209" calcext:value-type="float">
            <text:p>17.81209</text:p>
          </table:table-cell>
          <table:table-cell office:value-type="float" office:value="21.49012" calcext:value-type="float">
            <text:p>21.49012</text:p>
          </table:table-cell>
          <table:table-cell office:value-type="float" office:value="25.55042" calcext:value-type="float">
            <text:p>25.55042</text:p>
          </table:table-cell>
          <table:table-cell office:value-type="float" office:value="33.53904" calcext:value-type="float">
            <text:p>33.53904</text:p>
          </table:table-cell>
          <table:table-cell office:value-type="float" office:value="33.69358" calcext:value-type="float">
            <text:p>33.69358</text:p>
          </table:table-cell>
          <table:table-cell office:value-type="float" office:value="19.64133" calcext:value-type="float">
            <text:p>19.64133</text:p>
          </table:table-cell>
          <table:table-cell office:value-type="float" office:value="7.155542" calcext:value-type="float">
            <text:p>7.155542</text:p>
          </table:table-cell>
          <table:table-cell office:value-type="float" office:value="1.839968" calcext:value-type="float">
            <text:p>1.839968</text:p>
          </table:table-cell>
          <table:table-cell office:value-type="float" office:value="7928.18" calcext:value-type="float">
            <text:p>7928.18</text:p>
          </table:table-cell>
          <table:table-cell office:value-type="float" office:value="0" calcext:value-type="float">
            <text:p>0</text:p>
          </table:table-cell>
          <table:table-cell office:value-type="float" office:value="-0.4859146" calcext:value-type="float">
            <text:p>-0.485914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4" calcext:value-type="float">
            <text:p>2072004</text:p>
          </table:table-cell>
          <table:table-cell office:value-type="float" office:value="14.5364" calcext:value-type="float">
            <text:p>14.5364</text:p>
          </table:table-cell>
          <table:table-cell office:value-type="float" office:value="453.0858" calcext:value-type="float">
            <text:p>453.085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6191987" calcext:value-type="float">
            <text:p>0.6191987</text:p>
          </table:table-cell>
          <table:table-cell office:value-type="float" office:value="12.46175" calcext:value-type="float">
            <text:p>12.46175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441806" calcext:value-type="float">
            <text:p>0.02441806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6.809299" calcext:value-type="float">
            <text:p>6.809299</text:p>
          </table:table-cell>
          <table:table-cell office:value-type="float" office:value="-0.4027617" calcext:value-type="float">
            <text:p>-0.4027617</text:p>
          </table:table-cell>
          <table:table-cell office:value-type="float" office:value="-0.2191844" calcext:value-type="float">
            <text:p>-0.2191844</text:p>
          </table:table-cell>
          <table:table-cell office:value-type="float" office:value="0.000045586" calcext:value-type="float">
            <text:p>4.5586E-05</text:p>
          </table:table-cell>
          <table:table-cell office:value-type="float" office:value="12.29495" calcext:value-type="float">
            <text:p>12.29495</text:p>
          </table:table-cell>
          <table:table-cell office:value-type="float" office:value="4.654109" calcext:value-type="float">
            <text:p>4.654109</text:p>
          </table:table-cell>
          <table:table-cell office:value-type="float" office:value="0.246227" calcext:value-type="float">
            <text:p>0.246227</text:p>
          </table:table-cell>
          <table:table-cell office:value-type="float" office:value="0.06747846" calcext:value-type="float">
            <text:p>0.06747846</text:p>
          </table:table-cell>
          <table:table-cell office:value-type="float" office:value="0.02933596" calcext:value-type="float">
            <text:p>0.02933596</text:p>
          </table:table-cell>
          <table:table-cell office:value-type="float" office:value="0.02145891" calcext:value-type="float">
            <text:p>0.02145891</text:p>
          </table:table-cell>
          <table:table-cell office:value-type="float" office:value="0.01923165" calcext:value-type="float">
            <text:p>0.01923165</text:p>
          </table:table-cell>
          <table:table-cell office:value-type="float" office:value="0.02469561" calcext:value-type="float">
            <text:p>0.02469561</text:p>
          </table:table-cell>
          <table:table-cell office:value-type="float" office:value="0.02290463" calcext:value-type="float">
            <text:p>0.02290463</text:p>
          </table:table-cell>
          <table:table-cell office:value-type="float" office:value="12.66551" calcext:value-type="float">
            <text:p>12.66551</text:p>
          </table:table-cell>
          <table:table-cell office:value-type="float" office:value="26.63751" calcext:value-type="float">
            <text:p>26.63751</text:p>
          </table:table-cell>
          <table:table-cell office:value-type="float" office:value="25.89915" calcext:value-type="float">
            <text:p>25.89915</text:p>
          </table:table-cell>
          <table:table-cell office:value-type="float" office:value="33.34009" calcext:value-type="float">
            <text:p>33.34009</text:p>
          </table:table-cell>
          <table:table-cell office:value-type="float" office:value="33.45856" calcext:value-type="float">
            <text:p>33.45856</text:p>
          </table:table-cell>
          <table:table-cell office:value-type="float" office:value="19.41612" calcext:value-type="float">
            <text:p>19.41612</text:p>
          </table:table-cell>
          <table:table-cell office:value-type="float" office:value="7.243985" calcext:value-type="float">
            <text:p>7.243985</text:p>
          </table:table-cell>
          <table:table-cell office:value-type="float" office:value="1.853191" calcext:value-type="float">
            <text:p>1.853191</text:p>
          </table:table-cell>
          <table:table-cell office:value-type="float" office:value="8338.211" calcext:value-type="float">
            <text:p>8338.211</text:p>
          </table:table-cell>
          <table:table-cell office:value-type="float" office:value="0" calcext:value-type="float">
            <text:p>0</text:p>
          </table:table-cell>
          <table:table-cell office:value-type="float" office:value="-0.4860155" calcext:value-type="float">
            <text:p>-0.48601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4" calcext:value-type="float">
            <text:p>3072004</text:p>
          </table:table-cell>
          <table:table-cell office:value-type="float" office:value="14.44296" calcext:value-type="float">
            <text:p>14.44296</text:p>
          </table:table-cell>
          <table:table-cell office:value-type="float" office:value="453.0773" calcext:value-type="float">
            <text:p>453.077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884516" calcext:value-type="float">
            <text:p>0.5884516</text:p>
          </table:table-cell>
          <table:table-cell office:value-type="float" office:value="12.57072" calcext:value-type="float">
            <text:p>12.57072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459816" calcext:value-type="float">
            <text:p>0.02459816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6.904894" calcext:value-type="float">
            <text:p>6.904894</text:p>
          </table:table-cell>
          <table:table-cell office:value-type="float" office:value="-0.4109649" calcext:value-type="float">
            <text:p>-0.4109649</text:p>
          </table:table-cell>
          <table:table-cell office:value-type="float" office:value="-0.226102" calcext:value-type="float">
            <text:p>-0.226102</text:p>
          </table:table-cell>
          <table:table-cell office:value-type="float" office:value="0.00004558733" calcext:value-type="float">
            <text:p>4.558733E-05</text:p>
          </table:table-cell>
          <table:table-cell office:value-type="float" office:value="12.28237" calcext:value-type="float">
            <text:p>12.28237</text:p>
          </table:table-cell>
          <table:table-cell office:value-type="float" office:value="3.466961" calcext:value-type="float">
            <text:p>3.466961</text:p>
          </table:table-cell>
          <table:table-cell office:value-type="float" office:value="0.1842353" calcext:value-type="float">
            <text:p>0.1842353</text:p>
          </table:table-cell>
          <table:table-cell office:value-type="float" office:value="0.0513292" calcext:value-type="float">
            <text:p>0.0513292</text:p>
          </table:table-cell>
          <table:table-cell office:value-type="float" office:value="0.02421371" calcext:value-type="float">
            <text:p>0.02421371</text:p>
          </table:table-cell>
          <table:table-cell office:value-type="float" office:value="0.01974622" calcext:value-type="float">
            <text:p>0.01974622</text:p>
          </table:table-cell>
          <table:table-cell office:value-type="float" office:value="0.01879974" calcext:value-type="float">
            <text:p>0.01879974</text:p>
          </table:table-cell>
          <table:table-cell office:value-type="float" office:value="0.02436235" calcext:value-type="float">
            <text:p>0.02436235</text:p>
          </table:table-cell>
          <table:table-cell office:value-type="float" office:value="0.02268636" calcext:value-type="float">
            <text:p>0.02268636</text:p>
          </table:table-cell>
          <table:table-cell office:value-type="float" office:value="20.32901" calcext:value-type="float">
            <text:p>20.32901</text:p>
          </table:table-cell>
          <table:table-cell office:value-type="float" office:value="21.93075" calcext:value-type="float">
            <text:p>21.93075</text:p>
          </table:table-cell>
          <table:table-cell office:value-type="float" office:value="26.58578" calcext:value-type="float">
            <text:p>26.58578</text:p>
          </table:table-cell>
          <table:table-cell office:value-type="float" office:value="33.68295" calcext:value-type="float">
            <text:p>33.68295</text:p>
          </table:table-cell>
          <table:table-cell office:value-type="float" office:value="33.66602" calcext:value-type="float">
            <text:p>33.66602</text:p>
          </table:table-cell>
          <table:table-cell office:value-type="float" office:value="19.36001" calcext:value-type="float">
            <text:p>19.36001</text:p>
          </table:table-cell>
          <table:table-cell office:value-type="float" office:value="7.331352" calcext:value-type="float">
            <text:p>7.331352</text:p>
          </table:table-cell>
          <table:table-cell office:value-type="float" office:value="1.867889" calcext:value-type="float">
            <text:p>1.867889</text:p>
          </table:table-cell>
          <table:table-cell office:value-type="float" office:value="8148.267" calcext:value-type="float">
            <text:p>8148.267</text:p>
          </table:table-cell>
          <table:table-cell office:value-type="float" office:value="0" calcext:value-type="float">
            <text:p>0</text:p>
          </table:table-cell>
          <table:table-cell office:value-type="float" office:value="-0.4885766" calcext:value-type="float">
            <text:p>-0.488576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4" calcext:value-type="float">
            <text:p>4072004</text:p>
          </table:table-cell>
          <table:table-cell office:value-type="float" office:value="14.33854" calcext:value-type="float">
            <text:p>14.33854</text:p>
          </table:table-cell>
          <table:table-cell office:value-type="float" office:value="453.0633" calcext:value-type="float">
            <text:p>453.063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992811" calcext:value-type="float">
            <text:p>0.5992811</text:p>
          </table:table-cell>
          <table:table-cell office:value-type="float" office:value="12.65014" calcext:value-type="float">
            <text:p>12.65014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468688" calcext:value-type="float">
            <text:p>0.02468688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6.960759" calcext:value-type="float">
            <text:p>6.960759</text:p>
          </table:table-cell>
          <table:table-cell office:value-type="float" office:value="-0.4146632" calcext:value-type="float">
            <text:p>-0.4146632</text:p>
          </table:table-cell>
          <table:table-cell office:value-type="float" office:value="-0.2399587" calcext:value-type="float">
            <text:p>-0.2399587</text:p>
          </table:table-cell>
          <table:table-cell office:value-type="float" office:value="0.00004558861" calcext:value-type="float">
            <text:p>4.558861E-05</text:p>
          </table:table-cell>
          <table:table-cell office:value-type="float" office:value="12.20914" calcext:value-type="float">
            <text:p>12.20914</text:p>
          </table:table-cell>
          <table:table-cell office:value-type="float" office:value="4.02153" calcext:value-type="float">
            <text:p>4.02153</text:p>
          </table:table-cell>
          <table:table-cell office:value-type="float" office:value="0.1568359" calcext:value-type="float">
            <text:p>0.1568359</text:p>
          </table:table-cell>
          <table:table-cell office:value-type="float" office:value="0.05160233" calcext:value-type="float">
            <text:p>0.05160233</text:p>
          </table:table-cell>
          <table:table-cell office:value-type="float" office:value="0.02552294" calcext:value-type="float">
            <text:p>0.02552294</text:p>
          </table:table-cell>
          <table:table-cell office:value-type="float" office:value="0.01959505" calcext:value-type="float">
            <text:p>0.01959505</text:p>
          </table:table-cell>
          <table:table-cell office:value-type="float" office:value="0.01873109" calcext:value-type="float">
            <text:p>0.01873109</text:p>
          </table:table-cell>
          <table:table-cell office:value-type="float" office:value="0.02425276" calcext:value-type="float">
            <text:p>0.02425276</text:p>
          </table:table-cell>
          <table:table-cell office:value-type="float" office:value="0.02254826" calcext:value-type="float">
            <text:p>0.02254826</text:p>
          </table:table-cell>
          <table:table-cell office:value-type="float" office:value="20.23465" calcext:value-type="float">
            <text:p>20.23465</text:p>
          </table:table-cell>
          <table:table-cell office:value-type="float" office:value="26.93694" calcext:value-type="float">
            <text:p>26.93694</text:p>
          </table:table-cell>
          <table:table-cell office:value-type="float" office:value="26.59354" calcext:value-type="float">
            <text:p>26.59354</text:p>
          </table:table-cell>
          <table:table-cell office:value-type="float" office:value="33.3475" calcext:value-type="float">
            <text:p>33.3475</text:p>
          </table:table-cell>
          <table:table-cell office:value-type="float" office:value="33.56432" calcext:value-type="float">
            <text:p>33.56432</text:p>
          </table:table-cell>
          <table:table-cell office:value-type="float" office:value="19.34224" calcext:value-type="float">
            <text:p>19.34224</text:p>
          </table:table-cell>
          <table:table-cell office:value-type="float" office:value="7.419097" calcext:value-type="float">
            <text:p>7.419097</text:p>
          </table:table-cell>
          <table:table-cell office:value-type="float" office:value="1.881902" calcext:value-type="float">
            <text:p>1.881902</text:p>
          </table:table-cell>
          <table:table-cell office:value-type="float" office:value="8388.489" calcext:value-type="float">
            <text:p>8388.489</text:p>
          </table:table-cell>
          <table:table-cell office:value-type="float" office:value="0" calcext:value-type="float">
            <text:p>0</text:p>
          </table:table-cell>
          <table:table-cell office:value-type="float" office:value="-0.4892743" calcext:value-type="float">
            <text:p>-0.489274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4" calcext:value-type="float">
            <text:p>5072004</text:p>
          </table:table-cell>
          <table:table-cell office:value-type="float" office:value="14.25981" calcext:value-type="float">
            <text:p>14.25981</text:p>
          </table:table-cell>
          <table:table-cell office:value-type="float" office:value="453.0373" calcext:value-type="float">
            <text:p>453.037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6066996" calcext:value-type="float">
            <text:p>0.6066996</text:p>
          </table:table-cell>
          <table:table-cell office:value-type="float" office:value="12.71081" calcext:value-type="float">
            <text:p>12.71081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475075" calcext:value-type="float">
            <text:p>0.02475075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6.990062" calcext:value-type="float">
            <text:p>6.990062</text:p>
          </table:table-cell>
          <table:table-cell office:value-type="float" office:value="-0.4148726" calcext:value-type="float">
            <text:p>-0.4148726</text:p>
          </table:table-cell>
          <table:table-cell office:value-type="float" office:value="-0.240283" calcext:value-type="float">
            <text:p>-0.240283</text:p>
          </table:table-cell>
          <table:table-cell office:value-type="float" office:value="0.00004558916" calcext:value-type="float">
            <text:p>4.558916E-05</text:p>
          </table:table-cell>
          <table:table-cell office:value-type="float" office:value="12.1531" calcext:value-type="float">
            <text:p>12.1531</text:p>
          </table:table-cell>
          <table:table-cell office:value-type="float" office:value="4.011608" calcext:value-type="float">
            <text:p>4.011608</text:p>
          </table:table-cell>
          <table:table-cell office:value-type="float" office:value="0.1252156" calcext:value-type="float">
            <text:p>0.1252156</text:p>
          </table:table-cell>
          <table:table-cell office:value-type="float" office:value="0.04813591" calcext:value-type="float">
            <text:p>0.04813591</text:p>
          </table:table-cell>
          <table:table-cell office:value-type="float" office:value="0.02436996" calcext:value-type="float">
            <text:p>0.02436996</text:p>
          </table:table-cell>
          <table:table-cell office:value-type="float" office:value="0.01932794" calcext:value-type="float">
            <text:p>0.01932794</text:p>
          </table:table-cell>
          <table:table-cell office:value-type="float" office:value="0.01859252" calcext:value-type="float">
            <text:p>0.01859252</text:p>
          </table:table-cell>
          <table:table-cell office:value-type="float" office:value="0.02403189" calcext:value-type="float">
            <text:p>0.02403189</text:p>
          </table:table-cell>
          <table:table-cell office:value-type="float" office:value="0.0223872" calcext:value-type="float">
            <text:p>0.0223872</text:p>
          </table:table-cell>
          <table:table-cell office:value-type="float" office:value="15.59095" calcext:value-type="float">
            <text:p>15.59095</text:p>
          </table:table-cell>
          <table:table-cell office:value-type="float" office:value="31.30518" calcext:value-type="float">
            <text:p>31.30518</text:p>
          </table:table-cell>
          <table:table-cell office:value-type="float" office:value="27.12213" calcext:value-type="float">
            <text:p>27.12213</text:p>
          </table:table-cell>
          <table:table-cell office:value-type="float" office:value="33.41141" calcext:value-type="float">
            <text:p>33.41141</text:p>
          </table:table-cell>
          <table:table-cell office:value-type="float" office:value="33.50776" calcext:value-type="float">
            <text:p>33.50776</text:p>
          </table:table-cell>
          <table:table-cell office:value-type="float" office:value="19.29264" calcext:value-type="float">
            <text:p>19.29264</text:p>
          </table:table-cell>
          <table:table-cell office:value-type="float" office:value="7.508087" calcext:value-type="float">
            <text:p>7.508087</text:p>
          </table:table-cell>
          <table:table-cell office:value-type="float" office:value="1.896447" calcext:value-type="float">
            <text:p>1.896447</text:p>
          </table:table-cell>
          <table:table-cell office:value-type="float" office:value="8550.65" calcext:value-type="float">
            <text:p>8550.65</text:p>
          </table:table-cell>
          <table:table-cell office:value-type="float" office:value="0" calcext:value-type="float">
            <text:p>0</text:p>
          </table:table-cell>
          <table:table-cell office:value-type="float" office:value="-0.4893231" calcext:value-type="float">
            <text:p>-0.48932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4" calcext:value-type="float">
            <text:p>6072004</text:p>
          </table:table-cell>
          <table:table-cell office:value-type="float" office:value="14.16799" calcext:value-type="float">
            <text:p>14.16799</text:p>
          </table:table-cell>
          <table:table-cell office:value-type="float" office:value="453.0082" calcext:value-type="float">
            <text:p>453.008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6202551" calcext:value-type="float">
            <text:p>0.6202551</text:p>
          </table:table-cell>
          <table:table-cell office:value-type="float" office:value="12.79632" calcext:value-type="float">
            <text:p>12.79632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479698" calcext:value-type="float">
            <text:p>0.02479698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7.004494" calcext:value-type="float">
            <text:p>7.004494</text:p>
          </table:table-cell>
          <table:table-cell office:value-type="float" office:value="-0.4151099" calcext:value-type="float">
            <text:p>-0.4151099</text:p>
          </table:table-cell>
          <table:table-cell office:value-type="float" office:value="-0.2406562" calcext:value-type="float">
            <text:p>-0.2406562</text:p>
          </table:table-cell>
          <table:table-cell office:value-type="float" office:value="0.00004559067" calcext:value-type="float">
            <text:p>4.559067E-05</text:p>
          </table:table-cell>
          <table:table-cell office:value-type="float" office:value="12.07555" calcext:value-type="float">
            <text:p>12.07555</text:p>
          </table:table-cell>
          <table:table-cell office:value-type="float" office:value="4.159957" calcext:value-type="float">
            <text:p>4.159957</text:p>
          </table:table-cell>
          <table:table-cell office:value-type="float" office:value="0.1236861" calcext:value-type="float">
            <text:p>0.1236861</text:p>
          </table:table-cell>
          <table:table-cell office:value-type="float" office:value="0.05439419" calcext:value-type="float">
            <text:p>0.05439419</text:p>
          </table:table-cell>
          <table:table-cell office:value-type="float" office:value="0.02750429" calcext:value-type="float">
            <text:p>0.02750429</text:p>
          </table:table-cell>
          <table:table-cell office:value-type="float" office:value="0.02031157" calcext:value-type="float">
            <text:p>0.02031157</text:p>
          </table:table-cell>
          <table:table-cell office:value-type="float" office:value="0.01863036" calcext:value-type="float">
            <text:p>0.01863036</text:p>
          </table:table-cell>
          <table:table-cell office:value-type="float" office:value="0.0238361" calcext:value-type="float">
            <text:p>0.0238361</text:p>
          </table:table-cell>
          <table:table-cell office:value-type="float" office:value="0.02222769" calcext:value-type="float">
            <text:p>0.02222769</text:p>
          </table:table-cell>
          <table:table-cell office:value-type="float" office:value="12.60504" calcext:value-type="float">
            <text:p>12.60504</text:p>
          </table:table-cell>
          <table:table-cell office:value-type="float" office:value="34.28165" calcext:value-type="float">
            <text:p>34.28165</text:p>
          </table:table-cell>
          <table:table-cell office:value-type="float" office:value="27.81049" calcext:value-type="float">
            <text:p>27.81049</text:p>
          </table:table-cell>
          <table:table-cell office:value-type="float" office:value="33.57657" calcext:value-type="float">
            <text:p>33.57657</text:p>
          </table:table-cell>
          <table:table-cell office:value-type="float" office:value="33.52162" calcext:value-type="float">
            <text:p>33.52162</text:p>
          </table:table-cell>
          <table:table-cell office:value-type="float" office:value="19.29466" calcext:value-type="float">
            <text:p>19.29466</text:p>
          </table:table-cell>
          <table:table-cell office:value-type="float" office:value="7.600626" calcext:value-type="float">
            <text:p>7.600626</text:p>
          </table:table-cell>
          <table:table-cell office:value-type="float" office:value="1.911457" calcext:value-type="float">
            <text:p>1.911457</text:p>
          </table:table-cell>
          <table:table-cell office:value-type="float" office:value="8762.856" calcext:value-type="float">
            <text:p>8762.856</text:p>
          </table:table-cell>
          <table:table-cell office:value-type="float" office:value="0" calcext:value-type="float">
            <text:p>0</text:p>
          </table:table-cell>
          <table:table-cell office:value-type="float" office:value="-0.4893822" calcext:value-type="float">
            <text:p>-0.489382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4" calcext:value-type="float">
            <text:p>7072004</text:p>
          </table:table-cell>
          <table:table-cell office:value-type="float" office:value="14.09468" calcext:value-type="float">
            <text:p>14.09468</text:p>
          </table:table-cell>
          <table:table-cell office:value-type="float" office:value="452.9796" calcext:value-type="float">
            <text:p>452.979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6217495" calcext:value-type="float">
            <text:p>0.6217495</text:p>
          </table:table-cell>
          <table:table-cell office:value-type="float" office:value="12.88058" calcext:value-type="float">
            <text:p>12.88058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483871" calcext:value-type="float">
            <text:p>0.02483871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7.013419" calcext:value-type="float">
            <text:p>7.013419</text:p>
          </table:table-cell>
          <table:table-cell office:value-type="float" office:value="-0.415391" calcext:value-type="float">
            <text:p>-0.415391</text:p>
          </table:table-cell>
          <table:table-cell office:value-type="float" office:value="-0.2411269" calcext:value-type="float">
            <text:p>-0.2411269</text:p>
          </table:table-cell>
          <table:table-cell office:value-type="float" office:value="0.00004559122" calcext:value-type="float">
            <text:p>4.559122E-05</text:p>
          </table:table-cell>
          <table:table-cell office:value-type="float" office:value="12.03499" calcext:value-type="float">
            <text:p>12.03499</text:p>
          </table:table-cell>
          <table:table-cell office:value-type="float" office:value="3.997596" calcext:value-type="float">
            <text:p>3.997596</text:p>
          </table:table-cell>
          <table:table-cell office:value-type="float" office:value="0.1036189" calcext:value-type="float">
            <text:p>0.1036189</text:p>
          </table:table-cell>
          <table:table-cell office:value-type="float" office:value="0.04966438" calcext:value-type="float">
            <text:p>0.04966438</text:p>
          </table:table-cell>
          <table:table-cell office:value-type="float" office:value="0.02543257" calcext:value-type="float">
            <text:p>0.02543257</text:p>
          </table:table-cell>
          <table:table-cell office:value-type="float" office:value="0.01936714" calcext:value-type="float">
            <text:p>0.01936714</text:p>
          </table:table-cell>
          <table:table-cell office:value-type="float" office:value="0.01846116" calcext:value-type="float">
            <text:p>0.01846116</text:p>
          </table:table-cell>
          <table:table-cell office:value-type="float" office:value="0.02363603" calcext:value-type="float">
            <text:p>0.02363603</text:p>
          </table:table-cell>
          <table:table-cell office:value-type="float" office:value="0.02203023" calcext:value-type="float">
            <text:p>0.02203023</text:p>
          </table:table-cell>
          <table:table-cell office:value-type="float" office:value="11.74676" calcext:value-type="float">
            <text:p>11.74676</text:p>
          </table:table-cell>
          <table:table-cell office:value-type="float" office:value="35.46798" calcext:value-type="float">
            <text:p>35.46798</text:p>
          </table:table-cell>
          <table:table-cell office:value-type="float" office:value="28.45299" calcext:value-type="float">
            <text:p>28.45299</text:p>
          </table:table-cell>
          <table:table-cell office:value-type="float" office:value="33.73262" calcext:value-type="float">
            <text:p>33.73262</text:p>
          </table:table-cell>
          <table:table-cell office:value-type="float" office:value="33.58204" calcext:value-type="float">
            <text:p>33.58204</text:p>
          </table:table-cell>
          <table:table-cell office:value-type="float" office:value="19.34036" calcext:value-type="float">
            <text:p>19.34036</text:p>
          </table:table-cell>
          <table:table-cell office:value-type="float" office:value="7.698399" calcext:value-type="float">
            <text:p>7.698399</text:p>
          </table:table-cell>
          <table:table-cell office:value-type="float" office:value="1.927648" calcext:value-type="float">
            <text:p>1.927648</text:p>
          </table:table-cell>
          <table:table-cell office:value-type="float" office:value="8853.423" calcext:value-type="float">
            <text:p>8853.423</text:p>
          </table:table-cell>
          <table:table-cell office:value-type="float" office:value="0" calcext:value-type="float">
            <text:p>0</text:p>
          </table:table-cell>
          <table:table-cell office:value-type="float" office:value="-0.4894295" calcext:value-type="float">
            <text:p>-0.48942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4" calcext:value-type="float">
            <text:p>8072004</text:p>
          </table:table-cell>
          <table:table-cell office:value-type="float" office:value="14.00811" calcext:value-type="float">
            <text:p>14.00811</text:p>
          </table:table-cell>
          <table:table-cell office:value-type="float" office:value="452.9511" calcext:value-type="float">
            <text:p>452.951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6164709" calcext:value-type="float">
            <text:p>0.6164709</text:p>
          </table:table-cell>
          <table:table-cell office:value-type="float" office:value="13.00181" calcext:value-type="float">
            <text:p>13.00181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490535" calcext:value-type="float">
            <text:p>0.02490535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7.030755" calcext:value-type="float">
            <text:p>7.030755</text:p>
          </table:table-cell>
          <table:table-cell office:value-type="float" office:value="-0.4156399" calcext:value-type="float">
            <text:p>-0.4156399</text:p>
          </table:table-cell>
          <table:table-cell office:value-type="float" office:value="-0.2424457" calcext:value-type="float">
            <text:p>-0.2424457</text:p>
          </table:table-cell>
          <table:table-cell office:value-type="float" office:value="0.00004559259" calcext:value-type="float">
            <text:p>4.559259E-05</text:p>
          </table:table-cell>
          <table:table-cell office:value-type="float" office:value="11.97411" calcext:value-type="float">
            <text:p>11.97411</text:p>
          </table:table-cell>
          <table:table-cell office:value-type="float" office:value="6.158773" calcext:value-type="float">
            <text:p>6.158773</text:p>
          </table:table-cell>
          <table:table-cell office:value-type="float" office:value="1.24099" calcext:value-type="float">
            <text:p>1.24099</text:p>
          </table:table-cell>
          <table:table-cell office:value-type="float" office:value="0.1255768" calcext:value-type="float">
            <text:p>0.1255768</text:p>
          </table:table-cell>
          <table:table-cell office:value-type="float" office:value="0.02778671" calcext:value-type="float">
            <text:p>0.02778671</text:p>
          </table:table-cell>
          <table:table-cell office:value-type="float" office:value="0.0199079" calcext:value-type="float">
            <text:p>0.0199079</text:p>
          </table:table-cell>
          <table:table-cell office:value-type="float" office:value="0.01850272" calcext:value-type="float">
            <text:p>0.01850272</text:p>
          </table:table-cell>
          <table:table-cell office:value-type="float" office:value="0.02916572" calcext:value-type="float">
            <text:p>0.02916572</text:p>
          </table:table-cell>
          <table:table-cell office:value-type="float" office:value="0.0218643" calcext:value-type="float">
            <text:p>0.0218643</text:p>
          </table:table-cell>
          <table:table-cell office:value-type="float" office:value="5.771328" calcext:value-type="float">
            <text:p>5.771328</text:p>
          </table:table-cell>
          <table:table-cell office:value-type="float" office:value="20.19154" calcext:value-type="float">
            <text:p>20.19154</text:p>
          </table:table-cell>
          <table:table-cell office:value-type="float" office:value="34.66126" calcext:value-type="float">
            <text:p>34.66126</text:p>
          </table:table-cell>
          <table:table-cell office:value-type="float" office:value="34.81474" calcext:value-type="float">
            <text:p>34.81474</text:p>
          </table:table-cell>
          <table:table-cell office:value-type="float" office:value="33.72259" calcext:value-type="float">
            <text:p>33.72259</text:p>
          </table:table-cell>
          <table:table-cell office:value-type="float" office:value="19.41516" calcext:value-type="float">
            <text:p>19.41516</text:p>
          </table:table-cell>
          <table:table-cell office:value-type="float" office:value="7.787287" calcext:value-type="float">
            <text:p>7.787287</text:p>
          </table:table-cell>
          <table:table-cell office:value-type="float" office:value="1.946533" calcext:value-type="float">
            <text:p>1.946533</text:p>
          </table:table-cell>
          <table:table-cell office:value-type="float" office:value="7775.969" calcext:value-type="float">
            <text:p>7775.969</text:p>
          </table:table-cell>
          <table:table-cell office:value-type="float" office:value="0" calcext:value-type="float">
            <text:p>0</text:p>
          </table:table-cell>
          <table:table-cell office:value-type="float" office:value="-0.4902018" calcext:value-type="float">
            <text:p>-0.49020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4" calcext:value-type="float">
            <text:p>9072004</text:p>
          </table:table-cell>
          <table:table-cell office:value-type="float" office:value="13.92101" calcext:value-type="float">
            <text:p>13.92101</text:p>
          </table:table-cell>
          <table:table-cell office:value-type="float" office:value="452.9407" calcext:value-type="float">
            <text:p>452.940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414319" calcext:value-type="float">
            <text:p>0.5414319</text:p>
          </table:table-cell>
          <table:table-cell office:value-type="float" office:value="12.93821" calcext:value-type="float">
            <text:p>12.93821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53231" calcext:value-type="float">
            <text:p>0.0253231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7.313574" calcext:value-type="float">
            <text:p>7.313574</text:p>
          </table:table-cell>
          <table:table-cell office:value-type="float" office:value="-0.4211906" calcext:value-type="float">
            <text:p>-0.4211906</text:p>
          </table:table-cell>
          <table:table-cell office:value-type="float" office:value="-0.2564924" calcext:value-type="float">
            <text:p>-0.2564924</text:p>
          </table:table-cell>
          <table:table-cell office:value-type="float" office:value="0.0000455954" calcext:value-type="float">
            <text:p>4.55954E-05</text:p>
          </table:table-cell>
          <table:table-cell office:value-type="float" office:value="11.95811" calcext:value-type="float">
            <text:p>11.95811</text:p>
          </table:table-cell>
          <table:table-cell office:value-type="float" office:value="3.095443" calcext:value-type="float">
            <text:p>3.095443</text:p>
          </table:table-cell>
          <table:table-cell office:value-type="float" office:value="0.3617123" calcext:value-type="float">
            <text:p>0.3617123</text:p>
          </table:table-cell>
          <table:table-cell office:value-type="float" office:value="0.05228785" calcext:value-type="float">
            <text:p>0.05228785</text:p>
          </table:table-cell>
          <table:table-cell office:value-type="float" office:value="0.02448477" calcext:value-type="float">
            <text:p>0.02448477</text:p>
          </table:table-cell>
          <table:table-cell office:value-type="float" office:value="0.0198995" calcext:value-type="float">
            <text:p>0.0198995</text:p>
          </table:table-cell>
          <table:table-cell office:value-type="float" office:value="0.01882959" calcext:value-type="float">
            <text:p>0.01882959</text:p>
          </table:table-cell>
          <table:table-cell office:value-type="float" office:value="0.0246636" calcext:value-type="float">
            <text:p>0.0246636</text:p>
          </table:table-cell>
          <table:table-cell office:value-type="float" office:value="0.02171283" calcext:value-type="float">
            <text:p>0.02171283</text:p>
          </table:table-cell>
          <table:table-cell office:value-type="float" office:value="16.66603" calcext:value-type="float">
            <text:p>16.66603</text:p>
          </table:table-cell>
          <table:table-cell office:value-type="float" office:value="17.06532" calcext:value-type="float">
            <text:p>17.06532</text:p>
          </table:table-cell>
          <table:table-cell office:value-type="float" office:value="27.19883" calcext:value-type="float">
            <text:p>27.19883</text:p>
          </table:table-cell>
          <table:table-cell office:value-type="float" office:value="34.78078" calcext:value-type="float">
            <text:p>34.78078</text:p>
          </table:table-cell>
          <table:table-cell office:value-type="float" office:value="36.46848" calcext:value-type="float">
            <text:p>36.46848</text:p>
          </table:table-cell>
          <table:table-cell office:value-type="float" office:value="21.52262" calcext:value-type="float">
            <text:p>21.52262</text:p>
          </table:table-cell>
          <table:table-cell office:value-type="float" office:value="7.766553" calcext:value-type="float">
            <text:p>7.766553</text:p>
          </table:table-cell>
          <table:table-cell office:value-type="float" office:value="1.994838" calcext:value-type="float">
            <text:p>1.994838</text:p>
          </table:table-cell>
          <table:table-cell office:value-type="float" office:value="7689.778" calcext:value-type="float">
            <text:p>7689.778</text:p>
          </table:table-cell>
          <table:table-cell office:value-type="float" office:value="0" calcext:value-type="float">
            <text:p>0</text:p>
          </table:table-cell>
          <table:table-cell office:value-type="float" office:value="-0.4976892" calcext:value-type="float">
            <text:p>-0.497689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4" calcext:value-type="float">
            <text:p>10072004</text:p>
          </table:table-cell>
          <table:table-cell office:value-type="float" office:value="13.84313" calcext:value-type="float">
            <text:p>13.84313</text:p>
          </table:table-cell>
          <table:table-cell office:value-type="float" office:value="452.9167" calcext:value-type="float">
            <text:p>452.916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490547" calcext:value-type="float">
            <text:p>0.5490547</text:p>
          </table:table-cell>
          <table:table-cell office:value-type="float" office:value="12.82474" calcext:value-type="float">
            <text:p>12.82474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556751" calcext:value-type="float">
            <text:p>0.02556751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7.517187" calcext:value-type="float">
            <text:p>7.517187</text:p>
          </table:table-cell>
          <table:table-cell office:value-type="float" office:value="-0.4213856" calcext:value-type="float">
            <text:p>-0.4213856</text:p>
          </table:table-cell>
          <table:table-cell office:value-type="float" office:value="-0.2608918" calcext:value-type="float">
            <text:p>-0.2608918</text:p>
          </table:table-cell>
          <table:table-cell office:value-type="float" office:value="0.00004559732" calcext:value-type="float">
            <text:p>4.559732E-05</text:p>
          </table:table-cell>
          <table:table-cell office:value-type="float" office:value="11.90253" calcext:value-type="float">
            <text:p>11.90253</text:p>
          </table:table-cell>
          <table:table-cell office:value-type="float" office:value="3.201269" calcext:value-type="float">
            <text:p>3.201269</text:p>
          </table:table-cell>
          <table:table-cell office:value-type="float" office:value="0.2780146" calcext:value-type="float">
            <text:p>0.2780146</text:p>
          </table:table-cell>
          <table:table-cell office:value-type="float" office:value="0.04918984" calcext:value-type="float">
            <text:p>0.04918984</text:p>
          </table:table-cell>
          <table:table-cell office:value-type="float" office:value="0.02428694" calcext:value-type="float">
            <text:p>0.02428694</text:p>
          </table:table-cell>
          <table:table-cell office:value-type="float" office:value="0.01960785" calcext:value-type="float">
            <text:p>0.01960785</text:p>
          </table:table-cell>
          <table:table-cell office:value-type="float" office:value="0.01870353" calcext:value-type="float">
            <text:p>0.01870353</text:p>
          </table:table-cell>
          <table:table-cell office:value-type="float" office:value="0.02430641" calcext:value-type="float">
            <text:p>0.02430641</text:p>
          </table:table-cell>
          <table:table-cell office:value-type="float" office:value="0.02162671" calcext:value-type="float">
            <text:p>0.02162671</text:p>
          </table:table-cell>
          <table:table-cell office:value-type="float" office:value="12.7656" calcext:value-type="float">
            <text:p>12.7656</text:p>
          </table:table-cell>
          <table:table-cell office:value-type="float" office:value="21.04202" calcext:value-type="float">
            <text:p>21.04202</text:p>
          </table:table-cell>
          <table:table-cell office:value-type="float" office:value="26.64252" calcext:value-type="float">
            <text:p>26.64252</text:p>
          </table:table-cell>
          <table:table-cell office:value-type="float" office:value="33.84233" calcext:value-type="float">
            <text:p>33.84233</text:p>
          </table:table-cell>
          <table:table-cell office:value-type="float" office:value="35.65724" calcext:value-type="float">
            <text:p>35.65724</text:p>
          </table:table-cell>
          <table:table-cell office:value-type="float" office:value="21.36439" calcext:value-type="float">
            <text:p>21.36439</text:p>
          </table:table-cell>
          <table:table-cell office:value-type="float" office:value="7.870143" calcext:value-type="float">
            <text:p>7.870143</text:p>
          </table:table-cell>
          <table:table-cell office:value-type="float" office:value="2.029701" calcext:value-type="float">
            <text:p>2.029701</text:p>
          </table:table-cell>
          <table:table-cell office:value-type="float" office:value="7868.125" calcext:value-type="float">
            <text:p>7868.125</text:p>
          </table:table-cell>
          <table:table-cell office:value-type="float" office:value="0" calcext:value-type="float">
            <text:p>0</text:p>
          </table:table-cell>
          <table:table-cell office:value-type="float" office:value="-0.4977252" calcext:value-type="float">
            <text:p>-0.49772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4" calcext:value-type="float">
            <text:p>11072004</text:p>
          </table:table-cell>
          <table:table-cell office:value-type="float" office:value="13.75249" calcext:value-type="float">
            <text:p>13.75249</text:p>
          </table:table-cell>
          <table:table-cell office:value-type="float" office:value="452.8851" calcext:value-type="float">
            <text:p>452.885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629929" calcext:value-type="float">
            <text:p>0.5629929</text:p>
          </table:table-cell>
          <table:table-cell office:value-type="float" office:value="12.8031" calcext:value-type="float">
            <text:p>12.8031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574748" calcext:value-type="float">
            <text:p>0.02574748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7.639763" calcext:value-type="float">
            <text:p>7.639763</text:p>
          </table:table-cell>
          <table:table-cell office:value-type="float" office:value="-0.4215178" calcext:value-type="float">
            <text:p>-0.4215178</text:p>
          </table:table-cell>
          <table:table-cell office:value-type="float" office:value="-0.261174" calcext:value-type="float">
            <text:p>-0.261174</text:p>
          </table:table-cell>
          <table:table-cell office:value-type="float" office:value="0.0000455984" calcext:value-type="float">
            <text:p>4.55984E-05</text:p>
          </table:table-cell>
          <table:table-cell office:value-type="float" office:value="11.82482" calcext:value-type="float">
            <text:p>11.82482</text:p>
          </table:table-cell>
          <table:table-cell office:value-type="float" office:value="3.517362" calcext:value-type="float">
            <text:p>3.517362</text:p>
          </table:table-cell>
          <table:table-cell office:value-type="float" office:value="0.2268431" calcext:value-type="float">
            <text:p>0.2268431</text:p>
          </table:table-cell>
          <table:table-cell office:value-type="float" office:value="0.05608621" calcext:value-type="float">
            <text:p>0.05608621</text:p>
          </table:table-cell>
          <table:table-cell office:value-type="float" office:value="0.02815317" calcext:value-type="float">
            <text:p>0.02815317</text:p>
          </table:table-cell>
          <table:table-cell office:value-type="float" office:value="0.02072548" calcext:value-type="float">
            <text:p>0.02072548</text:p>
          </table:table-cell>
          <table:table-cell office:value-type="float" office:value="0.01876081" calcext:value-type="float">
            <text:p>0.01876081</text:p>
          </table:table-cell>
          <table:table-cell office:value-type="float" office:value="0.02388878" calcext:value-type="float">
            <text:p>0.02388878</text:p>
          </table:table-cell>
          <table:table-cell office:value-type="float" office:value="0.02152384" calcext:value-type="float">
            <text:p>0.02152384</text:p>
          </table:table-cell>
          <table:table-cell office:value-type="float" office:value="9.53549" calcext:value-type="float">
            <text:p>9.53549</text:p>
          </table:table-cell>
          <table:table-cell office:value-type="float" office:value="24.34966" calcext:value-type="float">
            <text:p>24.34966</text:p>
          </table:table-cell>
          <table:table-cell office:value-type="float" office:value="26.77457" calcext:value-type="float">
            <text:p>26.77457</text:p>
          </table:table-cell>
          <table:table-cell office:value-type="float" office:value="33.55823" calcext:value-type="float">
            <text:p>33.55823</text:p>
          </table:table-cell>
          <table:table-cell office:value-type="float" office:value="35.23328" calcext:value-type="float">
            <text:p>35.23328</text:p>
          </table:table-cell>
          <table:table-cell office:value-type="float" office:value="21.09522" calcext:value-type="float">
            <text:p>21.09522</text:p>
          </table:table-cell>
          <table:table-cell office:value-type="float" office:value="7.908149" calcext:value-type="float">
            <text:p>7.908149</text:p>
          </table:table-cell>
          <table:table-cell office:value-type="float" office:value="2.053827" calcext:value-type="float">
            <text:p>2.053827</text:p>
          </table:table-cell>
          <table:table-cell office:value-type="float" office:value="8066.306" calcext:value-type="float">
            <text:p>8066.306</text:p>
          </table:table-cell>
          <table:table-cell office:value-type="float" office:value="0" calcext:value-type="float">
            <text:p>0</text:p>
          </table:table-cell>
          <table:table-cell office:value-type="float" office:value="-0.4977698" calcext:value-type="float">
            <text:p>-0.497769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4" calcext:value-type="float">
            <text:p>12072004</text:p>
          </table:table-cell>
          <table:table-cell office:value-type="float" office:value="13.66794" calcext:value-type="float">
            <text:p>13.66794</text:p>
          </table:table-cell>
          <table:table-cell office:value-type="float" office:value="452.8604" calcext:value-type="float">
            <text:p>452.860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491019" calcext:value-type="float">
            <text:p>0.5491019</text:p>
          </table:table-cell>
          <table:table-cell office:value-type="float" office:value="12.88109" calcext:value-type="float">
            <text:p>12.88109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585147" calcext:value-type="float">
            <text:p>0.02585147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7.704431" calcext:value-type="float">
            <text:p>7.704431</text:p>
          </table:table-cell>
          <table:table-cell office:value-type="float" office:value="-0.4217664" calcext:value-type="float">
            <text:p>-0.4217664</text:p>
          </table:table-cell>
          <table:table-cell office:value-type="float" office:value="-0.2704707" calcext:value-type="float">
            <text:p>-0.2704707</text:p>
          </table:table-cell>
          <table:table-cell office:value-type="float" office:value="0.00004560054" calcext:value-type="float">
            <text:p>4.560054E-05</text:p>
          </table:table-cell>
          <table:table-cell office:value-type="float" office:value="11.78506" calcext:value-type="float">
            <text:p>11.78506</text:p>
          </table:table-cell>
          <table:table-cell office:value-type="float" office:value="2.65162" calcext:value-type="float">
            <text:p>2.65162</text:p>
          </table:table-cell>
          <table:table-cell office:value-type="float" office:value="0.1726707" calcext:value-type="float">
            <text:p>0.1726707</text:p>
          </table:table-cell>
          <table:table-cell office:value-type="float" office:value="0.05314853" calcext:value-type="float">
            <text:p>0.05314853</text:p>
          </table:table-cell>
          <table:table-cell office:value-type="float" office:value="0.02705498" calcext:value-type="float">
            <text:p>0.02705498</text:p>
          </table:table-cell>
          <table:table-cell office:value-type="float" office:value="0.01978697" calcext:value-type="float">
            <text:p>0.01978697</text:p>
          </table:table-cell>
          <table:table-cell office:value-type="float" office:value="0.01850659" calcext:value-type="float">
            <text:p>0.01850659</text:p>
          </table:table-cell>
          <table:table-cell office:value-type="float" office:value="0.02351844" calcext:value-type="float">
            <text:p>0.02351844</text:p>
          </table:table-cell>
          <table:table-cell office:value-type="float" office:value="0.02136233" calcext:value-type="float">
            <text:p>0.02136233</text:p>
          </table:table-cell>
          <table:table-cell office:value-type="float" office:value="13.65971" calcext:value-type="float">
            <text:p>13.65971</text:p>
          </table:table-cell>
          <table:table-cell office:value-type="float" office:value="25.65199" calcext:value-type="float">
            <text:p>25.65199</text:p>
          </table:table-cell>
          <table:table-cell office:value-type="float" office:value="27.01033" calcext:value-type="float">
            <text:p>27.01033</text:p>
          </table:table-cell>
          <table:table-cell office:value-type="float" office:value="33.44695" calcext:value-type="float">
            <text:p>33.44695</text:p>
          </table:table-cell>
          <table:table-cell office:value-type="float" office:value="34.96442" calcext:value-type="float">
            <text:p>34.96442</text:p>
          </table:table-cell>
          <table:table-cell office:value-type="float" office:value="20.95067" calcext:value-type="float">
            <text:p>20.95067</text:p>
          </table:table-cell>
          <table:table-cell office:value-type="float" office:value="7.972816" calcext:value-type="float">
            <text:p>7.972816</text:p>
          </table:table-cell>
          <table:table-cell office:value-type="float" office:value="2.071182" calcext:value-type="float">
            <text:p>2.071182</text:p>
          </table:table-cell>
          <table:table-cell office:value-type="float" office:value="8083.019" calcext:value-type="float">
            <text:p>8083.019</text:p>
          </table:table-cell>
          <table:table-cell office:value-type="float" office:value="0" calcext:value-type="float">
            <text:p>0</text:p>
          </table:table-cell>
          <table:table-cell office:value-type="float" office:value="-0.4978053" calcext:value-type="float">
            <text:p>-0.49780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4" calcext:value-type="float">
            <text:p>13072004</text:p>
          </table:table-cell>
          <table:table-cell office:value-type="float" office:value="13.56806" calcext:value-type="float">
            <text:p>13.56806</text:p>
          </table:table-cell>
          <table:table-cell office:value-type="float" office:value="452.8221" calcext:value-type="float">
            <text:p>452.822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628777" calcext:value-type="float">
            <text:p>0.5628777</text:p>
          </table:table-cell>
          <table:table-cell office:value-type="float" office:value="12.96304" calcext:value-type="float">
            <text:p>12.96304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592704" calcext:value-type="float">
            <text:p>0.02592704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7.739347" calcext:value-type="float">
            <text:p>7.739347</text:p>
          </table:table-cell>
          <table:table-cell office:value-type="float" office:value="-0.4218893" calcext:value-type="float">
            <text:p>-0.4218893</text:p>
          </table:table-cell>
          <table:table-cell office:value-type="float" office:value="-0.2706954" calcext:value-type="float">
            <text:p>-0.2706954</text:p>
          </table:table-cell>
          <table:table-cell office:value-type="float" office:value="0.00004560154" calcext:value-type="float">
            <text:p>4.560154E-05</text:p>
          </table:table-cell>
          <table:table-cell office:value-type="float" office:value="11.6868" calcext:value-type="float">
            <text:p>11.6868</text:p>
          </table:table-cell>
          <table:table-cell office:value-type="float" office:value="3.006831" calcext:value-type="float">
            <text:p>3.006831</text:p>
          </table:table-cell>
          <table:table-cell office:value-type="float" office:value="0.1613279" calcext:value-type="float">
            <text:p>0.1613279</text:p>
          </table:table-cell>
          <table:table-cell office:value-type="float" office:value="0.06386901" calcext:value-type="float">
            <text:p>0.06386901</text:p>
          </table:table-cell>
          <table:table-cell office:value-type="float" office:value="0.03224419" calcext:value-type="float">
            <text:p>0.03224419</text:p>
          </table:table-cell>
          <table:table-cell office:value-type="float" office:value="0.02271457" calcext:value-type="float">
            <text:p>0.02271457</text:p>
          </table:table-cell>
          <table:table-cell office:value-type="float" office:value="0.01983093" calcext:value-type="float">
            <text:p>0.01983093</text:p>
          </table:table-cell>
          <table:table-cell office:value-type="float" office:value="0.0233112" calcext:value-type="float">
            <text:p>0.0233112</text:p>
          </table:table-cell>
          <table:table-cell office:value-type="float" office:value="0.02121624" calcext:value-type="float">
            <text:p>0.02121624</text:p>
          </table:table-cell>
          <table:table-cell office:value-type="float" office:value="10.71141" calcext:value-type="float">
            <text:p>10.71141</text:p>
          </table:table-cell>
          <table:table-cell office:value-type="float" office:value="29.09835" calcext:value-type="float">
            <text:p>29.09835</text:p>
          </table:table-cell>
          <table:table-cell office:value-type="float" office:value="27.71136" calcext:value-type="float">
            <text:p>27.71136</text:p>
          </table:table-cell>
          <table:table-cell office:value-type="float" office:value="33.59935" calcext:value-type="float">
            <text:p>33.59935</text:p>
          </table:table-cell>
          <table:table-cell office:value-type="float" office:value="34.84592" calcext:value-type="float">
            <text:p>34.84592</text:p>
          </table:table-cell>
          <table:table-cell office:value-type="float" office:value="20.91468" calcext:value-type="float">
            <text:p>20.91468</text:p>
          </table:table-cell>
          <table:table-cell office:value-type="float" office:value="8.050354" calcext:value-type="float">
            <text:p>8.050354</text:p>
          </table:table-cell>
          <table:table-cell office:value-type="float" office:value="2.087228" calcext:value-type="float">
            <text:p>2.087228</text:p>
          </table:table-cell>
          <table:table-cell office:value-type="float" office:value="8244.151" calcext:value-type="float">
            <text:p>8244.151</text:p>
          </table:table-cell>
          <table:table-cell office:value-type="float" office:value="0" calcext:value-type="float">
            <text:p>0</text:p>
          </table:table-cell>
          <table:table-cell office:value-type="float" office:value="-0.4978473" calcext:value-type="float">
            <text:p>-0.497847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4" calcext:value-type="float">
            <text:p>14072004</text:p>
          </table:table-cell>
          <table:table-cell office:value-type="float" office:value="13.46407" calcext:value-type="float">
            <text:p>13.46407</text:p>
          </table:table-cell>
          <table:table-cell office:value-type="float" office:value="452.7758" calcext:value-type="float">
            <text:p>452.775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682901" calcext:value-type="float">
            <text:p>0.5682901</text:p>
          </table:table-cell>
          <table:table-cell office:value-type="float" office:value="13.08046" calcext:value-type="float">
            <text:p>13.08046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598395" calcext:value-type="float">
            <text:p>0.02598395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7.759284" calcext:value-type="float">
            <text:p>7.759284</text:p>
          </table:table-cell>
          <table:table-cell office:value-type="float" office:value="-0.4220318" calcext:value-type="float">
            <text:p>-0.4220318</text:p>
          </table:table-cell>
          <table:table-cell office:value-type="float" office:value="-0.2709351" calcext:value-type="float">
            <text:p>-0.2709351</text:p>
          </table:table-cell>
          <table:table-cell office:value-type="float" office:value="0.00004560462" calcext:value-type="float">
            <text:p>4.560462E-05</text:p>
          </table:table-cell>
          <table:table-cell office:value-type="float" office:value="11.57637" calcext:value-type="float">
            <text:p>11.57637</text:p>
          </table:table-cell>
          <table:table-cell office:value-type="float" office:value="3.059879" calcext:value-type="float">
            <text:p>3.059879</text:p>
          </table:table-cell>
          <table:table-cell office:value-type="float" office:value="0.1556197" calcext:value-type="float">
            <text:p>0.1556197</text:p>
          </table:table-cell>
          <table:table-cell office:value-type="float" office:value="0.07231884" calcext:value-type="float">
            <text:p>0.07231884</text:p>
          </table:table-cell>
          <table:table-cell office:value-type="float" office:value="0.03672768" calcext:value-type="float">
            <text:p>0.03672768</text:p>
          </table:table-cell>
          <table:table-cell office:value-type="float" office:value="0.0254158" calcext:value-type="float">
            <text:p>0.0254158</text:p>
          </table:table-cell>
          <table:table-cell office:value-type="float" office:value="0.02157504" calcext:value-type="float">
            <text:p>0.02157504</text:p>
          </table:table-cell>
          <table:table-cell office:value-type="float" office:value="0.02329683" calcext:value-type="float">
            <text:p>0.02329683</text:p>
          </table:table-cell>
          <table:table-cell office:value-type="float" office:value="0.02108838" calcext:value-type="float">
            <text:p>0.02108838</text:p>
          </table:table-cell>
          <table:table-cell office:value-type="float" office:value="9.300894" calcext:value-type="float">
            <text:p>9.300894</text:p>
          </table:table-cell>
          <table:table-cell office:value-type="float" office:value="31.43433" calcext:value-type="float">
            <text:p>31.43433</text:p>
          </table:table-cell>
          <table:table-cell office:value-type="float" office:value="28.57411" calcext:value-type="float">
            <text:p>28.57411</text:p>
          </table:table-cell>
          <table:table-cell office:value-type="float" office:value="33.86575" calcext:value-type="float">
            <text:p>33.86575</text:p>
          </table:table-cell>
          <table:table-cell office:value-type="float" office:value="34.84417" calcext:value-type="float">
            <text:p>34.84417</text:p>
          </table:table-cell>
          <table:table-cell office:value-type="float" office:value="20.9784" calcext:value-type="float">
            <text:p>20.9784</text:p>
          </table:table-cell>
          <table:table-cell office:value-type="float" office:value="8.145639" calcext:value-type="float">
            <text:p>8.145639</text:p>
          </table:table-cell>
          <table:table-cell office:value-type="float" office:value="2.105025" calcext:value-type="float">
            <text:p>2.105025</text:p>
          </table:table-cell>
          <table:table-cell office:value-type="float" office:value="8317.799" calcext:value-type="float">
            <text:p>8317.799</text:p>
          </table:table-cell>
          <table:table-cell office:value-type="float" office:value="0" calcext:value-type="float">
            <text:p>0</text:p>
          </table:table-cell>
          <table:table-cell office:value-type="float" office:value="-0.4978882" calcext:value-type="float">
            <text:p>-0.497888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4" calcext:value-type="float">
            <text:p>15072004</text:p>
          </table:table-cell>
          <table:table-cell office:value-type="float" office:value="13.36667" calcext:value-type="float">
            <text:p>13.36667</text:p>
          </table:table-cell>
          <table:table-cell office:value-type="float" office:value="452.7434" calcext:value-type="float">
            <text:p>452.743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638182" calcext:value-type="float">
            <text:p>0.5638182</text:p>
          </table:table-cell>
          <table:table-cell office:value-type="float" office:value="13.15438" calcext:value-type="float">
            <text:p>13.15438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627144" calcext:value-type="float">
            <text:p>0.02627144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7.858483" calcext:value-type="float">
            <text:p>7.858483</text:p>
          </table:table-cell>
          <table:table-cell office:value-type="float" office:value="-0.4241731" calcext:value-type="float">
            <text:p>-0.4241731</text:p>
          </table:table-cell>
          <table:table-cell office:value-type="float" office:value="-0.2741323" calcext:value-type="float">
            <text:p>-0.2741323</text:p>
          </table:table-cell>
          <table:table-cell office:value-type="float" office:value="0.00004560539" calcext:value-type="float">
            <text:p>4.560539E-05</text:p>
          </table:table-cell>
          <table:table-cell office:value-type="float" office:value="11.51982" calcext:value-type="float">
            <text:p>11.51982</text:p>
          </table:table-cell>
          <table:table-cell office:value-type="float" office:value="3.489994" calcext:value-type="float">
            <text:p>3.489994</text:p>
          </table:table-cell>
          <table:table-cell office:value-type="float" office:value="0.9752385" calcext:value-type="float">
            <text:p>0.9752385</text:p>
          </table:table-cell>
          <table:table-cell office:value-type="float" office:value="0.1026579" calcext:value-type="float">
            <text:p>0.1026579</text:p>
          </table:table-cell>
          <table:table-cell office:value-type="float" office:value="0.03377647" calcext:value-type="float">
            <text:p>0.03377647</text:p>
          </table:table-cell>
          <table:table-cell office:value-type="float" office:value="0.02294881" calcext:value-type="float">
            <text:p>0.02294881</text:p>
          </table:table-cell>
          <table:table-cell office:value-type="float" office:value="0.02027309" calcext:value-type="float">
            <text:p>0.02027309</text:p>
          </table:table-cell>
          <table:table-cell office:value-type="float" office:value="0.02336277" calcext:value-type="float">
            <text:p>0.02336277</text:p>
          </table:table-cell>
          <table:table-cell office:value-type="float" office:value="0.02096895" calcext:value-type="float">
            <text:p>0.02096895</text:p>
          </table:table-cell>
          <table:table-cell office:value-type="float" office:value="4.814227" calcext:value-type="float">
            <text:p>4.814227</text:p>
          </table:table-cell>
          <table:table-cell office:value-type="float" office:value="12.57503" calcext:value-type="float">
            <text:p>12.57503</text:p>
          </table:table-cell>
          <table:table-cell office:value-type="float" office:value="29.48708" calcext:value-type="float">
            <text:p>29.48708</text:p>
          </table:table-cell>
          <table:table-cell office:value-type="float" office:value="37.8612" calcext:value-type="float">
            <text:p>37.8612</text:p>
          </table:table-cell>
          <table:table-cell office:value-type="float" office:value="36.89405" calcext:value-type="float">
            <text:p>36.89405</text:p>
          </table:table-cell>
          <table:table-cell office:value-type="float" office:value="21.5396" calcext:value-type="float">
            <text:p>21.5396</text:p>
          </table:table-cell>
          <table:table-cell office:value-type="float" office:value="8.194066" calcext:value-type="float">
            <text:p>8.194066</text:p>
          </table:table-cell>
          <table:table-cell office:value-type="float" office:value="2.129969" calcext:value-type="float">
            <text:p>2.129969</text:p>
          </table:table-cell>
          <table:table-cell office:value-type="float" office:value="7793.587" calcext:value-type="float">
            <text:p>7793.587</text:p>
          </table:table-cell>
          <table:table-cell office:value-type="float" office:value="0" calcext:value-type="float">
            <text:p>0</text:p>
          </table:table-cell>
          <table:table-cell office:value-type="float" office:value="-0.5100719" calcext:value-type="float">
            <text:p>-0.510071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4" calcext:value-type="float">
            <text:p>16072004</text:p>
          </table:table-cell>
          <table:table-cell office:value-type="float" office:value="13.26949" calcext:value-type="float">
            <text:p>13.26949</text:p>
          </table:table-cell>
          <table:table-cell office:value-type="float" office:value="452.7314" calcext:value-type="float">
            <text:p>452.731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28303" calcext:value-type="float">
            <text:p>0.528303</text:p>
          </table:table-cell>
          <table:table-cell office:value-type="float" office:value="13.04144" calcext:value-type="float">
            <text:p>13.04144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69272" calcext:value-type="float">
            <text:p>0.0269272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8.196159" calcext:value-type="float">
            <text:p>8.196159</text:p>
          </table:table-cell>
          <table:table-cell office:value-type="float" office:value="-0.4334658" calcext:value-type="float">
            <text:p>-0.4334658</text:p>
          </table:table-cell>
          <table:table-cell office:value-type="float" office:value="-0.2836599" calcext:value-type="float">
            <text:p>-0.2836599</text:p>
          </table:table-cell>
          <table:table-cell office:value-type="float" office:value="0.00004560845" calcext:value-type="float">
            <text:p>4.560845E-05</text:p>
          </table:table-cell>
          <table:table-cell office:value-type="float" office:value="11.5105" calcext:value-type="float">
            <text:p>11.5105</text:p>
          </table:table-cell>
          <table:table-cell office:value-type="float" office:value="6.77553" calcext:value-type="float">
            <text:p>6.77553</text:p>
          </table:table-cell>
          <table:table-cell office:value-type="float" office:value="0.5577833" calcext:value-type="float">
            <text:p>0.5577833</text:p>
          </table:table-cell>
          <table:table-cell office:value-type="float" office:value="0.07147758" calcext:value-type="float">
            <text:p>0.07147758</text:p>
          </table:table-cell>
          <table:table-cell office:value-type="float" office:value="0.02865646" calcext:value-type="float">
            <text:p>0.02865646</text:p>
          </table:table-cell>
          <table:table-cell office:value-type="float" office:value="0.0216225" calcext:value-type="float">
            <text:p>0.0216225</text:p>
          </table:table-cell>
          <table:table-cell office:value-type="float" office:value="0.01985848" calcext:value-type="float">
            <text:p>0.01985848</text:p>
          </table:table-cell>
          <table:table-cell office:value-type="float" office:value="0.02404726" calcext:value-type="float">
            <text:p>0.02404726</text:p>
          </table:table-cell>
          <table:table-cell office:value-type="float" office:value="0.02082901" calcext:value-type="float">
            <text:p>0.02082901</text:p>
          </table:table-cell>
          <table:table-cell office:value-type="float" office:value="8.949188" calcext:value-type="float">
            <text:p>8.949188</text:p>
          </table:table-cell>
          <table:table-cell office:value-type="float" office:value="10.40694" calcext:value-type="float">
            <text:p>10.40694</text:p>
          </table:table-cell>
          <table:table-cell office:value-type="float" office:value="22.57775" calcext:value-type="float">
            <text:p>22.57775</text:p>
          </table:table-cell>
          <table:table-cell office:value-type="float" office:value="33.77365" calcext:value-type="float">
            <text:p>33.77365</text:p>
          </table:table-cell>
          <table:table-cell office:value-type="float" office:value="39.12936" calcext:value-type="float">
            <text:p>39.12936</text:p>
          </table:table-cell>
          <table:table-cell office:value-type="float" office:value="27.30392" calcext:value-type="float">
            <text:p>27.30392</text:p>
          </table:table-cell>
          <table:table-cell office:value-type="float" office:value="8.642893" calcext:value-type="float">
            <text:p>8.642893</text:p>
          </table:table-cell>
          <table:table-cell office:value-type="float" office:value="2.181897" calcext:value-type="float">
            <text:p>2.181897</text:p>
          </table:table-cell>
          <table:table-cell office:value-type="float" office:value="6707.24" calcext:value-type="float">
            <text:p>6707.24</text:p>
          </table:table-cell>
          <table:table-cell office:value-type="float" office:value="0" calcext:value-type="float">
            <text:p>0</text:p>
          </table:table-cell>
          <table:table-cell office:value-type="float" office:value="-0.5282825" calcext:value-type="float">
            <text:p>-0.52828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4" calcext:value-type="float">
            <text:p>17072004</text:p>
          </table:table-cell>
          <table:table-cell office:value-type="float" office:value="13.17111" calcext:value-type="float">
            <text:p>13.17111</text:p>
          </table:table-cell>
          <table:table-cell office:value-type="float" office:value="452.7117" calcext:value-type="float">
            <text:p>452.711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1767" calcext:value-type="float">
            <text:p>0.51767</text:p>
          </table:table-cell>
          <table:table-cell office:value-type="float" office:value="12.91128" calcext:value-type="float">
            <text:p>12.91128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73148" calcext:value-type="float">
            <text:p>0.0273148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8.482831" calcext:value-type="float">
            <text:p>8.482831</text:p>
          </table:table-cell>
          <table:table-cell office:value-type="float" office:value="-0.4388191" calcext:value-type="float">
            <text:p>-0.4388191</text:p>
          </table:table-cell>
          <table:table-cell office:value-type="float" office:value="-0.2962832" calcext:value-type="float">
            <text:p>-0.2962832</text:p>
          </table:table-cell>
          <table:table-cell office:value-type="float" office:value="0.00004561041" calcext:value-type="float">
            <text:p>4.561041E-05</text:p>
          </table:table-cell>
          <table:table-cell office:value-type="float" office:value="11.45845" calcext:value-type="float">
            <text:p>11.45845</text:p>
          </table:table-cell>
          <table:table-cell office:value-type="float" office:value="5.846199" calcext:value-type="float">
            <text:p>5.846199</text:p>
          </table:table-cell>
          <table:table-cell office:value-type="float" office:value="0.4208615" calcext:value-type="float">
            <text:p>0.4208615</text:p>
          </table:table-cell>
          <table:table-cell office:value-type="float" office:value="0.06247104" calcext:value-type="float">
            <text:p>0.06247104</text:p>
          </table:table-cell>
          <table:table-cell office:value-type="float" office:value="0.02824652" calcext:value-type="float">
            <text:p>0.02824652</text:p>
          </table:table-cell>
          <table:table-cell office:value-type="float" office:value="0.02074375" calcext:value-type="float">
            <text:p>0.02074375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0.02385779" calcext:value-type="float">
            <text:p>0.02385779</text:p>
          </table:table-cell>
          <table:table-cell office:value-type="float" office:value="0.02075231" calcext:value-type="float">
            <text:p>0.02075231</text:p>
          </table:table-cell>
          <table:table-cell office:value-type="float" office:value="10.69978" calcext:value-type="float">
            <text:p>10.69978</text:p>
          </table:table-cell>
          <table:table-cell office:value-type="float" office:value="14.77339" calcext:value-type="float">
            <text:p>14.77339</text:p>
          </table:table-cell>
          <table:table-cell office:value-type="float" office:value="21.77859" calcext:value-type="float">
            <text:p>21.77859</text:p>
          </table:table-cell>
          <table:table-cell office:value-type="float" office:value="32.14782" calcext:value-type="float">
            <text:p>32.14782</text:p>
          </table:table-cell>
          <table:table-cell office:value-type="float" office:value="37.35884" calcext:value-type="float">
            <text:p>37.35884</text:p>
          </table:table-cell>
          <table:table-cell office:value-type="float" office:value="26.79209" calcext:value-type="float">
            <text:p>26.79209</text:p>
          </table:table-cell>
          <table:table-cell office:value-type="float" office:value="9.059361" calcext:value-type="float">
            <text:p>9.059361</text:p>
          </table:table-cell>
          <table:table-cell office:value-type="float" office:value="2.249703" calcext:value-type="float">
            <text:p>2.249703</text:p>
          </table:table-cell>
          <table:table-cell office:value-type="float" office:value="6966.192" calcext:value-type="float">
            <text:p>6966.192</text:p>
          </table:table-cell>
          <table:table-cell office:value-type="float" office:value="0" calcext:value-type="float">
            <text:p>0</text:p>
          </table:table-cell>
          <table:table-cell office:value-type="float" office:value="-0.5293246" calcext:value-type="float">
            <text:p>-0.52932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4" calcext:value-type="float">
            <text:p>18072004</text:p>
          </table:table-cell>
          <table:table-cell office:value-type="float" office:value="13.08117" calcext:value-type="float">
            <text:p>13.08117</text:p>
          </table:table-cell>
          <table:table-cell office:value-type="float" office:value="452.6772" calcext:value-type="float">
            <text:p>452.677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247368" calcext:value-type="float">
            <text:p>0.5247368</text:p>
          </table:table-cell>
          <table:table-cell office:value-type="float" office:value="12.82527" calcext:value-type="float">
            <text:p>12.82527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760686" calcext:value-type="float">
            <text:p>0.02760686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8.677797" calcext:value-type="float">
            <text:p>8.677797</text:p>
          </table:table-cell>
          <table:table-cell office:value-type="float" office:value="-0.4390022" calcext:value-type="float">
            <text:p>-0.4390022</text:p>
          </table:table-cell>
          <table:table-cell office:value-type="float" office:value="-0.296709" calcext:value-type="float">
            <text:p>-0.296709</text:p>
          </table:table-cell>
          <table:table-cell office:value-type="float" office:value="0.00004561169" calcext:value-type="float">
            <text:p>4.561169E-05</text:p>
          </table:table-cell>
          <table:table-cell office:value-type="float" office:value="11.38842" calcext:value-type="float">
            <text:p>11.38842</text:p>
          </table:table-cell>
          <table:table-cell office:value-type="float" office:value="5.598468" calcext:value-type="float">
            <text:p>5.598468</text:p>
          </table:table-cell>
          <table:table-cell office:value-type="float" office:value="0.3199891" calcext:value-type="float">
            <text:p>0.3199891</text:p>
          </table:table-cell>
          <table:table-cell office:value-type="float" office:value="0.05878666" calcext:value-type="float">
            <text:p>0.05878666</text:p>
          </table:table-cell>
          <table:table-cell office:value-type="float" office:value="0.02897684" calcext:value-type="float">
            <text:p>0.02897684</text:p>
          </table:table-cell>
          <table:table-cell office:value-type="float" office:value="0.02114121" calcext:value-type="float">
            <text:p>0.02114121</text:p>
          </table:table-cell>
          <table:table-cell office:value-type="float" office:value="0.01910964" calcext:value-type="float">
            <text:p>0.01910964</text:p>
          </table:table-cell>
          <table:table-cell office:value-type="float" office:value="0.02356463" calcext:value-type="float">
            <text:p>0.02356463</text:p>
          </table:table-cell>
          <table:table-cell office:value-type="float" office:value="0.02068037" calcext:value-type="float">
            <text:p>0.02068037</text:p>
          </table:table-cell>
          <table:table-cell office:value-type="float" office:value="7.754628" calcext:value-type="float">
            <text:p>7.754628</text:p>
          </table:table-cell>
          <table:table-cell office:value-type="float" office:value="18.29565" calcext:value-type="float">
            <text:p>18.29565</text:p>
          </table:table-cell>
          <table:table-cell office:value-type="float" office:value="21.84096" calcext:value-type="float">
            <text:p>21.84096</text:p>
          </table:table-cell>
          <table:table-cell office:value-type="float" office:value="31.62575" calcext:value-type="float">
            <text:p>31.62575</text:p>
          </table:table-cell>
          <table:table-cell office:value-type="float" office:value="36.51083" calcext:value-type="float">
            <text:p>36.51083</text:p>
          </table:table-cell>
          <table:table-cell office:value-type="float" office:value="26.18094" calcext:value-type="float">
            <text:p>26.18094</text:p>
          </table:table-cell>
          <table:table-cell office:value-type="float" office:value="9.004257" calcext:value-type="float">
            <text:p>9.004257</text:p>
          </table:table-cell>
          <table:table-cell office:value-type="float" office:value="2.298562" calcext:value-type="float">
            <text:p>2.298562</text:p>
          </table:table-cell>
          <table:table-cell office:value-type="float" office:value="7212.542" calcext:value-type="float">
            <text:p>7212.542</text:p>
          </table:table-cell>
          <table:table-cell office:value-type="float" office:value="0" calcext:value-type="float">
            <text:p>0</text:p>
          </table:table-cell>
          <table:table-cell office:value-type="float" office:value="-0.5293683" calcext:value-type="float">
            <text:p>-0.529368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4" calcext:value-type="float">
            <text:p>19072004</text:p>
          </table:table-cell>
          <table:table-cell office:value-type="float" office:value="12.98682" calcext:value-type="float">
            <text:p>12.98682</text:p>
          </table:table-cell>
          <table:table-cell office:value-type="float" office:value="452.6354" calcext:value-type="float">
            <text:p>452.635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297668" calcext:value-type="float">
            <text:p>0.5297668</text:p>
          </table:table-cell>
          <table:table-cell office:value-type="float" office:value="12.82489" calcext:value-type="float">
            <text:p>12.82489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781416" calcext:value-type="float">
            <text:p>0.02781416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8.800766" calcext:value-type="float">
            <text:p>8.800766</text:p>
          </table:table-cell>
          <table:table-cell office:value-type="float" office:value="-0.4391727" calcext:value-type="float">
            <text:p>-0.4391727</text:p>
          </table:table-cell>
          <table:table-cell office:value-type="float" office:value="-0.2971195" calcext:value-type="float">
            <text:p>-0.2971195</text:p>
          </table:table-cell>
          <table:table-cell office:value-type="float" office:value="0.0000456146" calcext:value-type="float">
            <text:p>4.56146E-05</text:p>
          </table:table-cell>
          <table:table-cell office:value-type="float" office:value="11.30256" calcext:value-type="float">
            <text:p>11.30256</text:p>
          </table:table-cell>
          <table:table-cell office:value-type="float" office:value="5.378548" calcext:value-type="float">
            <text:p>5.378548</text:p>
          </table:table-cell>
          <table:table-cell office:value-type="float" office:value="0.250273" calcext:value-type="float">
            <text:p>0.250273</text:p>
          </table:table-cell>
          <table:table-cell office:value-type="float" office:value="0.06281262" calcext:value-type="float">
            <text:p>0.06281262</text:p>
          </table:table-cell>
          <table:table-cell office:value-type="float" office:value="0.03229069" calcext:value-type="float">
            <text:p>0.03229069</text:p>
          </table:table-cell>
          <table:table-cell office:value-type="float" office:value="0.0230788" calcext:value-type="float">
            <text:p>0.0230788</text:p>
          </table:table-cell>
          <table:table-cell office:value-type="float" office:value="0.02029684" calcext:value-type="float">
            <text:p>0.02029684</text:p>
          </table:table-cell>
          <table:table-cell office:value-type="float" office:value="0.02336952" calcext:value-type="float">
            <text:p>0.02336952</text:p>
          </table:table-cell>
          <table:table-cell office:value-type="float" office:value="0.02059329" calcext:value-type="float">
            <text:p>0.02059329</text:p>
          </table:table-cell>
          <table:table-cell office:value-type="float" office:value="6.384152" calcext:value-type="float">
            <text:p>6.384152</text:p>
          </table:table-cell>
          <table:table-cell office:value-type="float" office:value="20.65674" calcext:value-type="float">
            <text:p>20.65674</text:p>
          </table:table-cell>
          <table:table-cell office:value-type="float" office:value="22.27402" calcext:value-type="float">
            <text:p>22.27402</text:p>
          </table:table-cell>
          <table:table-cell office:value-type="float" office:value="31.48527" calcext:value-type="float">
            <text:p>31.48527</text:p>
          </table:table-cell>
          <table:table-cell office:value-type="float" office:value="36.01876" calcext:value-type="float">
            <text:p>36.01876</text:p>
          </table:table-cell>
          <table:table-cell office:value-type="float" office:value="25.78842" calcext:value-type="float">
            <text:p>25.78842</text:p>
          </table:table-cell>
          <table:table-cell office:value-type="float" office:value="9.002421" calcext:value-type="float">
            <text:p>9.002421</text:p>
          </table:table-cell>
          <table:table-cell office:value-type="float" office:value="2.328987" calcext:value-type="float">
            <text:p>2.328987</text:p>
          </table:table-cell>
          <table:table-cell office:value-type="float" office:value="7383.041" calcext:value-type="float">
            <text:p>7383.041</text:p>
          </table:table-cell>
          <table:table-cell office:value-type="float" office:value="0" calcext:value-type="float">
            <text:p>0</text:p>
          </table:table-cell>
          <table:table-cell office:value-type="float" office:value="-0.5294107" calcext:value-type="float">
            <text:p>-0.529410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4" calcext:value-type="float">
            <text:p>20072004</text:p>
          </table:table-cell>
          <table:table-cell office:value-type="float" office:value="12.89746" calcext:value-type="float">
            <text:p>12.89746</text:p>
          </table:table-cell>
          <table:table-cell office:value-type="float" office:value="452.5901" calcext:value-type="float">
            <text:p>452.590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303611" calcext:value-type="float">
            <text:p>0.5303611</text:p>
          </table:table-cell>
          <table:table-cell office:value-type="float" office:value="12.87714" calcext:value-type="float">
            <text:p>12.87714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795129" calcext:value-type="float">
            <text:p>0.02795129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8.874196" calcext:value-type="float">
            <text:p>8.874196</text:p>
          </table:table-cell>
          <table:table-cell office:value-type="float" office:value="-0.4392921" calcext:value-type="float">
            <text:p>-0.4392921</text:p>
          </table:table-cell>
          <table:table-cell office:value-type="float" office:value="-0.2974643" calcext:value-type="float">
            <text:p>-0.2974643</text:p>
          </table:table-cell>
          <table:table-cell office:value-type="float" office:value="0.00004561812" calcext:value-type="float">
            <text:p>4.561812E-05</text:p>
          </table:table-cell>
          <table:table-cell office:value-type="float" office:value="11.22247" calcext:value-type="float">
            <text:p>11.22247</text:p>
          </table:table-cell>
          <table:table-cell office:value-type="float" office:value="5.076941" calcext:value-type="float">
            <text:p>5.076941</text:p>
          </table:table-cell>
          <table:table-cell office:value-type="float" office:value="0.2067312" calcext:value-type="float">
            <text:p>0.2067312</text:p>
          </table:table-cell>
          <table:table-cell office:value-type="float" office:value="0.06735383" calcext:value-type="float">
            <text:p>0.06735383</text:p>
          </table:table-cell>
          <table:table-cell office:value-type="float" office:value="0.03494771" calcext:value-type="float">
            <text:p>0.03494771</text:p>
          </table:table-cell>
          <table:table-cell office:value-type="float" office:value="0.02443087" calcext:value-type="float">
            <text:p>0.02443087</text:p>
          </table:table-cell>
          <table:table-cell office:value-type="float" office:value="0.0210767" calcext:value-type="float">
            <text:p>0.0210767</text:p>
          </table:table-cell>
          <table:table-cell office:value-type="float" office:value="0.02319942" calcext:value-type="float">
            <text:p>0.02319942</text:p>
          </table:table-cell>
          <table:table-cell office:value-type="float" office:value="0.02049302" calcext:value-type="float">
            <text:p>0.02049302</text:p>
          </table:table-cell>
          <table:table-cell office:value-type="float" office:value="5.960438" calcext:value-type="float">
            <text:p>5.960438</text:p>
          </table:table-cell>
          <table:table-cell office:value-type="float" office:value="22.27719" calcext:value-type="float">
            <text:p>22.27719</text:p>
          </table:table-cell>
          <table:table-cell office:value-type="float" office:value="22.8777" calcext:value-type="float">
            <text:p>22.8777</text:p>
          </table:table-cell>
          <table:table-cell office:value-type="float" office:value="31.55116" calcext:value-type="float">
            <text:p>31.55116</text:p>
          </table:table-cell>
          <table:table-cell office:value-type="float" office:value="35.75811" calcext:value-type="float">
            <text:p>35.75811</text:p>
          </table:table-cell>
          <table:table-cell office:value-type="float" office:value="25.59732" calcext:value-type="float">
            <text:p>25.59732</text:p>
          </table:table-cell>
          <table:table-cell office:value-type="float" office:value="9.050982" calcext:value-type="float">
            <text:p>9.050982</text:p>
          </table:table-cell>
          <table:table-cell office:value-type="float" office:value="2.348769" calcext:value-type="float">
            <text:p>2.348769</text:p>
          </table:table-cell>
          <table:table-cell office:value-type="float" office:value="7477.772" calcext:value-type="float">
            <text:p>7477.772</text:p>
          </table:table-cell>
          <table:table-cell office:value-type="float" office:value="0" calcext:value-type="float">
            <text:p>0</text:p>
          </table:table-cell>
          <table:table-cell office:value-type="float" office:value="-0.5294433" calcext:value-type="float">
            <text:p>-0.529443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4" calcext:value-type="float">
            <text:p>21072004</text:p>
          </table:table-cell>
          <table:table-cell office:value-type="float" office:value="12.808" calcext:value-type="float">
            <text:p>12.808</text:p>
          </table:table-cell>
          <table:table-cell office:value-type="float" office:value="452.5407" calcext:value-type="float">
            <text:p>452.540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27966" calcext:value-type="float">
            <text:p>0.527966</text:p>
          </table:table-cell>
          <table:table-cell office:value-type="float" office:value="12.9667" calcext:value-type="float">
            <text:p>12.9667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804979" calcext:value-type="float">
            <text:p>0.02804979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8.917691" calcext:value-type="float">
            <text:p>8.917691</text:p>
          </table:table-cell>
          <table:table-cell office:value-type="float" office:value="-0.4394016" calcext:value-type="float">
            <text:p>-0.4394016</text:p>
          </table:table-cell>
          <table:table-cell office:value-type="float" office:value="-0.2978056" calcext:value-type="float">
            <text:p>-0.2978056</text:p>
          </table:table-cell>
          <table:table-cell office:value-type="float" office:value="0.0000456199" calcext:value-type="float">
            <text:p>4.56199E-05</text:p>
          </table:table-cell>
          <table:table-cell office:value-type="float" office:value="11.1483" calcext:value-type="float">
            <text:p>11.1483</text:p>
          </table:table-cell>
          <table:table-cell office:value-type="float" office:value="4.69322" calcext:value-type="float">
            <text:p>4.69322</text:p>
          </table:table-cell>
          <table:table-cell office:value-type="float" office:value="0.1681986" calcext:value-type="float">
            <text:p>0.1681986</text:p>
          </table:table-cell>
          <table:table-cell office:value-type="float" office:value="0.06689391" calcext:value-type="float">
            <text:p>0.06689391</text:p>
          </table:table-cell>
          <table:table-cell office:value-type="float" office:value="0.03581533" calcext:value-type="float">
            <text:p>0.03581533</text:p>
          </table:table-cell>
          <table:table-cell office:value-type="float" office:value="0.02542006" calcext:value-type="float">
            <text:p>0.02542006</text:p>
          </table:table-cell>
          <table:table-cell office:value-type="float" office:value="0.02207201" calcext:value-type="float">
            <text:p>0.02207201</text:p>
          </table:table-cell>
          <table:table-cell office:value-type="float" office:value="0.02321545" calcext:value-type="float">
            <text:p>0.02321545</text:p>
          </table:table-cell>
          <table:table-cell office:value-type="float" office:value="0.02040601" calcext:value-type="float">
            <text:p>0.02040601</text:p>
          </table:table-cell>
          <table:table-cell office:value-type="float" office:value="5.852335" calcext:value-type="float">
            <text:p>5.852335</text:p>
          </table:table-cell>
          <table:table-cell office:value-type="float" office:value="23.6545" calcext:value-type="float">
            <text:p>23.6545</text:p>
          </table:table-cell>
          <table:table-cell office:value-type="float" office:value="23.60071" calcext:value-type="float">
            <text:p>23.60071</text:p>
          </table:table-cell>
          <table:table-cell office:value-type="float" office:value="31.74789" calcext:value-type="float">
            <text:p>31.74789</text:p>
          </table:table-cell>
          <table:table-cell office:value-type="float" office:value="35.65102" calcext:value-type="float">
            <text:p>35.65102</text:p>
          </table:table-cell>
          <table:table-cell office:value-type="float" office:value="25.55791" calcext:value-type="float">
            <text:p>25.55791</text:p>
          </table:table-cell>
          <table:table-cell office:value-type="float" office:value="9.127505" calcext:value-type="float">
            <text:p>9.127505</text:p>
          </table:table-cell>
          <table:table-cell office:value-type="float" office:value="2.367373" calcext:value-type="float">
            <text:p>2.367373</text:p>
          </table:table-cell>
          <table:table-cell office:value-type="float" office:value="7539.975" calcext:value-type="float">
            <text:p>7539.975</text:p>
          </table:table-cell>
          <table:table-cell office:value-type="float" office:value="0" calcext:value-type="float">
            <text:p>0</text:p>
          </table:table-cell>
          <table:table-cell office:value-type="float" office:value="-0.5294736" calcext:value-type="float">
            <text:p>-0.52947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4" calcext:value-type="float">
            <text:p>22072004</text:p>
          </table:table-cell>
          <table:table-cell office:value-type="float" office:value="12.73238" calcext:value-type="float">
            <text:p>12.73238</text:p>
          </table:table-cell>
          <table:table-cell office:value-type="float" office:value="452.5076" calcext:value-type="float">
            <text:p>452.507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104443" calcext:value-type="float">
            <text:p>0.5104443</text:p>
          </table:table-cell>
          <table:table-cell office:value-type="float" office:value="13.07489" calcext:value-type="float">
            <text:p>13.07489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813346" calcext:value-type="float">
            <text:p>0.02813346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8.949673" calcext:value-type="float">
            <text:p>8.949673</text:p>
          </table:table-cell>
          <table:table-cell office:value-type="float" office:value="-0.4395371" calcext:value-type="float">
            <text:p>-0.4395371</text:p>
          </table:table-cell>
          <table:table-cell office:value-type="float" office:value="-0.2996332" calcext:value-type="float">
            <text:p>-0.2996332</text:p>
          </table:table-cell>
          <table:table-cell office:value-type="float" office:value="0.00004562212" calcext:value-type="float">
            <text:p>4.562212E-05</text:p>
          </table:table-cell>
          <table:table-cell office:value-type="float" office:value="11.11781" calcext:value-type="float">
            <text:p>11.11781</text:p>
          </table:table-cell>
          <table:table-cell office:value-type="float" office:value="3.739139" calcext:value-type="float">
            <text:p>3.739139</text:p>
          </table:table-cell>
          <table:table-cell office:value-type="float" office:value="0.138101" calcext:value-type="float">
            <text:p>0.138101</text:p>
          </table:table-cell>
          <table:table-cell office:value-type="float" office:value="0.05317543" calcext:value-type="float">
            <text:p>0.05317543</text:p>
          </table:table-cell>
          <table:table-cell office:value-type="float" office:value="0.02916353" calcext:value-type="float">
            <text:p>0.02916353</text:p>
          </table:table-cell>
          <table:table-cell office:value-type="float" office:value="0.02139448" calcext:value-type="float">
            <text:p>0.02139448</text:p>
          </table:table-cell>
          <table:table-cell office:value-type="float" office:value="0.01941635" calcext:value-type="float">
            <text:p>0.01941635</text:p>
          </table:table-cell>
          <table:table-cell office:value-type="float" office:value="0.02268533" calcext:value-type="float">
            <text:p>0.02268533</text:p>
          </table:table-cell>
          <table:table-cell office:value-type="float" office:value="0.02027497" calcext:value-type="float">
            <text:p>0.02027497</text:p>
          </table:table-cell>
          <table:table-cell office:value-type="float" office:value="8.919053" calcext:value-type="float">
            <text:p>8.919053</text:p>
          </table:table-cell>
          <table:table-cell office:value-type="float" office:value="21.55886" calcext:value-type="float">
            <text:p>21.55886</text:p>
          </table:table-cell>
          <table:table-cell office:value-type="float" office:value="24.78955" calcext:value-type="float">
            <text:p>24.78955</text:p>
          </table:table-cell>
          <table:table-cell office:value-type="float" office:value="32.01653" calcext:value-type="float">
            <text:p>32.01653</text:p>
          </table:table-cell>
          <table:table-cell office:value-type="float" office:value="35.59539" calcext:value-type="float">
            <text:p>35.59539</text:p>
          </table:table-cell>
          <table:table-cell office:value-type="float" office:value="25.57655" calcext:value-type="float">
            <text:p>25.57655</text:p>
          </table:table-cell>
          <table:table-cell office:value-type="float" office:value="9.206463" calcext:value-type="float">
            <text:p>9.206463</text:p>
          </table:table-cell>
          <table:table-cell office:value-type="float" office:value="2.386637" calcext:value-type="float">
            <text:p>2.386637</text:p>
          </table:table-cell>
          <table:table-cell office:value-type="float" office:value="7467.774" calcext:value-type="float">
            <text:p>7467.774</text:p>
          </table:table-cell>
          <table:table-cell office:value-type="float" office:value="0" calcext:value-type="float">
            <text:p>0</text:p>
          </table:table-cell>
          <table:table-cell office:value-type="float" office:value="-0.5295005" calcext:value-type="float">
            <text:p>-0.52950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4" calcext:value-type="float">
            <text:p>23072004</text:p>
          </table:table-cell>
          <table:table-cell office:value-type="float" office:value="12.66279" calcext:value-type="float">
            <text:p>12.66279</text:p>
          </table:table-cell>
          <table:table-cell office:value-type="float" office:value="452.4804" calcext:value-type="float">
            <text:p>452.480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962226" calcext:value-type="float">
            <text:p>0.4962226</text:p>
          </table:table-cell>
          <table:table-cell office:value-type="float" office:value="13.14479" calcext:value-type="float">
            <text:p>13.14479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823736" calcext:value-type="float">
            <text:p>0.02823736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000287" calcext:value-type="float">
            <text:p>9.000287</text:p>
          </table:table-cell>
          <table:table-cell office:value-type="float" office:value="-0.4397281" calcext:value-type="float">
            <text:p>-0.4397281</text:p>
          </table:table-cell>
          <table:table-cell office:value-type="float" office:value="-0.3057883" calcext:value-type="float">
            <text:p>-0.3057883</text:p>
          </table:table-cell>
          <table:table-cell office:value-type="float" office:value="0.00004562365" calcext:value-type="float">
            <text:p>4.562365E-05</text:p>
          </table:table-cell>
          <table:table-cell office:value-type="float" office:value="11.08801" calcext:value-type="float">
            <text:p>11.08801</text:p>
          </table:table-cell>
          <table:table-cell office:value-type="float" office:value="2.925115" calcext:value-type="float">
            <text:p>2.925115</text:p>
          </table:table-cell>
          <table:table-cell office:value-type="float" office:value="0.09941164" calcext:value-type="float">
            <text:p>0.09941164</text:p>
          </table:table-cell>
          <table:table-cell office:value-type="float" office:value="0.04730457" calcext:value-type="float">
            <text:p>0.04730457</text:p>
          </table:table-cell>
          <table:table-cell office:value-type="float" office:value="0.02649532" calcext:value-type="float">
            <text:p>0.02649532</text:p>
          </table:table-cell>
          <table:table-cell office:value-type="float" office:value="0.01990728" calcext:value-type="float">
            <text:p>0.01990728</text:p>
          </table:table-cell>
          <table:table-cell office:value-type="float" office:value="0.01844151" calcext:value-type="float">
            <text:p>0.01844151</text:p>
          </table:table-cell>
          <table:table-cell office:value-type="float" office:value="0.02236846" calcext:value-type="float">
            <text:p>0.02236846</text:p>
          </table:table-cell>
          <table:table-cell office:value-type="float" office:value="0.02008356" calcext:value-type="float">
            <text:p>0.02008356</text:p>
          </table:table-cell>
          <table:table-cell office:value-type="float" office:value="11.18962" calcext:value-type="float">
            <text:p>11.18962</text:p>
          </table:table-cell>
          <table:table-cell office:value-type="float" office:value="21.90431" calcext:value-type="float">
            <text:p>21.90431</text:p>
          </table:table-cell>
          <table:table-cell office:value-type="float" office:value="24.6545" calcext:value-type="float">
            <text:p>24.6545</text:p>
          </table:table-cell>
          <table:table-cell office:value-type="float" office:value="32.1599" calcext:value-type="float">
            <text:p>32.1599</text:p>
          </table:table-cell>
          <table:table-cell office:value-type="float" office:value="35.71341" calcext:value-type="float">
            <text:p>35.71341</text:p>
          </table:table-cell>
          <table:table-cell office:value-type="float" office:value="25.69874" calcext:value-type="float">
            <text:p>25.69874</text:p>
          </table:table-cell>
          <table:table-cell office:value-type="float" office:value="9.281754" calcext:value-type="float">
            <text:p>9.281754</text:p>
          </table:table-cell>
          <table:table-cell office:value-type="float" office:value="2.404387" calcext:value-type="float">
            <text:p>2.404387</text:p>
          </table:table-cell>
          <table:table-cell office:value-type="float" office:value="7501.566" calcext:value-type="float">
            <text:p>7501.566</text:p>
          </table:table-cell>
          <table:table-cell office:value-type="float" office:value="0" calcext:value-type="float">
            <text:p>0</text:p>
          </table:table-cell>
          <table:table-cell office:value-type="float" office:value="-0.5295173" calcext:value-type="float">
            <text:p>-0.529517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4" calcext:value-type="float">
            <text:p>24072004</text:p>
          </table:table-cell>
          <table:table-cell office:value-type="float" office:value="12.59755" calcext:value-type="float">
            <text:p>12.59755</text:p>
          </table:table-cell>
          <table:table-cell office:value-type="float" office:value="452.4458" calcext:value-type="float">
            <text:p>452.445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009986" calcext:value-type="float">
            <text:p>0.5009986</text:p>
          </table:table-cell>
          <table:table-cell office:value-type="float" office:value="13.20538" calcext:value-type="float">
            <text:p>13.20538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830343" calcext:value-type="float">
            <text:p>0.02830343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027301" calcext:value-type="float">
            <text:p>9.027301</text:p>
          </table:table-cell>
          <table:table-cell office:value-type="float" office:value="-0.4397848" calcext:value-type="float">
            <text:p>-0.4397848</text:p>
          </table:table-cell>
          <table:table-cell office:value-type="float" office:value="-0.3059283" calcext:value-type="float">
            <text:p>-0.3059283</text:p>
          </table:table-cell>
          <table:table-cell office:value-type="float" office:value="0.00004562452" calcext:value-type="float">
            <text:p>4.562452E-05</text:p>
          </table:table-cell>
          <table:table-cell office:value-type="float" office:value="11.04973" calcext:value-type="float">
            <text:p>11.04973</text:p>
          </table:table-cell>
          <table:table-cell office:value-type="float" office:value="2.958544" calcext:value-type="float">
            <text:p>2.958544</text:p>
          </table:table-cell>
          <table:table-cell office:value-type="float" office:value="0.0906287" calcext:value-type="float">
            <text:p>0.0906287</text:p>
          </table:table-cell>
          <table:table-cell office:value-type="float" office:value="0.04752619" calcext:value-type="float">
            <text:p>0.04752619</text:p>
          </table:table-cell>
          <table:table-cell office:value-type="float" office:value="0.02658815" calcext:value-type="float">
            <text:p>0.02658815</text:p>
          </table:table-cell>
          <table:table-cell office:value-type="float" office:value="0.0197285" calcext:value-type="float">
            <text:p>0.0197285</text:p>
          </table:table-cell>
          <table:table-cell office:value-type="float" office:value="0.01808962" calcext:value-type="float">
            <text:p>0.01808962</text:p>
          </table:table-cell>
          <table:table-cell office:value-type="float" office:value="0.02220357" calcext:value-type="float">
            <text:p>0.02220357</text:p>
          </table:table-cell>
          <table:table-cell office:value-type="float" office:value="0.01992757" calcext:value-type="float">
            <text:p>0.01992757</text:p>
          </table:table-cell>
          <table:table-cell office:value-type="float" office:value="9.014905" calcext:value-type="float">
            <text:p>9.014905</text:p>
          </table:table-cell>
          <table:table-cell office:value-type="float" office:value="24.27335" calcext:value-type="float">
            <text:p>24.27335</text:p>
          </table:table-cell>
          <table:table-cell office:value-type="float" office:value="25.04104" calcext:value-type="float">
            <text:p>25.04104</text:p>
          </table:table-cell>
          <table:table-cell office:value-type="float" office:value="32.24323" calcext:value-type="float">
            <text:p>32.24323</text:p>
          </table:table-cell>
          <table:table-cell office:value-type="float" office:value="35.65252" calcext:value-type="float">
            <text:p>35.65252</text:p>
          </table:table-cell>
          <table:table-cell office:value-type="float" office:value="25.77067" calcext:value-type="float">
            <text:p>25.77067</text:p>
          </table:table-cell>
          <table:table-cell office:value-type="float" office:value="9.36274" calcext:value-type="float">
            <text:p>9.36274</text:p>
          </table:table-cell>
          <table:table-cell office:value-type="float" office:value="2.421384" calcext:value-type="float">
            <text:p>2.421384</text:p>
          </table:table-cell>
          <table:table-cell office:value-type="float" office:value="7596.07" calcext:value-type="float">
            <text:p>7596.07</text:p>
          </table:table-cell>
          <table:table-cell office:value-type="float" office:value="0" calcext:value-type="float">
            <text:p>0</text:p>
          </table:table-cell>
          <table:table-cell office:value-type="float" office:value="-0.5295342" calcext:value-type="float">
            <text:p>-0.529534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4" calcext:value-type="float">
            <text:p>25072004</text:p>
          </table:table-cell>
          <table:table-cell office:value-type="float" office:value="12.5321" calcext:value-type="float">
            <text:p>12.5321</text:p>
          </table:table-cell>
          <table:table-cell office:value-type="float" office:value="452.4088" calcext:value-type="float">
            <text:p>452.408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03372" calcext:value-type="float">
            <text:p>0.503372</text:p>
          </table:table-cell>
          <table:table-cell office:value-type="float" office:value="13.28605" calcext:value-type="float">
            <text:p>13.28605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834805" calcext:value-type="float">
            <text:p>0.02834805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03918" calcext:value-type="float">
            <text:p>9.03918</text:p>
          </table:table-cell>
          <table:table-cell office:value-type="float" office:value="-0.4398494" calcext:value-type="float">
            <text:p>-0.4398494</text:p>
          </table:table-cell>
          <table:table-cell office:value-type="float" office:value="-0.3061114" calcext:value-type="float">
            <text:p>-0.3061114</text:p>
          </table:table-cell>
          <table:table-cell office:value-type="float" office:value="0.00004562576" calcext:value-type="float">
            <text:p>4.562576E-05</text:p>
          </table:table-cell>
          <table:table-cell office:value-type="float" office:value="11.01401" calcext:value-type="float">
            <text:p>11.01401</text:p>
          </table:table-cell>
          <table:table-cell office:value-type="float" office:value="2.887975" calcext:value-type="float">
            <text:p>2.887975</text:p>
          </table:table-cell>
          <table:table-cell office:value-type="float" office:value="0.08723116" calcext:value-type="float">
            <text:p>0.08723116</text:p>
          </table:table-cell>
          <table:table-cell office:value-type="float" office:value="0.04876316" calcext:value-type="float">
            <text:p>0.04876316</text:p>
          </table:table-cell>
          <table:table-cell office:value-type="float" office:value="0.02706387" calcext:value-type="float">
            <text:p>0.02706387</text:p>
          </table:table-cell>
          <table:table-cell office:value-type="float" office:value="0.01992373" calcext:value-type="float">
            <text:p>0.01992373</text:p>
          </table:table-cell>
          <table:table-cell office:value-type="float" office:value="0.01804952" calcext:value-type="float">
            <text:p>0.01804952</text:p>
          </table:table-cell>
          <table:table-cell office:value-type="float" office:value="0.02207317" calcext:value-type="float">
            <text:p>0.02207317</text:p>
          </table:table-cell>
          <table:table-cell office:value-type="float" office:value="0.01978731" calcext:value-type="float">
            <text:p>0.01978731</text:p>
          </table:table-cell>
          <table:table-cell office:value-type="float" office:value="7.911885" calcext:value-type="float">
            <text:p>7.911885</text:p>
          </table:table-cell>
          <table:table-cell office:value-type="float" office:value="25.88103" calcext:value-type="float">
            <text:p>25.88103</text:p>
          </table:table-cell>
          <table:table-cell office:value-type="float" office:value="25.56793" calcext:value-type="float">
            <text:p>25.56793</text:p>
          </table:table-cell>
          <table:table-cell office:value-type="float" office:value="32.42462" calcext:value-type="float">
            <text:p>32.42462</text:p>
          </table:table-cell>
          <table:table-cell office:value-type="float" office:value="35.63578" calcext:value-type="float">
            <text:p>35.63578</text:p>
          </table:table-cell>
          <table:table-cell office:value-type="float" office:value="25.84822" calcext:value-type="float">
            <text:p>25.84822</text:p>
          </table:table-cell>
          <table:table-cell office:value-type="float" office:value="9.447884" calcext:value-type="float">
            <text:p>9.447884</text:p>
          </table:table-cell>
          <table:table-cell office:value-type="float" office:value="2.438651" calcext:value-type="float">
            <text:p>2.438651</text:p>
          </table:table-cell>
          <table:table-cell office:value-type="float" office:value="7664.237" calcext:value-type="float">
            <text:p>7664.237</text:p>
          </table:table-cell>
          <table:table-cell office:value-type="float" office:value="0" calcext:value-type="float">
            <text:p>0</text:p>
          </table:table-cell>
          <table:table-cell office:value-type="float" office:value="-0.5295466" calcext:value-type="float">
            <text:p>-0.529546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4" calcext:value-type="float">
            <text:p>26072004</text:p>
          </table:table-cell>
          <table:table-cell office:value-type="float" office:value="12.46781" calcext:value-type="float">
            <text:p>12.46781</text:p>
          </table:table-cell>
          <table:table-cell office:value-type="float" office:value="452.377" calcext:value-type="float">
            <text:p>452.37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018444" calcext:value-type="float">
            <text:p>0.5018444</text:p>
          </table:table-cell>
          <table:table-cell office:value-type="float" office:value="13.38051" calcext:value-type="float">
            <text:p>13.38051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838759" calcext:value-type="float">
            <text:p>0.02838759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045447" calcext:value-type="float">
            <text:p>9.045447</text:p>
          </table:table-cell>
          <table:table-cell office:value-type="float" office:value="-0.4403702" calcext:value-type="float">
            <text:p>-0.4403702</text:p>
          </table:table-cell>
          <table:table-cell office:value-type="float" office:value="-0.3068845" calcext:value-type="float">
            <text:p>-0.3068845</text:p>
          </table:table-cell>
          <table:table-cell office:value-type="float" office:value="0.00004562698" calcext:value-type="float">
            <text:p>4.562698E-05</text:p>
          </table:table-cell>
          <table:table-cell office:value-type="float" office:value="10.98412" calcext:value-type="float">
            <text:p>10.98412</text:p>
          </table:table-cell>
          <table:table-cell office:value-type="float" office:value="2.697192" calcext:value-type="float">
            <text:p>2.697192</text:p>
          </table:table-cell>
          <table:table-cell office:value-type="float" office:value="0.07251151" calcext:value-type="float">
            <text:p>0.07251151</text:p>
          </table:table-cell>
          <table:table-cell office:value-type="float" office:value="0.04354764" calcext:value-type="float">
            <text:p>0.04354764</text:p>
          </table:table-cell>
          <table:table-cell office:value-type="float" office:value="0.0244061" calcext:value-type="float">
            <text:p>0.0244061</text:p>
          </table:table-cell>
          <table:table-cell office:value-type="float" office:value="0.0188714" calcext:value-type="float">
            <text:p>0.0188714</text:p>
          </table:table-cell>
          <table:table-cell office:value-type="float" office:value="0.01767684" calcext:value-type="float">
            <text:p>0.01767684</text:p>
          </table:table-cell>
          <table:table-cell office:value-type="float" office:value="0.02191182" calcext:value-type="float">
            <text:p>0.02191182</text:p>
          </table:table-cell>
          <table:table-cell office:value-type="float" office:value="0.01965527" calcext:value-type="float">
            <text:p>0.01965527</text:p>
          </table:table-cell>
          <table:table-cell office:value-type="float" office:value="11.58268" calcext:value-type="float">
            <text:p>11.58268</text:p>
          </table:table-cell>
          <table:table-cell office:value-type="float" office:value="25.42263" calcext:value-type="float">
            <text:p>25.42263</text:p>
          </table:table-cell>
          <table:table-cell office:value-type="float" office:value="25.88935" calcext:value-type="float">
            <text:p>25.88935</text:p>
          </table:table-cell>
          <table:table-cell office:value-type="float" office:value="32.57288" calcext:value-type="float">
            <text:p>32.57288</text:p>
          </table:table-cell>
          <table:table-cell office:value-type="float" office:value="35.64823" calcext:value-type="float">
            <text:p>35.64823</text:p>
          </table:table-cell>
          <table:table-cell office:value-type="float" office:value="25.94814" calcext:value-type="float">
            <text:p>25.94814</text:p>
          </table:table-cell>
          <table:table-cell office:value-type="float" office:value="9.536465" calcext:value-type="float">
            <text:p>9.536465</text:p>
          </table:table-cell>
          <table:table-cell office:value-type="float" office:value="2.456352" calcext:value-type="float">
            <text:p>2.456352</text:p>
          </table:table-cell>
          <table:table-cell office:value-type="float" office:value="7679.036" calcext:value-type="float">
            <text:p>7679.036</text:p>
          </table:table-cell>
          <table:table-cell office:value-type="float" office:value="0" calcext:value-type="float">
            <text:p>0</text:p>
          </table:table-cell>
          <table:table-cell office:value-type="float" office:value="-0.529586" calcext:value-type="float">
            <text:p>-0.5295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4" calcext:value-type="float">
            <text:p>27072004</text:p>
          </table:table-cell>
          <table:table-cell office:value-type="float" office:value="12.39181" calcext:value-type="float">
            <text:p>12.39181</text:p>
          </table:table-cell>
          <table:table-cell office:value-type="float" office:value="452.3523" calcext:value-type="float">
            <text:p>452.352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944851" calcext:value-type="float">
            <text:p>0.4944851</text:p>
          </table:table-cell>
          <table:table-cell office:value-type="float" office:value="13.50821" calcext:value-type="float">
            <text:p>13.50821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843135" calcext:value-type="float">
            <text:p>0.02843135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052463" calcext:value-type="float">
            <text:p>9.052463</text:p>
          </table:table-cell>
          <table:table-cell office:value-type="float" office:value="-0.442468" calcext:value-type="float">
            <text:p>-0.442468</text:p>
          </table:table-cell>
          <table:table-cell office:value-type="float" office:value="-0.3144876" calcext:value-type="float">
            <text:p>-0.3144876</text:p>
          </table:table-cell>
          <table:table-cell office:value-type="float" office:value="0.0000456283" calcext:value-type="float">
            <text:p>4.56283E-05</text:p>
          </table:table-cell>
          <table:table-cell office:value-type="float" office:value="10.94836" calcext:value-type="float">
            <text:p>10.94836</text:p>
          </table:table-cell>
          <table:table-cell office:value-type="float" office:value="3.689669" calcext:value-type="float">
            <text:p>3.689669</text:p>
          </table:table-cell>
          <table:table-cell office:value-type="float" office:value="0.5112554" calcext:value-type="float">
            <text:p>0.5112554</text:p>
          </table:table-cell>
          <table:table-cell office:value-type="float" office:value="0.06982385" calcext:value-type="float">
            <text:p>0.06982385</text:p>
          </table:table-cell>
          <table:table-cell office:value-type="float" office:value="0.02483514" calcext:value-type="float">
            <text:p>0.02483514</text:p>
          </table:table-cell>
          <table:table-cell office:value-type="float" office:value="0.01873882" calcext:value-type="float">
            <text:p>0.01873882</text:p>
          </table:table-cell>
          <table:table-cell office:value-type="float" office:value="0.01762545" calcext:value-type="float">
            <text:p>0.01762545</text:p>
          </table:table-cell>
          <table:table-cell office:value-type="float" office:value="0.02335759" calcext:value-type="float">
            <text:p>0.02335759</text:p>
          </table:table-cell>
          <table:table-cell office:value-type="float" office:value="0.01953378" calcext:value-type="float">
            <text:p>0.01953378</text:p>
          </table:table-cell>
          <table:table-cell office:value-type="float" office:value="8.589295" calcext:value-type="float">
            <text:p>8.589295</text:p>
          </table:table-cell>
          <table:table-cell office:value-type="float" office:value="24.80015" calcext:value-type="float">
            <text:p>24.80015</text:p>
          </table:table-cell>
          <table:table-cell office:value-type="float" office:value="28.46453" calcext:value-type="float">
            <text:p>28.46453</text:p>
          </table:table-cell>
          <table:table-cell office:value-type="float" office:value="32.68339" calcext:value-type="float">
            <text:p>32.68339</text:p>
          </table:table-cell>
          <table:table-cell office:value-type="float" office:value="35.49895" calcext:value-type="float">
            <text:p>35.49895</text:p>
          </table:table-cell>
          <table:table-cell office:value-type="float" office:value="26.00015" calcext:value-type="float">
            <text:p>26.00015</text:p>
          </table:table-cell>
          <table:table-cell office:value-type="float" office:value="9.623514" calcext:value-type="float">
            <text:p>9.623514</text:p>
          </table:table-cell>
          <table:table-cell office:value-type="float" office:value="2.473863" calcext:value-type="float">
            <text:p>2.473863</text:p>
          </table:table-cell>
          <table:table-cell office:value-type="float" office:value="7144.15" calcext:value-type="float">
            <text:p>7144.15</text:p>
          </table:table-cell>
          <table:table-cell office:value-type="float" office:value="0" calcext:value-type="float">
            <text:p>0</text:p>
          </table:table-cell>
          <table:table-cell office:value-type="float" office:value="-0.5299558" calcext:value-type="float">
            <text:p>-0.52995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4" calcext:value-type="float">
            <text:p>28072004</text:p>
          </table:table-cell>
          <table:table-cell office:value-type="float" office:value="12.32029" calcext:value-type="float">
            <text:p>12.32029</text:p>
          </table:table-cell>
          <table:table-cell office:value-type="float" office:value="452.3325" calcext:value-type="float">
            <text:p>452.332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486113" calcext:value-type="float">
            <text:p>0.4486113</text:p>
          </table:table-cell>
          <table:table-cell office:value-type="float" office:value="13.49793" calcext:value-type="float">
            <text:p>13.49793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870274" calcext:value-type="float">
            <text:p>0.02870274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233961" calcext:value-type="float">
            <text:p>9.233961</text:p>
          </table:table-cell>
          <table:table-cell office:value-type="float" office:value="-0.4457233" calcext:value-type="float">
            <text:p>-0.4457233</text:p>
          </table:table-cell>
          <table:table-cell office:value-type="float" office:value="-0.3260385" calcext:value-type="float">
            <text:p>-0.3260385</text:p>
          </table:table-cell>
          <table:table-cell office:value-type="float" office:value="0.00004563116" calcext:value-type="float">
            <text:p>4.563116E-05</text:p>
          </table:table-cell>
          <table:table-cell office:value-type="float" office:value="10.93721" calcext:value-type="float">
            <text:p>10.93721</text:p>
          </table:table-cell>
          <table:table-cell office:value-type="float" office:value="2.262301" calcext:value-type="float">
            <text:p>2.262301</text:p>
          </table:table-cell>
          <table:table-cell office:value-type="float" office:value="0.153814" calcext:value-type="float">
            <text:p>0.153814</text:p>
          </table:table-cell>
          <table:table-cell office:value-type="float" office:value="0.04380964" calcext:value-type="float">
            <text:p>0.04380964</text:p>
          </table:table-cell>
          <table:table-cell office:value-type="float" office:value="0.02354158" calcext:value-type="float">
            <text:p>0.02354158</text:p>
          </table:table-cell>
          <table:table-cell office:value-type="float" office:value="0.018835" calcext:value-type="float">
            <text:p>0.018835</text:p>
          </table:table-cell>
          <table:table-cell office:value-type="float" office:value="0.01768496" calcext:value-type="float">
            <text:p>0.01768496</text:p>
          </table:table-cell>
          <table:table-cell office:value-type="float" office:value="0.02227185" calcext:value-type="float">
            <text:p>0.02227185</text:p>
          </table:table-cell>
          <table:table-cell office:value-type="float" office:value="0.0194297" calcext:value-type="float">
            <text:p>0.0194297</text:p>
          </table:table-cell>
          <table:table-cell office:value-type="float" office:value="13.06427" calcext:value-type="float">
            <text:p>13.06427</text:p>
          </table:table-cell>
          <table:table-cell office:value-type="float" office:value="17.46359" calcext:value-type="float">
            <text:p>17.46359</text:p>
          </table:table-cell>
          <table:table-cell office:value-type="float" office:value="25.77081" calcext:value-type="float">
            <text:p>25.77081</text:p>
          </table:table-cell>
          <table:table-cell office:value-type="float" office:value="33.50574" calcext:value-type="float">
            <text:p>33.50574</text:p>
          </table:table-cell>
          <table:table-cell office:value-type="float" office:value="37.12507" calcext:value-type="float">
            <text:p>37.12507</text:p>
          </table:table-cell>
          <table:table-cell office:value-type="float" office:value="27.15759" calcext:value-type="float">
            <text:p>27.15759</text:p>
          </table:table-cell>
          <table:table-cell office:value-type="float" office:value="9.551251" calcext:value-type="float">
            <text:p>9.551251</text:p>
          </table:table-cell>
          <table:table-cell office:value-type="float" office:value="2.512471" calcext:value-type="float">
            <text:p>2.512471</text:p>
          </table:table-cell>
          <table:table-cell office:value-type="float" office:value="6918.943" calcext:value-type="float">
            <text:p>6918.943</text:p>
          </table:table-cell>
          <table:table-cell office:value-type="float" office:value="0" calcext:value-type="float">
            <text:p>0</text:p>
          </table:table-cell>
          <table:table-cell office:value-type="float" office:value="-0.5316204" calcext:value-type="float">
            <text:p>-0.53162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4" calcext:value-type="float">
            <text:p>29072004</text:p>
          </table:table-cell>
          <table:table-cell office:value-type="float" office:value="12.25617" calcext:value-type="float">
            <text:p>12.25617</text:p>
          </table:table-cell>
          <table:table-cell office:value-type="float" office:value="452.3102" calcext:value-type="float">
            <text:p>452.310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45718" calcext:value-type="float">
            <text:p>0.445718</text:p>
          </table:table-cell>
          <table:table-cell office:value-type="float" office:value="13.45563" calcext:value-type="float">
            <text:p>13.45563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893018" calcext:value-type="float">
            <text:p>0.02893018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395765" calcext:value-type="float">
            <text:p>9.395765</text:p>
          </table:table-cell>
          <table:table-cell office:value-type="float" office:value="-0.4468127" calcext:value-type="float">
            <text:p>-0.4468127</text:p>
          </table:table-cell>
          <table:table-cell office:value-type="float" office:value="-0.3283354" calcext:value-type="float">
            <text:p>-0.3283354</text:p>
          </table:table-cell>
          <table:table-cell office:value-type="float" office:value="0.00004563225" calcext:value-type="float">
            <text:p>4.563225E-05</text:p>
          </table:table-cell>
          <table:table-cell office:value-type="float" office:value="10.91456" calcext:value-type="float">
            <text:p>10.91456</text:p>
          </table:table-cell>
          <table:table-cell office:value-type="float" office:value="2.16994" calcext:value-type="float">
            <text:p>2.16994</text:p>
          </table:table-cell>
          <table:table-cell office:value-type="float" office:value="0.1192206" calcext:value-type="float">
            <text:p>0.1192206</text:p>
          </table:table-cell>
          <table:table-cell office:value-type="float" office:value="0.0380359" calcext:value-type="float">
            <text:p>0.0380359</text:p>
          </table:table-cell>
          <table:table-cell office:value-type="float" office:value="0.02276051" calcext:value-type="float">
            <text:p>0.02276051</text:p>
          </table:table-cell>
          <table:table-cell office:value-type="float" office:value="0.01865416" calcext:value-type="float">
            <text:p>0.01865416</text:p>
          </table:table-cell>
          <table:table-cell office:value-type="float" office:value="0.01759626" calcext:value-type="float">
            <text:p>0.01759626</text:p>
          </table:table-cell>
          <table:table-cell office:value-type="float" office:value="0.02213579" calcext:value-type="float">
            <text:p>0.02213579</text:p>
          </table:table-cell>
          <table:table-cell office:value-type="float" office:value="0.01934981" calcext:value-type="float">
            <text:p>0.01934981</text:p>
          </table:table-cell>
          <table:table-cell office:value-type="float" office:value="11.31821" calcext:value-type="float">
            <text:p>11.31821</text:p>
          </table:table-cell>
          <table:table-cell office:value-type="float" office:value="16.49232" calcext:value-type="float">
            <text:p>16.49232</text:p>
          </table:table-cell>
          <table:table-cell office:value-type="float" office:value="25.62012" calcext:value-type="float">
            <text:p>25.62012</text:p>
          </table:table-cell>
          <table:table-cell office:value-type="float" office:value="33.35787" calcext:value-type="float">
            <text:p>33.35787</text:p>
          </table:table-cell>
          <table:table-cell office:value-type="float" office:value="36.88651" calcext:value-type="float">
            <text:p>36.88651</text:p>
          </table:table-cell>
          <table:table-cell office:value-type="float" office:value="27.4071" calcext:value-type="float">
            <text:p>27.4071</text:p>
          </table:table-cell>
          <table:table-cell office:value-type="float" office:value="9.634802" calcext:value-type="float">
            <text:p>9.634802</text:p>
          </table:table-cell>
          <table:table-cell office:value-type="float" office:value="2.538425" calcext:value-type="float">
            <text:p>2.538425</text:p>
          </table:table-cell>
          <table:table-cell office:value-type="float" office:value="6898.051" calcext:value-type="float">
            <text:p>6898.051</text:p>
          </table:table-cell>
          <table:table-cell office:value-type="float" office:value="0" calcext:value-type="float">
            <text:p>0</text:p>
          </table:table-cell>
          <table:table-cell office:value-type="float" office:value="-0.5318352" calcext:value-type="float">
            <text:p>-0.531835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4" calcext:value-type="float">
            <text:p>30072004</text:p>
          </table:table-cell>
          <table:table-cell office:value-type="float" office:value="12.18451" calcext:value-type="float">
            <text:p>12.18451</text:p>
          </table:table-cell>
          <table:table-cell office:value-type="float" office:value="452.2899" calcext:value-type="float">
            <text:p>452.289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497463" calcext:value-type="float">
            <text:p>0.4497463</text:p>
          </table:table-cell>
          <table:table-cell office:value-type="float" office:value="13.43835" calcext:value-type="float">
            <text:p>13.43835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08973" calcext:value-type="float">
            <text:p>0.02908973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519794" calcext:value-type="float">
            <text:p>9.519794</text:p>
          </table:table-cell>
          <table:table-cell office:value-type="float" office:value="-0.4493021" calcext:value-type="float">
            <text:p>-0.4493021</text:p>
          </table:table-cell>
          <table:table-cell office:value-type="float" office:value="-0.3383102" calcext:value-type="float">
            <text:p>-0.3383102</text:p>
          </table:table-cell>
          <table:table-cell office:value-type="float" office:value="0.00004563338" calcext:value-type="float">
            <text:p>4.563338E-05</text:p>
          </table:table-cell>
          <table:table-cell office:value-type="float" office:value="10.87544" calcext:value-type="float">
            <text:p>10.87544</text:p>
          </table:table-cell>
          <table:table-cell office:value-type="float" office:value="2.410884" calcext:value-type="float">
            <text:p>2.410884</text:p>
          </table:table-cell>
          <table:table-cell office:value-type="float" office:value="0.1014464" calcext:value-type="float">
            <text:p>0.1014464</text:p>
          </table:table-cell>
          <table:table-cell office:value-type="float" office:value="0.03868701" calcext:value-type="float">
            <text:p>0.03868701</text:p>
          </table:table-cell>
          <table:table-cell office:value-type="float" office:value="0.0225596" calcext:value-type="float">
            <text:p>0.0225596</text:p>
          </table:table-cell>
          <table:table-cell office:value-type="float" office:value="0.01862667" calcext:value-type="float">
            <text:p>0.01862667</text:p>
          </table:table-cell>
          <table:table-cell office:value-type="float" office:value="0.0175827" calcext:value-type="float">
            <text:p>0.0175827</text:p>
          </table:table-cell>
          <table:table-cell office:value-type="float" office:value="0.0220968" calcext:value-type="float">
            <text:p>0.0220968</text:p>
          </table:table-cell>
          <table:table-cell office:value-type="float" office:value="0.01928848" calcext:value-type="float">
            <text:p>0.01928848</text:p>
          </table:table-cell>
          <table:table-cell office:value-type="float" office:value="12.38515" calcext:value-type="float">
            <text:p>12.38515</text:p>
          </table:table-cell>
          <table:table-cell office:value-type="float" office:value="18.82491" calcext:value-type="float">
            <text:p>18.82491</text:p>
          </table:table-cell>
          <table:table-cell office:value-type="float" office:value="24.89384" calcext:value-type="float">
            <text:p>24.89384</text:p>
          </table:table-cell>
          <table:table-cell office:value-type="float" office:value="32.69823" calcext:value-type="float">
            <text:p>32.69823</text:p>
          </table:table-cell>
          <table:table-cell office:value-type="float" office:value="36.60509" calcext:value-type="float">
            <text:p>36.60509</text:p>
          </table:table-cell>
          <table:table-cell office:value-type="float" office:value="27.62403" calcext:value-type="float">
            <text:p>27.62403</text:p>
          </table:table-cell>
          <table:table-cell office:value-type="float" office:value="9.706311" calcext:value-type="float">
            <text:p>9.706311</text:p>
          </table:table-cell>
          <table:table-cell office:value-type="float" office:value="2.557138" calcext:value-type="float">
            <text:p>2.557138</text:p>
          </table:table-cell>
          <table:table-cell office:value-type="float" office:value="7040.813" calcext:value-type="float">
            <text:p>7040.813</text:p>
          </table:table-cell>
          <table:table-cell office:value-type="float" office:value="0" calcext:value-type="float">
            <text:p>0</text:p>
          </table:table-cell>
          <table:table-cell office:value-type="float" office:value="-0.5322192" calcext:value-type="float">
            <text:p>-0.532219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4" calcext:value-type="float">
            <text:p>31072004</text:p>
          </table:table-cell>
          <table:table-cell office:value-type="float" office:value="12.11183" calcext:value-type="float">
            <text:p>12.11183</text:p>
          </table:table-cell>
          <table:table-cell office:value-type="float" office:value="452.2587" calcext:value-type="float">
            <text:p>452.258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634217" calcext:value-type="float">
            <text:p>0.4634217</text:p>
          </table:table-cell>
          <table:table-cell office:value-type="float" office:value="13.45427" calcext:value-type="float">
            <text:p>13.45427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19624" calcext:value-type="float">
            <text:p>0.02919624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587025" calcext:value-type="float">
            <text:p>9.587025</text:p>
          </table:table-cell>
          <table:table-cell office:value-type="float" office:value="-0.4494092" calcext:value-type="float">
            <text:p>-0.4494092</text:p>
          </table:table-cell>
          <table:table-cell office:value-type="float" office:value="-0.3385358" calcext:value-type="float">
            <text:p>-0.3385358</text:p>
          </table:table-cell>
          <table:table-cell office:value-type="float" office:value="0.00004563438" calcext:value-type="float">
            <text:p>4.563438E-05</text:p>
          </table:table-cell>
          <table:table-cell office:value-type="float" office:value="10.81339" calcext:value-type="float">
            <text:p>10.81339</text:p>
          </table:table-cell>
          <table:table-cell office:value-type="float" office:value="2.627416" calcext:value-type="float">
            <text:p>2.627416</text:p>
          </table:table-cell>
          <table:table-cell office:value-type="float" office:value="0.09498646" calcext:value-type="float">
            <text:p>0.09498646</text:p>
          </table:table-cell>
          <table:table-cell office:value-type="float" office:value="0.04335483" calcext:value-type="float">
            <text:p>0.04335483</text:p>
          </table:table-cell>
          <table:table-cell office:value-type="float" office:value="0.02447245" calcext:value-type="float">
            <text:p>0.02447245</text:p>
          </table:table-cell>
          <table:table-cell office:value-type="float" office:value="0.01871414" calcext:value-type="float">
            <text:p>0.01871414</text:p>
          </table:table-cell>
          <table:table-cell office:value-type="float" office:value="0.01762937" calcext:value-type="float">
            <text:p>0.01762937</text:p>
          </table:table-cell>
          <table:table-cell office:value-type="float" office:value="0.02197108" calcext:value-type="float">
            <text:p>0.02197108</text:p>
          </table:table-cell>
          <table:table-cell office:value-type="float" office:value="0.01922809" calcext:value-type="float">
            <text:p>0.01922809</text:p>
          </table:table-cell>
          <table:table-cell office:value-type="float" office:value="9.504148" calcext:value-type="float">
            <text:p>9.504148</text:p>
          </table:table-cell>
          <table:table-cell office:value-type="float" office:value="21.88981" calcext:value-type="float">
            <text:p>21.88981</text:p>
          </table:table-cell>
          <table:table-cell office:value-type="float" office:value="25.07415" calcext:value-type="float">
            <text:p>25.07415</text:p>
          </table:table-cell>
          <table:table-cell office:value-type="float" office:value="32.58915" calcext:value-type="float">
            <text:p>32.58915</text:p>
          </table:table-cell>
          <table:table-cell office:value-type="float" office:value="36.36253" calcext:value-type="float">
            <text:p>36.36253</text:p>
          </table:table-cell>
          <table:table-cell office:value-type="float" office:value="27.5365" calcext:value-type="float">
            <text:p>27.5365</text:p>
          </table:table-cell>
          <table:table-cell office:value-type="float" office:value="9.784797" calcext:value-type="float">
            <text:p>9.784797</text:p>
          </table:table-cell>
          <table:table-cell office:value-type="float" office:value="2.571783" calcext:value-type="float">
            <text:p>2.571783</text:p>
          </table:table-cell>
          <table:table-cell office:value-type="float" office:value="7267.911" calcext:value-type="float">
            <text:p>7267.911</text:p>
          </table:table-cell>
          <table:table-cell office:value-type="float" office:value="0" calcext:value-type="float">
            <text:p>0</text:p>
          </table:table-cell>
          <table:table-cell office:value-type="float" office:value="-0.5322315" calcext:value-type="float">
            <text:p>-0.53223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4" calcext:value-type="float">
            <text:p>1082004</text:p>
          </table:table-cell>
          <table:table-cell office:value-type="float" office:value="12.04094" calcext:value-type="float">
            <text:p>12.04094</text:p>
          </table:table-cell>
          <table:table-cell office:value-type="float" office:value="452.2216" calcext:value-type="float">
            <text:p>452.221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715208" calcext:value-type="float">
            <text:p>0.4715208</text:p>
          </table:table-cell>
          <table:table-cell office:value-type="float" office:value="13.50942" calcext:value-type="float">
            <text:p>13.50942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27341" calcext:value-type="float">
            <text:p>0.02927341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24516" calcext:value-type="float">
            <text:p>9.624516</text:p>
          </table:table-cell>
          <table:table-cell office:value-type="float" office:value="-0.4494681" calcext:value-type="float">
            <text:p>-0.4494681</text:p>
          </table:table-cell>
          <table:table-cell office:value-type="float" office:value="-0.3387592" calcext:value-type="float">
            <text:p>-0.3387592</text:p>
          </table:table-cell>
          <table:table-cell office:value-type="float" office:value="0.00004563534" calcext:value-type="float">
            <text:p>4.563534E-05</text:p>
          </table:table-cell>
          <table:table-cell office:value-type="float" office:value="10.75919" calcext:value-type="float">
            <text:p>10.75919</text:p>
          </table:table-cell>
          <table:table-cell office:value-type="float" office:value="2.711034" calcext:value-type="float">
            <text:p>2.711034</text:p>
          </table:table-cell>
          <table:table-cell office:value-type="float" office:value="0.09297422" calcext:value-type="float">
            <text:p>0.09297422</text:p>
          </table:table-cell>
          <table:table-cell office:value-type="float" office:value="0.04757256" calcext:value-type="float">
            <text:p>0.04757256</text:p>
          </table:table-cell>
          <table:table-cell office:value-type="float" office:value="0.02642067" calcext:value-type="float">
            <text:p>0.02642067</text:p>
          </table:table-cell>
          <table:table-cell office:value-type="float" office:value="0.01950691" calcext:value-type="float">
            <text:p>0.01950691</text:p>
          </table:table-cell>
          <table:table-cell office:value-type="float" office:value="0.01773024" calcext:value-type="float">
            <text:p>0.01773024</text:p>
          </table:table-cell>
          <table:table-cell office:value-type="float" office:value="0.02182417" calcext:value-type="float">
            <text:p>0.02182417</text:p>
          </table:table-cell>
          <table:table-cell office:value-type="float" office:value="0.01914662" calcext:value-type="float">
            <text:p>0.01914662</text:p>
          </table:table-cell>
          <table:table-cell office:value-type="float" office:value="7.957337" calcext:value-type="float">
            <text:p>7.957337</text:p>
          </table:table-cell>
          <table:table-cell office:value-type="float" office:value="23.94922" calcext:value-type="float">
            <text:p>23.94922</text:p>
          </table:table-cell>
          <table:table-cell office:value-type="float" office:value="25.48762" calcext:value-type="float">
            <text:p>25.48762</text:p>
          </table:table-cell>
          <table:table-cell office:value-type="float" office:value="32.67531" calcext:value-type="float">
            <text:p>32.67531</text:p>
          </table:table-cell>
          <table:table-cell office:value-type="float" office:value="36.24933" calcext:value-type="float">
            <text:p>36.24933</text:p>
          </table:table-cell>
          <table:table-cell office:value-type="float" office:value="27.48283" calcext:value-type="float">
            <text:p>27.48283</text:p>
          </table:table-cell>
          <table:table-cell office:value-type="float" office:value="9.871665" calcext:value-type="float">
            <text:p>9.871665</text:p>
          </table:table-cell>
          <table:table-cell office:value-type="float" office:value="2.586656" calcext:value-type="float">
            <text:p>2.586656</text:p>
          </table:table-cell>
          <table:table-cell office:value-type="float" office:value="7411.78" calcext:value-type="float">
            <text:p>7411.78</text:p>
          </table:table-cell>
          <table:table-cell office:value-type="float" office:value="0" calcext:value-type="float">
            <text:p>0</text:p>
          </table:table-cell>
          <table:table-cell office:value-type="float" office:value="-0.5322449" calcext:value-type="float">
            <text:p>-0.532244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4" calcext:value-type="float">
            <text:p>2082004</text:p>
          </table:table-cell>
          <table:table-cell office:value-type="float" office:value="11.97164" calcext:value-type="float">
            <text:p>11.97164</text:p>
          </table:table-cell>
          <table:table-cell office:value-type="float" office:value="452.1809" calcext:value-type="float">
            <text:p>452.180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75869" calcext:value-type="float">
            <text:p>0.475869</text:p>
          </table:table-cell>
          <table:table-cell office:value-type="float" office:value="13.58661" calcext:value-type="float">
            <text:p>13.58661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32974" calcext:value-type="float">
            <text:p>0.02932974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45376" calcext:value-type="float">
            <text:p>9.645376</text:p>
          </table:table-cell>
          <table:table-cell office:value-type="float" office:value="-0.4495251" calcext:value-type="float">
            <text:p>-0.4495251</text:p>
          </table:table-cell>
          <table:table-cell office:value-type="float" office:value="-0.3389851" calcext:value-type="float">
            <text:p>-0.3389851</text:p>
          </table:table-cell>
          <table:table-cell office:value-type="float" office:value="0.00004563638" calcext:value-type="float">
            <text:p>4.563638E-05</text:p>
          </table:table-cell>
          <table:table-cell office:value-type="float" office:value="10.70891" calcext:value-type="float">
            <text:p>10.70891</text:p>
          </table:table-cell>
          <table:table-cell office:value-type="float" office:value="2.710338" calcext:value-type="float">
            <text:p>2.710338</text:p>
          </table:table-cell>
          <table:table-cell office:value-type="float" office:value="0.09188591" calcext:value-type="float">
            <text:p>0.09188591</text:p>
          </table:table-cell>
          <table:table-cell office:value-type="float" office:value="0.05065123" calcext:value-type="float">
            <text:p>0.05065123</text:p>
          </table:table-cell>
          <table:table-cell office:value-type="float" office:value="0.02792954" calcext:value-type="float">
            <text:p>0.02792954</text:p>
          </table:table-cell>
          <table:table-cell office:value-type="float" office:value="0.02030008" calcext:value-type="float">
            <text:p>0.02030008</text:p>
          </table:table-cell>
          <table:table-cell office:value-type="float" office:value="0.01816471" calcext:value-type="float">
            <text:p>0.01816471</text:p>
          </table:table-cell>
          <table:table-cell office:value-type="float" office:value="0.02172511" calcext:value-type="float">
            <text:p>0.02172511</text:p>
          </table:table-cell>
          <table:table-cell office:value-type="float" office:value="0.01905449" calcext:value-type="float">
            <text:p>0.01905449</text:p>
          </table:table-cell>
          <table:table-cell office:value-type="float" office:value="7.325944" calcext:value-type="float">
            <text:p>7.325944</text:p>
          </table:table-cell>
          <table:table-cell office:value-type="float" office:value="25.35468" calcext:value-type="float">
            <text:p>25.35468</text:p>
          </table:table-cell>
          <table:table-cell office:value-type="float" office:value="26.01925" calcext:value-type="float">
            <text:p>26.01925</text:p>
          </table:table-cell>
          <table:table-cell office:value-type="float" office:value="32.84899" calcext:value-type="float">
            <text:p>32.84899</text:p>
          </table:table-cell>
          <table:table-cell office:value-type="float" office:value="36.2049" calcext:value-type="float">
            <text:p>36.2049</text:p>
          </table:table-cell>
          <table:table-cell office:value-type="float" office:value="27.47489" calcext:value-type="float">
            <text:p>27.47489</text:p>
          </table:table-cell>
          <table:table-cell office:value-type="float" office:value="9.971385" calcext:value-type="float">
            <text:p>9.971385</text:p>
          </table:table-cell>
          <table:table-cell office:value-type="float" office:value="2.602394" calcext:value-type="float">
            <text:p>2.602394</text:p>
          </table:table-cell>
          <table:table-cell office:value-type="float" office:value="7500.937" calcext:value-type="float">
            <text:p>7500.937</text:p>
          </table:table-cell>
          <table:table-cell office:value-type="float" office:value="0" calcext:value-type="float">
            <text:p>0</text:p>
          </table:table-cell>
          <table:table-cell office:value-type="float" office:value="-0.5322573" calcext:value-type="float">
            <text:p>-0.532257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4" calcext:value-type="float">
            <text:p>3082004</text:p>
          </table:table-cell>
          <table:table-cell office:value-type="float" office:value="11.90119" calcext:value-type="float">
            <text:p>11.90119</text:p>
          </table:table-cell>
          <table:table-cell office:value-type="float" office:value="452.1439" calcext:value-type="float">
            <text:p>452.143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740202" calcext:value-type="float">
            <text:p>0.4740202</text:p>
          </table:table-cell>
          <table:table-cell office:value-type="float" office:value="13.68131" calcext:value-type="float">
            <text:p>13.68131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37204" calcext:value-type="float">
            <text:p>0.02937204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55274" calcext:value-type="float">
            <text:p>9.655274</text:p>
          </table:table-cell>
          <table:table-cell office:value-type="float" office:value="-0.4496469" calcext:value-type="float">
            <text:p>-0.4496469</text:p>
          </table:table-cell>
          <table:table-cell office:value-type="float" office:value="-0.3415298" calcext:value-type="float">
            <text:p>-0.3415298</text:p>
          </table:table-cell>
          <table:table-cell office:value-type="float" office:value="0.00004563747" calcext:value-type="float">
            <text:p>4.563747E-05</text:p>
          </table:table-cell>
          <table:table-cell office:value-type="float" office:value="10.66398" calcext:value-type="float">
            <text:p>10.66398</text:p>
          </table:table-cell>
          <table:table-cell office:value-type="float" office:value="2.211572" calcext:value-type="float">
            <text:p>2.211572</text:p>
          </table:table-cell>
          <table:table-cell office:value-type="float" office:value="0.08132955" calcext:value-type="float">
            <text:p>0.08132955</text:p>
          </table:table-cell>
          <table:table-cell office:value-type="float" office:value="0.04968714" calcext:value-type="float">
            <text:p>0.04968714</text:p>
          </table:table-cell>
          <table:table-cell office:value-type="float" office:value="0.02754829" calcext:value-type="float">
            <text:p>0.02754829</text:p>
          </table:table-cell>
          <table:table-cell office:value-type="float" office:value="0.02001522" calcext:value-type="float">
            <text:p>0.02001522</text:p>
          </table:table-cell>
          <table:table-cell office:value-type="float" office:value="0.0179681" calcext:value-type="float">
            <text:p>0.0179681</text:p>
          </table:table-cell>
          <table:table-cell office:value-type="float" office:value="0.02161308" calcext:value-type="float">
            <text:p>0.02161308</text:p>
          </table:table-cell>
          <table:table-cell office:value-type="float" office:value="0.01896007" calcext:value-type="float">
            <text:p>0.01896007</text:p>
          </table:table-cell>
          <table:table-cell office:value-type="float" office:value="8.086587" calcext:value-type="float">
            <text:p>8.086587</text:p>
          </table:table-cell>
          <table:table-cell office:value-type="float" office:value="26.26169" calcext:value-type="float">
            <text:p>26.26169</text:p>
          </table:table-cell>
          <table:table-cell office:value-type="float" office:value="26.5407" calcext:value-type="float">
            <text:p>26.5407</text:p>
          </table:table-cell>
          <table:table-cell office:value-type="float" office:value="33.05005" calcext:value-type="float">
            <text:p>33.05005</text:p>
          </table:table-cell>
          <table:table-cell office:value-type="float" office:value="36.21607" calcext:value-type="float">
            <text:p>36.21607</text:p>
          </table:table-cell>
          <table:table-cell office:value-type="float" office:value="27.50252" calcext:value-type="float">
            <text:p>27.50252</text:p>
          </table:table-cell>
          <table:table-cell office:value-type="float" office:value="10.07877" calcext:value-type="float">
            <text:p>10.07877</text:p>
          </table:table-cell>
          <table:table-cell office:value-type="float" office:value="2.618857" calcext:value-type="float">
            <text:p>2.618857</text:p>
          </table:table-cell>
          <table:table-cell office:value-type="float" office:value="7618.849" calcext:value-type="float">
            <text:p>7618.849</text:p>
          </table:table-cell>
          <table:table-cell office:value-type="float" office:value="0" calcext:value-type="float">
            <text:p>0</text:p>
          </table:table-cell>
          <table:table-cell office:value-type="float" office:value="-0.5322692" calcext:value-type="float">
            <text:p>-0.532269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4" calcext:value-type="float">
            <text:p>4082004</text:p>
          </table:table-cell>
          <table:table-cell office:value-type="float" office:value="11.83179" calcext:value-type="float">
            <text:p>11.83179</text:p>
          </table:table-cell>
          <table:table-cell office:value-type="float" office:value="452.1018" calcext:value-type="float">
            <text:p>452.101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789601" calcext:value-type="float">
            <text:p>0.4789601</text:p>
          </table:table-cell>
          <table:table-cell office:value-type="float" office:value="13.77494" calcext:value-type="float">
            <text:p>13.77494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4114" calcext:value-type="float">
            <text:p>0.0294114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6087" calcext:value-type="float">
            <text:p>9.66087</text:p>
          </table:table-cell>
          <table:table-cell office:value-type="float" office:value="-0.4496961" calcext:value-type="float">
            <text:p>-0.4496961</text:p>
          </table:table-cell>
          <table:table-cell office:value-type="float" office:value="-0.3417169" calcext:value-type="float">
            <text:p>-0.3417169</text:p>
          </table:table-cell>
          <table:table-cell office:value-type="float" office:value="0.00004563848" calcext:value-type="float">
            <text:p>4.563848E-05</text:p>
          </table:table-cell>
          <table:table-cell office:value-type="float" office:value="10.61299" calcext:value-type="float">
            <text:p>10.61299</text:p>
          </table:table-cell>
          <table:table-cell office:value-type="float" office:value="2.270169" calcext:value-type="float">
            <text:p>2.270169</text:p>
          </table:table-cell>
          <table:table-cell office:value-type="float" office:value="0.08465294" calcext:value-type="float">
            <text:p>0.08465294</text:p>
          </table:table-cell>
          <table:table-cell office:value-type="float" office:value="0.0519471" calcext:value-type="float">
            <text:p>0.0519471</text:p>
          </table:table-cell>
          <table:table-cell office:value-type="float" office:value="0.02878497" calcext:value-type="float">
            <text:p>0.02878497</text:p>
          </table:table-cell>
          <table:table-cell office:value-type="float" office:value="0.02076137" calcext:value-type="float">
            <text:p>0.02076137</text:p>
          </table:table-cell>
          <table:table-cell office:value-type="float" office:value="0.018487" calcext:value-type="float">
            <text:p>0.018487</text:p>
          </table:table-cell>
          <table:table-cell office:value-type="float" office:value="0.02157592" calcext:value-type="float">
            <text:p>0.02157592</text:p>
          </table:table-cell>
          <table:table-cell office:value-type="float" office:value="0.01886868" calcext:value-type="float">
            <text:p>0.01886868</text:p>
          </table:table-cell>
          <table:table-cell office:value-type="float" office:value="7.710033" calcext:value-type="float">
            <text:p>7.710033</text:p>
          </table:table-cell>
          <table:table-cell office:value-type="float" office:value="27.41188" calcext:value-type="float">
            <text:p>27.41188</text:p>
          </table:table-cell>
          <table:table-cell office:value-type="float" office:value="27.1234" calcext:value-type="float">
            <text:p>27.1234</text:p>
          </table:table-cell>
          <table:table-cell office:value-type="float" office:value="33.27458" calcext:value-type="float">
            <text:p>33.27458</text:p>
          </table:table-cell>
          <table:table-cell office:value-type="float" office:value="36.25696" calcext:value-type="float">
            <text:p>36.25696</text:p>
          </table:table-cell>
          <table:table-cell office:value-type="float" office:value="27.56592" calcext:value-type="float">
            <text:p>27.56592</text:p>
          </table:table-cell>
          <table:table-cell office:value-type="float" office:value="10.19332" calcext:value-type="float">
            <text:p>10.19332</text:p>
          </table:table-cell>
          <table:table-cell office:value-type="float" office:value="2.635606" calcext:value-type="float">
            <text:p>2.635606</text:p>
          </table:table-cell>
          <table:table-cell office:value-type="float" office:value="7706.405" calcext:value-type="float">
            <text:p>7706.405</text:p>
          </table:table-cell>
          <table:table-cell office:value-type="float" office:value="0" calcext:value-type="float">
            <text:p>0</text:p>
          </table:table-cell>
          <table:table-cell office:value-type="float" office:value="-0.5322818" calcext:value-type="float">
            <text:p>-0.53228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4" calcext:value-type="float">
            <text:p>5082004</text:p>
          </table:table-cell>
          <table:table-cell office:value-type="float" office:value="11.77519" calcext:value-type="float">
            <text:p>11.77519</text:p>
          </table:table-cell>
          <table:table-cell office:value-type="float" office:value="452.0653" calcext:value-type="float">
            <text:p>452.065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79645" calcext:value-type="float">
            <text:p>0.479645</text:p>
          </table:table-cell>
          <table:table-cell office:value-type="float" office:value="13.85504" calcext:value-type="float">
            <text:p>13.85504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45034" calcext:value-type="float">
            <text:p>0.02945034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66161" calcext:value-type="float">
            <text:p>9.666161</text:p>
          </table:table-cell>
          <table:table-cell office:value-type="float" office:value="-0.450027" calcext:value-type="float">
            <text:p>-0.450027</text:p>
          </table:table-cell>
          <table:table-cell office:value-type="float" office:value="-0.3421842" calcext:value-type="float">
            <text:p>-0.3421842</text:p>
          </table:table-cell>
          <table:table-cell office:value-type="float" office:value="0.00004563918" calcext:value-type="float">
            <text:p>4.563918E-05</text:p>
          </table:table-cell>
          <table:table-cell office:value-type="float" office:value="10.58511" calcext:value-type="float">
            <text:p>10.58511</text:p>
          </table:table-cell>
          <table:table-cell office:value-type="float" office:value="2.211994" calcext:value-type="float">
            <text:p>2.211994</text:p>
          </table:table-cell>
          <table:table-cell office:value-type="float" office:value="0.07063811" calcext:value-type="float">
            <text:p>0.07063811</text:p>
          </table:table-cell>
          <table:table-cell office:value-type="float" office:value="0.04419308" calcext:value-type="float">
            <text:p>0.04419308</text:p>
          </table:table-cell>
          <table:table-cell office:value-type="float" office:value="0.02488172" calcext:value-type="float">
            <text:p>0.02488172</text:p>
          </table:table-cell>
          <table:table-cell office:value-type="float" office:value="0.01900581" calcext:value-type="float">
            <text:p>0.01900581</text:p>
          </table:table-cell>
          <table:table-cell office:value-type="float" office:value="0.01766986" calcext:value-type="float">
            <text:p>0.01766986</text:p>
          </table:table-cell>
          <table:table-cell office:value-type="float" office:value="0.02141193" calcext:value-type="float">
            <text:p>0.02141193</text:p>
          </table:table-cell>
          <table:table-cell office:value-type="float" office:value="0.01877353" calcext:value-type="float">
            <text:p>0.01877353</text:p>
          </table:table-cell>
          <table:table-cell office:value-type="float" office:value="8.07287" calcext:value-type="float">
            <text:p>8.07287</text:p>
          </table:table-cell>
          <table:table-cell office:value-type="float" office:value="27.81419" calcext:value-type="float">
            <text:p>27.81419</text:p>
          </table:table-cell>
          <table:table-cell office:value-type="float" office:value="27.59353" calcext:value-type="float">
            <text:p>27.59353</text:p>
          </table:table-cell>
          <table:table-cell office:value-type="float" office:value="33.4639" calcext:value-type="float">
            <text:p>33.4639</text:p>
          </table:table-cell>
          <table:table-cell office:value-type="float" office:value="36.27493" calcext:value-type="float">
            <text:p>36.27493</text:p>
          </table:table-cell>
          <table:table-cell office:value-type="float" office:value="27.6296" calcext:value-type="float">
            <text:p>27.6296</text:p>
          </table:table-cell>
          <table:table-cell office:value-type="float" office:value="10.31129" calcext:value-type="float">
            <text:p>10.31129</text:p>
          </table:table-cell>
          <table:table-cell office:value-type="float" office:value="2.652789" calcext:value-type="float">
            <text:p>2.652789</text:p>
          </table:table-cell>
          <table:table-cell office:value-type="float" office:value="7769.632" calcext:value-type="float">
            <text:p>7769.632</text:p>
          </table:table-cell>
          <table:table-cell office:value-type="float" office:value="0" calcext:value-type="float">
            <text:p>0</text:p>
          </table:table-cell>
          <table:table-cell office:value-type="float" office:value="-0.5323068" calcext:value-type="float">
            <text:p>-0.532306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4" calcext:value-type="float">
            <text:p>6082004</text:p>
          </table:table-cell>
          <table:table-cell office:value-type="float" office:value="11.70791" calcext:value-type="float">
            <text:p>11.70791</text:p>
          </table:table-cell>
          <table:table-cell office:value-type="float" office:value="452.0438" calcext:value-type="float">
            <text:p>452.043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782522" calcext:value-type="float">
            <text:p>0.4782522</text:p>
          </table:table-cell>
          <table:table-cell office:value-type="float" office:value="13.9667" calcext:value-type="float">
            <text:p>13.9667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48857" calcext:value-type="float">
            <text:p>0.02948857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71096" calcext:value-type="float">
            <text:p>9.671096</text:p>
          </table:table-cell>
          <table:table-cell office:value-type="float" office:value="-0.4537625" calcext:value-type="float">
            <text:p>-0.4537625</text:p>
          </table:table-cell>
          <table:table-cell office:value-type="float" office:value="-0.3462494" calcext:value-type="float">
            <text:p>-0.3462494</text:p>
          </table:table-cell>
          <table:table-cell office:value-type="float" office:value="0.00004563994" calcext:value-type="float">
            <text:p>4.563994E-05</text:p>
          </table:table-cell>
          <table:table-cell office:value-type="float" office:value="10.56641" calcext:value-type="float">
            <text:p>10.56641</text:p>
          </table:table-cell>
          <table:table-cell office:value-type="float" office:value="2.279925" calcext:value-type="float">
            <text:p>2.279925</text:p>
          </table:table-cell>
          <table:table-cell office:value-type="float" office:value="0.06313736" calcext:value-type="float">
            <text:p>0.06313736</text:p>
          </table:table-cell>
          <table:table-cell office:value-type="float" office:value="0.03957678" calcext:value-type="float">
            <text:p>0.03957678</text:p>
          </table:table-cell>
          <table:table-cell office:value-type="float" office:value="0.02294078" calcext:value-type="float">
            <text:p>0.02294078</text:p>
          </table:table-cell>
          <table:table-cell office:value-type="float" office:value="0.01857905" calcext:value-type="float">
            <text:p>0.01857905</text:p>
          </table:table-cell>
          <table:table-cell office:value-type="float" office:value="0.01741973" calcext:value-type="float">
            <text:p>0.01741973</text:p>
          </table:table-cell>
          <table:table-cell office:value-type="float" office:value="0.02133437" calcext:value-type="float">
            <text:p>0.02133437</text:p>
          </table:table-cell>
          <table:table-cell office:value-type="float" office:value="0.01868075" calcext:value-type="float">
            <text:p>0.01868075</text:p>
          </table:table-cell>
          <table:table-cell office:value-type="float" office:value="18.05043" calcext:value-type="float">
            <text:p>18.05043</text:p>
          </table:table-cell>
          <table:table-cell office:value-type="float" office:value="26.02183" calcext:value-type="float">
            <text:p>26.02183</text:p>
          </table:table-cell>
          <table:table-cell office:value-type="float" office:value="27.53904" calcext:value-type="float">
            <text:p>27.53904</text:p>
          </table:table-cell>
          <table:table-cell office:value-type="float" office:value="33.4166" calcext:value-type="float">
            <text:p>33.4166</text:p>
          </table:table-cell>
          <table:table-cell office:value-type="float" office:value="36.206" calcext:value-type="float">
            <text:p>36.206</text:p>
          </table:table-cell>
          <table:table-cell office:value-type="float" office:value="27.66171" calcext:value-type="float">
            <text:p>27.66171</text:p>
          </table:table-cell>
          <table:table-cell office:value-type="float" office:value="10.42288" calcext:value-type="float">
            <text:p>10.42288</text:p>
          </table:table-cell>
          <table:table-cell office:value-type="float" office:value="2.669091" calcext:value-type="float">
            <text:p>2.669091</text:p>
          </table:table-cell>
          <table:table-cell office:value-type="float" office:value="7762.697" calcext:value-type="float">
            <text:p>7762.697</text:p>
          </table:table-cell>
          <table:table-cell office:value-type="float" office:value="0" calcext:value-type="float">
            <text:p>0</text:p>
          </table:table-cell>
          <table:table-cell office:value-type="float" office:value="-0.5329909" calcext:value-type="float">
            <text:p>-0.53299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4" calcext:value-type="float">
            <text:p>7082004</text:p>
          </table:table-cell>
          <table:table-cell office:value-type="float" office:value="11.63764" calcext:value-type="float">
            <text:p>11.63764</text:p>
          </table:table-cell>
          <table:table-cell office:value-type="float" office:value="452.0226" calcext:value-type="float">
            <text:p>452.022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825656" calcext:value-type="float">
            <text:p>0.4825656</text:p>
          </table:table-cell>
          <table:table-cell office:value-type="float" office:value="14.07308" calcext:value-type="float">
            <text:p>14.07308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52558" calcext:value-type="float">
            <text:p>0.02952558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74558" calcext:value-type="float">
            <text:p>9.674558</text:p>
          </table:table-cell>
          <table:table-cell office:value-type="float" office:value="-0.4604902" calcext:value-type="float">
            <text:p>-0.4604902</text:p>
          </table:table-cell>
          <table:table-cell office:value-type="float" office:value="-0.358538" calcext:value-type="float">
            <text:p>-0.358538</text:p>
          </table:table-cell>
          <table:table-cell office:value-type="float" office:value="0.00004564047" calcext:value-type="float">
            <text:p>4.564047E-05</text:p>
          </table:table-cell>
          <table:table-cell office:value-type="float" office:value="10.54922" calcext:value-type="float">
            <text:p>10.54922</text:p>
          </table:table-cell>
          <table:table-cell office:value-type="float" office:value="2.776471" calcext:value-type="float">
            <text:p>2.776471</text:p>
          </table:table-cell>
          <table:table-cell office:value-type="float" office:value="0.06651986" calcext:value-type="float">
            <text:p>0.06651986</text:p>
          </table:table-cell>
          <table:table-cell office:value-type="float" office:value="0.03976798" calcext:value-type="float">
            <text:p>0.03976798</text:p>
          </table:table-cell>
          <table:table-cell office:value-type="float" office:value="0.02264352" calcext:value-type="float">
            <text:p>0.02264352</text:p>
          </table:table-cell>
          <table:table-cell office:value-type="float" office:value="0.01841881" calcext:value-type="float">
            <text:p>0.01841881</text:p>
          </table:table-cell>
          <table:table-cell office:value-type="float" office:value="0.01735502" calcext:value-type="float">
            <text:p>0.01735502</text:p>
          </table:table-cell>
          <table:table-cell office:value-type="float" office:value="0.0213175" calcext:value-type="float">
            <text:p>0.0213175</text:p>
          </table:table-cell>
          <table:table-cell office:value-type="float" office:value="0.01860662" calcext:value-type="float">
            <text:p>0.01860662</text:p>
          </table:table-cell>
          <table:table-cell office:value-type="float" office:value="23.14737" calcext:value-type="float">
            <text:p>23.14737</text:p>
          </table:table-cell>
          <table:table-cell office:value-type="float" office:value="27.86381" calcext:value-type="float">
            <text:p>27.86381</text:p>
          </table:table-cell>
          <table:table-cell office:value-type="float" office:value="27.80264" calcext:value-type="float">
            <text:p>27.80264</text:p>
          </table:table-cell>
          <table:table-cell office:value-type="float" office:value="33.25905" calcext:value-type="float">
            <text:p>33.25905</text:p>
          </table:table-cell>
          <table:table-cell office:value-type="float" office:value="35.93273" calcext:value-type="float">
            <text:p>35.93273</text:p>
          </table:table-cell>
          <table:table-cell office:value-type="float" office:value="27.59376" calcext:value-type="float">
            <text:p>27.59376</text:p>
          </table:table-cell>
          <table:table-cell office:value-type="float" office:value="10.53048" calcext:value-type="float">
            <text:p>10.53048</text:p>
          </table:table-cell>
          <table:table-cell office:value-type="float" office:value="2.684513" calcext:value-type="float">
            <text:p>2.684513</text:p>
          </table:table-cell>
          <table:table-cell office:value-type="float" office:value="7861.596" calcext:value-type="float">
            <text:p>7861.596</text:p>
          </table:table-cell>
          <table:table-cell office:value-type="float" office:value="0" calcext:value-type="float">
            <text:p>0</text:p>
          </table:table-cell>
          <table:table-cell office:value-type="float" office:value="-0.5339226" calcext:value-type="float">
            <text:p>-0.53392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4" calcext:value-type="float">
            <text:p>8082004</text:p>
          </table:table-cell>
          <table:table-cell office:value-type="float" office:value="11.54596" calcext:value-type="float">
            <text:p>11.54596</text:p>
          </table:table-cell>
          <table:table-cell office:value-type="float" office:value="451.9901" calcext:value-type="float">
            <text:p>451.990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047008" calcext:value-type="float">
            <text:p>0.5047008</text:p>
          </table:table-cell>
          <table:table-cell office:value-type="float" office:value="14.16808" calcext:value-type="float">
            <text:p>14.16808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56167" calcext:value-type="float">
            <text:p>0.02956167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76345" calcext:value-type="float">
            <text:p>9.676345</text:p>
          </table:table-cell>
          <table:table-cell office:value-type="float" office:value="-0.4620457" calcext:value-type="float">
            <text:p>-0.4620457</text:p>
          </table:table-cell>
          <table:table-cell office:value-type="float" office:value="-0.3606575" calcext:value-type="float">
            <text:p>-0.3606575</text:p>
          </table:table-cell>
          <table:table-cell office:value-type="float" office:value="0.0000456413" calcext:value-type="float">
            <text:p>4.56413E-05</text:p>
          </table:table-cell>
          <table:table-cell office:value-type="float" office:value="10.45867" calcext:value-type="float">
            <text:p>10.45867</text:p>
          </table:table-cell>
          <table:table-cell office:value-type="float" office:value="3.053413" calcext:value-type="float">
            <text:p>3.053413</text:p>
          </table:table-cell>
          <table:table-cell office:value-type="float" office:value="0.08456986" calcext:value-type="float">
            <text:p>0.08456986</text:p>
          </table:table-cell>
          <table:table-cell office:value-type="float" office:value="0.04889741" calcext:value-type="float">
            <text:p>0.04889741</text:p>
          </table:table-cell>
          <table:table-cell office:value-type="float" office:value="0.02712497" calcext:value-type="float">
            <text:p>0.02712497</text:p>
          </table:table-cell>
          <table:table-cell office:value-type="float" office:value="0.0199353" calcext:value-type="float">
            <text:p>0.0199353</text:p>
          </table:table-cell>
          <table:table-cell office:value-type="float" office:value="0.01781709" calcext:value-type="float">
            <text:p>0.01781709</text:p>
          </table:table-cell>
          <table:table-cell office:value-type="float" office:value="0.02129436" calcext:value-type="float">
            <text:p>0.02129436</text:p>
          </table:table-cell>
          <table:table-cell office:value-type="float" office:value="0.01853503" calcext:value-type="float">
            <text:p>0.01853503</text:p>
          </table:table-cell>
          <table:table-cell office:value-type="float" office:value="18.15203" calcext:value-type="float">
            <text:p>18.15203</text:p>
          </table:table-cell>
          <table:table-cell office:value-type="float" office:value="32.85535" calcext:value-type="float">
            <text:p>32.85535</text:p>
          </table:table-cell>
          <table:table-cell office:value-type="float" office:value="28.65662" calcext:value-type="float">
            <text:p>28.65662</text:p>
          </table:table-cell>
          <table:table-cell office:value-type="float" office:value="33.48451" calcext:value-type="float">
            <text:p>33.48451</text:p>
          </table:table-cell>
          <table:table-cell office:value-type="float" office:value="35.77232" calcext:value-type="float">
            <text:p>35.77232</text:p>
          </table:table-cell>
          <table:table-cell office:value-type="float" office:value="27.49149" calcext:value-type="float">
            <text:p>27.49149</text:p>
          </table:table-cell>
          <table:table-cell office:value-type="float" office:value="10.63908" calcext:value-type="float">
            <text:p>10.63908</text:p>
          </table:table-cell>
          <table:table-cell office:value-type="float" office:value="2.699921" calcext:value-type="float">
            <text:p>2.699921</text:p>
          </table:table-cell>
          <table:table-cell office:value-type="float" office:value="8252.353" calcext:value-type="float">
            <text:p>8252.353</text:p>
          </table:table-cell>
          <table:table-cell office:value-type="float" office:value="0" calcext:value-type="float">
            <text:p>0</text:p>
          </table:table-cell>
          <table:table-cell office:value-type="float" office:value="-0.5341048" calcext:value-type="float">
            <text:p>-0.53410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4" calcext:value-type="float">
            <text:p>9082004</text:p>
          </table:table-cell>
          <table:table-cell office:value-type="float" office:value="11.46583" calcext:value-type="float">
            <text:p>11.46583</text:p>
          </table:table-cell>
          <table:table-cell office:value-type="float" office:value="451.9681" calcext:value-type="float">
            <text:p>451.968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812384" calcext:value-type="float">
            <text:p>0.4812384</text:p>
          </table:table-cell>
          <table:table-cell office:value-type="float" office:value="14.34515" calcext:value-type="float">
            <text:p>14.34515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59757" calcext:value-type="float">
            <text:p>0.02959757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77952" calcext:value-type="float">
            <text:p>9.677952</text:p>
          </table:table-cell>
          <table:table-cell office:value-type="float" office:value="-0.4624282" calcext:value-type="float">
            <text:p>-0.4624282</text:p>
          </table:table-cell>
          <table:table-cell office:value-type="float" office:value="-0.3728341" calcext:value-type="float">
            <text:p>-0.3728341</text:p>
          </table:table-cell>
          <table:table-cell office:value-type="float" office:value="0.00004564479" calcext:value-type="float">
            <text:p>4.564479E-05</text:p>
          </table:table-cell>
          <table:table-cell office:value-type="float" office:value="10.45728" calcext:value-type="float">
            <text:p>10.45728</text:p>
          </table:table-cell>
          <table:table-cell office:value-type="float" office:value="1.72521" calcext:value-type="float">
            <text:p>1.72521</text:p>
          </table:table-cell>
          <table:table-cell office:value-type="float" office:value="0.06670454" calcext:value-type="float">
            <text:p>0.06670454</text:p>
          </table:table-cell>
          <table:table-cell office:value-type="float" office:value="0.04332612" calcext:value-type="float">
            <text:p>0.04332612</text:p>
          </table:table-cell>
          <table:table-cell office:value-type="float" office:value="0.02438499" calcext:value-type="float">
            <text:p>0.02438499</text:p>
          </table:table-cell>
          <table:table-cell office:value-type="float" office:value="0.01863657" calcext:value-type="float">
            <text:p>0.01863657</text:p>
          </table:table-cell>
          <table:table-cell office:value-type="float" office:value="0.01741442" calcext:value-type="float">
            <text:p>0.01741442</text:p>
          </table:table-cell>
          <table:table-cell office:value-type="float" office:value="0.02117797" calcext:value-type="float">
            <text:p>0.02117797</text:p>
          </table:table-cell>
          <table:table-cell office:value-type="float" office:value="0.01844778" calcext:value-type="float">
            <text:p>0.01844778</text:p>
          </table:table-cell>
          <table:table-cell office:value-type="float" office:value="30.59345" calcext:value-type="float">
            <text:p>30.59345</text:p>
          </table:table-cell>
          <table:table-cell office:value-type="float" office:value="32.13729" calcext:value-type="float">
            <text:p>32.13729</text:p>
          </table:table-cell>
          <table:table-cell office:value-type="float" office:value="28.89271" calcext:value-type="float">
            <text:p>28.89271</text:p>
          </table:table-cell>
          <table:table-cell office:value-type="float" office:value="33.51324" calcext:value-type="float">
            <text:p>33.51324</text:p>
          </table:table-cell>
          <table:table-cell office:value-type="float" office:value="35.64111" calcext:value-type="float">
            <text:p>35.64111</text:p>
          </table:table-cell>
          <table:table-cell office:value-type="float" office:value="27.41643" calcext:value-type="float">
            <text:p>27.41643</text:p>
          </table:table-cell>
          <table:table-cell office:value-type="float" office:value="10.75319" calcext:value-type="float">
            <text:p>10.75319</text:p>
          </table:table-cell>
          <table:table-cell office:value-type="float" office:value="2.716581" calcext:value-type="float">
            <text:p>2.716581</text:p>
          </table:table-cell>
          <table:table-cell office:value-type="float" office:value="8234.966" calcext:value-type="float">
            <text:p>8234.966</text:p>
          </table:table-cell>
          <table:table-cell office:value-type="float" office:value="0" calcext:value-type="float">
            <text:p>0</text:p>
          </table:table-cell>
          <table:table-cell office:value-type="float" office:value="-0.5341146" calcext:value-type="float">
            <text:p>-0.534114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4" calcext:value-type="float">
            <text:p>10082004</text:p>
          </table:table-cell>
          <table:table-cell office:value-type="float" office:value="11.3843" calcext:value-type="float">
            <text:p>11.3843</text:p>
          </table:table-cell>
          <table:table-cell office:value-type="float" office:value="451.9416" calcext:value-type="float">
            <text:p>451.941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898041" calcext:value-type="float">
            <text:p>0.4898041</text:p>
          </table:table-cell>
          <table:table-cell office:value-type="float" office:value="14.46444" calcext:value-type="float">
            <text:p>14.46444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63307" calcext:value-type="float">
            <text:p>0.02963307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79271" calcext:value-type="float">
            <text:p>9.679271</text:p>
          </table:table-cell>
          <table:table-cell office:value-type="float" office:value="-0.4626555" calcext:value-type="float">
            <text:p>-0.4626555</text:p>
          </table:table-cell>
          <table:table-cell office:value-type="float" office:value="-0.3845284" calcext:value-type="float">
            <text:p>-0.3845284</text:p>
          </table:table-cell>
          <table:table-cell office:value-type="float" office:value="0.00004564619" calcext:value-type="float">
            <text:p>4.564619E-05</text:p>
          </table:table-cell>
          <table:table-cell office:value-type="float" office:value="10.41252" calcext:value-type="float">
            <text:p>10.41252</text:p>
          </table:table-cell>
          <table:table-cell office:value-type="float" office:value="2.011012" calcext:value-type="float">
            <text:p>2.011012</text:p>
          </table:table-cell>
          <table:table-cell office:value-type="float" office:value="0.06799878" calcext:value-type="float">
            <text:p>0.06799878</text:p>
          </table:table-cell>
          <table:table-cell office:value-type="float" office:value="0.0435582" calcext:value-type="float">
            <text:p>0.0435582</text:p>
          </table:table-cell>
          <table:table-cell office:value-type="float" office:value="0.02466091" calcext:value-type="float">
            <text:p>0.02466091</text:p>
          </table:table-cell>
          <table:table-cell office:value-type="float" office:value="0.01850732" calcext:value-type="float">
            <text:p>0.01850732</text:p>
          </table:table-cell>
          <table:table-cell office:value-type="float" office:value="0.01736565" calcext:value-type="float">
            <text:p>0.01736565</text:p>
          </table:table-cell>
          <table:table-cell office:value-type="float" office:value="0.0211236" calcext:value-type="float">
            <text:p>0.0211236</text:p>
          </table:table-cell>
          <table:table-cell office:value-type="float" office:value="0.01837202" calcext:value-type="float">
            <text:p>0.01837202</text:p>
          </table:table-cell>
          <table:table-cell office:value-type="float" office:value="30.0287" calcext:value-type="float">
            <text:p>30.0287</text:p>
          </table:table-cell>
          <table:table-cell office:value-type="float" office:value="36.79654" calcext:value-type="float">
            <text:p>36.79654</text:p>
          </table:table-cell>
          <table:table-cell office:value-type="float" office:value="29.48785" calcext:value-type="float">
            <text:p>29.48785</text:p>
          </table:table-cell>
          <table:table-cell office:value-type="float" office:value="33.55596" calcext:value-type="float">
            <text:p>33.55596</text:p>
          </table:table-cell>
          <table:table-cell office:value-type="float" office:value="35.44003" calcext:value-type="float">
            <text:p>35.44003</text:p>
          </table:table-cell>
          <table:table-cell office:value-type="float" office:value="27.28915" calcext:value-type="float">
            <text:p>27.28915</text:p>
          </table:table-cell>
          <table:table-cell office:value-type="float" office:value="10.86224" calcext:value-type="float">
            <text:p>10.86224</text:p>
          </table:table-cell>
          <table:table-cell office:value-type="float" office:value="2.732759" calcext:value-type="float">
            <text:p>2.732759</text:p>
          </table:table-cell>
          <table:table-cell office:value-type="float" office:value="8480.282" calcext:value-type="float">
            <text:p>8480.282</text:p>
          </table:table-cell>
          <table:table-cell office:value-type="float" office:value="0" calcext:value-type="float">
            <text:p>0</text:p>
          </table:table-cell>
          <table:table-cell office:value-type="float" office:value="-0.5341262" calcext:value-type="float">
            <text:p>-0.534126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4" calcext:value-type="float">
            <text:p>11082004</text:p>
          </table:table-cell>
          <table:table-cell office:value-type="float" office:value="11.31616" calcext:value-type="float">
            <text:p>11.31616</text:p>
          </table:table-cell>
          <table:table-cell office:value-type="float" office:value="451.9055" calcext:value-type="float">
            <text:p>451.905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022455" calcext:value-type="float">
            <text:p>0.5022455</text:p>
          </table:table-cell>
          <table:table-cell office:value-type="float" office:value="14.54785" calcext:value-type="float">
            <text:p>14.54785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66847" calcext:value-type="float">
            <text:p>0.02966847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80335" calcext:value-type="float">
            <text:p>9.680335</text:p>
          </table:table-cell>
          <table:table-cell office:value-type="float" office:value="-0.4627161" calcext:value-type="float">
            <text:p>-0.4627161</text:p>
          </table:table-cell>
          <table:table-cell office:value-type="float" office:value="-0.3847037" calcext:value-type="float">
            <text:p>-0.3847037</text:p>
          </table:table-cell>
          <table:table-cell office:value-type="float" office:value="0.00004564682" calcext:value-type="float">
            <text:p>4.564682E-05</text:p>
          </table:table-cell>
          <table:table-cell office:value-type="float" office:value="10.35752" calcext:value-type="float">
            <text:p>10.35752</text:p>
          </table:table-cell>
          <table:table-cell office:value-type="float" office:value="2.244478" calcext:value-type="float">
            <text:p>2.244478</text:p>
          </table:table-cell>
          <table:table-cell office:value-type="float" office:value="0.06832777" calcext:value-type="float">
            <text:p>0.06832777</text:p>
          </table:table-cell>
          <table:table-cell office:value-type="float" office:value="0.04261577" calcext:value-type="float">
            <text:p>0.04261577</text:p>
          </table:table-cell>
          <table:table-cell office:value-type="float" office:value="0.02455052" calcext:value-type="float">
            <text:p>0.02455052</text:p>
          </table:table-cell>
          <table:table-cell office:value-type="float" office:value="0.0185286" calcext:value-type="float">
            <text:p>0.0185286</text:p>
          </table:table-cell>
          <table:table-cell office:value-type="float" office:value="0.01733869" calcext:value-type="float">
            <text:p>0.01733869</text:p>
          </table:table-cell>
          <table:table-cell office:value-type="float" office:value="0.02105419" calcext:value-type="float">
            <text:p>0.02105419</text:p>
          </table:table-cell>
          <table:table-cell office:value-type="float" office:value="0.01829739" calcext:value-type="float">
            <text:p>0.01829739</text:p>
          </table:table-cell>
          <table:table-cell office:value-type="float" office:value="22.61641" calcext:value-type="float">
            <text:p>22.61641</text:p>
          </table:table-cell>
          <table:table-cell office:value-type="float" office:value="42.43516" calcext:value-type="float">
            <text:p>42.43516</text:p>
          </table:table-cell>
          <table:table-cell office:value-type="float" office:value="30.36917" calcext:value-type="float">
            <text:p>30.36917</text:p>
          </table:table-cell>
          <table:table-cell office:value-type="float" office:value="33.83812" calcext:value-type="float">
            <text:p>33.83812</text:p>
          </table:table-cell>
          <table:table-cell office:value-type="float" office:value="35.33437" calcext:value-type="float">
            <text:p>35.33437</text:p>
          </table:table-cell>
          <table:table-cell office:value-type="float" office:value="27.16664" calcext:value-type="float">
            <text:p>27.16664</text:p>
          </table:table-cell>
          <table:table-cell office:value-type="float" office:value="10.97086" calcext:value-type="float">
            <text:p>10.97086</text:p>
          </table:table-cell>
          <table:table-cell office:value-type="float" office:value="2.748813" calcext:value-type="float">
            <text:p>2.748813</text:p>
          </table:table-cell>
          <table:table-cell office:value-type="float" office:value="8704.79" calcext:value-type="float">
            <text:p>8704.79</text:p>
          </table:table-cell>
          <table:table-cell office:value-type="float" office:value="0" calcext:value-type="float">
            <text:p>0</text:p>
          </table:table-cell>
          <table:table-cell office:value-type="float" office:value="-0.5341356" calcext:value-type="float">
            <text:p>-0.534135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4" calcext:value-type="float">
            <text:p>12082004</text:p>
          </table:table-cell>
          <table:table-cell office:value-type="float" office:value="11.25596" calcext:value-type="float">
            <text:p>11.25596</text:p>
          </table:table-cell>
          <table:table-cell office:value-type="float" office:value="451.8702" calcext:value-type="float">
            <text:p>451.870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101401" calcext:value-type="float">
            <text:p>0.5101401</text:p>
          </table:table-cell>
          <table:table-cell office:value-type="float" office:value="14.62748" calcext:value-type="float">
            <text:p>14.62748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70388" calcext:value-type="float">
            <text:p>0.02970388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81376" calcext:value-type="float">
            <text:p>9.681376</text:p>
          </table:table-cell>
          <table:table-cell office:value-type="float" office:value="-0.4627573" calcext:value-type="float">
            <text:p>-0.4627573</text:p>
          </table:table-cell>
          <table:table-cell office:value-type="float" office:value="-0.3848786" calcext:value-type="float">
            <text:p>-0.3848786</text:p>
          </table:table-cell>
          <table:table-cell office:value-type="float" office:value="0.00004564754" calcext:value-type="float">
            <text:p>4.564754E-05</text:p>
          </table:table-cell>
          <table:table-cell office:value-type="float" office:value="10.31203" calcext:value-type="float">
            <text:p>10.31203</text:p>
          </table:table-cell>
          <table:table-cell office:value-type="float" office:value="2.362214" calcext:value-type="float">
            <text:p>2.362214</text:p>
          </table:table-cell>
          <table:table-cell office:value-type="float" office:value="0.0689433" calcext:value-type="float">
            <text:p>0.0689433</text:p>
          </table:table-cell>
          <table:table-cell office:value-type="float" office:value="0.04216874" calcext:value-type="float">
            <text:p>0.04216874</text:p>
          </table:table-cell>
          <table:table-cell office:value-type="float" office:value="0.02440793" calcext:value-type="float">
            <text:p>0.02440793</text:p>
          </table:table-cell>
          <table:table-cell office:value-type="float" office:value="0.01842535" calcext:value-type="float">
            <text:p>0.01842535</text:p>
          </table:table-cell>
          <table:table-cell office:value-type="float" office:value="0.01727246" calcext:value-type="float">
            <text:p>0.01727246</text:p>
          </table:table-cell>
          <table:table-cell office:value-type="float" office:value="0.02098984" calcext:value-type="float">
            <text:p>0.02098984</text:p>
          </table:table-cell>
          <table:table-cell office:value-type="float" office:value="0.01822494" calcext:value-type="float">
            <text:p>0.01822494</text:p>
          </table:table-cell>
          <table:table-cell office:value-type="float" office:value="18.47679" calcext:value-type="float">
            <text:p>18.47679</text:p>
          </table:table-cell>
          <table:table-cell office:value-type="float" office:value="45.33298" calcext:value-type="float">
            <text:p>45.33298</text:p>
          </table:table-cell>
          <table:table-cell office:value-type="float" office:value="31.17188" calcext:value-type="float">
            <text:p>31.17188</text:p>
          </table:table-cell>
          <table:table-cell office:value-type="float" office:value="34.11246" calcext:value-type="float">
            <text:p>34.11246</text:p>
          </table:table-cell>
          <table:table-cell office:value-type="float" office:value="35.30788" calcext:value-type="float">
            <text:p>35.30788</text:p>
          </table:table-cell>
          <table:table-cell office:value-type="float" office:value="27.0778" calcext:value-type="float">
            <text:p>27.0778</text:p>
          </table:table-cell>
          <table:table-cell office:value-type="float" office:value="11.0785" calcext:value-type="float">
            <text:p>11.0785</text:p>
          </table:table-cell>
          <table:table-cell office:value-type="float" office:value="2.764658" calcext:value-type="float">
            <text:p>2.764658</text:p>
          </table:table-cell>
          <table:table-cell office:value-type="float" office:value="8859.336" calcext:value-type="float">
            <text:p>8859.336</text:p>
          </table:table-cell>
          <table:table-cell office:value-type="float" office:value="0" calcext:value-type="float">
            <text:p>0</text:p>
          </table:table-cell>
          <table:table-cell office:value-type="float" office:value="-0.5341448" calcext:value-type="float">
            <text:p>-0.534144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4" calcext:value-type="float">
            <text:p>13082004</text:p>
          </table:table-cell>
          <table:table-cell office:value-type="float" office:value="11.19368" calcext:value-type="float">
            <text:p>11.19368</text:p>
          </table:table-cell>
          <table:table-cell office:value-type="float" office:value="451.8321" calcext:value-type="float">
            <text:p>451.832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174183" calcext:value-type="float">
            <text:p>0.5174183</text:p>
          </table:table-cell>
          <table:table-cell office:value-type="float" office:value="14.71253" calcext:value-type="float">
            <text:p>14.71253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73921" calcext:value-type="float">
            <text:p>0.02973921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82343" calcext:value-type="float">
            <text:p>9.682343</text:p>
          </table:table-cell>
          <table:table-cell office:value-type="float" office:value="-0.4628137" calcext:value-type="float">
            <text:p>-0.4628137</text:p>
          </table:table-cell>
          <table:table-cell office:value-type="float" office:value="-0.385077" calcext:value-type="float">
            <text:p>-0.385077</text:p>
          </table:table-cell>
          <table:table-cell office:value-type="float" office:value="0.0000456481" calcext:value-type="float">
            <text:p>4.56481E-05</text:p>
          </table:table-cell>
          <table:table-cell office:value-type="float" office:value="10.2631" calcext:value-type="float">
            <text:p>10.2631</text:p>
          </table:table-cell>
          <table:table-cell office:value-type="float" office:value="2.466517" calcext:value-type="float">
            <text:p>2.466517</text:p>
          </table:table-cell>
          <table:table-cell office:value-type="float" office:value="0.07617151" calcext:value-type="float">
            <text:p>0.07617151</text:p>
          </table:table-cell>
          <table:table-cell office:value-type="float" office:value="0.04563882" calcext:value-type="float">
            <text:p>0.04563882</text:p>
          </table:table-cell>
          <table:table-cell office:value-type="float" office:value="0.0260139" calcext:value-type="float">
            <text:p>0.0260139</text:p>
          </table:table-cell>
          <table:table-cell office:value-type="float" office:value="0.01904165" calcext:value-type="float">
            <text:p>0.01904165</text:p>
          </table:table-cell>
          <table:table-cell office:value-type="float" office:value="0.01733273" calcext:value-type="float">
            <text:p>0.01733273</text:p>
          </table:table-cell>
          <table:table-cell office:value-type="float" office:value="0.02094772" calcext:value-type="float">
            <text:p>0.02094772</text:p>
          </table:table-cell>
          <table:table-cell office:value-type="float" office:value="0.01815476" calcext:value-type="float">
            <text:p>0.01815476</text:p>
          </table:table-cell>
          <table:table-cell office:value-type="float" office:value="16.06898" calcext:value-type="float">
            <text:p>16.06898</text:p>
          </table:table-cell>
          <table:table-cell office:value-type="float" office:value="46.94106" calcext:value-type="float">
            <text:p>46.94106</text:p>
          </table:table-cell>
          <table:table-cell office:value-type="float" office:value="31.99581" calcext:value-type="float">
            <text:p>31.99581</text:p>
          </table:table-cell>
          <table:table-cell office:value-type="float" office:value="34.38323" calcext:value-type="float">
            <text:p>34.38323</text:p>
          </table:table-cell>
          <table:table-cell office:value-type="float" office:value="35.32203" calcext:value-type="float">
            <text:p>35.32203</text:p>
          </table:table-cell>
          <table:table-cell office:value-type="float" office:value="27.02806" calcext:value-type="float">
            <text:p>27.02806</text:p>
          </table:table-cell>
          <table:table-cell office:value-type="float" office:value="11.19092" calcext:value-type="float">
            <text:p>11.19092</text:p>
          </table:table-cell>
          <table:table-cell office:value-type="float" office:value="2.780351" calcext:value-type="float">
            <text:p>2.780351</text:p>
          </table:table-cell>
          <table:table-cell office:value-type="float" office:value="8992.552" calcext:value-type="float">
            <text:p>8992.552</text:p>
          </table:table-cell>
          <table:table-cell office:value-type="float" office:value="0" calcext:value-type="float">
            <text:p>0</text:p>
          </table:table-cell>
          <table:table-cell office:value-type="float" office:value="-0.534155" calcext:value-type="float">
            <text:p>-0.5341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4" calcext:value-type="float">
            <text:p>14082004</text:p>
          </table:table-cell>
          <table:table-cell office:value-type="float" office:value="11.1225" calcext:value-type="float">
            <text:p>11.1225</text:p>
          </table:table-cell>
          <table:table-cell office:value-type="float" office:value="451.7934" calcext:value-type="float">
            <text:p>451.793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162451" calcext:value-type="float">
            <text:p>0.5162451</text:p>
          </table:table-cell>
          <table:table-cell office:value-type="float" office:value="14.83252" calcext:value-type="float">
            <text:p>14.83252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77438" calcext:value-type="float">
            <text:p>0.02977438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83314" calcext:value-type="float">
            <text:p>9.683314</text:p>
          </table:table-cell>
          <table:table-cell office:value-type="float" office:value="-0.4630004" calcext:value-type="float">
            <text:p>-0.4630004</text:p>
          </table:table-cell>
          <table:table-cell office:value-type="float" office:value="-0.3863268" calcext:value-type="float">
            <text:p>-0.3863268</text:p>
          </table:table-cell>
          <table:table-cell office:value-type="float" office:value="0.00004564945" calcext:value-type="float">
            <text:p>4.564945E-05</text:p>
          </table:table-cell>
          <table:table-cell office:value-type="float" office:value="10.21092" calcext:value-type="float">
            <text:p>10.21092</text:p>
          </table:table-cell>
          <table:table-cell office:value-type="float" office:value="2.233458" calcext:value-type="float">
            <text:p>2.233458</text:p>
          </table:table-cell>
          <table:table-cell office:value-type="float" office:value="0.07412055" calcext:value-type="float">
            <text:p>0.07412055</text:p>
          </table:table-cell>
          <table:table-cell office:value-type="float" office:value="0.04588909" calcext:value-type="float">
            <text:p>0.04588909</text:p>
          </table:table-cell>
          <table:table-cell office:value-type="float" office:value="0.02634737" calcext:value-type="float">
            <text:p>0.02634737</text:p>
          </table:table-cell>
          <table:table-cell office:value-type="float" office:value="0.01935476" calcext:value-type="float">
            <text:p>0.01935476</text:p>
          </table:table-cell>
          <table:table-cell office:value-type="float" office:value="0.01760484" calcext:value-type="float">
            <text:p>0.01760484</text:p>
          </table:table-cell>
          <table:table-cell office:value-type="float" office:value="0.02091996" calcext:value-type="float">
            <text:p>0.02091996</text:p>
          </table:table-cell>
          <table:table-cell office:value-type="float" office:value="0.01807998" calcext:value-type="float">
            <text:p>0.01807998</text:p>
          </table:table-cell>
          <table:table-cell office:value-type="float" office:value="19.33749" calcext:value-type="float">
            <text:p>19.33749</text:p>
          </table:table-cell>
          <table:table-cell office:value-type="float" office:value="45.22702" calcext:value-type="float">
            <text:p>45.22702</text:p>
          </table:table-cell>
          <table:table-cell office:value-type="float" office:value="33.00942" calcext:value-type="float">
            <text:p>33.00942</text:p>
          </table:table-cell>
          <table:table-cell office:value-type="float" office:value="34.70065" calcext:value-type="float">
            <text:p>34.70065</text:p>
          </table:table-cell>
          <table:table-cell office:value-type="float" office:value="35.37048" calcext:value-type="float">
            <text:p>35.37048</text:p>
          </table:table-cell>
          <table:table-cell office:value-type="float" office:value="27.01261" calcext:value-type="float">
            <text:p>27.01261</text:p>
          </table:table-cell>
          <table:table-cell office:value-type="float" office:value="11.31271" calcext:value-type="float">
            <text:p>11.31271</text:p>
          </table:table-cell>
          <table:table-cell office:value-type="float" office:value="2.796746" calcext:value-type="float">
            <text:p>2.796746</text:p>
          </table:table-cell>
          <table:table-cell office:value-type="float" office:value="9014.226" calcext:value-type="float">
            <text:p>9014.226</text:p>
          </table:table-cell>
          <table:table-cell office:value-type="float" office:value="0" calcext:value-type="float">
            <text:p>0</text:p>
          </table:table-cell>
          <table:table-cell office:value-type="float" office:value="-0.5341684" calcext:value-type="float">
            <text:p>-0.534168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4" calcext:value-type="float">
            <text:p>15082004</text:p>
          </table:table-cell>
          <table:table-cell office:value-type="float" office:value="11.0596" calcext:value-type="float">
            <text:p>11.0596</text:p>
          </table:table-cell>
          <table:table-cell office:value-type="float" office:value="451.7608" calcext:value-type="float">
            <text:p>451.760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059179" calcext:value-type="float">
            <text:p>0.5059179</text:p>
          </table:table-cell>
          <table:table-cell office:value-type="float" office:value="14.94905" calcext:value-type="float">
            <text:p>14.94905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80943" calcext:value-type="float">
            <text:p>0.02980943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84382" calcext:value-type="float">
            <text:p>9.684382</text:p>
          </table:table-cell>
          <table:table-cell office:value-type="float" office:value="-0.4631467" calcext:value-type="float">
            <text:p>-0.4631467</text:p>
          </table:table-cell>
          <table:table-cell office:value-type="float" office:value="-0.3924613" calcext:value-type="float">
            <text:p>-0.3924613</text:p>
          </table:table-cell>
          <table:table-cell office:value-type="float" office:value="0.00004565079" calcext:value-type="float">
            <text:p>4.565079E-05</text:p>
          </table:table-cell>
          <table:table-cell office:value-type="float" office:value="10.18001" calcext:value-type="float">
            <text:p>10.18001</text:p>
          </table:table-cell>
          <table:table-cell office:value-type="float" office:value="1.762132" calcext:value-type="float">
            <text:p>1.762132</text:p>
          </table:table-cell>
          <table:table-cell office:value-type="float" office:value="0.06654333" calcext:value-type="float">
            <text:p>0.06654333</text:p>
          </table:table-cell>
          <table:table-cell office:value-type="float" office:value="0.04330953" calcext:value-type="float">
            <text:p>0.04330953</text:p>
          </table:table-cell>
          <table:table-cell office:value-type="float" office:value="0.02501405" calcext:value-type="float">
            <text:p>0.02501405</text:p>
          </table:table-cell>
          <table:table-cell office:value-type="float" office:value="0.01865673" calcext:value-type="float">
            <text:p>0.01865673</text:p>
          </table:table-cell>
          <table:table-cell office:value-type="float" office:value="0.01732869" calcext:value-type="float">
            <text:p>0.01732869</text:p>
          </table:table-cell>
          <table:table-cell office:value-type="float" office:value="0.02084258" calcext:value-type="float">
            <text:p>0.02084258</text:p>
          </table:table-cell>
          <table:table-cell office:value-type="float" office:value="0.01800657" calcext:value-type="float">
            <text:p>0.01800657</text:p>
          </table:table-cell>
          <table:table-cell office:value-type="float" office:value="23.60689" calcext:value-type="float">
            <text:p>23.60689</text:p>
          </table:table-cell>
          <table:table-cell office:value-type="float" office:value="45.47626" calcext:value-type="float">
            <text:p>45.47626</text:p>
          </table:table-cell>
          <table:table-cell office:value-type="float" office:value="33.40937" calcext:value-type="float">
            <text:p>33.40937</text:p>
          </table:table-cell>
          <table:table-cell office:value-type="float" office:value="34.84418" calcext:value-type="float">
            <text:p>34.84418</text:p>
          </table:table-cell>
          <table:table-cell office:value-type="float" office:value="35.38174" calcext:value-type="float">
            <text:p>35.38174</text:p>
          </table:table-cell>
          <table:table-cell office:value-type="float" office:value="26.99353" calcext:value-type="float">
            <text:p>26.99353</text:p>
          </table:table-cell>
          <table:table-cell office:value-type="float" office:value="11.43464" calcext:value-type="float">
            <text:p>11.43464</text:p>
          </table:table-cell>
          <table:table-cell office:value-type="float" office:value="2.813404" calcext:value-type="float">
            <text:p>2.813404</text:p>
          </table:table-cell>
          <table:table-cell office:value-type="float" office:value="9038.893" calcext:value-type="float">
            <text:p>9038.893</text:p>
          </table:table-cell>
          <table:table-cell office:value-type="float" office:value="0" calcext:value-type="float">
            <text:p>0</text:p>
          </table:table-cell>
          <table:table-cell office:value-type="float" office:value="-0.5341768" calcext:value-type="float">
            <text:p>-0.534176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4" calcext:value-type="float">
            <text:p>16082004</text:p>
          </table:table-cell>
          <table:table-cell office:value-type="float" office:value="10.9981" calcext:value-type="float">
            <text:p>10.9981</text:p>
          </table:table-cell>
          <table:table-cell office:value-type="float" office:value="451.7213" calcext:value-type="float">
            <text:p>451.721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139366" calcext:value-type="float">
            <text:p>0.5139366</text:p>
          </table:table-cell>
          <table:table-cell office:value-type="float" office:value="15.03404" calcext:value-type="float">
            <text:p>15.03404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84435" calcext:value-type="float">
            <text:p>0.02984435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85422" calcext:value-type="float">
            <text:p>9.685422</text:p>
          </table:table-cell>
          <table:table-cell office:value-type="float" office:value="-0.4632006" calcext:value-type="float">
            <text:p>-0.4632006</text:p>
          </table:table-cell>
          <table:table-cell office:value-type="float" office:value="-0.3926631" calcext:value-type="float">
            <text:p>-0.3926631</text:p>
          </table:table-cell>
          <table:table-cell office:value-type="float" office:value="0.00004565171" calcext:value-type="float">
            <text:p>4.565171E-05</text:p>
          </table:table-cell>
          <table:table-cell office:value-type="float" office:value="10.13242" calcext:value-type="float">
            <text:p>10.13242</text:p>
          </table:table-cell>
          <table:table-cell office:value-type="float" office:value="1.953764" calcext:value-type="float">
            <text:p>1.953764</text:p>
          </table:table-cell>
          <table:table-cell office:value-type="float" office:value="0.07505811" calcext:value-type="float">
            <text:p>0.07505811</text:p>
          </table:table-cell>
          <table:table-cell office:value-type="float" office:value="0.04722788" calcext:value-type="float">
            <text:p>0.04722788</text:p>
          </table:table-cell>
          <table:table-cell office:value-type="float" office:value="0.02683283" calcext:value-type="float">
            <text:p>0.02683283</text:p>
          </table:table-cell>
          <table:table-cell office:value-type="float" office:value="0.01942562" calcext:value-type="float">
            <text:p>0.01942562</text:p>
          </table:table-cell>
          <table:table-cell office:value-type="float" office:value="0.01745409" calcext:value-type="float">
            <text:p>0.01745409</text:p>
          </table:table-cell>
          <table:table-cell office:value-type="float" office:value="0.02081996" calcext:value-type="float">
            <text:p>0.02081996</text:p>
          </table:table-cell>
          <table:table-cell office:value-type="float" office:value="0.01794329" calcext:value-type="float">
            <text:p>0.01794329</text:p>
          </table:table-cell>
          <table:table-cell office:value-type="float" office:value="19.77517" calcext:value-type="float">
            <text:p>19.77517</text:p>
          </table:table-cell>
          <table:table-cell office:value-type="float" office:value="48.33575" calcext:value-type="float">
            <text:p>48.33575</text:p>
          </table:table-cell>
          <table:table-cell office:value-type="float" office:value="34.21894" calcext:value-type="float">
            <text:p>34.21894</text:p>
          </table:table-cell>
          <table:table-cell office:value-type="float" office:value="35.09318" calcext:value-type="float">
            <text:p>35.09318</text:p>
          </table:table-cell>
          <table:table-cell office:value-type="float" office:value="35.37608" calcext:value-type="float">
            <text:p>35.37608</text:p>
          </table:table-cell>
          <table:table-cell office:value-type="float" office:value="26.95561" calcext:value-type="float">
            <text:p>26.95561</text:p>
          </table:table-cell>
          <table:table-cell office:value-type="float" office:value="11.557" calcext:value-type="float">
            <text:p>11.557</text:p>
          </table:table-cell>
          <table:table-cell office:value-type="float" office:value="2.829564" calcext:value-type="float">
            <text:p>2.829564</text:p>
          </table:table-cell>
          <table:table-cell office:value-type="float" office:value="9165.679" calcext:value-type="float">
            <text:p>9165.679</text:p>
          </table:table-cell>
          <table:table-cell office:value-type="float" office:value="0" calcext:value-type="float">
            <text:p>0</text:p>
          </table:table-cell>
          <table:table-cell office:value-type="float" office:value="-0.5341878" calcext:value-type="float">
            <text:p>-0.534187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4" calcext:value-type="float">
            <text:p>17082004</text:p>
          </table:table-cell>
          <table:table-cell office:value-type="float" office:value="10.95218" calcext:value-type="float">
            <text:p>10.95218</text:p>
          </table:table-cell>
          <table:table-cell office:value-type="float" office:value="451.6844" calcext:value-type="float">
            <text:p>451.684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131919" calcext:value-type="float">
            <text:p>0.5131919</text:p>
          </table:table-cell>
          <table:table-cell office:value-type="float" office:value="15.11003" calcext:value-type="float">
            <text:p>15.11003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87922" calcext:value-type="float">
            <text:p>0.02987922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8646" calcext:value-type="float">
            <text:p>9.68646</text:p>
          </table:table-cell>
          <table:table-cell office:value-type="float" office:value="-0.4632231" calcext:value-type="float">
            <text:p>-0.4632231</text:p>
          </table:table-cell>
          <table:table-cell office:value-type="float" office:value="-0.3928276" calcext:value-type="float">
            <text:p>-0.3928276</text:p>
          </table:table-cell>
          <table:table-cell office:value-type="float" office:value="0.00004565224" calcext:value-type="float">
            <text:p>4.565224E-05</text:p>
          </table:table-cell>
          <table:table-cell office:value-type="float" office:value="10.11047" calcext:value-type="float">
            <text:p>10.11047</text:p>
          </table:table-cell>
          <table:table-cell office:value-type="float" office:value="1.8986" calcext:value-type="float">
            <text:p>1.8986</text:p>
          </table:table-cell>
          <table:table-cell office:value-type="float" office:value="0.05885894" calcext:value-type="float">
            <text:p>0.05885894</text:p>
          </table:table-cell>
          <table:table-cell office:value-type="float" office:value="0.03760637" calcext:value-type="float">
            <text:p>0.03760637</text:p>
          </table:table-cell>
          <table:table-cell office:value-type="float" office:value="0.02312158" calcext:value-type="float">
            <text:p>0.02312158</text:p>
          </table:table-cell>
          <table:table-cell office:value-type="float" office:value="0.01836649" calcext:value-type="float">
            <text:p>0.01836649</text:p>
          </table:table-cell>
          <table:table-cell office:value-type="float" office:value="0.01715845" calcext:value-type="float">
            <text:p>0.01715845</text:p>
          </table:table-cell>
          <table:table-cell office:value-type="float" office:value="0.02073788" calcext:value-type="float">
            <text:p>0.02073788</text:p>
          </table:table-cell>
          <table:table-cell office:value-type="float" office:value="0.01787729" calcext:value-type="float">
            <text:p>0.01787729</text:p>
          </table:table-cell>
          <table:table-cell office:value-type="float" office:value="17.60784" calcext:value-type="float">
            <text:p>17.60784</text:p>
          </table:table-cell>
          <table:table-cell office:value-type="float" office:value="49.64233" calcext:value-type="float">
            <text:p>49.64233</text:p>
          </table:table-cell>
          <table:table-cell office:value-type="float" office:value="34.9076" calcext:value-type="float">
            <text:p>34.9076</text:p>
          </table:table-cell>
          <table:table-cell office:value-type="float" office:value="35.34531" calcext:value-type="float">
            <text:p>35.34531</text:p>
          </table:table-cell>
          <table:table-cell office:value-type="float" office:value="35.39965" calcext:value-type="float">
            <text:p>35.39965</text:p>
          </table:table-cell>
          <table:table-cell office:value-type="float" office:value="26.92757" calcext:value-type="float">
            <text:p>26.92757</text:p>
          </table:table-cell>
          <table:table-cell office:value-type="float" office:value="11.68183" calcext:value-type="float">
            <text:p>11.68183</text:p>
          </table:table-cell>
          <table:table-cell office:value-type="float" office:value="2.84596" calcext:value-type="float">
            <text:p>2.84596</text:p>
          </table:table-cell>
          <table:table-cell office:value-type="float" office:value="9202.212" calcext:value-type="float">
            <text:p>9202.212</text:p>
          </table:table-cell>
          <table:table-cell office:value-type="float" office:value="0" calcext:value-type="float">
            <text:p>0</text:p>
          </table:table-cell>
          <table:table-cell office:value-type="float" office:value="-0.5341938" calcext:value-type="float">
            <text:p>-0.534193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4" calcext:value-type="float">
            <text:p>18082004</text:p>
          </table:table-cell>
          <table:table-cell office:value-type="float" office:value="10.90767" calcext:value-type="float">
            <text:p>10.90767</text:p>
          </table:table-cell>
          <table:table-cell office:value-type="float" office:value="451.6503" calcext:value-type="float">
            <text:p>451.650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147269" calcext:value-type="float">
            <text:p>0.5147269</text:p>
          </table:table-cell>
          <table:table-cell office:value-type="float" office:value="15.1798" calcext:value-type="float">
            <text:p>15.1798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91406" calcext:value-type="float">
            <text:p>0.02991406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87444" calcext:value-type="float">
            <text:p>9.687444</text:p>
          </table:table-cell>
          <table:table-cell office:value-type="float" office:value="-0.4632452" calcext:value-type="float">
            <text:p>-0.4632452</text:p>
          </table:table-cell>
          <table:table-cell office:value-type="float" office:value="-0.3929411" calcext:value-type="float">
            <text:p>-0.3929411</text:p>
          </table:table-cell>
          <table:table-cell office:value-type="float" office:value="0.00004565319" calcext:value-type="float">
            <text:p>4.565319E-05</text:p>
          </table:table-cell>
          <table:table-cell office:value-type="float" office:value="10.08321" calcext:value-type="float">
            <text:p>10.08321</text:p>
          </table:table-cell>
          <table:table-cell office:value-type="float" office:value="1.891879" calcext:value-type="float">
            <text:p>1.891879</text:p>
          </table:table-cell>
          <table:table-cell office:value-type="float" office:value="0.05829649" calcext:value-type="float">
            <text:p>0.05829649</text:p>
          </table:table-cell>
          <table:table-cell office:value-type="float" office:value="0.03726646" calcext:value-type="float">
            <text:p>0.03726646</text:p>
          </table:table-cell>
          <table:table-cell office:value-type="float" office:value="0.02280087" calcext:value-type="float">
            <text:p>0.02280087</text:p>
          </table:table-cell>
          <table:table-cell office:value-type="float" office:value="0.0182507" calcext:value-type="float">
            <text:p>0.0182507</text:p>
          </table:table-cell>
          <table:table-cell office:value-type="float" office:value="0.01712369" calcext:value-type="float">
            <text:p>0.01712369</text:p>
          </table:table-cell>
          <table:table-cell office:value-type="float" office:value="0.02075451" calcext:value-type="float">
            <text:p>0.02075451</text:p>
          </table:table-cell>
          <table:table-cell office:value-type="float" office:value="0.0178308" calcext:value-type="float">
            <text:p>0.0178308</text:p>
          </table:table-cell>
          <table:table-cell office:value-type="float" office:value="15.82592" calcext:value-type="float">
            <text:p>15.82592</text:p>
          </table:table-cell>
          <table:table-cell office:value-type="float" office:value="50.63719" calcext:value-type="float">
            <text:p>50.63719</text:p>
          </table:table-cell>
          <table:table-cell office:value-type="float" office:value="35.55976" calcext:value-type="float">
            <text:p>35.55976</text:p>
          </table:table-cell>
          <table:table-cell office:value-type="float" office:value="35.57055" calcext:value-type="float">
            <text:p>35.57055</text:p>
          </table:table-cell>
          <table:table-cell office:value-type="float" office:value="35.42083" calcext:value-type="float">
            <text:p>35.42083</text:p>
          </table:table-cell>
          <table:table-cell office:value-type="float" office:value="26.89518" calcext:value-type="float">
            <text:p>26.89518</text:p>
          </table:table-cell>
          <table:table-cell office:value-type="float" office:value="11.7992" calcext:value-type="float">
            <text:p>11.7992</text:p>
          </table:table-cell>
          <table:table-cell office:value-type="float" office:value="2.860986" calcext:value-type="float">
            <text:p>2.860986</text:p>
          </table:table-cell>
          <table:table-cell office:value-type="float" office:value="9247.604" calcext:value-type="float">
            <text:p>9247.604</text:p>
          </table:table-cell>
          <table:table-cell office:value-type="float" office:value="0" calcext:value-type="float">
            <text:p>0</text:p>
          </table:table-cell>
          <table:table-cell office:value-type="float" office:value="-0.5342006" calcext:value-type="float">
            <text:p>-0.53420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4" calcext:value-type="float">
            <text:p>19082004</text:p>
          </table:table-cell>
          <table:table-cell office:value-type="float" office:value="10.863" calcext:value-type="float">
            <text:p>10.863</text:p>
          </table:table-cell>
          <table:table-cell office:value-type="float" office:value="451.6207" calcext:value-type="float">
            <text:p>451.620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094256" calcext:value-type="float">
            <text:p>0.5094256</text:p>
          </table:table-cell>
          <table:table-cell office:value-type="float" office:value="15.26732" calcext:value-type="float">
            <text:p>15.26732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94875" calcext:value-type="float">
            <text:p>0.02994875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88482" calcext:value-type="float">
            <text:p>9.688482</text:p>
          </table:table-cell>
          <table:table-cell office:value-type="float" office:value="-0.4632932" calcext:value-type="float">
            <text:p>-0.4632932</text:p>
          </table:table-cell>
          <table:table-cell office:value-type="float" office:value="-0.3935696" calcext:value-type="float">
            <text:p>-0.3935696</text:p>
          </table:table-cell>
          <table:table-cell office:value-type="float" office:value="0.00004565421" calcext:value-type="float">
            <text:p>4.565421E-05</text:p>
          </table:table-cell>
          <table:table-cell office:value-type="float" office:value="10.05916" calcext:value-type="float">
            <text:p>10.05916</text:p>
          </table:table-cell>
          <table:table-cell office:value-type="float" office:value="1.875825" calcext:value-type="float">
            <text:p>1.875825</text:p>
          </table:table-cell>
          <table:table-cell office:value-type="float" office:value="0.07273357" calcext:value-type="float">
            <text:p>0.07273357</text:p>
          </table:table-cell>
          <table:table-cell office:value-type="float" office:value="0.03527657" calcext:value-type="float">
            <text:p>0.03527657</text:p>
          </table:table-cell>
          <table:table-cell office:value-type="float" office:value="0.02212817" calcext:value-type="float">
            <text:p>0.02212817</text:p>
          </table:table-cell>
          <table:table-cell office:value-type="float" office:value="0.01807459" calcext:value-type="float">
            <text:p>0.01807459</text:p>
          </table:table-cell>
          <table:table-cell office:value-type="float" office:value="0.01701203" calcext:value-type="float">
            <text:p>0.01701203</text:p>
          </table:table-cell>
          <table:table-cell office:value-type="float" office:value="0.02074535" calcext:value-type="float">
            <text:p>0.02074535</text:p>
          </table:table-cell>
          <table:table-cell office:value-type="float" office:value="0.01778889" calcext:value-type="float">
            <text:p>0.01778889</text:p>
          </table:table-cell>
          <table:table-cell office:value-type="float" office:value="14.40179" calcext:value-type="float">
            <text:p>14.40179</text:p>
          </table:table-cell>
          <table:table-cell office:value-type="float" office:value="42.37269" calcext:value-type="float">
            <text:p>42.37269</text:p>
          </table:table-cell>
          <table:table-cell office:value-type="float" office:value="38.71186" calcext:value-type="float">
            <text:p>38.71186</text:p>
          </table:table-cell>
          <table:table-cell office:value-type="float" office:value="36.18608" calcext:value-type="float">
            <text:p>36.18608</text:p>
          </table:table-cell>
          <table:table-cell office:value-type="float" office:value="35.48663" calcext:value-type="float">
            <text:p>35.48663</text:p>
          </table:table-cell>
          <table:table-cell office:value-type="float" office:value="26.87119" calcext:value-type="float">
            <text:p>26.87119</text:p>
          </table:table-cell>
          <table:table-cell office:value-type="float" office:value="11.91641" calcext:value-type="float">
            <text:p>11.91641</text:p>
          </table:table-cell>
          <table:table-cell office:value-type="float" office:value="2.875443" calcext:value-type="float">
            <text:p>2.875443</text:p>
          </table:table-cell>
          <table:table-cell office:value-type="float" office:value="9115.093" calcext:value-type="float">
            <text:p>9115.093</text:p>
          </table:table-cell>
          <table:table-cell office:value-type="float" office:value="0" calcext:value-type="float">
            <text:p>0</text:p>
          </table:table-cell>
          <table:table-cell office:value-type="float" office:value="-0.5342081" calcext:value-type="float">
            <text:p>-0.534208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4" calcext:value-type="float">
            <text:p>20082004</text:p>
          </table:table-cell>
          <table:table-cell office:value-type="float" office:value="10.81047" calcext:value-type="float">
            <text:p>10.81047</text:p>
          </table:table-cell>
          <table:table-cell office:value-type="float" office:value="451.5958" calcext:value-type="float">
            <text:p>451.595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044885" calcext:value-type="float">
            <text:p>0.5044885</text:p>
          </table:table-cell>
          <table:table-cell office:value-type="float" office:value="15.36471" calcext:value-type="float">
            <text:p>15.36471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2998344" calcext:value-type="float">
            <text:p>0.02998344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89537" calcext:value-type="float">
            <text:p>9.689537</text:p>
          </table:table-cell>
          <table:table-cell office:value-type="float" office:value="-0.4661461" calcext:value-type="float">
            <text:p>-0.4661461</text:p>
          </table:table-cell>
          <table:table-cell office:value-type="float" office:value="-0.4010138" calcext:value-type="float">
            <text:p>-0.4010138</text:p>
          </table:table-cell>
          <table:table-cell office:value-type="float" office:value="0.00004565511" calcext:value-type="float">
            <text:p>4.565511E-05</text:p>
          </table:table-cell>
          <table:table-cell office:value-type="float" office:value="10.03892" calcext:value-type="float">
            <text:p>10.03892</text:p>
          </table:table-cell>
          <table:table-cell office:value-type="float" office:value="2.079896" calcext:value-type="float">
            <text:p>2.079896</text:p>
          </table:table-cell>
          <table:table-cell office:value-type="float" office:value="0.06139291" calcext:value-type="float">
            <text:p>0.06139291</text:p>
          </table:table-cell>
          <table:table-cell office:value-type="float" office:value="0.03473064" calcext:value-type="float">
            <text:p>0.03473064</text:p>
          </table:table-cell>
          <table:table-cell office:value-type="float" office:value="0.02203365" calcext:value-type="float">
            <text:p>0.02203365</text:p>
          </table:table-cell>
          <table:table-cell office:value-type="float" office:value="0.01818517" calcext:value-type="float">
            <text:p>0.01818517</text:p>
          </table:table-cell>
          <table:table-cell office:value-type="float" office:value="0.01705347" calcext:value-type="float">
            <text:p>0.01705347</text:p>
          </table:table-cell>
          <table:table-cell office:value-type="float" office:value="0.02074089" calcext:value-type="float">
            <text:p>0.02074089</text:p>
          </table:table-cell>
          <table:table-cell office:value-type="float" office:value="0.01774943" calcext:value-type="float">
            <text:p>0.01774943</text:p>
          </table:table-cell>
          <table:table-cell office:value-type="float" office:value="20.08007" calcext:value-type="float">
            <text:p>20.08007</text:p>
          </table:table-cell>
          <table:table-cell office:value-type="float" office:value="38.14759" calcext:value-type="float">
            <text:p>38.14759</text:p>
          </table:table-cell>
          <table:table-cell office:value-type="float" office:value="38.02417" calcext:value-type="float">
            <text:p>38.02417</text:p>
          </table:table-cell>
          <table:table-cell office:value-type="float" office:value="37.07188" calcext:value-type="float">
            <text:p>37.07188</text:p>
          </table:table-cell>
          <table:table-cell office:value-type="float" office:value="36.16976" calcext:value-type="float">
            <text:p>36.16976</text:p>
          </table:table-cell>
          <table:table-cell office:value-type="float" office:value="27.23202" calcext:value-type="float">
            <text:p>27.23202</text:p>
          </table:table-cell>
          <table:table-cell office:value-type="float" office:value="12.04945" calcext:value-type="float">
            <text:p>12.04945</text:p>
          </table:table-cell>
          <table:table-cell office:value-type="float" office:value="2.889379" calcext:value-type="float">
            <text:p>2.889379</text:p>
          </table:table-cell>
          <table:table-cell office:value-type="float" office:value="9066.118" calcext:value-type="float">
            <text:p>9066.118</text:p>
          </table:table-cell>
          <table:table-cell office:value-type="float" office:value="0" calcext:value-type="float">
            <text:p>0</text:p>
          </table:table-cell>
          <table:table-cell office:value-type="float" office:value="-0.53463" calcext:value-type="float">
            <text:p>-0.5346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4" calcext:value-type="float">
            <text:p>21082004</text:p>
          </table:table-cell>
          <table:table-cell office:value-type="float" office:value="10.75669" calcext:value-type="float">
            <text:p>10.75669</text:p>
          </table:table-cell>
          <table:table-cell office:value-type="float" office:value="451.5692" calcext:value-type="float">
            <text:p>451.569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5065754" calcext:value-type="float">
            <text:p>0.5065754</text:p>
          </table:table-cell>
          <table:table-cell office:value-type="float" office:value="15.44227" calcext:value-type="float">
            <text:p>15.44227</text:p>
          </table:table-cell>
          <table:table-cell office:value-type="float" office:value="0.001806035" calcext:value-type="float">
            <text:p>0.001806035</text:p>
          </table:table-cell>
          <table:table-cell office:value-type="float" office:value="0.03002502" calcext:value-type="float">
            <text:p>0.03002502</text:p>
          </table:table-cell>
          <table:table-cell office:value-type="float" office:value="0.0364288" calcext:value-type="float">
            <text:p>0.0364288</text:p>
          </table:table-cell>
          <table:table-cell office:value-type="float" office:value="9.69985" calcext:value-type="float">
            <text:p>9.69985</text:p>
          </table:table-cell>
          <table:table-cell office:value-type="float" office:value="-0.4698846" calcext:value-type="float">
            <text:p>-0.4698846</text:p>
          </table:table-cell>
          <table:table-cell office:value-type="float" office:value="-0.4078764" calcext:value-type="float">
            <text:p>-0.4078764</text:p>
          </table:table-cell>
          <table:table-cell office:value-type="float" office:value="0.00004565546" calcext:value-type="float">
            <text:p>4.565546E-05</text:p>
          </table:table-cell>
          <table:table-cell office:value-type="float" office:value="10.01437" calcext:value-type="float">
            <text:p>10.01437</text:p>
          </table:table-cell>
          <table:table-cell office:value-type="float" office:value="2.3095" calcext:value-type="float">
            <text:p>2.3095</text:p>
          </table:table-cell>
          <table:table-cell office:value-type="float" office:value="0.05992716" calcext:value-type="float">
            <text:p>0.05992716</text:p>
          </table:table-cell>
          <table:table-cell office:value-type="float" office:value="0.03425967" calcext:value-type="float">
            <text:p>0.03425967</text:p>
          </table:table-cell>
          <table:table-cell office:value-type="float" office:value="0.02188608" calcext:value-type="float">
            <text:p>0.02188608</text:p>
          </table:table-cell>
          <table:table-cell office:value-type="float" office:value="0.01822563" calcext:value-type="float">
            <text:p>0.01822563</text:p>
          </table:table-cell>
          <table:table-cell office:value-type="float" office:value="0.0171236" calcext:value-type="float">
            <text:p>0.0171236</text:p>
          </table:table-cell>
          <table:table-cell office:value-type="float" office:value="0.02075849" calcext:value-type="float">
            <text:p>0.02075849</text:p>
          </table:table-cell>
          <table:table-cell office:value-type="float" office:value="0.01772181" calcext:value-type="float">
            <text:p>0.01772181</text:p>
          </table:table-cell>
          <table:table-cell office:value-type="float" office:value="24.19535" calcext:value-type="float">
            <text:p>24.19535</text:p>
          </table:table-cell>
          <table:table-cell office:value-type="float" office:value="39.90536" calcext:value-type="float">
            <text:p>39.90536</text:p>
          </table:table-cell>
          <table:table-cell office:value-type="float" office:value="37.58518" calcext:value-type="float">
            <text:p>37.58518</text:p>
          </table:table-cell>
          <table:table-cell office:value-type="float" office:value="36.83403" calcext:value-type="float">
            <text:p>36.83403</text:p>
          </table:table-cell>
          <table:table-cell office:value-type="float" office:value="36.12067" calcext:value-type="float">
            <text:p>36.12067</text:p>
          </table:table-cell>
          <table:table-cell office:value-type="float" office:value="27.42908" calcext:value-type="float">
            <text:p>27.42908</text:p>
          </table:table-cell>
          <table:table-cell office:value-type="float" office:value="12.2247" calcext:value-type="float">
            <text:p>12.2247</text:p>
          </table:table-cell>
          <table:table-cell office:value-type="float" office:value="2.903335" calcext:value-type="float">
            <text:p>2.903335</text:p>
          </table:table-cell>
          <table:table-cell office:value-type="float" office:value="9105.98" calcext:value-type="float">
            <text:p>9105.98</text:p>
          </table:table-cell>
          <table:table-cell office:value-type="float" office:value="0" calcext:value-type="float">
            <text:p>0</text:p>
          </table:table-cell>
          <table:table-cell office:value-type="float" office:value="-0.5351515" calcext:value-type="float">
            <text:p>-0.535151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4" calcext:value-type="float">
            <text:p>22082004</text:p>
          </table:table-cell>
          <table:table-cell office:value-type="float" office:value="10.70907" calcext:value-type="float">
            <text:p>10.70907</text:p>
          </table:table-cell>
          <table:table-cell office:value-type="float" office:value="451.5443" calcext:value-type="float">
            <text:p>451.544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994449" calcext:value-type="float">
            <text:p>0.4994449</text:p>
          </table:table-cell>
          <table:table-cell office:value-type="float" office:value="15.51685" calcext:value-type="float">
            <text:p>15.51685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010048" calcext:value-type="float">
            <text:p>0.03010048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9.734318" calcext:value-type="float">
            <text:p>9.734318</text:p>
          </table:table-cell>
          <table:table-cell office:value-type="float" office:value="-0.4715411" calcext:value-type="float">
            <text:p>-0.4715411</text:p>
          </table:table-cell>
          <table:table-cell office:value-type="float" office:value="-0.4106971" calcext:value-type="float">
            <text:p>-0.4106971</text:p>
          </table:table-cell>
          <table:table-cell office:value-type="float" office:value="0.00004565653" calcext:value-type="float">
            <text:p>4.565653E-05</text:p>
          </table:table-cell>
          <table:table-cell office:value-type="float" office:value="9.993824" calcext:value-type="float">
            <text:p>9.993824</text:p>
          </table:table-cell>
          <table:table-cell office:value-type="float" office:value="3.254149" calcext:value-type="float">
            <text:p>3.254149</text:p>
          </table:table-cell>
          <table:table-cell office:value-type="float" office:value="0.713166" calcext:value-type="float">
            <text:p>0.713166</text:p>
          </table:table-cell>
          <table:table-cell office:value-type="float" office:value="0.1049065" calcext:value-type="float">
            <text:p>0.1049065</text:p>
          </table:table-cell>
          <table:table-cell office:value-type="float" office:value="0.02338574" calcext:value-type="float">
            <text:p>0.02338574</text:p>
          </table:table-cell>
          <table:table-cell office:value-type="float" office:value="0.01812613" calcext:value-type="float">
            <text:p>0.01812613</text:p>
          </table:table-cell>
          <table:table-cell office:value-type="float" office:value="0.01706524" calcext:value-type="float">
            <text:p>0.01706524</text:p>
          </table:table-cell>
          <table:table-cell office:value-type="float" office:value="0.02290312" calcext:value-type="float">
            <text:p>0.02290312</text:p>
          </table:table-cell>
          <table:table-cell office:value-type="float" office:value="0.01769597" calcext:value-type="float">
            <text:p>0.01769597</text:p>
          </table:table-cell>
          <table:table-cell office:value-type="float" office:value="6.763568" calcext:value-type="float">
            <text:p>6.763568</text:p>
          </table:table-cell>
          <table:table-cell office:value-type="float" office:value="22.54651" calcext:value-type="float">
            <text:p>22.54651</text:p>
          </table:table-cell>
          <table:table-cell office:value-type="float" office:value="45.25627" calcext:value-type="float">
            <text:p>45.25627</text:p>
          </table:table-cell>
          <table:table-cell office:value-type="float" office:value="38.77063" calcext:value-type="float">
            <text:p>38.77063</text:p>
          </table:table-cell>
          <table:table-cell office:value-type="float" office:value="36.26685" calcext:value-type="float">
            <text:p>36.26685</text:p>
          </table:table-cell>
          <table:table-cell office:value-type="float" office:value="27.43915" calcext:value-type="float">
            <text:p>27.43915</text:p>
          </table:table-cell>
          <table:table-cell office:value-type="float" office:value="12.32472" calcext:value-type="float">
            <text:p>12.32472</text:p>
          </table:table-cell>
          <table:table-cell office:value-type="float" office:value="2.919631" calcext:value-type="float">
            <text:p>2.919631</text:p>
          </table:table-cell>
          <table:table-cell office:value-type="float" office:value="8284.271" calcext:value-type="float">
            <text:p>8284.271</text:p>
          </table:table-cell>
          <table:table-cell office:value-type="float" office:value="0" calcext:value-type="float">
            <text:p>0</text:p>
          </table:table-cell>
          <table:table-cell office:value-type="float" office:value="-0.535674" calcext:value-type="float">
            <text:p>-0.53567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4" calcext:value-type="float">
            <text:p>23082004</text:p>
          </table:table-cell>
          <table:table-cell office:value-type="float" office:value="10.64413" calcext:value-type="float">
            <text:p>10.64413</text:p>
          </table:table-cell>
          <table:table-cell office:value-type="float" office:value="451.5331" calcext:value-type="float">
            <text:p>451.533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541853" calcext:value-type="float">
            <text:p>0.4541853</text:p>
          </table:table-cell>
          <table:table-cell office:value-type="float" office:value="15.36701" calcext:value-type="float">
            <text:p>15.36701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053137" calcext:value-type="float">
            <text:p>0.03053137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0.08056" calcext:value-type="float">
            <text:p>10.08056</text:p>
          </table:table-cell>
          <table:table-cell office:value-type="float" office:value="-0.4815189" calcext:value-type="float">
            <text:p>-0.4815189</text:p>
          </table:table-cell>
          <table:table-cell office:value-type="float" office:value="-0.4187604" calcext:value-type="float">
            <text:p>-0.4187604</text:p>
          </table:table-cell>
          <table:table-cell office:value-type="float" office:value="0.00004566078" calcext:value-type="float">
            <text:p>4.566078E-05</text:p>
          </table:table-cell>
          <table:table-cell office:value-type="float" office:value="10.01682" calcext:value-type="float">
            <text:p>10.01682</text:p>
          </table:table-cell>
          <table:table-cell office:value-type="float" office:value="5.601347" calcext:value-type="float">
            <text:p>5.601347</text:p>
          </table:table-cell>
          <table:table-cell office:value-type="float" office:value="0.4520474" calcext:value-type="float">
            <text:p>0.4520474</text:p>
          </table:table-cell>
          <table:table-cell office:value-type="float" office:value="0.04880159" calcext:value-type="float">
            <text:p>0.04880159</text:p>
          </table:table-cell>
          <table:table-cell office:value-type="float" office:value="0.02451708" calcext:value-type="float">
            <text:p>0.02451708</text:p>
          </table:table-cell>
          <table:table-cell office:value-type="float" office:value="0.01915664" calcext:value-type="float">
            <text:p>0.01915664</text:p>
          </table:table-cell>
          <table:table-cell office:value-type="float" office:value="0.01784381" calcext:value-type="float">
            <text:p>0.01784381</text:p>
          </table:table-cell>
          <table:table-cell office:value-type="float" office:value="0.02206554" calcext:value-type="float">
            <text:p>0.02206554</text:p>
          </table:table-cell>
          <table:table-cell office:value-type="float" office:value="0.01768501" calcext:value-type="float">
            <text:p>0.01768501</text:p>
          </table:table-cell>
          <table:table-cell office:value-type="float" office:value="16.93325" calcext:value-type="float">
            <text:p>16.93325</text:p>
          </table:table-cell>
          <table:table-cell office:value-type="float" office:value="17.48092" calcext:value-type="float">
            <text:p>17.48092</text:p>
          </table:table-cell>
          <table:table-cell office:value-type="float" office:value="31.70916" calcext:value-type="float">
            <text:p>31.70916</text:p>
          </table:table-cell>
          <table:table-cell office:value-type="float" office:value="39.09075" calcext:value-type="float">
            <text:p>39.09075</text:p>
          </table:table-cell>
          <table:table-cell office:value-type="float" office:value="40.70995" calcext:value-type="float">
            <text:p>40.70995</text:p>
          </table:table-cell>
          <table:table-cell office:value-type="float" office:value="32.12641" calcext:value-type="float">
            <text:p>32.12641</text:p>
          </table:table-cell>
          <table:table-cell office:value-type="float" office:value="12.80086" calcext:value-type="float">
            <text:p>12.80086</text:p>
          </table:table-cell>
          <table:table-cell office:value-type="float" office:value="2.986736" calcext:value-type="float">
            <text:p>2.986736</text:p>
          </table:table-cell>
          <table:table-cell office:value-type="float" office:value="7011.883" calcext:value-type="float">
            <text:p>7011.883</text:p>
          </table:table-cell>
          <table:table-cell office:value-type="float" office:value="0" calcext:value-type="float">
            <text:p>0</text:p>
          </table:table-cell>
          <table:table-cell office:value-type="float" office:value="-0.5442338" calcext:value-type="float">
            <text:p>-0.54423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4" calcext:value-type="float">
            <text:p>24082004</text:p>
          </table:table-cell>
          <table:table-cell office:value-type="float" office:value="10.57666" calcext:value-type="float">
            <text:p>10.57666</text:p>
          </table:table-cell>
          <table:table-cell office:value-type="float" office:value="451.5252" calcext:value-type="float">
            <text:p>451.525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39946" calcext:value-type="float">
            <text:p>0.439946</text:p>
          </table:table-cell>
          <table:table-cell office:value-type="float" office:value="15.23958" calcext:value-type="float">
            <text:p>15.23958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096612" calcext:value-type="float">
            <text:p>0.03096612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0.40758" calcext:value-type="float">
            <text:p>10.40758</text:p>
          </table:table-cell>
          <table:table-cell office:value-type="float" office:value="-0.4884273" calcext:value-type="float">
            <text:p>-0.4884273</text:p>
          </table:table-cell>
          <table:table-cell office:value-type="float" office:value="-0.4282798" calcext:value-type="float">
            <text:p>-0.4282798</text:p>
          </table:table-cell>
          <table:table-cell office:value-type="float" office:value="0.00004566275" calcext:value-type="float">
            <text:p>4.566275E-05</text:p>
          </table:table-cell>
          <table:table-cell office:value-type="float" office:value="10.03749" calcext:value-type="float">
            <text:p>10.03749</text:p>
          </table:table-cell>
          <table:table-cell office:value-type="float" office:value="6.576794" calcext:value-type="float">
            <text:p>6.576794</text:p>
          </table:table-cell>
          <table:table-cell office:value-type="float" office:value="0.545065" calcext:value-type="float">
            <text:p>0.545065</text:p>
          </table:table-cell>
          <table:table-cell office:value-type="float" office:value="0.05063757" calcext:value-type="float">
            <text:p>0.05063757</text:p>
          </table:table-cell>
          <table:table-cell office:value-type="float" office:value="0.02506342" calcext:value-type="float">
            <text:p>0.02506342</text:p>
          </table:table-cell>
          <table:table-cell office:value-type="float" office:value="0.01951479" calcext:value-type="float">
            <text:p>0.01951479</text:p>
          </table:table-cell>
          <table:table-cell office:value-type="float" office:value="0.01804586" calcext:value-type="float">
            <text:p>0.01804586</text:p>
          </table:table-cell>
          <table:table-cell office:value-type="float" office:value="0.02225041" calcext:value-type="float">
            <text:p>0.02225041</text:p>
          </table:table-cell>
          <table:table-cell office:value-type="float" office:value="0.01769804" calcext:value-type="float">
            <text:p>0.01769804</text:p>
          </table:table-cell>
          <table:table-cell office:value-type="float" office:value="8.00561" calcext:value-type="float">
            <text:p>8.00561</text:p>
          </table:table-cell>
          <table:table-cell office:value-type="float" office:value="13.4332" calcext:value-type="float">
            <text:p>13.4332</text:p>
          </table:table-cell>
          <table:table-cell office:value-type="float" office:value="28.32358" calcext:value-type="float">
            <text:p>28.32358</text:p>
          </table:table-cell>
          <table:table-cell office:value-type="float" office:value="38.96007" calcext:value-type="float">
            <text:p>38.96007</text:p>
          </table:table-cell>
          <table:table-cell office:value-type="float" office:value="42.46908" calcext:value-type="float">
            <text:p>42.46908</text:p>
          </table:table-cell>
          <table:table-cell office:value-type="float" office:value="34.0356" calcext:value-type="float">
            <text:p>34.0356</text:p>
          </table:table-cell>
          <table:table-cell office:value-type="float" office:value="13.13807" calcext:value-type="float">
            <text:p>13.13807</text:p>
          </table:table-cell>
          <table:table-cell office:value-type="float" office:value="3.069801" calcext:value-type="float">
            <text:p>3.069801</text:p>
          </table:table-cell>
          <table:table-cell office:value-type="float" office:value="6497.303" calcext:value-type="float">
            <text:p>6497.303</text:p>
          </table:table-cell>
          <table:table-cell office:value-type="float" office:value="0" calcext:value-type="float">
            <text:p>0</text:p>
          </table:table-cell>
          <table:table-cell office:value-type="float" office:value="-0.557396" calcext:value-type="float">
            <text:p>-0.55739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4" calcext:value-type="float">
            <text:p>25082004</text:p>
          </table:table-cell>
          <table:table-cell office:value-type="float" office:value="10.50745" calcext:value-type="float">
            <text:p>10.50745</text:p>
          </table:table-cell>
          <table:table-cell office:value-type="float" office:value="451.5158" calcext:value-type="float">
            <text:p>451.515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778809" calcext:value-type="float">
            <text:p>0.3778809</text:p>
          </table:table-cell>
          <table:table-cell office:value-type="float" office:value="15.17954" calcext:value-type="float">
            <text:p>15.17954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126846" calcext:value-type="float">
            <text:p>0.03126846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0.71827" calcext:value-type="float">
            <text:p>10.71827</text:p>
          </table:table-cell>
          <table:table-cell office:value-type="float" office:value="-0.4945453" calcext:value-type="float">
            <text:p>-0.4945453</text:p>
          </table:table-cell>
          <table:table-cell office:value-type="float" office:value="-0.4507681" calcext:value-type="float">
            <text:p>-0.4507681</text:p>
          </table:table-cell>
          <table:table-cell office:value-type="float" office:value="0.00004566405" calcext:value-type="float">
            <text:p>4.566405E-05</text:p>
          </table:table-cell>
          <table:table-cell office:value-type="float" office:value="10.05342" calcext:value-type="float">
            <text:p>10.05342</text:p>
          </table:table-cell>
          <table:table-cell office:value-type="float" office:value="3.068785" calcext:value-type="float">
            <text:p>3.068785</text:p>
          </table:table-cell>
          <table:table-cell office:value-type="float" office:value="0.3743483" calcext:value-type="float">
            <text:p>0.3743483</text:p>
          </table:table-cell>
          <table:table-cell office:value-type="float" office:value="0.04129699" calcext:value-type="float">
            <text:p>0.04129699</text:p>
          </table:table-cell>
          <table:table-cell office:value-type="float" office:value="0.02366102" calcext:value-type="float">
            <text:p>0.02366102</text:p>
          </table:table-cell>
          <table:table-cell office:value-type="float" office:value="0.01933778" calcext:value-type="float">
            <text:p>0.01933778</text:p>
          </table:table-cell>
          <table:table-cell office:value-type="float" office:value="0.01807396" calcext:value-type="float">
            <text:p>0.01807396</text:p>
          </table:table-cell>
          <table:table-cell office:value-type="float" office:value="0.02206826" calcext:value-type="float">
            <text:p>0.02206826</text:p>
          </table:table-cell>
          <table:table-cell office:value-type="float" office:value="0.0177273" calcext:value-type="float">
            <text:p>0.0177273</text:p>
          </table:table-cell>
          <table:table-cell office:value-type="float" office:value="23.02172" calcext:value-type="float">
            <text:p>23.02172</text:p>
          </table:table-cell>
          <table:table-cell office:value-type="float" office:value="16.49798" calcext:value-type="float">
            <text:p>16.49798</text:p>
          </table:table-cell>
          <table:table-cell office:value-type="float" office:value="26.36992" calcext:value-type="float">
            <text:p>26.36992</text:p>
          </table:table-cell>
          <table:table-cell office:value-type="float" office:value="36.36676" calcext:value-type="float">
            <text:p>36.36676</text:p>
          </table:table-cell>
          <table:table-cell office:value-type="float" office:value="40.62584" calcext:value-type="float">
            <text:p>40.62584</text:p>
          </table:table-cell>
          <table:table-cell office:value-type="float" office:value="33.96058" calcext:value-type="float">
            <text:p>33.96058</text:p>
          </table:table-cell>
          <table:table-cell office:value-type="float" office:value="13.84958" calcext:value-type="float">
            <text:p>13.84958</text:p>
          </table:table-cell>
          <table:table-cell office:value-type="float" office:value="3.155301" calcext:value-type="float">
            <text:p>3.155301</text:p>
          </table:table-cell>
          <table:table-cell office:value-type="float" office:value="6474.708" calcext:value-type="float">
            <text:p>6474.708</text:p>
          </table:table-cell>
          <table:table-cell office:value-type="float" office:value="0" calcext:value-type="float">
            <text:p>0</text:p>
          </table:table-cell>
          <table:table-cell office:value-type="float" office:value="-0.5578837" calcext:value-type="float">
            <text:p>-0.557883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4" calcext:value-type="float">
            <text:p>26082004</text:p>
          </table:table-cell>
          <table:table-cell office:value-type="float" office:value="10.40892" calcext:value-type="float">
            <text:p>10.40892</text:p>
          </table:table-cell>
          <table:table-cell office:value-type="float" office:value="451.4931" calcext:value-type="float">
            <text:p>451.493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113739" calcext:value-type="float">
            <text:p>0.4113739</text:p>
          </table:table-cell>
          <table:table-cell office:value-type="float" office:value="15.06081" calcext:value-type="float">
            <text:p>15.06081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148813" calcext:value-type="float">
            <text:p>0.03148813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0.92842" calcext:value-type="float">
            <text:p>10.92842</text:p>
          </table:table-cell>
          <table:table-cell office:value-type="float" office:value="-0.494859" calcext:value-type="float">
            <text:p>-0.494859</text:p>
          </table:table-cell>
          <table:table-cell office:value-type="float" office:value="-0.4621893" calcext:value-type="float">
            <text:p>-0.4621893</text:p>
          </table:table-cell>
          <table:table-cell office:value-type="float" office:value="0.00004566612" calcext:value-type="float">
            <text:p>4.566612E-05</text:p>
          </table:table-cell>
          <table:table-cell office:value-type="float" office:value="9.934273" calcext:value-type="float">
            <text:p>9.934273</text:p>
          </table:table-cell>
          <table:table-cell office:value-type="float" office:value="3.879842" calcext:value-type="float">
            <text:p>3.879842</text:p>
          </table:table-cell>
          <table:table-cell office:value-type="float" office:value="0.2922536" calcext:value-type="float">
            <text:p>0.2922536</text:p>
          </table:table-cell>
          <table:table-cell office:value-type="float" office:value="0.0409864" calcext:value-type="float">
            <text:p>0.0409864</text:p>
          </table:table-cell>
          <table:table-cell office:value-type="float" office:value="0.02332973" calcext:value-type="float">
            <text:p>0.02332973</text:p>
          </table:table-cell>
          <table:table-cell office:value-type="float" office:value="0.01903774" calcext:value-type="float">
            <text:p>0.01903774</text:p>
          </table:table-cell>
          <table:table-cell office:value-type="float" office:value="0.01788554" calcext:value-type="float">
            <text:p>0.01788554</text:p>
          </table:table-cell>
          <table:table-cell office:value-type="float" office:value="0.02175623" calcext:value-type="float">
            <text:p>0.02175623</text:p>
          </table:table-cell>
          <table:table-cell office:value-type="float" office:value="0.01774322" calcext:value-type="float">
            <text:p>0.01774322</text:p>
          </table:table-cell>
          <table:table-cell office:value-type="float" office:value="17.7144" calcext:value-type="float">
            <text:p>17.7144</text:p>
          </table:table-cell>
          <table:table-cell office:value-type="float" office:value="22.28433" calcext:value-type="float">
            <text:p>22.28433</text:p>
          </table:table-cell>
          <table:table-cell office:value-type="float" office:value="26.21421" calcext:value-type="float">
            <text:p>26.21421</text:p>
          </table:table-cell>
          <table:table-cell office:value-type="float" office:value="35.6758" calcext:value-type="float">
            <text:p>35.6758</text:p>
          </table:table-cell>
          <table:table-cell office:value-type="float" office:value="39.66352" calcext:value-type="float">
            <text:p>39.66352</text:p>
          </table:table-cell>
          <table:table-cell office:value-type="float" office:value="33.07892" calcext:value-type="float">
            <text:p>33.07892</text:p>
          </table:table-cell>
          <table:table-cell office:value-type="float" office:value="13.79216" calcext:value-type="float">
            <text:p>13.79216</text:p>
          </table:table-cell>
          <table:table-cell office:value-type="float" office:value="3.216952" calcext:value-type="float">
            <text:p>3.216952</text:p>
          </table:table-cell>
          <table:table-cell office:value-type="float" office:value="7182.941" calcext:value-type="float">
            <text:p>7182.941</text:p>
          </table:table-cell>
          <table:table-cell office:value-type="float" office:value="0" calcext:value-type="float">
            <text:p>0</text:p>
          </table:table-cell>
          <table:table-cell office:value-type="float" office:value="-0.5579023" calcext:value-type="float">
            <text:p>-0.55790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4" calcext:value-type="float">
            <text:p>27082004</text:p>
          </table:table-cell>
          <table:table-cell office:value-type="float" office:value="10.33839" calcext:value-type="float">
            <text:p>10.33839</text:p>
          </table:table-cell>
          <table:table-cell office:value-type="float" office:value="451.4593" calcext:value-type="float">
            <text:p>451.459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279019" calcext:value-type="float">
            <text:p>0.4279019</text:p>
          </table:table-cell>
          <table:table-cell office:value-type="float" office:value="15.0069" calcext:value-type="float">
            <text:p>15.0069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164891" calcext:value-type="float">
            <text:p>0.03164891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06331" calcext:value-type="float">
            <text:p>11.06331</text:p>
          </table:table-cell>
          <table:table-cell office:value-type="float" office:value="-0.4949933" calcext:value-type="float">
            <text:p>-0.4949933</text:p>
          </table:table-cell>
          <table:table-cell office:value-type="float" office:value="-0.4626036" calcext:value-type="float">
            <text:p>-0.4626036</text:p>
          </table:table-cell>
          <table:table-cell office:value-type="float" office:value="0.00004566694" calcext:value-type="float">
            <text:p>4.566694E-05</text:p>
          </table:table-cell>
          <table:table-cell office:value-type="float" office:value="9.861094" calcext:value-type="float">
            <text:p>9.861094</text:p>
          </table:table-cell>
          <table:table-cell office:value-type="float" office:value="4.161988" calcext:value-type="float">
            <text:p>4.161988</text:p>
          </table:table-cell>
          <table:table-cell office:value-type="float" office:value="0.227899" calcext:value-type="float">
            <text:p>0.227899</text:p>
          </table:table-cell>
          <table:table-cell office:value-type="float" office:value="0.04059259" calcext:value-type="float">
            <text:p>0.04059259</text:p>
          </table:table-cell>
          <table:table-cell office:value-type="float" office:value="0.02340592" calcext:value-type="float">
            <text:p>0.02340592</text:p>
          </table:table-cell>
          <table:table-cell office:value-type="float" office:value="0.01879314" calcext:value-type="float">
            <text:p>0.01879314</text:p>
          </table:table-cell>
          <table:table-cell office:value-type="float" office:value="0.01768956" calcext:value-type="float">
            <text:p>0.01768956</text:p>
          </table:table-cell>
          <table:table-cell office:value-type="float" office:value="0.02140132" calcext:value-type="float">
            <text:p>0.02140132</text:p>
          </table:table-cell>
          <table:table-cell office:value-type="float" office:value="0.0177131" calcext:value-type="float">
            <text:p>0.0177131</text:p>
          </table:table-cell>
          <table:table-cell office:value-type="float" office:value="13.43569" calcext:value-type="float">
            <text:p>13.43569</text:p>
          </table:table-cell>
          <table:table-cell office:value-type="float" office:value="26.02783" calcext:value-type="float">
            <text:p>26.02783</text:p>
          </table:table-cell>
          <table:table-cell office:value-type="float" office:value="26.37692" calcext:value-type="float">
            <text:p>26.37692</text:p>
          </table:table-cell>
          <table:table-cell office:value-type="float" office:value="35.39981" calcext:value-type="float">
            <text:p>35.39981</text:p>
          </table:table-cell>
          <table:table-cell office:value-type="float" office:value="39.14443" calcext:value-type="float">
            <text:p>39.14443</text:p>
          </table:table-cell>
          <table:table-cell office:value-type="float" office:value="32.43354" calcext:value-type="float">
            <text:p>32.43354</text:p>
          </table:table-cell>
          <table:table-cell office:value-type="float" office:value="13.79076" calcext:value-type="float">
            <text:p>13.79076</text:p>
          </table:table-cell>
          <table:table-cell office:value-type="float" office:value="3.249473" calcext:value-type="float">
            <text:p>3.249473</text:p>
          </table:table-cell>
          <table:table-cell office:value-type="float" office:value="7556.381" calcext:value-type="float">
            <text:p>7556.381</text:p>
          </table:table-cell>
          <table:table-cell office:value-type="float" office:value="0" calcext:value-type="float">
            <text:p>0</text:p>
          </table:table-cell>
          <table:table-cell office:value-type="float" office:value="-0.5579178" calcext:value-type="float">
            <text:p>-0.557917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4" calcext:value-type="float">
            <text:p>28082004</text:p>
          </table:table-cell>
          <table:table-cell office:value-type="float" office:value="10.27693" calcext:value-type="float">
            <text:p>10.27693</text:p>
          </table:table-cell>
          <table:table-cell office:value-type="float" office:value="451.4336" calcext:value-type="float">
            <text:p>451.433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150594" calcext:value-type="float">
            <text:p>0.4150594</text:p>
          </table:table-cell>
          <table:table-cell office:value-type="float" office:value="15.04486" calcext:value-type="float">
            <text:p>15.04486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174979" calcext:value-type="float">
            <text:p>0.03174979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14265" calcext:value-type="float">
            <text:p>11.14265</text:p>
          </table:table-cell>
          <table:table-cell office:value-type="float" office:value="-0.4988178" calcext:value-type="float">
            <text:p>-0.4988178</text:p>
          </table:table-cell>
          <table:table-cell office:value-type="float" office:value="-0.4725335" calcext:value-type="float">
            <text:p>-0.4725335</text:p>
          </table:table-cell>
          <table:table-cell office:value-type="float" office:value="0.00004566933" calcext:value-type="float">
            <text:p>4.566933E-05</text:p>
          </table:table-cell>
          <table:table-cell office:value-type="float" office:value="9.842019" calcext:value-type="float">
            <text:p>9.842019</text:p>
          </table:table-cell>
          <table:table-cell office:value-type="float" office:value="2.981395" calcext:value-type="float">
            <text:p>2.981395</text:p>
          </table:table-cell>
          <table:table-cell office:value-type="float" office:value="0.1650472" calcext:value-type="float">
            <text:p>0.1650472</text:p>
          </table:table-cell>
          <table:table-cell office:value-type="float" office:value="0.03536707" calcext:value-type="float">
            <text:p>0.03536707</text:p>
          </table:table-cell>
          <table:table-cell office:value-type="float" office:value="0.02235752" calcext:value-type="float">
            <text:p>0.02235752</text:p>
          </table:table-cell>
          <table:table-cell office:value-type="float" office:value="0.01855078" calcext:value-type="float">
            <text:p>0.01855078</text:p>
          </table:table-cell>
          <table:table-cell office:value-type="float" office:value="0.01749448" calcext:value-type="float">
            <text:p>0.01749448</text:p>
          </table:table-cell>
          <table:table-cell office:value-type="float" office:value="0.02113887" calcext:value-type="float">
            <text:p>0.02113887</text:p>
          </table:table-cell>
          <table:table-cell office:value-type="float" office:value="0.01766186" calcext:value-type="float">
            <text:p>0.01766186</text:p>
          </table:table-cell>
          <table:table-cell office:value-type="float" office:value="17.39329" calcext:value-type="float">
            <text:p>17.39329</text:p>
          </table:table-cell>
          <table:table-cell office:value-type="float" office:value="26.38105" calcext:value-type="float">
            <text:p>26.38105</text:p>
          </table:table-cell>
          <table:table-cell office:value-type="float" office:value="26.56628" calcext:value-type="float">
            <text:p>26.56628</text:p>
          </table:table-cell>
          <table:table-cell office:value-type="float" office:value="35.2863" calcext:value-type="float">
            <text:p>35.2863</text:p>
          </table:table-cell>
          <table:table-cell office:value-type="float" office:value="38.85336" calcext:value-type="float">
            <text:p>38.85336</text:p>
          </table:table-cell>
          <table:table-cell office:value-type="float" office:value="32.0001" calcext:value-type="float">
            <text:p>32.0001</text:p>
          </table:table-cell>
          <table:table-cell office:value-type="float" office:value="13.85141" calcext:value-type="float">
            <text:p>13.85141</text:p>
          </table:table-cell>
          <table:table-cell office:value-type="float" office:value="3.263816" calcext:value-type="float">
            <text:p>3.263816</text:p>
          </table:table-cell>
          <table:table-cell office:value-type="float" office:value="7670.306" calcext:value-type="float">
            <text:p>7670.306</text:p>
          </table:table-cell>
          <table:table-cell office:value-type="float" office:value="0" calcext:value-type="float">
            <text:p>0</text:p>
          </table:table-cell>
          <table:table-cell office:value-type="float" office:value="-0.558373" calcext:value-type="float">
            <text:p>-0.55837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4" calcext:value-type="float">
            <text:p>29082004</text:p>
          </table:table-cell>
          <table:table-cell office:value-type="float" office:value="10.21875" calcext:value-type="float">
            <text:p>10.21875</text:p>
          </table:table-cell>
          <table:table-cell office:value-type="float" office:value="451.4081" calcext:value-type="float">
            <text:p>451.408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138125" calcext:value-type="float">
            <text:p>0.4138125</text:p>
          </table:table-cell>
          <table:table-cell office:value-type="float" office:value="15.10506" calcext:value-type="float">
            <text:p>15.10506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180743" calcext:value-type="float">
            <text:p>0.03180743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18009" calcext:value-type="float">
            <text:p>11.18009</text:p>
          </table:table-cell>
          <table:table-cell office:value-type="float" office:value="-0.499056" calcext:value-type="float">
            <text:p>-0.499056</text:p>
          </table:table-cell>
          <table:table-cell office:value-type="float" office:value="-0.4822196" calcext:value-type="float">
            <text:p>-0.4822196</text:p>
          </table:table-cell>
          <table:table-cell office:value-type="float" office:value="0.00004566969" calcext:value-type="float">
            <text:p>4.566969E-05</text:p>
          </table:table-cell>
          <table:table-cell office:value-type="float" office:value="9.808783" calcext:value-type="float">
            <text:p>9.808783</text:p>
          </table:table-cell>
          <table:table-cell office:value-type="float" office:value="2.926701" calcext:value-type="float">
            <text:p>2.926701</text:p>
          </table:table-cell>
          <table:table-cell office:value-type="float" office:value="0.1302485" calcext:value-type="float">
            <text:p>0.1302485</text:p>
          </table:table-cell>
          <table:table-cell office:value-type="float" office:value="0.03342381" calcext:value-type="float">
            <text:p>0.03342381</text:p>
          </table:table-cell>
          <table:table-cell office:value-type="float" office:value="0.02193894" calcext:value-type="float">
            <text:p>0.02193894</text:p>
          </table:table-cell>
          <table:table-cell office:value-type="float" office:value="0.01839897" calcext:value-type="float">
            <text:p>0.01839897</text:p>
          </table:table-cell>
          <table:table-cell office:value-type="float" office:value="0.01735128" calcext:value-type="float">
            <text:p>0.01735128</text:p>
          </table:table-cell>
          <table:table-cell office:value-type="float" office:value="0.02096395" calcext:value-type="float">
            <text:p>0.02096395</text:p>
          </table:table-cell>
          <table:table-cell office:value-type="float" office:value="0.01762162" calcext:value-type="float">
            <text:p>0.01762162</text:p>
          </table:table-cell>
          <table:table-cell office:value-type="float" office:value="18.80069" calcext:value-type="float">
            <text:p>18.80069</text:p>
          </table:table-cell>
          <table:table-cell office:value-type="float" office:value="28.87106" calcext:value-type="float">
            <text:p>28.87106</text:p>
          </table:table-cell>
          <table:table-cell office:value-type="float" office:value="26.91905" calcext:value-type="float">
            <text:p>26.91905</text:p>
          </table:table-cell>
          <table:table-cell office:value-type="float" office:value="35.21619" calcext:value-type="float">
            <text:p>35.21619</text:p>
          </table:table-cell>
          <table:table-cell office:value-type="float" office:value="38.63037" calcext:value-type="float">
            <text:p>38.63037</text:p>
          </table:table-cell>
          <table:table-cell office:value-type="float" office:value="31.68326" calcext:value-type="float">
            <text:p>31.68326</text:p>
          </table:table-cell>
          <table:table-cell office:value-type="float" office:value="13.93736" calcext:value-type="float">
            <text:p>13.93736</text:p>
          </table:table-cell>
          <table:table-cell office:value-type="float" office:value="3.272366" calcext:value-type="float">
            <text:p>3.272366</text:p>
          </table:table-cell>
          <table:table-cell office:value-type="float" office:value="7823.561" calcext:value-type="float">
            <text:p>7823.561</text:p>
          </table:table-cell>
          <table:table-cell office:value-type="float" office:value="0" calcext:value-type="float">
            <text:p>0</text:p>
          </table:table-cell>
          <table:table-cell office:value-type="float" office:value="-0.558381" calcext:value-type="float">
            <text:p>-0.55838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4" calcext:value-type="float">
            <text:p>30082004</text:p>
          </table:table-cell>
          <table:table-cell office:value-type="float" office:value="10.16074" calcext:value-type="float">
            <text:p>10.16074</text:p>
          </table:table-cell>
          <table:table-cell office:value-type="float" office:value="451.3763" calcext:value-type="float">
            <text:p>451.376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273497" calcext:value-type="float">
            <text:p>0.4273497</text:p>
          </table:table-cell>
          <table:table-cell office:value-type="float" office:value="15.1533" calcext:value-type="float">
            <text:p>15.1533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185528" calcext:value-type="float">
            <text:p>0.03185528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20159" calcext:value-type="float">
            <text:p>11.20159</text:p>
          </table:table-cell>
          <table:table-cell office:value-type="float" office:value="-0.499123" calcext:value-type="float">
            <text:p>-0.499123</text:p>
          </table:table-cell>
          <table:table-cell office:value-type="float" office:value="-0.4825111" calcext:value-type="float">
            <text:p>-0.4825111</text:p>
          </table:table-cell>
          <table:table-cell office:value-type="float" office:value="0.00004567019" calcext:value-type="float">
            <text:p>4.567019E-05</text:p>
          </table:table-cell>
          <table:table-cell office:value-type="float" office:value="9.750908" calcext:value-type="float">
            <text:p>9.750908</text:p>
          </table:table-cell>
          <table:table-cell office:value-type="float" office:value="3.211337" calcext:value-type="float">
            <text:p>3.211337</text:p>
          </table:table-cell>
          <table:table-cell office:value-type="float" office:value="0.1083745" calcext:value-type="float">
            <text:p>0.1083745</text:p>
          </table:table-cell>
          <table:table-cell office:value-type="float" office:value="0.03462997" calcext:value-type="float">
            <text:p>0.03462997</text:p>
          </table:table-cell>
          <table:table-cell office:value-type="float" office:value="0.02206153" calcext:value-type="float">
            <text:p>0.02206153</text:p>
          </table:table-cell>
          <table:table-cell office:value-type="float" office:value="0.01833855" calcext:value-type="float">
            <text:p>0.01833855</text:p>
          </table:table-cell>
          <table:table-cell office:value-type="float" office:value="0.01728189" calcext:value-type="float">
            <text:p>0.01728189</text:p>
          </table:table-cell>
          <table:table-cell office:value-type="float" office:value="0.02082685" calcext:value-type="float">
            <text:p>0.02082685</text:p>
          </table:table-cell>
          <table:table-cell office:value-type="float" office:value="0.01758003" calcext:value-type="float">
            <text:p>0.01758003</text:p>
          </table:table-cell>
          <table:table-cell office:value-type="float" office:value="15.07174" calcext:value-type="float">
            <text:p>15.07174</text:p>
          </table:table-cell>
          <table:table-cell office:value-type="float" office:value="32.09777" calcext:value-type="float">
            <text:p>32.09777</text:p>
          </table:table-cell>
          <table:table-cell office:value-type="float" office:value="27.43794" calcext:value-type="float">
            <text:p>27.43794</text:p>
          </table:table-cell>
          <table:table-cell office:value-type="float" office:value="35.33953" calcext:value-type="float">
            <text:p>35.33953</text:p>
          </table:table-cell>
          <table:table-cell office:value-type="float" office:value="38.55253" calcext:value-type="float">
            <text:p>38.55253</text:p>
          </table:table-cell>
          <table:table-cell office:value-type="float" office:value="31.47776" calcext:value-type="float">
            <text:p>31.47776</text:p>
          </table:table-cell>
          <table:table-cell office:value-type="float" office:value="14.03273" calcext:value-type="float">
            <text:p>14.03273</text:p>
          </table:table-cell>
          <table:table-cell office:value-type="float" office:value="3.28067" calcext:value-type="float">
            <text:p>3.28067</text:p>
          </table:table-cell>
          <table:table-cell office:value-type="float" office:value="8105.833" calcext:value-type="float">
            <text:p>8105.833</text:p>
          </table:table-cell>
          <table:table-cell office:value-type="float" office:value="0" calcext:value-type="float">
            <text:p>0</text:p>
          </table:table-cell>
          <table:table-cell office:value-type="float" office:value="-0.5583882" calcext:value-type="float">
            <text:p>-0.558388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4" calcext:value-type="float">
            <text:p>31082004</text:p>
          </table:table-cell>
          <table:table-cell office:value-type="float" office:value="10.11142" calcext:value-type="float">
            <text:p>10.11142</text:p>
          </table:table-cell>
          <table:table-cell office:value-type="float" office:value="451.342" calcext:value-type="float">
            <text:p>451.34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337228" calcext:value-type="float">
            <text:p>0.4337228</text:p>
          </table:table-cell>
          <table:table-cell office:value-type="float" office:value="15.21008" calcext:value-type="float">
            <text:p>15.21008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189763" calcext:value-type="float">
            <text:p>0.03189763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21531" calcext:value-type="float">
            <text:p>11.21531</text:p>
          </table:table-cell>
          <table:table-cell office:value-type="float" office:value="-0.4991711" calcext:value-type="float">
            <text:p>-0.4991711</text:p>
          </table:table-cell>
          <table:table-cell office:value-type="float" office:value="-0.4827314" calcext:value-type="float">
            <text:p>-0.4827314</text:p>
          </table:table-cell>
          <table:table-cell office:value-type="float" office:value="0.00004567032" calcext:value-type="float">
            <text:p>4.567032E-05</text:p>
          </table:table-cell>
          <table:table-cell office:value-type="float" office:value="9.707861" calcext:value-type="float">
            <text:p>9.707861</text:p>
          </table:table-cell>
          <table:table-cell office:value-type="float" office:value="3.260399" calcext:value-type="float">
            <text:p>3.260399</text:p>
          </table:table-cell>
          <table:table-cell office:value-type="float" office:value="0.0914873" calcext:value-type="float">
            <text:p>0.0914873</text:p>
          </table:table-cell>
          <table:table-cell office:value-type="float" office:value="0.03522727" calcext:value-type="float">
            <text:p>0.03522727</text:p>
          </table:table-cell>
          <table:table-cell office:value-type="float" office:value="0.02207056" calcext:value-type="float">
            <text:p>0.02207056</text:p>
          </table:table-cell>
          <table:table-cell office:value-type="float" office:value="0.01829315" calcext:value-type="float">
            <text:p>0.01829315</text:p>
          </table:table-cell>
          <table:table-cell office:value-type="float" office:value="0.01722883" calcext:value-type="float">
            <text:p>0.01722883</text:p>
          </table:table-cell>
          <table:table-cell office:value-type="float" office:value="0.02071683" calcext:value-type="float">
            <text:p>0.02071683</text:p>
          </table:table-cell>
          <table:table-cell office:value-type="float" office:value="0.01752591" calcext:value-type="float">
            <text:p>0.01752591</text:p>
          </table:table-cell>
          <table:table-cell office:value-type="float" office:value="12.80459" calcext:value-type="float">
            <text:p>12.80459</text:p>
          </table:table-cell>
          <table:table-cell office:value-type="float" office:value="34.05347" calcext:value-type="float">
            <text:p>34.05347</text:p>
          </table:table-cell>
          <table:table-cell office:value-type="float" office:value="27.95034" calcext:value-type="float">
            <text:p>27.95034</text:p>
          </table:table-cell>
          <table:table-cell office:value-type="float" office:value="35.49119" calcext:value-type="float">
            <text:p>35.49119</text:p>
          </table:table-cell>
          <table:table-cell office:value-type="float" office:value="38.53897" calcext:value-type="float">
            <text:p>38.53897</text:p>
          </table:table-cell>
          <table:table-cell office:value-type="float" office:value="31.34388" calcext:value-type="float">
            <text:p>31.34388</text:p>
          </table:table-cell>
          <table:table-cell office:value-type="float" office:value="14.14184" calcext:value-type="float">
            <text:p>14.14184</text:p>
          </table:table-cell>
          <table:table-cell office:value-type="float" office:value="3.289752" calcext:value-type="float">
            <text:p>3.289752</text:p>
          </table:table-cell>
          <table:table-cell office:value-type="float" office:value="8273.095" calcext:value-type="float">
            <text:p>8273.095</text:p>
          </table:table-cell>
          <table:table-cell office:value-type="float" office:value="0" calcext:value-type="float">
            <text:p>0</text:p>
          </table:table-cell>
          <table:table-cell office:value-type="float" office:value="-0.558395" calcext:value-type="float">
            <text:p>-0.55839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4" calcext:value-type="float">
            <text:p>1092004</text:p>
          </table:table-cell>
          <table:table-cell office:value-type="float" office:value="10.06578" calcext:value-type="float">
            <text:p>10.06578</text:p>
          </table:table-cell>
          <table:table-cell office:value-type="float" office:value="451.3158" calcext:value-type="float">
            <text:p>451.315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283787" calcext:value-type="float">
            <text:p>0.4283787</text:p>
          </table:table-cell>
          <table:table-cell office:value-type="float" office:value="15.29382" calcext:value-type="float">
            <text:p>15.29382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193745" calcext:value-type="float">
            <text:p>0.03193745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22507" calcext:value-type="float">
            <text:p>11.22507</text:p>
          </table:table-cell>
          <table:table-cell office:value-type="float" office:value="-0.5031494" calcext:value-type="float">
            <text:p>-0.5031494</text:p>
          </table:table-cell>
          <table:table-cell office:value-type="float" office:value="-0.4877001" calcext:value-type="float">
            <text:p>-0.4877001</text:p>
          </table:table-cell>
          <table:table-cell office:value-type="float" office:value="0.00004567059" calcext:value-type="float">
            <text:p>4.567059E-05</text:p>
          </table:table-cell>
          <table:table-cell office:value-type="float" office:value="9.691176" calcext:value-type="float">
            <text:p>9.691176</text:p>
          </table:table-cell>
          <table:table-cell office:value-type="float" office:value="2.957054" calcext:value-type="float">
            <text:p>2.957054</text:p>
          </table:table-cell>
          <table:table-cell office:value-type="float" office:value="0.1296811" calcext:value-type="float">
            <text:p>0.1296811</text:p>
          </table:table-cell>
          <table:table-cell office:value-type="float" office:value="0.03357015" calcext:value-type="float">
            <text:p>0.03357015</text:p>
          </table:table-cell>
          <table:table-cell office:value-type="float" office:value="0.02187519" calcext:value-type="float">
            <text:p>0.02187519</text:p>
          </table:table-cell>
          <table:table-cell office:value-type="float" office:value="0.01822935" calcext:value-type="float">
            <text:p>0.01822935</text:p>
          </table:table-cell>
          <table:table-cell office:value-type="float" office:value="0.01714352" calcext:value-type="float">
            <text:p>0.01714352</text:p>
          </table:table-cell>
          <table:table-cell office:value-type="float" office:value="0.02066901" calcext:value-type="float">
            <text:p>0.02066901</text:p>
          </table:table-cell>
          <table:table-cell office:value-type="float" office:value="0.01747371" calcext:value-type="float">
            <text:p>0.01747371</text:p>
          </table:table-cell>
          <table:table-cell office:value-type="float" office:value="13.4468" calcext:value-type="float">
            <text:p>13.4468</text:p>
          </table:table-cell>
          <table:table-cell office:value-type="float" office:value="31.61575" calcext:value-type="float">
            <text:p>31.61575</text:p>
          </table:table-cell>
          <table:table-cell office:value-type="float" office:value="29.48064" calcext:value-type="float">
            <text:p>29.48064</text:p>
          </table:table-cell>
          <table:table-cell office:value-type="float" office:value="35.66405" calcext:value-type="float">
            <text:p>35.66405</text:p>
          </table:table-cell>
          <table:table-cell office:value-type="float" office:value="38.54183" calcext:value-type="float">
            <text:p>38.54183</text:p>
          </table:table-cell>
          <table:table-cell office:value-type="float" office:value="31.25548" calcext:value-type="float">
            <text:p>31.25548</text:p>
          </table:table-cell>
          <table:table-cell office:value-type="float" office:value="14.25395" calcext:value-type="float">
            <text:p>14.25395</text:p>
          </table:table-cell>
          <table:table-cell office:value-type="float" office:value="3.299712" calcext:value-type="float">
            <text:p>3.299712</text:p>
          </table:table-cell>
          <table:table-cell office:value-type="float" office:value="8208.192" calcext:value-type="float">
            <text:p>8208.192</text:p>
          </table:table-cell>
          <table:table-cell office:value-type="float" office:value="0" calcext:value-type="float">
            <text:p>0</text:p>
          </table:table-cell>
          <table:table-cell office:value-type="float" office:value="-0.5590732" calcext:value-type="float">
            <text:p>-0.559073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4" calcext:value-type="float">
            <text:p>2092004</text:p>
          </table:table-cell>
          <table:table-cell office:value-type="float" office:value="10.01406" calcext:value-type="float">
            <text:p>10.01406</text:p>
          </table:table-cell>
          <table:table-cell office:value-type="float" office:value="451.3011" calcext:value-type="float">
            <text:p>451.301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008219" calcext:value-type="float">
            <text:p>0.4008219</text:p>
          </table:table-cell>
          <table:table-cell office:value-type="float" office:value="15.38942" calcext:value-type="float">
            <text:p>15.38942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02943" calcext:value-type="float">
            <text:p>0.03202943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28992" calcext:value-type="float">
            <text:p>11.28992</text:p>
          </table:table-cell>
          <table:table-cell office:value-type="float" office:value="-0.5053884" calcext:value-type="float">
            <text:p>-0.5053884</text:p>
          </table:table-cell>
          <table:table-cell office:value-type="float" office:value="-0.493497" calcext:value-type="float">
            <text:p>-0.493497</text:p>
          </table:table-cell>
          <table:table-cell office:value-type="float" office:value="0.00004567168" calcext:value-type="float">
            <text:p>4.567168E-05</text:p>
          </table:table-cell>
          <table:table-cell office:value-type="float" office:value="9.698577" calcext:value-type="float">
            <text:p>9.698577</text:p>
          </table:table-cell>
          <table:table-cell office:value-type="float" office:value="2.012546" calcext:value-type="float">
            <text:p>2.012546</text:p>
          </table:table-cell>
          <table:table-cell office:value-type="float" office:value="0.06726279" calcext:value-type="float">
            <text:p>0.06726279</text:p>
          </table:table-cell>
          <table:table-cell office:value-type="float" office:value="0.03035405" calcext:value-type="float">
            <text:p>0.03035405</text:p>
          </table:table-cell>
          <table:table-cell office:value-type="float" office:value="0.02183306" calcext:value-type="float">
            <text:p>0.02183306</text:p>
          </table:table-cell>
          <table:table-cell office:value-type="float" office:value="0.01819042" calcext:value-type="float">
            <text:p>0.01819042</text:p>
          </table:table-cell>
          <table:table-cell office:value-type="float" office:value="0.01706084" calcext:value-type="float">
            <text:p>0.01706084</text:p>
          </table:table-cell>
          <table:table-cell office:value-type="float" office:value="0.02064619" calcext:value-type="float">
            <text:p>0.02064619</text:p>
          </table:table-cell>
          <table:table-cell office:value-type="float" office:value="0.01744803" calcext:value-type="float">
            <text:p>0.01744803</text:p>
          </table:table-cell>
          <table:table-cell office:value-type="float" office:value="24.5454" calcext:value-type="float">
            <text:p>24.5454</text:p>
          </table:table-cell>
          <table:table-cell office:value-type="float" office:value="26.30613" calcext:value-type="float">
            <text:p>26.30613</text:p>
          </table:table-cell>
          <table:table-cell office:value-type="float" office:value="29.22188" calcext:value-type="float">
            <text:p>29.22188</text:p>
          </table:table-cell>
          <table:table-cell office:value-type="float" office:value="35.92342" calcext:value-type="float">
            <text:p>35.92342</text:p>
          </table:table-cell>
          <table:table-cell office:value-type="float" office:value="38.84396" calcext:value-type="float">
            <text:p>38.84396</text:p>
          </table:table-cell>
          <table:table-cell office:value-type="float" office:value="31.39742" calcext:value-type="float">
            <text:p>31.39742</text:p>
          </table:table-cell>
          <table:table-cell office:value-type="float" office:value="14.36589" calcext:value-type="float">
            <text:p>14.36589</text:p>
          </table:table-cell>
          <table:table-cell office:value-type="float" office:value="3.309506" calcext:value-type="float">
            <text:p>3.309506</text:p>
          </table:table-cell>
          <table:table-cell office:value-type="float" office:value="7981.435" calcext:value-type="float">
            <text:p>7981.435</text:p>
          </table:table-cell>
          <table:table-cell office:value-type="float" office:value="0" calcext:value-type="float">
            <text:p>0</text:p>
          </table:table-cell>
          <table:table-cell office:value-type="float" office:value="-0.5592156" calcext:value-type="float">
            <text:p>-0.559215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4" calcext:value-type="float">
            <text:p>3092004</text:p>
          </table:table-cell>
          <table:table-cell office:value-type="float" office:value="9.966993" calcext:value-type="float">
            <text:p>9.966993</text:p>
          </table:table-cell>
          <table:table-cell office:value-type="float" office:value="451.2809" calcext:value-type="float">
            <text:p>451.280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045744" calcext:value-type="float">
            <text:p>0.4045744</text:p>
          </table:table-cell>
          <table:table-cell office:value-type="float" office:value="15.44856" calcext:value-type="float">
            <text:p>15.44856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08124" calcext:value-type="float">
            <text:p>0.03208124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319" calcext:value-type="float">
            <text:p>11.319</text:p>
          </table:table-cell>
          <table:table-cell office:value-type="float" office:value="-0.509709" calcext:value-type="float">
            <text:p>-0.509709</text:p>
          </table:table-cell>
          <table:table-cell office:value-type="float" office:value="-0.5064555" calcext:value-type="float">
            <text:p>-0.5064555</text:p>
          </table:table-cell>
          <table:table-cell office:value-type="float" office:value="0.00004567176" calcext:value-type="float">
            <text:p>4.567176E-05</text:p>
          </table:table-cell>
          <table:table-cell office:value-type="float" office:value="9.678961" calcext:value-type="float">
            <text:p>9.678961</text:p>
          </table:table-cell>
          <table:table-cell office:value-type="float" office:value="2.743915" calcext:value-type="float">
            <text:p>2.743915</text:p>
          </table:table-cell>
          <table:table-cell office:value-type="float" office:value="0.0613214" calcext:value-type="float">
            <text:p>0.0613214</text:p>
          </table:table-cell>
          <table:table-cell office:value-type="float" office:value="0.02986965" calcext:value-type="float">
            <text:p>0.02986965</text:p>
          </table:table-cell>
          <table:table-cell office:value-type="float" office:value="0.02188466" calcext:value-type="float">
            <text:p>0.02188466</text:p>
          </table:table-cell>
          <table:table-cell office:value-type="float" office:value="0.01824807" calcext:value-type="float">
            <text:p>0.01824807</text:p>
          </table:table-cell>
          <table:table-cell office:value-type="float" office:value="0.01708701" calcext:value-type="float">
            <text:p>0.01708701</text:p>
          </table:table-cell>
          <table:table-cell office:value-type="float" office:value="0.02071768" calcext:value-type="float">
            <text:p>0.02071768</text:p>
          </table:table-cell>
          <table:table-cell office:value-type="float" office:value="0.01744669" calcext:value-type="float">
            <text:p>0.01744669</text:p>
          </table:table-cell>
          <table:table-cell office:value-type="float" office:value="25.98205" calcext:value-type="float">
            <text:p>25.98205</text:p>
          </table:table-cell>
          <table:table-cell office:value-type="float" office:value="28.85556" calcext:value-type="float">
            <text:p>28.85556</text:p>
          </table:table-cell>
          <table:table-cell office:value-type="float" office:value="29.20224" calcext:value-type="float">
            <text:p>29.20224</text:p>
          </table:table-cell>
          <table:table-cell office:value-type="float" office:value="35.76292" calcext:value-type="float">
            <text:p>35.76292</text:p>
          </table:table-cell>
          <table:table-cell office:value-type="float" office:value="38.71056" calcext:value-type="float">
            <text:p>38.71056</text:p>
          </table:table-cell>
          <table:table-cell office:value-type="float" office:value="31.34668" calcext:value-type="float">
            <text:p>31.34668</text:p>
          </table:table-cell>
          <table:table-cell office:value-type="float" office:value="14.48085" calcext:value-type="float">
            <text:p>14.48085</text:p>
          </table:table-cell>
          <table:table-cell office:value-type="float" office:value="3.319207" calcext:value-type="float">
            <text:p>3.319207</text:p>
          </table:table-cell>
          <table:table-cell office:value-type="float" office:value="8015.739" calcext:value-type="float">
            <text:p>8015.739</text:p>
          </table:table-cell>
          <table:table-cell office:value-type="float" office:value="0" calcext:value-type="float">
            <text:p>0</text:p>
          </table:table-cell>
          <table:table-cell office:value-type="float" office:value="-0.5599677" calcext:value-type="float">
            <text:p>-0.559967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4" calcext:value-type="float">
            <text:p>4092004</text:p>
          </table:table-cell>
          <table:table-cell office:value-type="float" office:value="9.909655" calcext:value-type="float">
            <text:p>9.909655</text:p>
          </table:table-cell>
          <table:table-cell office:value-type="float" office:value="451.2528" calcext:value-type="float">
            <text:p>451.252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206662" calcext:value-type="float">
            <text:p>0.4206662</text:p>
          </table:table-cell>
          <table:table-cell office:value-type="float" office:value="15.50153" calcext:value-type="float">
            <text:p>15.50153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12098" calcext:value-type="float">
            <text:p>0.03212098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32872" calcext:value-type="float">
            <text:p>11.32872</text:p>
          </table:table-cell>
          <table:table-cell office:value-type="float" office:value="-0.5098912" calcext:value-type="float">
            <text:p>-0.5098912</text:p>
          </table:table-cell>
          <table:table-cell office:value-type="float" office:value="-0.5067787" calcext:value-type="float">
            <text:p>-0.5067787</text:p>
          </table:table-cell>
          <table:table-cell office:value-type="float" office:value="0.00004567176" calcext:value-type="float">
            <text:p>4.567176E-05</text:p>
          </table:table-cell>
          <table:table-cell office:value-type="float" office:value="9.615625" calcext:value-type="float">
            <text:p>9.615625</text:p>
          </table:table-cell>
          <table:table-cell office:value-type="float" office:value="3.020607" calcext:value-type="float">
            <text:p>3.020607</text:p>
          </table:table-cell>
          <table:table-cell office:value-type="float" office:value="0.06514025" calcext:value-type="float">
            <text:p>0.06514025</text:p>
          </table:table-cell>
          <table:table-cell office:value-type="float" office:value="0.03260354" calcext:value-type="float">
            <text:p>0.03260354</text:p>
          </table:table-cell>
          <table:table-cell office:value-type="float" office:value="0.02175142" calcext:value-type="float">
            <text:p>0.02175142</text:p>
          </table:table-cell>
          <table:table-cell office:value-type="float" office:value="0.01824431" calcext:value-type="float">
            <text:p>0.01824431</text:p>
          </table:table-cell>
          <table:table-cell office:value-type="float" office:value="0.01713713" calcext:value-type="float">
            <text:p>0.01713713</text:p>
          </table:table-cell>
          <table:table-cell office:value-type="float" office:value="0.02070295" calcext:value-type="float">
            <text:p>0.02070295</text:p>
          </table:table-cell>
          <table:table-cell office:value-type="float" office:value="0.01743976" calcext:value-type="float">
            <text:p>0.01743976</text:p>
          </table:table-cell>
          <table:table-cell office:value-type="float" office:value="19.97484" calcext:value-type="float">
            <text:p>19.97484</text:p>
          </table:table-cell>
          <table:table-cell office:value-type="float" office:value="33.79626" calcext:value-type="float">
            <text:p>33.79626</text:p>
          </table:table-cell>
          <table:table-cell office:value-type="float" office:value="29.6272" calcext:value-type="float">
            <text:p>29.6272</text:p>
          </table:table-cell>
          <table:table-cell office:value-type="float" office:value="35.86771" calcext:value-type="float">
            <text:p>35.86771</text:p>
          </table:table-cell>
          <table:table-cell office:value-type="float" office:value="38.66711" calcext:value-type="float">
            <text:p>38.66711</text:p>
          </table:table-cell>
          <table:table-cell office:value-type="float" office:value="31.25427" calcext:value-type="float">
            <text:p>31.25427</text:p>
          </table:table-cell>
          <table:table-cell office:value-type="float" office:value="14.58917" calcext:value-type="float">
            <text:p>14.58917</text:p>
          </table:table-cell>
          <table:table-cell office:value-type="float" office:value="3.329097" calcext:value-type="float">
            <text:p>3.329097</text:p>
          </table:table-cell>
          <table:table-cell office:value-type="float" office:value="8364.94" calcext:value-type="float">
            <text:p>8364.94</text:p>
          </table:table-cell>
          <table:table-cell office:value-type="float" office:value="0" calcext:value-type="float">
            <text:p>0</text:p>
          </table:table-cell>
          <table:table-cell office:value-type="float" office:value="-0.5599822" calcext:value-type="float">
            <text:p>-0.559982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4" calcext:value-type="float">
            <text:p>5092004</text:p>
          </table:table-cell>
          <table:table-cell office:value-type="float" office:value="9.854588" calcext:value-type="float">
            <text:p>9.854588</text:p>
          </table:table-cell>
          <table:table-cell office:value-type="float" office:value="451.2186" calcext:value-type="float">
            <text:p>451.218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31074" calcext:value-type="float">
            <text:p>0.431074</text:p>
          </table:table-cell>
          <table:table-cell office:value-type="float" office:value="15.56887" calcext:value-type="float">
            <text:p>15.56887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15885" calcext:value-type="float">
            <text:p>0.03215885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33373" calcext:value-type="float">
            <text:p>11.33373</text:p>
          </table:table-cell>
          <table:table-cell office:value-type="float" office:value="-0.5102003" calcext:value-type="float">
            <text:p>-0.5102003</text:p>
          </table:table-cell>
          <table:table-cell office:value-type="float" office:value="-0.5073244" calcext:value-type="float">
            <text:p>-0.5073244</text:p>
          </table:table-cell>
          <table:table-cell office:value-type="float" office:value="0.00004567264" calcext:value-type="float">
            <text:p>4.567264E-05</text:p>
          </table:table-cell>
          <table:table-cell office:value-type="float" office:value="9.564883" calcext:value-type="float">
            <text:p>9.564883</text:p>
          </table:table-cell>
          <table:table-cell office:value-type="float" office:value="3.160624" calcext:value-type="float">
            <text:p>3.160624</text:p>
          </table:table-cell>
          <table:table-cell office:value-type="float" office:value="0.06858999" calcext:value-type="float">
            <text:p>0.06858999</text:p>
          </table:table-cell>
          <table:table-cell office:value-type="float" office:value="0.03545671" calcext:value-type="float">
            <text:p>0.03545671</text:p>
          </table:table-cell>
          <table:table-cell office:value-type="float" office:value="0.02204197" calcext:value-type="float">
            <text:p>0.02204197</text:p>
          </table:table-cell>
          <table:table-cell office:value-type="float" office:value="0.01825778" calcext:value-type="float">
            <text:p>0.01825778</text:p>
          </table:table-cell>
          <table:table-cell office:value-type="float" office:value="0.01715396" calcext:value-type="float">
            <text:p>0.01715396</text:p>
          </table:table-cell>
          <table:table-cell office:value-type="float" office:value="0.02059356" calcext:value-type="float">
            <text:p>0.02059356</text:p>
          </table:table-cell>
          <table:table-cell office:value-type="float" office:value="0.0173858" calcext:value-type="float">
            <text:p>0.0173858</text:p>
          </table:table-cell>
          <table:table-cell office:value-type="float" office:value="16.5376" calcext:value-type="float">
            <text:p>16.5376</text:p>
          </table:table-cell>
          <table:table-cell office:value-type="float" office:value="36.62698" calcext:value-type="float">
            <text:p>36.62698</text:p>
          </table:table-cell>
          <table:table-cell office:value-type="float" office:value="30.14622" calcext:value-type="float">
            <text:p>30.14622</text:p>
          </table:table-cell>
          <table:table-cell office:value-type="float" office:value="36.0223" calcext:value-type="float">
            <text:p>36.0223</text:p>
          </table:table-cell>
          <table:table-cell office:value-type="float" office:value="38.67409" calcext:value-type="float">
            <text:p>38.67409</text:p>
          </table:table-cell>
          <table:table-cell office:value-type="float" office:value="31.21998" calcext:value-type="float">
            <text:p>31.21998</text:p>
          </table:table-cell>
          <table:table-cell office:value-type="float" office:value="14.7055" calcext:value-type="float">
            <text:p>14.7055</text:p>
          </table:table-cell>
          <table:table-cell office:value-type="float" office:value="3.340125" calcext:value-type="float">
            <text:p>3.340125</text:p>
          </table:table-cell>
          <table:table-cell office:value-type="float" office:value="8611.221" calcext:value-type="float">
            <text:p>8611.221</text:p>
          </table:table-cell>
          <table:table-cell office:value-type="float" office:value="0" calcext:value-type="float">
            <text:p>0</text:p>
          </table:table-cell>
          <table:table-cell office:value-type="float" office:value="-0.5599948" calcext:value-type="float">
            <text:p>-0.55999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4" calcext:value-type="float">
            <text:p>6092004</text:p>
          </table:table-cell>
          <table:table-cell office:value-type="float" office:value="9.809385" calcext:value-type="float">
            <text:p>9.809385</text:p>
          </table:table-cell>
          <table:table-cell office:value-type="float" office:value="451.1872" calcext:value-type="float">
            <text:p>451.187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351723" calcext:value-type="float">
            <text:p>0.4351723</text:p>
          </table:table-cell>
          <table:table-cell office:value-type="float" office:value="15.6372" calcext:value-type="float">
            <text:p>15.6372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19612" calcext:value-type="float">
            <text:p>0.03219612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33829" calcext:value-type="float">
            <text:p>11.33829</text:p>
          </table:table-cell>
          <table:table-cell office:value-type="float" office:value="-0.5131596" calcext:value-type="float">
            <text:p>-0.5131596</text:p>
          </table:table-cell>
          <table:table-cell office:value-type="float" office:value="-0.5097376" calcext:value-type="float">
            <text:p>-0.5097376</text:p>
          </table:table-cell>
          <table:table-cell office:value-type="float" office:value="0.00004567264" calcext:value-type="float">
            <text:p>4.567264E-05</text:p>
          </table:table-cell>
          <table:table-cell office:value-type="float" office:value="9.537213" calcext:value-type="float">
            <text:p>9.537213</text:p>
          </table:table-cell>
          <table:table-cell office:value-type="float" office:value="3.300921" calcext:value-type="float">
            <text:p>3.300921</text:p>
          </table:table-cell>
          <table:table-cell office:value-type="float" office:value="0.05558712" calcext:value-type="float">
            <text:p>0.05558712</text:p>
          </table:table-cell>
          <table:table-cell office:value-type="float" office:value="0.03207207" calcext:value-type="float">
            <text:p>0.03207207</text:p>
          </table:table-cell>
          <table:table-cell office:value-type="float" office:value="0.0218194" calcext:value-type="float">
            <text:p>0.0218194</text:p>
          </table:table-cell>
          <table:table-cell office:value-type="float" office:value="0.01823882" calcext:value-type="float">
            <text:p>0.01823882</text:p>
          </table:table-cell>
          <table:table-cell office:value-type="float" office:value="0.01714634" calcext:value-type="float">
            <text:p>0.01714634</text:p>
          </table:table-cell>
          <table:table-cell office:value-type="float" office:value="0.02052553" calcext:value-type="float">
            <text:p>0.02052553</text:p>
          </table:table-cell>
          <table:table-cell office:value-type="float" office:value="0.01731508" calcext:value-type="float">
            <text:p>0.01731508</text:p>
          </table:table-cell>
          <table:table-cell office:value-type="float" office:value="17.16421" calcext:value-type="float">
            <text:p>17.16421</text:p>
          </table:table-cell>
          <table:table-cell office:value-type="float" office:value="36.83762" calcext:value-type="float">
            <text:p>36.83762</text:p>
          </table:table-cell>
          <table:table-cell office:value-type="float" office:value="30.55346" calcext:value-type="float">
            <text:p>30.55346</text:p>
          </table:table-cell>
          <table:table-cell office:value-type="float" office:value="36.14024" calcext:value-type="float">
            <text:p>36.14024</text:p>
          </table:table-cell>
          <table:table-cell office:value-type="float" office:value="38.6704" calcext:value-type="float">
            <text:p>38.6704</text:p>
          </table:table-cell>
          <table:table-cell office:value-type="float" office:value="31.19568" calcext:value-type="float">
            <text:p>31.19568</text:p>
          </table:table-cell>
          <table:table-cell office:value-type="float" office:value="14.82454" calcext:value-type="float">
            <text:p>14.82454</text:p>
          </table:table-cell>
          <table:table-cell office:value-type="float" office:value="3.352265" calcext:value-type="float">
            <text:p>3.352265</text:p>
          </table:table-cell>
          <table:table-cell office:value-type="float" office:value="8695.648" calcext:value-type="float">
            <text:p>8695.648</text:p>
          </table:table-cell>
          <table:table-cell office:value-type="float" office:value="0" calcext:value-type="float">
            <text:p>0</text:p>
          </table:table-cell>
          <table:table-cell office:value-type="float" office:value="-0.5605282" calcext:value-type="float">
            <text:p>-0.560528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4" calcext:value-type="float">
            <text:p>7092004</text:p>
          </table:table-cell>
          <table:table-cell office:value-type="float" office:value="9.768044" calcext:value-type="float">
            <text:p>9.768044</text:p>
          </table:table-cell>
          <table:table-cell office:value-type="float" office:value="451.1658" calcext:value-type="float">
            <text:p>451.165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230184" calcext:value-type="float">
            <text:p>0.4230184</text:p>
          </table:table-cell>
          <table:table-cell office:value-type="float" office:value="15.72014" calcext:value-type="float">
            <text:p>15.72014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2331" calcext:value-type="float">
            <text:p>0.0322331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34261" calcext:value-type="float">
            <text:p>11.34261</text:p>
          </table:table-cell>
          <table:table-cell office:value-type="float" office:value="-0.5178528" calcext:value-type="float">
            <text:p>-0.5178528</text:p>
          </table:table-cell>
          <table:table-cell office:value-type="float" office:value="-0.5159677" calcext:value-type="float">
            <text:p>-0.5159677</text:p>
          </table:table-cell>
          <table:table-cell office:value-type="float" office:value="0.00004567267" calcext:value-type="float">
            <text:p>4.567267E-05</text:p>
          </table:table-cell>
          <table:table-cell office:value-type="float" office:value="9.522768" calcext:value-type="float">
            <text:p>9.522768</text:p>
          </table:table-cell>
          <table:table-cell office:value-type="float" office:value="2.8483" calcext:value-type="float">
            <text:p>2.8483</text:p>
          </table:table-cell>
          <table:table-cell office:value-type="float" office:value="0.08740883" calcext:value-type="float">
            <text:p>0.08740883</text:p>
          </table:table-cell>
          <table:table-cell office:value-type="float" office:value="0.031106" calcext:value-type="float">
            <text:p>0.031106</text:p>
          </table:table-cell>
          <table:table-cell office:value-type="float" office:value="0.02184573" calcext:value-type="float">
            <text:p>0.02184573</text:p>
          </table:table-cell>
          <table:table-cell office:value-type="float" office:value="0.01816579" calcext:value-type="float">
            <text:p>0.01816579</text:p>
          </table:table-cell>
          <table:table-cell office:value-type="float" office:value="0.01705571" calcext:value-type="float">
            <text:p>0.01705571</text:p>
          </table:table-cell>
          <table:table-cell office:value-type="float" office:value="0.02057417" calcext:value-type="float">
            <text:p>0.02057417</text:p>
          </table:table-cell>
          <table:table-cell office:value-type="float" office:value="0.01728562" calcext:value-type="float">
            <text:p>0.01728562</text:p>
          </table:table-cell>
          <table:table-cell office:value-type="float" office:value="17.82948" calcext:value-type="float">
            <text:p>17.82948</text:p>
          </table:table-cell>
          <table:table-cell office:value-type="float" office:value="35.38" calcext:value-type="float">
            <text:p>35.38</text:p>
          </table:table-cell>
          <table:table-cell office:value-type="float" office:value="31.90937" calcext:value-type="float">
            <text:p>31.90937</text:p>
          </table:table-cell>
          <table:table-cell office:value-type="float" office:value="36.28858" calcext:value-type="float">
            <text:p>36.28858</text:p>
          </table:table-cell>
          <table:table-cell office:value-type="float" office:value="38.60896" calcext:value-type="float">
            <text:p>38.60896</text:p>
          </table:table-cell>
          <table:table-cell office:value-type="float" office:value="31.13986" calcext:value-type="float">
            <text:p>31.13986</text:p>
          </table:table-cell>
          <table:table-cell office:value-type="float" office:value="14.93284" calcext:value-type="float">
            <text:p>14.93284</text:p>
          </table:table-cell>
          <table:table-cell office:value-type="float" office:value="3.364253" calcext:value-type="float">
            <text:p>3.364253</text:p>
          </table:table-cell>
          <table:table-cell office:value-type="float" office:value="8557.998" calcext:value-type="float">
            <text:p>8557.998</text:p>
          </table:table-cell>
          <table:table-cell office:value-type="float" office:value="0" calcext:value-type="float">
            <text:p>0</text:p>
          </table:table-cell>
          <table:table-cell office:value-type="float" office:value="-0.5612084" calcext:value-type="float">
            <text:p>-0.561208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4" calcext:value-type="float">
            <text:p>8092004</text:p>
          </table:table-cell>
          <table:table-cell office:value-type="float" office:value="9.726302" calcext:value-type="float">
            <text:p>9.726302</text:p>
          </table:table-cell>
          <table:table-cell office:value-type="float" office:value="451.149" calcext:value-type="float">
            <text:p>451.14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989076" calcext:value-type="float">
            <text:p>0.3989076</text:p>
          </table:table-cell>
          <table:table-cell office:value-type="float" office:value="15.81261" calcext:value-type="float">
            <text:p>15.81261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28322" calcext:value-type="float">
            <text:p>0.03228322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36659" calcext:value-type="float">
            <text:p>11.36659</text:p>
          </table:table-cell>
          <table:table-cell office:value-type="float" office:value="-0.5180667" calcext:value-type="float">
            <text:p>-0.5180667</text:p>
          </table:table-cell>
          <table:table-cell office:value-type="float" office:value="-0.5262499" calcext:value-type="float">
            <text:p>-0.5262499</text:p>
          </table:table-cell>
          <table:table-cell office:value-type="float" office:value="0.00004567411" calcext:value-type="float">
            <text:p>4.567411E-05</text:p>
          </table:table-cell>
          <table:table-cell office:value-type="float" office:value="9.516232" calcext:value-type="float">
            <text:p>9.516232</text:p>
          </table:table-cell>
          <table:table-cell office:value-type="float" office:value="1.72822" calcext:value-type="float">
            <text:p>1.72822</text:p>
          </table:table-cell>
          <table:table-cell office:value-type="float" office:value="0.04474051" calcext:value-type="float">
            <text:p>0.04474051</text:p>
          </table:table-cell>
          <table:table-cell office:value-type="float" office:value="0.03001783" calcext:value-type="float">
            <text:p>0.03001783</text:p>
          </table:table-cell>
          <table:table-cell office:value-type="float" office:value="0.02208753" calcext:value-type="float">
            <text:p>0.02208753</text:p>
          </table:table-cell>
          <table:table-cell office:value-type="float" office:value="0.01826132" calcext:value-type="float">
            <text:p>0.01826132</text:p>
          </table:table-cell>
          <table:table-cell office:value-type="float" office:value="0.01707053" calcext:value-type="float">
            <text:p>0.01707053</text:p>
          </table:table-cell>
          <table:table-cell office:value-type="float" office:value="0.02066611" calcext:value-type="float">
            <text:p>0.02066611</text:p>
          </table:table-cell>
          <table:table-cell office:value-type="float" office:value="0.0172887" calcext:value-type="float">
            <text:p>0.0172887</text:p>
          </table:table-cell>
          <table:table-cell office:value-type="float" office:value="26.22206" calcext:value-type="float">
            <text:p>26.22206</text:p>
          </table:table-cell>
          <table:table-cell office:value-type="float" office:value="32.23291" calcext:value-type="float">
            <text:p>32.23291</text:p>
          </table:table-cell>
          <table:table-cell office:value-type="float" office:value="31.76334" calcext:value-type="float">
            <text:p>31.76334</text:p>
          </table:table-cell>
          <table:table-cell office:value-type="float" office:value="36.53228" calcext:value-type="float">
            <text:p>36.53228</text:p>
          </table:table-cell>
          <table:table-cell office:value-type="float" office:value="38.79733" calcext:value-type="float">
            <text:p>38.79733</text:p>
          </table:table-cell>
          <table:table-cell office:value-type="float" office:value="31.24548" calcext:value-type="float">
            <text:p>31.24548</text:p>
          </table:table-cell>
          <table:table-cell office:value-type="float" office:value="15.03985" calcext:value-type="float">
            <text:p>15.03985</text:p>
          </table:table-cell>
          <table:table-cell office:value-type="float" office:value="3.375561" calcext:value-type="float">
            <text:p>3.375561</text:p>
          </table:table-cell>
          <table:table-cell office:value-type="float" office:value="8469.077" calcext:value-type="float">
            <text:p>8469.077</text:p>
          </table:table-cell>
          <table:table-cell office:value-type="float" office:value="0" calcext:value-type="float">
            <text:p>0</text:p>
          </table:table-cell>
          <table:table-cell office:value-type="float" office:value="-0.5612141" calcext:value-type="float">
            <text:p>-0.561214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4" calcext:value-type="float">
            <text:p>9092004</text:p>
          </table:table-cell>
          <table:table-cell office:value-type="float" office:value="9.682845" calcext:value-type="float">
            <text:p>9.682845</text:p>
          </table:table-cell>
          <table:table-cell office:value-type="float" office:value="451.1255" calcext:value-type="float">
            <text:p>451.125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070329" calcext:value-type="float">
            <text:p>0.4070329</text:p>
          </table:table-cell>
          <table:table-cell office:value-type="float" office:value="15.84922" calcext:value-type="float">
            <text:p>15.84922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3294" calcext:value-type="float">
            <text:p>0.0323294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38734" calcext:value-type="float">
            <text:p>11.38734</text:p>
          </table:table-cell>
          <table:table-cell office:value-type="float" office:value="-0.5181568" calcext:value-type="float">
            <text:p>-0.5181568</text:p>
          </table:table-cell>
          <table:table-cell office:value-type="float" office:value="-0.5308523" calcext:value-type="float">
            <text:p>-0.5308523</text:p>
          </table:table-cell>
          <table:table-cell office:value-type="float" office:value="0.00004567412" calcext:value-type="float">
            <text:p>4.567412E-05</text:p>
          </table:table-cell>
          <table:table-cell office:value-type="float" office:value="9.475132" calcext:value-type="float">
            <text:p>9.475132</text:p>
          </table:table-cell>
          <table:table-cell office:value-type="float" office:value="1.930616" calcext:value-type="float">
            <text:p>1.930616</text:p>
          </table:table-cell>
          <table:table-cell office:value-type="float" office:value="0.04330548" calcext:value-type="float">
            <text:p>0.04330548</text:p>
          </table:table-cell>
          <table:table-cell office:value-type="float" office:value="0.02979814" calcext:value-type="float">
            <text:p>0.02979814</text:p>
          </table:table-cell>
          <table:table-cell office:value-type="float" office:value="0.02190292" calcext:value-type="float">
            <text:p>0.02190292</text:p>
          </table:table-cell>
          <table:table-cell office:value-type="float" office:value="0.01825758" calcext:value-type="float">
            <text:p>0.01825758</text:p>
          </table:table-cell>
          <table:table-cell office:value-type="float" office:value="0.01708666" calcext:value-type="float">
            <text:p>0.01708666</text:p>
          </table:table-cell>
          <table:table-cell office:value-type="float" office:value="0.02072915" calcext:value-type="float">
            <text:p>0.02072915</text:p>
          </table:table-cell>
          <table:table-cell office:value-type="float" office:value="0.01730603" calcext:value-type="float">
            <text:p>0.01730603</text:p>
          </table:table-cell>
          <table:table-cell office:value-type="float" office:value="22.48426" calcext:value-type="float">
            <text:p>22.48426</text:p>
          </table:table-cell>
          <table:table-cell office:value-type="float" office:value="35.80153" calcext:value-type="float">
            <text:p>35.80153</text:p>
          </table:table-cell>
          <table:table-cell office:value-type="float" office:value="31.95051" calcext:value-type="float">
            <text:p>31.95051</text:p>
          </table:table-cell>
          <table:table-cell office:value-type="float" office:value="36.50632" calcext:value-type="float">
            <text:p>36.50632</text:p>
          </table:table-cell>
          <table:table-cell office:value-type="float" office:value="38.71822" calcext:value-type="float">
            <text:p>38.71822</text:p>
          </table:table-cell>
          <table:table-cell office:value-type="float" office:value="31.20883" calcext:value-type="float">
            <text:p>31.20883</text:p>
          </table:table-cell>
          <table:table-cell office:value-type="float" office:value="15.14725" calcext:value-type="float">
            <text:p>15.14725</text:p>
          </table:table-cell>
          <table:table-cell office:value-type="float" office:value="3.386621" calcext:value-type="float">
            <text:p>3.386621</text:p>
          </table:table-cell>
          <table:table-cell office:value-type="float" office:value="8670.022" calcext:value-type="float">
            <text:p>8670.022</text:p>
          </table:table-cell>
          <table:table-cell office:value-type="float" office:value="0" calcext:value-type="float">
            <text:p>0</text:p>
          </table:table-cell>
          <table:table-cell office:value-type="float" office:value="-0.5612211" calcext:value-type="float">
            <text:p>-0.56122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4" calcext:value-type="float">
            <text:p>10092004</text:p>
          </table:table-cell>
          <table:table-cell office:value-type="float" office:value="9.641191" calcext:value-type="float">
            <text:p>9.641191</text:p>
          </table:table-cell>
          <table:table-cell office:value-type="float" office:value="451.0982" calcext:value-type="float">
            <text:p>451.098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162217" calcext:value-type="float">
            <text:p>0.4162217</text:p>
          </table:table-cell>
          <table:table-cell office:value-type="float" office:value="15.89889" calcext:value-type="float">
            <text:p>15.89889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36638" calcext:value-type="float">
            <text:p>0.03236638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39196" calcext:value-type="float">
            <text:p>11.39196</text:p>
          </table:table-cell>
          <table:table-cell office:value-type="float" office:value="-0.5182166" calcext:value-type="float">
            <text:p>-0.5182166</text:p>
          </table:table-cell>
          <table:table-cell office:value-type="float" office:value="-0.5310603" calcext:value-type="float">
            <text:p>-0.5310603</text:p>
          </table:table-cell>
          <table:table-cell office:value-type="float" office:value="0.00004567412" calcext:value-type="float">
            <text:p>4.567412E-05</text:p>
          </table:table-cell>
          <table:table-cell office:value-type="float" office:value="9.434505" calcext:value-type="float">
            <text:p>9.434505</text:p>
          </table:table-cell>
          <table:table-cell office:value-type="float" office:value="2.161781" calcext:value-type="float">
            <text:p>2.161781</text:p>
          </table:table-cell>
          <table:table-cell office:value-type="float" office:value="0.04996739" calcext:value-type="float">
            <text:p>0.04996739</text:p>
          </table:table-cell>
          <table:table-cell office:value-type="float" office:value="0.03055693" calcext:value-type="float">
            <text:p>0.03055693</text:p>
          </table:table-cell>
          <table:table-cell office:value-type="float" office:value="0.0217137" calcext:value-type="float">
            <text:p>0.0217137</text:p>
          </table:table-cell>
          <table:table-cell office:value-type="float" office:value="0.0182629" calcext:value-type="float">
            <text:p>0.0182629</text:p>
          </table:table-cell>
          <table:table-cell office:value-type="float" office:value="0.0171058" calcext:value-type="float">
            <text:p>0.0171058</text:p>
          </table:table-cell>
          <table:table-cell office:value-type="float" office:value="0.0207257" calcext:value-type="float">
            <text:p>0.0207257</text:p>
          </table:table-cell>
          <table:table-cell office:value-type="float" office:value="0.01730361" calcext:value-type="float">
            <text:p>0.01730361</text:p>
          </table:table-cell>
          <table:table-cell office:value-type="float" office:value="18.60074" calcext:value-type="float">
            <text:p>18.60074</text:p>
          </table:table-cell>
          <table:table-cell office:value-type="float" office:value="38.73287" calcext:value-type="float">
            <text:p>38.73287</text:p>
          </table:table-cell>
          <table:table-cell office:value-type="float" office:value="32.33115" calcext:value-type="float">
            <text:p>32.33115</text:p>
          </table:table-cell>
          <table:table-cell office:value-type="float" office:value="36.61353" calcext:value-type="float">
            <text:p>36.61353</text:p>
          </table:table-cell>
          <table:table-cell office:value-type="float" office:value="38.70691" calcext:value-type="float">
            <text:p>38.70691</text:p>
          </table:table-cell>
          <table:table-cell office:value-type="float" office:value="31.17843" calcext:value-type="float">
            <text:p>31.17843</text:p>
          </table:table-cell>
          <table:table-cell office:value-type="float" office:value="15.25205" calcext:value-type="float">
            <text:p>15.25205</text:p>
          </table:table-cell>
          <table:table-cell office:value-type="float" office:value="3.398021" calcext:value-type="float">
            <text:p>3.398021</text:p>
          </table:table-cell>
          <table:table-cell office:value-type="float" office:value="8854.908" calcext:value-type="float">
            <text:p>8854.908</text:p>
          </table:table-cell>
          <table:table-cell office:value-type="float" office:value="0" calcext:value-type="float">
            <text:p>0</text:p>
          </table:table-cell>
          <table:table-cell office:value-type="float" office:value="-0.5612282" calcext:value-type="float">
            <text:p>-0.56122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4" calcext:value-type="float">
            <text:p>11092004</text:p>
          </table:table-cell>
          <table:table-cell office:value-type="float" office:value="9.595304" calcext:value-type="float">
            <text:p>9.595304</text:p>
          </table:table-cell>
          <table:table-cell office:value-type="float" office:value="451.0664" calcext:value-type="float">
            <text:p>451.066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24174" calcext:value-type="float">
            <text:p>0.424174</text:p>
          </table:table-cell>
          <table:table-cell office:value-type="float" office:value="15.95859" calcext:value-type="float">
            <text:p>15.95859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40322" calcext:value-type="float">
            <text:p>0.03240322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3962" calcext:value-type="float">
            <text:p>11.3962</text:p>
          </table:table-cell>
          <table:table-cell office:value-type="float" office:value="-0.5184731" calcext:value-type="float">
            <text:p>-0.5184731</text:p>
          </table:table-cell>
          <table:table-cell office:value-type="float" office:value="-0.5317634" calcext:value-type="float">
            <text:p>-0.5317634</text:p>
          </table:table-cell>
          <table:table-cell office:value-type="float" office:value="0.00004567412" calcext:value-type="float">
            <text:p>4.567412E-05</text:p>
          </table:table-cell>
          <table:table-cell office:value-type="float" office:value="9.394753" calcext:value-type="float">
            <text:p>9.394753</text:p>
          </table:table-cell>
          <table:table-cell office:value-type="float" office:value="2.331277" calcext:value-type="float">
            <text:p>2.331277</text:p>
          </table:table-cell>
          <table:table-cell office:value-type="float" office:value="0.05166597" calcext:value-type="float">
            <text:p>0.05166597</text:p>
          </table:table-cell>
          <table:table-cell office:value-type="float" office:value="0.03109159" calcext:value-type="float">
            <text:p>0.03109159</text:p>
          </table:table-cell>
          <table:table-cell office:value-type="float" office:value="0.02167355" calcext:value-type="float">
            <text:p>0.02167355</text:p>
          </table:table-cell>
          <table:table-cell office:value-type="float" office:value="0.01824127" calcext:value-type="float">
            <text:p>0.01824127</text:p>
          </table:table-cell>
          <table:table-cell office:value-type="float" office:value="0.01713802" calcext:value-type="float">
            <text:p>0.01713802</text:p>
          </table:table-cell>
          <table:table-cell office:value-type="float" office:value="0.0206069" calcext:value-type="float">
            <text:p>0.0206069</text:p>
          </table:table-cell>
          <table:table-cell office:value-type="float" office:value="0.01726123" calcext:value-type="float">
            <text:p>0.01726123</text:p>
          </table:table-cell>
          <table:table-cell office:value-type="float" office:value="16.2449" calcext:value-type="float">
            <text:p>16.2449</text:p>
          </table:table-cell>
          <table:table-cell office:value-type="float" office:value="40.60471" calcext:value-type="float">
            <text:p>40.60471</text:p>
          </table:table-cell>
          <table:table-cell office:value-type="float" office:value="32.79716" calcext:value-type="float">
            <text:p>32.79716</text:p>
          </table:table-cell>
          <table:table-cell office:value-type="float" office:value="36.74651" calcext:value-type="float">
            <text:p>36.74651</text:p>
          </table:table-cell>
          <table:table-cell office:value-type="float" office:value="38.70177" calcext:value-type="float">
            <text:p>38.70177</text:p>
          </table:table-cell>
          <table:table-cell office:value-type="float" office:value="31.17009" calcext:value-type="float">
            <text:p>31.17009</text:p>
          </table:table-cell>
          <table:table-cell office:value-type="float" office:value="15.36344" calcext:value-type="float">
            <text:p>15.36344</text:p>
          </table:table-cell>
          <table:table-cell office:value-type="float" office:value="3.410298" calcext:value-type="float">
            <text:p>3.410298</text:p>
          </table:table-cell>
          <table:table-cell office:value-type="float" office:value="9037.058" calcext:value-type="float">
            <text:p>9037.058</text:p>
          </table:table-cell>
          <table:table-cell office:value-type="float" office:value="0" calcext:value-type="float">
            <text:p>0</text:p>
          </table:table-cell>
          <table:table-cell office:value-type="float" office:value="-0.5612617" calcext:value-type="float">
            <text:p>-0.56126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4" calcext:value-type="float">
            <text:p>12092004</text:p>
          </table:table-cell>
          <table:table-cell office:value-type="float" office:value="9.558623" calcext:value-type="float">
            <text:p>9.558623</text:p>
          </table:table-cell>
          <table:table-cell office:value-type="float" office:value="451.036" calcext:value-type="float">
            <text:p>451.03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274455" calcext:value-type="float">
            <text:p>0.4274455</text:p>
          </table:table-cell>
          <table:table-cell office:value-type="float" office:value="16.01272" calcext:value-type="float">
            <text:p>16.01272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43997" calcext:value-type="float">
            <text:p>0.03243997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40013" calcext:value-type="float">
            <text:p>11.40013</text:p>
          </table:table-cell>
          <table:table-cell office:value-type="float" office:value="-0.5184911" calcext:value-type="float">
            <text:p>-0.5184911</text:p>
          </table:table-cell>
          <table:table-cell office:value-type="float" office:value="-0.5319714" calcext:value-type="float">
            <text:p>-0.5319714</text:p>
          </table:table-cell>
          <table:table-cell office:value-type="float" office:value="0.00004567412" calcext:value-type="float">
            <text:p>4.567412E-05</text:p>
          </table:table-cell>
          <table:table-cell office:value-type="float" office:value="9.365084" calcext:value-type="float">
            <text:p>9.365084</text:p>
          </table:table-cell>
          <table:table-cell office:value-type="float" office:value="2.349469" calcext:value-type="float">
            <text:p>2.349469</text:p>
          </table:table-cell>
          <table:table-cell office:value-type="float" office:value="0.04979971" calcext:value-type="float">
            <text:p>0.04979971</text:p>
          </table:table-cell>
          <table:table-cell office:value-type="float" office:value="0.03060894" calcext:value-type="float">
            <text:p>0.03060894</text:p>
          </table:table-cell>
          <table:table-cell office:value-type="float" office:value="0.02163276" calcext:value-type="float">
            <text:p>0.02163276</text:p>
          </table:table-cell>
          <table:table-cell office:value-type="float" office:value="0.01821651" calcext:value-type="float">
            <text:p>0.01821651</text:p>
          </table:table-cell>
          <table:table-cell office:value-type="float" office:value="0.01710608" calcext:value-type="float">
            <text:p>0.01710608</text:p>
          </table:table-cell>
          <table:table-cell office:value-type="float" office:value="0.02055827" calcext:value-type="float">
            <text:p>0.02055827</text:p>
          </table:table-cell>
          <table:table-cell office:value-type="float" office:value="0.01721148" calcext:value-type="float">
            <text:p>0.01721148</text:p>
          </table:table-cell>
          <table:table-cell office:value-type="float" office:value="14.79022" calcext:value-type="float">
            <text:p>14.79022</text:p>
          </table:table-cell>
          <table:table-cell office:value-type="float" office:value="41.69735" calcext:value-type="float">
            <text:p>41.69735</text:p>
          </table:table-cell>
          <table:table-cell office:value-type="float" office:value="33.23475" calcext:value-type="float">
            <text:p>33.23475</text:p>
          </table:table-cell>
          <table:table-cell office:value-type="float" office:value="36.87037" calcext:value-type="float">
            <text:p>36.87037</text:p>
          </table:table-cell>
          <table:table-cell office:value-type="float" office:value="38.6946" calcext:value-type="float">
            <text:p>38.6946</text:p>
          </table:table-cell>
          <table:table-cell office:value-type="float" office:value="31.15825" calcext:value-type="float">
            <text:p>31.15825</text:p>
          </table:table-cell>
          <table:table-cell office:value-type="float" office:value="15.47321" calcext:value-type="float">
            <text:p>15.47321</text:p>
          </table:table-cell>
          <table:table-cell office:value-type="float" office:value="3.423224" calcext:value-type="float">
            <text:p>3.423224</text:p>
          </table:table-cell>
          <table:table-cell office:value-type="float" office:value="9137.495" calcext:value-type="float">
            <text:p>9137.495</text:p>
          </table:table-cell>
          <table:table-cell office:value-type="float" office:value="0" calcext:value-type="float">
            <text:p>0</text:p>
          </table:table-cell>
          <table:table-cell office:value-type="float" office:value="-0.5612674" calcext:value-type="float">
            <text:p>-0.561267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4" calcext:value-type="float">
            <text:p>13092004</text:p>
          </table:table-cell>
          <table:table-cell office:value-type="float" office:value="9.523746" calcext:value-type="float">
            <text:p>9.523746</text:p>
          </table:table-cell>
          <table:table-cell office:value-type="float" office:value="451.0158" calcext:value-type="float">
            <text:p>451.015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145145" calcext:value-type="float">
            <text:p>0.4145145</text:p>
          </table:table-cell>
          <table:table-cell office:value-type="float" office:value="16.10198" calcext:value-type="float">
            <text:p>16.10198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47634" calcext:value-type="float">
            <text:p>0.03247634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40383" calcext:value-type="float">
            <text:p>11.40383</text:p>
          </table:table-cell>
          <table:table-cell office:value-type="float" office:value="-0.518814" calcext:value-type="float">
            <text:p>-0.518814</text:p>
          </table:table-cell>
          <table:table-cell office:value-type="float" office:value="-0.5338202" calcext:value-type="float">
            <text:p>-0.5338202</text:p>
          </table:table-cell>
          <table:table-cell office:value-type="float" office:value="0.00004567534" calcext:value-type="float">
            <text:p>4.567534E-05</text:p>
          </table:table-cell>
          <table:table-cell office:value-type="float" office:value="9.352863" calcext:value-type="float">
            <text:p>9.352863</text:p>
          </table:table-cell>
          <table:table-cell office:value-type="float" office:value="1.899196" calcext:value-type="float">
            <text:p>1.899196</text:p>
          </table:table-cell>
          <table:table-cell office:value-type="float" office:value="0.0569521" calcext:value-type="float">
            <text:p>0.0569521</text:p>
          </table:table-cell>
          <table:table-cell office:value-type="float" office:value="0.03006478" calcext:value-type="float">
            <text:p>0.03006478</text:p>
          </table:table-cell>
          <table:table-cell office:value-type="float" office:value="0.02181431" calcext:value-type="float">
            <text:p>0.02181431</text:p>
          </table:table-cell>
          <table:table-cell office:value-type="float" office:value="0.01815299" calcext:value-type="float">
            <text:p>0.01815299</text:p>
          </table:table-cell>
          <table:table-cell office:value-type="float" office:value="0.01702666" calcext:value-type="float">
            <text:p>0.01702666</text:p>
          </table:table-cell>
          <table:table-cell office:value-type="float" office:value="0.02059926" calcext:value-type="float">
            <text:p>0.02059926</text:p>
          </table:table-cell>
          <table:table-cell office:value-type="float" office:value="0.01718733" calcext:value-type="float">
            <text:p>0.01718733</text:p>
          </table:table-cell>
          <table:table-cell office:value-type="float" office:value="17.50462" calcext:value-type="float">
            <text:p>17.50462</text:p>
          </table:table-cell>
          <table:table-cell office:value-type="float" office:value="36.54315" calcext:value-type="float">
            <text:p>36.54315</text:p>
          </table:table-cell>
          <table:table-cell office:value-type="float" office:value="34.80415" calcext:value-type="float">
            <text:p>34.80415</text:p>
          </table:table-cell>
          <table:table-cell office:value-type="float" office:value="37.29754" calcext:value-type="float">
            <text:p>37.29754</text:p>
          </table:table-cell>
          <table:table-cell office:value-type="float" office:value="38.76969" calcext:value-type="float">
            <text:p>38.76969</text:p>
          </table:table-cell>
          <table:table-cell office:value-type="float" office:value="31.15746" calcext:value-type="float">
            <text:p>31.15746</text:p>
          </table:table-cell>
          <table:table-cell office:value-type="float" office:value="15.57391" calcext:value-type="float">
            <text:p>15.57391</text:p>
          </table:table-cell>
          <table:table-cell office:value-type="float" office:value="3.436042" calcext:value-type="float">
            <text:p>3.436042</text:p>
          </table:table-cell>
          <table:table-cell office:value-type="float" office:value="8935.908" calcext:value-type="float">
            <text:p>8935.908</text:p>
          </table:table-cell>
          <table:table-cell office:value-type="float" office:value="0" calcext:value-type="float">
            <text:p>0</text:p>
          </table:table-cell>
          <table:table-cell office:value-type="float" office:value="-0.561282" calcext:value-type="float">
            <text:p>-0.56128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4" calcext:value-type="float">
            <text:p>14092004</text:p>
          </table:table-cell>
          <table:table-cell office:value-type="float" office:value="9.480417" calcext:value-type="float">
            <text:p>9.480417</text:p>
          </table:table-cell>
          <table:table-cell office:value-type="float" office:value="451.0027" calcext:value-type="float">
            <text:p>451.002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892961" calcext:value-type="float">
            <text:p>0.3892961</text:p>
          </table:table-cell>
          <table:table-cell office:value-type="float" office:value="16.15311" calcext:value-type="float">
            <text:p>16.15311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5991" calcext:value-type="float">
            <text:p>0.0325991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49743" calcext:value-type="float">
            <text:p>11.49743</text:p>
          </table:table-cell>
          <table:table-cell office:value-type="float" office:value="-0.5199556" calcext:value-type="float">
            <text:p>-0.5199556</text:p>
          </table:table-cell>
          <table:table-cell office:value-type="float" office:value="-0.5385065" calcext:value-type="float">
            <text:p>-0.5385065</text:p>
          </table:table-cell>
          <table:table-cell office:value-type="float" office:value="0.00004567674" calcext:value-type="float">
            <text:p>4.567674E-05</text:p>
          </table:table-cell>
          <table:table-cell office:value-type="float" office:value="9.356522" calcext:value-type="float">
            <text:p>9.356522</text:p>
          </table:table-cell>
          <table:table-cell office:value-type="float" office:value="1.418267" calcext:value-type="float">
            <text:p>1.418267</text:p>
          </table:table-cell>
          <table:table-cell office:value-type="float" office:value="0.05846727" calcext:value-type="float">
            <text:p>0.05846727</text:p>
          </table:table-cell>
          <table:table-cell office:value-type="float" office:value="0.02992333" calcext:value-type="float">
            <text:p>0.02992333</text:p>
          </table:table-cell>
          <table:table-cell office:value-type="float" office:value="0.02193798" calcext:value-type="float">
            <text:p>0.02193798</text:p>
          </table:table-cell>
          <table:table-cell office:value-type="float" office:value="0.01812818" calcext:value-type="float">
            <text:p>0.01812818</text:p>
          </table:table-cell>
          <table:table-cell office:value-type="float" office:value="0.0169724" calcext:value-type="float">
            <text:p>0.0169724</text:p>
          </table:table-cell>
          <table:table-cell office:value-type="float" office:value="0.02062797" calcext:value-type="float">
            <text:p>0.02062797</text:p>
          </table:table-cell>
          <table:table-cell office:value-type="float" office:value="0.01719121" calcext:value-type="float">
            <text:p>0.01719121</text:p>
          </table:table-cell>
          <table:table-cell office:value-type="float" office:value="17.29238" calcext:value-type="float">
            <text:p>17.29238</text:p>
          </table:table-cell>
          <table:table-cell office:value-type="float" office:value="28.30195" calcext:value-type="float">
            <text:p>28.30195</text:p>
          </table:table-cell>
          <table:table-cell office:value-type="float" office:value="36.01074" calcext:value-type="float">
            <text:p>36.01074</text:p>
          </table:table-cell>
          <table:table-cell office:value-type="float" office:value="38.3875" calcext:value-type="float">
            <text:p>38.3875</text:p>
          </table:table-cell>
          <table:table-cell office:value-type="float" office:value="39.24414" calcext:value-type="float">
            <text:p>39.24414</text:p>
          </table:table-cell>
          <table:table-cell office:value-type="float" office:value="31.41565" calcext:value-type="float">
            <text:p>31.41565</text:p>
          </table:table-cell>
          <table:table-cell office:value-type="float" office:value="15.6795" calcext:value-type="float">
            <text:p>15.6795</text:p>
          </table:table-cell>
          <table:table-cell office:value-type="float" office:value="3.448221" calcext:value-type="float">
            <text:p>3.448221</text:p>
          </table:table-cell>
          <table:table-cell office:value-type="float" office:value="8503.444" calcext:value-type="float">
            <text:p>8503.444</text:p>
          </table:table-cell>
          <table:table-cell office:value-type="float" office:value="0" calcext:value-type="float">
            <text:p>0</text:p>
          </table:table-cell>
          <table:table-cell office:value-type="float" office:value="-0.5614532" calcext:value-type="float">
            <text:p>-0.561453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4" calcext:value-type="float">
            <text:p>15092004</text:p>
          </table:table-cell>
          <table:table-cell office:value-type="float" office:value="9.439648" calcext:value-type="float">
            <text:p>9.439648</text:p>
          </table:table-cell>
          <table:table-cell office:value-type="float" office:value="450.9832" calcext:value-type="float">
            <text:p>450.983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858686" calcext:value-type="float">
            <text:p>0.3858686</text:p>
          </table:table-cell>
          <table:table-cell office:value-type="float" office:value="16.14628" calcext:value-type="float">
            <text:p>16.14628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69538" calcext:value-type="float">
            <text:p>0.03269538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59181" calcext:value-type="float">
            <text:p>11.59181</text:p>
          </table:table-cell>
          <table:table-cell office:value-type="float" office:value="-0.5227184" calcext:value-type="float">
            <text:p>-0.5227184</text:p>
          </table:table-cell>
          <table:table-cell office:value-type="float" office:value="-0.5484996" calcext:value-type="float">
            <text:p>-0.5484996</text:p>
          </table:table-cell>
          <table:table-cell office:value-type="float" office:value="0.00004567697" calcext:value-type="float">
            <text:p>4.567697E-05</text:p>
          </table:table-cell>
          <table:table-cell office:value-type="float" office:value="9.341425" calcext:value-type="float">
            <text:p>9.341425</text:p>
          </table:table-cell>
          <table:table-cell office:value-type="float" office:value="1.882453" calcext:value-type="float">
            <text:p>1.882453</text:p>
          </table:table-cell>
          <table:table-cell office:value-type="float" office:value="0.04969874" calcext:value-type="float">
            <text:p>0.04969874</text:p>
          </table:table-cell>
          <table:table-cell office:value-type="float" office:value="0.02933457" calcext:value-type="float">
            <text:p>0.02933457</text:p>
          </table:table-cell>
          <table:table-cell office:value-type="float" office:value="0.02202479" calcext:value-type="float">
            <text:p>0.02202479</text:p>
          </table:table-cell>
          <table:table-cell office:value-type="float" office:value="0.01826123" calcext:value-type="float">
            <text:p>0.01826123</text:p>
          </table:table-cell>
          <table:table-cell office:value-type="float" office:value="0.01707022" calcext:value-type="float">
            <text:p>0.01707022</text:p>
          </table:table-cell>
          <table:table-cell office:value-type="float" office:value="0.0206586" calcext:value-type="float">
            <text:p>0.0206586</text:p>
          </table:table-cell>
          <table:table-cell office:value-type="float" office:value="0.01719541" calcext:value-type="float">
            <text:p>0.01719541</text:p>
          </table:table-cell>
          <table:table-cell office:value-type="float" office:value="20.96344" calcext:value-type="float">
            <text:p>20.96344</text:p>
          </table:table-cell>
          <table:table-cell office:value-type="float" office:value="29.17319" calcext:value-type="float">
            <text:p>29.17319</text:p>
          </table:table-cell>
          <table:table-cell office:value-type="float" office:value="34.60266" calcext:value-type="float">
            <text:p>34.60266</text:p>
          </table:table-cell>
          <table:table-cell office:value-type="float" office:value="37.94266" calcext:value-type="float">
            <text:p>37.94266</text:p>
          </table:table-cell>
          <table:table-cell office:value-type="float" office:value="39.32575" calcext:value-type="float">
            <text:p>39.32575</text:p>
          </table:table-cell>
          <table:table-cell office:value-type="float" office:value="31.72836" calcext:value-type="float">
            <text:p>31.72836</text:p>
          </table:table-cell>
          <table:table-cell office:value-type="float" office:value="15.83541" calcext:value-type="float">
            <text:p>15.83541</text:p>
          </table:table-cell>
          <table:table-cell office:value-type="float" office:value="3.460539" calcext:value-type="float">
            <text:p>3.460539</text:p>
          </table:table-cell>
          <table:table-cell office:value-type="float" office:value="8470.807" calcext:value-type="float">
            <text:p>8470.807</text:p>
          </table:table-cell>
          <table:table-cell office:value-type="float" office:value="0" calcext:value-type="float">
            <text:p>0</text:p>
          </table:table-cell>
          <table:table-cell office:value-type="float" office:value="-0.5618385" calcext:value-type="float">
            <text:p>-0.561838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4" calcext:value-type="float">
            <text:p>16092004</text:p>
          </table:table-cell>
          <table:table-cell office:value-type="float" office:value="9.397172" calcext:value-type="float">
            <text:p>9.397172</text:p>
          </table:table-cell>
          <table:table-cell office:value-type="float" office:value="450.9582" calcext:value-type="float">
            <text:p>450.958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9682" calcext:value-type="float">
            <text:p>0.39682</text:p>
          </table:table-cell>
          <table:table-cell office:value-type="float" office:value="16.154" calcext:value-type="float">
            <text:p>16.154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75571" calcext:value-type="float">
            <text:p>0.03275571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63503" calcext:value-type="float">
            <text:p>11.63503</text:p>
          </table:table-cell>
          <table:table-cell office:value-type="float" office:value="-0.5227579" calcext:value-type="float">
            <text:p>-0.5227579</text:p>
          </table:table-cell>
          <table:table-cell office:value-type="float" office:value="-0.5487068" calcext:value-type="float">
            <text:p>-0.5487068</text:p>
          </table:table-cell>
          <table:table-cell office:value-type="float" office:value="0.00004567697" calcext:value-type="float">
            <text:p>4.567697E-05</text:p>
          </table:table-cell>
          <table:table-cell office:value-type="float" office:value="9.295189" calcext:value-type="float">
            <text:p>9.295189</text:p>
          </table:table-cell>
          <table:table-cell office:value-type="float" office:value="2.110281" calcext:value-type="float">
            <text:p>2.110281</text:p>
          </table:table-cell>
          <table:table-cell office:value-type="float" office:value="0.04938551" calcext:value-type="float">
            <text:p>0.04938551</text:p>
          </table:table-cell>
          <table:table-cell office:value-type="float" office:value="0.02956908" calcext:value-type="float">
            <text:p>0.02956908</text:p>
          </table:table-cell>
          <table:table-cell office:value-type="float" office:value="0.02183199" calcext:value-type="float">
            <text:p>0.02183199</text:p>
          </table:table-cell>
          <table:table-cell office:value-type="float" office:value="0.01826037" calcext:value-type="float">
            <text:p>0.01826037</text:p>
          </table:table-cell>
          <table:table-cell office:value-type="float" office:value="0.01710436" calcext:value-type="float">
            <text:p>0.01710436</text:p>
          </table:table-cell>
          <table:table-cell office:value-type="float" office:value="0.02069086" calcext:value-type="float">
            <text:p>0.02069086</text:p>
          </table:table-cell>
          <table:table-cell office:value-type="float" office:value="0.017204" calcext:value-type="float">
            <text:p>0.017204</text:p>
          </table:table-cell>
          <table:table-cell office:value-type="float" office:value="17.13756" calcext:value-type="float">
            <text:p>17.13756</text:p>
          </table:table-cell>
          <table:table-cell office:value-type="float" office:value="32.56508" calcext:value-type="float">
            <text:p>32.56508</text:p>
          </table:table-cell>
          <table:table-cell office:value-type="float" office:value="34.58302" calcext:value-type="float">
            <text:p>34.58302</text:p>
          </table:table-cell>
          <table:table-cell office:value-type="float" office:value="37.82951" calcext:value-type="float">
            <text:p>37.82951</text:p>
          </table:table-cell>
          <table:table-cell office:value-type="float" office:value="39.17187" calcext:value-type="float">
            <text:p>39.17187</text:p>
          </table:table-cell>
          <table:table-cell office:value-type="float" office:value="31.68649" calcext:value-type="float">
            <text:p>31.68649</text:p>
          </table:table-cell>
          <table:table-cell office:value-type="float" office:value="15.94716" calcext:value-type="float">
            <text:p>15.94716</text:p>
          </table:table-cell>
          <table:table-cell office:value-type="float" office:value="3.472975" calcext:value-type="float">
            <text:p>3.472975</text:p>
          </table:table-cell>
          <table:table-cell office:value-type="float" office:value="8719.808" calcext:value-type="float">
            <text:p>8719.808</text:p>
          </table:table-cell>
          <table:table-cell office:value-type="float" office:value="0" calcext:value-type="float">
            <text:p>0</text:p>
          </table:table-cell>
          <table:table-cell office:value-type="float" office:value="-0.5618386" calcext:value-type="float">
            <text:p>-0.561838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4" calcext:value-type="float">
            <text:p>17092004</text:p>
          </table:table-cell>
          <table:table-cell office:value-type="float" office:value="9.3585" calcext:value-type="float">
            <text:p>9.3585</text:p>
          </table:table-cell>
          <table:table-cell office:value-type="float" office:value="450.9299" calcext:value-type="float">
            <text:p>450.929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040076" calcext:value-type="float">
            <text:p>0.4040076</text:p>
          </table:table-cell>
          <table:table-cell office:value-type="float" office:value="16.18746" calcext:value-type="float">
            <text:p>16.18746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80158" calcext:value-type="float">
            <text:p>0.03280158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65531" calcext:value-type="float">
            <text:p>11.65531</text:p>
          </table:table-cell>
          <table:table-cell office:value-type="float" office:value="-0.5227824" calcext:value-type="float">
            <text:p>-0.5227824</text:p>
          </table:table-cell>
          <table:table-cell office:value-type="float" office:value="-0.5488852" calcext:value-type="float">
            <text:p>-0.5488852</text:p>
          </table:table-cell>
          <table:table-cell office:value-type="float" office:value="0.00004567697" calcext:value-type="float">
            <text:p>4.567697E-05</text:p>
          </table:table-cell>
          <table:table-cell office:value-type="float" office:value="9.257232" calcext:value-type="float">
            <text:p>9.257232</text:p>
          </table:table-cell>
          <table:table-cell office:value-type="float" office:value="2.245247" calcext:value-type="float">
            <text:p>2.245247</text:p>
          </table:table-cell>
          <table:table-cell office:value-type="float" office:value="0.05199398" calcext:value-type="float">
            <text:p>0.05199398</text:p>
          </table:table-cell>
          <table:table-cell office:value-type="float" office:value="0.02994248" calcext:value-type="float">
            <text:p>0.02994248</text:p>
          </table:table-cell>
          <table:table-cell office:value-type="float" office:value="0.02166907" calcext:value-type="float">
            <text:p>0.02166907</text:p>
          </table:table-cell>
          <table:table-cell office:value-type="float" office:value="0.01825519" calcext:value-type="float">
            <text:p>0.01825519</text:p>
          </table:table-cell>
          <table:table-cell office:value-type="float" office:value="0.01710999" calcext:value-type="float">
            <text:p>0.01710999</text:p>
          </table:table-cell>
          <table:table-cell office:value-type="float" office:value="0.02066046" calcext:value-type="float">
            <text:p>0.02066046</text:p>
          </table:table-cell>
          <table:table-cell office:value-type="float" office:value="0.01718932" calcext:value-type="float">
            <text:p>0.01718932</text:p>
          </table:table-cell>
          <table:table-cell office:value-type="float" office:value="14.59953" calcext:value-type="float">
            <text:p>14.59953</text:p>
          </table:table-cell>
          <table:table-cell office:value-type="float" office:value="34.86444" calcext:value-type="float">
            <text:p>34.86444</text:p>
          </table:table-cell>
          <table:table-cell office:value-type="float" office:value="34.77738" calcext:value-type="float">
            <text:p>34.77738</text:p>
          </table:table-cell>
          <table:table-cell office:value-type="float" office:value="37.88101" calcext:value-type="float">
            <text:p>37.88101</text:p>
          </table:table-cell>
          <table:table-cell office:value-type="float" office:value="39.11142" calcext:value-type="float">
            <text:p>39.11142</text:p>
          </table:table-cell>
          <table:table-cell office:value-type="float" office:value="31.61274" calcext:value-type="float">
            <text:p>31.61274</text:p>
          </table:table-cell>
          <table:table-cell office:value-type="float" office:value="16.04256" calcext:value-type="float">
            <text:p>16.04256</text:p>
          </table:table-cell>
          <table:table-cell office:value-type="float" office:value="3.485681" calcext:value-type="float">
            <text:p>3.485681</text:p>
          </table:table-cell>
          <table:table-cell office:value-type="float" office:value="8888.481" calcext:value-type="float">
            <text:p>8888.481</text:p>
          </table:table-cell>
          <table:table-cell office:value-type="float" office:value="0" calcext:value-type="float">
            <text:p>0</text:p>
          </table:table-cell>
          <table:table-cell office:value-type="float" office:value="-0.5618387" calcext:value-type="float">
            <text:p>-0.56183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4" calcext:value-type="float">
            <text:p>18092004</text:p>
          </table:table-cell>
          <table:table-cell office:value-type="float" office:value="9.313509" calcext:value-type="float">
            <text:p>9.313509</text:p>
          </table:table-cell>
          <table:table-cell office:value-type="float" office:value="450.8986" calcext:value-type="float">
            <text:p>450.898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119282" calcext:value-type="float">
            <text:p>0.4119282</text:p>
          </table:table-cell>
          <table:table-cell office:value-type="float" office:value="16.24497" calcext:value-type="float">
            <text:p>16.24497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83834" calcext:value-type="float">
            <text:p>0.03283834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66026" calcext:value-type="float">
            <text:p>11.66026</text:p>
          </table:table-cell>
          <table:table-cell office:value-type="float" office:value="-0.5228148" calcext:value-type="float">
            <text:p>-0.5228148</text:p>
          </table:table-cell>
          <table:table-cell office:value-type="float" office:value="-0.549302" calcext:value-type="float">
            <text:p>-0.549302</text:p>
          </table:table-cell>
          <table:table-cell office:value-type="float" office:value="0.00004567697" calcext:value-type="float">
            <text:p>4.567697E-05</text:p>
          </table:table-cell>
          <table:table-cell office:value-type="float" office:value="9.214882" calcext:value-type="float">
            <text:p>9.214882</text:p>
          </table:table-cell>
          <table:table-cell office:value-type="float" office:value="2.376959" calcext:value-type="float">
            <text:p>2.376959</text:p>
          </table:table-cell>
          <table:table-cell office:value-type="float" office:value="0.05605116" calcext:value-type="float">
            <text:p>0.05605116</text:p>
          </table:table-cell>
          <table:table-cell office:value-type="float" office:value="0.03212564" calcext:value-type="float">
            <text:p>0.03212564</text:p>
          </table:table-cell>
          <table:table-cell office:value-type="float" office:value="0.02160928" calcext:value-type="float">
            <text:p>0.02160928</text:p>
          </table:table-cell>
          <table:table-cell office:value-type="float" office:value="0.01822854" calcext:value-type="float">
            <text:p>0.01822854</text:p>
          </table:table-cell>
          <table:table-cell office:value-type="float" office:value="0.01713056" calcext:value-type="float">
            <text:p>0.01713056</text:p>
          </table:table-cell>
          <table:table-cell office:value-type="float" office:value="0.02054812" calcext:value-type="float">
            <text:p>0.02054812</text:p>
          </table:table-cell>
          <table:table-cell office:value-type="float" office:value="0.0171442" calcext:value-type="float">
            <text:p>0.0171442</text:p>
          </table:table-cell>
          <table:table-cell office:value-type="float" office:value="13.3796" calcext:value-type="float">
            <text:p>13.3796</text:p>
          </table:table-cell>
          <table:table-cell office:value-type="float" office:value="36.39955" calcext:value-type="float">
            <text:p>36.39955</text:p>
          </table:table-cell>
          <table:table-cell office:value-type="float" office:value="35.09825" calcext:value-type="float">
            <text:p>35.09825</text:p>
          </table:table-cell>
          <table:table-cell office:value-type="float" office:value="38.01175" calcext:value-type="float">
            <text:p>38.01175</text:p>
          </table:table-cell>
          <table:table-cell office:value-type="float" office:value="39.12398" calcext:value-type="float">
            <text:p>39.12398</text:p>
          </table:table-cell>
          <table:table-cell office:value-type="float" office:value="31.58337" calcext:value-type="float">
            <text:p>31.58337</text:p>
          </table:table-cell>
          <table:table-cell office:value-type="float" office:value="16.1404" calcext:value-type="float">
            <text:p>16.1404</text:p>
          </table:table-cell>
          <table:table-cell office:value-type="float" office:value="3.498926" calcext:value-type="float">
            <text:p>3.498926</text:p>
          </table:table-cell>
          <table:table-cell office:value-type="float" office:value="9086.388" calcext:value-type="float">
            <text:p>9086.388</text:p>
          </table:table-cell>
          <table:table-cell office:value-type="float" office:value="0" calcext:value-type="float">
            <text:p>0</text:p>
          </table:table-cell>
          <table:table-cell office:value-type="float" office:value="-0.5618395" calcext:value-type="float">
            <text:p>-0.561839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4" calcext:value-type="float">
            <text:p>19092004</text:p>
          </table:table-cell>
          <table:table-cell office:value-type="float" office:value="9.27959" calcext:value-type="float">
            <text:p>9.27959</text:p>
          </table:table-cell>
          <table:table-cell office:value-type="float" office:value="450.8689" calcext:value-type="float">
            <text:p>450.868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127637" calcext:value-type="float">
            <text:p>0.4127637</text:p>
          </table:table-cell>
          <table:table-cell office:value-type="float" office:value="16.29839" calcext:value-type="float">
            <text:p>16.29839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87482" calcext:value-type="float">
            <text:p>0.03287482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6641" calcext:value-type="float">
            <text:p>11.6641</text:p>
          </table:table-cell>
          <table:table-cell office:value-type="float" office:value="-0.5228577" calcext:value-type="float">
            <text:p>-0.5228577</text:p>
          </table:table-cell>
          <table:table-cell office:value-type="float" office:value="-0.5498058" calcext:value-type="float">
            <text:p>-0.5498058</text:p>
          </table:table-cell>
          <table:table-cell office:value-type="float" office:value="0.00004567697" calcext:value-type="float">
            <text:p>4.567697E-05</text:p>
          </table:table-cell>
          <table:table-cell office:value-type="float" office:value="9.190981" calcext:value-type="float">
            <text:p>9.190981</text:p>
          </table:table-cell>
          <table:table-cell office:value-type="float" office:value="2.303436" calcext:value-type="float">
            <text:p>2.303436</text:p>
          </table:table-cell>
          <table:table-cell office:value-type="float" office:value="0.0479809" calcext:value-type="float">
            <text:p>0.0479809</text:p>
          </table:table-cell>
          <table:table-cell office:value-type="float" office:value="0.02965338" calcext:value-type="float">
            <text:p>0.02965338</text:p>
          </table:table-cell>
          <table:table-cell office:value-type="float" office:value="0.02157884" calcext:value-type="float">
            <text:p>0.02157884</text:p>
          </table:table-cell>
          <table:table-cell office:value-type="float" office:value="0.01817558" calcext:value-type="float">
            <text:p>0.01817558</text:p>
          </table:table-cell>
          <table:table-cell office:value-type="float" office:value="0.01708457" calcext:value-type="float">
            <text:p>0.01708457</text:p>
          </table:table-cell>
          <table:table-cell office:value-type="float" office:value="0.02047594" calcext:value-type="float">
            <text:p>0.02047594</text:p>
          </table:table-cell>
          <table:table-cell office:value-type="float" office:value="0.01707701" calcext:value-type="float">
            <text:p>0.01707701</text:p>
          </table:table-cell>
          <table:table-cell office:value-type="float" office:value="13.17441" calcext:value-type="float">
            <text:p>13.17441</text:p>
          </table:table-cell>
          <table:table-cell office:value-type="float" office:value="37.14821" calcext:value-type="float">
            <text:p>37.14821</text:p>
          </table:table-cell>
          <table:table-cell office:value-type="float" office:value="35.38623" calcext:value-type="float">
            <text:p>35.38623</text:p>
          </table:table-cell>
          <table:table-cell office:value-type="float" office:value="38.12558" calcext:value-type="float">
            <text:p>38.12558</text:p>
          </table:table-cell>
          <table:table-cell office:value-type="float" office:value="39.12046" calcext:value-type="float">
            <text:p>39.12046</text:p>
          </table:table-cell>
          <table:table-cell office:value-type="float" office:value="31.57131" calcext:value-type="float">
            <text:p>31.57131</text:p>
          </table:table-cell>
          <table:table-cell office:value-type="float" office:value="16.24227" calcext:value-type="float">
            <text:p>16.24227</text:p>
          </table:table-cell>
          <table:table-cell office:value-type="float" office:value="3.512938" calcext:value-type="float">
            <text:p>3.512938</text:p>
          </table:table-cell>
          <table:table-cell office:value-type="float" office:value="9168.117" calcext:value-type="float">
            <text:p>9168.117</text:p>
          </table:table-cell>
          <table:table-cell office:value-type="float" office:value="0" calcext:value-type="float">
            <text:p>0</text:p>
          </table:table-cell>
          <table:table-cell office:value-type="float" office:value="-0.5618396" calcext:value-type="float">
            <text:p>-0.561839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4" calcext:value-type="float">
            <text:p>20092004</text:p>
          </table:table-cell>
          <table:table-cell office:value-type="float" office:value="9.237711" calcext:value-type="float">
            <text:p>9.237711</text:p>
          </table:table-cell>
          <table:table-cell office:value-type="float" office:value="450.8376" calcext:value-type="float">
            <text:p>450.837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191501" calcext:value-type="float">
            <text:p>0.4191501</text:p>
          </table:table-cell>
          <table:table-cell office:value-type="float" office:value="16.35558" calcext:value-type="float">
            <text:p>16.35558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91111" calcext:value-type="float">
            <text:p>0.03291111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66771" calcext:value-type="float">
            <text:p>11.66771</text:p>
          </table:table-cell>
          <table:table-cell office:value-type="float" office:value="-0.5232539" calcext:value-type="float">
            <text:p>-0.5232539</text:p>
          </table:table-cell>
          <table:table-cell office:value-type="float" office:value="-0.5504582" calcext:value-type="float">
            <text:p>-0.5504582</text:p>
          </table:table-cell>
          <table:table-cell office:value-type="float" office:value="0.00004567697" calcext:value-type="float">
            <text:p>4.567697E-05</text:p>
          </table:table-cell>
          <table:table-cell office:value-type="float" office:value="9.15324" calcext:value-type="float">
            <text:p>9.15324</text:p>
          </table:table-cell>
          <table:table-cell office:value-type="float" office:value="2.414518" calcext:value-type="float">
            <text:p>2.414518</text:p>
          </table:table-cell>
          <table:table-cell office:value-type="float" office:value="0.05436444" calcext:value-type="float">
            <text:p>0.05436444</text:p>
          </table:table-cell>
          <table:table-cell office:value-type="float" office:value="0.03138951" calcext:value-type="float">
            <text:p>0.03138951</text:p>
          </table:table-cell>
          <table:table-cell office:value-type="float" office:value="0.02154032" calcext:value-type="float">
            <text:p>0.02154032</text:p>
          </table:table-cell>
          <table:table-cell office:value-type="float" office:value="0.01818614" calcext:value-type="float">
            <text:p>0.01818614</text:p>
          </table:table-cell>
          <table:table-cell office:value-type="float" office:value="0.01710803" calcext:value-type="float">
            <text:p>0.01710803</text:p>
          </table:table-cell>
          <table:table-cell office:value-type="float" office:value="0.02042313" calcext:value-type="float">
            <text:p>0.02042313</text:p>
          </table:table-cell>
          <table:table-cell office:value-type="float" office:value="0.01703843" calcext:value-type="float">
            <text:p>0.01703843</text:p>
          </table:table-cell>
          <table:table-cell office:value-type="float" office:value="12.61185" calcext:value-type="float">
            <text:p>12.61185</text:p>
          </table:table-cell>
          <table:table-cell office:value-type="float" office:value="38.15002" calcext:value-type="float">
            <text:p>38.15002</text:p>
          </table:table-cell>
          <table:table-cell office:value-type="float" office:value="35.72906" calcext:value-type="float">
            <text:p>35.72906</text:p>
          </table:table-cell>
          <table:table-cell office:value-type="float" office:value="38.25291" calcext:value-type="float">
            <text:p>38.25291</text:p>
          </table:table-cell>
          <table:table-cell office:value-type="float" office:value="39.11958" calcext:value-type="float">
            <text:p>39.11958</text:p>
          </table:table-cell>
          <table:table-cell office:value-type="float" office:value="31.5598" calcext:value-type="float">
            <text:p>31.5598</text:p>
          </table:table-cell>
          <table:table-cell office:value-type="float" office:value="16.34198" calcext:value-type="float">
            <text:p>16.34198</text:p>
          </table:table-cell>
          <table:table-cell office:value-type="float" office:value="3.526865" calcext:value-type="float">
            <text:p>3.526865</text:p>
          </table:table-cell>
          <table:table-cell office:value-type="float" office:value="9328.449" calcext:value-type="float">
            <text:p>9328.449</text:p>
          </table:table-cell>
          <table:table-cell office:value-type="float" office:value="0" calcext:value-type="float">
            <text:p>0</text:p>
          </table:table-cell>
          <table:table-cell office:value-type="float" office:value="-0.5618506" calcext:value-type="float">
            <text:p>-0.56185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4" calcext:value-type="float">
            <text:p>21092004</text:p>
          </table:table-cell>
          <table:table-cell office:value-type="float" office:value="9.20614" calcext:value-type="float">
            <text:p>9.20614</text:p>
          </table:table-cell>
          <table:table-cell office:value-type="float" office:value="450.8142" calcext:value-type="float">
            <text:p>450.814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056218" calcext:value-type="float">
            <text:p>0.4056218</text:p>
          </table:table-cell>
          <table:table-cell office:value-type="float" office:value="16.43307" calcext:value-type="float">
            <text:p>16.43307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94707" calcext:value-type="float">
            <text:p>0.03294707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67118" calcext:value-type="float">
            <text:p>11.67118</text:p>
          </table:table-cell>
          <table:table-cell office:value-type="float" office:value="-0.5233065" calcext:value-type="float">
            <text:p>-0.5233065</text:p>
          </table:table-cell>
          <table:table-cell office:value-type="float" office:value="-0.5528541" calcext:value-type="float">
            <text:p>-0.5528541</text:p>
          </table:table-cell>
          <table:table-cell office:value-type="float" office:value="0.00004567697" calcext:value-type="float">
            <text:p>4.567697E-05</text:p>
          </table:table-cell>
          <table:table-cell office:value-type="float" office:value="9.139556" calcext:value-type="float">
            <text:p>9.139556</text:p>
          </table:table-cell>
          <table:table-cell office:value-type="float" office:value="1.744157" calcext:value-type="float">
            <text:p>1.744157</text:p>
          </table:table-cell>
          <table:table-cell office:value-type="float" office:value="0.04180406" calcext:value-type="float">
            <text:p>0.04180406</text:p>
          </table:table-cell>
          <table:table-cell office:value-type="float" office:value="0.03000622" calcext:value-type="float">
            <text:p>0.03000622</text:p>
          </table:table-cell>
          <table:table-cell office:value-type="float" office:value="0.0218011" calcext:value-type="float">
            <text:p>0.0218011</text:p>
          </table:table-cell>
          <table:table-cell office:value-type="float" office:value="0.01817395" calcext:value-type="float">
            <text:p>0.01817395</text:p>
          </table:table-cell>
          <table:table-cell office:value-type="float" office:value="0.01706419" calcext:value-type="float">
            <text:p>0.01706419</text:p>
          </table:table-cell>
          <table:table-cell office:value-type="float" office:value="0.02043113" calcext:value-type="float">
            <text:p>0.02043113</text:p>
          </table:table-cell>
          <table:table-cell office:value-type="float" office:value="0.01698932" calcext:value-type="float">
            <text:p>0.01698932</text:p>
          </table:table-cell>
          <table:table-cell office:value-type="float" office:value="25.27713" calcext:value-type="float">
            <text:p>25.27713</text:p>
          </table:table-cell>
          <table:table-cell office:value-type="float" office:value="35.50124" calcext:value-type="float">
            <text:p>35.50124</text:p>
          </table:table-cell>
          <table:table-cell office:value-type="float" office:value="35.1756" calcext:value-type="float">
            <text:p>35.1756</text:p>
          </table:table-cell>
          <table:table-cell office:value-type="float" office:value="38.04375" calcext:value-type="float">
            <text:p>38.04375</text:p>
          </table:table-cell>
          <table:table-cell office:value-type="float" office:value="39.01403" calcext:value-type="float">
            <text:p>39.01403</text:p>
          </table:table-cell>
          <table:table-cell office:value-type="float" office:value="31.52463" calcext:value-type="float">
            <text:p>31.52463</text:p>
          </table:table-cell>
          <table:table-cell office:value-type="float" office:value="16.43805" calcext:value-type="float">
            <text:p>16.43805</text:p>
          </table:table-cell>
          <table:table-cell office:value-type="float" office:value="3.54129" calcext:value-type="float">
            <text:p>3.54129</text:p>
          </table:table-cell>
          <table:table-cell office:value-type="float" office:value="9227.635" calcext:value-type="float">
            <text:p>9227.635</text:p>
          </table:table-cell>
          <table:table-cell office:value-type="float" office:value="0" calcext:value-type="float">
            <text:p>0</text:p>
          </table:table-cell>
          <table:table-cell office:value-type="float" office:value="-0.5618506" calcext:value-type="float">
            <text:p>-0.561850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4" calcext:value-type="float">
            <text:p>22092004</text:p>
          </table:table-cell>
          <table:table-cell office:value-type="float" office:value="9.182094" calcext:value-type="float">
            <text:p>9.182094</text:p>
          </table:table-cell>
          <table:table-cell office:value-type="float" office:value="450.7943" calcext:value-type="float">
            <text:p>450.794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007195" calcext:value-type="float">
            <text:p>0.4007195</text:p>
          </table:table-cell>
          <table:table-cell office:value-type="float" office:value="16.47989" calcext:value-type="float">
            <text:p>16.47989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298173" calcext:value-type="float">
            <text:p>0.03298173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67304" calcext:value-type="float">
            <text:p>11.67304</text:p>
          </table:table-cell>
          <table:table-cell office:value-type="float" office:value="-0.5233369" calcext:value-type="float">
            <text:p>-0.5233369</text:p>
          </table:table-cell>
          <table:table-cell office:value-type="float" office:value="-0.5563151" calcext:value-type="float">
            <text:p>-0.5563151</text:p>
          </table:table-cell>
          <table:table-cell office:value-type="float" office:value="0.00004567721" calcext:value-type="float">
            <text:p>4.567721E-05</text:p>
          </table:table-cell>
          <table:table-cell office:value-type="float" office:value="9.121929" calcext:value-type="float">
            <text:p>9.121929</text:p>
          </table:table-cell>
          <table:table-cell office:value-type="float" office:value="1.460094" calcext:value-type="float">
            <text:p>1.460094</text:p>
          </table:table-cell>
          <table:table-cell office:value-type="float" office:value="0.03847961" calcext:value-type="float">
            <text:p>0.03847961</text:p>
          </table:table-cell>
          <table:table-cell office:value-type="float" office:value="0.02977142" calcext:value-type="float">
            <text:p>0.02977142</text:p>
          </table:table-cell>
          <table:table-cell office:value-type="float" office:value="0.02201147" calcext:value-type="float">
            <text:p>0.02201147</text:p>
          </table:table-cell>
          <table:table-cell office:value-type="float" office:value="0.01823794" calcext:value-type="float">
            <text:p>0.01823794</text:p>
          </table:table-cell>
          <table:table-cell office:value-type="float" office:value="0.01709191" calcext:value-type="float">
            <text:p>0.01709191</text:p>
          </table:table-cell>
          <table:table-cell office:value-type="float" office:value="0.0206607" calcext:value-type="float">
            <text:p>0.0206607</text:p>
          </table:table-cell>
          <table:table-cell office:value-type="float" office:value="0.01703621" calcext:value-type="float">
            <text:p>0.01703621</text:p>
          </table:table-cell>
          <table:table-cell office:value-type="float" office:value="25.30098" calcext:value-type="float">
            <text:p>25.30098</text:p>
          </table:table-cell>
          <table:table-cell office:value-type="float" office:value="38.50566" calcext:value-type="float">
            <text:p>38.50566</text:p>
          </table:table-cell>
          <table:table-cell office:value-type="float" office:value="35.43787" calcext:value-type="float">
            <text:p>35.43787</text:p>
          </table:table-cell>
          <table:table-cell office:value-type="float" office:value="37.86937" calcext:value-type="float">
            <text:p>37.86937</text:p>
          </table:table-cell>
          <table:table-cell office:value-type="float" office:value="38.72351" calcext:value-type="float">
            <text:p>38.72351</text:p>
          </table:table-cell>
          <table:table-cell office:value-type="float" office:value="31.35463" calcext:value-type="float">
            <text:p>31.35463</text:p>
          </table:table-cell>
          <table:table-cell office:value-type="float" office:value="16.51262" calcext:value-type="float">
            <text:p>16.51262</text:p>
          </table:table-cell>
          <table:table-cell office:value-type="float" office:value="3.554289" calcext:value-type="float">
            <text:p>3.554289</text:p>
          </table:table-cell>
          <table:table-cell office:value-type="float" office:value="9228.453" calcext:value-type="float">
            <text:p>9228.453</text:p>
          </table:table-cell>
          <table:table-cell office:value-type="float" office:value="0" calcext:value-type="float">
            <text:p>0</text:p>
          </table:table-cell>
          <table:table-cell office:value-type="float" office:value="-0.5618506" calcext:value-type="float">
            <text:p>-0.56185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4" calcext:value-type="float">
            <text:p>23092004</text:p>
          </table:table-cell>
          <table:table-cell office:value-type="float" office:value="9.161359" calcext:value-type="float">
            <text:p>9.161359</text:p>
          </table:table-cell>
          <table:table-cell office:value-type="float" office:value="450.7745" calcext:value-type="float">
            <text:p>450.774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024087" calcext:value-type="float">
            <text:p>0.4024087</text:p>
          </table:table-cell>
          <table:table-cell office:value-type="float" office:value="16.51301" calcext:value-type="float">
            <text:p>16.51301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301606" calcext:value-type="float">
            <text:p>0.03301606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67411" calcext:value-type="float">
            <text:p>11.67411</text:p>
          </table:table-cell>
          <table:table-cell office:value-type="float" office:value="-0.5233815" calcext:value-type="float">
            <text:p>-0.5233815</text:p>
          </table:table-cell>
          <table:table-cell office:value-type="float" office:value="-0.5564269" calcext:value-type="float">
            <text:p>-0.5564269</text:p>
          </table:table-cell>
          <table:table-cell office:value-type="float" office:value="0.00004567721" calcext:value-type="float">
            <text:p>4.567721E-05</text:p>
          </table:table-cell>
          <table:table-cell office:value-type="float" office:value="9.10424" calcext:value-type="float">
            <text:p>9.10424</text:p>
          </table:table-cell>
          <table:table-cell office:value-type="float" office:value="1.528428" calcext:value-type="float">
            <text:p>1.528428</text:p>
          </table:table-cell>
          <table:table-cell office:value-type="float" office:value="0.03683682" calcext:value-type="float">
            <text:p>0.03683682</text:p>
          </table:table-cell>
          <table:table-cell office:value-type="float" office:value="0.02963873" calcext:value-type="float">
            <text:p>0.02963873</text:p>
          </table:table-cell>
          <table:table-cell office:value-type="float" office:value="0.02215171" calcext:value-type="float">
            <text:p>0.02215171</text:p>
          </table:table-cell>
          <table:table-cell office:value-type="float" office:value="0.01828409" calcext:value-type="float">
            <text:p>0.01828409</text:p>
          </table:table-cell>
          <table:table-cell office:value-type="float" office:value="0.01711394" calcext:value-type="float">
            <text:p>0.01711394</text:p>
          </table:table-cell>
          <table:table-cell office:value-type="float" office:value="0.0208822" calcext:value-type="float">
            <text:p>0.0208822</text:p>
          </table:table-cell>
          <table:table-cell office:value-type="float" office:value="0.01711712" calcext:value-type="float">
            <text:p>0.01711712</text:p>
          </table:table-cell>
          <table:table-cell office:value-type="float" office:value="22.0081" calcext:value-type="float">
            <text:p>22.0081</text:p>
          </table:table-cell>
          <table:table-cell office:value-type="float" office:value="41.21665" calcext:value-type="float">
            <text:p>41.21665</text:p>
          </table:table-cell>
          <table:table-cell office:value-type="float" office:value="35.88691" calcext:value-type="float">
            <text:p>35.88691</text:p>
          </table:table-cell>
          <table:table-cell office:value-type="float" office:value="37.97414" calcext:value-type="float">
            <text:p>37.97414</text:p>
          </table:table-cell>
          <table:table-cell office:value-type="float" office:value="38.56889" calcext:value-type="float">
            <text:p>38.56889</text:p>
          </table:table-cell>
          <table:table-cell office:value-type="float" office:value="31.16805" calcext:value-type="float">
            <text:p>31.16805</text:p>
          </table:table-cell>
          <table:table-cell office:value-type="float" office:value="16.57284" calcext:value-type="float">
            <text:p>16.57284</text:p>
          </table:table-cell>
          <table:table-cell office:value-type="float" office:value="3.566283" calcext:value-type="float">
            <text:p>3.566283</text:p>
          </table:table-cell>
          <table:table-cell office:value-type="float" office:value="9261.173" calcext:value-type="float">
            <text:p>9261.173</text:p>
          </table:table-cell>
          <table:table-cell office:value-type="float" office:value="0" calcext:value-type="float">
            <text:p>0</text:p>
          </table:table-cell>
          <table:table-cell office:value-type="float" office:value="-0.5618528" calcext:value-type="float">
            <text:p>-0.561852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4" calcext:value-type="float">
            <text:p>24092004</text:p>
          </table:table-cell>
          <table:table-cell office:value-type="float" office:value="9.134143" calcext:value-type="float">
            <text:p>9.134143</text:p>
          </table:table-cell>
          <table:table-cell office:value-type="float" office:value="450.7526" calcext:value-type="float">
            <text:p>450.752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4058838" calcext:value-type="float">
            <text:p>0.4058838</text:p>
          </table:table-cell>
          <table:table-cell office:value-type="float" office:value="16.55307" calcext:value-type="float">
            <text:p>16.55307</text:p>
          </table:table-cell>
          <table:table-cell office:value-type="float" office:value="0.001809519" calcext:value-type="float">
            <text:p>0.001809519</text:p>
          </table:table-cell>
          <table:table-cell office:value-type="float" office:value="0.0330504" calcext:value-type="float">
            <text:p>0.0330504</text:p>
          </table:table-cell>
          <table:table-cell office:value-type="float" office:value="0.03650245" calcext:value-type="float">
            <text:p>0.03650245</text:p>
          </table:table-cell>
          <table:table-cell office:value-type="float" office:value="11.67487" calcext:value-type="float">
            <text:p>11.67487</text:p>
          </table:table-cell>
          <table:table-cell office:value-type="float" office:value="-0.5237505" calcext:value-type="float">
            <text:p>-0.5237505</text:p>
          </table:table-cell>
          <table:table-cell office:value-type="float" office:value="-0.5571337" calcext:value-type="float">
            <text:p>-0.5571337</text:p>
          </table:table-cell>
          <table:table-cell office:value-type="float" office:value="0.00004567721" calcext:value-type="float">
            <text:p>4.567721E-05</text:p>
          </table:table-cell>
          <table:table-cell office:value-type="float" office:value="9.080509" calcext:value-type="float">
            <text:p>9.080509</text:p>
          </table:table-cell>
          <table:table-cell office:value-type="float" office:value="1.654194" calcext:value-type="float">
            <text:p>1.654194</text:p>
          </table:table-cell>
          <table:table-cell office:value-type="float" office:value="0.03818322" calcext:value-type="float">
            <text:p>0.03818322</text:p>
          </table:table-cell>
          <table:table-cell office:value-type="float" office:value="0.02898969" calcext:value-type="float">
            <text:p>0.02898969</text:p>
          </table:table-cell>
          <table:table-cell office:value-type="float" office:value="0.02200049" calcext:value-type="float">
            <text:p>0.02200049</text:p>
          </table:table-cell>
          <table:table-cell office:value-type="float" office:value="0.01825865" calcext:value-type="float">
            <text:p>0.01825865</text:p>
          </table:table-cell>
          <table:table-cell office:value-type="float" office:value="0.01711259" calcext:value-type="float">
            <text:p>0.01711259</text:p>
          </table:table-cell>
          <table:table-cell office:value-type="float" office:value="0.02093738" calcext:value-type="float">
            <text:p>0.02093738</text:p>
          </table:table-cell>
          <table:table-cell office:value-type="float" office:value="0.01719001" calcext:value-type="float">
            <text:p>0.01719001</text:p>
          </table:table-cell>
          <table:table-cell office:value-type="float" office:value="19.80924" calcext:value-type="float">
            <text:p>19.80924</text:p>
          </table:table-cell>
          <table:table-cell office:value-type="float" office:value="43.11576" calcext:value-type="float">
            <text:p>43.11576</text:p>
          </table:table-cell>
          <table:table-cell office:value-type="float" office:value="36.2842" calcext:value-type="float">
            <text:p>36.2842</text:p>
          </table:table-cell>
          <table:table-cell office:value-type="float" office:value="38.10798" calcext:value-type="float">
            <text:p>38.10798</text:p>
          </table:table-cell>
          <table:table-cell office:value-type="float" office:value="38.50009" calcext:value-type="float">
            <text:p>38.50009</text:p>
          </table:table-cell>
          <table:table-cell office:value-type="float" office:value="31.03453" calcext:value-type="float">
            <text:p>31.03453</text:p>
          </table:table-cell>
          <table:table-cell office:value-type="float" office:value="16.63229" calcext:value-type="float">
            <text:p>16.63229</text:p>
          </table:table-cell>
          <table:table-cell office:value-type="float" office:value="3.577915" calcext:value-type="float">
            <text:p>3.577915</text:p>
          </table:table-cell>
          <table:table-cell office:value-type="float" office:value="9334.767" calcext:value-type="float">
            <text:p>9334.767</text:p>
          </table:table-cell>
          <table:table-cell office:value-type="float" office:value="0" calcext:value-type="float">
            <text:p>0</text:p>
          </table:table-cell>
          <table:table-cell office:value-type="float" office:value="-0.5619338" calcext:value-type="float">
            <text:p>-0.561933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4" calcext:value-type="float">
            <text:p>25092004</text:p>
          </table:table-cell>
          <table:table-cell office:value-type="float" office:value="9.097429" calcext:value-type="float">
            <text:p>9.097429</text:p>
          </table:table-cell>
          <table:table-cell office:value-type="float" office:value="450.733" calcext:value-type="float">
            <text:p>450.73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3430805" calcext:value-type="float">
            <text:p>0.3430805</text:p>
          </table:table-cell>
          <table:table-cell office:value-type="float" office:value="16.65341" calcext:value-type="float">
            <text:p>16.65341</text:p>
          </table:table-cell>
          <table:table-cell office:value-type="float" office:value="0.004504771" calcext:value-type="float">
            <text:p>0.004504771</text:p>
          </table:table-cell>
          <table:table-cell office:value-type="float" office:value="0.03313387" calcext:value-type="float">
            <text:p>0.03313387</text:p>
          </table:table-cell>
          <table:table-cell office:value-type="float" office:value="0.08493347" calcext:value-type="float">
            <text:p>0.08493347</text:p>
          </table:table-cell>
          <table:table-cell office:value-type="float" office:value="11.69434" calcext:value-type="float">
            <text:p>11.69434</text:p>
          </table:table-cell>
          <table:table-cell office:value-type="float" office:value="-0.5239224" calcext:value-type="float">
            <text:p>-0.5239224</text:p>
          </table:table-cell>
          <table:table-cell office:value-type="float" office:value="-0.5604292" calcext:value-type="float">
            <text:p>-0.5604292</text:p>
          </table:table-cell>
          <table:table-cell office:value-type="float" office:value="0.00004567836" calcext:value-type="float">
            <text:p>4.567836E-05</text:p>
          </table:table-cell>
          <table:table-cell office:value-type="float" office:value="9.064918" calcext:value-type="float">
            <text:p>9.064918</text:p>
          </table:table-cell>
          <table:table-cell office:value-type="float" office:value="3.323838" calcext:value-type="float">
            <text:p>3.323838</text:p>
          </table:table-cell>
          <table:table-cell office:value-type="float" office:value="1.989458" calcext:value-type="float">
            <text:p>1.989458</text:p>
          </table:table-cell>
          <table:table-cell office:value-type="float" office:value="0.4380828" calcext:value-type="float">
            <text:p>0.4380828</text:p>
          </table:table-cell>
          <table:table-cell office:value-type="float" office:value="0.06952508" calcext:value-type="float">
            <text:p>0.06952508</text:p>
          </table:table-cell>
          <table:table-cell office:value-type="float" office:value="0.01854107" calcext:value-type="float">
            <text:p>0.01854107</text:p>
          </table:table-cell>
          <table:table-cell office:value-type="float" office:value="0.01713456" calcext:value-type="float">
            <text:p>0.01713456</text:p>
          </table:table-cell>
          <table:table-cell office:value-type="float" office:value="0.02684096" calcext:value-type="float">
            <text:p>0.02684096</text:p>
          </table:table-cell>
          <table:table-cell office:value-type="float" office:value="0.01722313" calcext:value-type="float">
            <text:p>0.01722313</text:p>
          </table:table-cell>
          <table:table-cell office:value-type="float" office:value="4.247244" calcext:value-type="float">
            <text:p>4.247244</text:p>
          </table:table-cell>
          <table:table-cell office:value-type="float" office:value="13.84709" calcext:value-type="float">
            <text:p>13.84709</text:p>
          </table:table-cell>
          <table:table-cell office:value-type="float" office:value="40.64309" calcext:value-type="float">
            <text:p>40.64309</text:p>
          </table:table-cell>
          <table:table-cell office:value-type="float" office:value="46.26747" calcext:value-type="float">
            <text:p>46.26747</text:p>
          </table:table-cell>
          <table:table-cell office:value-type="float" office:value="39.47005" calcext:value-type="float">
            <text:p>39.47005</text:p>
          </table:table-cell>
          <table:table-cell office:value-type="float" office:value="31.13504" calcext:value-type="float">
            <text:p>31.13504</text:p>
          </table:table-cell>
          <table:table-cell office:value-type="float" office:value="16.50232" calcext:value-type="float">
            <text:p>16.50232</text:p>
          </table:table-cell>
          <table:table-cell office:value-type="float" office:value="3.606639" calcext:value-type="float">
            <text:p>3.606639</text:p>
          </table:table-cell>
          <table:table-cell office:value-type="float" office:value="5109.9" calcext:value-type="float">
            <text:p>5109.9</text:p>
          </table:table-cell>
          <table:table-cell office:value-type="float" office:value="0" calcext:value-type="float">
            <text:p>0</text:p>
          </table:table-cell>
          <table:table-cell office:value-type="float" office:value="-0.5645283" calcext:value-type="float">
            <text:p>-0.564528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4" calcext:value-type="float">
            <text:p>26092004</text:p>
          </table:table-cell>
          <table:table-cell office:value-type="float" office:value="9.046385" calcext:value-type="float">
            <text:p>9.046385</text:p>
          </table:table-cell>
          <table:table-cell office:value-type="float" office:value="450.7237" calcext:value-type="float">
            <text:p>450.723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2606953" calcext:value-type="float">
            <text:p>0.2606953</text:p>
          </table:table-cell>
          <table:table-cell office:value-type="float" office:value="16.48134" calcext:value-type="float">
            <text:p>16.48134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363279" calcext:value-type="float">
            <text:p>0.03363279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2.08747" calcext:value-type="float">
            <text:p>12.08747</text:p>
          </table:table-cell>
          <table:table-cell office:value-type="float" office:value="-0.5338312" calcext:value-type="float">
            <text:p>-0.5338312</text:p>
          </table:table-cell>
          <table:table-cell office:value-type="float" office:value="-0.5706268" calcext:value-type="float">
            <text:p>-0.5706268</text:p>
          </table:table-cell>
          <table:table-cell office:value-type="float" office:value="0.00004568184" calcext:value-type="float">
            <text:p>4.568184E-05</text:p>
          </table:table-cell>
          <table:table-cell office:value-type="float" office:value="9.087579" calcext:value-type="float">
            <text:p>9.087579</text:p>
          </table:table-cell>
          <table:table-cell office:value-type="float" office:value="6.009919" calcext:value-type="float">
            <text:p>6.009919</text:p>
          </table:table-cell>
          <table:table-cell office:value-type="float" office:value="0.7266849" calcext:value-type="float">
            <text:p>0.7266849</text:p>
          </table:table-cell>
          <table:table-cell office:value-type="float" office:value="0.1834086" calcext:value-type="float">
            <text:p>0.1834086</text:p>
          </table:table-cell>
          <table:table-cell office:value-type="float" office:value="0.04921693" calcext:value-type="float">
            <text:p>0.04921693</text:p>
          </table:table-cell>
          <table:table-cell office:value-type="float" office:value="0.02503012" calcext:value-type="float">
            <text:p>0.02503012</text:p>
          </table:table-cell>
          <table:table-cell office:value-type="float" office:value="0.02007779" calcext:value-type="float">
            <text:p>0.02007779</text:p>
          </table:table-cell>
          <table:table-cell office:value-type="float" office:value="0.02637885" calcext:value-type="float">
            <text:p>0.02637885</text:p>
          </table:table-cell>
          <table:table-cell office:value-type="float" office:value="0.01729368" calcext:value-type="float">
            <text:p>0.01729368</text:p>
          </table:table-cell>
          <table:table-cell office:value-type="float" office:value="6.751884" calcext:value-type="float">
            <text:p>6.751884</text:p>
          </table:table-cell>
          <table:table-cell office:value-type="float" office:value="9.643987" calcext:value-type="float">
            <text:p>9.643987</text:p>
          </table:table-cell>
          <table:table-cell office:value-type="float" office:value="22.62861" calcext:value-type="float">
            <text:p>22.62861</text:p>
          </table:table-cell>
          <table:table-cell office:value-type="float" office:value="36.52901" calcext:value-type="float">
            <text:p>36.52901</text:p>
          </table:table-cell>
          <table:table-cell office:value-type="float" office:value="44.87927" calcext:value-type="float">
            <text:p>44.87927</text:p>
          </table:table-cell>
          <table:table-cell office:value-type="float" office:value="42.69181" calcext:value-type="float">
            <text:p>42.69181</text:p>
          </table:table-cell>
          <table:table-cell office:value-type="float" office:value="21.64561" calcext:value-type="float">
            <text:p>21.64561</text:p>
          </table:table-cell>
          <table:table-cell office:value-type="float" office:value="3.828865" calcext:value-type="float">
            <text:p>3.828865</text:p>
          </table:table-cell>
          <table:table-cell office:value-type="float" office:value="3096.237" calcext:value-type="float">
            <text:p>3096.237</text:p>
          </table:table-cell>
          <table:table-cell office:value-type="float" office:value="0" calcext:value-type="float">
            <text:p>0</text:p>
          </table:table-cell>
          <table:table-cell office:value-type="float" office:value="-0.5830095" calcext:value-type="float">
            <text:p>-0.583009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4" calcext:value-type="float">
            <text:p>27092004</text:p>
          </table:table-cell>
          <table:table-cell office:value-type="float" office:value="9.00594" calcext:value-type="float">
            <text:p>9.00594</text:p>
          </table:table-cell>
          <table:table-cell office:value-type="float" office:value="450.7097" calcext:value-type="float">
            <text:p>450.709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2084781" calcext:value-type="float">
            <text:p>0.2084781</text:p>
          </table:table-cell>
          <table:table-cell office:value-type="float" office:value="16.29094" calcext:value-type="float">
            <text:p>16.29094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389734" calcext:value-type="float">
            <text:p>0.03389734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2.44843" calcext:value-type="float">
            <text:p>12.44843</text:p>
          </table:table-cell>
          <table:table-cell office:value-type="float" office:value="-0.5364859" calcext:value-type="float">
            <text:p>-0.5364859</text:p>
          </table:table-cell>
          <table:table-cell office:value-type="float" office:value="-0.5794166" calcext:value-type="float">
            <text:p>-0.5794166</text:p>
          </table:table-cell>
          <table:table-cell office:value-type="float" office:value="0.00004568197" calcext:value-type="float">
            <text:p>4.568197E-05</text:p>
          </table:table-cell>
          <table:table-cell office:value-type="float" office:value="9.094718" calcext:value-type="float">
            <text:p>9.094718</text:p>
          </table:table-cell>
          <table:table-cell office:value-type="float" office:value="3.011684" calcext:value-type="float">
            <text:p>3.011684</text:p>
          </table:table-cell>
          <table:table-cell office:value-type="float" office:value="0.5068004" calcext:value-type="float">
            <text:p>0.5068004</text:p>
          </table:table-cell>
          <table:table-cell office:value-type="float" office:value="0.1337832" calcext:value-type="float">
            <text:p>0.1337832</text:p>
          </table:table-cell>
          <table:table-cell office:value-type="float" office:value="0.0379336" calcext:value-type="float">
            <text:p>0.0379336</text:p>
          </table:table-cell>
          <table:table-cell office:value-type="float" office:value="0.02208461" calcext:value-type="float">
            <text:p>0.02208461</text:p>
          </table:table-cell>
          <table:table-cell office:value-type="float" office:value="0.01929741" calcext:value-type="float">
            <text:p>0.01929741</text:p>
          </table:table-cell>
          <table:table-cell office:value-type="float" office:value="0.02460935" calcext:value-type="float">
            <text:p>0.02460935</text:p>
          </table:table-cell>
          <table:table-cell office:value-type="float" office:value="0.01727788" calcext:value-type="float">
            <text:p>0.01727788</text:p>
          </table:table-cell>
          <table:table-cell office:value-type="float" office:value="17.72035" calcext:value-type="float">
            <text:p>17.72035</text:p>
          </table:table-cell>
          <table:table-cell office:value-type="float" office:value="13.57692" calcext:value-type="float">
            <text:p>13.57692</text:p>
          </table:table-cell>
          <table:table-cell office:value-type="float" office:value="22.52565" calcext:value-type="float">
            <text:p>22.52565</text:p>
          </table:table-cell>
          <table:table-cell office:value-type="float" office:value="35.34455" calcext:value-type="float">
            <text:p>35.34455</text:p>
          </table:table-cell>
          <table:table-cell office:value-type="float" office:value="42.79004" calcext:value-type="float">
            <text:p>42.79004</text:p>
          </table:table-cell>
          <table:table-cell office:value-type="float" office:value="39.96303" calcext:value-type="float">
            <text:p>39.96303</text:p>
          </table:table-cell>
          <table:table-cell office:value-type="float" office:value="20.65921" calcext:value-type="float">
            <text:p>20.65921</text:p>
          </table:table-cell>
          <table:table-cell office:value-type="float" office:value="4.094994" calcext:value-type="float">
            <text:p>4.094994</text:p>
          </table:table-cell>
          <table:table-cell office:value-type="float" office:value="3095.22" calcext:value-type="float">
            <text:p>3095.22</text:p>
          </table:table-cell>
          <table:table-cell office:value-type="float" office:value="0" calcext:value-type="float">
            <text:p>0</text:p>
          </table:table-cell>
          <table:table-cell office:value-type="float" office:value="-0.5831383" calcext:value-type="float">
            <text:p>-0.583138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4" calcext:value-type="float">
            <text:p>28092004</text:p>
          </table:table-cell>
          <table:table-cell office:value-type="float" office:value="8.972697" calcext:value-type="float">
            <text:p>8.972697</text:p>
          </table:table-cell>
          <table:table-cell office:value-type="float" office:value="450.692" calcext:value-type="float">
            <text:p>450.69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2023528" calcext:value-type="float">
            <text:p>0.2023528</text:p>
          </table:table-cell>
          <table:table-cell office:value-type="float" office:value="16.05719" calcext:value-type="float">
            <text:p>16.05719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409109" calcext:value-type="float">
            <text:p>0.03409109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2.75266" calcext:value-type="float">
            <text:p>12.75266</text:p>
          </table:table-cell>
          <table:table-cell office:value-type="float" office:value="-0.5367355" calcext:value-type="float">
            <text:p>-0.5367355</text:p>
          </table:table-cell>
          <table:table-cell office:value-type="float" office:value="-0.5871423" calcext:value-type="float">
            <text:p>-0.5871423</text:p>
          </table:table-cell>
          <table:table-cell office:value-type="float" office:value="0.00004568219" calcext:value-type="float">
            <text:p>4.568219E-05</text:p>
          </table:table-cell>
          <table:table-cell office:value-type="float" office:value="9.069573" calcext:value-type="float">
            <text:p>9.069573</text:p>
          </table:table-cell>
          <table:table-cell office:value-type="float" office:value="2.566832" calcext:value-type="float">
            <text:p>2.566832</text:p>
          </table:table-cell>
          <table:table-cell office:value-type="float" office:value="0.371356" calcext:value-type="float">
            <text:p>0.371356</text:p>
          </table:table-cell>
          <table:table-cell office:value-type="float" office:value="0.09927119" calcext:value-type="float">
            <text:p>0.09927119</text:p>
          </table:table-cell>
          <table:table-cell office:value-type="float" office:value="0.03040177" calcext:value-type="float">
            <text:p>0.03040177</text:p>
          </table:table-cell>
          <table:table-cell office:value-type="float" office:value="0.02048109" calcext:value-type="float">
            <text:p>0.02048109</text:p>
          </table:table-cell>
          <table:table-cell office:value-type="float" office:value="0.01865312" calcext:value-type="float">
            <text:p>0.01865312</text:p>
          </table:table-cell>
          <table:table-cell office:value-type="float" office:value="0.02355752" calcext:value-type="float">
            <text:p>0.02355752</text:p>
          </table:table-cell>
          <table:table-cell office:value-type="float" office:value="0.01732018" calcext:value-type="float">
            <text:p>0.01732018</text:p>
          </table:table-cell>
          <table:table-cell office:value-type="float" office:value="17.0312" calcext:value-type="float">
            <text:p>17.0312</text:p>
          </table:table-cell>
          <table:table-cell office:value-type="float" office:value="16.89012" calcext:value-type="float">
            <text:p>16.89012</text:p>
          </table:table-cell>
          <table:table-cell office:value-type="float" office:value="22.61117" calcext:value-type="float">
            <text:p>22.61117</text:p>
          </table:table-cell>
          <table:table-cell office:value-type="float" office:value="34.69422" calcext:value-type="float">
            <text:p>34.69422</text:p>
          </table:table-cell>
          <table:table-cell office:value-type="float" office:value="41.27602" calcext:value-type="float">
            <text:p>41.27602</text:p>
          </table:table-cell>
          <table:table-cell office:value-type="float" office:value="37.83662" calcext:value-type="float">
            <text:p>37.83662</text:p>
          </table:table-cell>
          <table:table-cell office:value-type="float" office:value="19.84883" calcext:value-type="float">
            <text:p>19.84883</text:p>
          </table:table-cell>
          <table:table-cell office:value-type="float" office:value="4.308411" calcext:value-type="float">
            <text:p>4.308411</text:p>
          </table:table-cell>
          <table:table-cell office:value-type="float" office:value="3203.154" calcext:value-type="float">
            <text:p>3203.154</text:p>
          </table:table-cell>
          <table:table-cell office:value-type="float" office:value="0" calcext:value-type="float">
            <text:p>0</text:p>
          </table:table-cell>
          <table:table-cell office:value-type="float" office:value="-0.5831457" calcext:value-type="float">
            <text:p>-0.583145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4" calcext:value-type="float">
            <text:p>29092004</text:p>
          </table:table-cell>
          <table:table-cell office:value-type="float" office:value="8.934303" calcext:value-type="float">
            <text:p>8.934303</text:p>
          </table:table-cell>
          <table:table-cell office:value-type="float" office:value="450.6793" calcext:value-type="float">
            <text:p>450.679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879999" calcext:value-type="float">
            <text:p>0.1879999</text:p>
          </table:table-cell>
          <table:table-cell office:value-type="float" office:value="15.95227" calcext:value-type="float">
            <text:p>15.95227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425855" calcext:value-type="float">
            <text:p>0.03425855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2.9882" calcext:value-type="float">
            <text:p>12.9882</text:p>
          </table:table-cell>
          <table:table-cell office:value-type="float" office:value="-0.5370959" calcext:value-type="float">
            <text:p>-0.5370959</text:p>
          </table:table-cell>
          <table:table-cell office:value-type="float" office:value="-0.5968478" calcext:value-type="float">
            <text:p>-0.5968478</text:p>
          </table:table-cell>
          <table:table-cell office:value-type="float" office:value="0.00004568353" calcext:value-type="float">
            <text:p>4.568353E-05</text:p>
          </table:table-cell>
          <table:table-cell office:value-type="float" office:value="9.06982" calcext:value-type="float">
            <text:p>9.06982</text:p>
          </table:table-cell>
          <table:table-cell office:value-type="float" office:value="1.97453" calcext:value-type="float">
            <text:p>1.97453</text:p>
          </table:table-cell>
          <table:table-cell office:value-type="float" office:value="0.2743485" calcext:value-type="float">
            <text:p>0.2743485</text:p>
          </table:table-cell>
          <table:table-cell office:value-type="float" office:value="0.07576706" calcext:value-type="float">
            <text:p>0.07576706</text:p>
          </table:table-cell>
          <table:table-cell office:value-type="float" office:value="0.02582578" calcext:value-type="float">
            <text:p>0.02582578</text:p>
          </table:table-cell>
          <table:table-cell office:value-type="float" office:value="0.01952168" calcext:value-type="float">
            <text:p>0.01952168</text:p>
          </table:table-cell>
          <table:table-cell office:value-type="float" office:value="0.0181541" calcext:value-type="float">
            <text:p>0.0181541</text:p>
          </table:table-cell>
          <table:table-cell office:value-type="float" office:value="0.0226769" calcext:value-type="float">
            <text:p>0.0226769</text:p>
          </table:table-cell>
          <table:table-cell office:value-type="float" office:value="0.0173569" calcext:value-type="float">
            <text:p>0.0173569</text:p>
          </table:table-cell>
          <table:table-cell office:value-type="float" office:value="24.26079" calcext:value-type="float">
            <text:p>24.26079</text:p>
          </table:table-cell>
          <table:table-cell office:value-type="float" office:value="18.10811" calcext:value-type="float">
            <text:p>18.10811</text:p>
          </table:table-cell>
          <table:table-cell office:value-type="float" office:value="22.4279" calcext:value-type="float">
            <text:p>22.4279</text:p>
          </table:table-cell>
          <table:table-cell office:value-type="float" office:value="34.00068" calcext:value-type="float">
            <text:p>34.00068</text:p>
          </table:table-cell>
          <table:table-cell office:value-type="float" office:value="40.17315" calcext:value-type="float">
            <text:p>40.17315</text:p>
          </table:table-cell>
          <table:table-cell office:value-type="float" office:value="36.43166" calcext:value-type="float">
            <text:p>36.43166</text:p>
          </table:table-cell>
          <table:table-cell office:value-type="float" office:value="19.38089" calcext:value-type="float">
            <text:p>19.38089</text:p>
          </table:table-cell>
          <table:table-cell office:value-type="float" office:value="4.427935" calcext:value-type="float">
            <text:p>4.427935</text:p>
          </table:table-cell>
          <table:table-cell office:value-type="float" office:value="3151.085" calcext:value-type="float">
            <text:p>3151.085</text:p>
          </table:table-cell>
          <table:table-cell office:value-type="float" office:value="0" calcext:value-type="float">
            <text:p>0</text:p>
          </table:table-cell>
          <table:table-cell office:value-type="float" office:value="-0.5831521" calcext:value-type="float">
            <text:p>-0.583152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4" calcext:value-type="float">
            <text:p>30092004</text:p>
          </table:table-cell>
          <table:table-cell office:value-type="float" office:value="8.902311" calcext:value-type="float">
            <text:p>8.902311</text:p>
          </table:table-cell>
          <table:table-cell office:value-type="float" office:value="450.6686" calcext:value-type="float">
            <text:p>450.668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715114" calcext:value-type="float">
            <text:p>0.1715114</text:p>
          </table:table-cell>
          <table:table-cell office:value-type="float" office:value="15.82216" calcext:value-type="float">
            <text:p>15.82216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446505" calcext:value-type="float">
            <text:p>0.03446505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3.25181" calcext:value-type="float">
            <text:p>13.25181</text:p>
          </table:table-cell>
          <table:table-cell office:value-type="float" office:value="-0.5375587" calcext:value-type="float">
            <text:p>-0.5375587</text:p>
          </table:table-cell>
          <table:table-cell office:value-type="float" office:value="-0.6017266" calcext:value-type="float">
            <text:p>-0.6017266</text:p>
          </table:table-cell>
          <table:table-cell office:value-type="float" office:value="0.00004568417" calcext:value-type="float">
            <text:p>4.568417E-05</text:p>
          </table:table-cell>
          <table:table-cell office:value-type="float" office:value="9.073507" calcext:value-type="float">
            <text:p>9.073507</text:p>
          </table:table-cell>
          <table:table-cell office:value-type="float" office:value="1.682516" calcext:value-type="float">
            <text:p>1.682516</text:p>
          </table:table-cell>
          <table:table-cell office:value-type="float" office:value="0.2046731" calcext:value-type="float">
            <text:p>0.2046731</text:p>
          </table:table-cell>
          <table:table-cell office:value-type="float" office:value="0.0592994" calcext:value-type="float">
            <text:p>0.0592994</text:p>
          </table:table-cell>
          <table:table-cell office:value-type="float" office:value="0.02426267" calcext:value-type="float">
            <text:p>0.02426267</text:p>
          </table:table-cell>
          <table:table-cell office:value-type="float" office:value="0.01924361" calcext:value-type="float">
            <text:p>0.01924361</text:p>
          </table:table-cell>
          <table:table-cell office:value-type="float" office:value="0.01795876" calcext:value-type="float">
            <text:p>0.01795876</text:p>
          </table:table-cell>
          <table:table-cell office:value-type="float" office:value="0.02210472" calcext:value-type="float">
            <text:p>0.02210472</text:p>
          </table:table-cell>
          <table:table-cell office:value-type="float" office:value="0.01736861" calcext:value-type="float">
            <text:p>0.01736861</text:p>
          </table:table-cell>
          <table:table-cell office:value-type="float" office:value="14.55082" calcext:value-type="float">
            <text:p>14.55082</text:p>
          </table:table-cell>
          <table:table-cell office:value-type="float" office:value="13.93774" calcext:value-type="float">
            <text:p>13.93774</text:p>
          </table:table-cell>
          <table:table-cell office:value-type="float" office:value="21.82636" calcext:value-type="float">
            <text:p>21.82636</text:p>
          </table:table-cell>
          <table:table-cell office:value-type="float" office:value="33.33362" calcext:value-type="float">
            <text:p>33.33362</text:p>
          </table:table-cell>
          <table:table-cell office:value-type="float" office:value="40.97377" calcext:value-type="float">
            <text:p>40.97377</text:p>
          </table:table-cell>
          <table:table-cell office:value-type="float" office:value="37.66032" calcext:value-type="float">
            <text:p>37.66032</text:p>
          </table:table-cell>
          <table:table-cell office:value-type="float" office:value="19.44354" calcext:value-type="float">
            <text:p>19.44354</text:p>
          </table:table-cell>
          <table:table-cell office:value-type="float" office:value="4.492096" calcext:value-type="float">
            <text:p>4.492096</text:p>
          </table:table-cell>
          <table:table-cell office:value-type="float" office:value="2934.167" calcext:value-type="float">
            <text:p>2934.167</text:p>
          </table:table-cell>
          <table:table-cell office:value-type="float" office:value="0" calcext:value-type="float">
            <text:p>0</text:p>
          </table:table-cell>
          <table:table-cell office:value-type="float" office:value="-0.5831919" calcext:value-type="float">
            <text:p>-0.58319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4" calcext:value-type="float">
            <text:p>1102004</text:p>
          </table:table-cell>
          <table:table-cell office:value-type="float" office:value="8.876838" calcext:value-type="float">
            <text:p>8.876838</text:p>
          </table:table-cell>
          <table:table-cell office:value-type="float" office:value="450.6584" calcext:value-type="float">
            <text:p>450.658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87937" calcext:value-type="float">
            <text:p>0.1587937</text:p>
          </table:table-cell>
          <table:table-cell office:value-type="float" office:value="15.71284" calcext:value-type="float">
            <text:p>15.71284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458946" calcext:value-type="float">
            <text:p>0.03458946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3.4483" calcext:value-type="float">
            <text:p>13.4483</text:p>
          </table:table-cell>
          <table:table-cell office:value-type="float" office:value="-0.5377471" calcext:value-type="float">
            <text:p>-0.5377471</text:p>
          </table:table-cell>
          <table:table-cell office:value-type="float" office:value="-0.6052089" calcext:value-type="float">
            <text:p>-0.6052089</text:p>
          </table:table-cell>
          <table:table-cell office:value-type="float" office:value="0.00004568417" calcext:value-type="float">
            <text:p>4.568417E-05</text:p>
          </table:table-cell>
          <table:table-cell office:value-type="float" office:value="9.069839" calcext:value-type="float">
            <text:p>9.069839</text:p>
          </table:table-cell>
          <table:table-cell office:value-type="float" office:value="1.178932" calcext:value-type="float">
            <text:p>1.178932</text:p>
          </table:table-cell>
          <table:table-cell office:value-type="float" office:value="0.1540675" calcext:value-type="float">
            <text:p>0.1540675</text:p>
          </table:table-cell>
          <table:table-cell office:value-type="float" office:value="0.04753716" calcext:value-type="float">
            <text:p>0.04753716</text:p>
          </table:table-cell>
          <table:table-cell office:value-type="float" office:value="0.02310132" calcext:value-type="float">
            <text:p>0.02310132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179063" calcext:value-type="float">
            <text:p>0.0179063</text:p>
          </table:table-cell>
          <table:table-cell office:value-type="float" office:value="0.02199377" calcext:value-type="float">
            <text:p>0.02199377</text:p>
          </table:table-cell>
          <table:table-cell office:value-type="float" office:value="0.01742562" calcext:value-type="float">
            <text:p>0.01742562</text:p>
          </table:table-cell>
          <table:table-cell office:value-type="float" office:value="21.87414" calcext:value-type="float">
            <text:p>21.87414</text:p>
          </table:table-cell>
          <table:table-cell office:value-type="float" office:value="15.01534" calcext:value-type="float">
            <text:p>15.01534</text:p>
          </table:table-cell>
          <table:table-cell office:value-type="float" office:value="20.97712" calcext:value-type="float">
            <text:p>20.97712</text:p>
          </table:table-cell>
          <table:table-cell office:value-type="float" office:value="32.12206" calcext:value-type="float">
            <text:p>32.12206</text:p>
          </table:table-cell>
          <table:table-cell office:value-type="float" office:value="39.78165" calcext:value-type="float">
            <text:p>39.78165</text:p>
          </table:table-cell>
          <table:table-cell office:value-type="float" office:value="36.977" calcext:value-type="float">
            <text:p>36.977</text:p>
          </table:table-cell>
          <table:table-cell office:value-type="float" office:value="19.51012" calcext:value-type="float">
            <text:p>19.51012</text:p>
          </table:table-cell>
          <table:table-cell office:value-type="float" office:value="4.541981" calcext:value-type="float">
            <text:p>4.541981</text:p>
          </table:table-cell>
          <table:table-cell office:value-type="float" office:value="2830.39" calcext:value-type="float">
            <text:p>2830.39</text:p>
          </table:table-cell>
          <table:table-cell office:value-type="float" office:value="0" calcext:value-type="float">
            <text:p>0</text:p>
          </table:table-cell>
          <table:table-cell office:value-type="float" office:value="-0.5831977" calcext:value-type="float">
            <text:p>-0.583197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4" calcext:value-type="float">
            <text:p>2102004</text:p>
          </table:table-cell>
          <table:table-cell office:value-type="float" office:value="8.851509" calcext:value-type="float">
            <text:p>8.851509</text:p>
          </table:table-cell>
          <table:table-cell office:value-type="float" office:value="450.6474" calcext:value-type="float">
            <text:p>450.647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04616" calcext:value-type="float">
            <text:p>0.1504616</text:p>
          </table:table-cell>
          <table:table-cell office:value-type="float" office:value="15.688" calcext:value-type="float">
            <text:p>15.688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466272" calcext:value-type="float">
            <text:p>0.03466272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3.54998" calcext:value-type="float">
            <text:p>13.54998</text:p>
          </table:table-cell>
          <table:table-cell office:value-type="float" office:value="-0.5378981" calcext:value-type="float">
            <text:p>-0.5378981</text:p>
          </table:table-cell>
          <table:table-cell office:value-type="float" office:value="-0.6158995" calcext:value-type="float">
            <text:p>-0.6158995</text:p>
          </table:table-cell>
          <table:table-cell office:value-type="float" office:value="0.0000456848" calcext:value-type="float">
            <text:p>4.56848E-05</text:p>
          </table:table-cell>
          <table:table-cell office:value-type="float" office:value="9.06144" calcext:value-type="float">
            <text:p>9.06144</text:p>
          </table:table-cell>
          <table:table-cell office:value-type="float" office:value="0.8338688" calcext:value-type="float">
            <text:p>0.8338688</text:p>
          </table:table-cell>
          <table:table-cell office:value-type="float" office:value="0.1178942" calcext:value-type="float">
            <text:p>0.1178942</text:p>
          </table:table-cell>
          <table:table-cell office:value-type="float" office:value="0.03980823" calcext:value-type="float">
            <text:p>0.03980823</text:p>
          </table:table-cell>
          <table:table-cell office:value-type="float" office:value="0.02264817" calcext:value-type="float">
            <text:p>0.02264817</text:p>
          </table:table-cell>
          <table:table-cell office:value-type="float" office:value="0.018986" calcext:value-type="float">
            <text:p>0.018986</text:p>
          </table:table-cell>
          <table:table-cell office:value-type="float" office:value="0.01784536" calcext:value-type="float">
            <text:p>0.01784536</text:p>
          </table:table-cell>
          <table:table-cell office:value-type="float" office:value="0.02196146" calcext:value-type="float">
            <text:p>0.02196146</text:p>
          </table:table-cell>
          <table:table-cell office:value-type="float" office:value="0.01750526" calcext:value-type="float">
            <text:p>0.01750526</text:p>
          </table:table-cell>
          <table:table-cell office:value-type="float" office:value="26.00949" calcext:value-type="float">
            <text:p>26.00949</text:p>
          </table:table-cell>
          <table:table-cell office:value-type="float" office:value="17.55468" calcext:value-type="float">
            <text:p>17.55468</text:p>
          </table:table-cell>
          <table:table-cell office:value-type="float" office:value="21.06837" calcext:value-type="float">
            <text:p>21.06837</text:p>
          </table:table-cell>
          <table:table-cell office:value-type="float" office:value="31.6639" calcext:value-type="float">
            <text:p>31.6639</text:p>
          </table:table-cell>
          <table:table-cell office:value-type="float" office:value="39.03282" calcext:value-type="float">
            <text:p>39.03282</text:p>
          </table:table-cell>
          <table:table-cell office:value-type="float" office:value="36.16507" calcext:value-type="float">
            <text:p>36.16507</text:p>
          </table:table-cell>
          <table:table-cell office:value-type="float" office:value="19.40981" calcext:value-type="float">
            <text:p>19.40981</text:p>
          </table:table-cell>
          <table:table-cell office:value-type="float" office:value="4.562307" calcext:value-type="float">
            <text:p>4.562307</text:p>
          </table:table-cell>
          <table:table-cell office:value-type="float" office:value="2817.257" calcext:value-type="float">
            <text:p>2817.257</text:p>
          </table:table-cell>
          <table:table-cell office:value-type="float" office:value="0" calcext:value-type="float">
            <text:p>0</text:p>
          </table:table-cell>
          <table:table-cell office:value-type="float" office:value="-0.5832035" calcext:value-type="float">
            <text:p>-0.583203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4" calcext:value-type="float">
            <text:p>3102004</text:p>
          </table:table-cell>
          <table:table-cell office:value-type="float" office:value="8.825487" calcext:value-type="float">
            <text:p>8.825487</text:p>
          </table:table-cell>
          <table:table-cell office:value-type="float" office:value="450.6326" calcext:value-type="float">
            <text:p>450.632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72717" calcext:value-type="float">
            <text:p>0.1572717</text:p>
          </table:table-cell>
          <table:table-cell office:value-type="float" office:value="15.6619" calcext:value-type="float">
            <text:p>15.6619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472015" calcext:value-type="float">
            <text:p>0.03472015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3.6078" calcext:value-type="float">
            <text:p>13.6078</text:p>
          </table:table-cell>
          <table:table-cell office:value-type="float" office:value="-0.5379451" calcext:value-type="float">
            <text:p>-0.5379451</text:p>
          </table:table-cell>
          <table:table-cell office:value-type="float" office:value="-0.6186646" calcext:value-type="float">
            <text:p>-0.6186646</text:p>
          </table:table-cell>
          <table:table-cell office:value-type="float" office:value="0.0000456848" calcext:value-type="float">
            <text:p>4.56848E-05</text:p>
          </table:table-cell>
          <table:table-cell office:value-type="float" office:value="9.029111" calcext:value-type="float">
            <text:p>9.029111</text:p>
          </table:table-cell>
          <table:table-cell office:value-type="float" office:value="0.9693512" calcext:value-type="float">
            <text:p>0.9693512</text:p>
          </table:table-cell>
          <table:table-cell office:value-type="float" office:value="0.09219965" calcext:value-type="float">
            <text:p>0.09219965</text:p>
          </table:table-cell>
          <table:table-cell office:value-type="float" office:value="0.03357763" calcext:value-type="float">
            <text:p>0.03357763</text:p>
          </table:table-cell>
          <table:table-cell office:value-type="float" office:value="0.02222115" calcext:value-type="float">
            <text:p>0.02222115</text:p>
          </table:table-cell>
          <table:table-cell office:value-type="float" office:value="0.01884961" calcext:value-type="float">
            <text:p>0.01884961</text:p>
          </table:table-cell>
          <table:table-cell office:value-type="float" office:value="0.01777643" calcext:value-type="float">
            <text:p>0.01777643</text:p>
          </table:table-cell>
          <table:table-cell office:value-type="float" office:value="0.0219634" calcext:value-type="float">
            <text:p>0.0219634</text:p>
          </table:table-cell>
          <table:table-cell office:value-type="float" office:value="0.01758336" calcext:value-type="float">
            <text:p>0.01758336</text:p>
          </table:table-cell>
          <table:table-cell office:value-type="float" office:value="21.43149" calcext:value-type="float">
            <text:p>21.43149</text:p>
          </table:table-cell>
          <table:table-cell office:value-type="float" office:value="21.35599" calcext:value-type="float">
            <text:p>21.35599</text:p>
          </table:table-cell>
          <table:table-cell office:value-type="float" office:value="21.34119" calcext:value-type="float">
            <text:p>21.34119</text:p>
          </table:table-cell>
          <table:table-cell office:value-type="float" office:value="31.64635" calcext:value-type="float">
            <text:p>31.64635</text:p>
          </table:table-cell>
          <table:table-cell office:value-type="float" office:value="38.73562" calcext:value-type="float">
            <text:p>38.73562</text:p>
          </table:table-cell>
          <table:table-cell office:value-type="float" office:value="35.61808" calcext:value-type="float">
            <text:p>35.61808</text:p>
          </table:table-cell>
          <table:table-cell office:value-type="float" office:value="19.35321" calcext:value-type="float">
            <text:p>19.35321</text:p>
          </table:table-cell>
          <table:table-cell office:value-type="float" office:value="4.565931" calcext:value-type="float">
            <text:p>4.565931</text:p>
          </table:table-cell>
          <table:table-cell office:value-type="float" office:value="3017.255" calcext:value-type="float">
            <text:p>3017.255</text:p>
          </table:table-cell>
          <table:table-cell office:value-type="float" office:value="0" calcext:value-type="float">
            <text:p>0</text:p>
          </table:table-cell>
          <table:table-cell office:value-type="float" office:value="-0.5832093" calcext:value-type="float">
            <text:p>-0.583209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4" calcext:value-type="float">
            <text:p>4102004</text:p>
          </table:table-cell>
          <table:table-cell office:value-type="float" office:value="8.798962" calcext:value-type="float">
            <text:p>8.798962</text:p>
          </table:table-cell>
          <table:table-cell office:value-type="float" office:value="450.615" calcext:value-type="float">
            <text:p>450.61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54876" calcext:value-type="float">
            <text:p>0.1654876</text:p>
          </table:table-cell>
          <table:table-cell office:value-type="float" office:value="15.65689" calcext:value-type="float">
            <text:p>15.65689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477016" calcext:value-type="float">
            <text:p>0.03477016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3.64404" calcext:value-type="float">
            <text:p>13.64404</text:p>
          </table:table-cell>
          <table:table-cell office:value-type="float" office:value="-0.5379752" calcext:value-type="float">
            <text:p>-0.5379752</text:p>
          </table:table-cell>
          <table:table-cell office:value-type="float" office:value="-0.6187774" calcext:value-type="float">
            <text:p>-0.6187774</text:p>
          </table:table-cell>
          <table:table-cell office:value-type="float" office:value="0.0000456848" calcext:value-type="float">
            <text:p>4.56848E-05</text:p>
          </table:table-cell>
          <table:table-cell office:value-type="float" office:value="8.994679" calcext:value-type="float">
            <text:p>8.994679</text:p>
          </table:table-cell>
          <table:table-cell office:value-type="float" office:value="1.169866" calcext:value-type="float">
            <text:p>1.169866</text:p>
          </table:table-cell>
          <table:table-cell office:value-type="float" office:value="0.07375786" calcext:value-type="float">
            <text:p>0.07375786</text:p>
          </table:table-cell>
          <table:table-cell office:value-type="float" office:value="0.03008054" calcext:value-type="float">
            <text:p>0.03008054</text:p>
          </table:table-cell>
          <table:table-cell office:value-type="float" office:value="0.02190126" calcext:value-type="float">
            <text:p>0.02190126</text:p>
          </table:table-cell>
          <table:table-cell office:value-type="float" office:value="0.018658" calcext:value-type="float">
            <text:p>0.018658</text:p>
          </table:table-cell>
          <table:table-cell office:value-type="float" office:value="0.01763976" calcext:value-type="float">
            <text:p>0.01763976</text:p>
          </table:table-cell>
          <table:table-cell office:value-type="float" office:value="0.0218872" calcext:value-type="float">
            <text:p>0.0218872</text:p>
          </table:table-cell>
          <table:table-cell office:value-type="float" office:value="0.01764645" calcext:value-type="float">
            <text:p>0.01764645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24.6058" calcext:value-type="float">
            <text:p>24.6058</text:p>
          </table:table-cell>
          <table:table-cell office:value-type="float" office:value="21.61767" calcext:value-type="float">
            <text:p>21.61767</text:p>
          </table:table-cell>
          <table:table-cell office:value-type="float" office:value="31.68809" calcext:value-type="float">
            <text:p>31.68809</text:p>
          </table:table-cell>
          <table:table-cell office:value-type="float" office:value="38.59496" calcext:value-type="float">
            <text:p>38.59496</text:p>
          </table:table-cell>
          <table:table-cell office:value-type="float" office:value="35.26796" calcext:value-type="float">
            <text:p>35.26796</text:p>
          </table:table-cell>
          <table:table-cell office:value-type="float" office:value="19.33395" calcext:value-type="float">
            <text:p>19.33395</text:p>
          </table:table-cell>
          <table:table-cell office:value-type="float" office:value="4.569458" calcext:value-type="float">
            <text:p>4.569458</text:p>
          </table:table-cell>
          <table:table-cell office:value-type="float" office:value="3218.043" calcext:value-type="float">
            <text:p>3218.043</text:p>
          </table:table-cell>
          <table:table-cell office:value-type="float" office:value="0" calcext:value-type="float">
            <text:p>0</text:p>
          </table:table-cell>
          <table:table-cell office:value-type="float" office:value="-0.583215" calcext:value-type="float">
            <text:p>-0.58321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4" calcext:value-type="float">
            <text:p>5102004</text:p>
          </table:table-cell>
          <table:table-cell office:value-type="float" office:value="8.774495" calcext:value-type="float">
            <text:p>8.774495</text:p>
          </table:table-cell>
          <table:table-cell office:value-type="float" office:value="450.5967" calcext:value-type="float">
            <text:p>450.596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717568" calcext:value-type="float">
            <text:p>0.1717568</text:p>
          </table:table-cell>
          <table:table-cell office:value-type="float" office:value="15.66545" calcext:value-type="float">
            <text:p>15.66545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481374" calcext:value-type="float">
            <text:p>0.03481374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3.66731" calcext:value-type="float">
            <text:p>13.66731</text:p>
          </table:table-cell>
          <table:table-cell office:value-type="float" office:value="-0.5379966" calcext:value-type="float">
            <text:p>-0.5379966</text:p>
          </table:table-cell>
          <table:table-cell office:value-type="float" office:value="-0.6188551" calcext:value-type="float">
            <text:p>-0.6188551</text:p>
          </table:table-cell>
          <table:table-cell office:value-type="float" office:value="0.0000456848" calcext:value-type="float">
            <text:p>4.56848E-05</text:p>
          </table:table-cell>
          <table:table-cell office:value-type="float" office:value="8.964308" calcext:value-type="float">
            <text:p>8.964308</text:p>
          </table:table-cell>
          <table:table-cell office:value-type="float" office:value="1.302466" calcext:value-type="float">
            <text:p>1.302466</text:p>
          </table:table-cell>
          <table:table-cell office:value-type="float" office:value="0.06031815" calcext:value-type="float">
            <text:p>0.06031815</text:p>
          </table:table-cell>
          <table:table-cell office:value-type="float" office:value="0.02846998" calcext:value-type="float">
            <text:p>0.02846998</text:p>
          </table:table-cell>
          <table:table-cell office:value-type="float" office:value="0.02174924" calcext:value-type="float">
            <text:p>0.02174924</text:p>
          </table:table-cell>
          <table:table-cell office:value-type="float" office:value="0.01856358" calcext:value-type="float">
            <text:p>0.01856358</text:p>
          </table:table-cell>
          <table:table-cell office:value-type="float" office:value="0.01755854" calcext:value-type="float">
            <text:p>0.01755854</text:p>
          </table:table-cell>
          <table:table-cell office:value-type="float" office:value="0.021795" calcext:value-type="float">
            <text:p>0.021795</text:p>
          </table:table-cell>
          <table:table-cell office:value-type="float" office:value="0.01768356" calcext:value-type="float">
            <text:p>0.01768356</text:p>
          </table:table-cell>
          <table:table-cell office:value-type="float" office:value="13.8404" calcext:value-type="float">
            <text:p>13.8404</text:p>
          </table:table-cell>
          <table:table-cell office:value-type="float" office:value="26.69473" calcext:value-type="float">
            <text:p>26.69473</text:p>
          </table:table-cell>
          <table:table-cell office:value-type="float" office:value="21.92524" calcext:value-type="float">
            <text:p>21.92524</text:p>
          </table:table-cell>
          <table:table-cell office:value-type="float" office:value="31.74671" calcext:value-type="float">
            <text:p>31.74671</text:p>
          </table:table-cell>
          <table:table-cell office:value-type="float" office:value="38.51309" calcext:value-type="float">
            <text:p>38.51309</text:p>
          </table:table-cell>
          <table:table-cell office:value-type="float" office:value="35.0221" calcext:value-type="float">
            <text:p>35.0221</text:p>
          </table:table-cell>
          <table:table-cell office:value-type="float" office:value="19.33692" calcext:value-type="float">
            <text:p>19.33692</text:p>
          </table:table-cell>
          <table:table-cell office:value-type="float" office:value="4.573945" calcext:value-type="float">
            <text:p>4.573945</text:p>
          </table:table-cell>
          <table:table-cell office:value-type="float" office:value="3377.801" calcext:value-type="float">
            <text:p>3377.801</text:p>
          </table:table-cell>
          <table:table-cell office:value-type="float" office:value="0" calcext:value-type="float">
            <text:p>0</text:p>
          </table:table-cell>
          <table:table-cell office:value-type="float" office:value="-0.583217" calcext:value-type="float">
            <text:p>-0.5832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4" calcext:value-type="float">
            <text:p>6102004</text:p>
          </table:table-cell>
          <table:table-cell office:value-type="float" office:value="8.748712" calcext:value-type="float">
            <text:p>8.748712</text:p>
          </table:table-cell>
          <table:table-cell office:value-type="float" office:value="450.5869" calcext:value-type="float">
            <text:p>450.586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96203" calcext:value-type="float">
            <text:p>0.1596203</text:p>
          </table:table-cell>
          <table:table-cell office:value-type="float" office:value="15.67087" calcext:value-type="float">
            <text:p>15.67087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497883" calcext:value-type="float">
            <text:p>0.03497883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3.79049" calcext:value-type="float">
            <text:p>13.79049</text:p>
          </table:table-cell>
          <table:table-cell office:value-type="float" office:value="-0.5386823" calcext:value-type="float">
            <text:p>-0.5386823</text:p>
          </table:table-cell>
          <table:table-cell office:value-type="float" office:value="-0.6232417" calcext:value-type="float">
            <text:p>-0.6232417</text:p>
          </table:table-cell>
          <table:table-cell office:value-type="float" office:value="0.00004568611" calcext:value-type="float">
            <text:p>4.568611E-05</text:p>
          </table:table-cell>
          <table:table-cell office:value-type="float" office:value="8.963084" calcext:value-type="float">
            <text:p>8.963084</text:p>
          </table:table-cell>
          <table:table-cell office:value-type="float" office:value="1.161464" calcext:value-type="float">
            <text:p>1.161464</text:p>
          </table:table-cell>
          <table:table-cell office:value-type="float" office:value="0.3406017" calcext:value-type="float">
            <text:p>0.3406017</text:p>
          </table:table-cell>
          <table:table-cell office:value-type="float" office:value="0.0894969" calcext:value-type="float">
            <text:p>0.0894969</text:p>
          </table:table-cell>
          <table:table-cell office:value-type="float" office:value="0.03858365" calcext:value-type="float">
            <text:p>0.03858365</text:p>
          </table:table-cell>
          <table:table-cell office:value-type="float" office:value="0.02225365" calcext:value-type="float">
            <text:p>0.02225365</text:p>
          </table:table-cell>
          <table:table-cell office:value-type="float" office:value="0.01804203" calcext:value-type="float">
            <text:p>0.01804203</text:p>
          </table:table-cell>
          <table:table-cell office:value-type="float" office:value="0.02309038" calcext:value-type="float">
            <text:p>0.02309038</text:p>
          </table:table-cell>
          <table:table-cell office:value-type="float" office:value="0.01772588" calcext:value-type="float">
            <text:p>0.01772588</text:p>
          </table:table-cell>
          <table:table-cell office:value-type="float" office:value="2.33374" calcext:value-type="float">
            <text:p>2.33374</text:p>
          </table:table-cell>
          <table:table-cell office:value-type="float" office:value="6.330199" calcext:value-type="float">
            <text:p>6.330199</text:p>
          </table:table-cell>
          <table:table-cell office:value-type="float" office:value="19.9503" calcext:value-type="float">
            <text:p>19.9503</text:p>
          </table:table-cell>
          <table:table-cell office:value-type="float" office:value="34.93082" calcext:value-type="float">
            <text:p>34.93082</text:p>
          </table:table-cell>
          <table:table-cell office:value-type="float" office:value="44.09801" calcext:value-type="float">
            <text:p>44.09801</text:p>
          </table:table-cell>
          <table:table-cell office:value-type="float" office:value="37.19363" calcext:value-type="float">
            <text:p>37.19363</text:p>
          </table:table-cell>
          <table:table-cell office:value-type="float" office:value="18.9494" calcext:value-type="float">
            <text:p>18.9494</text:p>
          </table:table-cell>
          <table:table-cell office:value-type="float" office:value="4.619834" calcext:value-type="float">
            <text:p>4.619834</text:p>
          </table:table-cell>
          <table:table-cell office:value-type="float" office:value="2562.097" calcext:value-type="float">
            <text:p>2562.097</text:p>
          </table:table-cell>
          <table:table-cell office:value-type="float" office:value="0" calcext:value-type="float">
            <text:p>0</text:p>
          </table:table-cell>
          <table:table-cell office:value-type="float" office:value="-0.5852369" calcext:value-type="float">
            <text:p>-0.585236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4" calcext:value-type="float">
            <text:p>7102004</text:p>
          </table:table-cell>
          <table:table-cell office:value-type="float" office:value="8.716407" calcext:value-type="float">
            <text:p>8.716407</text:p>
          </table:table-cell>
          <table:table-cell office:value-type="float" office:value="450.5793" calcext:value-type="float">
            <text:p>450.579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99006" calcext:value-type="float">
            <text:p>0.1399006</text:p>
          </table:table-cell>
          <table:table-cell office:value-type="float" office:value="15.4938" calcext:value-type="float">
            <text:p>15.4938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522455" calcext:value-type="float">
            <text:p>0.03522455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4.1159" calcext:value-type="float">
            <text:p>14.1159</text:p>
          </table:table-cell>
          <table:table-cell office:value-type="float" office:value="-0.5410898" calcext:value-type="float">
            <text:p>-0.5410898</text:p>
          </table:table-cell>
          <table:table-cell office:value-type="float" office:value="-0.6301776" calcext:value-type="float">
            <text:p>-0.6301776</text:p>
          </table:table-cell>
          <table:table-cell office:value-type="float" office:value="0.00004568681" calcext:value-type="float">
            <text:p>4.568681E-05</text:p>
          </table:table-cell>
          <table:table-cell office:value-type="float" office:value="8.969864" calcext:value-type="float">
            <text:p>8.969864</text:p>
          </table:table-cell>
          <table:table-cell office:value-type="float" office:value="0.9973261" calcext:value-type="float">
            <text:p>0.9973261</text:p>
          </table:table-cell>
          <table:table-cell office:value-type="float" office:value="0.1331941" calcext:value-type="float">
            <text:p>0.1331941</text:p>
          </table:table-cell>
          <table:table-cell office:value-type="float" office:value="0.04360348" calcext:value-type="float">
            <text:p>0.04360348</text:p>
          </table:table-cell>
          <table:table-cell office:value-type="float" office:value="0.02610878" calcext:value-type="float">
            <text:p>0.02610878</text:p>
          </table:table-cell>
          <table:table-cell office:value-type="float" office:value="0.02059316" calcext:value-type="float">
            <text:p>0.02059316</text:p>
          </table:table-cell>
          <table:table-cell office:value-type="float" office:value="0.01918563" calcext:value-type="float">
            <text:p>0.01918563</text:p>
          </table:table-cell>
          <table:table-cell office:value-type="float" office:value="0.02312168" calcext:value-type="float">
            <text:p>0.02312168</text:p>
          </table:table-cell>
          <table:table-cell office:value-type="float" office:value="0.01777085" calcext:value-type="float">
            <text:p>0.01777085</text:p>
          </table:table-cell>
          <table:table-cell office:value-type="float" office:value="9.981132" calcext:value-type="float">
            <text:p>9.981132</text:p>
          </table:table-cell>
          <table:table-cell office:value-type="float" office:value="7.238028" calcext:value-type="float">
            <text:p>7.238028</text:p>
          </table:table-cell>
          <table:table-cell office:value-type="float" office:value="15.88624" calcext:value-type="float">
            <text:p>15.88624</text:p>
          </table:table-cell>
          <table:table-cell office:value-type="float" office:value="27.66446" calcext:value-type="float">
            <text:p>27.66446</text:p>
          </table:table-cell>
          <table:table-cell office:value-type="float" office:value="39.12479" calcext:value-type="float">
            <text:p>39.12479</text:p>
          </table:table-cell>
          <table:table-cell office:value-type="float" office:value="41.83818" calcext:value-type="float">
            <text:p>41.83818</text:p>
          </table:table-cell>
          <table:table-cell office:value-type="float" office:value="23.06162" calcext:value-type="float">
            <text:p>23.06162</text:p>
          </table:table-cell>
          <table:table-cell office:value-type="float" office:value="4.78383" calcext:value-type="float">
            <text:p>4.78383</text:p>
          </table:table-cell>
          <table:table-cell office:value-type="float" office:value="2385.499" calcext:value-type="float">
            <text:p>2385.499</text:p>
          </table:table-cell>
          <table:table-cell office:value-type="float" office:value="0" calcext:value-type="float">
            <text:p>0</text:p>
          </table:table-cell>
          <table:table-cell office:value-type="float" office:value="-0.5861305" calcext:value-type="float">
            <text:p>-0.586130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4" calcext:value-type="float">
            <text:p>8102004</text:p>
          </table:table-cell>
          <table:table-cell office:value-type="float" office:value="8.684043" calcext:value-type="float">
            <text:p>8.684043</text:p>
          </table:table-cell>
          <table:table-cell office:value-type="float" office:value="450.5708" calcext:value-type="float">
            <text:p>450.570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07128" calcext:value-type="float">
            <text:p>0.1307128</text:p>
          </table:table-cell>
          <table:table-cell office:value-type="float" office:value="15.34597" calcext:value-type="float">
            <text:p>15.34597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541126" calcext:value-type="float">
            <text:p>0.03541126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4.38682" calcext:value-type="float">
            <text:p>14.38682</text:p>
          </table:table-cell>
          <table:table-cell office:value-type="float" office:value="-0.5415571" calcext:value-type="float">
            <text:p>-0.5415571</text:p>
          </table:table-cell>
          <table:table-cell office:value-type="float" office:value="-0.6410298" calcext:value-type="float">
            <text:p>-0.6410298</text:p>
          </table:table-cell>
          <table:table-cell office:value-type="float" office:value="0.00004568732" calcext:value-type="float">
            <text:p>4.568732E-05</text:p>
          </table:table-cell>
          <table:table-cell office:value-type="float" office:value="8.9682" calcext:value-type="float">
            <text:p>8.9682</text:p>
          </table:table-cell>
          <table:table-cell office:value-type="float" office:value="0.698331" calcext:value-type="float">
            <text:p>0.698331</text:p>
          </table:table-cell>
          <table:table-cell office:value-type="float" office:value="0.09776586" calcext:value-type="float">
            <text:p>0.09776586</text:p>
          </table:table-cell>
          <table:table-cell office:value-type="float" office:value="0.03536458" calcext:value-type="float">
            <text:p>0.03536458</text:p>
          </table:table-cell>
          <table:table-cell office:value-type="float" office:value="0.02416666" calcext:value-type="float">
            <text:p>0.02416666</text:p>
          </table:table-cell>
          <table:table-cell office:value-type="float" office:value="0.01996903" calcext:value-type="float">
            <text:p>0.01996903</text:p>
          </table:table-cell>
          <table:table-cell office:value-type="float" office:value="0.01881568" calcext:value-type="float">
            <text:p>0.01881568</text:p>
          </table:table-cell>
          <table:table-cell office:value-type="float" office:value="0.02284018" calcext:value-type="float">
            <text:p>0.02284018</text:p>
          </table:table-cell>
          <table:table-cell office:value-type="float" office:value="0.0178045" calcext:value-type="float">
            <text:p>0.0178045</text:p>
          </table:table-cell>
          <table:table-cell office:value-type="float" office:value="16.85645" calcext:value-type="float">
            <text:p>16.85645</text:p>
          </table:table-cell>
          <table:table-cell office:value-type="float" office:value="9.352736" calcext:value-type="float">
            <text:p>9.352736</text:p>
          </table:table-cell>
          <table:table-cell office:value-type="float" office:value="15.60021" calcext:value-type="float">
            <text:p>15.60021</text:p>
          </table:table-cell>
          <table:table-cell office:value-type="float" office:value="26.68164" calcext:value-type="float">
            <text:p>26.68164</text:p>
          </table:table-cell>
          <table:table-cell office:value-type="float" office:value="37.4566" calcext:value-type="float">
            <text:p>37.4566</text:p>
          </table:table-cell>
          <table:table-cell office:value-type="float" office:value="39.90333" calcext:value-type="float">
            <text:p>39.90333</text:p>
          </table:table-cell>
          <table:table-cell office:value-type="float" office:value="22.70023" calcext:value-type="float">
            <text:p>22.70023</text:p>
          </table:table-cell>
          <table:table-cell office:value-type="float" office:value="5.028978" calcext:value-type="float">
            <text:p>5.028978</text:p>
          </table:table-cell>
          <table:table-cell office:value-type="float" office:value="2322.277" calcext:value-type="float">
            <text:p>2322.277</text:p>
          </table:table-cell>
          <table:table-cell office:value-type="float" office:value="0" calcext:value-type="float">
            <text:p>0</text:p>
          </table:table-cell>
          <table:table-cell office:value-type="float" office:value="-0.5861344" calcext:value-type="float">
            <text:p>-0.586134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4" calcext:value-type="float">
            <text:p>9102004</text:p>
          </table:table-cell>
          <table:table-cell office:value-type="float" office:value="8.653292" calcext:value-type="float">
            <text:p>8.653292</text:p>
          </table:table-cell>
          <table:table-cell office:value-type="float" office:value="450.5559" calcext:value-type="float">
            <text:p>450.555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283494" calcext:value-type="float">
            <text:p>0.1283494</text:p>
          </table:table-cell>
          <table:table-cell office:value-type="float" office:value="15.21585" calcext:value-type="float">
            <text:p>15.21585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555471" calcext:value-type="float">
            <text:p>0.03555471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4.58983" calcext:value-type="float">
            <text:p>14.58983</text:p>
          </table:table-cell>
          <table:table-cell office:value-type="float" office:value="-0.5417387" calcext:value-type="float">
            <text:p>-0.5417387</text:p>
          </table:table-cell>
          <table:table-cell office:value-type="float" office:value="-0.6588166" calcext:value-type="float">
            <text:p>-0.6588166</text:p>
          </table:table-cell>
          <table:table-cell office:value-type="float" office:value="0.00004568762" calcext:value-type="float">
            <text:p>4.568762E-05</text:p>
          </table:table-cell>
          <table:table-cell office:value-type="float" office:value="8.946049" calcext:value-type="float">
            <text:p>8.946049</text:p>
          </table:table-cell>
          <table:table-cell office:value-type="float" office:value="0.5315061" calcext:value-type="float">
            <text:p>0.5315061</text:p>
          </table:table-cell>
          <table:table-cell office:value-type="float" office:value="0.07342312" calcext:value-type="float">
            <text:p>0.07342312</text:p>
          </table:table-cell>
          <table:table-cell office:value-type="float" office:value="0.03065008" calcext:value-type="float">
            <text:p>0.03065008</text:p>
          </table:table-cell>
          <table:table-cell office:value-type="float" office:value="0.02300885" calcext:value-type="float">
            <text:p>0.02300885</text:p>
          </table:table-cell>
          <table:table-cell office:value-type="float" office:value="0.01942201" calcext:value-type="float">
            <text:p>0.01942201</text:p>
          </table:table-cell>
          <table:table-cell office:value-type="float" office:value="0.01838348" calcext:value-type="float">
            <text:p>0.01838348</text:p>
          </table:table-cell>
          <table:table-cell office:value-type="float" office:value="0.02247754" calcext:value-type="float">
            <text:p>0.02247754</text:p>
          </table:table-cell>
          <table:table-cell office:value-type="float" office:value="0.01780947" calcext:value-type="float">
            <text:p>0.01780947</text:p>
          </table:table-cell>
          <table:table-cell office:value-type="float" office:value="17.53185" calcext:value-type="float">
            <text:p>17.53185</text:p>
          </table:table-cell>
          <table:table-cell office:value-type="float" office:value="11.85692" calcext:value-type="float">
            <text:p>11.85692</text:p>
          </table:table-cell>
          <table:table-cell office:value-type="float" office:value="15.66406" calcext:value-type="float">
            <text:p>15.66406</text:p>
          </table:table-cell>
          <table:table-cell office:value-type="float" office:value="26.35209" calcext:value-type="float">
            <text:p>26.35209</text:p>
          </table:table-cell>
          <table:table-cell office:value-type="float" office:value="36.54356" calcext:value-type="float">
            <text:p>36.54356</text:p>
          </table:table-cell>
          <table:table-cell office:value-type="float" office:value="38.40422" calcext:value-type="float">
            <text:p>38.40422</text:p>
          </table:table-cell>
          <table:table-cell office:value-type="float" office:value="22.12926" calcext:value-type="float">
            <text:p>22.12926</text:p>
          </table:table-cell>
          <table:table-cell office:value-type="float" office:value="5.172341" calcext:value-type="float">
            <text:p>5.172341</text:p>
          </table:table-cell>
          <table:table-cell office:value-type="float" office:value="2435.667" calcext:value-type="float">
            <text:p>2435.667</text:p>
          </table:table-cell>
          <table:table-cell office:value-type="float" office:value="0" calcext:value-type="float">
            <text:p>0</text:p>
          </table:table-cell>
          <table:table-cell office:value-type="float" office:value="-0.5861344" calcext:value-type="float">
            <text:p>-0.586134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4" calcext:value-type="float">
            <text:p>10102004</text:p>
          </table:table-cell>
          <table:table-cell office:value-type="float" office:value="8.613334" calcext:value-type="float">
            <text:p>8.613334</text:p>
          </table:table-cell>
          <table:table-cell office:value-type="float" office:value="450.5359" calcext:value-type="float">
            <text:p>450.535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29088" calcext:value-type="float">
            <text:p>0.1429088</text:p>
          </table:table-cell>
          <table:table-cell office:value-type="float" office:value="15.11813" calcext:value-type="float">
            <text:p>15.11813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567175" calcext:value-type="float">
            <text:p>0.03567175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4.72992" calcext:value-type="float">
            <text:p>14.72992</text:p>
          </table:table-cell>
          <table:table-cell office:value-type="float" office:value="-0.5418208" calcext:value-type="float">
            <text:p>-0.5418208</text:p>
          </table:table-cell>
          <table:table-cell office:value-type="float" office:value="-0.6619618" calcext:value-type="float">
            <text:p>-0.6619618</text:p>
          </table:table-cell>
          <table:table-cell office:value-type="float" office:value="0.00004568762" calcext:value-type="float">
            <text:p>4.568762E-05</text:p>
          </table:table-cell>
          <table:table-cell office:value-type="float" office:value="8.893428" calcext:value-type="float">
            <text:p>8.893428</text:p>
          </table:table-cell>
          <table:table-cell office:value-type="float" office:value="0.8810578" calcext:value-type="float">
            <text:p>0.8810578</text:p>
          </table:table-cell>
          <table:table-cell office:value-type="float" office:value="0.06018493" calcext:value-type="float">
            <text:p>0.06018493</text:p>
          </table:table-cell>
          <table:table-cell office:value-type="float" office:value="0.02812413" calcext:value-type="float">
            <text:p>0.02812413</text:p>
          </table:table-cell>
          <table:table-cell office:value-type="float" office:value="0.02207212" calcext:value-type="float">
            <text:p>0.02207212</text:p>
          </table:table-cell>
          <table:table-cell office:value-type="float" office:value="0.01891402" calcext:value-type="float">
            <text:p>0.01891402</text:p>
          </table:table-cell>
          <table:table-cell office:value-type="float" office:value="0.01793778" calcext:value-type="float">
            <text:p>0.01793778</text:p>
          </table:table-cell>
          <table:table-cell office:value-type="float" office:value="0.02200773" calcext:value-type="float">
            <text:p>0.02200773</text:p>
          </table:table-cell>
          <table:table-cell office:value-type="float" office:value="0.01776787" calcext:value-type="float">
            <text:p>0.01776787</text:p>
          </table:table-cell>
          <table:table-cell office:value-type="float" office:value="13.68083" calcext:value-type="float">
            <text:p>13.68083</text:p>
          </table:table-cell>
          <table:table-cell office:value-type="float" office:value="14.98772" calcext:value-type="float">
            <text:p>14.98772</text:p>
          </table:table-cell>
          <table:table-cell office:value-type="float" office:value="15.81409" calcext:value-type="float">
            <text:p>15.81409</text:p>
          </table:table-cell>
          <table:table-cell office:value-type="float" office:value="26.2033" calcext:value-type="float">
            <text:p>26.2033</text:p>
          </table:table-cell>
          <table:table-cell office:value-type="float" office:value="36.01484" calcext:value-type="float">
            <text:p>36.01484</text:p>
          </table:table-cell>
          <table:table-cell office:value-type="float" office:value="37.38522" calcext:value-type="float">
            <text:p>37.38522</text:p>
          </table:table-cell>
          <table:table-cell office:value-type="float" office:value="21.81536" calcext:value-type="float">
            <text:p>21.81536</text:p>
          </table:table-cell>
          <table:table-cell office:value-type="float" office:value="5.235867" calcext:value-type="float">
            <text:p>5.235867</text:p>
          </table:table-cell>
          <table:table-cell office:value-type="float" office:value="2809.106" calcext:value-type="float">
            <text:p>2809.106</text:p>
          </table:table-cell>
          <table:table-cell office:value-type="float" office:value="0" calcext:value-type="float">
            <text:p>0</text:p>
          </table:table-cell>
          <table:table-cell office:value-type="float" office:value="-0.5861347" calcext:value-type="float">
            <text:p>-0.58613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4" calcext:value-type="float">
            <text:p>11102004</text:p>
          </table:table-cell>
          <table:table-cell office:value-type="float" office:value="8.590068" calcext:value-type="float">
            <text:p>8.590068</text:p>
          </table:table-cell>
          <table:table-cell office:value-type="float" office:value="450.5149" calcext:value-type="float">
            <text:p>450.514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74894" calcext:value-type="float">
            <text:p>0.1474894</text:p>
          </table:table-cell>
          <table:table-cell office:value-type="float" office:value="15.06373" calcext:value-type="float">
            <text:p>15.06373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575369" calcext:value-type="float">
            <text:p>0.03575369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4.81929" calcext:value-type="float">
            <text:p>14.81929</text:p>
          </table:table-cell>
          <table:table-cell office:value-type="float" office:value="-0.5418553" calcext:value-type="float">
            <text:p>-0.5418553</text:p>
          </table:table-cell>
          <table:table-cell office:value-type="float" office:value="-0.6624453" calcext:value-type="float">
            <text:p>-0.6624453</text:p>
          </table:table-cell>
          <table:table-cell office:value-type="float" office:value="0.00004568762" calcext:value-type="float">
            <text:p>4.568762E-05</text:p>
          </table:table-cell>
          <table:table-cell office:value-type="float" office:value="8.867046" calcext:value-type="float">
            <text:p>8.867046</text:p>
          </table:table-cell>
          <table:table-cell office:value-type="float" office:value="0.9744346" calcext:value-type="float">
            <text:p>0.9744346</text:p>
          </table:table-cell>
          <table:table-cell office:value-type="float" office:value="0.04930583" calcext:value-type="float">
            <text:p>0.04930583</text:p>
          </table:table-cell>
          <table:table-cell office:value-type="float" office:value="0.02715427" calcext:value-type="float">
            <text:p>0.02715427</text:p>
          </table:table-cell>
          <table:table-cell office:value-type="float" office:value="0.02175381" calcext:value-type="float">
            <text:p>0.02175381</text:p>
          </table:table-cell>
          <table:table-cell office:value-type="float" office:value="0.01860786" calcext:value-type="float">
            <text:p>0.01860786</text:p>
          </table:table-cell>
          <table:table-cell office:value-type="float" office:value="0.01766091" calcext:value-type="float">
            <text:p>0.01766091</text:p>
          </table:table-cell>
          <table:table-cell office:value-type="float" office:value="0.02169889" calcext:value-type="float">
            <text:p>0.02169889</text:p>
          </table:table-cell>
          <table:table-cell office:value-type="float" office:value="0.01770194" calcext:value-type="float">
            <text:p>0.01770194</text:p>
          </table:table-cell>
          <table:table-cell office:value-type="float" office:value="11.35747" calcext:value-type="float">
            <text:p>11.35747</text:p>
          </table:table-cell>
          <table:table-cell office:value-type="float" office:value="16.74944" calcext:value-type="float">
            <text:p>16.74944</text:p>
          </table:table-cell>
          <table:table-cell office:value-type="float" office:value="16.00518" calcext:value-type="float">
            <text:p>16.00518</text:p>
          </table:table-cell>
          <table:table-cell office:value-type="float" office:value="26.1597" calcext:value-type="float">
            <text:p>26.1597</text:p>
          </table:table-cell>
          <table:table-cell office:value-type="float" office:value="35.71623" calcext:value-type="float">
            <text:p>35.71623</text:p>
          </table:table-cell>
          <table:table-cell office:value-type="float" office:value="36.70914" calcext:value-type="float">
            <text:p>36.70914</text:p>
          </table:table-cell>
          <table:table-cell office:value-type="float" office:value="21.67337" calcext:value-type="float">
            <text:p>21.67337</text:p>
          </table:table-cell>
          <table:table-cell office:value-type="float" office:value="5.253318" calcext:value-type="float">
            <text:p>5.253318</text:p>
          </table:table-cell>
          <table:table-cell office:value-type="float" office:value="2937.226" calcext:value-type="float">
            <text:p>2937.226</text:p>
          </table:table-cell>
          <table:table-cell office:value-type="float" office:value="0" calcext:value-type="float">
            <text:p>0</text:p>
          </table:table-cell>
          <table:table-cell office:value-type="float" office:value="-0.5861348" calcext:value-type="float">
            <text:p>-0.586134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4" calcext:value-type="float">
            <text:p>12102004</text:p>
          </table:table-cell>
          <table:table-cell office:value-type="float" office:value="8.567913" calcext:value-type="float">
            <text:p>8.567913</text:p>
          </table:table-cell>
          <table:table-cell office:value-type="float" office:value="450.4986" calcext:value-type="float">
            <text:p>450.498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23033" calcext:value-type="float">
            <text:p>0.1523033</text:p>
          </table:table-cell>
          <table:table-cell office:value-type="float" office:value="15.09976" calcext:value-type="float">
            <text:p>15.09976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581564" calcext:value-type="float">
            <text:p>0.03581564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4.8746" calcext:value-type="float">
            <text:p>14.8746</text:p>
          </table:table-cell>
          <table:table-cell office:value-type="float" office:value="-0.5419764" calcext:value-type="float">
            <text:p>-0.5419764</text:p>
          </table:table-cell>
          <table:table-cell office:value-type="float" office:value="-0.670234" calcext:value-type="float">
            <text:p>-0.670234</text:p>
          </table:table-cell>
          <table:table-cell office:value-type="float" office:value="0.00004568812" calcext:value-type="float">
            <text:p>4.568812E-05</text:p>
          </table:table-cell>
          <table:table-cell office:value-type="float" office:value="8.851131" calcext:value-type="float">
            <text:p>8.851131</text:p>
          </table:table-cell>
          <table:table-cell office:value-type="float" office:value="0.7493384" calcext:value-type="float">
            <text:p>0.7493384</text:p>
          </table:table-cell>
          <table:table-cell office:value-type="float" office:value="0.04607794" calcext:value-type="float">
            <text:p>0.04607794</text:p>
          </table:table-cell>
          <table:table-cell office:value-type="float" office:value="0.02677496" calcext:value-type="float">
            <text:p>0.02677496</text:p>
          </table:table-cell>
          <table:table-cell office:value-type="float" office:value="0.02169463" calcext:value-type="float">
            <text:p>0.02169463</text:p>
          </table:table-cell>
          <table:table-cell office:value-type="float" office:value="0.01854716" calcext:value-type="float">
            <text:p>0.01854716</text:p>
          </table:table-cell>
          <table:table-cell office:value-type="float" office:value="0.01757149" calcext:value-type="float">
            <text:p>0.01757149</text:p>
          </table:table-cell>
          <table:table-cell office:value-type="float" office:value="0.02159705" calcext:value-type="float">
            <text:p>0.02159705</text:p>
          </table:table-cell>
          <table:table-cell office:value-type="float" office:value="0.01767487" calcext:value-type="float">
            <text:p>0.01767487</text:p>
          </table:table-cell>
          <table:table-cell office:value-type="float" office:value="16.25729" calcext:value-type="float">
            <text:p>16.25729</text:p>
          </table:table-cell>
          <table:table-cell office:value-type="float" office:value="17.01606" calcext:value-type="float">
            <text:p>17.01606</text:p>
          </table:table-cell>
          <table:table-cell office:value-type="float" office:value="16.17967" calcext:value-type="float">
            <text:p>16.17967</text:p>
          </table:table-cell>
          <table:table-cell office:value-type="float" office:value="26.16563" calcext:value-type="float">
            <text:p>26.16563</text:p>
          </table:table-cell>
          <table:table-cell office:value-type="float" office:value="35.55886" calcext:value-type="float">
            <text:p>35.55886</text:p>
          </table:table-cell>
          <table:table-cell office:value-type="float" office:value="36.24295" calcext:value-type="float">
            <text:p>36.24295</text:p>
          </table:table-cell>
          <table:table-cell office:value-type="float" office:value="21.5955" calcext:value-type="float">
            <text:p>21.5955</text:p>
          </table:table-cell>
          <table:table-cell office:value-type="float" office:value="5.258694" calcext:value-type="float">
            <text:p>5.258694</text:p>
          </table:table-cell>
          <table:table-cell office:value-type="float" office:value="3059.495" calcext:value-type="float">
            <text:p>3059.495</text:p>
          </table:table-cell>
          <table:table-cell office:value-type="float" office:value="0" calcext:value-type="float">
            <text:p>0</text:p>
          </table:table-cell>
          <table:table-cell office:value-type="float" office:value="-0.5861348" calcext:value-type="float">
            <text:p>-0.586134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4" calcext:value-type="float">
            <text:p>13102004</text:p>
          </table:table-cell>
          <table:table-cell office:value-type="float" office:value="8.548819" calcext:value-type="float">
            <text:p>8.548819</text:p>
          </table:table-cell>
          <table:table-cell office:value-type="float" office:value="450.4849" calcext:value-type="float">
            <text:p>450.484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52602" calcext:value-type="float">
            <text:p>0.1552602</text:p>
          </table:table-cell>
          <table:table-cell office:value-type="float" office:value="15.07547" calcext:value-type="float">
            <text:p>15.07547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597209" calcext:value-type="float">
            <text:p>0.03597209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01836" calcext:value-type="float">
            <text:p>15.01836</text:p>
          </table:table-cell>
          <table:table-cell office:value-type="float" office:value="-0.5421678" calcext:value-type="float">
            <text:p>-0.5421678</text:p>
          </table:table-cell>
          <table:table-cell office:value-type="float" office:value="-0.675307" calcext:value-type="float">
            <text:p>-0.675307</text:p>
          </table:table-cell>
          <table:table-cell office:value-type="float" office:value="0.00004568972" calcext:value-type="float">
            <text:p>4.568972E-05</text:p>
          </table:table-cell>
          <table:table-cell office:value-type="float" office:value="8.842136" calcext:value-type="float">
            <text:p>8.842136</text:p>
          </table:table-cell>
          <table:table-cell office:value-type="float" office:value="0.6108694" calcext:value-type="float">
            <text:p>0.6108694</text:p>
          </table:table-cell>
          <table:table-cell office:value-type="float" office:value="0.1266671" calcext:value-type="float">
            <text:p>0.1266671</text:p>
          </table:table-cell>
          <table:table-cell office:value-type="float" office:value="0.03895514" calcext:value-type="float">
            <text:p>0.03895514</text:p>
          </table:table-cell>
          <table:table-cell office:value-type="float" office:value="0.02370189" calcext:value-type="float">
            <text:p>0.02370189</text:p>
          </table:table-cell>
          <table:table-cell office:value-type="float" office:value="0.01904143" calcext:value-type="float">
            <text:p>0.01904143</text:p>
          </table:table-cell>
          <table:table-cell office:value-type="float" office:value="0.01757793" calcext:value-type="float">
            <text:p>0.01757793</text:p>
          </table:table-cell>
          <table:table-cell office:value-type="float" office:value="0.02141201" calcext:value-type="float">
            <text:p>0.02141201</text:p>
          </table:table-cell>
          <table:table-cell office:value-type="float" office:value="0.01763882" calcext:value-type="float">
            <text:p>0.01763882</text:p>
          </table:table-cell>
          <table:table-cell office:value-type="float" office:value="4.133695" calcext:value-type="float">
            <text:p>4.133695</text:p>
          </table:table-cell>
          <table:table-cell office:value-type="float" office:value="8.177248" calcext:value-type="float">
            <text:p>8.177248</text:p>
          </table:table-cell>
          <table:table-cell office:value-type="float" office:value="16.8497" calcext:value-type="float">
            <text:p>16.8497</text:p>
          </table:table-cell>
          <table:table-cell office:value-type="float" office:value="26.99703" calcext:value-type="float">
            <text:p>26.99703</text:p>
          </table:table-cell>
          <table:table-cell office:value-type="float" office:value="37.23225" calcext:value-type="float">
            <text:p>37.23225</text:p>
          </table:table-cell>
          <table:table-cell office:value-type="float" office:value="37.60173" calcext:value-type="float">
            <text:p>37.60173</text:p>
          </table:table-cell>
          <table:table-cell office:value-type="float" office:value="21.65208" calcext:value-type="float">
            <text:p>21.65208</text:p>
          </table:table-cell>
          <table:table-cell office:value-type="float" office:value="5.264821" calcext:value-type="float">
            <text:p>5.264821</text:p>
          </table:table-cell>
          <table:table-cell office:value-type="float" office:value="3137.764" calcext:value-type="float">
            <text:p>3137.764</text:p>
          </table:table-cell>
          <table:table-cell office:value-type="float" office:value="0" calcext:value-type="float">
            <text:p>0</text:p>
          </table:table-cell>
          <table:table-cell office:value-type="float" office:value="-0.5861567" calcext:value-type="float">
            <text:p>-0.586156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4" calcext:value-type="float">
            <text:p>14102004</text:p>
          </table:table-cell>
          <table:table-cell office:value-type="float" office:value="8.532799" calcext:value-type="float">
            <text:p>8.532799</text:p>
          </table:table-cell>
          <table:table-cell office:value-type="float" office:value="450.4717" calcext:value-type="float">
            <text:p>450.471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32924" calcext:value-type="float">
            <text:p>0.1532924</text:p>
          </table:table-cell>
          <table:table-cell office:value-type="float" office:value="14.94601" calcext:value-type="float">
            <text:p>14.94601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613552" calcext:value-type="float">
            <text:p>0.03613552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231" calcext:value-type="float">
            <text:p>15.231</text:p>
          </table:table-cell>
          <table:table-cell office:value-type="float" office:value="-0.5423344" calcext:value-type="float">
            <text:p>-0.5423344</text:p>
          </table:table-cell>
          <table:table-cell office:value-type="float" office:value="-0.6790441" calcext:value-type="float">
            <text:p>-0.6790441</text:p>
          </table:table-cell>
          <table:table-cell office:value-type="float" office:value="0.00004568992" calcext:value-type="float">
            <text:p>4.568992E-05</text:p>
          </table:table-cell>
          <table:table-cell office:value-type="float" office:value="8.832945" calcext:value-type="float">
            <text:p>8.832945</text:p>
          </table:table-cell>
          <table:table-cell office:value-type="float" office:value="0.5331157" calcext:value-type="float">
            <text:p>0.5331157</text:p>
          </table:table-cell>
          <table:table-cell office:value-type="float" office:value="0.06248461" calcext:value-type="float">
            <text:p>0.06248461</text:p>
          </table:table-cell>
          <table:table-cell office:value-type="float" office:value="0.0306106" calcext:value-type="float">
            <text:p>0.0306106</text:p>
          </table:table-cell>
          <table:table-cell office:value-type="float" office:value="0.02273245" calcext:value-type="float">
            <text:p>0.02273245</text:p>
          </table:table-cell>
          <table:table-cell office:value-type="float" office:value="0.01918772" calcext:value-type="float">
            <text:p>0.01918772</text:p>
          </table:table-cell>
          <table:table-cell office:value-type="float" office:value="0.01796918" calcext:value-type="float">
            <text:p>0.01796918</text:p>
          </table:table-cell>
          <table:table-cell office:value-type="float" office:value="0.02156406" calcext:value-type="float">
            <text:p>0.02156406</text:p>
          </table:table-cell>
          <table:table-cell office:value-type="float" office:value="0.01762591" calcext:value-type="float">
            <text:p>0.01762591</text:p>
          </table:table-cell>
          <table:table-cell office:value-type="float" office:value="8.554935" calcext:value-type="float">
            <text:p>8.554935</text:p>
          </table:table-cell>
          <table:table-cell office:value-type="float" office:value="7.814444" calcext:value-type="float">
            <text:p>7.814444</text:p>
          </table:table-cell>
          <table:table-cell office:value-type="float" office:value="15.23634" calcext:value-type="float">
            <text:p>15.23634</text:p>
          </table:table-cell>
          <table:table-cell office:value-type="float" office:value="24.72874" calcext:value-type="float">
            <text:p>24.72874</text:p>
          </table:table-cell>
          <table:table-cell office:value-type="float" office:value="35.60573" calcext:value-type="float">
            <text:p>35.60573</text:p>
          </table:table-cell>
          <table:table-cell office:value-type="float" office:value="38.65787" calcext:value-type="float">
            <text:p>38.65787</text:p>
          </table:table-cell>
          <table:table-cell office:value-type="float" office:value="22.6292" calcext:value-type="float">
            <text:p>22.6292</text:p>
          </table:table-cell>
          <table:table-cell office:value-type="float" office:value="5.288533" calcext:value-type="float">
            <text:p>5.288533</text:p>
          </table:table-cell>
          <table:table-cell office:value-type="float" office:value="3194.635" calcext:value-type="float">
            <text:p>3194.635</text:p>
          </table:table-cell>
          <table:table-cell office:value-type="float" office:value="0" calcext:value-type="float">
            <text:p>0</text:p>
          </table:table-cell>
          <table:table-cell office:value-type="float" office:value="-0.586161" calcext:value-type="float">
            <text:p>-0.58616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4" calcext:value-type="float">
            <text:p>15102004</text:p>
          </table:table-cell>
          <table:table-cell office:value-type="float" office:value="8.51486" calcext:value-type="float">
            <text:p>8.51486</text:p>
          </table:table-cell>
          <table:table-cell office:value-type="float" office:value="450.4583" calcext:value-type="float">
            <text:p>450.458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26179" calcext:value-type="float">
            <text:p>0.1526179</text:p>
          </table:table-cell>
          <table:table-cell office:value-type="float" office:value="14.89353" calcext:value-type="float">
            <text:p>14.89353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624778" calcext:value-type="float">
            <text:p>0.03624778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37657" calcext:value-type="float">
            <text:p>15.37657</text:p>
          </table:table-cell>
          <table:table-cell office:value-type="float" office:value="-0.5424703" calcext:value-type="float">
            <text:p>-0.5424703</text:p>
          </table:table-cell>
          <table:table-cell office:value-type="float" office:value="-0.6874241" calcext:value-type="float">
            <text:p>-0.6874241</text:p>
          </table:table-cell>
          <table:table-cell office:value-type="float" office:value="0.00004569032" calcext:value-type="float">
            <text:p>4.569032E-05</text:p>
          </table:table-cell>
          <table:table-cell office:value-type="float" office:value="8.822027" calcext:value-type="float">
            <text:p>8.822027</text:p>
          </table:table-cell>
          <table:table-cell office:value-type="float" office:value="0.4456963" calcext:value-type="float">
            <text:p>0.4456963</text:p>
          </table:table-cell>
          <table:table-cell office:value-type="float" office:value="0.04930435" calcext:value-type="float">
            <text:p>0.04930435</text:p>
          </table:table-cell>
          <table:table-cell office:value-type="float" office:value="0.02887392" calcext:value-type="float">
            <text:p>0.02887392</text:p>
          </table:table-cell>
          <table:table-cell office:value-type="float" office:value="0.02243558" calcext:value-type="float">
            <text:p>0.02243558</text:p>
          </table:table-cell>
          <table:table-cell office:value-type="float" office:value="0.01910508" calcext:value-type="float">
            <text:p>0.01910508</text:p>
          </table:table-cell>
          <table:table-cell office:value-type="float" office:value="0.01794731" calcext:value-type="float">
            <text:p>0.01794731</text:p>
          </table:table-cell>
          <table:table-cell office:value-type="float" office:value="0.02170242" calcext:value-type="float">
            <text:p>0.02170242</text:p>
          </table:table-cell>
          <table:table-cell office:value-type="float" office:value="0.01765583" calcext:value-type="float">
            <text:p>0.01765583</text:p>
          </table:table-cell>
          <table:table-cell office:value-type="float" office:value="13.91022" calcext:value-type="float">
            <text:p>13.91022</text:p>
          </table:table-cell>
          <table:table-cell office:value-type="float" office:value="8.838435" calcext:value-type="float">
            <text:p>8.838435</text:p>
          </table:table-cell>
          <table:table-cell office:value-type="float" office:value="14.81933" calcext:value-type="float">
            <text:p>14.81933</text:p>
          </table:table-cell>
          <table:table-cell office:value-type="float" office:value="24.08289" calcext:value-type="float">
            <text:p>24.08289</text:p>
          </table:table-cell>
          <table:table-cell office:value-type="float" office:value="34.70317" calcext:value-type="float">
            <text:p>34.70317</text:p>
          </table:table-cell>
          <table:table-cell office:value-type="float" office:value="37.86596" calcext:value-type="float">
            <text:p>37.86596</text:p>
          </table:table-cell>
          <table:table-cell office:value-type="float" office:value="22.84421" calcext:value-type="float">
            <text:p>22.84421</text:p>
          </table:table-cell>
          <table:table-cell office:value-type="float" office:value="5.331561" calcext:value-type="float">
            <text:p>5.331561</text:p>
          </table:table-cell>
          <table:table-cell office:value-type="float" office:value="3273.239" calcext:value-type="float">
            <text:p>3273.239</text:p>
          </table:table-cell>
          <table:table-cell office:value-type="float" office:value="0" calcext:value-type="float">
            <text:p>0</text:p>
          </table:table-cell>
          <table:table-cell office:value-type="float" office:value="-0.586161" calcext:value-type="float">
            <text:p>-0.58616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4" calcext:value-type="float">
            <text:p>16102004</text:p>
          </table:table-cell>
          <table:table-cell office:value-type="float" office:value="8.497808" calcext:value-type="float">
            <text:p>8.497808</text:p>
          </table:table-cell>
          <table:table-cell office:value-type="float" office:value="450.4441" calcext:value-type="float">
            <text:p>450.444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47522" calcext:value-type="float">
            <text:p>0.1547522</text:p>
          </table:table-cell>
          <table:table-cell office:value-type="float" office:value="14.88543" calcext:value-type="float">
            <text:p>14.88543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631673" calcext:value-type="float">
            <text:p>0.03631673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45641" calcext:value-type="float">
            <text:p>15.45641</text:p>
          </table:table-cell>
          <table:table-cell office:value-type="float" office:value="-0.5425574" calcext:value-type="float">
            <text:p>-0.5425574</text:p>
          </table:table-cell>
          <table:table-cell office:value-type="float" office:value="-0.6976804" calcext:value-type="float">
            <text:p>-0.6976804</text:p>
          </table:table-cell>
          <table:table-cell office:value-type="float" office:value="0.00004569032" calcext:value-type="float">
            <text:p>4.569032E-05</text:p>
          </table:table-cell>
          <table:table-cell office:value-type="float" office:value="8.809746" calcext:value-type="float">
            <text:p>8.809746</text:p>
          </table:table-cell>
          <table:table-cell office:value-type="float" office:value="0.4225298" calcext:value-type="float">
            <text:p>0.4225298</text:p>
          </table:table-cell>
          <table:table-cell office:value-type="float" office:value="0.04014109" calcext:value-type="float">
            <text:p>0.04014109</text:p>
          </table:table-cell>
          <table:table-cell office:value-type="float" office:value="0.02807896" calcext:value-type="float">
            <text:p>0.02807896</text:p>
          </table:table-cell>
          <table:table-cell office:value-type="float" office:value="0.02232689" calcext:value-type="float">
            <text:p>0.02232689</text:p>
          </table:table-cell>
          <table:table-cell office:value-type="float" office:value="0.01906689" calcext:value-type="float">
            <text:p>0.01906689</text:p>
          </table:table-cell>
          <table:table-cell office:value-type="float" office:value="0.01792721" calcext:value-type="float">
            <text:p>0.01792721</text:p>
          </table:table-cell>
          <table:table-cell office:value-type="float" office:value="0.02179096" calcext:value-type="float">
            <text:p>0.02179096</text:p>
          </table:table-cell>
          <table:table-cell office:value-type="float" office:value="0.01769067" calcext:value-type="float">
            <text:p>0.01769067</text:p>
          </table:table-cell>
          <table:table-cell office:value-type="float" office:value="17.3565" calcext:value-type="float">
            <text:p>17.3565</text:p>
          </table:table-cell>
          <table:table-cell office:value-type="float" office:value="10.43237" calcext:value-type="float">
            <text:p>10.43237</text:p>
          </table:table-cell>
          <table:table-cell office:value-type="float" office:value="14.79293" calcext:value-type="float">
            <text:p>14.79293</text:p>
          </table:table-cell>
          <table:table-cell office:value-type="float" office:value="23.847" calcext:value-type="float">
            <text:p>23.847</text:p>
          </table:table-cell>
          <table:table-cell office:value-type="float" office:value="34.25053" calcext:value-type="float">
            <text:p>34.25053</text:p>
          </table:table-cell>
          <table:table-cell office:value-type="float" office:value="37.26698" calcext:value-type="float">
            <text:p>37.26698</text:p>
          </table:table-cell>
          <table:table-cell office:value-type="float" office:value="22.75887" calcext:value-type="float">
            <text:p>22.75887</text:p>
          </table:table-cell>
          <table:table-cell office:value-type="float" office:value="5.356507" calcext:value-type="float">
            <text:p>5.356507</text:p>
          </table:table-cell>
          <table:table-cell office:value-type="float" office:value="3338.471" calcext:value-type="float">
            <text:p>3338.471</text:p>
          </table:table-cell>
          <table:table-cell office:value-type="float" office:value="0" calcext:value-type="float">
            <text:p>0</text:p>
          </table:table-cell>
          <table:table-cell office:value-type="float" office:value="-0.586161" calcext:value-type="float">
            <text:p>-0.58616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4" calcext:value-type="float">
            <text:p>17102004</text:p>
          </table:table-cell>
          <table:table-cell office:value-type="float" office:value="8.476567" calcext:value-type="float">
            <text:p>8.476567</text:p>
          </table:table-cell>
          <table:table-cell office:value-type="float" office:value="450.428" calcext:value-type="float">
            <text:p>450.42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73376" calcext:value-type="float">
            <text:p>0.1573376</text:p>
          </table:table-cell>
          <table:table-cell office:value-type="float" office:value="14.94343" calcext:value-type="float">
            <text:p>14.94343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636621" calcext:value-type="float">
            <text:p>0.03636621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49615" calcext:value-type="float">
            <text:p>15.49615</text:p>
          </table:table-cell>
          <table:table-cell office:value-type="float" office:value="-0.5426808" calcext:value-type="float">
            <text:p>-0.5426808</text:p>
          </table:table-cell>
          <table:table-cell office:value-type="float" office:value="-0.7183117" calcext:value-type="float">
            <text:p>-0.7183117</text:p>
          </table:table-cell>
          <table:table-cell office:value-type="float" office:value="0.00004569185" calcext:value-type="float">
            <text:p>4.569185E-05</text:p>
          </table:table-cell>
          <table:table-cell office:value-type="float" office:value="8.795388" calcext:value-type="float">
            <text:p>8.795388</text:p>
          </table:table-cell>
          <table:table-cell office:value-type="float" office:value="0.436354" calcext:value-type="float">
            <text:p>0.436354</text:p>
          </table:table-cell>
          <table:table-cell office:value-type="float" office:value="0.03535487" calcext:value-type="float">
            <text:p>0.03535487</text:p>
          </table:table-cell>
          <table:table-cell office:value-type="float" office:value="0.02746188" calcext:value-type="float">
            <text:p>0.02746188</text:p>
          </table:table-cell>
          <table:table-cell office:value-type="float" office:value="0.02216318" calcext:value-type="float">
            <text:p>0.02216318</text:p>
          </table:table-cell>
          <table:table-cell office:value-type="float" office:value="0.01886329" calcext:value-type="float">
            <text:p>0.01886329</text:p>
          </table:table-cell>
          <table:table-cell office:value-type="float" office:value="0.01776228" calcext:value-type="float">
            <text:p>0.01776228</text:p>
          </table:table-cell>
          <table:table-cell office:value-type="float" office:value="0.02174689" calcext:value-type="float">
            <text:p>0.02174689</text:p>
          </table:table-cell>
          <table:table-cell office:value-type="float" office:value="0.01771417" calcext:value-type="float">
            <text:p>0.01771417</text:p>
          </table:table-cell>
          <table:table-cell office:value-type="float" office:value="21.69875" calcext:value-type="float">
            <text:p>21.69875</text:p>
          </table:table-cell>
          <table:table-cell office:value-type="float" office:value="12.40995" calcext:value-type="float">
            <text:p>12.40995</text:p>
          </table:table-cell>
          <table:table-cell office:value-type="float" office:value="14.94708" calcext:value-type="float">
            <text:p>14.94708</text:p>
          </table:table-cell>
          <table:table-cell office:value-type="float" office:value="23.83627" calcext:value-type="float">
            <text:p>23.83627</text:p>
          </table:table-cell>
          <table:table-cell office:value-type="float" office:value="34.03211" calcext:value-type="float">
            <text:p>34.03211</text:p>
          </table:table-cell>
          <table:table-cell office:value-type="float" office:value="36.79067" calcext:value-type="float">
            <text:p>36.79067</text:p>
          </table:table-cell>
          <table:table-cell office:value-type="float" office:value="22.70473" calcext:value-type="float">
            <text:p>22.70473</text:p>
          </table:table-cell>
          <table:table-cell office:value-type="float" office:value="5.366663" calcext:value-type="float">
            <text:p>5.366663</text:p>
          </table:table-cell>
          <table:table-cell office:value-type="float" office:value="3432.582" calcext:value-type="float">
            <text:p>3432.582</text:p>
          </table:table-cell>
          <table:table-cell office:value-type="float" office:value="0" calcext:value-type="float">
            <text:p>0</text:p>
          </table:table-cell>
          <table:table-cell office:value-type="float" office:value="-0.586161" calcext:value-type="float">
            <text:p>-0.58616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4" calcext:value-type="float">
            <text:p>18102004</text:p>
          </table:table-cell>
          <table:table-cell office:value-type="float" office:value="8.455229" calcext:value-type="float">
            <text:p>8.455229</text:p>
          </table:table-cell>
          <table:table-cell office:value-type="float" office:value="450.4075" calcext:value-type="float">
            <text:p>450.407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88076" calcext:value-type="float">
            <text:p>0.1588076</text:p>
          </table:table-cell>
          <table:table-cell office:value-type="float" office:value="14.96908" calcext:value-type="float">
            <text:p>14.96908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640811" calcext:value-type="float">
            <text:p>0.03640811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51733" calcext:value-type="float">
            <text:p>15.51733</text:p>
          </table:table-cell>
          <table:table-cell office:value-type="float" office:value="-0.5427259" calcext:value-type="float">
            <text:p>-0.5427259</text:p>
          </table:table-cell>
          <table:table-cell office:value-type="float" office:value="-0.7300348" calcext:value-type="float">
            <text:p>-0.7300348</text:p>
          </table:table-cell>
          <table:table-cell office:value-type="float" office:value="0.00004569267" calcext:value-type="float">
            <text:p>4.569267E-05</text:p>
          </table:table-cell>
          <table:table-cell office:value-type="float" office:value="8.772139" calcext:value-type="float">
            <text:p>8.772139</text:p>
          </table:table-cell>
          <table:table-cell office:value-type="float" office:value="0.5838337" calcext:value-type="float">
            <text:p>0.5838337</text:p>
          </table:table-cell>
          <table:table-cell office:value-type="float" office:value="0.03186158" calcext:value-type="float">
            <text:p>0.03186158</text:p>
          </table:table-cell>
          <table:table-cell office:value-type="float" office:value="0.0266705" calcext:value-type="float">
            <text:p>0.0266705</text:p>
          </table:table-cell>
          <table:table-cell office:value-type="float" office:value="0.02174655" calcext:value-type="float">
            <text:p>0.02174655</text:p>
          </table:table-cell>
          <table:table-cell office:value-type="float" office:value="0.0185654" calcext:value-type="float">
            <text:p>0.0185654</text:p>
          </table:table-cell>
          <table:table-cell office:value-type="float" office:value="0.01755262" calcext:value-type="float">
            <text:p>0.01755262</text:p>
          </table:table-cell>
          <table:table-cell office:value-type="float" office:value="0.02156681" calcext:value-type="float">
            <text:p>0.02156681</text:p>
          </table:table-cell>
          <table:table-cell office:value-type="float" office:value="0.01769553" calcext:value-type="float">
            <text:p>0.01769553</text:p>
          </table:table-cell>
          <table:table-cell office:value-type="float" office:value="18.74979" calcext:value-type="float">
            <text:p>18.74979</text:p>
          </table:table-cell>
          <table:table-cell office:value-type="float" office:value="15.57145" calcext:value-type="float">
            <text:p>15.57145</text:p>
          </table:table-cell>
          <table:table-cell office:value-type="float" office:value="15.23342" calcext:value-type="float">
            <text:p>15.23342</text:p>
          </table:table-cell>
          <table:table-cell office:value-type="float" office:value="23.96938" calcext:value-type="float">
            <text:p>23.96938</text:p>
          </table:table-cell>
          <table:table-cell office:value-type="float" office:value="33.96394" calcext:value-type="float">
            <text:p>33.96394</text:p>
          </table:table-cell>
          <table:table-cell office:value-type="float" office:value="36.4557" calcext:value-type="float">
            <text:p>36.4557</text:p>
          </table:table-cell>
          <table:table-cell office:value-type="float" office:value="22.66825" calcext:value-type="float">
            <text:p>22.66825</text:p>
          </table:table-cell>
          <table:table-cell office:value-type="float" office:value="5.376473" calcext:value-type="float">
            <text:p>5.376473</text:p>
          </table:table-cell>
          <table:table-cell office:value-type="float" office:value="3512.003" calcext:value-type="float">
            <text:p>3512.003</text:p>
          </table:table-cell>
          <table:table-cell office:value-type="float" office:value="0" calcext:value-type="float">
            <text:p>0</text:p>
          </table:table-cell>
          <table:table-cell office:value-type="float" office:value="-0.586161" calcext:value-type="float">
            <text:p>-0.58616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4" calcext:value-type="float">
            <text:p>19102004</text:p>
          </table:table-cell>
          <table:table-cell office:value-type="float" office:value="8.436821" calcext:value-type="float">
            <text:p>8.436821</text:p>
          </table:table-cell>
          <table:table-cell office:value-type="float" office:value="450.3876" calcext:value-type="float">
            <text:p>450.387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24755" calcext:value-type="float">
            <text:p>0.1624755</text:p>
          </table:table-cell>
          <table:table-cell office:value-type="float" office:value="14.98568" calcext:value-type="float">
            <text:p>14.98568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644665" calcext:value-type="float">
            <text:p>0.03644665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531" calcext:value-type="float">
            <text:p>15.531</text:p>
          </table:table-cell>
          <table:table-cell office:value-type="float" office:value="-0.5427384" calcext:value-type="float">
            <text:p>-0.5427384</text:p>
          </table:table-cell>
          <table:table-cell office:value-type="float" office:value="-0.7303672" calcext:value-type="float">
            <text:p>-0.7303672</text:p>
          </table:table-cell>
          <table:table-cell office:value-type="float" office:value="0.00004569267" calcext:value-type="float">
            <text:p>4.569267E-05</text:p>
          </table:table-cell>
          <table:table-cell office:value-type="float" office:value="8.749557" calcext:value-type="float">
            <text:p>8.749557</text:p>
          </table:table-cell>
          <table:table-cell office:value-type="float" office:value="0.7569554" calcext:value-type="float">
            <text:p>0.7569554</text:p>
          </table:table-cell>
          <table:table-cell office:value-type="float" office:value="0.03186735" calcext:value-type="float">
            <text:p>0.03186735</text:p>
          </table:table-cell>
          <table:table-cell office:value-type="float" office:value="0.02665386" calcext:value-type="float">
            <text:p>0.02665386</text:p>
          </table:table-cell>
          <table:table-cell office:value-type="float" office:value="0.02166684" calcext:value-type="float">
            <text:p>0.02166684</text:p>
          </table:table-cell>
          <table:table-cell office:value-type="float" office:value="0.01852104" calcext:value-type="float">
            <text:p>0.01852104</text:p>
          </table:table-cell>
          <table:table-cell office:value-type="float" office:value="0.01750627" calcext:value-type="float">
            <text:p>0.01750627</text:p>
          </table:table-cell>
          <table:table-cell office:value-type="float" office:value="0.02148189" calcext:value-type="float">
            <text:p>0.02148189</text:p>
          </table:table-cell>
          <table:table-cell office:value-type="float" office:value="0.01767151" calcext:value-type="float">
            <text:p>0.01767151</text:p>
          </table:table-cell>
          <table:table-cell office:value-type="float" office:value="15.129" calcext:value-type="float">
            <text:p>15.129</text:p>
          </table:table-cell>
          <table:table-cell office:value-type="float" office:value="18.18661" calcext:value-type="float">
            <text:p>18.18661</text:p>
          </table:table-cell>
          <table:table-cell office:value-type="float" office:value="15.48938" calcext:value-type="float">
            <text:p>15.48938</text:p>
          </table:table-cell>
          <table:table-cell office:value-type="float" office:value="24.10088" calcext:value-type="float">
            <text:p>24.10088</text:p>
          </table:table-cell>
          <table:table-cell office:value-type="float" office:value="33.95761" calcext:value-type="float">
            <text:p>33.95761</text:p>
          </table:table-cell>
          <table:table-cell office:value-type="float" office:value="36.20996" calcext:value-type="float">
            <text:p>36.20996</text:p>
          </table:table-cell>
          <table:table-cell office:value-type="float" office:value="22.65479" calcext:value-type="float">
            <text:p>22.65479</text:p>
          </table:table-cell>
          <table:table-cell office:value-type="float" office:value="5.386671" calcext:value-type="float">
            <text:p>5.386671</text:p>
          </table:table-cell>
          <table:table-cell office:value-type="float" office:value="3564.591" calcext:value-type="float">
            <text:p>3564.591</text:p>
          </table:table-cell>
          <table:table-cell office:value-type="float" office:value="0" calcext:value-type="float">
            <text:p>0</text:p>
          </table:table-cell>
          <table:table-cell office:value-type="float" office:value="-0.586161" calcext:value-type="float">
            <text:p>-0.58616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4" calcext:value-type="float">
            <text:p>20102004</text:p>
          </table:table-cell>
          <table:table-cell office:value-type="float" office:value="8.420535" calcext:value-type="float">
            <text:p>8.420535</text:p>
          </table:table-cell>
          <table:table-cell office:value-type="float" office:value="450.37" calcext:value-type="float">
            <text:p>450.3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57041" calcext:value-type="float">
            <text:p>0.1657041</text:p>
          </table:table-cell>
          <table:table-cell office:value-type="float" office:value="15.00232" calcext:value-type="float">
            <text:p>15.00232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648392" calcext:value-type="float">
            <text:p>0.03648392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54058" calcext:value-type="float">
            <text:p>15.54058</text:p>
          </table:table-cell>
          <table:table-cell office:value-type="float" office:value="-0.5427532" calcext:value-type="float">
            <text:p>-0.5427532</text:p>
          </table:table-cell>
          <table:table-cell office:value-type="float" office:value="-0.7304544" calcext:value-type="float">
            <text:p>-0.7304544</text:p>
          </table:table-cell>
          <table:table-cell office:value-type="float" office:value="0.00004569267" calcext:value-type="float">
            <text:p>4.569267E-05</text:p>
          </table:table-cell>
          <table:table-cell office:value-type="float" office:value="8.728822" calcext:value-type="float">
            <text:p>8.728822</text:p>
          </table:table-cell>
          <table:table-cell office:value-type="float" office:value="0.9128758" calcext:value-type="float">
            <text:p>0.9128758</text:p>
          </table:table-cell>
          <table:table-cell office:value-type="float" office:value="0.03278243" calcext:value-type="float">
            <text:p>0.03278243</text:p>
          </table:table-cell>
          <table:table-cell office:value-type="float" office:value="0.02685151" calcext:value-type="float">
            <text:p>0.02685151</text:p>
          </table:table-cell>
          <table:table-cell office:value-type="float" office:value="0.02179297" calcext:value-type="float">
            <text:p>0.02179297</text:p>
          </table:table-cell>
          <table:table-cell office:value-type="float" office:value="0.01864637" calcext:value-type="float">
            <text:p>0.01864637</text:p>
          </table:table-cell>
          <table:table-cell office:value-type="float" office:value="0.01759586" calcext:value-type="float">
            <text:p>0.01759586</text:p>
          </table:table-cell>
          <table:table-cell office:value-type="float" office:value="0.02155393" calcext:value-type="float">
            <text:p>0.02155393</text:p>
          </table:table-cell>
          <table:table-cell office:value-type="float" office:value="0.0176804" calcext:value-type="float">
            <text:p>0.0176804</text:p>
          </table:table-cell>
          <table:table-cell office:value-type="float" office:value="12.63916" calcext:value-type="float">
            <text:p>12.63916</text:p>
          </table:table-cell>
          <table:table-cell office:value-type="float" office:value="19.90561" calcext:value-type="float">
            <text:p>19.90561</text:p>
          </table:table-cell>
          <table:table-cell office:value-type="float" office:value="15.73879" calcext:value-type="float">
            <text:p>15.73879</text:p>
          </table:table-cell>
          <table:table-cell office:value-type="float" office:value="24.18684" calcext:value-type="float">
            <text:p>24.18684</text:p>
          </table:table-cell>
          <table:table-cell office:value-type="float" office:value="33.95912" calcext:value-type="float">
            <text:p>33.95912</text:p>
          </table:table-cell>
          <table:table-cell office:value-type="float" office:value="36.02278" calcext:value-type="float">
            <text:p>36.02278</text:p>
          </table:table-cell>
          <table:table-cell office:value-type="float" office:value="22.65946" calcext:value-type="float">
            <text:p>22.65946</text:p>
          </table:table-cell>
          <table:table-cell office:value-type="float" office:value="5.397292" calcext:value-type="float">
            <text:p>5.397292</text:p>
          </table:table-cell>
          <table:table-cell office:value-type="float" office:value="3606.558" calcext:value-type="float">
            <text:p>3606.558</text:p>
          </table:table-cell>
          <table:table-cell office:value-type="float" office:value="0" calcext:value-type="float">
            <text:p>0</text:p>
          </table:table-cell>
          <table:table-cell office:value-type="float" office:value="-0.586161" calcext:value-type="float">
            <text:p>-0.58616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4" calcext:value-type="float">
            <text:p>21102004</text:p>
          </table:table-cell>
          <table:table-cell office:value-type="float" office:value="8.405013" calcext:value-type="float">
            <text:p>8.405013</text:p>
          </table:table-cell>
          <table:table-cell office:value-type="float" office:value="450.3527" calcext:value-type="float">
            <text:p>450.352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84458" calcext:value-type="float">
            <text:p>0.1684458</text:p>
          </table:table-cell>
          <table:table-cell office:value-type="float" office:value="15.02167" calcext:value-type="float">
            <text:p>15.02167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651975" calcext:value-type="float">
            <text:p>0.03651975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54653" calcext:value-type="float">
            <text:p>15.54653</text:p>
          </table:table-cell>
          <table:table-cell office:value-type="float" office:value="-0.5428035" calcext:value-type="float">
            <text:p>-0.5428035</text:p>
          </table:table-cell>
          <table:table-cell office:value-type="float" office:value="-0.7306124" calcext:value-type="float">
            <text:p>-0.7306124</text:p>
          </table:table-cell>
          <table:table-cell office:value-type="float" office:value="0.00004569267" calcext:value-type="float">
            <text:p>4.569267E-05</text:p>
          </table:table-cell>
          <table:table-cell office:value-type="float" office:value="8.709189" calcext:value-type="float">
            <text:p>8.709189</text:p>
          </table:table-cell>
          <table:table-cell office:value-type="float" office:value="1.040013" calcext:value-type="float">
            <text:p>1.040013</text:p>
          </table:table-cell>
          <table:table-cell office:value-type="float" office:value="0.03393263" calcext:value-type="float">
            <text:p>0.03393263</text:p>
          </table:table-cell>
          <table:table-cell office:value-type="float" office:value="0.02700324" calcext:value-type="float">
            <text:p>0.02700324</text:p>
          </table:table-cell>
          <table:table-cell office:value-type="float" office:value="0.02189643" calcext:value-type="float">
            <text:p>0.02189643</text:p>
          </table:table-cell>
          <table:table-cell office:value-type="float" office:value="0.01874734" calcext:value-type="float">
            <text:p>0.01874734</text:p>
          </table:table-cell>
          <table:table-cell office:value-type="float" office:value="0.01767571" calcext:value-type="float">
            <text:p>0.01767571</text:p>
          </table:table-cell>
          <table:table-cell office:value-type="float" office:value="0.02165262" calcext:value-type="float">
            <text:p>0.02165262</text:p>
          </table:table-cell>
          <table:table-cell office:value-type="float" office:value="0.01771242" calcext:value-type="float">
            <text:p>0.01771242</text:p>
          </table:table-cell>
          <table:table-cell office:value-type="float" office:value="11.02978" calcext:value-type="float">
            <text:p>11.02978</text:p>
          </table:table-cell>
          <table:table-cell office:value-type="float" office:value="20.99127" calcext:value-type="float">
            <text:p>20.99127</text:p>
          </table:table-cell>
          <table:table-cell office:value-type="float" office:value="15.99401" calcext:value-type="float">
            <text:p>15.99401</text:p>
          </table:table-cell>
          <table:table-cell office:value-type="float" office:value="24.27582" calcext:value-type="float">
            <text:p>24.27582</text:p>
          </table:table-cell>
          <table:table-cell office:value-type="float" office:value="33.95382" calcext:value-type="float">
            <text:p>33.95382</text:p>
          </table:table-cell>
          <table:table-cell office:value-type="float" office:value="35.87949" calcext:value-type="float">
            <text:p>35.87949</text:p>
          </table:table-cell>
          <table:table-cell office:value-type="float" office:value="22.67105" calcext:value-type="float">
            <text:p>22.67105</text:p>
          </table:table-cell>
          <table:table-cell office:value-type="float" office:value="5.408126" calcext:value-type="float">
            <text:p>5.408126</text:p>
          </table:table-cell>
          <table:table-cell office:value-type="float" office:value="3644.174" calcext:value-type="float">
            <text:p>3644.174</text:p>
          </table:table-cell>
          <table:table-cell office:value-type="float" office:value="0" calcext:value-type="float">
            <text:p>0</text:p>
          </table:table-cell>
          <table:table-cell office:value-type="float" office:value="-0.5861613" calcext:value-type="float">
            <text:p>-0.58616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4" calcext:value-type="float">
            <text:p>22102004</text:p>
          </table:table-cell>
          <table:table-cell office:value-type="float" office:value="8.387523" calcext:value-type="float">
            <text:p>8.387523</text:p>
          </table:table-cell>
          <table:table-cell office:value-type="float" office:value="450.3345" calcext:value-type="float">
            <text:p>450.334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725088" calcext:value-type="float">
            <text:p>0.1725088</text:p>
          </table:table-cell>
          <table:table-cell office:value-type="float" office:value="15.04315" calcext:value-type="float">
            <text:p>15.04315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655538" calcext:value-type="float">
            <text:p>0.03655538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55185" calcext:value-type="float">
            <text:p>15.55185</text:p>
          </table:table-cell>
          <table:table-cell office:value-type="float" office:value="-0.5428163" calcext:value-type="float">
            <text:p>-0.5428163</text:p>
          </table:table-cell>
          <table:table-cell office:value-type="float" office:value="-0.7307574" calcext:value-type="float">
            <text:p>-0.7307574</text:p>
          </table:table-cell>
          <table:table-cell office:value-type="float" office:value="0.00004569267" calcext:value-type="float">
            <text:p>4.569267E-05</text:p>
          </table:table-cell>
          <table:table-cell office:value-type="float" office:value="8.685389" calcext:value-type="float">
            <text:p>8.685389</text:p>
          </table:table-cell>
          <table:table-cell office:value-type="float" office:value="1.241073" calcext:value-type="float">
            <text:p>1.241073</text:p>
          </table:table-cell>
          <table:table-cell office:value-type="float" office:value="0.03375895" calcext:value-type="float">
            <text:p>0.03375895</text:p>
          </table:table-cell>
          <table:table-cell office:value-type="float" office:value="0.02669826" calcext:value-type="float">
            <text:p>0.02669826</text:p>
          </table:table-cell>
          <table:table-cell office:value-type="float" office:value="0.02180756" calcext:value-type="float">
            <text:p>0.02180756</text:p>
          </table:table-cell>
          <table:table-cell office:value-type="float" office:value="0.01871326" calcext:value-type="float">
            <text:p>0.01871326</text:p>
          </table:table-cell>
          <table:table-cell office:value-type="float" office:value="0.01768128" calcext:value-type="float">
            <text:p>0.01768128</text:p>
          </table:table-cell>
          <table:table-cell office:value-type="float" office:value="0.02172652" calcext:value-type="float">
            <text:p>0.02172652</text:p>
          </table:table-cell>
          <table:table-cell office:value-type="float" office:value="0.01775307" calcext:value-type="float">
            <text:p>0.01775307</text:p>
          </table:table-cell>
          <table:table-cell office:value-type="float" office:value="9.916931" calcext:value-type="float">
            <text:p>9.916931</text:p>
          </table:table-cell>
          <table:table-cell office:value-type="float" office:value="21.7478" calcext:value-type="float">
            <text:p>21.7478</text:p>
          </table:table-cell>
          <table:table-cell office:value-type="float" office:value="16.27135" calcext:value-type="float">
            <text:p>16.27135</text:p>
          </table:table-cell>
          <table:table-cell office:value-type="float" office:value="24.36853" calcext:value-type="float">
            <text:p>24.36853</text:p>
          </table:table-cell>
          <table:table-cell office:value-type="float" office:value="33.93034" calcext:value-type="float">
            <text:p>33.93034</text:p>
          </table:table-cell>
          <table:table-cell office:value-type="float" office:value="35.75234" calcext:value-type="float">
            <text:p>35.75234</text:p>
          </table:table-cell>
          <table:table-cell office:value-type="float" office:value="22.68831" calcext:value-type="float">
            <text:p>22.68831</text:p>
          </table:table-cell>
          <table:table-cell office:value-type="float" office:value="5.419313" calcext:value-type="float">
            <text:p>5.419313</text:p>
          </table:table-cell>
          <table:table-cell office:value-type="float" office:value="3697.159" calcext:value-type="float">
            <text:p>3697.159</text:p>
          </table:table-cell>
          <table:table-cell office:value-type="float" office:value="0" calcext:value-type="float">
            <text:p>0</text:p>
          </table:table-cell>
          <table:table-cell office:value-type="float" office:value="-0.5861613" calcext:value-type="float">
            <text:p>-0.58616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4" calcext:value-type="float">
            <text:p>23102004</text:p>
          </table:table-cell>
          <table:table-cell office:value-type="float" office:value="8.366286" calcext:value-type="float">
            <text:p>8.366286</text:p>
          </table:table-cell>
          <table:table-cell office:value-type="float" office:value="450.313" calcext:value-type="float">
            <text:p>450.31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774163" calcext:value-type="float">
            <text:p>0.1774163</text:p>
          </table:table-cell>
          <table:table-cell office:value-type="float" office:value="15.07109" calcext:value-type="float">
            <text:p>15.07109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659043" calcext:value-type="float">
            <text:p>0.03659043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55693" calcext:value-type="float">
            <text:p>15.55693</text:p>
          </table:table-cell>
          <table:table-cell office:value-type="float" office:value="-0.542948" calcext:value-type="float">
            <text:p>-0.542948</text:p>
          </table:table-cell>
          <table:table-cell office:value-type="float" office:value="-0.7312328" calcext:value-type="float">
            <text:p>-0.7312328</text:p>
          </table:table-cell>
          <table:table-cell office:value-type="float" office:value="0.00004569267" calcext:value-type="float">
            <text:p>4.569267E-05</text:p>
          </table:table-cell>
          <table:table-cell office:value-type="float" office:value="8.657244" calcext:value-type="float">
            <text:p>8.657244</text:p>
          </table:table-cell>
          <table:table-cell office:value-type="float" office:value="1.486676" calcext:value-type="float">
            <text:p>1.486676</text:p>
          </table:table-cell>
          <table:table-cell office:value-type="float" office:value="0.03495954" calcext:value-type="float">
            <text:p>0.03495954</text:p>
          </table:table-cell>
          <table:table-cell office:value-type="float" office:value="0.02618923" calcext:value-type="float">
            <text:p>0.02618923</text:p>
          </table:table-cell>
          <table:table-cell office:value-type="float" office:value="0.0215343" calcext:value-type="float">
            <text:p>0.0215343</text:p>
          </table:table-cell>
          <table:table-cell office:value-type="float" office:value="0.01850872" calcext:value-type="float">
            <text:p>0.01850872</text:p>
          </table:table-cell>
          <table:table-cell office:value-type="float" office:value="0.01751785" calcext:value-type="float">
            <text:p>0.01751785</text:p>
          </table:table-cell>
          <table:table-cell office:value-type="float" office:value="0.02158754" calcext:value-type="float">
            <text:p>0.02158754</text:p>
          </table:table-cell>
          <table:table-cell office:value-type="float" office:value="0.01775688" calcext:value-type="float">
            <text:p>0.01775688</text:p>
          </table:table-cell>
          <table:table-cell office:value-type="float" office:value="9.158298" calcext:value-type="float">
            <text:p>9.158298</text:p>
          </table:table-cell>
          <table:table-cell office:value-type="float" office:value="22.33133" calcext:value-type="float">
            <text:p>22.33133</text:p>
          </table:table-cell>
          <table:table-cell office:value-type="float" office:value="16.59326" calcext:value-type="float">
            <text:p>16.59326</text:p>
          </table:table-cell>
          <table:table-cell office:value-type="float" office:value="24.47475" calcext:value-type="float">
            <text:p>24.47475</text:p>
          </table:table-cell>
          <table:table-cell office:value-type="float" office:value="33.91" calcext:value-type="float">
            <text:p>33.91</text:p>
          </table:table-cell>
          <table:table-cell office:value-type="float" office:value="35.63456" calcext:value-type="float">
            <text:p>35.63456</text:p>
          </table:table-cell>
          <table:table-cell office:value-type="float" office:value="22.71169" calcext:value-type="float">
            <text:p>22.71169</text:p>
          </table:table-cell>
          <table:table-cell office:value-type="float" office:value="5.431355" calcext:value-type="float">
            <text:p>5.431355</text:p>
          </table:table-cell>
          <table:table-cell office:value-type="float" office:value="3761.937" calcext:value-type="float">
            <text:p>3761.937</text:p>
          </table:table-cell>
          <table:table-cell office:value-type="float" office:value="0" calcext:value-type="float">
            <text:p>0</text:p>
          </table:table-cell>
          <table:table-cell office:value-type="float" office:value="-0.5861633" calcext:value-type="float">
            <text:p>-0.586163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4" calcext:value-type="float">
            <text:p>24102004</text:p>
          </table:table-cell>
          <table:table-cell office:value-type="float" office:value="8.348102" calcext:value-type="float">
            <text:p>8.348102</text:p>
          </table:table-cell>
          <table:table-cell office:value-type="float" office:value="450.2917" calcext:value-type="float">
            <text:p>450.291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794746" calcext:value-type="float">
            <text:p>0.1794746</text:p>
          </table:table-cell>
          <table:table-cell office:value-type="float" office:value="15.09862" calcext:value-type="float">
            <text:p>15.09862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662548" calcext:value-type="float">
            <text:p>0.03662548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56168" calcext:value-type="float">
            <text:p>15.56168</text:p>
          </table:table-cell>
          <table:table-cell office:value-type="float" office:value="-0.542969" calcext:value-type="float">
            <text:p>-0.542969</text:p>
          </table:table-cell>
          <table:table-cell office:value-type="float" office:value="-0.7313873" calcext:value-type="float">
            <text:p>-0.7313873</text:p>
          </table:table-cell>
          <table:table-cell office:value-type="float" office:value="0.00004569267" calcext:value-type="float">
            <text:p>4.569267E-05</text:p>
          </table:table-cell>
          <table:table-cell office:value-type="float" office:value="8.63642" calcext:value-type="float">
            <text:p>8.63642</text:p>
          </table:table-cell>
          <table:table-cell office:value-type="float" office:value="1.567245" calcext:value-type="float">
            <text:p>1.567245</text:p>
          </table:table-cell>
          <table:table-cell office:value-type="float" office:value="0.03829136" calcext:value-type="float">
            <text:p>0.03829136</text:p>
          </table:table-cell>
          <table:table-cell office:value-type="float" office:value="0.02648632" calcext:value-type="float">
            <text:p>0.02648632</text:p>
          </table:table-cell>
          <table:table-cell office:value-type="float" office:value="0.02154232" calcext:value-type="float">
            <text:p>0.02154232</text:p>
          </table:table-cell>
          <table:table-cell office:value-type="float" office:value="0.01842069" calcext:value-type="float">
            <text:p>0.01842069</text:p>
          </table:table-cell>
          <table:table-cell office:value-type="float" office:value="0.01742846" calcext:value-type="float">
            <text:p>0.01742846</text:p>
          </table:table-cell>
          <table:table-cell office:value-type="float" office:value="0.0213985" calcext:value-type="float">
            <text:p>0.0213985</text:p>
          </table:table-cell>
          <table:table-cell office:value-type="float" office:value="0.01771288" calcext:value-type="float">
            <text:p>0.01771288</text:p>
          </table:table-cell>
          <table:table-cell office:value-type="float" office:value="8.463329" calcext:value-type="float">
            <text:p>8.463329</text:p>
          </table:table-cell>
          <table:table-cell office:value-type="float" office:value="22.81154" calcext:value-type="float">
            <text:p>22.81154</text:p>
          </table:table-cell>
          <table:table-cell office:value-type="float" office:value="16.90649" calcext:value-type="float">
            <text:p>16.90649</text:p>
          </table:table-cell>
          <table:table-cell office:value-type="float" office:value="24.58306" calcext:value-type="float">
            <text:p>24.58306</text:p>
          </table:table-cell>
          <table:table-cell office:value-type="float" office:value="33.89064" calcext:value-type="float">
            <text:p>33.89064</text:p>
          </table:table-cell>
          <table:table-cell office:value-type="float" office:value="35.52193" calcext:value-type="float">
            <text:p>35.52193</text:p>
          </table:table-cell>
          <table:table-cell office:value-type="float" office:value="22.73957" calcext:value-type="float">
            <text:p>22.73957</text:p>
          </table:table-cell>
          <table:table-cell office:value-type="float" office:value="5.444519" calcext:value-type="float">
            <text:p>5.444519</text:p>
          </table:table-cell>
          <table:table-cell office:value-type="float" office:value="3797.203" calcext:value-type="float">
            <text:p>3797.203</text:p>
          </table:table-cell>
          <table:table-cell office:value-type="float" office:value="0" calcext:value-type="float">
            <text:p>0</text:p>
          </table:table-cell>
          <table:table-cell office:value-type="float" office:value="-0.5861641" calcext:value-type="float">
            <text:p>-0.586164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4" calcext:value-type="float">
            <text:p>25102004</text:p>
          </table:table-cell>
          <table:table-cell office:value-type="float" office:value="8.333991" calcext:value-type="float">
            <text:p>8.333991</text:p>
          </table:table-cell>
          <table:table-cell office:value-type="float" office:value="450.2745" calcext:value-type="float">
            <text:p>450.274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804126" calcext:value-type="float">
            <text:p>0.1804126</text:p>
          </table:table-cell>
          <table:table-cell office:value-type="float" office:value="15.11976" calcext:value-type="float">
            <text:p>15.11976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666053" calcext:value-type="float">
            <text:p>0.03666053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56621" calcext:value-type="float">
            <text:p>15.56621</text:p>
          </table:table-cell>
          <table:table-cell office:value-type="float" office:value="-0.5429732" calcext:value-type="float">
            <text:p>-0.5429732</text:p>
          </table:table-cell>
          <table:table-cell office:value-type="float" office:value="-0.7314766" calcext:value-type="float">
            <text:p>-0.7314766</text:p>
          </table:table-cell>
          <table:table-cell office:value-type="float" office:value="0.00004569267" calcext:value-type="float">
            <text:p>4.569267E-05</text:p>
          </table:table-cell>
          <table:table-cell office:value-type="float" office:value="8.619727" calcext:value-type="float">
            <text:p>8.619727</text:p>
          </table:table-cell>
          <table:table-cell office:value-type="float" office:value="1.584842" calcext:value-type="float">
            <text:p>1.584842</text:p>
          </table:table-cell>
          <table:table-cell office:value-type="float" office:value="0.03945548" calcext:value-type="float">
            <text:p>0.03945548</text:p>
          </table:table-cell>
          <table:table-cell office:value-type="float" office:value="0.02691279" calcext:value-type="float">
            <text:p>0.02691279</text:p>
          </table:table-cell>
          <table:table-cell office:value-type="float" office:value="0.0217876" calcext:value-type="float">
            <text:p>0.0217876</text:p>
          </table:table-cell>
          <table:table-cell office:value-type="float" office:value="0.01863952" calcext:value-type="float">
            <text:p>0.01863952</text:p>
          </table:table-cell>
          <table:table-cell office:value-type="float" office:value="0.01758505" calcext:value-type="float">
            <text:p>0.01758505</text:p>
          </table:table-cell>
          <table:table-cell office:value-type="float" office:value="0.02150154" calcext:value-type="float">
            <text:p>0.02150154</text:p>
          </table:table-cell>
          <table:table-cell office:value-type="float" office:value="0.01770322" calcext:value-type="float">
            <text:p>0.01770322</text:p>
          </table:table-cell>
          <table:table-cell office:value-type="float" office:value="8.031381" calcext:value-type="float">
            <text:p>8.031381</text:p>
          </table:table-cell>
          <table:table-cell office:value-type="float" office:value="23.06614" calcext:value-type="float">
            <text:p>23.06614</text:p>
          </table:table-cell>
          <table:table-cell office:value-type="float" office:value="17.16632" calcext:value-type="float">
            <text:p>17.16632</text:p>
          </table:table-cell>
          <table:table-cell office:value-type="float" office:value="24.66857" calcext:value-type="float">
            <text:p>24.66857</text:p>
          </table:table-cell>
          <table:table-cell office:value-type="float" office:value="33.86362" calcext:value-type="float">
            <text:p>33.86362</text:p>
          </table:table-cell>
          <table:table-cell office:value-type="float" office:value="35.40963" calcext:value-type="float">
            <text:p>35.40963</text:p>
          </table:table-cell>
          <table:table-cell office:value-type="float" office:value="22.76466" calcext:value-type="float">
            <text:p>22.76466</text:p>
          </table:table-cell>
          <table:table-cell office:value-type="float" office:value="5.457882" calcext:value-type="float">
            <text:p>5.457882</text:p>
          </table:table-cell>
          <table:table-cell office:value-type="float" office:value="3819.575" calcext:value-type="float">
            <text:p>3819.575</text:p>
          </table:table-cell>
          <table:table-cell office:value-type="float" office:value="0" calcext:value-type="float">
            <text:p>0</text:p>
          </table:table-cell>
          <table:table-cell office:value-type="float" office:value="-0.5861641" calcext:value-type="float">
            <text:p>-0.58616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4" calcext:value-type="float">
            <text:p>26102004</text:p>
          </table:table-cell>
          <table:table-cell office:value-type="float" office:value="8.318569" calcext:value-type="float">
            <text:p>8.318569</text:p>
          </table:table-cell>
          <table:table-cell office:value-type="float" office:value="450.2566" calcext:value-type="float">
            <text:p>450.256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820759" calcext:value-type="float">
            <text:p>0.1820759</text:p>
          </table:table-cell>
          <table:table-cell office:value-type="float" office:value="15.14242" calcext:value-type="float">
            <text:p>15.14242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669546" calcext:value-type="float">
            <text:p>0.03669546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57038" calcext:value-type="float">
            <text:p>15.57038</text:p>
          </table:table-cell>
          <table:table-cell office:value-type="float" office:value="-0.5429786" calcext:value-type="float">
            <text:p>-0.5429786</text:p>
          </table:table-cell>
          <table:table-cell office:value-type="float" office:value="-0.7315902" calcext:value-type="float">
            <text:p>-0.7315902</text:p>
          </table:table-cell>
          <table:table-cell office:value-type="float" office:value="0.00004569267" calcext:value-type="float">
            <text:p>4.569267E-05</text:p>
          </table:table-cell>
          <table:table-cell office:value-type="float" office:value="8.600573" calcext:value-type="float">
            <text:p>8.600573</text:p>
          </table:table-cell>
          <table:table-cell office:value-type="float" office:value="1.652429" calcext:value-type="float">
            <text:p>1.652429</text:p>
          </table:table-cell>
          <table:table-cell office:value-type="float" office:value="0.03704352" calcext:value-type="float">
            <text:p>0.03704352</text:p>
          </table:table-cell>
          <table:table-cell office:value-type="float" office:value="0.02670075" calcext:value-type="float">
            <text:p>0.02670075</text:p>
          </table:table-cell>
          <table:table-cell office:value-type="float" office:value="0.02175407" calcext:value-type="float">
            <text:p>0.02175407</text:p>
          </table:table-cell>
          <table:table-cell office:value-type="float" office:value="0.01865035" calcext:value-type="float">
            <text:p>0.01865035</text:p>
          </table:table-cell>
          <table:table-cell office:value-type="float" office:value="0.01762281" calcext:value-type="float">
            <text:p>0.01762281</text:p>
          </table:table-cell>
          <table:table-cell office:value-type="float" office:value="0.02158799" calcext:value-type="float">
            <text:p>0.02158799</text:p>
          </table:table-cell>
          <table:table-cell office:value-type="float" office:value="0.0177261" calcext:value-type="float">
            <text:p>0.0177261</text:p>
          </table:table-cell>
          <table:table-cell office:value-type="float" office:value="7.844228" calcext:value-type="float">
            <text:p>7.844228</text:p>
          </table:table-cell>
          <table:table-cell office:value-type="float" office:value="23.18715" calcext:value-type="float">
            <text:p>23.18715</text:p>
          </table:table-cell>
          <table:table-cell office:value-type="float" office:value="17.43644" calcext:value-type="float">
            <text:p>17.43644</text:p>
          </table:table-cell>
          <table:table-cell office:value-type="float" office:value="24.75484" calcext:value-type="float">
            <text:p>24.75484</text:p>
          </table:table-cell>
          <table:table-cell office:value-type="float" office:value="33.83643" calcext:value-type="float">
            <text:p>33.83643</text:p>
          </table:table-cell>
          <table:table-cell office:value-type="float" office:value="35.30253" calcext:value-type="float">
            <text:p>35.30253</text:p>
          </table:table-cell>
          <table:table-cell office:value-type="float" office:value="22.78991" calcext:value-type="float">
            <text:p>22.78991</text:p>
          </table:table-cell>
          <table:table-cell office:value-type="float" office:value="5.471188" calcext:value-type="float">
            <text:p>5.471188</text:p>
          </table:table-cell>
          <table:table-cell office:value-type="float" office:value="3849.291" calcext:value-type="float">
            <text:p>3849.291</text:p>
          </table:table-cell>
          <table:table-cell office:value-type="float" office:value="0" calcext:value-type="float">
            <text:p>0</text:p>
          </table:table-cell>
          <table:table-cell office:value-type="float" office:value="-0.5861641" calcext:value-type="float">
            <text:p>-0.586164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4" calcext:value-type="float">
            <text:p>27102004</text:p>
          </table:table-cell>
          <table:table-cell office:value-type="float" office:value="8.297554" calcext:value-type="float">
            <text:p>8.297554</text:p>
          </table:table-cell>
          <table:table-cell office:value-type="float" office:value="450.2443" calcext:value-type="float">
            <text:p>450.244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79894" calcext:value-type="float">
            <text:p>0.1679894</text:p>
          </table:table-cell>
          <table:table-cell office:value-type="float" office:value="15.13814" calcext:value-type="float">
            <text:p>15.13814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684545" calcext:value-type="float">
            <text:p>0.03684545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68946" calcext:value-type="float">
            <text:p>15.68946</text:p>
          </table:table-cell>
          <table:table-cell office:value-type="float" office:value="-0.5451047" calcext:value-type="float">
            <text:p>-0.5451047</text:p>
          </table:table-cell>
          <table:table-cell office:value-type="float" office:value="-0.7368798" calcext:value-type="float">
            <text:p>-0.7368798</text:p>
          </table:table-cell>
          <table:table-cell office:value-type="float" office:value="0.00004569314" calcext:value-type="float">
            <text:p>4.569314E-05</text:p>
          </table:table-cell>
          <table:table-cell office:value-type="float" office:value="8.596872" calcext:value-type="float">
            <text:p>8.596872</text:p>
          </table:table-cell>
          <table:table-cell office:value-type="float" office:value="1.982955" calcext:value-type="float">
            <text:p>1.982955</text:p>
          </table:table-cell>
          <table:table-cell office:value-type="float" office:value="0.08750365" calcext:value-type="float">
            <text:p>0.08750365</text:p>
          </table:table-cell>
          <table:table-cell office:value-type="float" office:value="0.03540271" calcext:value-type="float">
            <text:p>0.03540271</text:p>
          </table:table-cell>
          <table:table-cell office:value-type="float" office:value="0.02331269" calcext:value-type="float">
            <text:p>0.02331269</text:p>
          </table:table-cell>
          <table:table-cell office:value-type="float" office:value="0.01920955" calcext:value-type="float">
            <text:p>0.01920955</text:p>
          </table:table-cell>
          <table:table-cell office:value-type="float" office:value="0.01785828" calcext:value-type="float">
            <text:p>0.01785828</text:p>
          </table:table-cell>
          <table:table-cell office:value-type="float" office:value="0.02245888" calcext:value-type="float">
            <text:p>0.02245888</text:p>
          </table:table-cell>
          <table:table-cell office:value-type="float" office:value="0.0177354" calcext:value-type="float">
            <text:p>0.0177354</text:p>
          </table:table-cell>
          <table:table-cell office:value-type="float" office:value="7.503897" calcext:value-type="float">
            <text:p>7.503897</text:p>
          </table:table-cell>
          <table:table-cell office:value-type="float" office:value="8.980057" calcext:value-type="float">
            <text:p>8.980057</text:p>
          </table:table-cell>
          <table:table-cell office:value-type="float" office:value="17.51196" calcext:value-type="float">
            <text:p>17.51196</text:p>
          </table:table-cell>
          <table:table-cell office:value-type="float" office:value="25.61899" calcext:value-type="float">
            <text:p>25.61899</text:p>
          </table:table-cell>
          <table:table-cell office:value-type="float" office:value="35.64383" calcext:value-type="float">
            <text:p>35.64383</text:p>
          </table:table-cell>
          <table:table-cell office:value-type="float" office:value="37.19205" calcext:value-type="float">
            <text:p>37.19205</text:p>
          </table:table-cell>
          <table:table-cell office:value-type="float" office:value="22.37159" calcext:value-type="float">
            <text:p>22.37159</text:p>
          </table:table-cell>
          <table:table-cell office:value-type="float" office:value="5.53444" calcext:value-type="float">
            <text:p>5.53444</text:p>
          </table:table-cell>
          <table:table-cell office:value-type="float" office:value="3132.031" calcext:value-type="float">
            <text:p>3132.031</text:p>
          </table:table-cell>
          <table:table-cell office:value-type="float" office:value="0" calcext:value-type="float">
            <text:p>0</text:p>
          </table:table-cell>
          <table:table-cell office:value-type="float" office:value="-0.5881176" calcext:value-type="float">
            <text:p>-0.588117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4" calcext:value-type="float">
            <text:p>28102004</text:p>
          </table:table-cell>
          <table:table-cell office:value-type="float" office:value="8.278467" calcext:value-type="float">
            <text:p>8.278467</text:p>
          </table:table-cell>
          <table:table-cell office:value-type="float" office:value="450.2339" calcext:value-type="float">
            <text:p>450.233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40936" calcext:value-type="float">
            <text:p>0.1540936</text:p>
          </table:table-cell>
          <table:table-cell office:value-type="float" office:value="15.03417" calcext:value-type="float">
            <text:p>15.03417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697795" calcext:value-type="float">
            <text:p>0.03697795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87346" calcext:value-type="float">
            <text:p>15.87346</text:p>
          </table:table-cell>
          <table:table-cell office:value-type="float" office:value="-0.5454214" calcext:value-type="float">
            <text:p>-0.5454214</text:p>
          </table:table-cell>
          <table:table-cell office:value-type="float" office:value="-0.7397629" calcext:value-type="float">
            <text:p>-0.7397629</text:p>
          </table:table-cell>
          <table:table-cell office:value-type="float" office:value="0.00004569314" calcext:value-type="float">
            <text:p>4.569314E-05</text:p>
          </table:table-cell>
          <table:table-cell office:value-type="float" office:value="8.591357" calcext:value-type="float">
            <text:p>8.591357</text:p>
          </table:table-cell>
          <table:table-cell office:value-type="float" office:value="1.266941" calcext:value-type="float">
            <text:p>1.266941</text:p>
          </table:table-cell>
          <table:table-cell office:value-type="float" office:value="0.06586096" calcext:value-type="float">
            <text:p>0.06586096</text:p>
          </table:table-cell>
          <table:table-cell office:value-type="float" office:value="0.03128419" calcext:value-type="float">
            <text:p>0.03128419</text:p>
          </table:table-cell>
          <table:table-cell office:value-type="float" office:value="0.02274725" calcext:value-type="float">
            <text:p>0.02274725</text:p>
          </table:table-cell>
          <table:table-cell office:value-type="float" office:value="0.01921625" calcext:value-type="float">
            <text:p>0.01921625</text:p>
          </table:table-cell>
          <table:table-cell office:value-type="float" office:value="0.018049" calcext:value-type="float">
            <text:p>0.018049</text:p>
          </table:table-cell>
          <table:table-cell office:value-type="float" office:value="0.0222445" calcext:value-type="float">
            <text:p>0.0222445</text:p>
          </table:table-cell>
          <table:table-cell office:value-type="float" office:value="0.01773324" calcext:value-type="float">
            <text:p>0.01773324</text:p>
          </table:table-cell>
          <table:table-cell office:value-type="float" office:value="13.75006" calcext:value-type="float">
            <text:p>13.75006</text:p>
          </table:table-cell>
          <table:table-cell office:value-type="float" office:value="9.846965" calcext:value-type="float">
            <text:p>9.846965</text:p>
          </table:table-cell>
          <table:table-cell office:value-type="float" office:value="16.25166" calcext:value-type="float">
            <text:p>16.25166</text:p>
          </table:table-cell>
          <table:table-cell office:value-type="float" office:value="24.0931" calcext:value-type="float">
            <text:p>24.0931</text:p>
          </table:table-cell>
          <table:table-cell office:value-type="float" office:value="34.20095" calcext:value-type="float">
            <text:p>34.20095</text:p>
          </table:table-cell>
          <table:table-cell office:value-type="float" office:value="37.28294" calcext:value-type="float">
            <text:p>37.28294</text:p>
          </table:table-cell>
          <table:table-cell office:value-type="float" office:value="22.72371" calcext:value-type="float">
            <text:p>22.72371</text:p>
          </table:table-cell>
          <table:table-cell office:value-type="float" office:value="5.619937" calcext:value-type="float">
            <text:p>5.619937</text:p>
          </table:table-cell>
          <table:table-cell office:value-type="float" office:value="3045.524" calcext:value-type="float">
            <text:p>3045.524</text:p>
          </table:table-cell>
          <table:table-cell office:value-type="float" office:value="0" calcext:value-type="float">
            <text:p>0</text:p>
          </table:table-cell>
          <table:table-cell office:value-type="float" office:value="-0.5881189" calcext:value-type="float">
            <text:p>-0.588118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4" calcext:value-type="float">
            <text:p>29102004</text:p>
          </table:table-cell>
          <table:table-cell office:value-type="float" office:value="8.26043" calcext:value-type="float">
            <text:p>8.26043</text:p>
          </table:table-cell>
          <table:table-cell office:value-type="float" office:value="450.2242" calcext:value-type="float">
            <text:p>450.224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61748" calcext:value-type="float">
            <text:p>0.1461748</text:p>
          </table:table-cell>
          <table:table-cell office:value-type="float" office:value="14.99176" calcext:value-type="float">
            <text:p>14.99176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705782" calcext:value-type="float">
            <text:p>0.03705782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5.97993" calcext:value-type="float">
            <text:p>15.97993</text:p>
          </table:table-cell>
          <table:table-cell office:value-type="float" office:value="-0.5455223" calcext:value-type="float">
            <text:p>-0.5455223</text:p>
          </table:table-cell>
          <table:table-cell office:value-type="float" office:value="-0.7439354" calcext:value-type="float">
            <text:p>-0.7439354</text:p>
          </table:table-cell>
          <table:table-cell office:value-type="float" office:value="0.00004569314" calcext:value-type="float">
            <text:p>4.569314E-05</text:p>
          </table:table-cell>
          <table:table-cell office:value-type="float" office:value="8.584661" calcext:value-type="float">
            <text:p>8.584661</text:p>
          </table:table-cell>
          <table:table-cell office:value-type="float" office:value="0.8923264" calcext:value-type="float">
            <text:p>0.8923264</text:p>
          </table:table-cell>
          <table:table-cell office:value-type="float" office:value="0.05250119" calcext:value-type="float">
            <text:p>0.05250119</text:p>
          </table:table-cell>
          <table:table-cell office:value-type="float" office:value="0.02974557" calcext:value-type="float">
            <text:p>0.02974557</text:p>
          </table:table-cell>
          <table:table-cell office:value-type="float" office:value="0.02269391" calcext:value-type="float">
            <text:p>0.02269391</text:p>
          </table:table-cell>
          <table:table-cell office:value-type="float" office:value="0.01931128" calcext:value-type="float">
            <text:p>0.01931128</text:p>
          </table:table-cell>
          <table:table-cell office:value-type="float" office:value="0.01813488" calcext:value-type="float">
            <text:p>0.01813488</text:p>
          </table:table-cell>
          <table:table-cell office:value-type="float" office:value="0.02225914" calcext:value-type="float">
            <text:p>0.02225914</text:p>
          </table:table-cell>
          <table:table-cell office:value-type="float" office:value="0.01776765" calcext:value-type="float">
            <text:p>0.01776765</text:p>
          </table:table-cell>
          <table:table-cell office:value-type="float" office:value="17.86391" calcext:value-type="float">
            <text:p>17.86391</text:p>
          </table:table-cell>
          <table:table-cell office:value-type="float" office:value="11.23434" calcext:value-type="float">
            <text:p>11.23434</text:p>
          </table:table-cell>
          <table:table-cell office:value-type="float" office:value="16.05617" calcext:value-type="float">
            <text:p>16.05617</text:p>
          </table:table-cell>
          <table:table-cell office:value-type="float" office:value="23.67262" calcext:value-type="float">
            <text:p>23.67262</text:p>
          </table:table-cell>
          <table:table-cell office:value-type="float" office:value="33.51479" calcext:value-type="float">
            <text:p>33.51479</text:p>
          </table:table-cell>
          <table:table-cell office:value-type="float" office:value="36.55492" calcext:value-type="float">
            <text:p>36.55492</text:p>
          </table:table-cell>
          <table:table-cell office:value-type="float" office:value="22.61135" calcext:value-type="float">
            <text:p>22.61135</text:p>
          </table:table-cell>
          <table:table-cell office:value-type="float" office:value="5.680263" calcext:value-type="float">
            <text:p>5.680263</text:p>
          </table:table-cell>
          <table:table-cell office:value-type="float" office:value="2994.965" calcext:value-type="float">
            <text:p>2994.965</text:p>
          </table:table-cell>
          <table:table-cell office:value-type="float" office:value="0" calcext:value-type="float">
            <text:p>0</text:p>
          </table:table-cell>
          <table:table-cell office:value-type="float" office:value="-0.5881189" calcext:value-type="float">
            <text:p>-0.588118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4" calcext:value-type="float">
            <text:p>30102004</text:p>
          </table:table-cell>
          <table:table-cell office:value-type="float" office:value="8.244418" calcext:value-type="float">
            <text:p>8.244418</text:p>
          </table:table-cell>
          <table:table-cell office:value-type="float" office:value="450.2134" calcext:value-type="float">
            <text:p>450.213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27564" calcext:value-type="float">
            <text:p>0.1427564</text:p>
          </table:table-cell>
          <table:table-cell office:value-type="float" office:value="14.98196" calcext:value-type="float">
            <text:p>14.98196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711104" calcext:value-type="float">
            <text:p>0.03711104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6.03306" calcext:value-type="float">
            <text:p>16.03306</text:p>
          </table:table-cell>
          <table:table-cell office:value-type="float" office:value="-0.5455784" calcext:value-type="float">
            <text:p>-0.5455784</text:p>
          </table:table-cell>
          <table:table-cell office:value-type="float" office:value="-0.752409" calcext:value-type="float">
            <text:p>-0.752409</text:p>
          </table:table-cell>
          <table:table-cell office:value-type="float" office:value="0.00004569337" calcext:value-type="float">
            <text:p>4.569337E-05</text:p>
          </table:table-cell>
          <table:table-cell office:value-type="float" office:value="8.573223" calcext:value-type="float">
            <text:p>8.573223</text:p>
          </table:table-cell>
          <table:table-cell office:value-type="float" office:value="0.6588871" calcext:value-type="float">
            <text:p>0.6588871</text:p>
          </table:table-cell>
          <table:table-cell office:value-type="float" office:value="0.0419182" calcext:value-type="float">
            <text:p>0.0419182</text:p>
          </table:table-cell>
          <table:table-cell office:value-type="float" office:value="0.02914573" calcext:value-type="float">
            <text:p>0.02914573</text:p>
          </table:table-cell>
          <table:table-cell office:value-type="float" office:value="0.02281059" calcext:value-type="float">
            <text:p>0.02281059</text:p>
          </table:table-cell>
          <table:table-cell office:value-type="float" office:value="0.01943567" calcext:value-type="float">
            <text:p>0.01943567</text:p>
          </table:table-cell>
          <table:table-cell office:value-type="float" office:value="0.01822221" calcext:value-type="float">
            <text:p>0.01822221</text:p>
          </table:table-cell>
          <table:table-cell office:value-type="float" office:value="0.02234265" calcext:value-type="float">
            <text:p>0.02234265</text:p>
          </table:table-cell>
          <table:table-cell office:value-type="float" office:value="0.01782778" calcext:value-type="float">
            <text:p>0.01782778</text:p>
          </table:table-cell>
          <table:table-cell office:value-type="float" office:value="18.93671" calcext:value-type="float">
            <text:p>18.93671</text:p>
          </table:table-cell>
          <table:table-cell office:value-type="float" office:value="12.9647" calcext:value-type="float">
            <text:p>12.9647</text:p>
          </table:table-cell>
          <table:table-cell office:value-type="float" office:value="16.13475" calcext:value-type="float">
            <text:p>16.13475</text:p>
          </table:table-cell>
          <table:table-cell office:value-type="float" office:value="23.61312" calcext:value-type="float">
            <text:p>23.61312</text:p>
          </table:table-cell>
          <table:table-cell office:value-type="float" office:value="33.20241" calcext:value-type="float">
            <text:p>33.20241</text:p>
          </table:table-cell>
          <table:table-cell office:value-type="float" office:value="36.0001" calcext:value-type="float">
            <text:p>36.0001</text:p>
          </table:table-cell>
          <table:table-cell office:value-type="float" office:value="22.49764" calcext:value-type="float">
            <text:p>22.49764</text:p>
          </table:table-cell>
          <table:table-cell office:value-type="float" office:value="5.707985" calcext:value-type="float">
            <text:p>5.707985</text:p>
          </table:table-cell>
          <table:table-cell office:value-type="float" office:value="3014.282" calcext:value-type="float">
            <text:p>3014.282</text:p>
          </table:table-cell>
          <table:table-cell office:value-type="float" office:value="0" calcext:value-type="float">
            <text:p>0</text:p>
          </table:table-cell>
          <table:table-cell office:value-type="float" office:value="-0.5881189" calcext:value-type="float">
            <text:p>-0.588118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4" calcext:value-type="float">
            <text:p>31102004</text:p>
          </table:table-cell>
          <table:table-cell office:value-type="float" office:value="8.229821" calcext:value-type="float">
            <text:p>8.229821</text:p>
          </table:table-cell>
          <table:table-cell office:value-type="float" office:value="450.2004" calcext:value-type="float">
            <text:p>450.200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38023" calcext:value-type="float">
            <text:p>0.1438023</text:p>
          </table:table-cell>
          <table:table-cell office:value-type="float" office:value="14.9792" calcext:value-type="float">
            <text:p>14.9792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715549" calcext:value-type="float">
            <text:p>0.03715549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6.06177" calcext:value-type="float">
            <text:p>16.06177</text:p>
          </table:table-cell>
          <table:table-cell office:value-type="float" office:value="-0.5456049" calcext:value-type="float">
            <text:p>-0.5456049</text:p>
          </table:table-cell>
          <table:table-cell office:value-type="float" office:value="-0.7566504" calcext:value-type="float">
            <text:p>-0.7566504</text:p>
          </table:table-cell>
          <table:table-cell office:value-type="float" office:value="0.00004569337" calcext:value-type="float">
            <text:p>4.569337E-05</text:p>
          </table:table-cell>
          <table:table-cell office:value-type="float" office:value="8.557805" calcext:value-type="float">
            <text:p>8.557805</text:p>
          </table:table-cell>
          <table:table-cell office:value-type="float" office:value="0.689541" calcext:value-type="float">
            <text:p>0.689541</text:p>
          </table:table-cell>
          <table:table-cell office:value-type="float" office:value="0.03587879" calcext:value-type="float">
            <text:p>0.03587879</text:p>
          </table:table-cell>
          <table:table-cell office:value-type="float" office:value="0.02848768" calcext:value-type="float">
            <text:p>0.02848768</text:p>
          </table:table-cell>
          <table:table-cell office:value-type="float" office:value="0.02269366" calcext:value-type="float">
            <text:p>0.02269366</text:p>
          </table:table-cell>
          <table:table-cell office:value-type="float" office:value="0.01939878" calcext:value-type="float">
            <text:p>0.01939878</text:p>
          </table:table-cell>
          <table:table-cell office:value-type="float" office:value="0.01820929" calcext:value-type="float">
            <text:p>0.01820929</text:p>
          </table:table-cell>
          <table:table-cell office:value-type="float" office:value="0.02238267" calcext:value-type="float">
            <text:p>0.02238267</text:p>
          </table:table-cell>
          <table:table-cell office:value-type="float" office:value="0.01788948" calcext:value-type="float">
            <text:p>0.01788948</text:p>
          </table:table-cell>
          <table:table-cell office:value-type="float" office:value="16.90776" calcext:value-type="float">
            <text:p>16.90776</text:p>
          </table:table-cell>
          <table:table-cell office:value-type="float" office:value="15.06049" calcext:value-type="float">
            <text:p>15.06049</text:p>
          </table:table-cell>
          <table:table-cell office:value-type="float" office:value="16.29017" calcext:value-type="float">
            <text:p>16.29017</text:p>
          </table:table-cell>
          <table:table-cell office:value-type="float" office:value="23.68768" calcext:value-type="float">
            <text:p>23.68768</text:p>
          </table:table-cell>
          <table:table-cell office:value-type="float" office:value="33.09155" calcext:value-type="float">
            <text:p>33.09155</text:p>
          </table:table-cell>
          <table:table-cell office:value-type="float" office:value="35.6334" calcext:value-type="float">
            <text:p>35.6334</text:p>
          </table:table-cell>
          <table:table-cell office:value-type="float" office:value="22.44095" calcext:value-type="float">
            <text:p>22.44095</text:p>
          </table:table-cell>
          <table:table-cell office:value-type="float" office:value="5.719547" calcext:value-type="float">
            <text:p>5.719547</text:p>
          </table:table-cell>
          <table:table-cell office:value-type="float" office:value="3058.411" calcext:value-type="float">
            <text:p>3058.411</text:p>
          </table:table-cell>
          <table:table-cell office:value-type="float" office:value="0" calcext:value-type="float">
            <text:p>0</text:p>
          </table:table-cell>
          <table:table-cell office:value-type="float" office:value="-0.5881189" calcext:value-type="float">
            <text:p>-0.588118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4" calcext:value-type="float">
            <text:p>1112004</text:p>
          </table:table-cell>
          <table:table-cell office:value-type="float" office:value="8.21841" calcext:value-type="float">
            <text:p>8.21841</text:p>
          </table:table-cell>
          <table:table-cell office:value-type="float" office:value="450.1877" calcext:value-type="float">
            <text:p>450.187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51862" calcext:value-type="float">
            <text:p>0.1451862</text:p>
          </table:table-cell>
          <table:table-cell office:value-type="float" office:value="14.98075" calcext:value-type="float">
            <text:p>14.98075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719502" calcext:value-type="float">
            <text:p>0.03719502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6.07892" calcext:value-type="float">
            <text:p>16.07892</text:p>
          </table:table-cell>
          <table:table-cell office:value-type="float" office:value="-0.545614" calcext:value-type="float">
            <text:p>-0.545614</text:p>
          </table:table-cell>
          <table:table-cell office:value-type="float" office:value="-0.756873" calcext:value-type="float">
            <text:p>-0.756873</text:p>
          </table:table-cell>
          <table:table-cell office:value-type="float" office:value="0.00004569337" calcext:value-type="float">
            <text:p>4.569337E-05</text:p>
          </table:table-cell>
          <table:table-cell office:value-type="float" office:value="8.544028" calcext:value-type="float">
            <text:p>8.544028</text:p>
          </table:table-cell>
          <table:table-cell office:value-type="float" office:value="0.7276108" calcext:value-type="float">
            <text:p>0.7276108</text:p>
          </table:table-cell>
          <table:table-cell office:value-type="float" office:value="0.0353185" calcext:value-type="float">
            <text:p>0.0353185</text:p>
          </table:table-cell>
          <table:table-cell office:value-type="float" office:value="0.02873405" calcext:value-type="float">
            <text:p>0.02873405</text:p>
          </table:table-cell>
          <table:table-cell office:value-type="float" office:value="0.02284288" calcext:value-type="float">
            <text:p>0.02284288</text:p>
          </table:table-cell>
          <table:table-cell office:value-type="float" office:value="0.01957428" calcext:value-type="float">
            <text:p>0.01957428</text:p>
          </table:table-cell>
          <table:table-cell office:value-type="float" office:value="0.01833332" calcext:value-type="float">
            <text:p>0.01833332</text:p>
          </table:table-cell>
          <table:table-cell office:value-type="float" office:value="0.02247857" calcext:value-type="float">
            <text:p>0.02247857</text:p>
          </table:table-cell>
          <table:table-cell office:value-type="float" office:value="0.01795437" calcext:value-type="float">
            <text:p>0.01795437</text:p>
          </table:table-cell>
          <table:table-cell office:value-type="float" office:value="14.39349" calcext:value-type="float">
            <text:p>14.39349</text:p>
          </table:table-cell>
          <table:table-cell office:value-type="float" office:value="16.93785" calcext:value-type="float">
            <text:p>16.93785</text:p>
          </table:table-cell>
          <table:table-cell office:value-type="float" office:value="16.43545" calcext:value-type="float">
            <text:p>16.43545</text:p>
          </table:table-cell>
          <table:table-cell office:value-type="float" office:value="23.77372" calcext:value-type="float">
            <text:p>23.77372</text:p>
          </table:table-cell>
          <table:table-cell office:value-type="float" office:value="33.05082" calcext:value-type="float">
            <text:p>33.05082</text:p>
          </table:table-cell>
          <table:table-cell office:value-type="float" office:value="35.37777" calcext:value-type="float">
            <text:p>35.37777</text:p>
          </table:table-cell>
          <table:table-cell office:value-type="float" office:value="22.40725" calcext:value-type="float">
            <text:p>22.40725</text:p>
          </table:table-cell>
          <table:table-cell office:value-type="float" office:value="5.729833" calcext:value-type="float">
            <text:p>5.729833</text:p>
          </table:table-cell>
          <table:table-cell office:value-type="float" office:value="3089.987" calcext:value-type="float">
            <text:p>3089.987</text:p>
          </table:table-cell>
          <table:table-cell office:value-type="float" office:value="0" calcext:value-type="float">
            <text:p>0</text:p>
          </table:table-cell>
          <table:table-cell office:value-type="float" office:value="-0.5881189" calcext:value-type="float">
            <text:p>-0.588118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4" calcext:value-type="float">
            <text:p>2112004</text:p>
          </table:table-cell>
          <table:table-cell office:value-type="float" office:value="8.208188" calcext:value-type="float">
            <text:p>8.208188</text:p>
          </table:table-cell>
          <table:table-cell office:value-type="float" office:value="450.176" calcext:value-type="float">
            <text:p>450.17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65177" calcext:value-type="float">
            <text:p>0.1465177</text:p>
          </table:table-cell>
          <table:table-cell office:value-type="float" office:value="14.98725" calcext:value-type="float">
            <text:p>14.98725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723211" calcext:value-type="float">
            <text:p>0.03723211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6.08942" calcext:value-type="float">
            <text:p>16.08942</text:p>
          </table:table-cell>
          <table:table-cell office:value-type="float" office:value="-0.5456179" calcext:value-type="float">
            <text:p>-0.5456179</text:p>
          </table:table-cell>
          <table:table-cell office:value-type="float" office:value="-0.7569486" calcext:value-type="float">
            <text:p>-0.7569486</text:p>
          </table:table-cell>
          <table:table-cell office:value-type="float" office:value="0.00004569337" calcext:value-type="float">
            <text:p>4.569337E-05</text:p>
          </table:table-cell>
          <table:table-cell office:value-type="float" office:value="8.530716" calcext:value-type="float">
            <text:p>8.530716</text:p>
          </table:table-cell>
          <table:table-cell office:value-type="float" office:value="0.7613236" calcext:value-type="float">
            <text:p>0.7613236</text:p>
          </table:table-cell>
          <table:table-cell office:value-type="float" office:value="0.03650688" calcext:value-type="float">
            <text:p>0.03650688</text:p>
          </table:table-cell>
          <table:table-cell office:value-type="float" office:value="0.02896587" calcext:value-type="float">
            <text:p>0.02896587</text:p>
          </table:table-cell>
          <table:table-cell office:value-type="float" office:value="0.02301374" calcext:value-type="float">
            <text:p>0.02301374</text:p>
          </table:table-cell>
          <table:table-cell office:value-type="float" office:value="0.01976427" calcext:value-type="float">
            <text:p>0.01976427</text:p>
          </table:table-cell>
          <table:table-cell office:value-type="float" office:value="0.01849433" calcext:value-type="float">
            <text:p>0.01849433</text:p>
          </table:table-cell>
          <table:table-cell office:value-type="float" office:value="0.02265815" calcext:value-type="float">
            <text:p>0.02265815</text:p>
          </table:table-cell>
          <table:table-cell office:value-type="float" office:value="0.01804104" calcext:value-type="float">
            <text:p>0.01804104</text:p>
          </table:table-cell>
          <table:table-cell office:value-type="float" office:value="12.3199" calcext:value-type="float">
            <text:p>12.3199</text:p>
          </table:table-cell>
          <table:table-cell office:value-type="float" office:value="18.41952" calcext:value-type="float">
            <text:p>18.41952</text:p>
          </table:table-cell>
          <table:table-cell office:value-type="float" office:value="16.58157" calcext:value-type="float">
            <text:p>16.58157</text:p>
          </table:table-cell>
          <table:table-cell office:value-type="float" office:value="23.84814" calcext:value-type="float">
            <text:p>23.84814</text:p>
          </table:table-cell>
          <table:table-cell office:value-type="float" office:value="33.03706" calcext:value-type="float">
            <text:p>33.03706</text:p>
          </table:table-cell>
          <table:table-cell office:value-type="float" office:value="35.17978" calcext:value-type="float">
            <text:p>35.17978</text:p>
          </table:table-cell>
          <table:table-cell office:value-type="float" office:value="22.39662" calcext:value-type="float">
            <text:p>22.39662</text:p>
          </table:table-cell>
          <table:table-cell office:value-type="float" office:value="5.739839" calcext:value-type="float">
            <text:p>5.739839</text:p>
          </table:table-cell>
          <table:table-cell office:value-type="float" office:value="3118.272" calcext:value-type="float">
            <text:p>3118.272</text:p>
          </table:table-cell>
          <table:table-cell office:value-type="float" office:value="0" calcext:value-type="float">
            <text:p>0</text:p>
          </table:table-cell>
          <table:table-cell office:value-type="float" office:value="-0.5881189" calcext:value-type="float">
            <text:p>-0.588118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4" calcext:value-type="float">
            <text:p>3112004</text:p>
          </table:table-cell>
          <table:table-cell office:value-type="float" office:value="8.199679" calcext:value-type="float">
            <text:p>8.199679</text:p>
          </table:table-cell>
          <table:table-cell office:value-type="float" office:value="450.1658" calcext:value-type="float">
            <text:p>450.165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72857" calcext:value-type="float">
            <text:p>0.1472857</text:p>
          </table:table-cell>
          <table:table-cell office:value-type="float" office:value="14.99503" calcext:value-type="float">
            <text:p>14.99503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726778" calcext:value-type="float">
            <text:p>0.03726778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6.0963" calcext:value-type="float">
            <text:p>16.0963</text:p>
          </table:table-cell>
          <table:table-cell office:value-type="float" office:value="-0.5456302" calcext:value-type="float">
            <text:p>-0.5456302</text:p>
          </table:table-cell>
          <table:table-cell office:value-type="float" office:value="-0.7570127" calcext:value-type="float">
            <text:p>-0.7570127</text:p>
          </table:table-cell>
          <table:table-cell office:value-type="float" office:value="0.00004569337" calcext:value-type="float">
            <text:p>4.569337E-05</text:p>
          </table:table-cell>
          <table:table-cell office:value-type="float" office:value="8.519567" calcext:value-type="float">
            <text:p>8.519567</text:p>
          </table:table-cell>
          <table:table-cell office:value-type="float" office:value="0.7687996" calcext:value-type="float">
            <text:p>0.7687996</text:p>
          </table:table-cell>
          <table:table-cell office:value-type="float" office:value="0.03812353" calcext:value-type="float">
            <text:p>0.03812353</text:p>
          </table:table-cell>
          <table:table-cell office:value-type="float" office:value="0.02968116" calcext:value-type="float">
            <text:p>0.02968116</text:p>
          </table:table-cell>
          <table:table-cell office:value-type="float" office:value="0.02339808" calcext:value-type="float">
            <text:p>0.02339808</text:p>
          </table:table-cell>
          <table:table-cell office:value-type="float" office:value="0.02008884" calcext:value-type="float">
            <text:p>0.02008884</text:p>
          </table:table-cell>
          <table:table-cell office:value-type="float" office:value="0.0187772" calcext:value-type="float">
            <text:p>0.0187772</text:p>
          </table:table-cell>
          <table:table-cell office:value-type="float" office:value="0.02290963" calcext:value-type="float">
            <text:p>0.02290963</text:p>
          </table:table-cell>
          <table:table-cell office:value-type="float" office:value="0.01814276" calcext:value-type="float">
            <text:p>0.01814276</text:p>
          </table:table-cell>
          <table:table-cell office:value-type="float" office:value="11.05868" calcext:value-type="float">
            <text:p>11.05868</text:p>
          </table:table-cell>
          <table:table-cell office:value-type="float" office:value="19.3031" calcext:value-type="float">
            <text:p>19.3031</text:p>
          </table:table-cell>
          <table:table-cell office:value-type="float" office:value="16.72253" calcext:value-type="float">
            <text:p>16.72253</text:p>
          </table:table-cell>
          <table:table-cell office:value-type="float" office:value="23.90075" calcext:value-type="float">
            <text:p>23.90075</text:p>
          </table:table-cell>
          <table:table-cell office:value-type="float" office:value="33.02845" calcext:value-type="float">
            <text:p>33.02845</text:p>
          </table:table-cell>
          <table:table-cell office:value-type="float" office:value="35.03133" calcext:value-type="float">
            <text:p>35.03133</text:p>
          </table:table-cell>
          <table:table-cell office:value-type="float" office:value="22.39321" calcext:value-type="float">
            <text:p>22.39321</text:p>
          </table:table-cell>
          <table:table-cell office:value-type="float" office:value="5.749715" calcext:value-type="float">
            <text:p>5.749715</text:p>
          </table:table-cell>
          <table:table-cell office:value-type="float" office:value="3135.518" calcext:value-type="float">
            <text:p>3135.518</text:p>
          </table:table-cell>
          <table:table-cell office:value-type="float" office:value="0" calcext:value-type="float">
            <text:p>0</text:p>
          </table:table-cell>
          <table:table-cell office:value-type="float" office:value="-0.5881189" calcext:value-type="float">
            <text:p>-0.588118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4" calcext:value-type="float">
            <text:p>4112004</text:p>
          </table:table-cell>
          <table:table-cell office:value-type="float" office:value="8.191632" calcext:value-type="float">
            <text:p>8.191632</text:p>
          </table:table-cell>
          <table:table-cell office:value-type="float" office:value="450.1564" calcext:value-type="float">
            <text:p>450.156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80307" calcext:value-type="float">
            <text:p>0.1480307</text:p>
          </table:table-cell>
          <table:table-cell office:value-type="float" office:value="15.00331" calcext:value-type="float">
            <text:p>15.00331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730283" calcext:value-type="float">
            <text:p>0.03730283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6.10136" calcext:value-type="float">
            <text:p>16.10136</text:p>
          </table:table-cell>
          <table:table-cell office:value-type="float" office:value="-0.5457495" calcext:value-type="float">
            <text:p>-0.5457495</text:p>
          </table:table-cell>
          <table:table-cell office:value-type="float" office:value="-0.7571734" calcext:value-type="float">
            <text:p>-0.7571734</text:p>
          </table:table-cell>
          <table:table-cell office:value-type="float" office:value="0.00004569337" calcext:value-type="float">
            <text:p>4.569337E-05</text:p>
          </table:table-cell>
          <table:table-cell office:value-type="float" office:value="8.508861" calcext:value-type="float">
            <text:p>8.508861</text:p>
          </table:table-cell>
          <table:table-cell office:value-type="float" office:value="0.777314" calcext:value-type="float">
            <text:p>0.777314</text:p>
          </table:table-cell>
          <table:table-cell office:value-type="float" office:value="0.04024614" calcext:value-type="float">
            <text:p>0.04024614</text:p>
          </table:table-cell>
          <table:table-cell office:value-type="float" office:value="0.03032843" calcext:value-type="float">
            <text:p>0.03032843</text:p>
          </table:table-cell>
          <table:table-cell office:value-type="float" office:value="0.02374803" calcext:value-type="float">
            <text:p>0.02374803</text:p>
          </table:table-cell>
          <table:table-cell office:value-type="float" office:value="0.02034483" calcext:value-type="float">
            <text:p>0.02034483</text:p>
          </table:table-cell>
          <table:table-cell office:value-type="float" office:value="0.01898994" calcext:value-type="float">
            <text:p>0.01898994</text:p>
          </table:table-cell>
          <table:table-cell office:value-type="float" office:value="0.02318333" calcext:value-type="float">
            <text:p>0.02318333</text:p>
          </table:table-cell>
          <table:table-cell office:value-type="float" office:value="0.01825947" calcext:value-type="float">
            <text:p>0.01825947</text:p>
          </table:table-cell>
          <table:table-cell office:value-type="float" office:value="10.23923" calcext:value-type="float">
            <text:p>10.23923</text:p>
          </table:table-cell>
          <table:table-cell office:value-type="float" office:value="19.88392" calcext:value-type="float">
            <text:p>19.88392</text:p>
          </table:table-cell>
          <table:table-cell office:value-type="float" office:value="16.86892" calcext:value-type="float">
            <text:p>16.86892</text:p>
          </table:table-cell>
          <table:table-cell office:value-type="float" office:value="23.95492" calcext:value-type="float">
            <text:p>23.95492</text:p>
          </table:table-cell>
          <table:table-cell office:value-type="float" office:value="32.99276" calcext:value-type="float">
            <text:p>32.99276</text:p>
          </table:table-cell>
          <table:table-cell office:value-type="float" office:value="34.90574" calcext:value-type="float">
            <text:p>34.90574</text:p>
          </table:table-cell>
          <table:table-cell office:value-type="float" office:value="22.39572" calcext:value-type="float">
            <text:p>22.39572</text:p>
          </table:table-cell>
          <table:table-cell office:value-type="float" office:value="5.759519" calcext:value-type="float">
            <text:p>5.759519</text:p>
          </table:table-cell>
          <table:table-cell office:value-type="float" office:value="3151.62" calcext:value-type="float">
            <text:p>3151.62</text:p>
          </table:table-cell>
          <table:table-cell office:value-type="float" office:value="0" calcext:value-type="float">
            <text:p>0</text:p>
          </table:table-cell>
          <table:table-cell office:value-type="float" office:value="-0.5881228" calcext:value-type="float">
            <text:p>-0.588122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4" calcext:value-type="float">
            <text:p>5112004</text:p>
          </table:table-cell>
          <table:table-cell office:value-type="float" office:value="8.184213" calcext:value-type="float">
            <text:p>8.184213</text:p>
          </table:table-cell>
          <table:table-cell office:value-type="float" office:value="450.1476" calcext:value-type="float">
            <text:p>450.147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88552" calcext:value-type="float">
            <text:p>0.1488552</text:p>
          </table:table-cell>
          <table:table-cell office:value-type="float" office:value="15.01107" calcext:value-type="float">
            <text:p>15.01107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733788" calcext:value-type="float">
            <text:p>0.03733788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6.10611" calcext:value-type="float">
            <text:p>16.10611</text:p>
          </table:table-cell>
          <table:table-cell office:value-type="float" office:value="-0.5461053" calcext:value-type="float">
            <text:p>-0.5461053</text:p>
          </table:table-cell>
          <table:table-cell office:value-type="float" office:value="-0.7575079" calcext:value-type="float">
            <text:p>-0.7575079</text:p>
          </table:table-cell>
          <table:table-cell office:value-type="float" office:value="0.00004569337" calcext:value-type="float">
            <text:p>4.569337E-05</text:p>
          </table:table-cell>
          <table:table-cell office:value-type="float" office:value="8.49896" calcext:value-type="float">
            <text:p>8.49896</text:p>
          </table:table-cell>
          <table:table-cell office:value-type="float" office:value="0.7922251" calcext:value-type="float">
            <text:p>0.7922251</text:p>
          </table:table-cell>
          <table:table-cell office:value-type="float" office:value="0.04049769" calcext:value-type="float">
            <text:p>0.04049769</text:p>
          </table:table-cell>
          <table:table-cell office:value-type="float" office:value="0.03096439" calcext:value-type="float">
            <text:p>0.03096439</text:p>
          </table:table-cell>
          <table:table-cell office:value-type="float" office:value="0.02415282" calcext:value-type="float">
            <text:p>0.02415282</text:p>
          </table:table-cell>
          <table:table-cell office:value-type="float" office:value="0.02060458" calcext:value-type="float">
            <text:p>0.02060458</text:p>
          </table:table-cell>
          <table:table-cell office:value-type="float" office:value="0.01919746" calcext:value-type="float">
            <text:p>0.01919746</text:p>
          </table:table-cell>
          <table:table-cell office:value-type="float" office:value="0.02347607" calcext:value-type="float">
            <text:p>0.02347607</text:p>
          </table:table-cell>
          <table:table-cell office:value-type="float" office:value="0.01838326" calcext:value-type="float">
            <text:p>0.01838326</text:p>
          </table:table-cell>
          <table:table-cell office:value-type="float" office:value="9.95719" calcext:value-type="float">
            <text:p>9.95719</text:p>
          </table:table-cell>
          <table:table-cell office:value-type="float" office:value="20.12313" calcext:value-type="float">
            <text:p>20.12313</text:p>
          </table:table-cell>
          <table:table-cell office:value-type="float" office:value="17.00763" calcext:value-type="float">
            <text:p>17.00763</text:p>
          </table:table-cell>
          <table:table-cell office:value-type="float" office:value="24.00336" calcext:value-type="float">
            <text:p>24.00336</text:p>
          </table:table-cell>
          <table:table-cell office:value-type="float" office:value="32.95076" calcext:value-type="float">
            <text:p>32.95076</text:p>
          </table:table-cell>
          <table:table-cell office:value-type="float" office:value="34.78336" calcext:value-type="float">
            <text:p>34.78336</text:p>
          </table:table-cell>
          <table:table-cell office:value-type="float" office:value="22.40051" calcext:value-type="float">
            <text:p>22.40051</text:p>
          </table:table-cell>
          <table:table-cell office:value-type="float" office:value="5.769325" calcext:value-type="float">
            <text:p>5.769325</text:p>
          </table:table-cell>
          <table:table-cell office:value-type="float" office:value="3165.408" calcext:value-type="float">
            <text:p>3165.408</text:p>
          </table:table-cell>
          <table:table-cell office:value-type="float" office:value="0" calcext:value-type="float">
            <text:p>0</text:p>
          </table:table-cell>
          <table:table-cell office:value-type="float" office:value="-0.5881537" calcext:value-type="float">
            <text:p>-0.588153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4" calcext:value-type="float">
            <text:p>6112004</text:p>
          </table:table-cell>
          <table:table-cell office:value-type="float" office:value="8.17636" calcext:value-type="float">
            <text:p>8.17636</text:p>
          </table:table-cell>
          <table:table-cell office:value-type="float" office:value="450.1391" calcext:value-type="float">
            <text:p>450.139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02545" calcext:value-type="float">
            <text:p>0.1502545</text:p>
          </table:table-cell>
          <table:table-cell office:value-type="float" office:value="15.01905" calcext:value-type="float">
            <text:p>15.01905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737292" calcext:value-type="float">
            <text:p>0.03737292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6.11054" calcext:value-type="float">
            <text:p>16.11054</text:p>
          </table:table-cell>
          <table:table-cell office:value-type="float" office:value="-0.5483849" calcext:value-type="float">
            <text:p>-0.5483849</text:p>
          </table:table-cell>
          <table:table-cell office:value-type="float" office:value="-0.7603733" calcext:value-type="float">
            <text:p>-0.7603733</text:p>
          </table:table-cell>
          <table:table-cell office:value-type="float" office:value="0.00004569337" calcext:value-type="float">
            <text:p>4.569337E-05</text:p>
          </table:table-cell>
          <table:table-cell office:value-type="float" office:value="8.48906" calcext:value-type="float">
            <text:p>8.48906</text:p>
          </table:table-cell>
          <table:table-cell office:value-type="float" office:value="0.8562275" calcext:value-type="float">
            <text:p>0.8562275</text:p>
          </table:table-cell>
          <table:table-cell office:value-type="float" office:value="0.04145331" calcext:value-type="float">
            <text:p>0.04145331</text:p>
          </table:table-cell>
          <table:table-cell office:value-type="float" office:value="0.03137379" calcext:value-type="float">
            <text:p>0.03137379</text:p>
          </table:table-cell>
          <table:table-cell office:value-type="float" office:value="0.02443133" calcext:value-type="float">
            <text:p>0.02443133</text:p>
          </table:table-cell>
          <table:table-cell office:value-type="float" office:value="0.02079262" calcext:value-type="float">
            <text:p>0.02079262</text:p>
          </table:table-cell>
          <table:table-cell office:value-type="float" office:value="0.01934517" calcext:value-type="float">
            <text:p>0.01934517</text:p>
          </table:table-cell>
          <table:table-cell office:value-type="float" office:value="0.02374798" calcext:value-type="float">
            <text:p>0.02374798</text:p>
          </table:table-cell>
          <table:table-cell office:value-type="float" office:value="0.01850942" calcext:value-type="float">
            <text:p>0.01850942</text:p>
          </table:table-cell>
          <table:table-cell office:value-type="float" office:value="10.44157" calcext:value-type="float">
            <text:p>10.44157</text:p>
          </table:table-cell>
          <table:table-cell office:value-type="float" office:value="19.99822" calcext:value-type="float">
            <text:p>19.99822</text:p>
          </table:table-cell>
          <table:table-cell office:value-type="float" office:value="17.13787" calcext:value-type="float">
            <text:p>17.13787</text:p>
          </table:table-cell>
          <table:table-cell office:value-type="float" office:value="24.03354" calcext:value-type="float">
            <text:p>24.03354</text:p>
          </table:table-cell>
          <table:table-cell office:value-type="float" office:value="32.89373" calcext:value-type="float">
            <text:p>32.89373</text:p>
          </table:table-cell>
          <table:table-cell office:value-type="float" office:value="34.65868" calcext:value-type="float">
            <text:p>34.65868</text:p>
          </table:table-cell>
          <table:table-cell office:value-type="float" office:value="22.40727" calcext:value-type="float">
            <text:p>22.40727</text:p>
          </table:table-cell>
          <table:table-cell office:value-type="float" office:value="5.779277" calcext:value-type="float">
            <text:p>5.779277</text:p>
          </table:table-cell>
          <table:table-cell office:value-type="float" office:value="3182.574" calcext:value-type="float">
            <text:p>3182.574</text:p>
          </table:table-cell>
          <table:table-cell office:value-type="float" office:value="0" calcext:value-type="float">
            <text:p>0</text:p>
          </table:table-cell>
          <table:table-cell office:value-type="float" office:value="-0.5883828" calcext:value-type="float">
            <text:p>-0.588382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4" calcext:value-type="float">
            <text:p>7112004</text:p>
          </table:table-cell>
          <table:table-cell office:value-type="float" office:value="8.169159" calcext:value-type="float">
            <text:p>8.169159</text:p>
          </table:table-cell>
          <table:table-cell office:value-type="float" office:value="450.1307" calcext:value-type="float">
            <text:p>450.130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07224" calcext:value-type="float">
            <text:p>0.1507224</text:p>
          </table:table-cell>
          <table:table-cell office:value-type="float" office:value="15.02723" calcext:value-type="float">
            <text:p>15.02723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74075" calcext:value-type="float">
            <text:p>0.0374075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6.11456" calcext:value-type="float">
            <text:p>16.11456</text:p>
          </table:table-cell>
          <table:table-cell office:value-type="float" office:value="-0.5493487" calcext:value-type="float">
            <text:p>-0.5493487</text:p>
          </table:table-cell>
          <table:table-cell office:value-type="float" office:value="-0.7615744" calcext:value-type="float">
            <text:p>-0.7615744</text:p>
          </table:table-cell>
          <table:table-cell office:value-type="float" office:value="0.00004569337" calcext:value-type="float">
            <text:p>4.569337E-05</text:p>
          </table:table-cell>
          <table:table-cell office:value-type="float" office:value="8.479574" calcext:value-type="float">
            <text:p>8.479574</text:p>
          </table:table-cell>
          <table:table-cell office:value-type="float" office:value="0.853395" calcext:value-type="float">
            <text:p>0.853395</text:p>
          </table:table-cell>
          <table:table-cell office:value-type="float" office:value="0.04313533" calcext:value-type="float">
            <text:p>0.04313533</text:p>
          </table:table-cell>
          <table:table-cell office:value-type="float" office:value="0.03178597" calcext:value-type="float">
            <text:p>0.03178597</text:p>
          </table:table-cell>
          <table:table-cell office:value-type="float" office:value="0.02469932" calcext:value-type="float">
            <text:p>0.02469932</text:p>
          </table:table-cell>
          <table:table-cell office:value-type="float" office:value="0.02094993" calcext:value-type="float">
            <text:p>0.02094993</text:p>
          </table:table-cell>
          <table:table-cell office:value-type="float" office:value="0.01947509" calcext:value-type="float">
            <text:p>0.01947509</text:p>
          </table:table-cell>
          <table:table-cell office:value-type="float" office:value="0.0239928" calcext:value-type="float">
            <text:p>0.0239928</text:p>
          </table:table-cell>
          <table:table-cell office:value-type="float" office:value="0.01863129" calcext:value-type="float">
            <text:p>0.01863129</text:p>
          </table:table-cell>
          <table:table-cell office:value-type="float" office:value="10.43024" calcext:value-type="float">
            <text:p>10.43024</text:p>
          </table:table-cell>
          <table:table-cell office:value-type="float" office:value="20.16916" calcext:value-type="float">
            <text:p>20.16916</text:p>
          </table:table-cell>
          <table:table-cell office:value-type="float" office:value="17.2843" calcext:value-type="float">
            <text:p>17.2843</text:p>
          </table:table-cell>
          <table:table-cell office:value-type="float" office:value="24.07444" calcext:value-type="float">
            <text:p>24.07444</text:p>
          </table:table-cell>
          <table:table-cell office:value-type="float" office:value="32.83205" calcext:value-type="float">
            <text:p>32.83205</text:p>
          </table:table-cell>
          <table:table-cell office:value-type="float" office:value="34.52552" calcext:value-type="float">
            <text:p>34.52552</text:p>
          </table:table-cell>
          <table:table-cell office:value-type="float" office:value="22.41392" calcext:value-type="float">
            <text:p>22.41392</text:p>
          </table:table-cell>
          <table:table-cell office:value-type="float" office:value="5.7895" calcext:value-type="float">
            <text:p>5.7895</text:p>
          </table:table-cell>
          <table:table-cell office:value-type="float" office:value="3196.4" calcext:value-type="float">
            <text:p>3196.4</text:p>
          </table:table-cell>
          <table:table-cell office:value-type="float" office:value="0" calcext:value-type="float">
            <text:p>0</text:p>
          </table:table-cell>
          <table:table-cell office:value-type="float" office:value="-0.5884607" calcext:value-type="float">
            <text:p>-0.588460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4" calcext:value-type="float">
            <text:p>8112004</text:p>
          </table:table-cell>
          <table:table-cell office:value-type="float" office:value="8.161936" calcext:value-type="float">
            <text:p>8.161936</text:p>
          </table:table-cell>
          <table:table-cell office:value-type="float" office:value="450.1223" calcext:value-type="float">
            <text:p>450.122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14386" calcext:value-type="float">
            <text:p>0.1514386</text:p>
          </table:table-cell>
          <table:table-cell office:value-type="float" office:value="15.03555" calcext:value-type="float">
            <text:p>15.03555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744183" calcext:value-type="float">
            <text:p>0.03744183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6.11807" calcext:value-type="float">
            <text:p>16.11807</text:p>
          </table:table-cell>
          <table:table-cell office:value-type="float" office:value="-0.549578" calcext:value-type="float">
            <text:p>-0.549578</text:p>
          </table:table-cell>
          <table:table-cell office:value-type="float" office:value="-0.7618683" calcext:value-type="float">
            <text:p>-0.7618683</text:p>
          </table:table-cell>
          <table:table-cell office:value-type="float" office:value="0.00004569337" calcext:value-type="float">
            <text:p>4.569337E-05</text:p>
          </table:table-cell>
          <table:table-cell office:value-type="float" office:value="8.469301" calcext:value-type="float">
            <text:p>8.469301</text:p>
          </table:table-cell>
          <table:table-cell office:value-type="float" office:value="0.8678703" calcext:value-type="float">
            <text:p>0.8678703</text:p>
          </table:table-cell>
          <table:table-cell office:value-type="float" office:value="0.0433476" calcext:value-type="float">
            <text:p>0.0433476</text:p>
          </table:table-cell>
          <table:table-cell office:value-type="float" office:value="0.03174863" calcext:value-type="float">
            <text:p>0.03174863</text:p>
          </table:table-cell>
          <table:table-cell office:value-type="float" office:value="0.02480463" calcext:value-type="float">
            <text:p>0.02480463</text:p>
          </table:table-cell>
          <table:table-cell office:value-type="float" office:value="0.02105955" calcext:value-type="float">
            <text:p>0.02105955</text:p>
          </table:table-cell>
          <table:table-cell office:value-type="float" office:value="0.01958534" calcext:value-type="float">
            <text:p>0.01958534</text:p>
          </table:table-cell>
          <table:table-cell office:value-type="float" office:value="0.02423476" calcext:value-type="float">
            <text:p>0.02423476</text:p>
          </table:table-cell>
          <table:table-cell office:value-type="float" office:value="0.01875406" calcext:value-type="float">
            <text:p>0.01875406</text:p>
          </table:table-cell>
          <table:table-cell office:value-type="float" office:value="9.986947" calcext:value-type="float">
            <text:p>9.986947</text:p>
          </table:table-cell>
          <table:table-cell office:value-type="float" office:value="20.53827" calcext:value-type="float">
            <text:p>20.53827</text:p>
          </table:table-cell>
          <table:table-cell office:value-type="float" office:value="17.4376" calcext:value-type="float">
            <text:p>17.4376</text:p>
          </table:table-cell>
          <table:table-cell office:value-type="float" office:value="24.12868" calcext:value-type="float">
            <text:p>24.12868</text:p>
          </table:table-cell>
          <table:table-cell office:value-type="float" office:value="32.78131" calcext:value-type="float">
            <text:p>32.78131</text:p>
          </table:table-cell>
          <table:table-cell office:value-type="float" office:value="34.39247" calcext:value-type="float">
            <text:p>34.39247</text:p>
          </table:table-cell>
          <table:table-cell office:value-type="float" office:value="22.4195" calcext:value-type="float">
            <text:p>22.4195</text:p>
          </table:table-cell>
          <table:table-cell office:value-type="float" office:value="5.799867" calcext:value-type="float">
            <text:p>5.799867</text:p>
          </table:table-cell>
          <table:table-cell office:value-type="float" office:value="3212.504" calcext:value-type="float">
            <text:p>3212.504</text:p>
          </table:table-cell>
          <table:table-cell office:value-type="float" office:value="0" calcext:value-type="float">
            <text:p>0</text:p>
          </table:table-cell>
          <table:table-cell office:value-type="float" office:value="-0.5884715" calcext:value-type="float">
            <text:p>-0.58847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4" calcext:value-type="float">
            <text:p>9112004</text:p>
          </table:table-cell>
          <table:table-cell office:value-type="float" office:value="8.153246" calcext:value-type="float">
            <text:p>8.153246</text:p>
          </table:table-cell>
          <table:table-cell office:value-type="float" office:value="450.115" calcext:value-type="float">
            <text:p>450.11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46401" calcext:value-type="float">
            <text:p>0.1546401</text:p>
          </table:table-cell>
          <table:table-cell office:value-type="float" office:value="15.05482" calcext:value-type="float">
            <text:p>15.05482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749482" calcext:value-type="float">
            <text:p>0.03749482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6.14012" calcext:value-type="float">
            <text:p>16.14012</text:p>
          </table:table-cell>
          <table:table-cell office:value-type="float" office:value="-0.5499145" calcext:value-type="float">
            <text:p>-0.5499145</text:p>
          </table:table-cell>
          <table:table-cell office:value-type="float" office:value="-0.7629472" calcext:value-type="float">
            <text:p>-0.7629472</text:p>
          </table:table-cell>
          <table:table-cell office:value-type="float" office:value="0.00004569337" calcext:value-type="float">
            <text:p>4.569337E-05</text:p>
          </table:table-cell>
          <table:table-cell office:value-type="float" office:value="8.460775" calcext:value-type="float">
            <text:p>8.460775</text:p>
          </table:table-cell>
          <table:table-cell office:value-type="float" office:value="0.7523339" calcext:value-type="float">
            <text:p>0.7523339</text:p>
          </table:table-cell>
          <table:table-cell office:value-type="float" office:value="0.2418071" calcext:value-type="float">
            <text:p>0.2418071</text:p>
          </table:table-cell>
          <table:table-cell office:value-type="float" office:value="0.09578545" calcext:value-type="float">
            <text:p>0.09578545</text:p>
          </table:table-cell>
          <table:table-cell office:value-type="float" office:value="0.0354732" calcext:value-type="float">
            <text:p>0.0354732</text:p>
          </table:table-cell>
          <table:table-cell office:value-type="float" office:value="0.02142365" calcext:value-type="float">
            <text:p>0.02142365</text:p>
          </table:table-cell>
          <table:table-cell office:value-type="float" office:value="0.01961891" calcext:value-type="float">
            <text:p>0.01961891</text:p>
          </table:table-cell>
          <table:table-cell office:value-type="float" office:value="0.02460789" calcext:value-type="float">
            <text:p>0.02460789</text:p>
          </table:table-cell>
          <table:table-cell office:value-type="float" office:value="0.01887062" calcext:value-type="float">
            <text:p>0.01887062</text:p>
          </table:table-cell>
          <table:table-cell office:value-type="float" office:value="2.102087" calcext:value-type="float">
            <text:p>2.102087</text:p>
          </table:table-cell>
          <table:table-cell office:value-type="float" office:value="7.280345" calcext:value-type="float">
            <text:p>7.280345</text:p>
          </table:table-cell>
          <table:table-cell office:value-type="float" office:value="19.80653" calcext:value-type="float">
            <text:p>19.80653</text:p>
          </table:table-cell>
          <table:table-cell office:value-type="float" office:value="27.00911" calcext:value-type="float">
            <text:p>27.00911</text:p>
          </table:table-cell>
          <table:table-cell office:value-type="float" office:value="33.43966" calcext:value-type="float">
            <text:p>33.43966</text:p>
          </table:table-cell>
          <table:table-cell office:value-type="float" office:value="34.45279" calcext:value-type="float">
            <text:p>34.45279</text:p>
          </table:table-cell>
          <table:table-cell office:value-type="float" office:value="22.31805" calcext:value-type="float">
            <text:p>22.31805</text:p>
          </table:table-cell>
          <table:table-cell office:value-type="float" office:value="5.817944" calcext:value-type="float">
            <text:p>5.817944</text:p>
          </table:table-cell>
          <table:table-cell office:value-type="float" office:value="3013.225" calcext:value-type="float">
            <text:p>3013.225</text:p>
          </table:table-cell>
          <table:table-cell office:value-type="float" office:value="0" calcext:value-type="float">
            <text:p>0</text:p>
          </table:table-cell>
          <table:table-cell office:value-type="float" office:value="-0.5884807" calcext:value-type="float">
            <text:p>-0.588480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4" calcext:value-type="float">
            <text:p>10112004</text:p>
          </table:table-cell>
          <table:table-cell office:value-type="float" office:value="8.138946" calcext:value-type="float">
            <text:p>8.138946</text:p>
          </table:table-cell>
          <table:table-cell office:value-type="float" office:value="450.1105" calcext:value-type="float">
            <text:p>450.110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427998" calcext:value-type="float">
            <text:p>0.1427998</text:p>
          </table:table-cell>
          <table:table-cell office:value-type="float" office:value="14.88828" calcext:value-type="float">
            <text:p>14.88828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766795" calcext:value-type="float">
            <text:p>0.03766795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6.37433" calcext:value-type="float">
            <text:p>16.37433</text:p>
          </table:table-cell>
          <table:table-cell office:value-type="float" office:value="-0.5500106" calcext:value-type="float">
            <text:p>-0.5500106</text:p>
          </table:table-cell>
          <table:table-cell office:value-type="float" office:value="-0.7654025" calcext:value-type="float">
            <text:p>-0.7654025</text:p>
          </table:table-cell>
          <table:table-cell office:value-type="float" office:value="0.00004569409" calcext:value-type="float">
            <text:p>4.569409E-05</text:p>
          </table:table-cell>
          <table:table-cell office:value-type="float" office:value="8.45699" calcext:value-type="float">
            <text:p>8.45699</text:p>
          </table:table-cell>
          <table:table-cell office:value-type="float" office:value="0.7465784" calcext:value-type="float">
            <text:p>0.7465784</text:p>
          </table:table-cell>
          <table:table-cell office:value-type="float" office:value="0.09716665" calcext:value-type="float">
            <text:p>0.09716665</text:p>
          </table:table-cell>
          <table:table-cell office:value-type="float" office:value="0.04754247" calcext:value-type="float">
            <text:p>0.04754247</text:p>
          </table:table-cell>
          <table:table-cell office:value-type="float" office:value="0.03022169" calcext:value-type="float">
            <text:p>0.03022169</text:p>
          </table:table-cell>
          <table:table-cell office:value-type="float" office:value="0.02303606" calcext:value-type="float">
            <text:p>0.02303606</text:p>
          </table:table-cell>
          <table:table-cell office:value-type="float" office:value="0.02067608" calcext:value-type="float">
            <text:p>0.02067608</text:p>
          </table:table-cell>
          <table:table-cell office:value-type="float" office:value="0.02484835" calcext:value-type="float">
            <text:p>0.02484835</text:p>
          </table:table-cell>
          <table:table-cell office:value-type="float" office:value="0.0189811" calcext:value-type="float">
            <text:p>0.0189811</text:p>
          </table:table-cell>
          <table:table-cell office:value-type="float" office:value="5.166513" calcext:value-type="float">
            <text:p>5.166513</text:p>
          </table:table-cell>
          <table:table-cell office:value-type="float" office:value="5.669261" calcext:value-type="float">
            <text:p>5.669261</text:p>
          </table:table-cell>
          <table:table-cell office:value-type="float" office:value="14.43793" calcext:value-type="float">
            <text:p>14.43793</text:p>
          </table:table-cell>
          <table:table-cell office:value-type="float" office:value="23.00342" calcext:value-type="float">
            <text:p>23.00342</text:p>
          </table:table-cell>
          <table:table-cell office:value-type="float" office:value="33.24553" calcext:value-type="float">
            <text:p>33.24553</text:p>
          </table:table-cell>
          <table:table-cell office:value-type="float" office:value="38.68556" calcext:value-type="float">
            <text:p>38.68556</text:p>
          </table:table-cell>
          <table:table-cell office:value-type="float" office:value="23.79207" calcext:value-type="float">
            <text:p>23.79207</text:p>
          </table:table-cell>
          <table:table-cell office:value-type="float" office:value="5.882566" calcext:value-type="float">
            <text:p>5.882566</text:p>
          </table:table-cell>
          <table:table-cell office:value-type="float" office:value="2856.264" calcext:value-type="float">
            <text:p>2856.264</text:p>
          </table:table-cell>
          <table:table-cell office:value-type="float" office:value="0" calcext:value-type="float">
            <text:p>0</text:p>
          </table:table-cell>
          <table:table-cell office:value-type="float" office:value="-0.5884851" calcext:value-type="float">
            <text:p>-0.588485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4" calcext:value-type="float">
            <text:p>11112004</text:p>
          </table:table-cell>
          <table:table-cell office:value-type="float" office:value="8.1269" calcext:value-type="float">
            <text:p>8.1269</text:p>
          </table:table-cell>
          <table:table-cell office:value-type="float" office:value="450.1051" calcext:value-type="float">
            <text:p>450.105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76748" calcext:value-type="float">
            <text:p>0.1376748</text:p>
          </table:table-cell>
          <table:table-cell office:value-type="float" office:value="14.73342" calcext:value-type="float">
            <text:p>14.73342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780305" calcext:value-type="float">
            <text:p>0.03780305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6.57331" calcext:value-type="float">
            <text:p>16.57331</text:p>
          </table:table-cell>
          <table:table-cell office:value-type="float" office:value="-0.5500756" calcext:value-type="float">
            <text:p>-0.5500756</text:p>
          </table:table-cell>
          <table:table-cell office:value-type="float" office:value="-0.7670196" calcext:value-type="float">
            <text:p>-0.7670196</text:p>
          </table:table-cell>
          <table:table-cell office:value-type="float" office:value="0.00004569409" calcext:value-type="float">
            <text:p>4.569409E-05</text:p>
          </table:table-cell>
          <table:table-cell office:value-type="float" office:value="8.451921" calcext:value-type="float">
            <text:p>8.451921</text:p>
          </table:table-cell>
          <table:table-cell office:value-type="float" office:value="0.7496749" calcext:value-type="float">
            <text:p>0.7496749</text:p>
          </table:table-cell>
          <table:table-cell office:value-type="float" office:value="0.07543831" calcext:value-type="float">
            <text:p>0.07543831</text:p>
          </table:table-cell>
          <table:table-cell office:value-type="float" office:value="0.03989984" calcext:value-type="float">
            <text:p>0.03989984</text:p>
          </table:table-cell>
          <table:table-cell office:value-type="float" office:value="0.02761599" calcext:value-type="float">
            <text:p>0.02761599</text:p>
          </table:table-cell>
          <table:table-cell office:value-type="float" office:value="0.02212846" calcext:value-type="float">
            <text:p>0.02212846</text:p>
          </table:table-cell>
          <table:table-cell office:value-type="float" office:value="0.02023665" calcext:value-type="float">
            <text:p>0.02023665</text:p>
          </table:table-cell>
          <table:table-cell office:value-type="float" office:value="0.02488969" calcext:value-type="float">
            <text:p>0.02488969</text:p>
          </table:table-cell>
          <table:table-cell office:value-type="float" office:value="0.01906727" calcext:value-type="float">
            <text:p>0.01906727</text:p>
          </table:table-cell>
          <table:table-cell office:value-type="float" office:value="8.574258" calcext:value-type="float">
            <text:p>8.574258</text:p>
          </table:table-cell>
          <table:table-cell office:value-type="float" office:value="6.79144" calcext:value-type="float">
            <text:p>6.79144</text:p>
          </table:table-cell>
          <table:table-cell office:value-type="float" office:value="13.75128" calcext:value-type="float">
            <text:p>13.75128</text:p>
          </table:table-cell>
          <table:table-cell office:value-type="float" office:value="21.96214" calcext:value-type="float">
            <text:p>21.96214</text:p>
          </table:table-cell>
          <table:table-cell office:value-type="float" office:value="31.72235" calcext:value-type="float">
            <text:p>31.72235</text:p>
          </table:table-cell>
          <table:table-cell office:value-type="float" office:value="36.90832" calcext:value-type="float">
            <text:p>36.90832</text:p>
          </table:table-cell>
          <table:table-cell office:value-type="float" office:value="24.41068" calcext:value-type="float">
            <text:p>24.41068</text:p>
          </table:table-cell>
          <table:table-cell office:value-type="float" office:value="6.018628" calcext:value-type="float">
            <text:p>6.018628</text:p>
          </table:table-cell>
          <table:table-cell office:value-type="float" office:value="2759.37" calcext:value-type="float">
            <text:p>2759.37</text:p>
          </table:table-cell>
          <table:table-cell office:value-type="float" office:value="0" calcext:value-type="float">
            <text:p>0</text:p>
          </table:table-cell>
          <table:table-cell office:value-type="float" office:value="-0.5884851" calcext:value-type="float">
            <text:p>-0.588485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4" calcext:value-type="float">
            <text:p>12112004</text:p>
          </table:table-cell>
          <table:table-cell office:value-type="float" office:value="8.118799" calcext:value-type="float">
            <text:p>8.118799</text:p>
          </table:table-cell>
          <table:table-cell office:value-type="float" office:value="450.0994" calcext:value-type="float">
            <text:p>450.099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39073" calcext:value-type="float">
            <text:p>0.1339073</text:p>
          </table:table-cell>
          <table:table-cell office:value-type="float" office:value="14.63406" calcext:value-type="float">
            <text:p>14.63406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788726" calcext:value-type="float">
            <text:p>0.03788726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6.69696" calcext:value-type="float">
            <text:p>16.69696</text:p>
          </table:table-cell>
          <table:table-cell office:value-type="float" office:value="-0.5500988" calcext:value-type="float">
            <text:p>-0.5500988</text:p>
          </table:table-cell>
          <table:table-cell office:value-type="float" office:value="-0.7675509" calcext:value-type="float">
            <text:p>-0.7675509</text:p>
          </table:table-cell>
          <table:table-cell office:value-type="float" office:value="0.00004569409" calcext:value-type="float">
            <text:p>4.569409E-05</text:p>
          </table:table-cell>
          <table:table-cell office:value-type="float" office:value="8.445009" calcext:value-type="float">
            <text:p>8.445009</text:p>
          </table:table-cell>
          <table:table-cell office:value-type="float" office:value="0.6396096" calcext:value-type="float">
            <text:p>0.6396096</text:p>
          </table:table-cell>
          <table:table-cell office:value-type="float" office:value="0.06496347" calcext:value-type="float">
            <text:p>0.06496347</text:p>
          </table:table-cell>
          <table:table-cell office:value-type="float" office:value="0.03756934" calcext:value-type="float">
            <text:p>0.03756934</text:p>
          </table:table-cell>
          <table:table-cell office:value-type="float" office:value="0.02708445" calcext:value-type="float">
            <text:p>0.02708445</text:p>
          </table:table-cell>
          <table:table-cell office:value-type="float" office:value="0.02194135" calcext:value-type="float">
            <text:p>0.02194135</text:p>
          </table:table-cell>
          <table:table-cell office:value-type="float" office:value="0.02018175" calcext:value-type="float">
            <text:p>0.02018175</text:p>
          </table:table-cell>
          <table:table-cell office:value-type="float" office:value="0.02492819" calcext:value-type="float">
            <text:p>0.02492819</text:p>
          </table:table-cell>
          <table:table-cell office:value-type="float" office:value="0.01915139" calcext:value-type="float">
            <text:p>0.01915139</text:p>
          </table:table-cell>
          <table:table-cell office:value-type="float" office:value="11.14389" calcext:value-type="float">
            <text:p>11.14389</text:p>
          </table:table-cell>
          <table:table-cell office:value-type="float" office:value="8.123751" calcext:value-type="float">
            <text:p>8.123751</text:p>
          </table:table-cell>
          <table:table-cell office:value-type="float" office:value="13.49174" calcext:value-type="float">
            <text:p>13.49174</text:p>
          </table:table-cell>
          <table:table-cell office:value-type="float" office:value="21.53475" calcext:value-type="float">
            <text:p>21.53475</text:p>
          </table:table-cell>
          <table:table-cell office:value-type="float" office:value="30.98737" calcext:value-type="float">
            <text:p>30.98737</text:p>
          </table:table-cell>
          <table:table-cell office:value-type="float" office:value="35.94253" calcext:value-type="float">
            <text:p>35.94253</text:p>
          </table:table-cell>
          <table:table-cell office:value-type="float" office:value="24.03371" calcext:value-type="float">
            <text:p>24.03371</text:p>
          </table:table-cell>
          <table:table-cell office:value-type="float" office:value="6.12018" calcext:value-type="float">
            <text:p>6.12018</text:p>
          </table:table-cell>
          <table:table-cell office:value-type="float" office:value="2702.372" calcext:value-type="float">
            <text:p>2702.372</text:p>
          </table:table-cell>
          <table:table-cell office:value-type="float" office:value="0" calcext:value-type="float">
            <text:p>0</text:p>
          </table:table-cell>
          <table:table-cell office:value-type="float" office:value="-0.5884851" calcext:value-type="float">
            <text:p>-0.588485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4" calcext:value-type="float">
            <text:p>13112004</text:p>
          </table:table-cell>
          <table:table-cell office:value-type="float" office:value="8.10885" calcext:value-type="float">
            <text:p>8.10885</text:p>
          </table:table-cell>
          <table:table-cell office:value-type="float" office:value="450.0948" calcext:value-type="float">
            <text:p>450.094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41414" calcext:value-type="float">
            <text:p>0.1341414</text:p>
          </table:table-cell>
          <table:table-cell office:value-type="float" office:value="14.59606" calcext:value-type="float">
            <text:p>14.59606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79585" calcext:value-type="float">
            <text:p>0.0379585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6.77307" calcext:value-type="float">
            <text:p>16.77307</text:p>
          </table:table-cell>
          <table:table-cell office:value-type="float" office:value="-0.5501333" calcext:value-type="float">
            <text:p>-0.5501333</text:p>
          </table:table-cell>
          <table:table-cell office:value-type="float" office:value="-0.7685295" calcext:value-type="float">
            <text:p>-0.7685295</text:p>
          </table:table-cell>
          <table:table-cell office:value-type="float" office:value="0.00004569409" calcext:value-type="float">
            <text:p>4.569409E-05</text:p>
          </table:table-cell>
          <table:table-cell office:value-type="float" office:value="8.438704" calcext:value-type="float">
            <text:p>8.438704</text:p>
          </table:table-cell>
          <table:table-cell office:value-type="float" office:value="0.5762159" calcext:value-type="float">
            <text:p>0.5762159</text:p>
          </table:table-cell>
          <table:table-cell office:value-type="float" office:value="0.2069815" calcext:value-type="float">
            <text:p>0.2069815</text:p>
          </table:table-cell>
          <table:table-cell office:value-type="float" office:value="0.06204443" calcext:value-type="float">
            <text:p>0.06204443</text:p>
          </table:table-cell>
          <table:table-cell office:value-type="float" office:value="0.0273359" calcext:value-type="float">
            <text:p>0.0273359</text:p>
          </table:table-cell>
          <table:table-cell office:value-type="float" office:value="0.02178982" calcext:value-type="float">
            <text:p>0.02178982</text:p>
          </table:table-cell>
          <table:table-cell office:value-type="float" office:value="0.02013315" calcext:value-type="float">
            <text:p>0.02013315</text:p>
          </table:table-cell>
          <table:table-cell office:value-type="float" office:value="0.02503236" calcext:value-type="float">
            <text:p>0.02503236</text:p>
          </table:table-cell>
          <table:table-cell office:value-type="float" office:value="0.01924903" calcext:value-type="float">
            <text:p>0.01924903</text:p>
          </table:table-cell>
          <table:table-cell office:value-type="float" office:value="3.867131" calcext:value-type="float">
            <text:p>3.867131</text:p>
          </table:table-cell>
          <table:table-cell office:value-type="float" office:value="9.503477" calcext:value-type="float">
            <text:p>9.503477</text:p>
          </table:table-cell>
          <table:table-cell office:value-type="float" office:value="14.9913" calcext:value-type="float">
            <text:p>14.9913</text:p>
          </table:table-cell>
          <table:table-cell office:value-type="float" office:value="21.81735" calcext:value-type="float">
            <text:p>21.81735</text:p>
          </table:table-cell>
          <table:table-cell office:value-type="float" office:value="30.75083" calcext:value-type="float">
            <text:p>30.75083</text:p>
          </table:table-cell>
          <table:table-cell office:value-type="float" office:value="35.22953" calcext:value-type="float">
            <text:p>35.22953</text:p>
          </table:table-cell>
          <table:table-cell office:value-type="float" office:value="23.65876" calcext:value-type="float">
            <text:p>23.65876</text:p>
          </table:table-cell>
          <table:table-cell office:value-type="float" office:value="6.177352" calcext:value-type="float">
            <text:p>6.177352</text:p>
          </table:table-cell>
          <table:table-cell office:value-type="float" office:value="2559.276" calcext:value-type="float">
            <text:p>2559.276</text:p>
          </table:table-cell>
          <table:table-cell office:value-type="float" office:value="0" calcext:value-type="float">
            <text:p>0</text:p>
          </table:table-cell>
          <table:table-cell office:value-type="float" office:value="-0.5884851" calcext:value-type="float">
            <text:p>-0.588485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4" calcext:value-type="float">
            <text:p>14112004</text:p>
          </table:table-cell>
          <table:table-cell office:value-type="float" office:value="8.09662" calcext:value-type="float">
            <text:p>8.09662</text:p>
          </table:table-cell>
          <table:table-cell office:value-type="float" office:value="450.0907" calcext:value-type="float">
            <text:p>450.090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27293" calcext:value-type="float">
            <text:p>0.127293</text:p>
          </table:table-cell>
          <table:table-cell office:value-type="float" office:value="14.48937" calcext:value-type="float">
            <text:p>14.48937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809628" calcext:value-type="float">
            <text:p>0.03809628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6.9307" calcext:value-type="float">
            <text:p>16.9307</text:p>
          </table:table-cell>
          <table:table-cell office:value-type="float" office:value="-0.5502091" calcext:value-type="float">
            <text:p>-0.5502091</text:p>
          </table:table-cell>
          <table:table-cell office:value-type="float" office:value="-0.7704402" calcext:value-type="float">
            <text:p>-0.7704402</text:p>
          </table:table-cell>
          <table:table-cell office:value-type="float" office:value="0.00004569409" calcext:value-type="float">
            <text:p>4.569409E-05</text:p>
          </table:table-cell>
          <table:table-cell office:value-type="float" office:value="8.43486" calcext:value-type="float">
            <text:p>8.43486</text:p>
          </table:table-cell>
          <table:table-cell office:value-type="float" office:value="0.6825001" calcext:value-type="float">
            <text:p>0.6825001</text:p>
          </table:table-cell>
          <table:table-cell office:value-type="float" office:value="0.08832774" calcext:value-type="float">
            <text:p>0.08832774</text:p>
          </table:table-cell>
          <table:table-cell office:value-type="float" office:value="0.04287357" calcext:value-type="float">
            <text:p>0.04287357</text:p>
          </table:table-cell>
          <table:table-cell office:value-type="float" office:value="0.02778708" calcext:value-type="float">
            <text:p>0.02778708</text:p>
          </table:table-cell>
          <table:table-cell office:value-type="float" office:value="0.02209069" calcext:value-type="float">
            <text:p>0.02209069</text:p>
          </table:table-cell>
          <table:table-cell office:value-type="float" office:value="0.02022049" calcext:value-type="float">
            <text:p>0.02022049</text:p>
          </table:table-cell>
          <table:table-cell office:value-type="float" office:value="0.02508448" calcext:value-type="float">
            <text:p>0.02508448</text:p>
          </table:table-cell>
          <table:table-cell office:value-type="float" office:value="0.01932746" calcext:value-type="float">
            <text:p>0.01932746</text:p>
          </table:table-cell>
          <table:table-cell office:value-type="float" office:value="6.005929" calcext:value-type="float">
            <text:p>6.005929</text:p>
          </table:table-cell>
          <table:table-cell office:value-type="float" office:value="6.635841" calcext:value-type="float">
            <text:p>6.635841</text:p>
          </table:table-cell>
          <table:table-cell office:value-type="float" office:value="12.62726" calcext:value-type="float">
            <text:p>12.62726</text:p>
          </table:table-cell>
          <table:table-cell office:value-type="float" office:value="20.90133" calcext:value-type="float">
            <text:p>20.90133</text:p>
          </table:table-cell>
          <table:table-cell office:value-type="float" office:value="31.05142" calcext:value-type="float">
            <text:p>31.05142</text:p>
          </table:table-cell>
          <table:table-cell office:value-type="float" office:value="36.46465" calcext:value-type="float">
            <text:p>36.46465</text:p>
          </table:table-cell>
          <table:table-cell office:value-type="float" office:value="23.83797" calcext:value-type="float">
            <text:p>23.83797</text:p>
          </table:table-cell>
          <table:table-cell office:value-type="float" office:value="6.211288" calcext:value-type="float">
            <text:p>6.211288</text:p>
          </table:table-cell>
          <table:table-cell office:value-type="float" office:value="2440.577" calcext:value-type="float">
            <text:p>2440.577</text:p>
          </table:table-cell>
          <table:table-cell office:value-type="float" office:value="0" calcext:value-type="float">
            <text:p>0</text:p>
          </table:table-cell>
          <table:table-cell office:value-type="float" office:value="-0.5884859" calcext:value-type="float">
            <text:p>-0.588485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4" calcext:value-type="float">
            <text:p>15112004</text:p>
          </table:table-cell>
          <table:table-cell office:value-type="float" office:value="8.088996" calcext:value-type="float">
            <text:p>8.088996</text:p>
          </table:table-cell>
          <table:table-cell office:value-type="float" office:value="450.0854" calcext:value-type="float">
            <text:p>450.085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236273" calcext:value-type="float">
            <text:p>0.1236273</text:p>
          </table:table-cell>
          <table:table-cell office:value-type="float" office:value="14.39382" calcext:value-type="float">
            <text:p>14.39382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818496" calcext:value-type="float">
            <text:p>0.03818496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04916" calcext:value-type="float">
            <text:p>17.04916</text:p>
          </table:table-cell>
          <table:table-cell office:value-type="float" office:value="-0.5502331" calcext:value-type="float">
            <text:p>-0.5502331</text:p>
          </table:table-cell>
          <table:table-cell office:value-type="float" office:value="-0.7709755" calcext:value-type="float">
            <text:p>-0.7709755</text:p>
          </table:table-cell>
          <table:table-cell office:value-type="float" office:value="0.00004569409" calcext:value-type="float">
            <text:p>4.569409E-05</text:p>
          </table:table-cell>
          <table:table-cell office:value-type="float" office:value="8.428189" calcext:value-type="float">
            <text:p>8.428189</text:p>
          </table:table-cell>
          <table:table-cell office:value-type="float" office:value="0.5726177" calcext:value-type="float">
            <text:p>0.5726177</text:p>
          </table:table-cell>
          <table:table-cell office:value-type="float" office:value="0.07451835" calcext:value-type="float">
            <text:p>0.07451835</text:p>
          </table:table-cell>
          <table:table-cell office:value-type="float" office:value="0.03975514" calcext:value-type="float">
            <text:p>0.03975514</text:p>
          </table:table-cell>
          <table:table-cell office:value-type="float" office:value="0.02736858" calcext:value-type="float">
            <text:p>0.02736858</text:p>
          </table:table-cell>
          <table:table-cell office:value-type="float" office:value="0.02204057" calcext:value-type="float">
            <text:p>0.02204057</text:p>
          </table:table-cell>
          <table:table-cell office:value-type="float" office:value="0.02026143" calcext:value-type="float">
            <text:p>0.02026143</text:p>
          </table:table-cell>
          <table:table-cell office:value-type="float" office:value="0.02520878" calcext:value-type="float">
            <text:p>0.02520878</text:p>
          </table:table-cell>
          <table:table-cell office:value-type="float" office:value="0.01940415" calcext:value-type="float">
            <text:p>0.01940415</text:p>
          </table:table-cell>
          <table:table-cell office:value-type="float" office:value="8.769685" calcext:value-type="float">
            <text:p>8.769685</text:p>
          </table:table-cell>
          <table:table-cell office:value-type="float" office:value="7.412724" calcext:value-type="float">
            <text:p>7.412724</text:p>
          </table:table-cell>
          <table:table-cell office:value-type="float" office:value="12.10867" calcext:value-type="float">
            <text:p>12.10867</text:p>
          </table:table-cell>
          <table:table-cell office:value-type="float" office:value="20.23549" calcext:value-type="float">
            <text:p>20.23549</text:p>
          </table:table-cell>
          <table:table-cell office:value-type="float" office:value="30.28404" calcext:value-type="float">
            <text:p>30.28404</text:p>
          </table:table-cell>
          <table:table-cell office:value-type="float" office:value="35.90397" calcext:value-type="float">
            <text:p>35.90397</text:p>
          </table:table-cell>
          <table:table-cell office:value-type="float" office:value="23.78768" calcext:value-type="float">
            <text:p>23.78768</text:p>
          </table:table-cell>
          <table:table-cell office:value-type="float" office:value="6.268381" calcext:value-type="float">
            <text:p>6.268381</text:p>
          </table:table-cell>
          <table:table-cell office:value-type="float" office:value="2393.958" calcext:value-type="float">
            <text:p>2393.958</text:p>
          </table:table-cell>
          <table:table-cell office:value-type="float" office:value="0" calcext:value-type="float">
            <text:p>0</text:p>
          </table:table-cell>
          <table:table-cell office:value-type="float" office:value="-0.5884859" calcext:value-type="float">
            <text:p>-0.588485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4" calcext:value-type="float">
            <text:p>16112004</text:p>
          </table:table-cell>
          <table:table-cell office:value-type="float" office:value="8.082717" calcext:value-type="float">
            <text:p>8.082717</text:p>
          </table:table-cell>
          <table:table-cell office:value-type="float" office:value="450.0804" calcext:value-type="float">
            <text:p>450.080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21053" calcext:value-type="float">
            <text:p>0.121053</text:p>
          </table:table-cell>
          <table:table-cell office:value-type="float" office:value="14.34297" calcext:value-type="float">
            <text:p>14.34297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824418" calcext:value-type="float">
            <text:p>0.03824418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11532" calcext:value-type="float">
            <text:p>17.11532</text:p>
          </table:table-cell>
          <table:table-cell office:value-type="float" office:value="-0.5502442" calcext:value-type="float">
            <text:p>-0.5502442</text:p>
          </table:table-cell>
          <table:table-cell office:value-type="float" office:value="-0.7712142" calcext:value-type="float">
            <text:p>-0.7712142</text:p>
          </table:table-cell>
          <table:table-cell office:value-type="float" office:value="0.00004569409" calcext:value-type="float">
            <text:p>4.569409E-05</text:p>
          </table:table-cell>
          <table:table-cell office:value-type="float" office:value="8.420276" calcext:value-type="float">
            <text:p>8.420276</text:p>
          </table:table-cell>
          <table:table-cell office:value-type="float" office:value="0.4272435" calcext:value-type="float">
            <text:p>0.4272435</text:p>
          </table:table-cell>
          <table:table-cell office:value-type="float" office:value="0.0615705" calcext:value-type="float">
            <text:p>0.0615705</text:p>
          </table:table-cell>
          <table:table-cell office:value-type="float" office:value="0.03871134" calcext:value-type="float">
            <text:p>0.03871134</text:p>
          </table:table-cell>
          <table:table-cell office:value-type="float" office:value="0.02759732" calcext:value-type="float">
            <text:p>0.02759732</text:p>
          </table:table-cell>
          <table:table-cell office:value-type="float" office:value="0.02231181" calcext:value-type="float">
            <text:p>0.02231181</text:p>
          </table:table-cell>
          <table:table-cell office:value-type="float" office:value="0.02046335" calcext:value-type="float">
            <text:p>0.02046335</text:p>
          </table:table-cell>
          <table:table-cell office:value-type="float" office:value="0.02541261" calcext:value-type="float">
            <text:p>0.02541261</text:p>
          </table:table-cell>
          <table:table-cell office:value-type="float" office:value="0.01949145" calcext:value-type="float">
            <text:p>0.01949145</text:p>
          </table:table-cell>
          <table:table-cell office:value-type="float" office:value="9.72446" calcext:value-type="float">
            <text:p>9.72446</text:p>
          </table:table-cell>
          <table:table-cell office:value-type="float" office:value="8.434792" calcext:value-type="float">
            <text:p>8.434792</text:p>
          </table:table-cell>
          <table:table-cell office:value-type="float" office:value="12.10207" calcext:value-type="float">
            <text:p>12.10207</text:p>
          </table:table-cell>
          <table:table-cell office:value-type="float" office:value="20.08139" calcext:value-type="float">
            <text:p>20.08139</text:p>
          </table:table-cell>
          <table:table-cell office:value-type="float" office:value="29.9669" calcext:value-type="float">
            <text:p>29.9669</text:p>
          </table:table-cell>
          <table:table-cell office:value-type="float" office:value="35.2906" calcext:value-type="float">
            <text:p>35.2906</text:p>
          </table:table-cell>
          <table:table-cell office:value-type="float" office:value="23.55371" calcext:value-type="float">
            <text:p>23.55371</text:p>
          </table:table-cell>
          <table:table-cell office:value-type="float" office:value="6.305048" calcext:value-type="float">
            <text:p>6.305048</text:p>
          </table:table-cell>
          <table:table-cell office:value-type="float" office:value="2387.492" calcext:value-type="float">
            <text:p>2387.492</text:p>
          </table:table-cell>
          <table:table-cell office:value-type="float" office:value="0" calcext:value-type="float">
            <text:p>0</text:p>
          </table:table-cell>
          <table:table-cell office:value-type="float" office:value="-0.5884859" calcext:value-type="float">
            <text:p>-0.58848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4" calcext:value-type="float">
            <text:p>17112004</text:p>
          </table:table-cell>
          <table:table-cell office:value-type="float" office:value="8.077452" calcext:value-type="float">
            <text:p>8.077452</text:p>
          </table:table-cell>
          <table:table-cell office:value-type="float" office:value="450.0761" calcext:value-type="float">
            <text:p>450.076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199346" calcext:value-type="float">
            <text:p>0.1199346</text:p>
          </table:table-cell>
          <table:table-cell office:value-type="float" office:value="14.32354" calcext:value-type="float">
            <text:p>14.32354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828715" calcext:value-type="float">
            <text:p>0.03828715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14526" calcext:value-type="float">
            <text:p>17.14526</text:p>
          </table:table-cell>
          <table:table-cell office:value-type="float" office:value="-0.5502504" calcext:value-type="float">
            <text:p>-0.5502504</text:p>
          </table:table-cell>
          <table:table-cell office:value-type="float" office:value="-0.771349" calcext:value-type="float">
            <text:p>-0.771349</text:p>
          </table:table-cell>
          <table:table-cell office:value-type="float" office:value="0.00004569409" calcext:value-type="float">
            <text:p>4.569409E-05</text:p>
          </table:table-cell>
          <table:table-cell office:value-type="float" office:value="8.412758" calcext:value-type="float">
            <text:p>8.412758</text:p>
          </table:table-cell>
          <table:table-cell office:value-type="float" office:value="0.3384889" calcext:value-type="float">
            <text:p>0.3384889</text:p>
          </table:table-cell>
          <table:table-cell office:value-type="float" office:value="0.05375301" calcext:value-type="float">
            <text:p>0.05375301</text:p>
          </table:table-cell>
          <table:table-cell office:value-type="float" office:value="0.03829592" calcext:value-type="float">
            <text:p>0.03829592</text:p>
          </table:table-cell>
          <table:table-cell office:value-type="float" office:value="0.02799739" calcext:value-type="float">
            <text:p>0.02799739</text:p>
          </table:table-cell>
          <table:table-cell office:value-type="float" office:value="0.02269605" calcext:value-type="float">
            <text:p>0.02269605</text:p>
          </table:table-cell>
          <table:table-cell office:value-type="float" office:value="0.02078561" calcext:value-type="float">
            <text:p>0.02078561</text:p>
          </table:table-cell>
          <table:table-cell office:value-type="float" office:value="0.02569946" calcext:value-type="float">
            <text:p>0.02569946</text:p>
          </table:table-cell>
          <table:table-cell office:value-type="float" office:value="0.01958552" calcext:value-type="float">
            <text:p>0.01958552</text:p>
          </table:table-cell>
          <table:table-cell office:value-type="float" office:value="9.80907" calcext:value-type="float">
            <text:p>9.80907</text:p>
          </table:table-cell>
          <table:table-cell office:value-type="float" office:value="11.25791" calcext:value-type="float">
            <text:p>11.25791</text:p>
          </table:table-cell>
          <table:table-cell office:value-type="float" office:value="12.11782" calcext:value-type="float">
            <text:p>12.11782</text:p>
          </table:table-cell>
          <table:table-cell office:value-type="float" office:value="19.87358" calcext:value-type="float">
            <text:p>19.87358</text:p>
          </table:table-cell>
          <table:table-cell office:value-type="float" office:value="29.66846" calcext:value-type="float">
            <text:p>29.66846</text:p>
          </table:table-cell>
          <table:table-cell office:value-type="float" office:value="34.75755" calcext:value-type="float">
            <text:p>34.75755</text:p>
          </table:table-cell>
          <table:table-cell office:value-type="float" office:value="23.41796" calcext:value-type="float">
            <text:p>23.41796</text:p>
          </table:table-cell>
          <table:table-cell office:value-type="float" office:value="6.314712" calcext:value-type="float">
            <text:p>6.314712</text:p>
          </table:table-cell>
          <table:table-cell office:value-type="float" office:value="2389.94" calcext:value-type="float">
            <text:p>2389.94</text:p>
          </table:table-cell>
          <table:table-cell office:value-type="float" office:value="0" calcext:value-type="float">
            <text:p>0</text:p>
          </table:table-cell>
          <table:table-cell office:value-type="float" office:value="-0.5884859" calcext:value-type="float">
            <text:p>-0.588485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4" calcext:value-type="float">
            <text:p>18112004</text:p>
          </table:table-cell>
          <table:table-cell office:value-type="float" office:value="8.071889" calcext:value-type="float">
            <text:p>8.071889</text:p>
          </table:table-cell>
          <table:table-cell office:value-type="float" office:value="450.0721" calcext:value-type="float">
            <text:p>450.072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194148" calcext:value-type="float">
            <text:p>0.1194148</text:p>
          </table:table-cell>
          <table:table-cell office:value-type="float" office:value="14.32222" calcext:value-type="float">
            <text:p>14.32222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832415" calcext:value-type="float">
            <text:p>0.03832415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15709" calcext:value-type="float">
            <text:p>17.15709</text:p>
          </table:table-cell>
          <table:table-cell office:value-type="float" office:value="-0.5502561" calcext:value-type="float">
            <text:p>-0.5502561</text:p>
          </table:table-cell>
          <table:table-cell office:value-type="float" office:value="-0.7714798" calcext:value-type="float">
            <text:p>-0.7714798</text:p>
          </table:table-cell>
          <table:table-cell office:value-type="float" office:value="0.00004569409" calcext:value-type="float">
            <text:p>4.569409E-05</text:p>
          </table:table-cell>
          <table:table-cell office:value-type="float" office:value="8.404711" calcext:value-type="float">
            <text:p>8.404711</text:p>
          </table:table-cell>
          <table:table-cell office:value-type="float" office:value="0.2912832" calcext:value-type="float">
            <text:p>0.2912832</text:p>
          </table:table-cell>
          <table:table-cell office:value-type="float" office:value="0.04653953" calcext:value-type="float">
            <text:p>0.04653953</text:p>
          </table:table-cell>
          <table:table-cell office:value-type="float" office:value="0.03795518" calcext:value-type="float">
            <text:p>0.03795518</text:p>
          </table:table-cell>
          <table:table-cell office:value-type="float" office:value="0.02825374" calcext:value-type="float">
            <text:p>0.02825374</text:p>
          </table:table-cell>
          <table:table-cell office:value-type="float" office:value="0.02295063" calcext:value-type="float">
            <text:p>0.02295063</text:p>
          </table:table-cell>
          <table:table-cell office:value-type="float" office:value="0.02100825" calcext:value-type="float">
            <text:p>0.02100825</text:p>
          </table:table-cell>
          <table:table-cell office:value-type="float" office:value="0.02598247" calcext:value-type="float">
            <text:p>0.02598247</text:p>
          </table:table-cell>
          <table:table-cell office:value-type="float" office:value="0.01968282" calcext:value-type="float">
            <text:p>0.01968282</text:p>
          </table:table-cell>
          <table:table-cell office:value-type="float" office:value="10.02917" calcext:value-type="float">
            <text:p>10.02917</text:p>
          </table:table-cell>
          <table:table-cell office:value-type="float" office:value="12.08988" calcext:value-type="float">
            <text:p>12.08988</text:p>
          </table:table-cell>
          <table:table-cell office:value-type="float" office:value="12.40448" calcext:value-type="float">
            <text:p>12.40448</text:p>
          </table:table-cell>
          <table:table-cell office:value-type="float" office:value="19.97905" calcext:value-type="float">
            <text:p>19.97905</text:p>
          </table:table-cell>
          <table:table-cell office:value-type="float" office:value="29.51685" calcext:value-type="float">
            <text:p>29.51685</text:p>
          </table:table-cell>
          <table:table-cell office:value-type="float" office:value="34.32199" calcext:value-type="float">
            <text:p>34.32199</text:p>
          </table:table-cell>
          <table:table-cell office:value-type="float" office:value="23.30616" calcext:value-type="float">
            <text:p>23.30616</text:p>
          </table:table-cell>
          <table:table-cell office:value-type="float" office:value="6.319827" calcext:value-type="float">
            <text:p>6.319827</text:p>
          </table:table-cell>
          <table:table-cell office:value-type="float" office:value="2394.97" calcext:value-type="float">
            <text:p>2394.97</text:p>
          </table:table-cell>
          <table:table-cell office:value-type="float" office:value="0" calcext:value-type="float">
            <text:p>0</text:p>
          </table:table-cell>
          <table:table-cell office:value-type="float" office:value="-0.5884859" calcext:value-type="float">
            <text:p>-0.588485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4" calcext:value-type="float">
            <text:p>19112004</text:p>
          </table:table-cell>
          <table:table-cell office:value-type="float" office:value="8.064897" calcext:value-type="float">
            <text:p>8.064897</text:p>
          </table:table-cell>
          <table:table-cell office:value-type="float" office:value="450.0698" calcext:value-type="float">
            <text:p>450.069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532032" calcext:value-type="float">
            <text:p>0.1532032</text:p>
          </table:table-cell>
          <table:table-cell office:value-type="float" office:value="14.33453" calcext:value-type="float">
            <text:p>14.33453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836207" calcext:value-type="float">
            <text:p>0.03836207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16785" calcext:value-type="float">
            <text:p>17.16785</text:p>
          </table:table-cell>
          <table:table-cell office:value-type="float" office:value="-0.5502668" calcext:value-type="float">
            <text:p>-0.5502668</text:p>
          </table:table-cell>
          <table:table-cell office:value-type="float" office:value="-0.7719283" calcext:value-type="float">
            <text:p>-0.7719283</text:p>
          </table:table-cell>
          <table:table-cell office:value-type="float" office:value="0.00004569409" calcext:value-type="float">
            <text:p>4.569409E-05</text:p>
          </table:table-cell>
          <table:table-cell office:value-type="float" office:value="8.398212" calcext:value-type="float">
            <text:p>8.398212</text:p>
          </table:table-cell>
          <table:table-cell office:value-type="float" office:value="0.6382614" calcext:value-type="float">
            <text:p>0.6382614</text:p>
          </table:table-cell>
          <table:table-cell office:value-type="float" office:value="0.5125588" calcext:value-type="float">
            <text:p>0.5125588</text:p>
          </table:table-cell>
          <table:table-cell office:value-type="float" office:value="0.5181288" calcext:value-type="float">
            <text:p>0.5181288</text:p>
          </table:table-cell>
          <table:table-cell office:value-type="float" office:value="0.3205895" calcext:value-type="float">
            <text:p>0.3205895</text:p>
          </table:table-cell>
          <table:table-cell office:value-type="float" office:value="0.02435459" calcext:value-type="float">
            <text:p>0.02435459</text:p>
          </table:table-cell>
          <table:table-cell office:value-type="float" office:value="0.02141197" calcext:value-type="float">
            <text:p>0.02141197</text:p>
          </table:table-cell>
          <table:table-cell office:value-type="float" office:value="0.02624623" calcext:value-type="float">
            <text:p>0.02624623</text:p>
          </table:table-cell>
          <table:table-cell office:value-type="float" office:value="0.01978632" calcext:value-type="float">
            <text:p>0.01978632</text:p>
          </table:table-cell>
          <table:table-cell office:value-type="float" office:value="12.81752" calcext:value-type="float">
            <text:p>12.81752</text:p>
          </table:table-cell>
          <table:table-cell office:value-type="float" office:value="12.05146" calcext:value-type="float">
            <text:p>12.05146</text:p>
          </table:table-cell>
          <table:table-cell office:value-type="float" office:value="13.43835" calcext:value-type="float">
            <text:p>13.43835</text:p>
          </table:table-cell>
          <table:table-cell office:value-type="float" office:value="18.72571" calcext:value-type="float">
            <text:p>18.72571</text:p>
          </table:table-cell>
          <table:table-cell office:value-type="float" office:value="29.66578" calcext:value-type="float">
            <text:p>29.66578</text:p>
          </table:table-cell>
          <table:table-cell office:value-type="float" office:value="34.16548" calcext:value-type="float">
            <text:p>34.16548</text:p>
          </table:table-cell>
          <table:table-cell office:value-type="float" office:value="23.08046" calcext:value-type="float">
            <text:p>23.08046</text:p>
          </table:table-cell>
          <table:table-cell office:value-type="float" office:value="6.334148" calcext:value-type="float">
            <text:p>6.334148</text:p>
          </table:table-cell>
          <table:table-cell office:value-type="float" office:value="2364.103" calcext:value-type="float">
            <text:p>2364.103</text:p>
          </table:table-cell>
          <table:table-cell office:value-type="float" office:value="0" calcext:value-type="float">
            <text:p>0</text:p>
          </table:table-cell>
          <table:table-cell office:value-type="float" office:value="-0.5884859" calcext:value-type="float">
            <text:p>-0.58848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4" calcext:value-type="float">
            <text:p>20112004</text:p>
          </table:table-cell>
          <table:table-cell office:value-type="float" office:value="8.059087" calcext:value-type="float">
            <text:p>8.059087</text:p>
          </table:table-cell>
          <table:table-cell office:value-type="float" office:value="450.0679" calcext:value-type="float">
            <text:p>450.067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924519" calcext:value-type="float">
            <text:p>0.1924519</text:p>
          </table:table-cell>
          <table:table-cell office:value-type="float" office:value="14.35609" calcext:value-type="float">
            <text:p>14.35609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841119" calcext:value-type="float">
            <text:p>0.03841119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20505" calcext:value-type="float">
            <text:p>17.20505</text:p>
          </table:table-cell>
          <table:table-cell office:value-type="float" office:value="-0.5502951" calcext:value-type="float">
            <text:p>-0.5502951</text:p>
          </table:table-cell>
          <table:table-cell office:value-type="float" office:value="-0.7725899" calcext:value-type="float">
            <text:p>-0.7725899</text:p>
          </table:table-cell>
          <table:table-cell office:value-type="float" office:value="0.00004569409" calcext:value-type="float">
            <text:p>4.569409E-05</text:p>
          </table:table-cell>
          <table:table-cell office:value-type="float" office:value="8.394711" calcext:value-type="float">
            <text:p>8.394711</text:p>
          </table:table-cell>
          <table:table-cell office:value-type="float" office:value="0.7884346" calcext:value-type="float">
            <text:p>0.7884346</text:p>
          </table:table-cell>
          <table:table-cell office:value-type="float" office:value="0.7412856" calcext:value-type="float">
            <text:p>0.7412856</text:p>
          </table:table-cell>
          <table:table-cell office:value-type="float" office:value="0.8201708" calcext:value-type="float">
            <text:p>0.8201708</text:p>
          </table:table-cell>
          <table:table-cell office:value-type="float" office:value="0.5513353" calcext:value-type="float">
            <text:p>0.5513353</text:p>
          </table:table-cell>
          <table:table-cell office:value-type="float" office:value="0.02611545" calcext:value-type="float">
            <text:p>0.02611545</text:p>
          </table:table-cell>
          <table:table-cell office:value-type="float" office:value="0.02197936" calcext:value-type="float">
            <text:p>0.02197936</text:p>
          </table:table-cell>
          <table:table-cell office:value-type="float" office:value="0.02642705" calcext:value-type="float">
            <text:p>0.02642705</text:p>
          </table:table-cell>
          <table:table-cell office:value-type="float" office:value="0.01991708" calcext:value-type="float">
            <text:p>0.01991708</text:p>
          </table:table-cell>
          <table:table-cell office:value-type="float" office:value="17.4579" calcext:value-type="float">
            <text:p>17.4579</text:p>
          </table:table-cell>
          <table:table-cell office:value-type="float" office:value="11.82601" calcext:value-type="float">
            <text:p>11.82601</text:p>
          </table:table-cell>
          <table:table-cell office:value-type="float" office:value="13.32018" calcext:value-type="float">
            <text:p>13.32018</text:p>
          </table:table-cell>
          <table:table-cell office:value-type="float" office:value="18.96339" calcext:value-type="float">
            <text:p>18.96339</text:p>
          </table:table-cell>
          <table:table-cell office:value-type="float" office:value="29.99506" calcext:value-type="float">
            <text:p>29.99506</text:p>
          </table:table-cell>
          <table:table-cell office:value-type="float" office:value="33.99858" calcext:value-type="float">
            <text:p>33.99858</text:p>
          </table:table-cell>
          <table:table-cell office:value-type="float" office:value="22.36071" calcext:value-type="float">
            <text:p>22.36071</text:p>
          </table:table-cell>
          <table:table-cell office:value-type="float" office:value="6.404954" calcext:value-type="float">
            <text:p>6.404954</text:p>
          </table:table-cell>
          <table:table-cell office:value-type="float" office:value="2353.531" calcext:value-type="float">
            <text:p>2353.531</text:p>
          </table:table-cell>
          <table:table-cell office:value-type="float" office:value="0" calcext:value-type="float">
            <text:p>0</text:p>
          </table:table-cell>
          <table:table-cell office:value-type="float" office:value="-0.5884859" calcext:value-type="float">
            <text:p>-0.588485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4" calcext:value-type="float">
            <text:p>21112004</text:p>
          </table:table-cell>
          <table:table-cell office:value-type="float" office:value="8.05346" calcext:value-type="float">
            <text:p>8.05346</text:p>
          </table:table-cell>
          <table:table-cell office:value-type="float" office:value="450.0665" calcext:value-type="float">
            <text:p>450.066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215879" calcext:value-type="float">
            <text:p>0.215879</text:p>
          </table:table-cell>
          <table:table-cell office:value-type="float" office:value="14.38897" calcext:value-type="float">
            <text:p>14.38897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845343" calcext:value-type="float">
            <text:p>0.03845343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23423" calcext:value-type="float">
            <text:p>17.23423</text:p>
          </table:table-cell>
          <table:table-cell office:value-type="float" office:value="-0.5503325" calcext:value-type="float">
            <text:p>-0.5503325</text:p>
          </table:table-cell>
          <table:table-cell office:value-type="float" office:value="-0.7731713" calcext:value-type="float">
            <text:p>-0.7731713</text:p>
          </table:table-cell>
          <table:table-cell office:value-type="float" office:value="0.00004569409" calcext:value-type="float">
            <text:p>4.569409E-05</text:p>
          </table:table-cell>
          <table:table-cell office:value-type="float" office:value="8.391062" calcext:value-type="float">
            <text:p>8.391062</text:p>
          </table:table-cell>
          <table:table-cell office:value-type="float" office:value="0.7635481" calcext:value-type="float">
            <text:p>0.7635481</text:p>
          </table:table-cell>
          <table:table-cell office:value-type="float" office:value="0.8803046" calcext:value-type="float">
            <text:p>0.8803046</text:p>
          </table:table-cell>
          <table:table-cell office:value-type="float" office:value="1.009489" calcext:value-type="float">
            <text:p>1.009489</text:p>
          </table:table-cell>
          <table:table-cell office:value-type="float" office:value="0.6855841" calcext:value-type="float">
            <text:p>0.6855841</text:p>
          </table:table-cell>
          <table:table-cell office:value-type="float" office:value="0.02803896" calcext:value-type="float">
            <text:p>0.02803896</text:p>
          </table:table-cell>
          <table:table-cell office:value-type="float" office:value="0.02232852" calcext:value-type="float">
            <text:p>0.02232852</text:p>
          </table:table-cell>
          <table:table-cell office:value-type="float" office:value="0.02668592" calcext:value-type="float">
            <text:p>0.02668592</text:p>
          </table:table-cell>
          <table:table-cell office:value-type="float" office:value="0.02003783" calcext:value-type="float">
            <text:p>0.02003783</text:p>
          </table:table-cell>
          <table:table-cell office:value-type="float" office:value="18.18575" calcext:value-type="float">
            <text:p>18.18575</text:p>
          </table:table-cell>
          <table:table-cell office:value-type="float" office:value="13.6162" calcext:value-type="float">
            <text:p>13.6162</text:p>
          </table:table-cell>
          <table:table-cell office:value-type="float" office:value="14.09969" calcext:value-type="float">
            <text:p>14.09969</text:p>
          </table:table-cell>
          <table:table-cell office:value-type="float" office:value="19.30981" calcext:value-type="float">
            <text:p>19.30981</text:p>
          </table:table-cell>
          <table:table-cell office:value-type="float" office:value="29.82572" calcext:value-type="float">
            <text:p>29.82572</text:p>
          </table:table-cell>
          <table:table-cell office:value-type="float" office:value="33.35692" calcext:value-type="float">
            <text:p>33.35692</text:p>
          </table:table-cell>
          <table:table-cell office:value-type="float" office:value="21.88689" calcext:value-type="float">
            <text:p>21.88689</text:p>
          </table:table-cell>
          <table:table-cell office:value-type="float" office:value="6.451624" calcext:value-type="float">
            <text:p>6.451624</text:p>
          </table:table-cell>
          <table:table-cell office:value-type="float" office:value="2336.695" calcext:value-type="float">
            <text:p>2336.695</text:p>
          </table:table-cell>
          <table:table-cell office:value-type="float" office:value="0" calcext:value-type="float">
            <text:p>0</text:p>
          </table:table-cell>
          <table:table-cell office:value-type="float" office:value="-0.5884859" calcext:value-type="float">
            <text:p>-0.588485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4" calcext:value-type="float">
            <text:p>22112004</text:p>
          </table:table-cell>
          <table:table-cell office:value-type="float" office:value="8.043344" calcext:value-type="float">
            <text:p>8.043344</text:p>
          </table:table-cell>
          <table:table-cell office:value-type="float" office:value="450.0672" calcext:value-type="float">
            <text:p>450.067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2555586" calcext:value-type="float">
            <text:p>0.2555586</text:p>
          </table:table-cell>
          <table:table-cell office:value-type="float" office:value="14.51902" calcext:value-type="float">
            <text:p>14.51902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849339" calcext:value-type="float">
            <text:p>0.03849339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2566" calcext:value-type="float">
            <text:p>17.2566</text:p>
          </table:table-cell>
          <table:table-cell office:value-type="float" office:value="-0.5504695" calcext:value-type="float">
            <text:p>-0.5504695</text:p>
          </table:table-cell>
          <table:table-cell office:value-type="float" office:value="-0.7758042" calcext:value-type="float">
            <text:p>-0.7758042</text:p>
          </table:table-cell>
          <table:table-cell office:value-type="float" office:value="0.00004569409" calcext:value-type="float">
            <text:p>4.569409E-05</text:p>
          </table:table-cell>
          <table:table-cell office:value-type="float" office:value="8.390708" calcext:value-type="float">
            <text:p>8.390708</text:p>
          </table:table-cell>
          <table:table-cell office:value-type="float" office:value="0.9389269" calcext:value-type="float">
            <text:p>0.9389269</text:p>
          </table:table-cell>
          <table:table-cell office:value-type="float" office:value="1.122795" calcext:value-type="float">
            <text:p>1.122795</text:p>
          </table:table-cell>
          <table:table-cell office:value-type="float" office:value="1.280303" calcext:value-type="float">
            <text:p>1.280303</text:p>
          </table:table-cell>
          <table:table-cell office:value-type="float" office:value="0.8127841" calcext:value-type="float">
            <text:p>0.8127841</text:p>
          </table:table-cell>
          <table:table-cell office:value-type="float" office:value="0.02821629" calcext:value-type="float">
            <text:p>0.02821629</text:p>
          </table:table-cell>
          <table:table-cell office:value-type="float" office:value="0.02223636" calcext:value-type="float">
            <text:p>0.02223636</text:p>
          </table:table-cell>
          <table:table-cell office:value-type="float" office:value="0.02688876" calcext:value-type="float">
            <text:p>0.02688876</text:p>
          </table:table-cell>
          <table:table-cell office:value-type="float" office:value="0.02014996" calcext:value-type="float">
            <text:p>0.02014996</text:p>
          </table:table-cell>
          <table:table-cell office:value-type="float" office:value="21.4371" calcext:value-type="float">
            <text:p>21.4371</text:p>
          </table:table-cell>
          <table:table-cell office:value-type="float" office:value="15.03531" calcext:value-type="float">
            <text:p>15.03531</text:p>
          </table:table-cell>
          <table:table-cell office:value-type="float" office:value="15.17056" calcext:value-type="float">
            <text:p>15.17056</text:p>
          </table:table-cell>
          <table:table-cell office:value-type="float" office:value="20.19674" calcext:value-type="float">
            <text:p>20.19674</text:p>
          </table:table-cell>
          <table:table-cell office:value-type="float" office:value="29.89669" calcext:value-type="float">
            <text:p>29.89669</text:p>
          </table:table-cell>
          <table:table-cell office:value-type="float" office:value="32.85719" calcext:value-type="float">
            <text:p>32.85719</text:p>
          </table:table-cell>
          <table:table-cell office:value-type="float" office:value="21.47619" calcext:value-type="float">
            <text:p>21.47619</text:p>
          </table:table-cell>
          <table:table-cell office:value-type="float" office:value="6.486715" calcext:value-type="float">
            <text:p>6.486715</text:p>
          </table:table-cell>
          <table:table-cell office:value-type="float" office:value="2227.507" calcext:value-type="float">
            <text:p>2227.507</text:p>
          </table:table-cell>
          <table:table-cell office:value-type="float" office:value="0" calcext:value-type="float">
            <text:p>0</text:p>
          </table:table-cell>
          <table:table-cell office:value-type="float" office:value="-0.5884859" calcext:value-type="float">
            <text:p>-0.588485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4" calcext:value-type="float">
            <text:p>23112004</text:p>
          </table:table-cell>
          <table:table-cell office:value-type="float" office:value="8.033587" calcext:value-type="float">
            <text:p>8.033587</text:p>
          </table:table-cell>
          <table:table-cell office:value-type="float" office:value="450.0675" calcext:value-type="float">
            <text:p>450.067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2642739" calcext:value-type="float">
            <text:p>0.2642739</text:p>
          </table:table-cell>
          <table:table-cell office:value-type="float" office:value="14.67483" calcext:value-type="float">
            <text:p>14.67483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853163" calcext:value-type="float">
            <text:p>0.03853163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27168" calcext:value-type="float">
            <text:p>17.27168</text:p>
          </table:table-cell>
          <table:table-cell office:value-type="float" office:value="-0.5506465" calcext:value-type="float">
            <text:p>-0.5506465</text:p>
          </table:table-cell>
          <table:table-cell office:value-type="float" office:value="-0.7780938" calcext:value-type="float">
            <text:p>-0.7780938</text:p>
          </table:table-cell>
          <table:table-cell office:value-type="float" office:value="0.00004569409" calcext:value-type="float">
            <text:p>4.569409E-05</text:p>
          </table:table-cell>
          <table:table-cell office:value-type="float" office:value="8.390224" calcext:value-type="float">
            <text:p>8.390224</text:p>
          </table:table-cell>
          <table:table-cell office:value-type="float" office:value="1.107763" calcext:value-type="float">
            <text:p>1.107763</text:p>
          </table:table-cell>
          <table:table-cell office:value-type="float" office:value="1.208743" calcext:value-type="float">
            <text:p>1.208743</text:p>
          </table:table-cell>
          <table:table-cell office:value-type="float" office:value="1.440525" calcext:value-type="float">
            <text:p>1.440525</text:p>
          </table:table-cell>
          <table:table-cell office:value-type="float" office:value="0.87001" calcext:value-type="float">
            <text:p>0.87001</text:p>
          </table:table-cell>
          <table:table-cell office:value-type="float" office:value="0.02800786" calcext:value-type="float">
            <text:p>0.02800786</text:p>
          </table:table-cell>
          <table:table-cell office:value-type="float" office:value="0.02186734" calcext:value-type="float">
            <text:p>0.02186734</text:p>
          </table:table-cell>
          <table:table-cell office:value-type="float" office:value="0.02696955" calcext:value-type="float">
            <text:p>0.02696955</text:p>
          </table:table-cell>
          <table:table-cell office:value-type="float" office:value="0.02022263" calcext:value-type="float">
            <text:p>0.02022263</text:p>
          </table:table-cell>
          <table:table-cell office:value-type="float" office:value="26.45962" calcext:value-type="float">
            <text:p>26.45962</text:p>
          </table:table-cell>
          <table:table-cell office:value-type="float" office:value="16.25402" calcext:value-type="float">
            <text:p>16.25402</text:p>
          </table:table-cell>
          <table:table-cell office:value-type="float" office:value="16.18137" calcext:value-type="float">
            <text:p>16.18137</text:p>
          </table:table-cell>
          <table:table-cell office:value-type="float" office:value="20.94914" calcext:value-type="float">
            <text:p>20.94914</text:p>
          </table:table-cell>
          <table:table-cell office:value-type="float" office:value="29.80857" calcext:value-type="float">
            <text:p>29.80857</text:p>
          </table:table-cell>
          <table:table-cell office:value-type="float" office:value="32.43113" calcext:value-type="float">
            <text:p>32.43113</text:p>
          </table:table-cell>
          <table:table-cell office:value-type="float" office:value="21.32937" calcext:value-type="float">
            <text:p>21.32937</text:p>
          </table:table-cell>
          <table:table-cell office:value-type="float" office:value="6.491935" calcext:value-type="float">
            <text:p>6.491935</text:p>
          </table:table-cell>
          <table:table-cell office:value-type="float" office:value="2129.291" calcext:value-type="float">
            <text:p>2129.291</text:p>
          </table:table-cell>
          <table:table-cell office:value-type="float" office:value="0" calcext:value-type="float">
            <text:p>0</text:p>
          </table:table-cell>
          <table:table-cell office:value-type="float" office:value="-0.5884859" calcext:value-type="float">
            <text:p>-0.588485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4" calcext:value-type="float">
            <text:p>24112004</text:p>
          </table:table-cell>
          <table:table-cell office:value-type="float" office:value="8.026718" calcext:value-type="float">
            <text:p>8.026718</text:p>
          </table:table-cell>
          <table:table-cell office:value-type="float" office:value="450.0663" calcext:value-type="float">
            <text:p>450.066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2543087" calcext:value-type="float">
            <text:p>0.2543087</text:p>
          </table:table-cell>
          <table:table-cell office:value-type="float" office:value="14.77528" calcext:value-type="float">
            <text:p>14.77528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856753" calcext:value-type="float">
            <text:p>0.03856753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27887" calcext:value-type="float">
            <text:p>17.27887</text:p>
          </table:table-cell>
          <table:table-cell office:value-type="float" office:value="-0.5507591" calcext:value-type="float">
            <text:p>-0.5507591</text:p>
          </table:table-cell>
          <table:table-cell office:value-type="float" office:value="-0.7789426" calcext:value-type="float">
            <text:p>-0.7789426</text:p>
          </table:table-cell>
          <table:table-cell office:value-type="float" office:value="0.00004569409" calcext:value-type="float">
            <text:p>4.569409E-05</text:p>
          </table:table-cell>
          <table:table-cell office:value-type="float" office:value="8.38728" calcext:value-type="float">
            <text:p>8.38728</text:p>
          </table:table-cell>
          <table:table-cell office:value-type="float" office:value="1.073806" calcext:value-type="float">
            <text:p>1.073806</text:p>
          </table:table-cell>
          <table:table-cell office:value-type="float" office:value="1.142406" calcext:value-type="float">
            <text:p>1.142406</text:p>
          </table:table-cell>
          <table:table-cell office:value-type="float" office:value="1.409967" calcext:value-type="float">
            <text:p>1.409967</text:p>
          </table:table-cell>
          <table:table-cell office:value-type="float" office:value="0.8292528" calcext:value-type="float">
            <text:p>0.8292528</text:p>
          </table:table-cell>
          <table:table-cell office:value-type="float" office:value="0.02854473" calcext:value-type="float">
            <text:p>0.02854473</text:p>
          </table:table-cell>
          <table:table-cell office:value-type="float" office:value="0.02181472" calcext:value-type="float">
            <text:p>0.02181472</text:p>
          </table:table-cell>
          <table:table-cell office:value-type="float" office:value="0.02709481" calcext:value-type="float">
            <text:p>0.02709481</text:p>
          </table:table-cell>
          <table:table-cell office:value-type="float" office:value="0.02028406" calcext:value-type="float">
            <text:p>0.02028406</text:p>
          </table:table-cell>
          <table:table-cell office:value-type="float" office:value="29.76123" calcext:value-type="float">
            <text:p>29.76123</text:p>
          </table:table-cell>
          <table:table-cell office:value-type="float" office:value="18.16075" calcext:value-type="float">
            <text:p>18.16075</text:p>
          </table:table-cell>
          <table:table-cell office:value-type="float" office:value="16.89314" calcext:value-type="float">
            <text:p>16.89314</text:p>
          </table:table-cell>
          <table:table-cell office:value-type="float" office:value="21.3935" calcext:value-type="float">
            <text:p>21.3935</text:p>
          </table:table-cell>
          <table:table-cell office:value-type="float" office:value="29.51882" calcext:value-type="float">
            <text:p>29.51882</text:p>
          </table:table-cell>
          <table:table-cell office:value-type="float" office:value="32.0132" calcext:value-type="float">
            <text:p>32.0132</text:p>
          </table:table-cell>
          <table:table-cell office:value-type="float" office:value="21.23083" calcext:value-type="float">
            <text:p>21.23083</text:p>
          </table:table-cell>
          <table:table-cell office:value-type="float" office:value="6.494194" calcext:value-type="float">
            <text:p>6.494194</text:p>
          </table:table-cell>
          <table:table-cell office:value-type="float" office:value="2065.385" calcext:value-type="float">
            <text:p>2065.385</text:p>
          </table:table-cell>
          <table:table-cell office:value-type="float" office:value="0" calcext:value-type="float">
            <text:p>0</text:p>
          </table:table-cell>
          <table:table-cell office:value-type="float" office:value="-0.5884859" calcext:value-type="float">
            <text:p>-0.58848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4" calcext:value-type="float">
            <text:p>25112004</text:p>
          </table:table-cell>
          <table:table-cell office:value-type="float" office:value="8.020705" calcext:value-type="float">
            <text:p>8.020705</text:p>
          </table:table-cell>
          <table:table-cell office:value-type="float" office:value="450.0665" calcext:value-type="float">
            <text:p>450.066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2444041" calcext:value-type="float">
            <text:p>0.2444041</text:p>
          </table:table-cell>
          <table:table-cell office:value-type="float" office:value="14.81514" calcext:value-type="float">
            <text:p>14.81514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867299" calcext:value-type="float">
            <text:p>0.03867299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3568" calcext:value-type="float">
            <text:p>17.3568</text:p>
          </table:table-cell>
          <table:table-cell office:value-type="float" office:value="-0.5510237" calcext:value-type="float">
            <text:p>-0.5510237</text:p>
          </table:table-cell>
          <table:table-cell office:value-type="float" office:value="-0.7832133" calcext:value-type="float">
            <text:p>-0.7832133</text:p>
          </table:table-cell>
          <table:table-cell office:value-type="float" office:value="0.00004569419" calcext:value-type="float">
            <text:p>4.569419E-05</text:p>
          </table:table-cell>
          <table:table-cell office:value-type="float" office:value="8.392406" calcext:value-type="float">
            <text:p>8.392406</text:p>
          </table:table-cell>
          <table:table-cell office:value-type="float" office:value="1.061685" calcext:value-type="float">
            <text:p>1.061685</text:p>
          </table:table-cell>
          <table:table-cell office:value-type="float" office:value="1.167684" calcext:value-type="float">
            <text:p>1.167684</text:p>
          </table:table-cell>
          <table:table-cell office:value-type="float" office:value="1.395912" calcext:value-type="float">
            <text:p>1.395912</text:p>
          </table:table-cell>
          <table:table-cell office:value-type="float" office:value="0.8076842" calcext:value-type="float">
            <text:p>0.8076842</text:p>
          </table:table-cell>
          <table:table-cell office:value-type="float" office:value="0.03632073" calcext:value-type="float">
            <text:p>0.03632073</text:p>
          </table:table-cell>
          <table:table-cell office:value-type="float" office:value="0.02256888" calcext:value-type="float">
            <text:p>0.02256888</text:p>
          </table:table-cell>
          <table:table-cell office:value-type="float" office:value="0.02951783" calcext:value-type="float">
            <text:p>0.02951783</text:p>
          </table:table-cell>
          <table:table-cell office:value-type="float" office:value="0.02041696" calcext:value-type="float">
            <text:p>0.02041696</text:p>
          </table:table-cell>
          <table:table-cell office:value-type="float" office:value="8.318272" calcext:value-type="float">
            <text:p>8.318272</text:p>
          </table:table-cell>
          <table:table-cell office:value-type="float" office:value="15.46149" calcext:value-type="float">
            <text:p>15.46149</text:p>
          </table:table-cell>
          <table:table-cell office:value-type="float" office:value="20.54927" calcext:value-type="float">
            <text:p>20.54927</text:p>
          </table:table-cell>
          <table:table-cell office:value-type="float" office:value="23.85101" calcext:value-type="float">
            <text:p>23.85101</text:p>
          </table:table-cell>
          <table:table-cell office:value-type="float" office:value="31.17594" calcext:value-type="float">
            <text:p>31.17594</text:p>
          </table:table-cell>
          <table:table-cell office:value-type="float" office:value="31.94989" calcext:value-type="float">
            <text:p>31.94989</text:p>
          </table:table-cell>
          <table:table-cell office:value-type="float" office:value="19.66812" calcext:value-type="float">
            <text:p>19.66812</text:p>
          </table:table-cell>
          <table:table-cell office:value-type="float" office:value="6.615394" calcext:value-type="float">
            <text:p>6.615394</text:p>
          </table:table-cell>
          <table:table-cell office:value-type="float" office:value="1331.124" calcext:value-type="float">
            <text:p>1331.124</text:p>
          </table:table-cell>
          <table:table-cell office:value-type="float" office:value="0" calcext:value-type="float">
            <text:p>0</text:p>
          </table:table-cell>
          <table:table-cell office:value-type="float" office:value="-0.5887455" calcext:value-type="float">
            <text:p>-0.588745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4" calcext:value-type="float">
            <text:p>26112004</text:p>
          </table:table-cell>
          <table:table-cell office:value-type="float" office:value="8.012862" calcext:value-type="float">
            <text:p>8.012862</text:p>
          </table:table-cell>
          <table:table-cell office:value-type="float" office:value="450.0663" calcext:value-type="float">
            <text:p>450.066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2288978" calcext:value-type="float">
            <text:p>0.2288978</text:p>
          </table:table-cell>
          <table:table-cell office:value-type="float" office:value="14.78864" calcext:value-type="float">
            <text:p>14.78864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878519" calcext:value-type="float">
            <text:p>0.03878519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51261" calcext:value-type="float">
            <text:p>17.51261</text:p>
          </table:table-cell>
          <table:table-cell office:value-type="float" office:value="-0.5512083" calcext:value-type="float">
            <text:p>-0.5512083</text:p>
          </table:table-cell>
          <table:table-cell office:value-type="float" office:value="-0.7844983" calcext:value-type="float">
            <text:p>-0.7844983</text:p>
          </table:table-cell>
          <table:table-cell office:value-type="float" office:value="0.00004569419" calcext:value-type="float">
            <text:p>4.569419E-05</text:p>
          </table:table-cell>
          <table:table-cell office:value-type="float" office:value="8.390921" calcext:value-type="float">
            <text:p>8.390921</text:p>
          </table:table-cell>
          <table:table-cell office:value-type="float" office:value="1.050826" calcext:value-type="float">
            <text:p>1.050826</text:p>
          </table:table-cell>
          <table:table-cell office:value-type="float" office:value="1.067477" calcext:value-type="float">
            <text:p>1.067477</text:p>
          </table:table-cell>
          <table:table-cell office:value-type="float" office:value="1.301425" calcext:value-type="float">
            <text:p>1.301425</text:p>
          </table:table-cell>
          <table:table-cell office:value-type="float" office:value="0.7213867" calcext:value-type="float">
            <text:p>0.7213867</text:p>
          </table:table-cell>
          <table:table-cell office:value-type="float" office:value="0.03783973" calcext:value-type="float">
            <text:p>0.03783973</text:p>
          </table:table-cell>
          <table:table-cell office:value-type="float" office:value="0.02242623" calcext:value-type="float">
            <text:p>0.02242623</text:p>
          </table:table-cell>
          <table:table-cell office:value-type="float" office:value="0.02912043" calcext:value-type="float">
            <text:p>0.02912043</text:p>
          </table:table-cell>
          <table:table-cell office:value-type="float" office:value="0.02052106" calcext:value-type="float">
            <text:p>0.02052106</text:p>
          </table:table-cell>
          <table:table-cell office:value-type="float" office:value="11.30583" calcext:value-type="float">
            <text:p>11.30583</text:p>
          </table:table-cell>
          <table:table-cell office:value-type="float" office:value="14.8844" calcext:value-type="float">
            <text:p>14.8844</text:p>
          </table:table-cell>
          <table:table-cell office:value-type="float" office:value="20.11006" calcext:value-type="float">
            <text:p>20.11006</text:p>
          </table:table-cell>
          <table:table-cell office:value-type="float" office:value="23.9571" calcext:value-type="float">
            <text:p>23.9571</text:p>
          </table:table-cell>
          <table:table-cell office:value-type="float" office:value="31.46447" calcext:value-type="float">
            <text:p>31.46447</text:p>
          </table:table-cell>
          <table:table-cell office:value-type="float" office:value="31.60557" calcext:value-type="float">
            <text:p>31.60557</text:p>
          </table:table-cell>
          <table:table-cell office:value-type="float" office:value="19.10394" calcext:value-type="float">
            <text:p>19.10394</text:p>
          </table:table-cell>
          <table:table-cell office:value-type="float" office:value="6.702347" calcext:value-type="float">
            <text:p>6.702347</text:p>
          </table:table-cell>
          <table:table-cell office:value-type="float" office:value="1263.74" calcext:value-type="float">
            <text:p>1263.74</text:p>
          </table:table-cell>
          <table:table-cell office:value-type="float" office:value="0" calcext:value-type="float">
            <text:p>0</text:p>
          </table:table-cell>
          <table:table-cell office:value-type="float" office:value="-0.5887455" calcext:value-type="float">
            <text:p>-0.588745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4" calcext:value-type="float">
            <text:p>27112004</text:p>
          </table:table-cell>
          <table:table-cell office:value-type="float" office:value="8.005368" calcext:value-type="float">
            <text:p>8.005368</text:p>
          </table:table-cell>
          <table:table-cell office:value-type="float" office:value="450.0657" calcext:value-type="float">
            <text:p>450.065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2072043" calcext:value-type="float">
            <text:p>0.2072043</text:p>
          </table:table-cell>
          <table:table-cell office:value-type="float" office:value="14.8055" calcext:value-type="float">
            <text:p>14.8055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886256" calcext:value-type="float">
            <text:p>0.03886256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61208" calcext:value-type="float">
            <text:p>17.61208</text:p>
          </table:table-cell>
          <table:table-cell office:value-type="float" office:value="-0.5513499" calcext:value-type="float">
            <text:p>-0.5513499</text:p>
          </table:table-cell>
          <table:table-cell office:value-type="float" office:value="-0.7856066" calcext:value-type="float">
            <text:p>-0.7856066</text:p>
          </table:table-cell>
          <table:table-cell office:value-type="float" office:value="0.00004569419" calcext:value-type="float">
            <text:p>4.569419E-05</text:p>
          </table:table-cell>
          <table:table-cell office:value-type="float" office:value="8.388537" calcext:value-type="float">
            <text:p>8.388537</text:p>
          </table:table-cell>
          <table:table-cell office:value-type="float" office:value="0.9878091" calcext:value-type="float">
            <text:p>0.9878091</text:p>
          </table:table-cell>
          <table:table-cell office:value-type="float" office:value="0.9378071" calcext:value-type="float">
            <text:p>0.9378071</text:p>
          </table:table-cell>
          <table:table-cell office:value-type="float" office:value="1.154957" calcext:value-type="float">
            <text:p>1.154957</text:p>
          </table:table-cell>
          <table:table-cell office:value-type="float" office:value="0.6057594" calcext:value-type="float">
            <text:p>0.6057594</text:p>
          </table:table-cell>
          <table:table-cell office:value-type="float" office:value="0.03362229" calcext:value-type="float">
            <text:p>0.03362229</text:p>
          </table:table-cell>
          <table:table-cell office:value-type="float" office:value="0.02225578" calcext:value-type="float">
            <text:p>0.02225578</text:p>
          </table:table-cell>
          <table:table-cell office:value-type="float" office:value="0.02894842" calcext:value-type="float">
            <text:p>0.02894842</text:p>
          </table:table-cell>
          <table:table-cell office:value-type="float" office:value="0.0205923" calcext:value-type="float">
            <text:p>0.0205923</text:p>
          </table:table-cell>
          <table:table-cell office:value-type="float" office:value="14.36188" calcext:value-type="float">
            <text:p>14.36188</text:p>
          </table:table-cell>
          <table:table-cell office:value-type="float" office:value="15.46139" calcext:value-type="float">
            <text:p>15.46139</text:p>
          </table:table-cell>
          <table:table-cell office:value-type="float" office:value="20.52802" calcext:value-type="float">
            <text:p>20.52802</text:p>
          </table:table-cell>
          <table:table-cell office:value-type="float" office:value="24.14373" calcext:value-type="float">
            <text:p>24.14373</text:p>
          </table:table-cell>
          <table:table-cell office:value-type="float" office:value="31.08135" calcext:value-type="float">
            <text:p>31.08135</text:p>
          </table:table-cell>
          <table:table-cell office:value-type="float" office:value="31.03452" calcext:value-type="float">
            <text:p>31.03452</text:p>
          </table:table-cell>
          <table:table-cell office:value-type="float" office:value="18.86234" calcext:value-type="float">
            <text:p>18.86234</text:p>
          </table:table-cell>
          <table:table-cell office:value-type="float" office:value="6.73991" calcext:value-type="float">
            <text:p>6.73991</text:p>
          </table:table-cell>
          <table:table-cell office:value-type="float" office:value="1216.021" calcext:value-type="float">
            <text:p>1216.021</text:p>
          </table:table-cell>
          <table:table-cell office:value-type="float" office:value="0" calcext:value-type="float">
            <text:p>0</text:p>
          </table:table-cell>
          <table:table-cell office:value-type="float" office:value="-0.5887455" calcext:value-type="float">
            <text:p>-0.588745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4" calcext:value-type="float">
            <text:p>28112004</text:p>
          </table:table-cell>
          <table:table-cell office:value-type="float" office:value="7.997581" calcext:value-type="float">
            <text:p>7.997581</text:p>
          </table:table-cell>
          <table:table-cell office:value-type="float" office:value="450.0651" calcext:value-type="float">
            <text:p>450.065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844429" calcext:value-type="float">
            <text:p>0.1844429</text:p>
          </table:table-cell>
          <table:table-cell office:value-type="float" office:value="14.8639" calcext:value-type="float">
            <text:p>14.8639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891942" calcext:value-type="float">
            <text:p>0.03891942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66795" calcext:value-type="float">
            <text:p>17.66795</text:p>
          </table:table-cell>
          <table:table-cell office:value-type="float" office:value="-0.5514911" calcext:value-type="float">
            <text:p>-0.5514911</text:p>
          </table:table-cell>
          <table:table-cell office:value-type="float" office:value="-0.786856" calcext:value-type="float">
            <text:p>-0.786856</text:p>
          </table:table-cell>
          <table:table-cell office:value-type="float" office:value="0.00004569419" calcext:value-type="float">
            <text:p>4.569419E-05</text:p>
          </table:table-cell>
          <table:table-cell office:value-type="float" office:value="8.386124" calcext:value-type="float">
            <text:p>8.386124</text:p>
          </table:table-cell>
          <table:table-cell office:value-type="float" office:value="0.9255553" calcext:value-type="float">
            <text:p>0.9255553</text:p>
          </table:table-cell>
          <table:table-cell office:value-type="float" office:value="0.8230416" calcext:value-type="float">
            <text:p>0.8230416</text:p>
          </table:table-cell>
          <table:table-cell office:value-type="float" office:value="0.9795907" calcext:value-type="float">
            <text:p>0.9795907</text:p>
          </table:table-cell>
          <table:table-cell office:value-type="float" office:value="0.4900634" calcext:value-type="float">
            <text:p>0.4900634</text:p>
          </table:table-cell>
          <table:table-cell office:value-type="float" office:value="0.03101058" calcext:value-type="float">
            <text:p>0.03101058</text:p>
          </table:table-cell>
          <table:table-cell office:value-type="float" office:value="0.02209181" calcext:value-type="float">
            <text:p>0.02209181</text:p>
          </table:table-cell>
          <table:table-cell office:value-type="float" office:value="0.02882215" calcext:value-type="float">
            <text:p>0.02882215</text:p>
          </table:table-cell>
          <table:table-cell office:value-type="float" office:value="0.02065153" calcext:value-type="float">
            <text:p>0.02065153</text:p>
          </table:table-cell>
          <table:table-cell office:value-type="float" office:value="14.95806" calcext:value-type="float">
            <text:p>14.95806</text:p>
          </table:table-cell>
          <table:table-cell office:value-type="float" office:value="17.12887" calcext:value-type="float">
            <text:p>17.12887</text:p>
          </table:table-cell>
          <table:table-cell office:value-type="float" office:value="21.36127" calcext:value-type="float">
            <text:p>21.36127</text:p>
          </table:table-cell>
          <table:table-cell office:value-type="float" office:value="24.4828" calcext:value-type="float">
            <text:p>24.4828</text:p>
          </table:table-cell>
          <table:table-cell office:value-type="float" office:value="30.82011" calcext:value-type="float">
            <text:p>30.82011</text:p>
          </table:table-cell>
          <table:table-cell office:value-type="float" office:value="30.57714" calcext:value-type="float">
            <text:p>30.57714</text:p>
          </table:table-cell>
          <table:table-cell office:value-type="float" office:value="18.70953" calcext:value-type="float">
            <text:p>18.70953</text:p>
          </table:table-cell>
          <table:table-cell office:value-type="float" office:value="6.751007" calcext:value-type="float">
            <text:p>6.751007</text:p>
          </table:table-cell>
          <table:table-cell office:value-type="float" office:value="1168.629" calcext:value-type="float">
            <text:p>1168.629</text:p>
          </table:table-cell>
          <table:table-cell office:value-type="float" office:value="0" calcext:value-type="float">
            <text:p>0</text:p>
          </table:table-cell>
          <table:table-cell office:value-type="float" office:value="-0.5887455" calcext:value-type="float">
            <text:p>-0.588745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4" calcext:value-type="float">
            <text:p>29112004</text:p>
          </table:table-cell>
          <table:table-cell office:value-type="float" office:value="7.986131" calcext:value-type="float">
            <text:p>7.986131</text:p>
          </table:table-cell>
          <table:table-cell office:value-type="float" office:value="450.0665" calcext:value-type="float">
            <text:p>450.066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620868" calcext:value-type="float">
            <text:p>0.1620868</text:p>
          </table:table-cell>
          <table:table-cell office:value-type="float" office:value="14.98081" calcext:value-type="float">
            <text:p>14.98081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897369" calcext:value-type="float">
            <text:p>0.03897369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71265" calcext:value-type="float">
            <text:p>17.71265</text:p>
          </table:table-cell>
          <table:table-cell office:value-type="float" office:value="-0.5517164" calcext:value-type="float">
            <text:p>-0.5517164</text:p>
          </table:table-cell>
          <table:table-cell office:value-type="float" office:value="-0.7897532" calcext:value-type="float">
            <text:p>-0.7897532</text:p>
          </table:table-cell>
          <table:table-cell office:value-type="float" office:value="0.00004569419" calcext:value-type="float">
            <text:p>4.569419E-05</text:p>
          </table:table-cell>
          <table:table-cell office:value-type="float" office:value="8.386069" calcext:value-type="float">
            <text:p>8.386069</text:p>
          </table:table-cell>
          <table:table-cell office:value-type="float" office:value="0.8137528" calcext:value-type="float">
            <text:p>0.8137528</text:p>
          </table:table-cell>
          <table:table-cell office:value-type="float" office:value="0.5922113" calcext:value-type="float">
            <text:p>0.5922113</text:p>
          </table:table-cell>
          <table:table-cell office:value-type="float" office:value="0.7215679" calcext:value-type="float">
            <text:p>0.7215679</text:p>
          </table:table-cell>
          <table:table-cell office:value-type="float" office:value="0.3630725" calcext:value-type="float">
            <text:p>0.3630725</text:p>
          </table:table-cell>
          <table:table-cell office:value-type="float" office:value="0.02837064" calcext:value-type="float">
            <text:p>0.02837064</text:p>
          </table:table-cell>
          <table:table-cell office:value-type="float" office:value="0.02175323" calcext:value-type="float">
            <text:p>0.02175323</text:p>
          </table:table-cell>
          <table:table-cell office:value-type="float" office:value="0.02867157" calcext:value-type="float">
            <text:p>0.02867157</text:p>
          </table:table-cell>
          <table:table-cell office:value-type="float" office:value="0.02070299" calcext:value-type="float">
            <text:p>0.02070299</text:p>
          </table:table-cell>
          <table:table-cell office:value-type="float" office:value="19.4568" calcext:value-type="float">
            <text:p>19.4568</text:p>
          </table:table-cell>
          <table:table-cell office:value-type="float" office:value="17.82311" calcext:value-type="float">
            <text:p>17.82311</text:p>
          </table:table-cell>
          <table:table-cell office:value-type="float" office:value="22.01605" calcext:value-type="float">
            <text:p>22.01605</text:p>
          </table:table-cell>
          <table:table-cell office:value-type="float" office:value="24.94625" calcext:value-type="float">
            <text:p>24.94625</text:p>
          </table:table-cell>
          <table:table-cell office:value-type="float" office:value="30.80552" calcext:value-type="float">
            <text:p>30.80552</text:p>
          </table:table-cell>
          <table:table-cell office:value-type="float" office:value="30.31064" calcext:value-type="float">
            <text:p>30.31064</text:p>
          </table:table-cell>
          <table:table-cell office:value-type="float" office:value="18.6137" calcext:value-type="float">
            <text:p>18.6137</text:p>
          </table:table-cell>
          <table:table-cell office:value-type="float" office:value="6.751387" calcext:value-type="float">
            <text:p>6.751387</text:p>
          </table:table-cell>
          <table:table-cell office:value-type="float" office:value="1117.705" calcext:value-type="float">
            <text:p>1117.705</text:p>
          </table:table-cell>
          <table:table-cell office:value-type="float" office:value="0" calcext:value-type="float">
            <text:p>0</text:p>
          </table:table-cell>
          <table:table-cell office:value-type="float" office:value="-0.5887455" calcext:value-type="float">
            <text:p>-0.588745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4" calcext:value-type="float">
            <text:p>30112004</text:p>
          </table:table-cell>
          <table:table-cell office:value-type="float" office:value="7.973379" calcext:value-type="float">
            <text:p>7.973379</text:p>
          </table:table-cell>
          <table:table-cell office:value-type="float" office:value="450.0668" calcext:value-type="float">
            <text:p>450.066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15.09859" calcext:value-type="float">
            <text:p>15.09859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904294" calcext:value-type="float">
            <text:p>0.03904294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77581" calcext:value-type="float">
            <text:p>17.77581</text:p>
          </table:table-cell>
          <table:table-cell office:value-type="float" office:value="-0.5519932" calcext:value-type="float">
            <text:p>-0.5519932</text:p>
          </table:table-cell>
          <table:table-cell office:value-type="float" office:value="-0.7928296" calcext:value-type="float">
            <text:p>-0.7928296</text:p>
          </table:table-cell>
          <table:table-cell office:value-type="float" office:value="0.00004569419" calcext:value-type="float">
            <text:p>4.569419E-05</text:p>
          </table:table-cell>
          <table:table-cell office:value-type="float" office:value="8.385509" calcext:value-type="float">
            <text:p>8.385509</text:p>
          </table:table-cell>
          <table:table-cell office:value-type="float" office:value="0.857872" calcext:value-type="float">
            <text:p>0.857872</text:p>
          </table:table-cell>
          <table:table-cell office:value-type="float" office:value="0.4687175" calcext:value-type="float">
            <text:p>0.4687175</text:p>
          </table:table-cell>
          <table:table-cell office:value-type="float" office:value="0.5366835" calcext:value-type="float">
            <text:p>0.5366835</text:p>
          </table:table-cell>
          <table:table-cell office:value-type="float" office:value="0.2673855" calcext:value-type="float">
            <text:p>0.2673855</text:p>
          </table:table-cell>
          <table:table-cell office:value-type="float" office:value="0.02638088" calcext:value-type="float">
            <text:p>0.02638088</text:p>
          </table:table-cell>
          <table:table-cell office:value-type="float" office:value="0.02101457" calcext:value-type="float">
            <text:p>0.02101457</text:p>
          </table:table-cell>
          <table:table-cell office:value-type="float" office:value="0.02814658" calcext:value-type="float">
            <text:p>0.02814658</text:p>
          </table:table-cell>
          <table:table-cell office:value-type="float" office:value="0.02071047" calcext:value-type="float">
            <text:p>0.02071047</text:p>
          </table:table-cell>
          <table:table-cell office:value-type="float" office:value="18.37501" calcext:value-type="float">
            <text:p>18.37501</text:p>
          </table:table-cell>
          <table:table-cell office:value-type="float" office:value="18.26592" calcext:value-type="float">
            <text:p>18.26592</text:p>
          </table:table-cell>
          <table:table-cell office:value-type="float" office:value="23.14099" calcext:value-type="float">
            <text:p>23.14099</text:p>
          </table:table-cell>
          <table:table-cell office:value-type="float" office:value="25.74312" calcext:value-type="float">
            <text:p>25.74312</text:p>
          </table:table-cell>
          <table:table-cell office:value-type="float" office:value="30.94978" calcext:value-type="float">
            <text:p>30.94978</text:p>
          </table:table-cell>
          <table:table-cell office:value-type="float" office:value="30.23806" calcext:value-type="float">
            <text:p>30.23806</text:p>
          </table:table-cell>
          <table:table-cell office:value-type="float" office:value="18.57183" calcext:value-type="float">
            <text:p>18.57183</text:p>
          </table:table-cell>
          <table:table-cell office:value-type="float" office:value="6.74997" calcext:value-type="float">
            <text:p>6.74997</text:p>
          </table:table-cell>
          <table:table-cell office:value-type="float" office:value="1051.597" calcext:value-type="float">
            <text:p>1051.597</text:p>
          </table:table-cell>
          <table:table-cell office:value-type="float" office:value="0" calcext:value-type="float">
            <text:p>0</text:p>
          </table:table-cell>
          <table:table-cell office:value-type="float" office:value="-0.5887455" calcext:value-type="float">
            <text:p>-0.588745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4" calcext:value-type="float">
            <text:p>1122004</text:p>
          </table:table-cell>
          <table:table-cell office:value-type="float" office:value="7.962179" calcext:value-type="float">
            <text:p>7.962179</text:p>
          </table:table-cell>
          <table:table-cell office:value-type="float" office:value="450.0654" calcext:value-type="float">
            <text:p>450.065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1132187" calcext:value-type="float">
            <text:p>0.1132187</text:p>
          </table:table-cell>
          <table:table-cell office:value-type="float" office:value="15.18314" calcext:value-type="float">
            <text:p>15.18314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908988" calcext:value-type="float">
            <text:p>0.03908988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80919" calcext:value-type="float">
            <text:p>17.80919</text:p>
          </table:table-cell>
          <table:table-cell office:value-type="float" office:value="-0.5521815" calcext:value-type="float">
            <text:p>-0.5521815</text:p>
          </table:table-cell>
          <table:table-cell office:value-type="float" office:value="-0.795047" calcext:value-type="float">
            <text:p>-0.795047</text:p>
          </table:table-cell>
          <table:table-cell office:value-type="float" office:value="0.00004569419" calcext:value-type="float">
            <text:p>4.569419E-05</text:p>
          </table:table-cell>
          <table:table-cell office:value-type="float" office:value="8.382018" calcext:value-type="float">
            <text:p>8.382018</text:p>
          </table:table-cell>
          <table:table-cell office:value-type="float" office:value="0.7139298" calcext:value-type="float">
            <text:p>0.7139298</text:p>
          </table:table-cell>
          <table:table-cell office:value-type="float" office:value="0.3330829" calcext:value-type="float">
            <text:p>0.3330829</text:p>
          </table:table-cell>
          <table:table-cell office:value-type="float" office:value="0.381747" calcext:value-type="float">
            <text:p>0.381747</text:p>
          </table:table-cell>
          <table:table-cell office:value-type="float" office:value="0.1937411" calcext:value-type="float">
            <text:p>0.1937411</text:p>
          </table:table-cell>
          <table:table-cell office:value-type="float" office:value="0.02460925" calcext:value-type="float">
            <text:p>0.02460925</text:p>
          </table:table-cell>
          <table:table-cell office:value-type="float" office:value="0.0207089" calcext:value-type="float">
            <text:p>0.0207089</text:p>
          </table:table-cell>
          <table:table-cell office:value-type="float" office:value="0.0278036" calcext:value-type="float">
            <text:p>0.0278036</text:p>
          </table:table-cell>
          <table:table-cell office:value-type="float" office:value="0.0207023" calcext:value-type="float">
            <text:p>0.0207023</text:p>
          </table:table-cell>
          <table:table-cell office:value-type="float" office:value="22.52086" calcext:value-type="float">
            <text:p>22.52086</text:p>
          </table:table-cell>
          <table:table-cell office:value-type="float" office:value="19.23226" calcext:value-type="float">
            <text:p>19.23226</text:p>
          </table:table-cell>
          <table:table-cell office:value-type="float" office:value="23.51313" calcext:value-type="float">
            <text:p>23.51313</text:p>
          </table:table-cell>
          <table:table-cell office:value-type="float" office:value="25.83219" calcext:value-type="float">
            <text:p>25.83219</text:p>
          </table:table-cell>
          <table:table-cell office:value-type="float" office:value="30.81789" calcext:value-type="float">
            <text:p>30.81789</text:p>
          </table:table-cell>
          <table:table-cell office:value-type="float" office:value="30.10411" calcext:value-type="float">
            <text:p>30.10411</text:p>
          </table:table-cell>
          <table:table-cell office:value-type="float" office:value="18.56375" calcext:value-type="float">
            <text:p>18.56375</text:p>
          </table:table-cell>
          <table:table-cell office:value-type="float" office:value="6.748409" calcext:value-type="float">
            <text:p>6.748409</text:p>
          </table:table-cell>
          <table:table-cell office:value-type="float" office:value="990.837" calcext:value-type="float">
            <text:p>990.837</text:p>
          </table:table-cell>
          <table:table-cell office:value-type="float" office:value="0" calcext:value-type="float">
            <text:p>0</text:p>
          </table:table-cell>
          <table:table-cell office:value-type="float" office:value="-0.5887455" calcext:value-type="float">
            <text:p>-0.588745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4" calcext:value-type="float">
            <text:p>2122004</text:p>
          </table:table-cell>
          <table:table-cell office:value-type="float" office:value="7.953829" calcext:value-type="float">
            <text:p>7.953829</text:p>
          </table:table-cell>
          <table:table-cell office:value-type="float" office:value="450.0624" calcext:value-type="float">
            <text:p>450.062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9869249" calcext:value-type="float">
            <text:p>0.09869249</text:p>
          </table:table-cell>
          <table:table-cell office:value-type="float" office:value="15.23437" calcext:value-type="float">
            <text:p>15.23437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913236" calcext:value-type="float">
            <text:p>0.03913236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83021" calcext:value-type="float">
            <text:p>17.83021</text:p>
          </table:table-cell>
          <table:table-cell office:value-type="float" office:value="-0.552296" calcext:value-type="float">
            <text:p>-0.552296</text:p>
          </table:table-cell>
          <table:table-cell office:value-type="float" office:value="-0.7960892" calcext:value-type="float">
            <text:p>-0.7960892</text:p>
          </table:table-cell>
          <table:table-cell office:value-type="float" office:value="0.00004569419" calcext:value-type="float">
            <text:p>4.569419E-05</text:p>
          </table:table-cell>
          <table:table-cell office:value-type="float" office:value="8.376587" calcext:value-type="float">
            <text:p>8.376587</text:p>
          </table:table-cell>
          <table:table-cell office:value-type="float" office:value="0.6455808" calcext:value-type="float">
            <text:p>0.6455808</text:p>
          </table:table-cell>
          <table:table-cell office:value-type="float" office:value="0.2692748" calcext:value-type="float">
            <text:p>0.2692748</text:p>
          </table:table-cell>
          <table:table-cell office:value-type="float" office:value="0.2974533" calcext:value-type="float">
            <text:p>0.2974533</text:p>
          </table:table-cell>
          <table:table-cell office:value-type="float" office:value="0.1501137" calcext:value-type="float">
            <text:p>0.1501137</text:p>
          </table:table-cell>
          <table:table-cell office:value-type="float" office:value="0.02379642" calcext:value-type="float">
            <text:p>0.02379642</text:p>
          </table:table-cell>
          <table:table-cell office:value-type="float" office:value="0.02058595" calcext:value-type="float">
            <text:p>0.02058595</text:p>
          </table:table-cell>
          <table:table-cell office:value-type="float" office:value="0.02753459" calcext:value-type="float">
            <text:p>0.02753459</text:p>
          </table:table-cell>
          <table:table-cell office:value-type="float" office:value="0.02069393" calcext:value-type="float">
            <text:p>0.02069393</text:p>
          </table:table-cell>
          <table:table-cell office:value-type="float" office:value="21.71333" calcext:value-type="float">
            <text:p>21.71333</text:p>
          </table:table-cell>
          <table:table-cell office:value-type="float" office:value="20.03841" calcext:value-type="float">
            <text:p>20.03841</text:p>
          </table:table-cell>
          <table:table-cell office:value-type="float" office:value="24.13613" calcext:value-type="float">
            <text:p>24.13613</text:p>
          </table:table-cell>
          <table:table-cell office:value-type="float" office:value="26.14339" calcext:value-type="float">
            <text:p>26.14339</text:p>
          </table:table-cell>
          <table:table-cell office:value-type="float" office:value="30.76976" calcext:value-type="float">
            <text:p>30.76976</text:p>
          </table:table-cell>
          <table:table-cell office:value-type="float" office:value="29.93358" calcext:value-type="float">
            <text:p>29.93358</text:p>
          </table:table-cell>
          <table:table-cell office:value-type="float" office:value="18.5553" calcext:value-type="float">
            <text:p>18.5553</text:p>
          </table:table-cell>
          <table:table-cell office:value-type="float" office:value="6.74712" calcext:value-type="float">
            <text:p>6.74712</text:p>
          </table:table-cell>
          <table:table-cell office:value-type="float" office:value="941.2637" calcext:value-type="float">
            <text:p>941.2637</text:p>
          </table:table-cell>
          <table:table-cell office:value-type="float" office:value="0" calcext:value-type="float">
            <text:p>0</text:p>
          </table:table-cell>
          <table:table-cell office:value-type="float" office:value="-0.5887455" calcext:value-type="float">
            <text:p>-0.588745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4" calcext:value-type="float">
            <text:p>3122004</text:p>
          </table:table-cell>
          <table:table-cell office:value-type="float" office:value="7.94416" calcext:value-type="float">
            <text:p>7.94416</text:p>
          </table:table-cell>
          <table:table-cell office:value-type="float" office:value="450.0601" calcext:value-type="float">
            <text:p>450.060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9175623" calcext:value-type="float">
            <text:p>0.09175623</text:p>
          </table:table-cell>
          <table:table-cell office:value-type="float" office:value="15.29311" calcext:value-type="float">
            <text:p>15.29311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917102" calcext:value-type="float">
            <text:p>0.03917102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8444" calcext:value-type="float">
            <text:p>17.8444</text:p>
          </table:table-cell>
          <table:table-cell office:value-type="float" office:value="-0.5524199" calcext:value-type="float">
            <text:p>-0.5524199</text:p>
          </table:table-cell>
          <table:table-cell office:value-type="float" office:value="-0.7979815" calcext:value-type="float">
            <text:p>-0.7979815</text:p>
          </table:table-cell>
          <table:table-cell office:value-type="float" office:value="0.00004569419" calcext:value-type="float">
            <text:p>4.569419E-05</text:p>
          </table:table-cell>
          <table:table-cell office:value-type="float" office:value="8.372374" calcext:value-type="float">
            <text:p>8.372374</text:p>
          </table:table-cell>
          <table:table-cell office:value-type="float" office:value="0.7813143" calcext:value-type="float">
            <text:p>0.7813143</text:p>
          </table:table-cell>
          <table:table-cell office:value-type="float" office:value="0.2052621" calcext:value-type="float">
            <text:p>0.2052621</text:p>
          </table:table-cell>
          <table:table-cell office:value-type="float" office:value="0.2240484" calcext:value-type="float">
            <text:p>0.2240484</text:p>
          </table:table-cell>
          <table:table-cell office:value-type="float" office:value="0.1124053" calcext:value-type="float">
            <text:p>0.1124053</text:p>
          </table:table-cell>
          <table:table-cell office:value-type="float" office:value="0.02317835" calcext:value-type="float">
            <text:p>0.02317835</text:p>
          </table:table-cell>
          <table:table-cell office:value-type="float" office:value="0.02055232" calcext:value-type="float">
            <text:p>0.02055232</text:p>
          </table:table-cell>
          <table:table-cell office:value-type="float" office:value="0.02741217" calcext:value-type="float">
            <text:p>0.02741217</text:p>
          </table:table-cell>
          <table:table-cell office:value-type="float" office:value="0.02070763" calcext:value-type="float">
            <text:p>0.02070763</text:p>
          </table:table-cell>
          <table:table-cell office:value-type="float" office:value="25.95595" calcext:value-type="float">
            <text:p>25.95595</text:p>
          </table:table-cell>
          <table:table-cell office:value-type="float" office:value="20.6632" calcext:value-type="float">
            <text:p>20.6632</text:p>
          </table:table-cell>
          <table:table-cell office:value-type="float" office:value="24.10093" calcext:value-type="float">
            <text:p>24.10093</text:p>
          </table:table-cell>
          <table:table-cell office:value-type="float" office:value="26.23183" calcext:value-type="float">
            <text:p>26.23183</text:p>
          </table:table-cell>
          <table:table-cell office:value-type="float" office:value="30.75499" calcext:value-type="float">
            <text:p>30.75499</text:p>
          </table:table-cell>
          <table:table-cell office:value-type="float" office:value="29.81633" calcext:value-type="float">
            <text:p>29.81633</text:p>
          </table:table-cell>
          <table:table-cell office:value-type="float" office:value="18.51548" calcext:value-type="float">
            <text:p>18.51548</text:p>
          </table:table-cell>
          <table:table-cell office:value-type="float" office:value="6.746982" calcext:value-type="float">
            <text:p>6.746982</text:p>
          </table:table-cell>
          <table:table-cell office:value-type="float" office:value="916.3215" calcext:value-type="float">
            <text:p>916.3215</text:p>
          </table:table-cell>
          <table:table-cell office:value-type="float" office:value="0" calcext:value-type="float">
            <text:p>0</text:p>
          </table:table-cell>
          <table:table-cell office:value-type="float" office:value="-0.5887455" calcext:value-type="float">
            <text:p>-0.588745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4" calcext:value-type="float">
            <text:p>4122004</text:p>
          </table:table-cell>
          <table:table-cell office:value-type="float" office:value="7.937717" calcext:value-type="float">
            <text:p>7.937717</text:p>
          </table:table-cell>
          <table:table-cell office:value-type="float" office:value="450.0569" calcext:value-type="float">
            <text:p>450.056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8131261" calcext:value-type="float">
            <text:p>0.08131261</text:p>
          </table:table-cell>
          <table:table-cell office:value-type="float" office:value="15.32454" calcext:value-type="float">
            <text:p>15.32454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920711" calcext:value-type="float">
            <text:p>0.03920711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85208" calcext:value-type="float">
            <text:p>17.85208</text:p>
          </table:table-cell>
          <table:table-cell office:value-type="float" office:value="-0.552478" calcext:value-type="float">
            <text:p>-0.552478</text:p>
          </table:table-cell>
          <table:table-cell office:value-type="float" office:value="-0.7984133" calcext:value-type="float">
            <text:p>-0.7984133</text:p>
          </table:table-cell>
          <table:table-cell office:value-type="float" office:value="0.00004569419" calcext:value-type="float">
            <text:p>4.569419E-05</text:p>
          </table:table-cell>
          <table:table-cell office:value-type="float" office:value="8.365969" calcext:value-type="float">
            <text:p>8.365969</text:p>
          </table:table-cell>
          <table:table-cell office:value-type="float" office:value="0.5182517" calcext:value-type="float">
            <text:p>0.5182517</text:p>
          </table:table-cell>
          <table:table-cell office:value-type="float" office:value="0.153248" calcext:value-type="float">
            <text:p>0.153248</text:p>
          </table:table-cell>
          <table:table-cell office:value-type="float" office:value="0.170616" calcext:value-type="float">
            <text:p>0.170616</text:p>
          </table:table-cell>
          <table:table-cell office:value-type="float" office:value="0.0884933" calcext:value-type="float">
            <text:p>0.0884933</text:p>
          </table:table-cell>
          <table:table-cell office:value-type="float" office:value="0.02317714" calcext:value-type="float">
            <text:p>0.02317714</text:p>
          </table:table-cell>
          <table:table-cell office:value-type="float" office:value="0.0207444" calcext:value-type="float">
            <text:p>0.0207444</text:p>
          </table:table-cell>
          <table:table-cell office:value-type="float" office:value="0.02736693" calcext:value-type="float">
            <text:p>0.02736693</text:p>
          </table:table-cell>
          <table:table-cell office:value-type="float" office:value="0.02072643" calcext:value-type="float">
            <text:p>0.02072643</text:p>
          </table:table-cell>
          <table:table-cell office:value-type="float" office:value="36.31073" calcext:value-type="float">
            <text:p>36.31073</text:p>
          </table:table-cell>
          <table:table-cell office:value-type="float" office:value="21.0416" calcext:value-type="float">
            <text:p>21.0416</text:p>
          </table:table-cell>
          <table:table-cell office:value-type="float" office:value="23.18823" calcext:value-type="float">
            <text:p>23.18823</text:p>
          </table:table-cell>
          <table:table-cell office:value-type="float" office:value="25.88167" calcext:value-type="float">
            <text:p>25.88167</text:p>
          </table:table-cell>
          <table:table-cell office:value-type="float" office:value="30.51363" calcext:value-type="float">
            <text:p>30.51363</text:p>
          </table:table-cell>
          <table:table-cell office:value-type="float" office:value="29.60388" calcext:value-type="float">
            <text:p>29.60388</text:p>
          </table:table-cell>
          <table:table-cell office:value-type="float" office:value="18.47071" calcext:value-type="float">
            <text:p>18.47071</text:p>
          </table:table-cell>
          <table:table-cell office:value-type="float" office:value="6.747268" calcext:value-type="float">
            <text:p>6.747268</text:p>
          </table:table-cell>
          <table:table-cell office:value-type="float" office:value="908.361" calcext:value-type="float">
            <text:p>908.361</text:p>
          </table:table-cell>
          <table:table-cell office:value-type="float" office:value="0" calcext:value-type="float">
            <text:p>0</text:p>
          </table:table-cell>
          <table:table-cell office:value-type="float" office:value="-0.5887455" calcext:value-type="float">
            <text:p>-0.588745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4" calcext:value-type="float">
            <text:p>5122004</text:p>
          </table:table-cell>
          <table:table-cell office:value-type="float" office:value="7.931732" calcext:value-type="float">
            <text:p>7.931732</text:p>
          </table:table-cell>
          <table:table-cell office:value-type="float" office:value="450.0545" calcext:value-type="float">
            <text:p>450.054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755667" calcext:value-type="float">
            <text:p>0.0755667</text:p>
          </table:table-cell>
          <table:table-cell office:value-type="float" office:value="15.32879" calcext:value-type="float">
            <text:p>15.32879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926928" calcext:value-type="float">
            <text:p>0.03926928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7.88214" calcext:value-type="float">
            <text:p>17.88214</text:p>
          </table:table-cell>
          <table:table-cell office:value-type="float" office:value="-0.5525324" calcext:value-type="float">
            <text:p>-0.5525324</text:p>
          </table:table-cell>
          <table:table-cell office:value-type="float" office:value="-0.799227" calcext:value-type="float">
            <text:p>-0.799227</text:p>
          </table:table-cell>
          <table:table-cell office:value-type="float" office:value="0.00004569437" calcext:value-type="float">
            <text:p>4.569437E-05</text:p>
          </table:table-cell>
          <table:table-cell office:value-type="float" office:value="8.361968" calcext:value-type="float">
            <text:p>8.361968</text:p>
          </table:table-cell>
          <table:table-cell office:value-type="float" office:value="0.4391933" calcext:value-type="float">
            <text:p>0.4391933</text:p>
          </table:table-cell>
          <table:table-cell office:value-type="float" office:value="0.1628221" calcext:value-type="float">
            <text:p>0.1628221</text:p>
          </table:table-cell>
          <table:table-cell office:value-type="float" office:value="0.1330353" calcext:value-type="float">
            <text:p>0.1330353</text:p>
          </table:table-cell>
          <table:table-cell office:value-type="float" office:value="0.06809756" calcext:value-type="float">
            <text:p>0.06809756</text:p>
          </table:table-cell>
          <table:table-cell office:value-type="float" office:value="0.02305808" calcext:value-type="float">
            <text:p>0.02305808</text:p>
          </table:table-cell>
          <table:table-cell office:value-type="float" office:value="0.02124846" calcext:value-type="float">
            <text:p>0.02124846</text:p>
          </table:table-cell>
          <table:table-cell office:value-type="float" office:value="0.02844186" calcext:value-type="float">
            <text:p>0.02844186</text:p>
          </table:table-cell>
          <table:table-cell office:value-type="float" office:value="0.02079905" calcext:value-type="float">
            <text:p>0.02079905</text:p>
          </table:table-cell>
          <table:table-cell office:value-type="float" office:value="17.63281" calcext:value-type="float">
            <text:p>17.63281</text:p>
          </table:table-cell>
          <table:table-cell office:value-type="float" office:value="28.04969" calcext:value-type="float">
            <text:p>28.04969</text:p>
          </table:table-cell>
          <table:table-cell office:value-type="float" office:value="25.33079" calcext:value-type="float">
            <text:p>25.33079</text:p>
          </table:table-cell>
          <table:table-cell office:value-type="float" office:value="26.26393" calcext:value-type="float">
            <text:p>26.26393</text:p>
          </table:table-cell>
          <table:table-cell office:value-type="float" office:value="30.65452" calcext:value-type="float">
            <text:p>30.65452</text:p>
          </table:table-cell>
          <table:table-cell office:value-type="float" office:value="29.47854" calcext:value-type="float">
            <text:p>29.47854</text:p>
          </table:table-cell>
          <table:table-cell office:value-type="float" office:value="17.69554" calcext:value-type="float">
            <text:p>17.69554</text:p>
          </table:table-cell>
          <table:table-cell office:value-type="float" office:value="6.819399" calcext:value-type="float">
            <text:p>6.819399</text:p>
          </table:table-cell>
          <table:table-cell office:value-type="float" office:value="767.6865" calcext:value-type="float">
            <text:p>767.6865</text:p>
          </table:table-cell>
          <table:table-cell office:value-type="float" office:value="0" calcext:value-type="float">
            <text:p>0</text:p>
          </table:table-cell>
          <table:table-cell office:value-type="float" office:value="-0.5887645" calcext:value-type="float">
            <text:p>-0.588764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4" calcext:value-type="float">
            <text:p>6122004</text:p>
          </table:table-cell>
          <table:table-cell office:value-type="float" office:value="7.925629" calcext:value-type="float">
            <text:p>7.925629</text:p>
          </table:table-cell>
          <table:table-cell office:value-type="float" office:value="450.0528" calcext:value-type="float">
            <text:p>450.052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7154348" calcext:value-type="float">
            <text:p>0.07154348</text:p>
          </table:table-cell>
          <table:table-cell office:value-type="float" office:value="15.15423" calcext:value-type="float">
            <text:p>15.15423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945129" calcext:value-type="float">
            <text:p>0.03945129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09143" calcext:value-type="float">
            <text:p>18.09143</text:p>
          </table:table-cell>
          <table:table-cell office:value-type="float" office:value="-0.5529225" calcext:value-type="float">
            <text:p>-0.5529225</text:p>
          </table:table-cell>
          <table:table-cell office:value-type="float" office:value="-0.8006275" calcext:value-type="float">
            <text:p>-0.8006275</text:p>
          </table:table-cell>
          <table:table-cell office:value-type="float" office:value="0.00004569441" calcext:value-type="float">
            <text:p>4.569441E-05</text:p>
          </table:table-cell>
          <table:table-cell office:value-type="float" office:value="8.361761" calcext:value-type="float">
            <text:p>8.361761</text:p>
          </table:table-cell>
          <table:table-cell office:value-type="float" office:value="0.4683092" calcext:value-type="float">
            <text:p>0.4683092</text:p>
          </table:table-cell>
          <table:table-cell office:value-type="float" office:value="0.1564815" calcext:value-type="float">
            <text:p>0.1564815</text:p>
          </table:table-cell>
          <table:table-cell office:value-type="float" office:value="0.1181426" calcext:value-type="float">
            <text:p>0.1181426</text:p>
          </table:table-cell>
          <table:table-cell office:value-type="float" office:value="0.06156483" calcext:value-type="float">
            <text:p>0.06156483</text:p>
          </table:table-cell>
          <table:table-cell office:value-type="float" office:value="0.02459879" calcext:value-type="float">
            <text:p>0.02459879</text:p>
          </table:table-cell>
          <table:table-cell office:value-type="float" office:value="0.02233499" calcext:value-type="float">
            <text:p>0.02233499</text:p>
          </table:table-cell>
          <table:table-cell office:value-type="float" office:value="0.02869112" calcext:value-type="float">
            <text:p>0.02869112</text:p>
          </table:table-cell>
          <table:table-cell office:value-type="float" office:value="0.02092429" calcext:value-type="float">
            <text:p>0.02092429</text:p>
          </table:table-cell>
          <table:table-cell office:value-type="float" office:value="7.380347" calcext:value-type="float">
            <text:p>7.380347</text:p>
          </table:table-cell>
          <table:table-cell office:value-type="float" office:value="14.52474" calcext:value-type="float">
            <text:p>14.52474</text:p>
          </table:table-cell>
          <table:table-cell office:value-type="float" office:value="25.81954" calcext:value-type="float">
            <text:p>25.81954</text:p>
          </table:table-cell>
          <table:table-cell office:value-type="float" office:value="29.84756" calcext:value-type="float">
            <text:p>29.84756</text:p>
          </table:table-cell>
          <table:table-cell office:value-type="float" office:value="34.07656" calcext:value-type="float">
            <text:p>34.07656</text:p>
          </table:table-cell>
          <table:table-cell office:value-type="float" office:value="28.29553" calcext:value-type="float">
            <text:p>28.29553</text:p>
          </table:table-cell>
          <table:table-cell office:value-type="float" office:value="15.4588" calcext:value-type="float">
            <text:p>15.4588</text:p>
          </table:table-cell>
          <table:table-cell office:value-type="float" office:value="6.974403" calcext:value-type="float">
            <text:p>6.974403</text:p>
          </table:table-cell>
          <table:table-cell office:value-type="float" office:value="559.77" calcext:value-type="float">
            <text:p>559.77</text:p>
          </table:table-cell>
          <table:table-cell office:value-type="float" office:value="0" calcext:value-type="float">
            <text:p>0</text:p>
          </table:table-cell>
          <table:table-cell office:value-type="float" office:value="-0.5895032" calcext:value-type="float">
            <text:p>-0.589503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4" calcext:value-type="float">
            <text:p>7122004</text:p>
          </table:table-cell>
          <table:table-cell office:value-type="float" office:value="7.919603" calcext:value-type="float">
            <text:p>7.919603</text:p>
          </table:table-cell>
          <table:table-cell office:value-type="float" office:value="450.0503" calcext:value-type="float">
            <text:p>450.050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764225" calcext:value-type="float">
            <text:p>0.06764225</text:p>
          </table:table-cell>
          <table:table-cell office:value-type="float" office:value="14.9924" calcext:value-type="float">
            <text:p>14.9924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956417" calcext:value-type="float">
            <text:p>0.03956417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28249" calcext:value-type="float">
            <text:p>18.28249</text:p>
          </table:table-cell>
          <table:table-cell office:value-type="float" office:value="-0.5530138" calcext:value-type="float">
            <text:p>-0.5530138</text:p>
          </table:table-cell>
          <table:table-cell office:value-type="float" office:value="-0.8012419" calcext:value-type="float">
            <text:p>-0.8012419</text:p>
          </table:table-cell>
          <table:table-cell office:value-type="float" office:value="0.00004569441" calcext:value-type="float">
            <text:p>4.569441E-05</text:p>
          </table:table-cell>
          <table:table-cell office:value-type="float" office:value="8.355874" calcext:value-type="float">
            <text:p>8.355874</text:p>
          </table:table-cell>
          <table:table-cell office:value-type="float" office:value="0.4006038" calcext:value-type="float">
            <text:p>0.4006038</text:p>
          </table:table-cell>
          <table:table-cell office:value-type="float" office:value="0.1148394" calcext:value-type="float">
            <text:p>0.1148394</text:p>
          </table:table-cell>
          <table:table-cell office:value-type="float" office:value="0.09442428" calcext:value-type="float">
            <text:p>0.09442428</text:p>
          </table:table-cell>
          <table:table-cell office:value-type="float" office:value="0.05146462" calcext:value-type="float">
            <text:p>0.05146462</text:p>
          </table:table-cell>
          <table:table-cell office:value-type="float" office:value="0.02437343" calcext:value-type="float">
            <text:p>0.02437343</text:p>
          </table:table-cell>
          <table:table-cell office:value-type="float" office:value="0.02241608" calcext:value-type="float">
            <text:p>0.02241608</text:p>
          </table:table-cell>
          <table:table-cell office:value-type="float" office:value="0.02842251" calcext:value-type="float">
            <text:p>0.02842251</text:p>
          </table:table-cell>
          <table:table-cell office:value-type="float" office:value="0.02102064" calcext:value-type="float">
            <text:p>0.02102064</text:p>
          </table:table-cell>
          <table:table-cell office:value-type="float" office:value="16.36135" calcext:value-type="float">
            <text:p>16.36135</text:p>
          </table:table-cell>
          <table:table-cell office:value-type="float" office:value="16.07685" calcext:value-type="float">
            <text:p>16.07685</text:p>
          </table:table-cell>
          <table:table-cell office:value-type="float" office:value="24.31175" calcext:value-type="float">
            <text:p>24.31175</text:p>
          </table:table-cell>
          <table:table-cell office:value-type="float" office:value="28.87177" calcext:value-type="float">
            <text:p>28.87177</text:p>
          </table:table-cell>
          <table:table-cell office:value-type="float" office:value="33.1176" calcext:value-type="float">
            <text:p>33.1176</text:p>
          </table:table-cell>
          <table:table-cell office:value-type="float" office:value="27.30846" calcext:value-type="float">
            <text:p>27.30846</text:p>
          </table:table-cell>
          <table:table-cell office:value-type="float" office:value="14.83008" calcext:value-type="float">
            <text:p>14.83008</text:p>
          </table:table-cell>
          <table:table-cell office:value-type="float" office:value="7.076651" calcext:value-type="float">
            <text:p>7.076651</text:p>
          </table:table-cell>
          <table:table-cell office:value-type="float" office:value="575.722" calcext:value-type="float">
            <text:p>575.722</text:p>
          </table:table-cell>
          <table:table-cell office:value-type="float" office:value="0" calcext:value-type="float">
            <text:p>0</text:p>
          </table:table-cell>
          <table:table-cell office:value-type="float" office:value="-0.5895032" calcext:value-type="float">
            <text:p>-0.589503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4" calcext:value-type="float">
            <text:p>8122004</text:p>
          </table:table-cell>
          <table:table-cell office:value-type="float" office:value="7.913371" calcext:value-type="float">
            <text:p>7.913371</text:p>
          </table:table-cell>
          <table:table-cell office:value-type="float" office:value="450.048" calcext:value-type="float">
            <text:p>450.04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498386" calcext:value-type="float">
            <text:p>0.06498386</text:p>
          </table:table-cell>
          <table:table-cell office:value-type="float" office:value="14.90796" calcext:value-type="float">
            <text:p>14.90796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963822" calcext:value-type="float">
            <text:p>0.03963822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39361" calcext:value-type="float">
            <text:p>18.39361</text:p>
          </table:table-cell>
          <table:table-cell office:value-type="float" office:value="-0.5530611" calcext:value-type="float">
            <text:p>-0.5530611</text:p>
          </table:table-cell>
          <table:table-cell office:value-type="float" office:value="-0.8017967" calcext:value-type="float">
            <text:p>-0.8017967</text:p>
          </table:table-cell>
          <table:table-cell office:value-type="float" office:value="0.00004569441" calcext:value-type="float">
            <text:p>4.569441E-05</text:p>
          </table:table-cell>
          <table:table-cell office:value-type="float" office:value="8.34935" calcext:value-type="float">
            <text:p>8.34935</text:p>
          </table:table-cell>
          <table:table-cell office:value-type="float" office:value="0.3515045" calcext:value-type="float">
            <text:p>0.3515045</text:p>
          </table:table-cell>
          <table:table-cell office:value-type="float" office:value="0.09133095" calcext:value-type="float">
            <text:p>0.09133095</text:p>
          </table:table-cell>
          <table:table-cell office:value-type="float" office:value="0.07659335" calcext:value-type="float">
            <text:p>0.07659335</text:p>
          </table:table-cell>
          <table:table-cell office:value-type="float" office:value="0.04346887" calcext:value-type="float">
            <text:p>0.04346887</text:p>
          </table:table-cell>
          <table:table-cell office:value-type="float" office:value="0.02407072" calcext:value-type="float">
            <text:p>0.02407072</text:p>
          </table:table-cell>
          <table:table-cell office:value-type="float" office:value="0.02232457" calcext:value-type="float">
            <text:p>0.02232457</text:p>
          </table:table-cell>
          <table:table-cell office:value-type="float" office:value="0.02813818" calcext:value-type="float">
            <text:p>0.02813818</text:p>
          </table:table-cell>
          <table:table-cell office:value-type="float" office:value="0.02110667" calcext:value-type="float">
            <text:p>0.02110667</text:p>
          </table:table-cell>
          <table:table-cell office:value-type="float" office:value="23.73825" calcext:value-type="float">
            <text:p>23.73825</text:p>
          </table:table-cell>
          <table:table-cell office:value-type="float" office:value="17.84334" calcext:value-type="float">
            <text:p>17.84334</text:p>
          </table:table-cell>
          <table:table-cell office:value-type="float" office:value="23.82896" calcext:value-type="float">
            <text:p>23.82896</text:p>
          </table:table-cell>
          <table:table-cell office:value-type="float" office:value="28.47554" calcext:value-type="float">
            <text:p>28.47554</text:p>
          </table:table-cell>
          <table:table-cell office:value-type="float" office:value="32.24704" calcext:value-type="float">
            <text:p>32.24704</text:p>
          </table:table-cell>
          <table:table-cell office:value-type="float" office:value="26.24204" calcext:value-type="float">
            <text:p>26.24204</text:p>
          </table:table-cell>
          <table:table-cell office:value-type="float" office:value="14.20036" calcext:value-type="float">
            <text:p>14.20036</text:p>
          </table:table-cell>
          <table:table-cell office:value-type="float" office:value="7.156812" calcext:value-type="float">
            <text:p>7.156812</text:p>
          </table:table-cell>
          <table:table-cell office:value-type="float" office:value="598.1489" calcext:value-type="float">
            <text:p>598.1489</text:p>
          </table:table-cell>
          <table:table-cell office:value-type="float" office:value="0" calcext:value-type="float">
            <text:p>0</text:p>
          </table:table-cell>
          <table:table-cell office:value-type="float" office:value="-0.5895032" calcext:value-type="float">
            <text:p>-0.589503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4" calcext:value-type="float">
            <text:p>9122004</text:p>
          </table:table-cell>
          <table:table-cell office:value-type="float" office:value="7.907198" calcext:value-type="float">
            <text:p>7.907198</text:p>
          </table:table-cell>
          <table:table-cell office:value-type="float" office:value="450.0458" calcext:value-type="float">
            <text:p>450.045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30625" calcext:value-type="float">
            <text:p>0.0630625</text:p>
          </table:table-cell>
          <table:table-cell office:value-type="float" office:value="14.85997" calcext:value-type="float">
            <text:p>14.85997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97052" calcext:value-type="float">
            <text:p>0.0397052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46527" calcext:value-type="float">
            <text:p>18.46527</text:p>
          </table:table-cell>
          <table:table-cell office:value-type="float" office:value="-0.5530879" calcext:value-type="float">
            <text:p>-0.5530879</text:p>
          </table:table-cell>
          <table:table-cell office:value-type="float" office:value="-0.8023021" calcext:value-type="float">
            <text:p>-0.8023021</text:p>
          </table:table-cell>
          <table:table-cell office:value-type="float" office:value="0.00004569481" calcext:value-type="float">
            <text:p>4.569481E-05</text:p>
          </table:table-cell>
          <table:table-cell office:value-type="float" office:value="8.342373" calcext:value-type="float">
            <text:p>8.342373</text:p>
          </table:table-cell>
          <table:table-cell office:value-type="float" office:value="0.309308" calcext:value-type="float">
            <text:p>0.309308</text:p>
          </table:table-cell>
          <table:table-cell office:value-type="float" office:value="0.07374387" calcext:value-type="float">
            <text:p>0.07374387</text:p>
          </table:table-cell>
          <table:table-cell office:value-type="float" office:value="0.06226243" calcext:value-type="float">
            <text:p>0.06226243</text:p>
          </table:table-cell>
          <table:table-cell office:value-type="float" office:value="0.03707593" calcext:value-type="float">
            <text:p>0.03707593</text:p>
          </table:table-cell>
          <table:table-cell office:value-type="float" office:value="0.02368355" calcext:value-type="float">
            <text:p>0.02368355</text:p>
          </table:table-cell>
          <table:table-cell office:value-type="float" office:value="0.02214093" calcext:value-type="float">
            <text:p>0.02214093</text:p>
          </table:table-cell>
          <table:table-cell office:value-type="float" office:value="0.02787828" calcext:value-type="float">
            <text:p>0.02787828</text:p>
          </table:table-cell>
          <table:table-cell office:value-type="float" office:value="0.02116926" calcext:value-type="float">
            <text:p>0.02116926</text:p>
          </table:table-cell>
          <table:table-cell office:value-type="float" office:value="27.83173" calcext:value-type="float">
            <text:p>27.83173</text:p>
          </table:table-cell>
          <table:table-cell office:value-type="float" office:value="20.68087" calcext:value-type="float">
            <text:p>20.68087</text:p>
          </table:table-cell>
          <table:table-cell office:value-type="float" office:value="23.6966" calcext:value-type="float">
            <text:p>23.6966</text:p>
          </table:table-cell>
          <table:table-cell office:value-type="float" office:value="28.20802" calcext:value-type="float">
            <text:p>28.20802</text:p>
          </table:table-cell>
          <table:table-cell office:value-type="float" office:value="31.63588" calcext:value-type="float">
            <text:p>31.63588</text:p>
          </table:table-cell>
          <table:table-cell office:value-type="float" office:value="25.36636" calcext:value-type="float">
            <text:p>25.36636</text:p>
          </table:table-cell>
          <table:table-cell office:value-type="float" office:value="13.65298" calcext:value-type="float">
            <text:p>13.65298</text:p>
          </table:table-cell>
          <table:table-cell office:value-type="float" office:value="7.204275" calcext:value-type="float">
            <text:p>7.204275</text:p>
          </table:table-cell>
          <table:table-cell office:value-type="float" office:value="614.3655" calcext:value-type="float">
            <text:p>614.3655</text:p>
          </table:table-cell>
          <table:table-cell office:value-type="float" office:value="0" calcext:value-type="float">
            <text:p>0</text:p>
          </table:table-cell>
          <table:table-cell office:value-type="float" office:value="-0.5895032" calcext:value-type="float">
            <text:p>-0.589503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4" calcext:value-type="float">
            <text:p>10122004</text:p>
          </table:table-cell>
          <table:table-cell office:value-type="float" office:value="7.901211" calcext:value-type="float">
            <text:p>7.901211</text:p>
          </table:table-cell>
          <table:table-cell office:value-type="float" office:value="450.0436" calcext:value-type="float">
            <text:p>450.043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095387" calcext:value-type="float">
            <text:p>0.06095387</text:p>
          </table:table-cell>
          <table:table-cell office:value-type="float" office:value="14.83414" calcext:value-type="float">
            <text:p>14.83414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976164" calcext:value-type="float">
            <text:p>0.03976164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51344" calcext:value-type="float">
            <text:p>18.51344</text:p>
          </table:table-cell>
          <table:table-cell office:value-type="float" office:value="-0.5531222" calcext:value-type="float">
            <text:p>-0.5531222</text:p>
          </table:table-cell>
          <table:table-cell office:value-type="float" office:value="-0.8026949" calcext:value-type="float">
            <text:p>-0.8026949</text:p>
          </table:table-cell>
          <table:table-cell office:value-type="float" office:value="0.00004569542" calcext:value-type="float">
            <text:p>4.569542E-05</text:p>
          </table:table-cell>
          <table:table-cell office:value-type="float" office:value="8.335299" calcext:value-type="float">
            <text:p>8.335299</text:p>
          </table:table-cell>
          <table:table-cell office:value-type="float" office:value="0.2555988" calcext:value-type="float">
            <text:p>0.2555988</text:p>
          </table:table-cell>
          <table:table-cell office:value-type="float" office:value="0.05882097" calcext:value-type="float">
            <text:p>0.05882097</text:p>
          </table:table-cell>
          <table:table-cell office:value-type="float" office:value="0.05216727" calcext:value-type="float">
            <text:p>0.05216727</text:p>
          </table:table-cell>
          <table:table-cell office:value-type="float" office:value="0.0323642" calcext:value-type="float">
            <text:p>0.0323642</text:p>
          </table:table-cell>
          <table:table-cell office:value-type="float" office:value="0.02319605" calcext:value-type="float">
            <text:p>0.02319605</text:p>
          </table:table-cell>
          <table:table-cell office:value-type="float" office:value="0.02181435" calcext:value-type="float">
            <text:p>0.02181435</text:p>
          </table:table-cell>
          <table:table-cell office:value-type="float" office:value="0.02759917" calcext:value-type="float">
            <text:p>0.02759917</text:p>
          </table:table-cell>
          <table:table-cell office:value-type="float" office:value="0.02121072" calcext:value-type="float">
            <text:p>0.02121072</text:p>
          </table:table-cell>
          <table:table-cell office:value-type="float" office:value="36.6491" calcext:value-type="float">
            <text:p>36.6491</text:p>
          </table:table-cell>
          <table:table-cell office:value-type="float" office:value="21.54489" calcext:value-type="float">
            <text:p>21.54489</text:p>
          </table:table-cell>
          <table:table-cell office:value-type="float" office:value="23.2416" calcext:value-type="float">
            <text:p>23.2416</text:p>
          </table:table-cell>
          <table:table-cell office:value-type="float" office:value="28.00629" calcext:value-type="float">
            <text:p>28.00629</text:p>
          </table:table-cell>
          <table:table-cell office:value-type="float" office:value="31.17844" calcext:value-type="float">
            <text:p>31.17844</text:p>
          </table:table-cell>
          <table:table-cell office:value-type="float" office:value="24.63442" calcext:value-type="float">
            <text:p>24.63442</text:p>
          </table:table-cell>
          <table:table-cell office:value-type="float" office:value="13.17461" calcext:value-type="float">
            <text:p>13.17461</text:p>
          </table:table-cell>
          <table:table-cell office:value-type="float" office:value="7.23842" calcext:value-type="float">
            <text:p>7.23842</text:p>
          </table:table-cell>
          <table:table-cell office:value-type="float" office:value="636.7922" calcext:value-type="float">
            <text:p>636.7922</text:p>
          </table:table-cell>
          <table:table-cell office:value-type="float" office:value="0" calcext:value-type="float">
            <text:p>0</text:p>
          </table:table-cell>
          <table:table-cell office:value-type="float" office:value="-0.5895032" calcext:value-type="float">
            <text:p>-0.589503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4" calcext:value-type="float">
            <text:p>11122004</text:p>
          </table:table-cell>
          <table:table-cell office:value-type="float" office:value="7.895537" calcext:value-type="float">
            <text:p>7.895537</text:p>
          </table:table-cell>
          <table:table-cell office:value-type="float" office:value="450.0413" calcext:value-type="float">
            <text:p>450.041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6022852" calcext:value-type="float">
            <text:p>0.06022852</text:p>
          </table:table-cell>
          <table:table-cell office:value-type="float" office:value="14.79973" calcext:value-type="float">
            <text:p>14.79973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984801" calcext:value-type="float">
            <text:p>0.03984801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56646" calcext:value-type="float">
            <text:p>18.56646</text:p>
          </table:table-cell>
          <table:table-cell office:value-type="float" office:value="-0.5531439" calcext:value-type="float">
            <text:p>-0.5531439</text:p>
          </table:table-cell>
          <table:table-cell office:value-type="float" office:value="-0.8029985" calcext:value-type="float">
            <text:p>-0.8029985</text:p>
          </table:table-cell>
          <table:table-cell office:value-type="float" office:value="0.00004569563" calcext:value-type="float">
            <text:p>4.569563E-05</text:p>
          </table:table-cell>
          <table:table-cell office:value-type="float" office:value="8.328566" calcext:value-type="float">
            <text:p>8.328566</text:p>
          </table:table-cell>
          <table:table-cell office:value-type="float" office:value="0.2599159" calcext:value-type="float">
            <text:p>0.2599159</text:p>
          </table:table-cell>
          <table:table-cell office:value-type="float" office:value="0.04889743" calcext:value-type="float">
            <text:p>0.04889743</text:p>
          </table:table-cell>
          <table:table-cell office:value-type="float" office:value="0.04458223" calcext:value-type="float">
            <text:p>0.04458223</text:p>
          </table:table-cell>
          <table:table-cell office:value-type="float" office:value="0.02861094" calcext:value-type="float">
            <text:p>0.02861094</text:p>
          </table:table-cell>
          <table:table-cell office:value-type="float" office:value="0.02274382" calcext:value-type="float">
            <text:p>0.02274382</text:p>
          </table:table-cell>
          <table:table-cell office:value-type="float" office:value="0.0215254" calcext:value-type="float">
            <text:p>0.0215254</text:p>
          </table:table-cell>
          <table:table-cell office:value-type="float" office:value="0.02731734" calcext:value-type="float">
            <text:p>0.02731734</text:p>
          </table:table-cell>
          <table:table-cell office:value-type="float" office:value="0.02122839" calcext:value-type="float">
            <text:p>0.02122839</text:p>
          </table:table-cell>
          <table:table-cell office:value-type="float" office:value="38.09777" calcext:value-type="float">
            <text:p>38.09777</text:p>
          </table:table-cell>
          <table:table-cell office:value-type="float" office:value="23.81016" calcext:value-type="float">
            <text:p>23.81016</text:p>
          </table:table-cell>
          <table:table-cell office:value-type="float" office:value="23.67415" calcext:value-type="float">
            <text:p>23.67415</text:p>
          </table:table-cell>
          <table:table-cell office:value-type="float" office:value="27.87612" calcext:value-type="float">
            <text:p>27.87612</text:p>
          </table:table-cell>
          <table:table-cell office:value-type="float" office:value="30.72071" calcext:value-type="float">
            <text:p>30.72071</text:p>
          </table:table-cell>
          <table:table-cell office:value-type="float" office:value="23.97901" calcext:value-type="float">
            <text:p>23.97901</text:p>
          </table:table-cell>
          <table:table-cell office:value-type="float" office:value="12.72107" calcext:value-type="float">
            <text:p>12.72107</text:p>
          </table:table-cell>
          <table:table-cell office:value-type="float" office:value="7.253191" calcext:value-type="float">
            <text:p>7.253191</text:p>
          </table:table-cell>
          <table:table-cell office:value-type="float" office:value="634.8805" calcext:value-type="float">
            <text:p>634.8805</text:p>
          </table:table-cell>
          <table:table-cell office:value-type="float" office:value="0" calcext:value-type="float">
            <text:p>0</text:p>
          </table:table-cell>
          <table:table-cell office:value-type="float" office:value="-0.5895048" calcext:value-type="float">
            <text:p>-0.589504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4" calcext:value-type="float">
            <text:p>12122004</text:p>
          </table:table-cell>
          <table:table-cell office:value-type="float" office:value="7.889537" calcext:value-type="float">
            <text:p>7.889537</text:p>
          </table:table-cell>
          <table:table-cell office:value-type="float" office:value="450.0389" calcext:value-type="float">
            <text:p>450.0389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968683" calcext:value-type="float">
            <text:p>0.05968683</text:p>
          </table:table-cell>
          <table:table-cell office:value-type="float" office:value="14.76749" calcext:value-type="float">
            <text:p>14.76749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3994263" calcext:value-type="float">
            <text:p>0.03994263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6169" calcext:value-type="float">
            <text:p>18.6169</text:p>
          </table:table-cell>
          <table:table-cell office:value-type="float" office:value="-0.5533526" calcext:value-type="float">
            <text:p>-0.5533526</text:p>
          </table:table-cell>
          <table:table-cell office:value-type="float" office:value="-0.8033629" calcext:value-type="float">
            <text:p>-0.8033629</text:p>
          </table:table-cell>
          <table:table-cell office:value-type="float" office:value="0.00004569563" calcext:value-type="float">
            <text:p>4.569563E-05</text:p>
          </table:table-cell>
          <table:table-cell office:value-type="float" office:value="8.321259" calcext:value-type="float">
            <text:p>8.321259</text:p>
          </table:table-cell>
          <table:table-cell office:value-type="float" office:value="0.2942307" calcext:value-type="float">
            <text:p>0.2942307</text:p>
          </table:table-cell>
          <table:table-cell office:value-type="float" office:value="0.04478269" calcext:value-type="float">
            <text:p>0.04478269</text:p>
          </table:table-cell>
          <table:table-cell office:value-type="float" office:value="0.03938999" calcext:value-type="float">
            <text:p>0.03938999</text:p>
          </table:table-cell>
          <table:table-cell office:value-type="float" office:value="0.02586869" calcext:value-type="float">
            <text:p>0.02586869</text:p>
          </table:table-cell>
          <table:table-cell office:value-type="float" office:value="0.02224557" calcext:value-type="float">
            <text:p>0.02224557</text:p>
          </table:table-cell>
          <table:table-cell office:value-type="float" office:value="0.02111714" calcext:value-type="float">
            <text:p>0.02111714</text:p>
          </table:table-cell>
          <table:table-cell office:value-type="float" office:value="0.02704638" calcext:value-type="float">
            <text:p>0.02704638</text:p>
          </table:table-cell>
          <table:table-cell office:value-type="float" office:value="0.02121952" calcext:value-type="float">
            <text:p>0.02121952</text:p>
          </table:table-cell>
          <table:table-cell office:value-type="float" office:value="40.45275" calcext:value-type="float">
            <text:p>40.45275</text:p>
          </table:table-cell>
          <table:table-cell office:value-type="float" office:value="25.38282" calcext:value-type="float">
            <text:p>25.38282</text:p>
          </table:table-cell>
          <table:table-cell office:value-type="float" office:value="23.87986" calcext:value-type="float">
            <text:p>23.87986</text:p>
          </table:table-cell>
          <table:table-cell office:value-type="float" office:value="27.88717" calcext:value-type="float">
            <text:p>27.88717</text:p>
          </table:table-cell>
          <table:table-cell office:value-type="float" office:value="30.38444" calcext:value-type="float">
            <text:p>30.38444</text:p>
          </table:table-cell>
          <table:table-cell office:value-type="float" office:value="23.35391" calcext:value-type="float">
            <text:p>23.35391</text:p>
          </table:table-cell>
          <table:table-cell office:value-type="float" office:value="12.34049" calcext:value-type="float">
            <text:p>12.34049</text:p>
          </table:table-cell>
          <table:table-cell office:value-type="float" office:value="7.256334" calcext:value-type="float">
            <text:p>7.256334</text:p>
          </table:table-cell>
          <table:table-cell office:value-type="float" office:value="642.1877" calcext:value-type="float">
            <text:p>642.1877</text:p>
          </table:table-cell>
          <table:table-cell office:value-type="float" office:value="0" calcext:value-type="float">
            <text:p>0</text:p>
          </table:table-cell>
          <table:table-cell office:value-type="float" office:value="-0.5897427" calcext:value-type="float">
            <text:p>-0.589742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4" calcext:value-type="float">
            <text:p>13122004</text:p>
          </table:table-cell>
          <table:table-cell office:value-type="float" office:value="7.884626" calcext:value-type="float">
            <text:p>7.884626</text:p>
          </table:table-cell>
          <table:table-cell office:value-type="float" office:value="450.0363" calcext:value-type="float">
            <text:p>450.036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787538" calcext:value-type="float">
            <text:p>0.05787538</text:p>
          </table:table-cell>
          <table:table-cell office:value-type="float" office:value="14.74543" calcext:value-type="float">
            <text:p>14.74543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003501" calcext:value-type="float">
            <text:p>0.04003501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65267" calcext:value-type="float">
            <text:p>18.65267</text:p>
          </table:table-cell>
          <table:table-cell office:value-type="float" office:value="-0.5535222" calcext:value-type="float">
            <text:p>-0.5535222</text:p>
          </table:table-cell>
          <table:table-cell office:value-type="float" office:value="-0.8034737" calcext:value-type="float">
            <text:p>-0.8034737</text:p>
          </table:table-cell>
          <table:table-cell office:value-type="float" office:value="0.00004569563" calcext:value-type="float">
            <text:p>4.569563E-05</text:p>
          </table:table-cell>
          <table:table-cell office:value-type="float" office:value="8.314239" calcext:value-type="float">
            <text:p>8.314239</text:p>
          </table:table-cell>
          <table:table-cell office:value-type="float" office:value="0.2132884" calcext:value-type="float">
            <text:p>0.2132884</text:p>
          </table:table-cell>
          <table:table-cell office:value-type="float" office:value="0.03897059" calcext:value-type="float">
            <text:p>0.03897059</text:p>
          </table:table-cell>
          <table:table-cell office:value-type="float" office:value="0.03529505" calcext:value-type="float">
            <text:p>0.03529505</text:p>
          </table:table-cell>
          <table:table-cell office:value-type="float" office:value="0.0240292" calcext:value-type="float">
            <text:p>0.0240292</text:p>
          </table:table-cell>
          <table:table-cell office:value-type="float" office:value="0.0219685" calcext:value-type="float">
            <text:p>0.0219685</text:p>
          </table:table-cell>
          <table:table-cell office:value-type="float" office:value="0.0208109" calcext:value-type="float">
            <text:p>0.0208109</text:p>
          </table:table-cell>
          <table:table-cell office:value-type="float" office:value="0.02690188" calcext:value-type="float">
            <text:p>0.02690188</text:p>
          </table:table-cell>
          <table:table-cell office:value-type="float" office:value="0.02118518" calcext:value-type="float">
            <text:p>0.02118518</text:p>
          </table:table-cell>
          <table:table-cell office:value-type="float" office:value="40.30735" calcext:value-type="float">
            <text:p>40.30735</text:p>
          </table:table-cell>
          <table:table-cell office:value-type="float" office:value="30.29941" calcext:value-type="float">
            <text:p>30.29941</text:p>
          </table:table-cell>
          <table:table-cell office:value-type="float" office:value="23.78546" calcext:value-type="float">
            <text:p>23.78546</text:p>
          </table:table-cell>
          <table:table-cell office:value-type="float" office:value="27.70564" calcext:value-type="float">
            <text:p>27.70564</text:p>
          </table:table-cell>
          <table:table-cell office:value-type="float" office:value="29.94831" calcext:value-type="float">
            <text:p>29.94831</text:p>
          </table:table-cell>
          <table:table-cell office:value-type="float" office:value="22.8502" calcext:value-type="float">
            <text:p>22.8502</text:p>
          </table:table-cell>
          <table:table-cell office:value-type="float" office:value="12.15222" calcext:value-type="float">
            <text:p>12.15222</text:p>
          </table:table-cell>
          <table:table-cell office:value-type="float" office:value="7.239604" calcext:value-type="float">
            <text:p>7.239604</text:p>
          </table:table-cell>
          <table:table-cell office:value-type="float" office:value="654.1425" calcext:value-type="float">
            <text:p>654.1425</text:p>
          </table:table-cell>
          <table:table-cell office:value-type="float" office:value="0" calcext:value-type="float">
            <text:p>0</text:p>
          </table:table-cell>
          <table:table-cell office:value-type="float" office:value="-0.5897908" calcext:value-type="float">
            <text:p>-0.589790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4" calcext:value-type="float">
            <text:p>14122004</text:p>
          </table:table-cell>
          <table:table-cell office:value-type="float" office:value="7.878826" calcext:value-type="float">
            <text:p>7.878826</text:p>
          </table:table-cell>
          <table:table-cell office:value-type="float" office:value="450.0341" calcext:value-type="float">
            <text:p>450.034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968956" calcext:value-type="float">
            <text:p>0.05968956</text:p>
          </table:table-cell>
          <table:table-cell office:value-type="float" office:value="14.73272" calcext:value-type="float">
            <text:p>14.73272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012284" calcext:value-type="float">
            <text:p>0.04012284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67975" calcext:value-type="float">
            <text:p>18.67975</text:p>
          </table:table-cell>
          <table:table-cell office:value-type="float" office:value="-0.553713" calcext:value-type="float">
            <text:p>-0.553713</text:p>
          </table:table-cell>
          <table:table-cell office:value-type="float" office:value="-0.8037974" calcext:value-type="float">
            <text:p>-0.8037974</text:p>
          </table:table-cell>
          <table:table-cell office:value-type="float" office:value="0.00004569563" calcext:value-type="float">
            <text:p>4.569563E-05</text:p>
          </table:table-cell>
          <table:table-cell office:value-type="float" office:value="8.307116" calcext:value-type="float">
            <text:p>8.307116</text:p>
          </table:table-cell>
          <table:table-cell office:value-type="float" office:value="0.3629079" calcext:value-type="float">
            <text:p>0.3629079</text:p>
          </table:table-cell>
          <table:table-cell office:value-type="float" office:value="0.03829319" calcext:value-type="float">
            <text:p>0.03829319</text:p>
          </table:table-cell>
          <table:table-cell office:value-type="float" office:value="0.03250373" calcext:value-type="float">
            <text:p>0.03250373</text:p>
          </table:table-cell>
          <table:table-cell office:value-type="float" office:value="0.02241654" calcext:value-type="float">
            <text:p>0.02241654</text:p>
          </table:table-cell>
          <table:table-cell office:value-type="float" office:value="0.02167869" calcext:value-type="float">
            <text:p>0.02167869</text:p>
          </table:table-cell>
          <table:table-cell office:value-type="float" office:value="0.02064791" calcext:value-type="float">
            <text:p>0.02064791</text:p>
          </table:table-cell>
          <table:table-cell office:value-type="float" office:value="0.02669916" calcext:value-type="float">
            <text:p>0.02669916</text:p>
          </table:table-cell>
          <table:table-cell office:value-type="float" office:value="0.02115825" calcext:value-type="float">
            <text:p>0.02115825</text:p>
          </table:table-cell>
          <table:table-cell office:value-type="float" office:value="38.32638" calcext:value-type="float">
            <text:p>38.32638</text:p>
          </table:table-cell>
          <table:table-cell office:value-type="float" office:value="30.39906" calcext:value-type="float">
            <text:p>30.39906</text:p>
          </table:table-cell>
          <table:table-cell office:value-type="float" office:value="25.07016" calcext:value-type="float">
            <text:p>25.07016</text:p>
          </table:table-cell>
          <table:table-cell office:value-type="float" office:value="27.70143" calcext:value-type="float">
            <text:p>27.70143</text:p>
          </table:table-cell>
          <table:table-cell office:value-type="float" office:value="29.57691" calcext:value-type="float">
            <text:p>29.57691</text:p>
          </table:table-cell>
          <table:table-cell office:value-type="float" office:value="22.56772" calcext:value-type="float">
            <text:p>22.56772</text:p>
          </table:table-cell>
          <table:table-cell office:value-type="float" office:value="11.885" calcext:value-type="float">
            <text:p>11.885</text:p>
          </table:table-cell>
          <table:table-cell office:value-type="float" office:value="7.23407" calcext:value-type="float">
            <text:p>7.23407</text:p>
          </table:table-cell>
          <table:table-cell office:value-type="float" office:value="633.3803" calcext:value-type="float">
            <text:p>633.3803</text:p>
          </table:table-cell>
          <table:table-cell office:value-type="float" office:value="0" calcext:value-type="float">
            <text:p>0</text:p>
          </table:table-cell>
          <table:table-cell office:value-type="float" office:value="-0.590113" calcext:value-type="float">
            <text:p>-0.5901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4" calcext:value-type="float">
            <text:p>15122004</text:p>
          </table:table-cell>
          <table:table-cell office:value-type="float" office:value="7.872871" calcext:value-type="float">
            <text:p>7.872871</text:p>
          </table:table-cell>
          <table:table-cell office:value-type="float" office:value="450.0321" calcext:value-type="float">
            <text:p>450.032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931574" calcext:value-type="float">
            <text:p>0.05931574</text:p>
          </table:table-cell>
          <table:table-cell office:value-type="float" office:value="14.72766" calcext:value-type="float">
            <text:p>14.72766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019728" calcext:value-type="float">
            <text:p>0.04019728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70258" calcext:value-type="float">
            <text:p>18.70258</text:p>
          </table:table-cell>
          <table:table-cell office:value-type="float" office:value="-0.5542718" calcext:value-type="float">
            <text:p>-0.5542718</text:p>
          </table:table-cell>
          <table:table-cell office:value-type="float" office:value="-0.8042732" calcext:value-type="float">
            <text:p>-0.8042732</text:p>
          </table:table-cell>
          <table:table-cell office:value-type="float" office:value="0.00004569563" calcext:value-type="float">
            <text:p>4.569563E-05</text:p>
          </table:table-cell>
          <table:table-cell office:value-type="float" office:value="8.300344" calcext:value-type="float">
            <text:p>8.300344</text:p>
          </table:table-cell>
          <table:table-cell office:value-type="float" office:value="0.3895617" calcext:value-type="float">
            <text:p>0.3895617</text:p>
          </table:table-cell>
          <table:table-cell office:value-type="float" office:value="0.04409514" calcext:value-type="float">
            <text:p>0.04409514</text:p>
          </table:table-cell>
          <table:table-cell office:value-type="float" office:value="0.03098796" calcext:value-type="float">
            <text:p>0.03098796</text:p>
          </table:table-cell>
          <table:table-cell office:value-type="float" office:value="0.02146601" calcext:value-type="float">
            <text:p>0.02146601</text:p>
          </table:table-cell>
          <table:table-cell office:value-type="float" office:value="0.0214949" calcext:value-type="float">
            <text:p>0.0214949</text:p>
          </table:table-cell>
          <table:table-cell office:value-type="float" office:value="0.02040254" calcext:value-type="float">
            <text:p>0.02040254</text:p>
          </table:table-cell>
          <table:table-cell office:value-type="float" office:value="0.02655734" calcext:value-type="float">
            <text:p>0.02655734</text:p>
          </table:table-cell>
          <table:table-cell office:value-type="float" office:value="0.0211259" calcext:value-type="float">
            <text:p>0.0211259</text:p>
          </table:table-cell>
          <table:table-cell office:value-type="float" office:value="36.78932" calcext:value-type="float">
            <text:p>36.78932</text:p>
          </table:table-cell>
          <table:table-cell office:value-type="float" office:value="29.00294" calcext:value-type="float">
            <text:p>29.00294</text:p>
          </table:table-cell>
          <table:table-cell office:value-type="float" office:value="25.86576" calcext:value-type="float">
            <text:p>25.86576</text:p>
          </table:table-cell>
          <table:table-cell office:value-type="float" office:value="28.30947" calcext:value-type="float">
            <text:p>28.30947</text:p>
          </table:table-cell>
          <table:table-cell office:value-type="float" office:value="29.54337" calcext:value-type="float">
            <text:p>29.54337</text:p>
          </table:table-cell>
          <table:table-cell office:value-type="float" office:value="22.18275" calcext:value-type="float">
            <text:p>22.18275</text:p>
          </table:table-cell>
          <table:table-cell office:value-type="float" office:value="11.69265" calcext:value-type="float">
            <text:p>11.69265</text:p>
          </table:table-cell>
          <table:table-cell office:value-type="float" office:value="7.229577" calcext:value-type="float">
            <text:p>7.229577</text:p>
          </table:table-cell>
          <table:table-cell office:value-type="float" office:value="616.0748" calcext:value-type="float">
            <text:p>616.0748</text:p>
          </table:table-cell>
          <table:table-cell office:value-type="float" office:value="0" calcext:value-type="float">
            <text:p>0</text:p>
          </table:table-cell>
          <table:table-cell office:value-type="float" office:value="-0.5905917" calcext:value-type="float">
            <text:p>-0.590591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4" calcext:value-type="float">
            <text:p>16122004</text:p>
          </table:table-cell>
          <table:table-cell office:value-type="float" office:value="7.868089" calcext:value-type="float">
            <text:p>7.868089</text:p>
          </table:table-cell>
          <table:table-cell office:value-type="float" office:value="450.0295" calcext:value-type="float">
            <text:p>450.029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698161" calcext:value-type="float">
            <text:p>0.05698161</text:p>
          </table:table-cell>
          <table:table-cell office:value-type="float" office:value="14.71943" calcext:value-type="float">
            <text:p>14.71943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028058" calcext:value-type="float">
            <text:p>0.04028058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72354" calcext:value-type="float">
            <text:p>18.72354</text:p>
          </table:table-cell>
          <table:table-cell office:value-type="float" office:value="-0.5545802" calcext:value-type="float">
            <text:p>-0.5545802</text:p>
          </table:table-cell>
          <table:table-cell office:value-type="float" office:value="-0.8043744" calcext:value-type="float">
            <text:p>-0.8043744</text:p>
          </table:table-cell>
          <table:table-cell office:value-type="float" office:value="0.00004569563" calcext:value-type="float">
            <text:p>4.569563E-05</text:p>
          </table:table-cell>
          <table:table-cell office:value-type="float" office:value="8.293264" calcext:value-type="float">
            <text:p>8.293264</text:p>
          </table:table-cell>
          <table:table-cell office:value-type="float" office:value="0.2679407" calcext:value-type="float">
            <text:p>0.2679407</text:p>
          </table:table-cell>
          <table:table-cell office:value-type="float" office:value="0.03621814" calcext:value-type="float">
            <text:p>0.03621814</text:p>
          </table:table-cell>
          <table:table-cell office:value-type="float" office:value="0.02871172" calcext:value-type="float">
            <text:p>0.02871172</text:p>
          </table:table-cell>
          <table:table-cell office:value-type="float" office:value="0.02069584" calcext:value-type="float">
            <text:p>0.02069584</text:p>
          </table:table-cell>
          <table:table-cell office:value-type="float" office:value="0.02142416" calcext:value-type="float">
            <text:p>0.02142416</text:p>
          </table:table-cell>
          <table:table-cell office:value-type="float" office:value="0.02028197" calcext:value-type="float">
            <text:p>0.02028197</text:p>
          </table:table-cell>
          <table:table-cell office:value-type="float" office:value="0.02652517" calcext:value-type="float">
            <text:p>0.02652517</text:p>
          </table:table-cell>
          <table:table-cell office:value-type="float" office:value="0.02108227" calcext:value-type="float">
            <text:p>0.02108227</text:p>
          </table:table-cell>
          <table:table-cell office:value-type="float" office:value="36.43568" calcext:value-type="float">
            <text:p>36.43568</text:p>
          </table:table-cell>
          <table:table-cell office:value-type="float" office:value="34.46441" calcext:value-type="float">
            <text:p>34.46441</text:p>
          </table:table-cell>
          <table:table-cell office:value-type="float" office:value="25.1224" calcext:value-type="float">
            <text:p>25.1224</text:p>
          </table:table-cell>
          <table:table-cell office:value-type="float" office:value="28.00225" calcext:value-type="float">
            <text:p>28.00225</text:p>
          </table:table-cell>
          <table:table-cell office:value-type="float" office:value="29.34064" calcext:value-type="float">
            <text:p>29.34064</text:p>
          </table:table-cell>
          <table:table-cell office:value-type="float" office:value="22.0341" calcext:value-type="float">
            <text:p>22.0341</text:p>
          </table:table-cell>
          <table:table-cell office:value-type="float" office:value="11.64148" calcext:value-type="float">
            <text:p>11.64148</text:p>
          </table:table-cell>
          <table:table-cell office:value-type="float" office:value="7.21003" calcext:value-type="float">
            <text:p>7.21003</text:p>
          </table:table-cell>
          <table:table-cell office:value-type="float" office:value="626.0709" calcext:value-type="float">
            <text:p>626.0709</text:p>
          </table:table-cell>
          <table:table-cell office:value-type="float" office:value="0" calcext:value-type="float">
            <text:p>0</text:p>
          </table:table-cell>
          <table:table-cell office:value-type="float" office:value="-0.5906181" calcext:value-type="float">
            <text:p>-0.590618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4" calcext:value-type="float">
            <text:p>17122004</text:p>
          </table:table-cell>
          <table:table-cell office:value-type="float" office:value="7.86417" calcext:value-type="float">
            <text:p>7.86417</text:p>
          </table:table-cell>
          <table:table-cell office:value-type="float" office:value="450.0268" calcext:value-type="float">
            <text:p>450.0268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619972" calcext:value-type="float">
            <text:p>0.05619972</text:p>
          </table:table-cell>
          <table:table-cell office:value-type="float" office:value="14.72329" calcext:value-type="float">
            <text:p>14.72329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033333" calcext:value-type="float">
            <text:p>0.04033333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72799" calcext:value-type="float">
            <text:p>18.72799</text:p>
          </table:table-cell>
          <table:table-cell office:value-type="float" office:value="-0.554838" calcext:value-type="float">
            <text:p>-0.554838</text:p>
          </table:table-cell>
          <table:table-cell office:value-type="float" office:value="-0.8043928" calcext:value-type="float">
            <text:p>-0.8043928</text:p>
          </table:table-cell>
          <table:table-cell office:value-type="float" office:value="0.00004569587" calcext:value-type="float">
            <text:p>4.569587E-05</text:p>
          </table:table-cell>
          <table:table-cell office:value-type="float" office:value="8.286786" calcext:value-type="float">
            <text:p>8.286786</text:p>
          </table:table-cell>
          <table:table-cell office:value-type="float" office:value="0.2419899" calcext:value-type="float">
            <text:p>0.2419899</text:p>
          </table:table-cell>
          <table:table-cell office:value-type="float" office:value="0.02757199" calcext:value-type="float">
            <text:p>0.02757199</text:p>
          </table:table-cell>
          <table:table-cell office:value-type="float" office:value="0.02585411" calcext:value-type="float">
            <text:p>0.02585411</text:p>
          </table:table-cell>
          <table:table-cell office:value-type="float" office:value="0.01988905" calcext:value-type="float">
            <text:p>0.01988905</text:p>
          </table:table-cell>
          <table:table-cell office:value-type="float" office:value="0.02130537" calcext:value-type="float">
            <text:p>0.02130537</text:p>
          </table:table-cell>
          <table:table-cell office:value-type="float" office:value="0.02017564" calcext:value-type="float">
            <text:p>0.02017564</text:p>
          </table:table-cell>
          <table:table-cell office:value-type="float" office:value="0.02654395" calcext:value-type="float">
            <text:p>0.02654395</text:p>
          </table:table-cell>
          <table:table-cell office:value-type="float" office:value="0.02105406" calcext:value-type="float">
            <text:p>0.02105406</text:p>
          </table:table-cell>
          <table:table-cell office:value-type="float" office:value="38.29925" calcext:value-type="float">
            <text:p>38.29925</text:p>
          </table:table-cell>
          <table:table-cell office:value-type="float" office:value="35.6863" calcext:value-type="float">
            <text:p>35.6863</text:p>
          </table:table-cell>
          <table:table-cell office:value-type="float" office:value="26.01289" calcext:value-type="float">
            <text:p>26.01289</text:p>
          </table:table-cell>
          <table:table-cell office:value-type="float" office:value="27.27433" calcext:value-type="float">
            <text:p>27.27433</text:p>
          </table:table-cell>
          <table:table-cell office:value-type="float" office:value="28.77185" calcext:value-type="float">
            <text:p>28.77185</text:p>
          </table:table-cell>
          <table:table-cell office:value-type="float" office:value="21.78864" calcext:value-type="float">
            <text:p>21.78864</text:p>
          </table:table-cell>
          <table:table-cell office:value-type="float" office:value="11.64425" calcext:value-type="float">
            <text:p>11.64425</text:p>
          </table:table-cell>
          <table:table-cell office:value-type="float" office:value="7.198526" calcext:value-type="float">
            <text:p>7.198526</text:p>
          </table:table-cell>
          <table:table-cell office:value-type="float" office:value="631.5306" calcext:value-type="float">
            <text:p>631.5306</text:p>
          </table:table-cell>
          <table:table-cell office:value-type="float" office:value="0" calcext:value-type="float">
            <text:p>0</text:p>
          </table:table-cell>
          <table:table-cell office:value-type="float" office:value="-0.5906181" calcext:value-type="float">
            <text:p>-0.590618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4" calcext:value-type="float">
            <text:p>18122004</text:p>
          </table:table-cell>
          <table:table-cell office:value-type="float" office:value="7.860452" calcext:value-type="float">
            <text:p>7.860452</text:p>
          </table:table-cell>
          <table:table-cell office:value-type="float" office:value="450.0241" calcext:value-type="float">
            <text:p>450.024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549838" calcext:value-type="float">
            <text:p>0.05549838</text:p>
          </table:table-cell>
          <table:table-cell office:value-type="float" office:value="14.73174" calcext:value-type="float">
            <text:p>14.73174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036656" calcext:value-type="float">
            <text:p>0.04036656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72668" calcext:value-type="float">
            <text:p>18.72668</text:p>
          </table:table-cell>
          <table:table-cell office:value-type="float" office:value="-0.5552048" calcext:value-type="float">
            <text:p>-0.5552048</text:p>
          </table:table-cell>
          <table:table-cell office:value-type="float" office:value="-0.804415" calcext:value-type="float">
            <text:p>-0.804415</text:p>
          </table:table-cell>
          <table:table-cell office:value-type="float" office:value="0.00004569587" calcext:value-type="float">
            <text:p>4.569587E-05</text:p>
          </table:table-cell>
          <table:table-cell office:value-type="float" office:value="8.280225" calcext:value-type="float">
            <text:p>8.280225</text:p>
          </table:table-cell>
          <table:table-cell office:value-type="float" office:value="0.1973864" calcext:value-type="float">
            <text:p>0.1973864</text:p>
          </table:table-cell>
          <table:table-cell office:value-type="float" office:value="0.02428206" calcext:value-type="float">
            <text:p>0.02428206</text:p>
          </table:table-cell>
          <table:table-cell office:value-type="float" office:value="0.02101354" calcext:value-type="float">
            <text:p>0.02101354</text:p>
          </table:table-cell>
          <table:table-cell office:value-type="float" office:value="0.01947937" calcext:value-type="float">
            <text:p>0.01947937</text:p>
          </table:table-cell>
          <table:table-cell office:value-type="float" office:value="0.02132013" calcext:value-type="float">
            <text:p>0.02132013</text:p>
          </table:table-cell>
          <table:table-cell office:value-type="float" office:value="0.02020961" calcext:value-type="float">
            <text:p>0.02020961</text:p>
          </table:table-cell>
          <table:table-cell office:value-type="float" office:value="0.02686416" calcext:value-type="float">
            <text:p>0.02686416</text:p>
          </table:table-cell>
          <table:table-cell office:value-type="float" office:value="0.02104782" calcext:value-type="float">
            <text:p>0.02104782</text:p>
          </table:table-cell>
          <table:table-cell office:value-type="float" office:value="36.33563" calcext:value-type="float">
            <text:p>36.33563</text:p>
          </table:table-cell>
          <table:table-cell office:value-type="float" office:value="35.35771" calcext:value-type="float">
            <text:p>35.35771</text:p>
          </table:table-cell>
          <table:table-cell office:value-type="float" office:value="26.5305" calcext:value-type="float">
            <text:p>26.5305</text:p>
          </table:table-cell>
          <table:table-cell office:value-type="float" office:value="27.40002" calcext:value-type="float">
            <text:p>27.40002</text:p>
          </table:table-cell>
          <table:table-cell office:value-type="float" office:value="28.31093" calcext:value-type="float">
            <text:p>28.31093</text:p>
          </table:table-cell>
          <table:table-cell office:value-type="float" office:value="21.52127" calcext:value-type="float">
            <text:p>21.52127</text:p>
          </table:table-cell>
          <table:table-cell office:value-type="float" office:value="11.86468" calcext:value-type="float">
            <text:p>11.86468</text:p>
          </table:table-cell>
          <table:table-cell office:value-type="float" office:value="7.195638" calcext:value-type="float">
            <text:p>7.195638</text:p>
          </table:table-cell>
          <table:table-cell office:value-type="float" office:value="639.3268" calcext:value-type="float">
            <text:p>639.3268</text:p>
          </table:table-cell>
          <table:table-cell office:value-type="float" office:value="0" calcext:value-type="float">
            <text:p>0</text:p>
          </table:table-cell>
          <table:table-cell office:value-type="float" office:value="-0.5906184" calcext:value-type="float">
            <text:p>-0.590618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4" calcext:value-type="float">
            <text:p>19122004</text:p>
          </table:table-cell>
          <table:table-cell office:value-type="float" office:value="7.857004" calcext:value-type="float">
            <text:p>7.857004</text:p>
          </table:table-cell>
          <table:table-cell office:value-type="float" office:value="450.0214" calcext:value-type="float">
            <text:p>450.021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497382" calcext:value-type="float">
            <text:p>0.05497382</text:p>
          </table:table-cell>
          <table:table-cell office:value-type="float" office:value="14.70354" calcext:value-type="float">
            <text:p>14.70354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043363" calcext:value-type="float">
            <text:p>0.04043363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7614" calcext:value-type="float">
            <text:p>18.7614</text:p>
          </table:table-cell>
          <table:table-cell office:value-type="float" office:value="-0.555406" calcext:value-type="float">
            <text:p>-0.555406</text:p>
          </table:table-cell>
          <table:table-cell office:value-type="float" office:value="-0.8044678" calcext:value-type="float">
            <text:p>-0.8044678</text:p>
          </table:table-cell>
          <table:table-cell office:value-type="float" office:value="0.00004569587" calcext:value-type="float">
            <text:p>4.569587E-05</text:p>
          </table:table-cell>
          <table:table-cell office:value-type="float" office:value="8.274125" calcext:value-type="float">
            <text:p>8.274125</text:p>
          </table:table-cell>
          <table:table-cell office:value-type="float" office:value="0.1947938" calcext:value-type="float">
            <text:p>0.1947938</text:p>
          </table:table-cell>
          <table:table-cell office:value-type="float" office:value="0.02291824" calcext:value-type="float">
            <text:p>0.02291824</text:p>
          </table:table-cell>
          <table:table-cell office:value-type="float" office:value="0.01802925" calcext:value-type="float">
            <text:p>0.01802925</text:p>
          </table:table-cell>
          <table:table-cell office:value-type="float" office:value="0.01946669" calcext:value-type="float">
            <text:p>0.01946669</text:p>
          </table:table-cell>
          <table:table-cell office:value-type="float" office:value="0.02175719" calcext:value-type="float">
            <text:p>0.02175719</text:p>
          </table:table-cell>
          <table:table-cell office:value-type="float" office:value="0.02091032" calcext:value-type="float">
            <text:p>0.02091032</text:p>
          </table:table-cell>
          <table:table-cell office:value-type="float" office:value="0.02696181" calcext:value-type="float">
            <text:p>0.02696181</text:p>
          </table:table-cell>
          <table:table-cell office:value-type="float" office:value="0.02111342" calcext:value-type="float">
            <text:p>0.02111342</text:p>
          </table:table-cell>
          <table:table-cell office:value-type="float" office:value="33.02738" calcext:value-type="float">
            <text:p>33.02738</text:p>
          </table:table-cell>
          <table:table-cell office:value-type="float" office:value="35.14285" calcext:value-type="float">
            <text:p>35.14285</text:p>
          </table:table-cell>
          <table:table-cell office:value-type="float" office:value="26.48253" calcext:value-type="float">
            <text:p>26.48253</text:p>
          </table:table-cell>
          <table:table-cell office:value-type="float" office:value="28.43641" calcext:value-type="float">
            <text:p>28.43641</text:p>
          </table:table-cell>
          <table:table-cell office:value-type="float" office:value="28.51439" calcext:value-type="float">
            <text:p>28.51439</text:p>
          </table:table-cell>
          <table:table-cell office:value-type="float" office:value="20.9885" calcext:value-type="float">
            <text:p>20.9885</text:p>
          </table:table-cell>
          <table:table-cell office:value-type="float" office:value="11.52054" calcext:value-type="float">
            <text:p>11.52054</text:p>
          </table:table-cell>
          <table:table-cell office:value-type="float" office:value="7.262159" calcext:value-type="float">
            <text:p>7.262159</text:p>
          </table:table-cell>
          <table:table-cell office:value-type="float" office:value="627.0907" calcext:value-type="float">
            <text:p>627.0907</text:p>
          </table:table-cell>
          <table:table-cell office:value-type="float" office:value="0" calcext:value-type="float">
            <text:p>0</text:p>
          </table:table-cell>
          <table:table-cell office:value-type="float" office:value="-0.5906246" calcext:value-type="float">
            <text:p>-0.590624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4" calcext:value-type="float">
            <text:p>20122004</text:p>
          </table:table-cell>
          <table:table-cell office:value-type="float" office:value="7.853865" calcext:value-type="float">
            <text:p>7.853865</text:p>
          </table:table-cell>
          <table:table-cell office:value-type="float" office:value="450.0187" calcext:value-type="float">
            <text:p>450.018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463073" calcext:value-type="float">
            <text:p>0.05463073</text:p>
          </table:table-cell>
          <table:table-cell office:value-type="float" office:value="14.69722" calcext:value-type="float">
            <text:p>14.69722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046822" calcext:value-type="float">
            <text:p>0.04046822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77357" calcext:value-type="float">
            <text:p>18.77357</text:p>
          </table:table-cell>
          <table:table-cell office:value-type="float" office:value="-0.5555646" calcext:value-type="float">
            <text:p>-0.5555646</text:p>
          </table:table-cell>
          <table:table-cell office:value-type="float" office:value="-0.804492" calcext:value-type="float">
            <text:p>-0.804492</text:p>
          </table:table-cell>
          <table:table-cell office:value-type="float" office:value="0.00004569587" calcext:value-type="float">
            <text:p>4.569587E-05</text:p>
          </table:table-cell>
          <table:table-cell office:value-type="float" office:value="8.267936" calcext:value-type="float">
            <text:p>8.267936</text:p>
          </table:table-cell>
          <table:table-cell office:value-type="float" office:value="0.1621376" calcext:value-type="float">
            <text:p>0.1621376</text:p>
          </table:table-cell>
          <table:table-cell office:value-type="float" office:value="0.02117289" calcext:value-type="float">
            <text:p>0.02117289</text:p>
          </table:table-cell>
          <table:table-cell office:value-type="float" office:value="0.016648" calcext:value-type="float">
            <text:p>0.016648</text:p>
          </table:table-cell>
          <table:table-cell office:value-type="float" office:value="0.01918901" calcext:value-type="float">
            <text:p>0.01918901</text:p>
          </table:table-cell>
          <table:table-cell office:value-type="float" office:value="0.02183448" calcext:value-type="float">
            <text:p>0.02183448</text:p>
          </table:table-cell>
          <table:table-cell office:value-type="float" office:value="0.02098326" calcext:value-type="float">
            <text:p>0.02098326</text:p>
          </table:table-cell>
          <table:table-cell office:value-type="float" office:value="0.02686487" calcext:value-type="float">
            <text:p>0.02686487</text:p>
          </table:table-cell>
          <table:table-cell office:value-type="float" office:value="0.02116255" calcext:value-type="float">
            <text:p>0.02116255</text:p>
          </table:table-cell>
          <table:table-cell office:value-type="float" office:value="34.96672" calcext:value-type="float">
            <text:p>34.96672</text:p>
          </table:table-cell>
          <table:table-cell office:value-type="float" office:value="34.75262" calcext:value-type="float">
            <text:p>34.75262</text:p>
          </table:table-cell>
          <table:table-cell office:value-type="float" office:value="26.4779" calcext:value-type="float">
            <text:p>26.4779</text:p>
          </table:table-cell>
          <table:table-cell office:value-type="float" office:value="30.33472" calcext:value-type="float">
            <text:p>30.33472</text:p>
          </table:table-cell>
          <table:table-cell office:value-type="float" office:value="27.45874" calcext:value-type="float">
            <text:p>27.45874</text:p>
          </table:table-cell>
          <table:table-cell office:value-type="float" office:value="20.17782" calcext:value-type="float">
            <text:p>20.17782</text:p>
          </table:table-cell>
          <table:table-cell office:value-type="float" office:value="11.22668" calcext:value-type="float">
            <text:p>11.22668</text:p>
          </table:table-cell>
          <table:table-cell office:value-type="float" office:value="7.289872" calcext:value-type="float">
            <text:p>7.289872</text:p>
          </table:table-cell>
          <table:table-cell office:value-type="float" office:value="630.3696" calcext:value-type="float">
            <text:p>630.3696</text:p>
          </table:table-cell>
          <table:table-cell office:value-type="float" office:value="0" calcext:value-type="float">
            <text:p>0</text:p>
          </table:table-cell>
          <table:table-cell office:value-type="float" office:value="-0.5906246" calcext:value-type="float">
            <text:p>-0.590624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4" calcext:value-type="float">
            <text:p>21122004</text:p>
          </table:table-cell>
          <table:table-cell office:value-type="float" office:value="7.849747" calcext:value-type="float">
            <text:p>7.849747</text:p>
          </table:table-cell>
          <table:table-cell office:value-type="float" office:value="450.0162" calcext:value-type="float">
            <text:p>450.0162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42541" calcext:value-type="float">
            <text:p>0.0542541</text:p>
          </table:table-cell>
          <table:table-cell office:value-type="float" office:value="14.665" calcext:value-type="float">
            <text:p>14.665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055979" calcext:value-type="float">
            <text:p>0.04055979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81591" calcext:value-type="float">
            <text:p>18.81591</text:p>
          </table:table-cell>
          <table:table-cell office:value-type="float" office:value="-0.5556324" calcext:value-type="float">
            <text:p>-0.5556324</text:p>
          </table:table-cell>
          <table:table-cell office:value-type="float" office:value="-0.8046194" calcext:value-type="float">
            <text:p>-0.8046194</text:p>
          </table:table-cell>
          <table:table-cell office:value-type="float" office:value="0.00004569615" calcext:value-type="float">
            <text:p>4.569615E-05</text:p>
          </table:table-cell>
          <table:table-cell office:value-type="float" office:value="8.261374" calcext:value-type="float">
            <text:p>8.261374</text:p>
          </table:table-cell>
          <table:table-cell office:value-type="float" office:value="0.1523691" calcext:value-type="float">
            <text:p>0.1523691</text:p>
          </table:table-cell>
          <table:table-cell office:value-type="float" office:value="0.01848835" calcext:value-type="float">
            <text:p>0.01848835</text:p>
          </table:table-cell>
          <table:table-cell office:value-type="float" office:value="0.01555254" calcext:value-type="float">
            <text:p>0.01555254</text:p>
          </table:table-cell>
          <table:table-cell office:value-type="float" office:value="0.01890945" calcext:value-type="float">
            <text:p>0.01890945</text:p>
          </table:table-cell>
          <table:table-cell office:value-type="float" office:value="0.02205974" calcext:value-type="float">
            <text:p>0.02205974</text:p>
          </table:table-cell>
          <table:table-cell office:value-type="float" office:value="0.02141852" calcext:value-type="float">
            <text:p>0.02141852</text:p>
          </table:table-cell>
          <table:table-cell office:value-type="float" office:value="0.02718637" calcext:value-type="float">
            <text:p>0.02718637</text:p>
          </table:table-cell>
          <table:table-cell office:value-type="float" office:value="0.02123025" calcext:value-type="float">
            <text:p>0.02123025</text:p>
          </table:table-cell>
          <table:table-cell office:value-type="float" office:value="31.07497" calcext:value-type="float">
            <text:p>31.07497</text:p>
          </table:table-cell>
          <table:table-cell office:value-type="float" office:value="34.67862" calcext:value-type="float">
            <text:p>34.67862</text:p>
          </table:table-cell>
          <table:table-cell office:value-type="float" office:value="26.65632" calcext:value-type="float">
            <text:p>26.65632</text:p>
          </table:table-cell>
          <table:table-cell office:value-type="float" office:value="31.9904" calcext:value-type="float">
            <text:p>31.9904</text:p>
          </table:table-cell>
          <table:table-cell office:value-type="float" office:value="26.99959" calcext:value-type="float">
            <text:p>26.99959</text:p>
          </table:table-cell>
          <table:table-cell office:value-type="float" office:value="19.45668" calcext:value-type="float">
            <text:p>19.45668</text:p>
          </table:table-cell>
          <table:table-cell office:value-type="float" office:value="10.93995" calcext:value-type="float">
            <text:p>10.93995</text:p>
          </table:table-cell>
          <table:table-cell office:value-type="float" office:value="7.324966" calcext:value-type="float">
            <text:p>7.324966</text:p>
          </table:table-cell>
          <table:table-cell office:value-type="float" office:value="606.694" calcext:value-type="float">
            <text:p>606.694</text:p>
          </table:table-cell>
          <table:table-cell office:value-type="float" office:value="0" calcext:value-type="float">
            <text:p>0</text:p>
          </table:table-cell>
          <table:table-cell office:value-type="float" office:value="-0.5906246" calcext:value-type="float">
            <text:p>-0.590624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4" calcext:value-type="float">
            <text:p>22122004</text:p>
          </table:table-cell>
          <table:table-cell office:value-type="float" office:value="7.8453" calcext:value-type="float">
            <text:p>7.8453</text:p>
          </table:table-cell>
          <table:table-cell office:value-type="float" office:value="450.0136" calcext:value-type="float">
            <text:p>450.013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399607" calcext:value-type="float">
            <text:p>0.05399607</text:p>
          </table:table-cell>
          <table:table-cell office:value-type="float" office:value="14.64401" calcext:value-type="float">
            <text:p>14.64401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064841" calcext:value-type="float">
            <text:p>0.04064841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84651" calcext:value-type="float">
            <text:p>18.84651</text:p>
          </table:table-cell>
          <table:table-cell office:value-type="float" office:value="-0.555654" calcext:value-type="float">
            <text:p>-0.555654</text:p>
          </table:table-cell>
          <table:table-cell office:value-type="float" office:value="-0.8047155" calcext:value-type="float">
            <text:p>-0.8047155</text:p>
          </table:table-cell>
          <table:table-cell office:value-type="float" office:value="0.00004569615" calcext:value-type="float">
            <text:p>4.569615E-05</text:p>
          </table:table-cell>
          <table:table-cell office:value-type="float" office:value="8.253186" calcext:value-type="float">
            <text:p>8.253186</text:p>
          </table:table-cell>
          <table:table-cell office:value-type="float" office:value="0.1341774" calcext:value-type="float">
            <text:p>0.1341774</text:p>
          </table:table-cell>
          <table:table-cell office:value-type="float" office:value="0.01693485" calcext:value-type="float">
            <text:p>0.01693485</text:p>
          </table:table-cell>
          <table:table-cell office:value-type="float" office:value="0.01512387" calcext:value-type="float">
            <text:p>0.01512387</text:p>
          </table:table-cell>
          <table:table-cell office:value-type="float" office:value="0.01882374" calcext:value-type="float">
            <text:p>0.01882374</text:p>
          </table:table-cell>
          <table:table-cell office:value-type="float" office:value="0.02207642" calcext:value-type="float">
            <text:p>0.02207642</text:p>
          </table:table-cell>
          <table:table-cell office:value-type="float" office:value="0.02129273" calcext:value-type="float">
            <text:p>0.02129273</text:p>
          </table:table-cell>
          <table:table-cell office:value-type="float" office:value="0.02706791" calcext:value-type="float">
            <text:p>0.02706791</text:p>
          </table:table-cell>
          <table:table-cell office:value-type="float" office:value="0.02126645" calcext:value-type="float">
            <text:p>0.02126645</text:p>
          </table:table-cell>
          <table:table-cell office:value-type="float" office:value="32.61641" calcext:value-type="float">
            <text:p>32.61641</text:p>
          </table:table-cell>
          <table:table-cell office:value-type="float" office:value="34.08757" calcext:value-type="float">
            <text:p>34.08757</text:p>
          </table:table-cell>
          <table:table-cell office:value-type="float" office:value="26.84566" calcext:value-type="float">
            <text:p>26.84566</text:p>
          </table:table-cell>
          <table:table-cell office:value-type="float" office:value="32.9747" calcext:value-type="float">
            <text:p>32.9747</text:p>
          </table:table-cell>
          <table:table-cell office:value-type="float" office:value="26.5218" calcext:value-type="float">
            <text:p>26.5218</text:p>
          </table:table-cell>
          <table:table-cell office:value-type="float" office:value="18.79195" calcext:value-type="float">
            <text:p>18.79195</text:p>
          </table:table-cell>
          <table:table-cell office:value-type="float" office:value="10.6679" calcext:value-type="float">
            <text:p>10.6679</text:p>
          </table:table-cell>
          <table:table-cell office:value-type="float" office:value="7.324647" calcext:value-type="float">
            <text:p>7.324647</text:p>
          </table:table-cell>
          <table:table-cell office:value-type="float" office:value="620.9669" calcext:value-type="float">
            <text:p>620.9669</text:p>
          </table:table-cell>
          <table:table-cell office:value-type="float" office:value="0" calcext:value-type="float">
            <text:p>0</text:p>
          </table:table-cell>
          <table:table-cell office:value-type="float" office:value="-0.5906259" calcext:value-type="float">
            <text:p>-0.590625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4" calcext:value-type="float">
            <text:p>23122004</text:p>
          </table:table-cell>
          <table:table-cell office:value-type="float" office:value="7.840851" calcext:value-type="float">
            <text:p>7.840851</text:p>
          </table:table-cell>
          <table:table-cell office:value-type="float" office:value="450.011" calcext:value-type="float">
            <text:p>450.01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409727" calcext:value-type="float">
            <text:p>0.05409727</text:p>
          </table:table-cell>
          <table:table-cell office:value-type="float" office:value="14.6367" calcext:value-type="float">
            <text:p>14.6367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072969" calcext:value-type="float">
            <text:p>0.04072969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86293" calcext:value-type="float">
            <text:p>18.86293</text:p>
          </table:table-cell>
          <table:table-cell office:value-type="float" office:value="-0.5556962" calcext:value-type="float">
            <text:p>-0.5556962</text:p>
          </table:table-cell>
          <table:table-cell office:value-type="float" office:value="-0.804798" calcext:value-type="float">
            <text:p>-0.804798</text:p>
          </table:table-cell>
          <table:table-cell office:value-type="float" office:value="0.00004569615" calcext:value-type="float">
            <text:p>4.569615E-05</text:p>
          </table:table-cell>
          <table:table-cell office:value-type="float" office:value="8.244912" calcext:value-type="float">
            <text:p>8.244912</text:p>
          </table:table-cell>
          <table:table-cell office:value-type="float" office:value="0.1363769" calcext:value-type="float">
            <text:p>0.1363769</text:p>
          </table:table-cell>
          <table:table-cell office:value-type="float" office:value="0.01605442" calcext:value-type="float">
            <text:p>0.01605442</text:p>
          </table:table-cell>
          <table:table-cell office:value-type="float" office:value="0.01488783" calcext:value-type="float">
            <text:p>0.01488783</text:p>
          </table:table-cell>
          <table:table-cell office:value-type="float" office:value="0.01864501" calcext:value-type="float">
            <text:p>0.01864501</text:p>
          </table:table-cell>
          <table:table-cell office:value-type="float" office:value="0.0220666" calcext:value-type="float">
            <text:p>0.0220666</text:p>
          </table:table-cell>
          <table:table-cell office:value-type="float" office:value="0.02116082" calcext:value-type="float">
            <text:p>0.02116082</text:p>
          </table:table-cell>
          <table:table-cell office:value-type="float" office:value="0.0270626" calcext:value-type="float">
            <text:p>0.0270626</text:p>
          </table:table-cell>
          <table:table-cell office:value-type="float" office:value="0.02127972" calcext:value-type="float">
            <text:p>0.02127972</text:p>
          </table:table-cell>
          <table:table-cell office:value-type="float" office:value="33.08854" calcext:value-type="float">
            <text:p>33.08854</text:p>
          </table:table-cell>
          <table:table-cell office:value-type="float" office:value="34.31343" calcext:value-type="float">
            <text:p>34.31343</text:p>
          </table:table-cell>
          <table:table-cell office:value-type="float" office:value="27.01927" calcext:value-type="float">
            <text:p>27.01927</text:p>
          </table:table-cell>
          <table:table-cell office:value-type="float" office:value="33.17503" calcext:value-type="float">
            <text:p>33.17503</text:p>
          </table:table-cell>
          <table:table-cell office:value-type="float" office:value="26.36801" calcext:value-type="float">
            <text:p>26.36801</text:p>
          </table:table-cell>
          <table:table-cell office:value-type="float" office:value="18.56153" calcext:value-type="float">
            <text:p>18.56153</text:p>
          </table:table-cell>
          <table:table-cell office:value-type="float" office:value="10.584" calcext:value-type="float">
            <text:p>10.584</text:p>
          </table:table-cell>
          <table:table-cell office:value-type="float" office:value="7.306503" calcext:value-type="float">
            <text:p>7.306503</text:p>
          </table:table-cell>
          <table:table-cell office:value-type="float" office:value="635.1503" calcext:value-type="float">
            <text:p>635.1503</text:p>
          </table:table-cell>
          <table:table-cell office:value-type="float" office:value="0" calcext:value-type="float">
            <text:p>0</text:p>
          </table:table-cell>
          <table:table-cell office:value-type="float" office:value="-0.5906944" calcext:value-type="float">
            <text:p>-0.590694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4" calcext:value-type="float">
            <text:p>24122004</text:p>
          </table:table-cell>
          <table:table-cell office:value-type="float" office:value="7.836227" calcext:value-type="float">
            <text:p>7.836227</text:p>
          </table:table-cell>
          <table:table-cell office:value-type="float" office:value="450.0083" calcext:value-type="float">
            <text:p>450.008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445045" calcext:value-type="float">
            <text:p>0.05445045</text:p>
          </table:table-cell>
          <table:table-cell office:value-type="float" office:value="14.63333" calcext:value-type="float">
            <text:p>14.63333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080819" calcext:value-type="float">
            <text:p>0.04080819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87557" calcext:value-type="float">
            <text:p>18.87557</text:p>
          </table:table-cell>
          <table:table-cell office:value-type="float" office:value="-0.5558132" calcext:value-type="float">
            <text:p>-0.5558132</text:p>
          </table:table-cell>
          <table:table-cell office:value-type="float" office:value="-0.8048978" calcext:value-type="float">
            <text:p>-0.8048978</text:p>
          </table:table-cell>
          <table:table-cell office:value-type="float" office:value="0.00004569615" calcext:value-type="float">
            <text:p>4.569615E-05</text:p>
          </table:table-cell>
          <table:table-cell office:value-type="float" office:value="8.236404" calcext:value-type="float">
            <text:p>8.236404</text:p>
          </table:table-cell>
          <table:table-cell office:value-type="float" office:value="0.1558759" calcext:value-type="float">
            <text:p>0.1558759</text:p>
          </table:table-cell>
          <table:table-cell office:value-type="float" office:value="0.01573355" calcext:value-type="float">
            <text:p>0.01573355</text:p>
          </table:table-cell>
          <table:table-cell office:value-type="float" office:value="0.01482553" calcext:value-type="float">
            <text:p>0.01482553</text:p>
          </table:table-cell>
          <table:table-cell office:value-type="float" office:value="0.01845403" calcext:value-type="float">
            <text:p>0.01845403</text:p>
          </table:table-cell>
          <table:table-cell office:value-type="float" office:value="0.02203774" calcext:value-type="float">
            <text:p>0.02203774</text:p>
          </table:table-cell>
          <table:table-cell office:value-type="float" office:value="0.0210247" calcext:value-type="float">
            <text:p>0.0210247</text:p>
          </table:table-cell>
          <table:table-cell office:value-type="float" office:value="0.02708212" calcext:value-type="float">
            <text:p>0.02708212</text:p>
          </table:table-cell>
          <table:table-cell office:value-type="float" office:value="0.02128317" calcext:value-type="float">
            <text:p>0.02128317</text:p>
          </table:table-cell>
          <table:table-cell office:value-type="float" office:value="33.58622" calcext:value-type="float">
            <text:p>33.58622</text:p>
          </table:table-cell>
          <table:table-cell office:value-type="float" office:value="34.54641" calcext:value-type="float">
            <text:p>34.54641</text:p>
          </table:table-cell>
          <table:table-cell office:value-type="float" office:value="27.23159" calcext:value-type="float">
            <text:p>27.23159</text:p>
          </table:table-cell>
          <table:table-cell office:value-type="float" office:value="33.08602" calcext:value-type="float">
            <text:p>33.08602</text:p>
          </table:table-cell>
          <table:table-cell office:value-type="float" office:value="26.31224" calcext:value-type="float">
            <text:p>26.31224</text:p>
          </table:table-cell>
          <table:table-cell office:value-type="float" office:value="18.44423" calcext:value-type="float">
            <text:p>18.44423</text:p>
          </table:table-cell>
          <table:table-cell office:value-type="float" office:value="10.56654" calcext:value-type="float">
            <text:p>10.56654</text:p>
          </table:table-cell>
          <table:table-cell office:value-type="float" office:value="7.285401" calcext:value-type="float">
            <text:p>7.285401</text:p>
          </table:table-cell>
          <table:table-cell office:value-type="float" office:value="649.7105" calcext:value-type="float">
            <text:p>649.7105</text:p>
          </table:table-cell>
          <table:table-cell office:value-type="float" office:value="0" calcext:value-type="float">
            <text:p>0</text:p>
          </table:table-cell>
          <table:table-cell office:value-type="float" office:value="-0.5909348" calcext:value-type="float">
            <text:p>-0.590934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4" calcext:value-type="float">
            <text:p>25122004</text:p>
          </table:table-cell>
          <table:table-cell office:value-type="float" office:value="7.831478" calcext:value-type="float">
            <text:p>7.831478</text:p>
          </table:table-cell>
          <table:table-cell office:value-type="float" office:value="450.0057" calcext:value-type="float">
            <text:p>450.0057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498244" calcext:value-type="float">
            <text:p>0.05498244</text:p>
          </table:table-cell>
          <table:table-cell office:value-type="float" office:value="14.63286" calcext:value-type="float">
            <text:p>14.63286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088405" calcext:value-type="float">
            <text:p>0.04088405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88501" calcext:value-type="float">
            <text:p>18.88501</text:p>
          </table:table-cell>
          <table:table-cell office:value-type="float" office:value="-0.5560291" calcext:value-type="float">
            <text:p>-0.5560291</text:p>
          </table:table-cell>
          <table:table-cell office:value-type="float" office:value="-0.8050125" calcext:value-type="float">
            <text:p>-0.8050125</text:p>
          </table:table-cell>
          <table:table-cell office:value-type="float" office:value="0.00004569615" calcext:value-type="float">
            <text:p>4.569615E-05</text:p>
          </table:table-cell>
          <table:table-cell office:value-type="float" office:value="8.227771" calcext:value-type="float">
            <text:p>8.227771</text:p>
          </table:table-cell>
          <table:table-cell office:value-type="float" office:value="0.1866079" calcext:value-type="float">
            <text:p>0.1866079</text:p>
          </table:table-cell>
          <table:table-cell office:value-type="float" office:value="0.01571338" calcext:value-type="float">
            <text:p>0.01571338</text:p>
          </table:table-cell>
          <table:table-cell office:value-type="float" office:value="0.01487869" calcext:value-type="float">
            <text:p>0.01487869</text:p>
          </table:table-cell>
          <table:table-cell office:value-type="float" office:value="0.01826477" calcext:value-type="float">
            <text:p>0.01826477</text:p>
          </table:table-cell>
          <table:table-cell office:value-type="float" office:value="0.02200001" calcext:value-type="float">
            <text:p>0.02200001</text:p>
          </table:table-cell>
          <table:table-cell office:value-type="float" office:value="0.02090885" calcext:value-type="float">
            <text:p>0.02090885</text:p>
          </table:table-cell>
          <table:table-cell office:value-type="float" office:value="0.02711277" calcext:value-type="float">
            <text:p>0.02711277</text:p>
          </table:table-cell>
          <table:table-cell office:value-type="float" office:value="0.02128179" calcext:value-type="float">
            <text:p>0.02128179</text:p>
          </table:table-cell>
          <table:table-cell office:value-type="float" office:value="34.14124" calcext:value-type="float">
            <text:p>34.14124</text:p>
          </table:table-cell>
          <table:table-cell office:value-type="float" office:value="34.78352" calcext:value-type="float">
            <text:p>34.78352</text:p>
          </table:table-cell>
          <table:table-cell office:value-type="float" office:value="27.48145" calcext:value-type="float">
            <text:p>27.48145</text:p>
          </table:table-cell>
          <table:table-cell office:value-type="float" office:value="32.80727" calcext:value-type="float">
            <text:p>32.80727</text:p>
          </table:table-cell>
          <table:table-cell office:value-type="float" office:value="26.30644" calcext:value-type="float">
            <text:p>26.30644</text:p>
          </table:table-cell>
          <table:table-cell office:value-type="float" office:value="18.3987" calcext:value-type="float">
            <text:p>18.3987</text:p>
          </table:table-cell>
          <table:table-cell office:value-type="float" office:value="10.58152" calcext:value-type="float">
            <text:p>10.58152</text:p>
          </table:table-cell>
          <table:table-cell office:value-type="float" office:value="7.266216" calcext:value-type="float">
            <text:p>7.266216</text:p>
          </table:table-cell>
          <table:table-cell office:value-type="float" office:value="664.1139" calcext:value-type="float">
            <text:p>664.1139</text:p>
          </table:table-cell>
          <table:table-cell office:value-type="float" office:value="0" calcext:value-type="float">
            <text:p>0</text:p>
          </table:table-cell>
          <table:table-cell office:value-type="float" office:value="-0.5913113" calcext:value-type="float">
            <text:p>-0.591311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4" calcext:value-type="float">
            <text:p>26122004</text:p>
          </table:table-cell>
          <table:table-cell office:value-type="float" office:value="7.826793" calcext:value-type="float">
            <text:p>7.826793</text:p>
          </table:table-cell>
          <table:table-cell office:value-type="float" office:value="450.0031" calcext:value-type="float">
            <text:p>450.003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557685" calcext:value-type="float">
            <text:p>0.05557685</text:p>
          </table:table-cell>
          <table:table-cell office:value-type="float" office:value="14.63527" calcext:value-type="float">
            <text:p>14.63527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095804" calcext:value-type="float">
            <text:p>0.04095804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89193" calcext:value-type="float">
            <text:p>18.89193</text:p>
          </table:table-cell>
          <table:table-cell office:value-type="float" office:value="-0.5563717" calcext:value-type="float">
            <text:p>-0.5563717</text:p>
          </table:table-cell>
          <table:table-cell office:value-type="float" office:value="-0.8051478" calcext:value-type="float">
            <text:p>-0.8051478</text:p>
          </table:table-cell>
          <table:table-cell office:value-type="float" office:value="0.00004569615" calcext:value-type="float">
            <text:p>4.569615E-05</text:p>
          </table:table-cell>
          <table:table-cell office:value-type="float" office:value="8.219273" calcext:value-type="float">
            <text:p>8.219273</text:p>
          </table:table-cell>
          <table:table-cell office:value-type="float" office:value="0.2244436" calcext:value-type="float">
            <text:p>0.2244436</text:p>
          </table:table-cell>
          <table:table-cell office:value-type="float" office:value="0.01595582" calcext:value-type="float">
            <text:p>0.01595582</text:p>
          </table:table-cell>
          <table:table-cell office:value-type="float" office:value="0.01503375" calcext:value-type="float">
            <text:p>0.01503375</text:p>
          </table:table-cell>
          <table:table-cell office:value-type="float" office:value="0.01808711" calcext:value-type="float">
            <text:p>0.01808711</text:p>
          </table:table-cell>
          <table:table-cell office:value-type="float" office:value="0.02196047" calcext:value-type="float">
            <text:p>0.02196047</text:p>
          </table:table-cell>
          <table:table-cell office:value-type="float" office:value="0.02080891" calcext:value-type="float">
            <text:p>0.02080891</text:p>
          </table:table-cell>
          <table:table-cell office:value-type="float" office:value="0.02714234" calcext:value-type="float">
            <text:p>0.02714234</text:p>
          </table:table-cell>
          <table:table-cell office:value-type="float" office:value="0.02128692" calcext:value-type="float">
            <text:p>0.02128692</text:p>
          </table:table-cell>
          <table:table-cell office:value-type="float" office:value="34.84572" calcext:value-type="float">
            <text:p>34.84572</text:p>
          </table:table-cell>
          <table:table-cell office:value-type="float" office:value="35.00854" calcext:value-type="float">
            <text:p>35.00854</text:p>
          </table:table-cell>
          <table:table-cell office:value-type="float" office:value="27.78662" calcext:value-type="float">
            <text:p>27.78662</text:p>
          </table:table-cell>
          <table:table-cell office:value-type="float" office:value="32.37309" calcext:value-type="float">
            <text:p>32.37309</text:p>
          </table:table-cell>
          <table:table-cell office:value-type="float" office:value="26.33075" calcext:value-type="float">
            <text:p>26.33075</text:p>
          </table:table-cell>
          <table:table-cell office:value-type="float" office:value="18.38704" calcext:value-type="float">
            <text:p>18.38704</text:p>
          </table:table-cell>
          <table:table-cell office:value-type="float" office:value="10.60254" calcext:value-type="float">
            <text:p>10.60254</text:p>
          </table:table-cell>
          <table:table-cell office:value-type="float" office:value="7.257814" calcext:value-type="float">
            <text:p>7.257814</text:p>
          </table:table-cell>
          <table:table-cell office:value-type="float" office:value="677.9241" calcext:value-type="float">
            <text:p>677.9241</text:p>
          </table:table-cell>
          <table:table-cell office:value-type="float" office:value="0" calcext:value-type="float">
            <text:p>0</text:p>
          </table:table-cell>
          <table:table-cell office:value-type="float" office:value="-0.5918066" calcext:value-type="float">
            <text:p>-0.591806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4" calcext:value-type="float">
            <text:p>27122004</text:p>
          </table:table-cell>
          <table:table-cell office:value-type="float" office:value="7.821888" calcext:value-type="float">
            <text:p>7.821888</text:p>
          </table:table-cell>
          <table:table-cell office:value-type="float" office:value="450.0005" calcext:value-type="float">
            <text:p>450.0005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618012" calcext:value-type="float">
            <text:p>0.05618012</text:p>
          </table:table-cell>
          <table:table-cell office:value-type="float" office:value="14.63893" calcext:value-type="float">
            <text:p>14.63893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103033" calcext:value-type="float">
            <text:p>0.04103033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8978" calcext:value-type="float">
            <text:p>18.8978</text:p>
          </table:table-cell>
          <table:table-cell office:value-type="float" office:value="-0.5568423" calcext:value-type="float">
            <text:p>-0.5568423</text:p>
          </table:table-cell>
          <table:table-cell office:value-type="float" office:value="-0.8052908" calcext:value-type="float">
            <text:p>-0.8052908</text:p>
          </table:table-cell>
          <table:table-cell office:value-type="float" office:value="0.00004569615" calcext:value-type="float">
            <text:p>4.569615E-05</text:p>
          </table:table-cell>
          <table:table-cell office:value-type="float" office:value="8.21055" calcext:value-type="float">
            <text:p>8.21055</text:p>
          </table:table-cell>
          <table:table-cell office:value-type="float" office:value="0.2620184" calcext:value-type="float">
            <text:p>0.2620184</text:p>
          </table:table-cell>
          <table:table-cell office:value-type="float" office:value="0.01628778" calcext:value-type="float">
            <text:p>0.01628778</text:p>
          </table:table-cell>
          <table:table-cell office:value-type="float" office:value="0.01524349" calcext:value-type="float">
            <text:p>0.01524349</text:p>
          </table:table-cell>
          <table:table-cell office:value-type="float" office:value="0.01792432" calcext:value-type="float">
            <text:p>0.01792432</text:p>
          </table:table-cell>
          <table:table-cell office:value-type="float" office:value="0.02191634" calcext:value-type="float">
            <text:p>0.02191634</text:p>
          </table:table-cell>
          <table:table-cell office:value-type="float" office:value="0.02072366" calcext:value-type="float">
            <text:p>0.02072366</text:p>
          </table:table-cell>
          <table:table-cell office:value-type="float" office:value="0.02717434" calcext:value-type="float">
            <text:p>0.02717434</text:p>
          </table:table-cell>
          <table:table-cell office:value-type="float" office:value="0.02129554" calcext:value-type="float">
            <text:p>0.02129554</text:p>
          </table:table-cell>
          <table:table-cell office:value-type="float" office:value="35.35788" calcext:value-type="float">
            <text:p>35.35788</text:p>
          </table:table-cell>
          <table:table-cell office:value-type="float" office:value="35.50549" calcext:value-type="float">
            <text:p>35.50549</text:p>
          </table:table-cell>
          <table:table-cell office:value-type="float" office:value="28.14141" calcext:value-type="float">
            <text:p>28.14141</text:p>
          </table:table-cell>
          <table:table-cell office:value-type="float" office:value="31.81049" calcext:value-type="float">
            <text:p>31.81049</text:p>
          </table:table-cell>
          <table:table-cell office:value-type="float" office:value="26.3618" calcext:value-type="float">
            <text:p>26.3618</text:p>
          </table:table-cell>
          <table:table-cell office:value-type="float" office:value="18.39634" calcext:value-type="float">
            <text:p>18.39634</text:p>
          </table:table-cell>
          <table:table-cell office:value-type="float" office:value="10.63065" calcext:value-type="float">
            <text:p>10.63065</text:p>
          </table:table-cell>
          <table:table-cell office:value-type="float" office:value="7.253286" calcext:value-type="float">
            <text:p>7.253286</text:p>
          </table:table-cell>
          <table:table-cell office:value-type="float" office:value="691.9023" calcext:value-type="float">
            <text:p>691.9023</text:p>
          </table:table-cell>
          <table:table-cell office:value-type="float" office:value="0" calcext:value-type="float">
            <text:p>0</text:p>
          </table:table-cell>
          <table:table-cell office:value-type="float" office:value="-0.5923828" calcext:value-type="float">
            <text:p>-0.592382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4" calcext:value-type="float">
            <text:p>28122004</text:p>
          </table:table-cell>
          <table:table-cell office:value-type="float" office:value="7.817132" calcext:value-type="float">
            <text:p>7.817132</text:p>
          </table:table-cell>
          <table:table-cell office:value-type="float" office:value="449.9981" calcext:value-type="float">
            <text:p>449.9981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639635" calcext:value-type="float">
            <text:p>0.05639635</text:p>
          </table:table-cell>
          <table:table-cell office:value-type="float" office:value="14.64286" calcext:value-type="float">
            <text:p>14.64286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110238" calcext:value-type="float">
            <text:p>0.04110238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90326" calcext:value-type="float">
            <text:p>18.90326</text:p>
          </table:table-cell>
          <table:table-cell office:value-type="float" office:value="-0.557414" calcext:value-type="float">
            <text:p>-0.557414</text:p>
          </table:table-cell>
          <table:table-cell office:value-type="float" office:value="-0.8054231" calcext:value-type="float">
            <text:p>-0.8054231</text:p>
          </table:table-cell>
          <table:table-cell office:value-type="float" office:value="0.00004569615" calcext:value-type="float">
            <text:p>4.569615E-05</text:p>
          </table:table-cell>
          <table:table-cell office:value-type="float" office:value="8.202031" calcext:value-type="float">
            <text:p>8.202031</text:p>
          </table:table-cell>
          <table:table-cell office:value-type="float" office:value="0.2725036" calcext:value-type="float">
            <text:p>0.2725036</text:p>
          </table:table-cell>
          <table:table-cell office:value-type="float" office:value="0.01645101" calcext:value-type="float">
            <text:p>0.01645101</text:p>
          </table:table-cell>
          <table:table-cell office:value-type="float" office:value="0.01544747" calcext:value-type="float">
            <text:p>0.01544747</text:p>
          </table:table-cell>
          <table:table-cell office:value-type="float" office:value="0.01777655" calcext:value-type="float">
            <text:p>0.01777655</text:p>
          </table:table-cell>
          <table:table-cell office:value-type="float" office:value="0.02186842" calcext:value-type="float">
            <text:p>0.02186842</text:p>
          </table:table-cell>
          <table:table-cell office:value-type="float" office:value="0.0206493" calcext:value-type="float">
            <text:p>0.0206493</text:p>
          </table:table-cell>
          <table:table-cell office:value-type="float" office:value="0.02720676" calcext:value-type="float">
            <text:p>0.02720676</text:p>
          </table:table-cell>
          <table:table-cell office:value-type="float" office:value="0.02130456" calcext:value-type="float">
            <text:p>0.02130456</text:p>
          </table:table-cell>
          <table:table-cell office:value-type="float" office:value="35.75538" calcext:value-type="float">
            <text:p>35.75538</text:p>
          </table:table-cell>
          <table:table-cell office:value-type="float" office:value="36.29148" calcext:value-type="float">
            <text:p>36.29148</text:p>
          </table:table-cell>
          <table:table-cell office:value-type="float" office:value="28.50231" calcext:value-type="float">
            <text:p>28.50231</text:p>
          </table:table-cell>
          <table:table-cell office:value-type="float" office:value="31.17849" calcext:value-type="float">
            <text:p>31.17849</text:p>
          </table:table-cell>
          <table:table-cell office:value-type="float" office:value="26.38262" calcext:value-type="float">
            <text:p>26.38262</text:p>
          </table:table-cell>
          <table:table-cell office:value-type="float" office:value="18.41308" calcext:value-type="float">
            <text:p>18.41308</text:p>
          </table:table-cell>
          <table:table-cell office:value-type="float" office:value="10.66269" calcext:value-type="float">
            <text:p>10.66269</text:p>
          </table:table-cell>
          <table:table-cell office:value-type="float" office:value="7.248856" calcext:value-type="float">
            <text:p>7.248856</text:p>
          </table:table-cell>
          <table:table-cell office:value-type="float" office:value="705.3054" calcext:value-type="float">
            <text:p>705.3054</text:p>
          </table:table-cell>
          <table:table-cell office:value-type="float" office:value="0" calcext:value-type="float">
            <text:p>0</text:p>
          </table:table-cell>
          <table:table-cell office:value-type="float" office:value="-0.5929394" calcext:value-type="float">
            <text:p>-0.592939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4" calcext:value-type="float">
            <text:p>29122004</text:p>
          </table:table-cell>
          <table:table-cell office:value-type="float" office:value="7.812481" calcext:value-type="float">
            <text:p>7.812481</text:p>
          </table:table-cell>
          <table:table-cell office:value-type="float" office:value="449.9956" calcext:value-type="float">
            <text:p>449.9956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62533" calcext:value-type="float">
            <text:p>0.0562533</text:p>
          </table:table-cell>
          <table:table-cell office:value-type="float" office:value="14.6471" calcext:value-type="float">
            <text:p>14.6471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117329" calcext:value-type="float">
            <text:p>0.04117329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90853" calcext:value-type="float">
            <text:p>18.90853</text:p>
          </table:table-cell>
          <table:table-cell office:value-type="float" office:value="-0.5580502" calcext:value-type="float">
            <text:p>-0.5580502</text:p>
          </table:table-cell>
          <table:table-cell office:value-type="float" office:value="-0.8055459" calcext:value-type="float">
            <text:p>-0.8055459</text:p>
          </table:table-cell>
          <table:table-cell office:value-type="float" office:value="0.00004569615" calcext:value-type="float">
            <text:p>4.569615E-05</text:p>
          </table:table-cell>
          <table:table-cell office:value-type="float" office:value="8.193666" calcext:value-type="float">
            <text:p>8.193666</text:p>
          </table:table-cell>
          <table:table-cell office:value-type="float" office:value="0.2609403" calcext:value-type="float">
            <text:p>0.2609403</text:p>
          </table:table-cell>
          <table:table-cell office:value-type="float" office:value="0.01645716" calcext:value-type="float">
            <text:p>0.01645716</text:p>
          </table:table-cell>
          <table:table-cell office:value-type="float" office:value="0.01562353" calcext:value-type="float">
            <text:p>0.01562353</text:p>
          </table:table-cell>
          <table:table-cell office:value-type="float" office:value="0.0176404" calcext:value-type="float">
            <text:p>0.0176404</text:p>
          </table:table-cell>
          <table:table-cell office:value-type="float" office:value="0.02181394" calcext:value-type="float">
            <text:p>0.02181394</text:p>
          </table:table-cell>
          <table:table-cell office:value-type="float" office:value="0.02058114" calcext:value-type="float">
            <text:p>0.02058114</text:p>
          </table:table-cell>
          <table:table-cell office:value-type="float" office:value="0.02723738" calcext:value-type="float">
            <text:p>0.02723738</text:p>
          </table:table-cell>
          <table:table-cell office:value-type="float" office:value="0.02131412" calcext:value-type="float">
            <text:p>0.02131412</text:p>
          </table:table-cell>
          <table:table-cell office:value-type="float" office:value="36.01299" calcext:value-type="float">
            <text:p>36.01299</text:p>
          </table:table-cell>
          <table:table-cell office:value-type="float" office:value="37.36884" calcext:value-type="float">
            <text:p>37.36884</text:p>
          </table:table-cell>
          <table:table-cell office:value-type="float" office:value="28.8746" calcext:value-type="float">
            <text:p>28.8746</text:p>
          </table:table-cell>
          <table:table-cell office:value-type="float" office:value="30.51489" calcext:value-type="float">
            <text:p>30.51489</text:p>
          </table:table-cell>
          <table:table-cell office:value-type="float" office:value="26.36553" calcext:value-type="float">
            <text:p>26.36553</text:p>
          </table:table-cell>
          <table:table-cell office:value-type="float" office:value="18.42467" calcext:value-type="float">
            <text:p>18.42467</text:p>
          </table:table-cell>
          <table:table-cell office:value-type="float" office:value="10.69572" calcext:value-type="float">
            <text:p>10.69572</text:p>
          </table:table-cell>
          <table:table-cell office:value-type="float" office:value="7.24456" calcext:value-type="float">
            <text:p>7.24456</text:p>
          </table:table-cell>
          <table:table-cell office:value-type="float" office:value="718.774" calcext:value-type="float">
            <text:p>718.774</text:p>
          </table:table-cell>
          <table:table-cell office:value-type="float" office:value="0" calcext:value-type="float">
            <text:p>0</text:p>
          </table:table-cell>
          <table:table-cell office:value-type="float" office:value="-0.5934369" calcext:value-type="float">
            <text:p>-0.593436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4" calcext:value-type="float">
            <text:p>30122004</text:p>
          </table:table-cell>
          <table:table-cell office:value-type="float" office:value="7.808006" calcext:value-type="float">
            <text:p>7.808006</text:p>
          </table:table-cell>
          <table:table-cell office:value-type="float" office:value="449.993" calcext:value-type="float">
            <text:p>449.993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550504" calcext:value-type="float">
            <text:p>0.05550504</text:p>
          </table:table-cell>
          <table:table-cell office:value-type="float" office:value="14.65156" calcext:value-type="float">
            <text:p>14.65156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124401" calcext:value-type="float">
            <text:p>0.04124401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91356" calcext:value-type="float">
            <text:p>18.91356</text:p>
          </table:table-cell>
          <table:table-cell office:value-type="float" office:value="-0.55861" calcext:value-type="float">
            <text:p>-0.55861</text:p>
          </table:table-cell>
          <table:table-cell office:value-type="float" office:value="-0.8056238" calcext:value-type="float">
            <text:p>-0.8056238</text:p>
          </table:table-cell>
          <table:table-cell office:value-type="float" office:value="0.00004569615" calcext:value-type="float">
            <text:p>4.569615E-05</text:p>
          </table:table-cell>
          <table:table-cell office:value-type="float" office:value="8.185468" calcext:value-type="float">
            <text:p>8.185468</text:p>
          </table:table-cell>
          <table:table-cell office:value-type="float" office:value="0.2012806" calcext:value-type="float">
            <text:p>0.2012806</text:p>
          </table:table-cell>
          <table:table-cell office:value-type="float" office:value="0.01569064" calcext:value-type="float">
            <text:p>0.01569064</text:p>
          </table:table-cell>
          <table:table-cell office:value-type="float" office:value="0.01557214" calcext:value-type="float">
            <text:p>0.01557214</text:p>
          </table:table-cell>
          <table:table-cell office:value-type="float" office:value="0.0175164" calcext:value-type="float">
            <text:p>0.0175164</text:p>
          </table:table-cell>
          <table:table-cell office:value-type="float" office:value="0.02175061" calcext:value-type="float">
            <text:p>0.02175061</text:p>
          </table:table-cell>
          <table:table-cell office:value-type="float" office:value="0.02051633" calcext:value-type="float">
            <text:p>0.02051633</text:p>
          </table:table-cell>
          <table:table-cell office:value-type="float" office:value="0.02726471" calcext:value-type="float">
            <text:p>0.02726471</text:p>
          </table:table-cell>
          <table:table-cell office:value-type="float" office:value="0.02132431" calcext:value-type="float">
            <text:p>0.02132431</text:p>
          </table:table-cell>
          <table:table-cell office:value-type="float" office:value="36.1386" calcext:value-type="float">
            <text:p>36.1386</text:p>
          </table:table-cell>
          <table:table-cell office:value-type="float" office:value="38.79046" calcext:value-type="float">
            <text:p>38.79046</text:p>
          </table:table-cell>
          <table:table-cell office:value-type="float" office:value="29.15845" calcext:value-type="float">
            <text:p>29.15845</text:p>
          </table:table-cell>
          <table:table-cell office:value-type="float" office:value="29.91877" calcext:value-type="float">
            <text:p>29.91877</text:p>
          </table:table-cell>
          <table:table-cell office:value-type="float" office:value="26.31205" calcext:value-type="float">
            <text:p>26.31205</text:p>
          </table:table-cell>
          <table:table-cell office:value-type="float" office:value="18.4243" calcext:value-type="float">
            <text:p>18.4243</text:p>
          </table:table-cell>
          <table:table-cell office:value-type="float" office:value="10.72764" calcext:value-type="float">
            <text:p>10.72764</text:p>
          </table:table-cell>
          <table:table-cell office:value-type="float" office:value="7.240361" calcext:value-type="float">
            <text:p>7.240361</text:p>
          </table:table-cell>
          <table:table-cell office:value-type="float" office:value="731.4061" calcext:value-type="float">
            <text:p>731.4061</text:p>
          </table:table-cell>
          <table:table-cell office:value-type="float" office:value="0" calcext:value-type="float">
            <text:p>0</text:p>
          </table:table-cell>
          <table:table-cell office:value-type="float" office:value="-0.5936633" calcext:value-type="float">
            <text:p>-0.593663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4" calcext:value-type="float">
            <text:p>31122004</text:p>
          </table:table-cell>
          <table:table-cell office:value-type="float" office:value="7.803598" calcext:value-type="float">
            <text:p>7.803598</text:p>
          </table:table-cell>
          <table:table-cell office:value-type="float" office:value="449.9904" calcext:value-type="float">
            <text:p>449.9904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05513744" calcext:value-type="float">
            <text:p>0.05513744</text:p>
          </table:table-cell>
          <table:table-cell office:value-type="float" office:value="14.65601" calcext:value-type="float">
            <text:p>14.65601</text:p>
          </table:table-cell>
          <table:table-cell office:value-type="float" office:value="0.005226837" calcext:value-type="float">
            <text:p>0.005226837</text:p>
          </table:table-cell>
          <table:table-cell office:value-type="float" office:value="0.04131451" calcext:value-type="float">
            <text:p>0.04131451</text:p>
          </table:table-cell>
          <table:table-cell office:value-type="float" office:value="0.09442423" calcext:value-type="float">
            <text:p>0.09442423</text:p>
          </table:table-cell>
          <table:table-cell office:value-type="float" office:value="18.91855" calcext:value-type="float">
            <text:p>18.91855</text:p>
          </table:table-cell>
          <table:table-cell office:value-type="float" office:value="-0.5590766" calcext:value-type="float">
            <text:p>-0.5590766</text:p>
          </table:table-cell>
          <table:table-cell office:value-type="float" office:value="-0.8056935" calcext:value-type="float">
            <text:p>-0.8056935</text:p>
          </table:table-cell>
          <table:table-cell office:value-type="float" office:value="0.00004569615" calcext:value-type="float">
            <text:p>4.569615E-05</text:p>
          </table:table-cell>
          <table:table-cell office:value-type="float" office:value="8.177309" calcext:value-type="float">
            <text:p>8.177309</text:p>
          </table:table-cell>
          <table:table-cell office:value-type="float" office:value="0.1697117" calcext:value-type="float">
            <text:p>0.1697117</text:p>
          </table:table-cell>
          <table:table-cell office:value-type="float" office:value="0.01501922" calcext:value-type="float">
            <text:p>0.01501922</text:p>
          </table:table-cell>
          <table:table-cell office:value-type="float" office:value="0.01533347" calcext:value-type="float">
            <text:p>0.01533347</text:p>
          </table:table-cell>
          <table:table-cell office:value-type="float" office:value="0.01741197" calcext:value-type="float">
            <text:p>0.01741197</text:p>
          </table:table-cell>
          <table:table-cell office:value-type="float" office:value="0.02167978" calcext:value-type="float">
            <text:p>0.02167978</text:p>
          </table:table-cell>
          <table:table-cell office:value-type="float" office:value="0.02045067" calcext:value-type="float">
            <text:p>0.02045067</text:p>
          </table:table-cell>
          <table:table-cell office:value-type="float" office:value="0.02728707" calcext:value-type="float">
            <text:p>0.02728707</text:p>
          </table:table-cell>
          <table:table-cell office:value-type="float" office:value="0.02133509" calcext:value-type="float">
            <text:p>0.02133509</text:p>
          </table:table-cell>
          <table:table-cell office:value-type="float" office:value="36.45596" calcext:value-type="float">
            <text:p>36.45596</text:p>
          </table:table-cell>
          <table:table-cell office:value-type="float" office:value="39.944" calcext:value-type="float">
            <text:p>39.944</text:p>
          </table:table-cell>
          <table:table-cell office:value-type="float" office:value="29.3782" calcext:value-type="float">
            <text:p>29.3782</text:p>
          </table:table-cell>
          <table:table-cell office:value-type="float" office:value="29.47924" calcext:value-type="float">
            <text:p>29.47924</text:p>
          </table:table-cell>
          <table:table-cell office:value-type="float" office:value="26.22505" calcext:value-type="float">
            <text:p>26.22505</text:p>
          </table:table-cell>
          <table:table-cell office:value-type="float" office:value="18.40364" calcext:value-type="float">
            <text:p>18.40364</text:p>
          </table:table-cell>
          <table:table-cell office:value-type="float" office:value="10.75636" calcext:value-type="float">
            <text:p>10.75636</text:p>
          </table:table-cell>
          <table:table-cell office:value-type="float" office:value="7.23624" calcext:value-type="float">
            <text:p>7.23624</text:p>
          </table:table-cell>
          <table:table-cell office:value-type="float" office:value="742.9938" calcext:value-type="float">
            <text:p>742.9938</text:p>
          </table:table-cell>
          <table:table-cell office:value-type="float" office:value="0" calcext:value-type="float">
            <text:p>0</text:p>
          </table:table-cell>
          <table:table-cell office:value-type="float" office:value="-0.5937548" calcext:value-type="float">
            <text:p>-0.59375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18:40.260356171</dc:date>
    <meta:editing-duration>PT9S</meta:editing-duration>
    <meta:editing-cycles>1</meta:editing-cycles>
    <meta:document-statistic meta:table-count="1" meta:cell-count="12845" meta:object-count="0"/>
    <meta:generator>LibreOffice/6.4.7.2$Linux_X86_64 LibreOffice_project/40$Build-2</meta:generator>
  </office:meta>
</office:document-meta>
</file>